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005465" calcext:value-type="float">
            <text:p>0.005465</text:p>
          </table:table-cell>
          <table:table-cell office:value-type="float" office:value="0.009223" calcext:value-type="float">
            <text:p>0.009223</text:p>
          </table:table-cell>
          <table:table-cell office:value-type="float" office:value="0.006095" calcext:value-type="float">
            <text:p>0.006095</text:p>
          </table:table-cell>
          <table:table-cell office:value-type="float" office:value="87.297619" calcext:value-type="float">
            <text:p>87.2976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5976" calcext:value-type="float">
            <text:p>-0.005976</text:p>
          </table:table-cell>
          <table:table-cell office:value-type="float" office:value="0.016989" calcext:value-type="float">
            <text:p>0.016989</text:p>
          </table:table-cell>
          <table:table-cell office:value-type="float" office:value="0.003095" calcext:value-type="float">
            <text:p>0.003095</text:p>
          </table:table-cell>
          <table:table-cell office:value-type="float" office:value="85.863095" calcext:value-type="float">
            <text:p>85.863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939" calcext:value-type="float">
            <text:p>0.020939</text:p>
          </table:table-cell>
          <table:table-cell office:value-type="float" office:value="0.016761" calcext:value-type="float">
            <text:p>0.016761</text:p>
          </table:table-cell>
          <table:table-cell office:value-type="float" office:value="-0.006913" calcext:value-type="float">
            <text:p>-0.006913</text:p>
          </table:table-cell>
          <table:table-cell office:value-type="float" office:value="80.826923" calcext:value-type="float">
            <text:p>80.82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12741" calcext:value-type="float">
            <text:p>0.012741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-0.014505" calcext:value-type="float">
            <text:p>-0.014505</text:p>
          </table:table-cell>
          <table:table-cell office:value-type="float" office:value="78.716667" calcext:value-type="float">
            <text:p>78.71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451" calcext:value-type="float">
            <text:p>0.002451</text:p>
          </table:table-cell>
          <table:table-cell office:value-type="float" office:value="0.002439" calcext:value-type="float">
            <text:p>0.002439</text:p>
          </table:table-cell>
          <table:table-cell office:value-type="float" office:value="-0.008143" calcext:value-type="float">
            <text:p>-0.008143</text:p>
          </table:table-cell>
          <table:table-cell office:value-type="float" office:value="74.522222" calcext:value-type="float">
            <text:p>74.522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9763" calcext:value-type="float">
            <text:p>-0.009763</text:p>
          </table:table-cell>
          <table:table-cell office:value-type="float" office:value="-0.008488" calcext:value-type="float">
            <text:p>-0.008488</text:p>
          </table:table-cell>
          <table:table-cell office:value-type="float" office:value="0.028435" calcext:value-type="float">
            <text:p>0.028435</text:p>
          </table:table-cell>
          <table:table-cell office:value-type="float" office:value="73.702381" calcext:value-type="float">
            <text:p>73.70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14877" calcext:value-type="float">
            <text:p>-0.014877</text:p>
          </table:table-cell>
          <table:table-cell office:value-type="float" office:value="0.013083" calcext:value-type="float">
            <text:p>0.013083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73.041667" calcext:value-type="float">
            <text:p>73.041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4266" calcext:value-type="float">
            <text:p>-0.004266</text:p>
          </table:table-cell>
          <table:table-cell office:value-type="float" office:value="0.004092" calcext:value-type="float">
            <text:p>0.004092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0615" calcext:value-type="float">
            <text:p>-0.000615</text:p>
          </table:table-cell>
          <table:table-cell office:value-type="float" office:value="-0.005879" calcext:value-type="float">
            <text:p>-0.005879</text:p>
          </table:table-cell>
          <table:table-cell office:value-type="float" office:value="-0.003211" calcext:value-type="float">
            <text:p>-0.003211</text:p>
          </table:table-cell>
          <table:table-cell office:value-type="float" office:value="72.515152" calcext:value-type="float">
            <text:p>72.515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2063" calcext:value-type="float">
            <text:p>0.002063</text:p>
          </table:table-cell>
          <table:table-cell office:value-type="float" office:value="0.017416" calcext:value-type="float">
            <text:p>0.017416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63.583333" calcext:value-type="float">
            <text:p>63.58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99665" calcext:value-type="float">
            <text:p>4.999665</text:p>
          </table:table-cell>
          <table:table-cell office:value-type="float" office:value="-0.004313" calcext:value-type="float">
            <text:p>-0.004313</text:p>
          </table:table-cell>
          <table:table-cell office:value-type="float" office:value="0.033161" calcext:value-type="float">
            <text:p>0.033161</text:p>
          </table:table-cell>
          <table:table-cell office:value-type="float" office:value="45.792783" calcext:value-type="float">
            <text:p>45.79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3398" calcext:value-type="float">
            <text:p>5.03398</text:p>
          </table:table-cell>
          <table:table-cell office:value-type="float" office:value="-0.009751" calcext:value-type="float">
            <text:p>-0.009751</text:p>
          </table:table-cell>
          <table:table-cell office:value-type="float" office:value="0.004594" calcext:value-type="float">
            <text:p>0.004594</text:p>
          </table:table-cell>
          <table:table-cell office:value-type="float" office:value="38.85119" calcext:value-type="float">
            <text:p>38.85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30527" calcext:value-type="float">
            <text:p>-5.030527</text:p>
          </table:table-cell>
          <table:table-cell office:value-type="float" office:value="-0.009987" calcext:value-type="float">
            <text:p>-0.009987</text:p>
          </table:table-cell>
          <table:table-cell office:value-type="float" office:value="-0.008233" calcext:value-type="float">
            <text:p>-0.008233</text:p>
          </table:table-cell>
          <table:table-cell office:value-type="float" office:value="38.524113" calcext:value-type="float">
            <text:p>38.524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456" calcext:value-type="float">
            <text:p>-4.994456</text:p>
          </table:table-cell>
          <table:table-cell office:value-type="float" office:value="-0.011195" calcext:value-type="float">
            <text:p>-0.011195</text:p>
          </table:table-cell>
          <table:table-cell office:value-type="float" office:value="-0.026857" calcext:value-type="float">
            <text:p>-0.026857</text:p>
          </table:table-cell>
          <table:table-cell office:value-type="float" office:value="38.122778" calcext:value-type="float">
            <text:p>38.12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35489" calcext:value-type="float">
            <text:p>-5.035489</text:p>
          </table:table-cell>
          <table:table-cell office:value-type="float" office:value="0.014159" calcext:value-type="float">
            <text:p>0.014159</text:p>
          </table:table-cell>
          <table:table-cell office:value-type="float" office:value="0.006856" calcext:value-type="float">
            <text:p>0.006856</text:p>
          </table:table-cell>
          <table:table-cell office:value-type="float" office:value="35.506177" calcext:value-type="float">
            <text:p>35.506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826" calcext:value-type="float">
            <text:p>5.003826</text:p>
          </table:table-cell>
          <table:table-cell office:value-type="float" office:value="-0.027768" calcext:value-type="float">
            <text:p>-0.027768</text:p>
          </table:table-cell>
          <table:table-cell office:value-type="float" office:value="-0.004609" calcext:value-type="float">
            <text:p>-0.004609</text:p>
          </table:table-cell>
          <table:table-cell office:value-type="float" office:value="34.933333" calcext:value-type="float">
            <text:p>34.9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787" calcext:value-type="float">
            <text:p>4.984787</text:p>
          </table:table-cell>
          <table:table-cell office:value-type="float" office:value="-0.011298" calcext:value-type="float">
            <text:p>-0.011298</text:p>
          </table:table-cell>
          <table:table-cell office:value-type="float" office:value="0.033554" calcext:value-type="float">
            <text:p>0.033554</text:p>
          </table:table-cell>
          <table:table-cell office:value-type="float" office:value="34.818254" calcext:value-type="float">
            <text:p>34.818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1564" calcext:value-type="float">
            <text:p>4.971564</text:p>
          </table:table-cell>
          <table:table-cell office:value-type="float" office:value="0.005293" calcext:value-type="float">
            <text:p>0.005293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33.625458" calcext:value-type="float">
            <text:p>33.625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464" calcext:value-type="float">
            <text:p>4.968464</text:p>
          </table:table-cell>
          <table:table-cell office:value-type="float" office:value="-0.012682" calcext:value-type="float">
            <text:p>-0.012682</text:p>
          </table:table-cell>
          <table:table-cell office:value-type="float" office:value="0.002454" calcext:value-type="float">
            <text:p>0.002454</text:p>
          </table:table-cell>
          <table:table-cell office:value-type="float" office:value="33.074786" calcext:value-type="float">
            <text:p>33.074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6" calcext:value-type="float">
            <text:p>5.0016</text:p>
          </table:table-cell>
          <table:table-cell office:value-type="float" office:value="-0.034127" calcext:value-type="float">
            <text:p>-0.034127</text:p>
          </table:table-cell>
          <table:table-cell office:value-type="float" office:value="-0.002925" calcext:value-type="float">
            <text:p>-0.002925</text:p>
          </table:table-cell>
          <table:table-cell office:value-type="float" office:value="31.880952" calcext:value-type="float">
            <text:p>31.88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526" calcext:value-type="float">
            <text:p>4.994526</text:p>
          </table:table-cell>
          <table:table-cell office:value-type="float" office:value="0.0257" calcext:value-type="float">
            <text:p>0.0257</text:p>
          </table:table-cell>
          <table:table-cell office:value-type="float" office:value="-0.003119" calcext:value-type="float">
            <text:p>-0.003119</text:p>
          </table:table-cell>
          <table:table-cell office:value-type="float" office:value="31.872534" calcext:value-type="float">
            <text:p>31.87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8922" calcext:value-type="float">
            <text:p>-5.018922</text:p>
          </table:table-cell>
          <table:table-cell office:value-type="float" office:value="-0.033113" calcext:value-type="float">
            <text:p>-0.033113</text:p>
          </table:table-cell>
          <table:table-cell office:value-type="float" office:value="-0.011295" calcext:value-type="float">
            <text:p>-0.011295</text:p>
          </table:table-cell>
          <table:table-cell office:value-type="float" office:value="31.569463" calcext:value-type="float">
            <text:p>31.569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033" calcext:value-type="float">
            <text:p>5.007033</text:p>
          </table:table-cell>
          <table:table-cell office:value-type="float" office:value="0.034862" calcext:value-type="float">
            <text:p>0.034862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31.423611" calcext:value-type="float">
            <text:p>31.423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563" calcext:value-type="float">
            <text:p>4.995563</text:p>
          </table:table-cell>
          <table:table-cell office:value-type="float" office:value="0.007168" calcext:value-type="float">
            <text:p>0.007168</text:p>
          </table:table-cell>
          <table:table-cell office:value-type="float" office:value="0.037025" calcext:value-type="float">
            <text:p>0.037025</text:p>
          </table:table-cell>
          <table:table-cell office:value-type="float" office:value="31.238095" calcext:value-type="float">
            <text:p>31.23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5137" calcext:value-type="float">
            <text:p>4.965137</text:p>
          </table:table-cell>
          <table:table-cell office:value-type="float" office:value="-0.004314" calcext:value-type="float">
            <text:p>-0.004314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30.845079" calcext:value-type="float">
            <text:p>30.845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39445" calcext:value-type="float">
            <text:p>5.039445</text:p>
          </table:table-cell>
          <table:table-cell office:value-type="float" office:value="-0.005201" calcext:value-type="float">
            <text:p>-0.005201</text:p>
          </table:table-cell>
          <table:table-cell office:value-type="float" office:value="-0.002761" calcext:value-type="float">
            <text:p>-0.002761</text:p>
          </table:table-cell>
          <table:table-cell office:value-type="float" office:value="30.219444" calcext:value-type="float">
            <text:p>30.219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3355" calcext:value-type="float">
            <text:p>-5.023355</text:p>
          </table:table-cell>
          <table:table-cell office:value-type="float" office:value="0.006578" calcext:value-type="float">
            <text:p>0.006578</text:p>
          </table:table-cell>
          <table:table-cell office:value-type="float" office:value="-0.011053" calcext:value-type="float">
            <text:p>-0.011053</text:p>
          </table:table-cell>
          <table:table-cell office:value-type="float" office:value="29.606277" calcext:value-type="float">
            <text:p>29.606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119" calcext:value-type="float">
            <text:p>4.992119</text:p>
          </table:table-cell>
          <table:table-cell office:value-type="float" office:value="0.028305" calcext:value-type="float">
            <text:p>0.028305</text:p>
          </table:table-cell>
          <table:table-cell office:value-type="float" office:value="-0.001875" calcext:value-type="float">
            <text:p>-0.001875</text:p>
          </table:table-cell>
          <table:table-cell office:value-type="float" office:value="29.424183" calcext:value-type="float">
            <text:p>29.424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595" calcext:value-type="float">
            <text:p>4.995595</text:p>
          </table:table-cell>
          <table:table-cell office:value-type="float" office:value="0.035493" calcext:value-type="float">
            <text:p>0.035493</text:p>
          </table:table-cell>
          <table:table-cell office:value-type="float" office:value="-0.002681" calcext:value-type="float">
            <text:p>-0.002681</text:p>
          </table:table-cell>
          <table:table-cell office:value-type="float" office:value="28.569444" calcext:value-type="float">
            <text:p>28.569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5884" calcext:value-type="float">
            <text:p>-5.025884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9449" calcext:value-type="float">
            <text:p>0.009449</text:p>
          </table:table-cell>
          <table:table-cell office:value-type="float" office:value="28.272454" calcext:value-type="float">
            <text:p>28.27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264" calcext:value-type="float">
            <text:p>-4.992264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025546" calcext:value-type="float">
            <text:p>0.025546</text:p>
          </table:table-cell>
          <table:table-cell office:value-type="float" office:value="27.693333" calcext:value-type="float">
            <text:p>27.69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0565" calcext:value-type="float">
            <text:p>-4.980565</text:p>
          </table:table-cell>
          <table:table-cell office:value-type="float" office:value="-0.033457" calcext:value-type="float">
            <text:p>-0.033457</text:p>
          </table:table-cell>
          <table:table-cell office:value-type="float" office:value="-0.00669" calcext:value-type="float">
            <text:p>-0.00669</text:p>
          </table:table-cell>
          <table:table-cell office:value-type="float" office:value="27.676286" calcext:value-type="float">
            <text:p>27.67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167" calcext:value-type="float">
            <text:p>-4.998167</text:p>
          </table:table-cell>
          <table:table-cell office:value-type="float" office:value="0.034469" calcext:value-type="float">
            <text:p>0.034469</text:p>
          </table:table-cell>
          <table:table-cell office:value-type="float" office:value="-0.009253" calcext:value-type="float">
            <text:p>-0.009253</text:p>
          </table:table-cell>
          <table:table-cell office:value-type="float" office:value="27.621463" calcext:value-type="float">
            <text:p>27.62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215" calcext:value-type="float">
            <text:p>5.006215</text:p>
          </table:table-cell>
          <table:table-cell office:value-type="float" office:value="0.007667" calcext:value-type="float">
            <text:p>0.007667</text:p>
          </table:table-cell>
          <table:table-cell office:value-type="float" office:value="-0.032748" calcext:value-type="float">
            <text:p>-0.032748</text:p>
          </table:table-cell>
          <table:table-cell office:value-type="float" office:value="26.594605" calcext:value-type="float">
            <text:p>26.594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0123" calcext:value-type="float">
            <text:p>-4.980123</text:p>
          </table:table-cell>
          <table:table-cell office:value-type="float" office:value="-0.011503" calcext:value-type="float">
            <text:p>-0.011503</text:p>
          </table:table-cell>
          <table:table-cell office:value-type="float" office:value="0.023039" calcext:value-type="float">
            <text:p>0.023039</text:p>
          </table:table-cell>
          <table:table-cell office:value-type="float" office:value="25.930447" calcext:value-type="float">
            <text:p>25.93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917" calcext:value-type="float">
            <text:p>-5.002917</text:p>
          </table:table-cell>
          <table:table-cell office:value-type="float" office:value="-0.025259" calcext:value-type="float">
            <text:p>-0.025259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25.805481" calcext:value-type="float">
            <text:p>25.805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223" calcext:value-type="float">
            <text:p>-5.003223</text:p>
          </table:table-cell>
          <table:table-cell office:value-type="float" office:value="0.003258" calcext:value-type="float">
            <text:p>0.003258</text:p>
          </table:table-cell>
          <table:table-cell office:value-type="float" office:value="-0.026437" calcext:value-type="float">
            <text:p>-0.026437</text:p>
          </table:table-cell>
          <table:table-cell office:value-type="float" office:value="25.521598" calcext:value-type="float">
            <text:p>25.52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247" calcext:value-type="float">
            <text:p>-4.995247</text:p>
          </table:table-cell>
          <table:table-cell office:value-type="float" office:value="-0.030868" calcext:value-type="float">
            <text:p>-0.030868</text:p>
          </table:table-cell>
          <table:table-cell office:value-type="float" office:value="-0.000313" calcext:value-type="float">
            <text:p>-0.000313</text:p>
          </table:table-cell>
          <table:table-cell office:value-type="float" office:value="25.468929" calcext:value-type="float">
            <text:p>25.468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705" calcext:value-type="float">
            <text:p>5.009705</text:p>
          </table:table-cell>
          <table:table-cell office:value-type="float" office:value="0.029627" calcext:value-type="float">
            <text:p>0.029627</text:p>
          </table:table-cell>
          <table:table-cell office:value-type="float" office:value="-0.009059" calcext:value-type="float">
            <text:p>-0.009059</text:p>
          </table:table-cell>
          <table:table-cell office:value-type="float" office:value="25.418326" calcext:value-type="float">
            <text:p>25.418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489" calcext:value-type="float">
            <text:p>5.000489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0.026491" calcext:value-type="float">
            <text:p>0.026491</text:p>
          </table:table-cell>
          <table:table-cell office:value-type="float" office:value="25.224379" calcext:value-type="float">
            <text:p>25.224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4115" calcext:value-type="float">
            <text:p>4.974115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24.455604" calcext:value-type="float">
            <text:p>24.455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9857" calcext:value-type="float">
            <text:p>4.969857</text:p>
          </table:table-cell>
          <table:table-cell office:value-type="float" office:value="0.012356" calcext:value-type="float">
            <text:p>0.012356</text:p>
          </table:table-cell>
          <table:table-cell office:value-type="float" office:value="-0.005079" calcext:value-type="float">
            <text:p>-0.005079</text:p>
          </table:table-cell>
          <table:table-cell office:value-type="float" office:value="24.397619" calcext:value-type="float">
            <text:p>24.397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9669" calcext:value-type="float">
            <text:p>-5.029669</text:p>
          </table:table-cell>
          <table:table-cell office:value-type="float" office:value="-0.00413" calcext:value-type="float">
            <text:p>-0.00413</text:p>
          </table:table-cell>
          <table:table-cell office:value-type="float" office:value="0.015762" calcext:value-type="float">
            <text:p>0.015762</text:p>
          </table:table-cell>
          <table:table-cell office:value-type="float" office:value="24.266239" calcext:value-type="float">
            <text:p>24.266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72" calcext:value-type="float">
            <text:p>-4.998272</text:p>
          </table:table-cell>
          <table:table-cell office:value-type="float" office:value="0.038543" calcext:value-type="float">
            <text:p>0.038543</text:p>
          </table:table-cell>
          <table:table-cell office:value-type="float" office:value="-0.003251" calcext:value-type="float">
            <text:p>-0.003251</text:p>
          </table:table-cell>
          <table:table-cell office:value-type="float" office:value="24.141667" calcext:value-type="float">
            <text:p>24.14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3241" calcext:value-type="float">
            <text:p>-4.973241</text:p>
          </table:table-cell>
          <table:table-cell office:value-type="float" office:value="-0.004455" calcext:value-type="float">
            <text:p>-0.004455</text:p>
          </table:table-cell>
          <table:table-cell office:value-type="float" office:value="-0.000378" calcext:value-type="float">
            <text:p>-0.000378</text:p>
          </table:table-cell>
          <table:table-cell office:value-type="float" office:value="24.07033" calcext:value-type="float">
            <text:p>24.07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5817" calcext:value-type="float">
            <text:p>4.975817</text:p>
          </table:table-cell>
          <table:table-cell office:value-type="float" office:value="-0.007855" calcext:value-type="float">
            <text:p>-0.007855</text:p>
          </table:table-cell>
          <table:table-cell office:value-type="float" office:value="-0.009998" calcext:value-type="float">
            <text:p>-0.009998</text:p>
          </table:table-cell>
          <table:table-cell office:value-type="float" office:value="23.727679" calcext:value-type="float">
            <text:p>23.727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672" calcext:value-type="float">
            <text:p>4.988672</text:p>
          </table:table-cell>
          <table:table-cell office:value-type="float" office:value="-0.002367" calcext:value-type="float">
            <text:p>-0.002367</text:p>
          </table:table-cell>
          <table:table-cell office:value-type="float" office:value="-0.026608" calcext:value-type="float">
            <text:p>-0.026608</text:p>
          </table:table-cell>
          <table:table-cell office:value-type="float" office:value="23.474026" calcext:value-type="float">
            <text:p>23.474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2288" calcext:value-type="float">
            <text:p>4.972288</text:p>
          </table:table-cell>
          <table:table-cell office:value-type="float" office:value="-0.005243" calcext:value-type="float">
            <text:p>-0.005243</text:p>
          </table:table-cell>
          <table:table-cell office:value-type="float" office:value="-0.008847" calcext:value-type="float">
            <text:p>-0.008847</text:p>
          </table:table-cell>
          <table:table-cell office:value-type="float" office:value="22.833333" calcext:value-type="float">
            <text:p>22.8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301" calcext:value-type="float">
            <text:p>-5.014301</text:p>
          </table:table-cell>
          <table:table-cell office:value-type="float" office:value="0.010614" calcext:value-type="float">
            <text:p>0.010614</text:p>
          </table:table-cell>
          <table:table-cell office:value-type="float" office:value="0.023116" calcext:value-type="float">
            <text:p>0.023116</text:p>
          </table:table-cell>
          <table:table-cell office:value-type="float" office:value="22.765624" calcext:value-type="float">
            <text:p>22.76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7006" calcext:value-type="float">
            <text:p>-4.977006</text:p>
          </table:table-cell>
          <table:table-cell office:value-type="float" office:value="-0.00822" calcext:value-type="float">
            <text:p>-0.00822</text:p>
          </table:table-cell>
          <table:table-cell office:value-type="float" office:value="0.008963" calcext:value-type="float">
            <text:p>0.008963</text:p>
          </table:table-cell>
          <table:table-cell office:value-type="float" office:value="22.089065" calcext:value-type="float">
            <text:p>22.089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038" calcext:value-type="float">
            <text:p>4.993038</text:p>
          </table:table-cell>
          <table:table-cell office:value-type="float" office:value="0.026191" calcext:value-type="float">
            <text:p>0.026191</text:p>
          </table:table-cell>
          <table:table-cell office:value-type="float" office:value="0.005292" calcext:value-type="float">
            <text:p>0.005292</text:p>
          </table:table-cell>
          <table:table-cell office:value-type="float" office:value="21.852564" calcext:value-type="float">
            <text:p>21.85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3005" calcext:value-type="float">
            <text:p>-4.973005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-0.012984" calcext:value-type="float">
            <text:p>-0.012984</text:p>
          </table:table-cell>
          <table:table-cell office:value-type="float" office:value="21.795604" calcext:value-type="float">
            <text:p>21.795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364" calcext:value-type="float">
            <text:p>5.007364</text:p>
          </table:table-cell>
          <table:table-cell office:value-type="float" office:value="-0.027551" calcext:value-type="float">
            <text:p>-0.027551</text:p>
          </table:table-cell>
          <table:table-cell office:value-type="float" office:value="-0.015362" calcext:value-type="float">
            <text:p>-0.015362</text:p>
          </table:table-cell>
          <table:table-cell office:value-type="float" office:value="21.739316" calcext:value-type="float">
            <text:p>21.739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732" calcext:value-type="float">
            <text:p>5.005732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25801" calcext:value-type="float">
            <text:p>0.025801</text:p>
          </table:table-cell>
          <table:table-cell office:value-type="float" office:value="21.737099" calcext:value-type="float">
            <text:p>21.737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8086" calcext:value-type="float">
            <text:p>-5.028086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013865" calcext:value-type="float">
            <text:p>0.013865</text:p>
          </table:table-cell>
          <table:table-cell office:value-type="float" office:value="21.553378" calcext:value-type="float">
            <text:p>21.553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196" calcext:value-type="float">
            <text:p>-5.010196</text:p>
          </table:table-cell>
          <table:table-cell office:value-type="float" office:value="-0.025061" calcext:value-type="float">
            <text:p>-0.025061</text:p>
          </table:table-cell>
          <table:table-cell office:value-type="float" office:value="0.005522" calcext:value-type="float">
            <text:p>0.005522</text:p>
          </table:table-cell>
          <table:table-cell office:value-type="float" office:value="20.622952" calcext:value-type="float">
            <text:p>20.62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459" calcext:value-type="float">
            <text:p>-4.992459</text:p>
          </table:table-cell>
          <table:table-cell office:value-type="float" office:value="-0.020132" calcext:value-type="float">
            <text:p>-0.020132</text:p>
          </table:table-cell>
          <table:table-cell office:value-type="float" office:value="0.024961" calcext:value-type="float">
            <text:p>0.024961</text:p>
          </table:table-cell>
          <table:table-cell office:value-type="float" office:value="20.532672" calcext:value-type="float">
            <text:p>20.53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716" calcext:value-type="float">
            <text:p>-5.004716</text:p>
          </table:table-cell>
          <table:table-cell office:value-type="float" office:value="-0.019446" calcext:value-type="float">
            <text:p>-0.019446</text:p>
          </table:table-cell>
          <table:table-cell office:value-type="float" office:value="0.019525" calcext:value-type="float">
            <text:p>0.019525</text:p>
          </table:table-cell>
          <table:table-cell office:value-type="float" office:value="20.476134" calcext:value-type="float">
            <text:p>20.476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7091" calcext:value-type="float">
            <text:p>4.967091</text:p>
          </table:table-cell>
          <table:table-cell office:value-type="float" office:value="-0.000739" calcext:value-type="float">
            <text:p>-0.000739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20.354772" calcext:value-type="float">
            <text:p>20.354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977" calcext:value-type="float">
            <text:p>-4.990977</text:p>
          </table:table-cell>
          <table:table-cell office:value-type="float" office:value="0.006455" calcext:value-type="float">
            <text:p>0.006455</text:p>
          </table:table-cell>
          <table:table-cell office:value-type="float" office:value="0.023989" calcext:value-type="float">
            <text:p>0.023989</text:p>
          </table:table-cell>
          <table:table-cell office:value-type="float" office:value="20.204351" calcext:value-type="float">
            <text:p>20.204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508" calcext:value-type="float">
            <text:p>-5.000508</text:p>
          </table:table-cell>
          <table:table-cell office:value-type="float" office:value="-0.031159" calcext:value-type="float">
            <text:p>-0.031159</text:p>
          </table:table-cell>
          <table:table-cell office:value-type="float" office:value="-0.008283" calcext:value-type="float">
            <text:p>-0.008283</text:p>
          </table:table-cell>
          <table:table-cell office:value-type="float" office:value="20.072833" calcext:value-type="float">
            <text:p>20.07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5424" calcext:value-type="float">
            <text:p>5.025424</text:p>
          </table:table-cell>
          <table:table-cell office:value-type="float" office:value="-0.007553" calcext:value-type="float">
            <text:p>-0.007553</text:p>
          </table:table-cell>
          <table:table-cell office:value-type="float" office:value="-0.01868" calcext:value-type="float">
            <text:p>-0.01868</text:p>
          </table:table-cell>
          <table:table-cell office:value-type="float" office:value="20.029095" calcext:value-type="float">
            <text:p>20.029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192" calcext:value-type="float">
            <text:p>-4.999192</text:p>
          </table:table-cell>
          <table:table-cell office:value-type="float" office:value="0.010808" calcext:value-type="float">
            <text:p>0.010808</text:p>
          </table:table-cell>
          <table:table-cell office:value-type="float" office:value="0.028509" calcext:value-type="float">
            <text:p>0.028509</text:p>
          </table:table-cell>
          <table:table-cell office:value-type="float" office:value="19.815037" calcext:value-type="float">
            <text:p>19.815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596" calcext:value-type="float">
            <text:p>-4.999596</text:p>
          </table:table-cell>
          <table:table-cell office:value-type="float" office:value="0.004078" calcext:value-type="float">
            <text:p>0.004078</text:p>
          </table:table-cell>
          <table:table-cell office:value-type="float" office:value="-0.025442" calcext:value-type="float">
            <text:p>-0.025442</text:p>
          </table:table-cell>
          <table:table-cell office:value-type="float" office:value="19.584028" calcext:value-type="float">
            <text:p>19.584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531" calcext:value-type="float">
            <text:p>4.999531</text:p>
          </table:table-cell>
          <table:table-cell office:value-type="float" office:value="0.022736" calcext:value-type="float">
            <text:p>0.022736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19.505556" calcext:value-type="float">
            <text:p>19.50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89" calcext:value-type="float">
            <text:p>-5.005989</text:p>
          </table:table-cell>
          <table:table-cell office:value-type="float" office:value="-0.008777" calcext:value-type="float">
            <text:p>-0.008777</text:p>
          </table:table-cell>
          <table:table-cell office:value-type="float" office:value="-0.031475" calcext:value-type="float">
            <text:p>-0.031475</text:p>
          </table:table-cell>
          <table:table-cell office:value-type="float" office:value="19.173794" calcext:value-type="float">
            <text:p>19.173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3052" calcext:value-type="float">
            <text:p>-4.983052</text:p>
          </table:table-cell>
          <table:table-cell office:value-type="float" office:value="0.002143" calcext:value-type="float">
            <text:p>0.002143</text:p>
          </table:table-cell>
          <table:table-cell office:value-type="float" office:value="-0.030097" calcext:value-type="float">
            <text:p>-0.030097</text:p>
          </table:table-cell>
          <table:table-cell office:value-type="float" office:value="18.993671" calcext:value-type="float">
            <text:p>18.993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6025" calcext:value-type="float">
            <text:p>4.976025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-0.006714" calcext:value-type="float">
            <text:p>-0.006714</text:p>
          </table:table-cell>
          <table:table-cell office:value-type="float" office:value="18.77963" calcext:value-type="float">
            <text:p>18.77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30596" calcext:value-type="float">
            <text:p>5.030596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18.736111" calcext:value-type="float">
            <text:p>18.736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177" calcext:value-type="float">
            <text:p>4.978177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2901" calcext:value-type="float">
            <text:p>0.002901</text:p>
          </table:table-cell>
          <table:table-cell office:value-type="float" office:value="18.65641" calcext:value-type="float">
            <text:p>18.6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837" calcext:value-type="float">
            <text:p>5.011837</text:p>
          </table:table-cell>
          <table:table-cell office:value-type="float" office:value="0.024724" calcext:value-type="float">
            <text:p>0.024724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18.495207" calcext:value-type="float">
            <text:p>18.495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5325" calcext:value-type="float">
            <text:p>-4.975325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18.441775" calcext:value-type="float">
            <text:p>18.44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444" calcext:value-type="float">
            <text:p>-4.998444</text:p>
          </table:table-cell>
          <table:table-cell office:value-type="float" office:value="-0.003836" calcext:value-type="float">
            <text:p>-0.003836</text:p>
          </table:table-cell>
          <table:table-cell office:value-type="float" office:value="0.021201" calcext:value-type="float">
            <text:p>0.021201</text:p>
          </table:table-cell>
          <table:table-cell office:value-type="float" office:value="18.328704" calcext:value-type="float">
            <text:p>18.328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5481" calcext:value-type="float">
            <text:p>5.025481</text:p>
          </table:table-cell>
          <table:table-cell office:value-type="float" office:value="-0.002658" calcext:value-type="float">
            <text:p>-0.002658</text:p>
          </table:table-cell>
          <table:table-cell office:value-type="float" office:value="-0.006816" calcext:value-type="float">
            <text:p>-0.006816</text:p>
          </table:table-cell>
          <table:table-cell office:value-type="float" office:value="18.088591" calcext:value-type="float">
            <text:p>18.088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269" calcext:value-type="float">
            <text:p>-5.015269</text:p>
          </table:table-cell>
          <table:table-cell office:value-type="float" office:value="0.02554" calcext:value-type="float">
            <text:p>0.02554</text:p>
          </table:table-cell>
          <table:table-cell office:value-type="float" office:value="-0.001343" calcext:value-type="float">
            <text:p>-0.001343</text:p>
          </table:table-cell>
          <table:table-cell office:value-type="float" office:value="17.825325" calcext:value-type="float">
            <text:p>17.825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779" calcext:value-type="float">
            <text:p>-5.007779</text:p>
          </table:table-cell>
          <table:table-cell office:value-type="float" office:value="-0.02212" calcext:value-type="float">
            <text:p>-0.02212</text:p>
          </table:table-cell>
          <table:table-cell office:value-type="float" office:value="0.011107" calcext:value-type="float">
            <text:p>0.011107</text:p>
          </table:table-cell>
          <table:table-cell office:value-type="float" office:value="17.763736" calcext:value-type="float">
            <text:p>17.763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166" calcext:value-type="float">
            <text:p>-5.007166</text:p>
          </table:table-cell>
          <table:table-cell office:value-type="float" office:value="0.019613" calcext:value-type="float">
            <text:p>0.019613</text:p>
          </table:table-cell>
          <table:table-cell office:value-type="float" office:value="0.001369" calcext:value-type="float">
            <text:p>0.001369</text:p>
          </table:table-cell>
          <table:table-cell office:value-type="float" office:value="17.692444" calcext:value-type="float">
            <text:p>17.69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003" calcext:value-type="float">
            <text:p>-5.003003</text:p>
          </table:table-cell>
          <table:table-cell office:value-type="float" office:value="-0.024277" calcext:value-type="float">
            <text:p>-0.024277</text:p>
          </table:table-cell>
          <table:table-cell office:value-type="float" office:value="-0.00835" calcext:value-type="float">
            <text:p>-0.00835</text:p>
          </table:table-cell>
          <table:table-cell office:value-type="float" office:value="17.508658" calcext:value-type="float">
            <text:p>17.508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721" calcext:value-type="float">
            <text:p>5.026721</text:p>
          </table:table-cell>
          <table:table-cell office:value-type="float" office:value="0.009663" calcext:value-type="float">
            <text:p>0.009663</text:p>
          </table:table-cell>
          <table:table-cell office:value-type="float" office:value="-0.011732" calcext:value-type="float">
            <text:p>-0.011732</text:p>
          </table:table-cell>
          <table:table-cell office:value-type="float" office:value="17.291379" calcext:value-type="float">
            <text:p>17.29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199" calcext:value-type="float">
            <text:p>-5.011199</text:p>
          </table:table-cell>
          <table:table-cell office:value-type="float" office:value="-0.030389" calcext:value-type="float">
            <text:p>-0.030389</text:p>
          </table:table-cell>
          <table:table-cell office:value-type="float" office:value="-0.008655" calcext:value-type="float">
            <text:p>-0.008655</text:p>
          </table:table-cell>
          <table:table-cell office:value-type="float" office:value="17.212759" calcext:value-type="float">
            <text:p>17.21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29" calcext:value-type="float">
            <text:p>5.00529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0.027033" calcext:value-type="float">
            <text:p>0.027033</text:p>
          </table:table-cell>
          <table:table-cell office:value-type="float" office:value="17.160684" calcext:value-type="float">
            <text:p>17.16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8448" calcext:value-type="float">
            <text:p>-4.978448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3575" calcext:value-type="float">
            <text:p>0.003575</text:p>
          </table:table-cell>
          <table:table-cell office:value-type="float" office:value="17.158421" calcext:value-type="float">
            <text:p>17.158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222" calcext:value-type="float">
            <text:p>4.993222</text:p>
          </table:table-cell>
          <table:table-cell office:value-type="float" office:value="0.02188" calcext:value-type="float">
            <text:p>0.02188</text:p>
          </table:table-cell>
          <table:table-cell office:value-type="float" office:value="0.004577" calcext:value-type="float">
            <text:p>0.004577</text:p>
          </table:table-cell>
          <table:table-cell office:value-type="float" office:value="16.940909" calcext:value-type="float">
            <text:p>16.940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2725" calcext:value-type="float">
            <text:p>-5.022725</text:p>
          </table:table-cell>
          <table:table-cell office:value-type="float" office:value="0.004788" calcext:value-type="float">
            <text:p>0.004788</text:p>
          </table:table-cell>
          <table:table-cell office:value-type="float" office:value="-0.006858" calcext:value-type="float">
            <text:p>-0.006858</text:p>
          </table:table-cell>
          <table:table-cell office:value-type="float" office:value="16.883851" calcext:value-type="float">
            <text:p>16.883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72" calcext:value-type="float">
            <text:p>5.01172</text:p>
          </table:table-cell>
          <table:table-cell office:value-type="float" office:value="0.025671" calcext:value-type="float">
            <text:p>0.025671</text:p>
          </table:table-cell>
          <table:table-cell office:value-type="float" office:value="-0.010034" calcext:value-type="float">
            <text:p>-0.010034</text:p>
          </table:table-cell>
          <table:table-cell office:value-type="float" office:value="16.837652" calcext:value-type="float">
            <text:p>16.837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0894" calcext:value-type="float">
            <text:p>-4.980894</text:p>
          </table:table-cell>
          <table:table-cell office:value-type="float" office:value="0.004021" calcext:value-type="float">
            <text:p>0.004021</text:p>
          </table:table-cell>
          <table:table-cell office:value-type="float" office:value="-0.002104" calcext:value-type="float">
            <text:p>-0.002104</text:p>
          </table:table-cell>
          <table:table-cell office:value-type="float" office:value="16.794686" calcext:value-type="float">
            <text:p>16.794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002" calcext:value-type="float">
            <text:p>4.98002</text:p>
          </table:table-cell>
          <table:table-cell office:value-type="float" office:value="-0.006729" calcext:value-type="float">
            <text:p>-0.006729</text:p>
          </table:table-cell>
          <table:table-cell office:value-type="float" office:value="0.020696" calcext:value-type="float">
            <text:p>0.020696</text:p>
          </table:table-cell>
          <table:table-cell office:value-type="float" office:value="16.61978" calcext:value-type="float">
            <text:p>16.6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3272" calcext:value-type="float">
            <text:p>-5.023272</text:p>
          </table:table-cell>
          <table:table-cell office:value-type="float" office:value="-0.000715" calcext:value-type="float">
            <text:p>-0.000715</text:p>
          </table:table-cell>
          <table:table-cell office:value-type="float" office:value="-0.001557" calcext:value-type="float">
            <text:p>-0.001557</text:p>
          </table:table-cell>
          <table:table-cell office:value-type="float" office:value="16.553308" calcext:value-type="float">
            <text:p>16.553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17" calcext:value-type="float">
            <text:p>5.02617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-0.003556" calcext:value-type="float">
            <text:p>-0.003556</text:p>
          </table:table-cell>
          <table:table-cell office:value-type="float" office:value="16.520325" calcext:value-type="float">
            <text:p>16.520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1167" calcext:value-type="float">
            <text:p>4.981167</text:p>
          </table:table-cell>
          <table:table-cell office:value-type="float" office:value="0.021518" calcext:value-type="float">
            <text:p>0.021518</text:p>
          </table:table-cell>
          <table:table-cell office:value-type="float" office:value="-0.017853" calcext:value-type="float">
            <text:p>-0.017853</text:p>
          </table:table-cell>
          <table:table-cell office:value-type="float" office:value="16.49116" calcext:value-type="float">
            <text:p>16.49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733" calcext:value-type="float">
            <text:p>-5.008733</text:p>
          </table:table-cell>
          <table:table-cell office:value-type="float" office:value="0.002375" calcext:value-type="float">
            <text:p>0.002375</text:p>
          </table:table-cell>
          <table:table-cell office:value-type="float" office:value="-0.022954" calcext:value-type="float">
            <text:p>-0.022954</text:p>
          </table:table-cell>
          <table:table-cell office:value-type="float" office:value="16.457341" calcext:value-type="float">
            <text:p>16.457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986" calcext:value-type="float">
            <text:p>5.003986</text:p>
          </table:table-cell>
          <table:table-cell office:value-type="float" office:value="0.007768" calcext:value-type="float">
            <text:p>0.007768</text:p>
          </table:table-cell>
          <table:table-cell office:value-type="float" office:value="0.026678" calcext:value-type="float">
            <text:p>0.026678</text:p>
          </table:table-cell>
          <table:table-cell office:value-type="float" office:value="16.393717" calcext:value-type="float">
            <text:p>16.393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808" calcext:value-type="float">
            <text:p>5.001808</text:p>
          </table:table-cell>
          <table:table-cell office:value-type="float" office:value="-0.023318" calcext:value-type="float">
            <text:p>-0.023318</text:p>
          </table:table-cell>
          <table:table-cell office:value-type="float" office:value="0.016814" calcext:value-type="float">
            <text:p>0.016814</text:p>
          </table:table-cell>
          <table:table-cell office:value-type="float" office:value="16.293464" calcext:value-type="float">
            <text:p>16.29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134" calcext:value-type="float">
            <text:p>-5.004134</text:p>
          </table:table-cell>
          <table:table-cell office:value-type="float" office:value="0.019881" calcext:value-type="float">
            <text:p>0.019881</text:p>
          </table:table-cell>
          <table:table-cell office:value-type="float" office:value="-0.010409" calcext:value-type="float">
            <text:p>-0.010409</text:p>
          </table:table-cell>
          <table:table-cell office:value-type="float" office:value="16.004336" calcext:value-type="float">
            <text:p>16.004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847" calcext:value-type="float">
            <text:p>4.997847</text:p>
          </table:table-cell>
          <table:table-cell office:value-type="float" office:value="-0.024421" calcext:value-type="float">
            <text:p>-0.024421</text:p>
          </table:table-cell>
          <table:table-cell office:value-type="float" office:value="-0.014095" calcext:value-type="float">
            <text:p>-0.014095</text:p>
          </table:table-cell>
          <table:table-cell office:value-type="float" office:value="15.996731" calcext:value-type="float">
            <text:p>15.996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2696" calcext:value-type="float">
            <text:p>4.972696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-0.013971" calcext:value-type="float">
            <text:p>-0.013971</text:p>
          </table:table-cell>
          <table:table-cell office:value-type="float" office:value="15.931061" calcext:value-type="float">
            <text:p>15.93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277" calcext:value-type="float">
            <text:p>-4.986277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4602" calcext:value-type="float">
            <text:p>0.004602</text:p>
          </table:table-cell>
          <table:table-cell office:value-type="float" office:value="15.916716" calcext:value-type="float">
            <text:p>15.916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7199" calcext:value-type="float">
            <text:p>-4.977199</text:p>
          </table:table-cell>
          <table:table-cell office:value-type="float" office:value="0.018829" calcext:value-type="float">
            <text:p>0.01882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15.783382" calcext:value-type="float">
            <text:p>15.783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264" calcext:value-type="float">
            <text:p>-5.014264</text:p>
          </table:table-cell>
          <table:table-cell office:value-type="float" office:value="0.022382" calcext:value-type="float">
            <text:p>0.022382</text:p>
          </table:table-cell>
          <table:table-cell office:value-type="float" office:value="-0.026117" calcext:value-type="float">
            <text:p>-0.026117</text:p>
          </table:table-cell>
          <table:table-cell office:value-type="float" office:value="15.770284" calcext:value-type="float">
            <text:p>15.770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274" calcext:value-type="float">
            <text:p>-4.994274</text:p>
          </table:table-cell>
          <table:table-cell office:value-type="float" office:value="-0.020918" calcext:value-type="float">
            <text:p>-0.020918</text:p>
          </table:table-cell>
          <table:table-cell office:value-type="float" office:value="-0.006794" calcext:value-type="float">
            <text:p>-0.006794</text:p>
          </table:table-cell>
          <table:table-cell office:value-type="float" office:value="15.729167" calcext:value-type="float">
            <text:p>15.729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953" calcext:value-type="float">
            <text:p>4.998953</text:p>
          </table:table-cell>
          <table:table-cell office:value-type="float" office:value="0.022062" calcext:value-type="float">
            <text:p>0.022062</text:p>
          </table:table-cell>
          <table:table-cell office:value-type="float" office:value="0.004961" calcext:value-type="float">
            <text:p>0.004961</text:p>
          </table:table-cell>
          <table:table-cell office:value-type="float" office:value="15.337302" calcext:value-type="float">
            <text:p>15.337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2046" calcext:value-type="float">
            <text:p>5.02204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-0.005507" calcext:value-type="float">
            <text:p>-0.005507</text:p>
          </table:table-cell>
          <table:table-cell office:value-type="float" office:value="15.208507" calcext:value-type="float">
            <text:p>15.208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297" calcext:value-type="float">
            <text:p>4.999297</text:p>
          </table:table-cell>
          <table:table-cell office:value-type="float" office:value="0.005823" calcext:value-type="float">
            <text:p>0.005823</text:p>
          </table:table-cell>
          <table:table-cell office:value-type="float" office:value="-0.02694" calcext:value-type="float">
            <text:p>-0.02694</text:p>
          </table:table-cell>
          <table:table-cell office:value-type="float" office:value="15.166395" calcext:value-type="float">
            <text:p>15.166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2696" calcext:value-type="float">
            <text:p>5.022696</text:p>
          </table:table-cell>
          <table:table-cell office:value-type="float" office:value="-0.006507" calcext:value-type="float">
            <text:p>-0.006507</text:p>
          </table:table-cell>
          <table:table-cell office:value-type="float" office:value="0.005998" calcext:value-type="float">
            <text:p>0.005998</text:p>
          </table:table-cell>
          <table:table-cell office:value-type="float" office:value="15.113828" calcext:value-type="float">
            <text:p>15.113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42" calcext:value-type="float">
            <text:p>-5.00942</text:p>
          </table:table-cell>
          <table:table-cell office:value-type="float" office:value="-0.020552" calcext:value-type="float">
            <text:p>-0.020552</text:p>
          </table:table-cell>
          <table:table-cell office:value-type="float" office:value="-0.000279" calcext:value-type="float">
            <text:p>-0.000279</text:p>
          </table:table-cell>
          <table:table-cell office:value-type="float" office:value="15.083482" calcext:value-type="float">
            <text:p>15.083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864" calcext:value-type="float">
            <text:p>-4.988864</text:p>
          </table:table-cell>
          <table:table-cell office:value-type="float" office:value="0.025606" calcext:value-type="float">
            <text:p>0.025606</text:p>
          </table:table-cell>
          <table:table-cell office:value-type="float" office:value="-0.006981" calcext:value-type="float">
            <text:p>-0.006981</text:p>
          </table:table-cell>
          <table:table-cell office:value-type="float" office:value="15.076204" calcext:value-type="float">
            <text:p>15.076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924" calcext:value-type="float">
            <text:p>4.990924</text:p>
          </table:table-cell>
          <table:table-cell office:value-type="float" office:value="-0.013932" calcext:value-type="float">
            <text:p>-0.013932</text:p>
          </table:table-cell>
          <table:table-cell office:value-type="float" office:value="-0.02953" calcext:value-type="float">
            <text:p>-0.02953</text:p>
          </table:table-cell>
          <table:table-cell office:value-type="float" office:value="15.062867" calcext:value-type="float">
            <text:p>15.06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0213" calcext:value-type="float">
            <text:p>4.980213</text:p>
          </table:table-cell>
          <table:table-cell office:value-type="float" office:value="0.004277" calcext:value-type="float">
            <text:p>0.004277</text:p>
          </table:table-cell>
          <table:table-cell office:value-type="float" office:value="-0.008063" calcext:value-type="float">
            <text:p>-0.008063</text:p>
          </table:table-cell>
          <table:table-cell office:value-type="float" office:value="15.02791" calcext:value-type="float">
            <text:p>15.0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4481" calcext:value-type="float">
            <text:p>-4.984481</text:p>
          </table:table-cell>
          <table:table-cell office:value-type="float" office:value="0.026118" calcext:value-type="float">
            <text:p>0.026118</text:p>
          </table:table-cell>
          <table:table-cell office:value-type="float" office:value="0.004979" calcext:value-type="float">
            <text:p>0.004979</text:p>
          </table:table-cell>
          <table:table-cell office:value-type="float" office:value="15.010045" calcext:value-type="float">
            <text:p>15.010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7206" calcext:value-type="float">
            <text:p>-4.977206</text:p>
          </table:table-cell>
          <table:table-cell office:value-type="float" office:value="0.001934" calcext:value-type="float">
            <text:p>0.001934</text:p>
          </table:table-cell>
          <table:table-cell office:value-type="float" office:value="0.015072" calcext:value-type="float">
            <text:p>0.015072</text:p>
          </table:table-cell>
          <table:table-cell office:value-type="float" office:value="14.877324" calcext:value-type="float">
            <text:p>14.877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935" calcext:value-type="float">
            <text:p>-5.011935</text:p>
          </table:table-cell>
          <table:table-cell office:value-type="float" office:value="-0.001323" calcext:value-type="float">
            <text:p>-0.001323</text:p>
          </table:table-cell>
          <table:table-cell office:value-type="float" office:value="-0.020473" calcext:value-type="float">
            <text:p>-0.020473</text:p>
          </table:table-cell>
          <table:table-cell office:value-type="float" office:value="14.858951" calcext:value-type="float">
            <text:p>14.858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412" calcext:value-type="float">
            <text:p>-5.002412</text:p>
          </table:table-cell>
          <table:table-cell office:value-type="float" office:value="0.002516" calcext:value-type="float">
            <text:p>0.002516</text:p>
          </table:table-cell>
          <table:table-cell office:value-type="float" office:value="-0.022536" calcext:value-type="float">
            <text:p>-0.022536</text:p>
          </table:table-cell>
          <table:table-cell office:value-type="float" office:value="14.847436" calcext:value-type="float">
            <text:p>14.84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33658" calcext:value-type="float">
            <text:p>5.033658</text:p>
          </table:table-cell>
          <table:table-cell office:value-type="float" office:value="-0.007524" calcext:value-type="float">
            <text:p>-0.007524</text:p>
          </table:table-cell>
          <table:table-cell office:value-type="float" office:value="0.002031" calcext:value-type="float">
            <text:p>0.002031</text:p>
          </table:table-cell>
          <table:table-cell office:value-type="float" office:value="14.840731" calcext:value-type="float">
            <text:p>14.840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57" calcext:value-type="float">
            <text:p>-5.00357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-0.022051" calcext:value-type="float">
            <text:p>-0.022051</text:p>
          </table:table-cell>
          <table:table-cell office:value-type="float" office:value="14.818452" calcext:value-type="float">
            <text:p>14.818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9055" calcext:value-type="float">
            <text:p>5.029055</text:p>
          </table:table-cell>
          <table:table-cell office:value-type="float" office:value="-0.005915" calcext:value-type="float">
            <text:p>-0.005915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14.76465" calcext:value-type="float">
            <text:p>14.76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124" calcext:value-type="float">
            <text:p>4.997124</text:p>
          </table:table-cell>
          <table:table-cell office:value-type="float" office:value="0.016349" calcext:value-type="float">
            <text:p>0.016349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14.570297" calcext:value-type="float">
            <text:p>14.570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938" calcext:value-type="float">
            <text:p>4.993938</text:p>
          </table:table-cell>
          <table:table-cell office:value-type="float" office:value="-0.001403" calcext:value-type="float">
            <text:p>-0.001403</text:p>
          </table:table-cell>
          <table:table-cell office:value-type="float" office:value="0.027849" calcext:value-type="float">
            <text:p>0.027849</text:p>
          </table:table-cell>
          <table:table-cell office:value-type="float" office:value="14.49362" calcext:value-type="float">
            <text:p>14.49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903" calcext:value-type="float">
            <text:p>-5.003903</text:p>
          </table:table-cell>
          <table:table-cell office:value-type="float" office:value="-0.011835" calcext:value-type="float">
            <text:p>-0.011835</text:p>
          </table:table-cell>
          <table:table-cell office:value-type="float" office:value="0.021749" calcext:value-type="float">
            <text:p>0.021749</text:p>
          </table:table-cell>
          <table:table-cell office:value-type="float" office:value="14.401709" calcext:value-type="float">
            <text:p>14.40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487" calcext:value-type="float">
            <text:p>-4.97487</text:p>
          </table:table-cell>
          <table:table-cell office:value-type="float" office:value="0.010979" calcext:value-type="float">
            <text:p>0.010979</text:p>
          </table:table-cell>
          <table:table-cell office:value-type="float" office:value="0.017631" calcext:value-type="float">
            <text:p>0.017631</text:p>
          </table:table-cell>
          <table:table-cell office:value-type="float" office:value="14.316896" calcext:value-type="float">
            <text:p>14.316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279" calcext:value-type="float">
            <text:p>-5.006279</text:p>
          </table:table-cell>
          <table:table-cell office:value-type="float" office:value="-0.023372" calcext:value-type="float">
            <text:p>-0.023372</text:p>
          </table:table-cell>
          <table:table-cell office:value-type="float" office:value="0.008779" calcext:value-type="float">
            <text:p>0.008779</text:p>
          </table:table-cell>
          <table:table-cell office:value-type="float" office:value="14.16326" calcext:value-type="float">
            <text:p>14.16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626" calcext:value-type="float">
            <text:p>5.010626</text:p>
          </table:table-cell>
          <table:table-cell office:value-type="float" office:value="0.006765" calcext:value-type="float">
            <text:p>0.006765</text:p>
          </table:table-cell>
          <table:table-cell office:value-type="float" office:value="-0.01383" calcext:value-type="float">
            <text:p>-0.01383</text:p>
          </table:table-cell>
          <table:table-cell office:value-type="float" office:value="14.14849" calcext:value-type="float">
            <text:p>14.14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545" calcext:value-type="float">
            <text:p>-4.991545</text:p>
          </table:table-cell>
          <table:table-cell office:value-type="float" office:value="-0.021731" calcext:value-type="float">
            <text:p>-0.021731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14.138844" calcext:value-type="float">
            <text:p>14.138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732" calcext:value-type="float">
            <text:p>4.998732</text:p>
          </table:table-cell>
          <table:table-cell office:value-type="float" office:value="-0.000443" calcext:value-type="float">
            <text:p>-0.000443</text:p>
          </table:table-cell>
          <table:table-cell office:value-type="float" office:value="0.022233" calcext:value-type="float">
            <text:p>0.022233</text:p>
          </table:table-cell>
          <table:table-cell office:value-type="float" office:value="14.064167" calcext:value-type="float">
            <text:p>14.06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146" calcext:value-type="float">
            <text:p>-5.001146</text:p>
          </table:table-cell>
          <table:table-cell office:value-type="float" office:value="0.026345" calcext:value-type="float">
            <text:p>0.026345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14.013577" calcext:value-type="float">
            <text:p>14.013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014" calcext:value-type="float">
            <text:p>4.991014</text:p>
          </table:table-cell>
          <table:table-cell office:value-type="float" office:value="0.023203" calcext:value-type="float">
            <text:p>0.023203</text:p>
          </table:table-cell>
          <table:table-cell office:value-type="float" office:value="0.002019" calcext:value-type="float">
            <text:p>0.002019</text:p>
          </table:table-cell>
          <table:table-cell office:value-type="float" office:value="13.947817" calcext:value-type="float">
            <text:p>13.947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7111" calcext:value-type="float">
            <text:p>5.017111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-0.02223" calcext:value-type="float">
            <text:p>-0.02223</text:p>
          </table:table-cell>
          <table:table-cell office:value-type="float" office:value="13.870574" calcext:value-type="float">
            <text:p>13.87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9109" calcext:value-type="float">
            <text:p>4.979109</text:p>
          </table:table-cell>
          <table:table-cell office:value-type="float" office:value="-0.000015" calcext:value-type="float">
            <text:p>-1.5E-05</text:p>
          </table:table-cell>
          <table:table-cell office:value-type="float" office:value="-0.00513" calcext:value-type="float">
            <text:p>-0.00513</text:p>
          </table:table-cell>
          <table:table-cell office:value-type="float" office:value="13.822909" calcext:value-type="float">
            <text:p>13.82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251" calcext:value-type="float">
            <text:p>-5.009251</text:p>
          </table:table-cell>
          <table:table-cell office:value-type="float" office:value="-0.005479" calcext:value-type="float">
            <text:p>-0.005479</text:p>
          </table:table-cell>
          <table:table-cell office:value-type="float" office:value="0.022159" calcext:value-type="float">
            <text:p>0.022159</text:p>
          </table:table-cell>
          <table:table-cell office:value-type="float" office:value="13.792965" calcext:value-type="float">
            <text:p>13.79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21" calcext:value-type="float">
            <text:p>4.997021</text:p>
          </table:table-cell>
          <table:table-cell office:value-type="float" office:value="0.019168" calcext:value-type="float">
            <text:p>0.019168</text:p>
          </table:table-cell>
          <table:table-cell office:value-type="float" office:value="0.016067" calcext:value-type="float">
            <text:p>0.016067</text:p>
          </table:table-cell>
          <table:table-cell office:value-type="float" office:value="13.734376" calcext:value-type="float">
            <text:p>13.734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0973" calcext:value-type="float">
            <text:p>-5.020973</text:p>
          </table:table-cell>
          <table:table-cell office:value-type="float" office:value="0.006367" calcext:value-type="float">
            <text:p>0.006367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13.716117" calcext:value-type="float">
            <text:p>13.716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477" calcext:value-type="float">
            <text:p>4.992477</text:p>
          </table:table-cell>
          <table:table-cell office:value-type="float" office:value="0.021971" calcext:value-type="float">
            <text:p>0.021971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13.463982" calcext:value-type="float">
            <text:p>13.463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21" calcext:value-type="float">
            <text:p>-5.00321</text:p>
          </table:table-cell>
          <table:table-cell office:value-type="float" office:value="-0.019018" calcext:value-type="float">
            <text:p>-0.019018</text:p>
          </table:table-cell>
          <table:table-cell office:value-type="float" office:value="0.010193" calcext:value-type="float">
            <text:p>0.010193</text:p>
          </table:table-cell>
          <table:table-cell office:value-type="float" office:value="13.456061" calcext:value-type="float">
            <text:p>13.456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81" calcext:value-type="float">
            <text:p>-4.99881</text:p>
          </table:table-cell>
          <table:table-cell office:value-type="float" office:value="0.015207" calcext:value-type="float">
            <text:p>0.015207</text:p>
          </table:table-cell>
          <table:table-cell office:value-type="float" office:value="0.023594" calcext:value-type="float">
            <text:p>0.023594</text:p>
          </table:table-cell>
          <table:table-cell office:value-type="float" office:value="13.439631" calcext:value-type="float">
            <text:p>13.439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864" calcext:value-type="float">
            <text:p>-5.003864</text:p>
          </table:table-cell>
          <table:table-cell office:value-type="float" office:value="-0.000132" calcext:value-type="float">
            <text:p>-0.000132</text:p>
          </table:table-cell>
          <table:table-cell office:value-type="float" office:value="0.021611" calcext:value-type="float">
            <text:p>0.021611</text:p>
          </table:table-cell>
          <table:table-cell office:value-type="float" office:value="13.433444" calcext:value-type="float">
            <text:p>13.433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116" calcext:value-type="float">
            <text:p>-5.010116</text:p>
          </table:table-cell>
          <table:table-cell office:value-type="float" office:value="0.025378" calcext:value-type="float">
            <text:p>0.025378</text:p>
          </table:table-cell>
          <table:table-cell office:value-type="float" office:value="0.005849" calcext:value-type="float">
            <text:p>0.005849</text:p>
          </table:table-cell>
          <table:table-cell office:value-type="float" office:value="13.416026" calcext:value-type="float">
            <text:p>13.416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9082" calcext:value-type="float">
            <text:p>4.969082</text:p>
          </table:table-cell>
          <table:table-cell office:value-type="float" office:value="0.005478" calcext:value-type="float">
            <text:p>0.005478</text:p>
          </table:table-cell>
          <table:table-cell office:value-type="float" office:value="0.003688" calcext:value-type="float">
            <text:p>0.003688</text:p>
          </table:table-cell>
          <table:table-cell office:value-type="float" office:value="13.155794" calcext:value-type="float">
            <text:p>13.155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127" calcext:value-type="float">
            <text:p>5.003127</text:p>
          </table:table-cell>
          <table:table-cell office:value-type="float" office:value="0.019026" calcext:value-type="float">
            <text:p>0.019026</text:p>
          </table:table-cell>
          <table:table-cell office:value-type="float" office:value="0.024096" calcext:value-type="float">
            <text:p>0.024096</text:p>
          </table:table-cell>
          <table:table-cell office:value-type="float" office:value="13.026153" calcext:value-type="float">
            <text:p>13.026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028" calcext:value-type="float">
            <text:p>4.996028</text:p>
          </table:table-cell>
          <table:table-cell office:value-type="float" office:value="0.018893" calcext:value-type="float">
            <text:p>0.018893</text:p>
          </table:table-cell>
          <table:table-cell office:value-type="float" office:value="-0.000354" calcext:value-type="float">
            <text:p>-0.000354</text:p>
          </table:table-cell>
          <table:table-cell office:value-type="float" office:value="12.989943" calcext:value-type="float">
            <text:p>12.989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789" calcext:value-type="float">
            <text:p>-5.009789</text:p>
          </table:table-cell>
          <table:table-cell office:value-type="float" office:value="-0.024668" calcext:value-type="float">
            <text:p>-0.024668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12.982398" calcext:value-type="float">
            <text:p>12.98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13" calcext:value-type="float">
            <text:p>5.001313</text:p>
          </table:table-cell>
          <table:table-cell office:value-type="float" office:value="-0.023919" calcext:value-type="float">
            <text:p>-0.023919</text:p>
          </table:table-cell>
          <table:table-cell office:value-type="float" office:value="0.009858" calcext:value-type="float">
            <text:p>0.009858</text:p>
          </table:table-cell>
          <table:table-cell office:value-type="float" office:value="12.848352" calcext:value-type="float">
            <text:p>12.848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359" calcext:value-type="float">
            <text:p>-5.015359</text:p>
          </table:table-cell>
          <table:table-cell office:value-type="float" office:value="-0.006644" calcext:value-type="float">
            <text:p>-0.006644</text:p>
          </table:table-cell>
          <table:table-cell office:value-type="float" office:value="-0.024339" calcext:value-type="float">
            <text:p>-0.024339</text:p>
          </table:table-cell>
          <table:table-cell office:value-type="float" office:value="12.802186" calcext:value-type="float">
            <text:p>12.80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579" calcext:value-type="float">
            <text:p>-4.996579</text:p>
          </table:table-cell>
          <table:table-cell office:value-type="float" office:value="-0.004929" calcext:value-type="float">
            <text:p>-0.004929</text:p>
          </table:table-cell>
          <table:table-cell office:value-type="float" office:value="-0.02699" calcext:value-type="float">
            <text:p>-0.02699</text:p>
          </table:table-cell>
          <table:table-cell office:value-type="float" office:value="12.745576" calcext:value-type="float">
            <text:p>12.745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0393" calcext:value-type="float">
            <text:p>-4.980393</text:p>
          </table:table-cell>
          <table:table-cell office:value-type="float" office:value="0.020855" calcext:value-type="float">
            <text:p>0.020855</text:p>
          </table:table-cell>
          <table:table-cell office:value-type="float" office:value="-0.011934" calcext:value-type="float">
            <text:p>-0.011934</text:p>
          </table:table-cell>
          <table:table-cell office:value-type="float" office:value="12.657989" calcext:value-type="float">
            <text:p>12.657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373" calcext:value-type="float">
            <text:p>4.999373</text:p>
          </table:table-cell>
          <table:table-cell office:value-type="float" office:value="-0.009336" calcext:value-type="float">
            <text:p>-0.009336</text:p>
          </table:table-cell>
          <table:table-cell office:value-type="float" office:value="0.024795" calcext:value-type="float">
            <text:p>0.024795</text:p>
          </table:table-cell>
          <table:table-cell office:value-type="float" office:value="12.656698" calcext:value-type="float">
            <text:p>12.656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1623" calcext:value-type="float">
            <text:p>-5.021623</text:p>
          </table:table-cell>
          <table:table-cell office:value-type="float" office:value="0.008061" calcext:value-type="float">
            <text:p>0.008061</text:p>
          </table:table-cell>
          <table:table-cell office:value-type="float" office:value="0.003098" calcext:value-type="float">
            <text:p>0.003098</text:p>
          </table:table-cell>
          <table:table-cell office:value-type="float" office:value="12.636504" calcext:value-type="float">
            <text:p>12.63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907" calcext:value-type="float">
            <text:p>4.97907</text:p>
          </table:table-cell>
          <table:table-cell office:value-type="float" office:value="0.006496" calcext:value-type="float">
            <text:p>0.006496</text:p>
          </table:table-cell>
          <table:table-cell office:value-type="float" office:value="-0.005817" calcext:value-type="float">
            <text:p>-0.005817</text:p>
          </table:table-cell>
          <table:table-cell office:value-type="float" office:value="12.63525" calcext:value-type="float">
            <text:p>12.63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295" calcext:value-type="float">
            <text:p>-5.005295</text:p>
          </table:table-cell>
          <table:table-cell office:value-type="float" office:value="0.015321" calcext:value-type="float">
            <text:p>0.015321</text:p>
          </table:table-cell>
          <table:table-cell office:value-type="float" office:value="-0.019668" calcext:value-type="float">
            <text:p>-0.019668</text:p>
          </table:table-cell>
          <table:table-cell office:value-type="float" office:value="12.589732" calcext:value-type="float">
            <text:p>12.589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757" calcext:value-type="float">
            <text:p>5.003757</text:p>
          </table:table-cell>
          <table:table-cell office:value-type="float" office:value="-0.002192" calcext:value-type="float">
            <text:p>-0.002192</text:p>
          </table:table-cell>
          <table:table-cell office:value-type="float" office:value="-0.022663" calcext:value-type="float">
            <text:p>-0.022663</text:p>
          </table:table-cell>
          <table:table-cell office:value-type="float" office:value="12.465381" calcext:value-type="float">
            <text:p>12.465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238" calcext:value-type="float">
            <text:p>-4.991238</text:p>
          </table:table-cell>
          <table:table-cell office:value-type="float" office:value="0.022973" calcext:value-type="float">
            <text:p>0.022973</text:p>
          </table:table-cell>
          <table:table-cell office:value-type="float" office:value="0.012972" calcext:value-type="float">
            <text:p>0.012972</text:p>
          </table:table-cell>
          <table:table-cell office:value-type="float" office:value="12.440982" calcext:value-type="float">
            <text:p>12.440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539" calcext:value-type="float">
            <text:p>-5.002539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-0.026551" calcext:value-type="float">
            <text:p>-0.026551</text:p>
          </table:table-cell>
          <table:table-cell office:value-type="float" office:value="12.439944" calcext:value-type="float">
            <text:p>12.439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126" calcext:value-type="float">
            <text:p>4.999126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22897" calcext:value-type="float">
            <text:p>0.022897</text:p>
          </table:table-cell>
          <table:table-cell office:value-type="float" office:value="12.263889" calcext:value-type="float">
            <text:p>12.263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3691" calcext:value-type="float">
            <text:p>-5.023691</text:p>
          </table:table-cell>
          <table:table-cell office:value-type="float" office:value="-0.003716" calcext:value-type="float">
            <text:p>-0.003716</text:p>
          </table:table-cell>
          <table:table-cell office:value-type="float" office:value="0.006485" calcext:value-type="float">
            <text:p>0.006485</text:p>
          </table:table-cell>
          <table:table-cell office:value-type="float" office:value="12.046642" calcext:value-type="float">
            <text:p>12.046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22" calcext:value-type="float">
            <text:p>-4.99322</text:p>
          </table:table-cell>
          <table:table-cell office:value-type="float" office:value="-0.015729" calcext:value-type="float">
            <text:p>-0.015729</text:p>
          </table:table-cell>
          <table:table-cell office:value-type="float" office:value="-0.02028" calcext:value-type="float">
            <text:p>-0.020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527" calcext:value-type="float">
            <text:p>-4.998527</text:p>
          </table:table-cell>
          <table:table-cell office:value-type="float" office:value="0.005216" calcext:value-type="float">
            <text:p>0.005216</text:p>
          </table:table-cell>
          <table:table-cell office:value-type="float" office:value="-0.018316" calcext:value-type="float">
            <text:p>-0.018316</text:p>
          </table:table-cell>
          <table:table-cell office:value-type="float" office:value="11.886276" calcext:value-type="float">
            <text:p>11.886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145" calcext:value-type="float">
            <text:p>4.995145</text:p>
          </table:table-cell>
          <table:table-cell office:value-type="float" office:value="-0.003519" calcext:value-type="float">
            <text:p>-0.003519</text:p>
          </table:table-cell>
          <table:table-cell office:value-type="float" office:value="-0.021172" calcext:value-type="float">
            <text:p>-0.021172</text:p>
          </table:table-cell>
          <table:table-cell office:value-type="float" office:value="11.879968" calcext:value-type="float">
            <text:p>11.879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677" calcext:value-type="float">
            <text:p>4.998677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11.784638" calcext:value-type="float">
            <text:p>11.784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468" calcext:value-type="float">
            <text:p>-5.013468</text:p>
          </table:table-cell>
          <table:table-cell office:value-type="float" office:value="-0.019526" calcext:value-type="float">
            <text:p>-0.019526</text:p>
          </table:table-cell>
          <table:table-cell office:value-type="float" office:value="0.009608" calcext:value-type="float">
            <text:p>0.009608</text:p>
          </table:table-cell>
          <table:table-cell office:value-type="float" office:value="11.731759" calcext:value-type="float">
            <text:p>11.73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2434" calcext:value-type="float">
            <text:p>-5.022434</text:p>
          </table:table-cell>
          <table:table-cell office:value-type="float" office:value="-0.012634" calcext:value-type="float">
            <text:p>-0.012634</text:p>
          </table:table-cell>
          <table:table-cell office:value-type="float" office:value="0.002092" calcext:value-type="float">
            <text:p>0.002092</text:p>
          </table:table-cell>
          <table:table-cell office:value-type="float" office:value="11.724359" calcext:value-type="float">
            <text:p>11.72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9903" calcext:value-type="float">
            <text:p>5.019903</text:p>
          </table:table-cell>
          <table:table-cell office:value-type="float" office:value="-0.00459" calcext:value-type="float">
            <text:p>-0.00459</text:p>
          </table:table-cell>
          <table:table-cell office:value-type="float" office:value="-0.004528" calcext:value-type="float">
            <text:p>-0.004528</text:p>
          </table:table-cell>
          <table:table-cell office:value-type="float" office:value="11.719974" calcext:value-type="float">
            <text:p>11.719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4367" calcext:value-type="float">
            <text:p>-5.024367</text:p>
          </table:table-cell>
          <table:table-cell office:value-type="float" office:value="-0.001906" calcext:value-type="float">
            <text:p>-0.001906</text:p>
          </table:table-cell>
          <table:table-cell office:value-type="float" office:value="-0.002357" calcext:value-type="float">
            <text:p>-0.002357</text:p>
          </table:table-cell>
          <table:table-cell office:value-type="float" office:value="11.544709" calcext:value-type="float">
            <text:p>11.544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431" calcext:value-type="float">
            <text:p>-5.02431</text:p>
          </table:table-cell>
          <table:table-cell office:value-type="float" office:value="-0.01452" calcext:value-type="float">
            <text:p>-0.01452</text:p>
          </table:table-cell>
          <table:table-cell office:value-type="float" office:value="-0.007422" calcext:value-type="float">
            <text:p>-0.007422</text:p>
          </table:table-cell>
          <table:table-cell office:value-type="float" office:value="11.53373" calcext:value-type="float">
            <text:p>11.53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0252" calcext:value-type="float">
            <text:p>4.980252</text:p>
          </table:table-cell>
          <table:table-cell office:value-type="float" office:value="-0.000054" calcext:value-type="float">
            <text:p>-5.4E-05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11.518223" calcext:value-type="float">
            <text:p>11.518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619" calcext:value-type="float">
            <text:p>4.987619</text:p>
          </table:table-cell>
          <table:table-cell office:value-type="float" office:value="-0.004358" calcext:value-type="float">
            <text:p>-0.004358</text:p>
          </table:table-cell>
          <table:table-cell office:value-type="float" office:value="-0.023486" calcext:value-type="float">
            <text:p>-0.023486</text:p>
          </table:table-cell>
          <table:table-cell office:value-type="float" office:value="11.516212" calcext:value-type="float">
            <text:p>11.516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034" calcext:value-type="float">
            <text:p>5.011034</text:p>
          </table:table-cell>
          <table:table-cell office:value-type="float" office:value="0.003671" calcext:value-type="float">
            <text:p>0.003671</text:p>
          </table:table-cell>
          <table:table-cell office:value-type="float" office:value="0.018366" calcext:value-type="float">
            <text:p>0.018366</text:p>
          </table:table-cell>
          <table:table-cell office:value-type="float" office:value="11.507479" calcext:value-type="float">
            <text:p>11.507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2251" calcext:value-type="float">
            <text:p>-5.022251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11.44806" calcext:value-type="float">
            <text:p>11.44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402" calcext:value-type="float">
            <text:p>-5.015402</text:p>
          </table:table-cell>
          <table:table-cell office:value-type="float" office:value="0.020966" calcext:value-type="float">
            <text:p>0.020966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11.443982" calcext:value-type="float">
            <text:p>11.443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376" calcext:value-type="float">
            <text:p>4.989376</text:p>
          </table:table-cell>
          <table:table-cell office:value-type="float" office:value="0.020384" calcext:value-type="float">
            <text:p>0.020384</text:p>
          </table:table-cell>
          <table:table-cell office:value-type="float" office:value="0.013199" calcext:value-type="float">
            <text:p>0.013199</text:p>
          </table:table-cell>
          <table:table-cell office:value-type="float" office:value="11.391536" calcext:value-type="float">
            <text:p>11.39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8984" calcext:value-type="float">
            <text:p>5.018984</text:p>
          </table:table-cell>
          <table:table-cell office:value-type="float" office:value="-0.013842" calcext:value-type="float">
            <text:p>-0.013842</text:p>
          </table:table-cell>
          <table:table-cell office:value-type="float" office:value="0.002885" calcext:value-type="float">
            <text:p>0.002885</text:p>
          </table:table-cell>
          <table:table-cell office:value-type="float" office:value="11.288523" calcext:value-type="float">
            <text:p>11.288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325" calcext:value-type="float">
            <text:p>4.995325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-0.017726" calcext:value-type="float">
            <text:p>-0.017726</text:p>
          </table:table-cell>
          <table:table-cell office:value-type="float" office:value="11.287415" calcext:value-type="float">
            <text:p>11.287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4936" calcext:value-type="float">
            <text:p>5.024936</text:p>
          </table:table-cell>
          <table:table-cell office:value-type="float" office:value="0.006406" calcext:value-type="float">
            <text:p>0.006406</text:p>
          </table:table-cell>
          <table:table-cell office:value-type="float" office:value="-0.010016" calcext:value-type="float">
            <text:p>-0.010016</text:p>
          </table:table-cell>
          <table:table-cell office:value-type="float" office:value="11.264021" calcext:value-type="float">
            <text:p>11.264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515" calcext:value-type="float">
            <text:p>5.014515</text:p>
          </table:table-cell>
          <table:table-cell office:value-type="float" office:value="-0.026195" calcext:value-type="float">
            <text:p>-0.026195</text:p>
          </table:table-cell>
          <table:table-cell office:value-type="float" office:value="-0.007619" calcext:value-type="float">
            <text:p>-0.007619</text:p>
          </table:table-cell>
          <table:table-cell office:value-type="float" office:value="11.22466" calcext:value-type="float">
            <text:p>11.2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188" calcext:value-type="float">
            <text:p>5.001188</text:p>
          </table:table-cell>
          <table:table-cell office:value-type="float" office:value="-0.000086" calcext:value-type="float">
            <text:p>-8.6E-05</text:p>
          </table:table-cell>
          <table:table-cell office:value-type="float" office:value="-0.022006" calcext:value-type="float">
            <text:p>-0.022006</text:p>
          </table:table-cell>
          <table:table-cell office:value-type="float" office:value="11.055854" calcext:value-type="float">
            <text:p>11.055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8875" calcext:value-type="float">
            <text:p>-5.018875</text:p>
          </table:table-cell>
          <table:table-cell office:value-type="float" office:value="-0.012786" calcext:value-type="float">
            <text:p>-0.012786</text:p>
          </table:table-cell>
          <table:table-cell office:value-type="float" office:value="-0.022398" calcext:value-type="float">
            <text:p>-0.022398</text:p>
          </table:table-cell>
          <table:table-cell office:value-type="float" office:value="11.045918" calcext:value-type="float">
            <text:p>11.045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223" calcext:value-type="float">
            <text:p>-5.009223</text:p>
          </table:table-cell>
          <table:table-cell office:value-type="float" office:value="-0.021649" calcext:value-type="float">
            <text:p>-0.021649</text:p>
          </table:table-cell>
          <table:table-cell office:value-type="float" office:value="-0.014163" calcext:value-type="float">
            <text:p>-0.014163</text:p>
          </table:table-cell>
          <table:table-cell office:value-type="float" office:value="11.004167" calcext:value-type="float">
            <text:p>11.00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019" calcext:value-type="float">
            <text:p>4.998019</text:p>
          </table:table-cell>
          <table:table-cell office:value-type="float" office:value="0.022822" calcext:value-type="float">
            <text:p>0.022822</text:p>
          </table:table-cell>
          <table:table-cell office:value-type="float" office:value="-0.011259" calcext:value-type="float">
            <text:p>-0.011259</text:p>
          </table:table-cell>
          <table:table-cell office:value-type="float" office:value="10.955287" calcext:value-type="float">
            <text:p>10.955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297" calcext:value-type="float">
            <text:p>-5.013297</text:p>
          </table:table-cell>
          <table:table-cell office:value-type="float" office:value="-0.014484" calcext:value-type="float">
            <text:p>-0.014484</text:p>
          </table:table-cell>
          <table:table-cell office:value-type="float" office:value="0.016736" calcext:value-type="float">
            <text:p>0.016736</text:p>
          </table:table-cell>
          <table:table-cell office:value-type="float" office:value="10.938745" calcext:value-type="float">
            <text:p>10.938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3137" calcext:value-type="float">
            <text:p>5.023137</text:p>
          </table:table-cell>
          <table:table-cell office:value-type="float" office:value="0.016297" calcext:value-type="float">
            <text:p>0.016297</text:p>
          </table:table-cell>
          <table:table-cell office:value-type="float" office:value="-0.005428" calcext:value-type="float">
            <text:p>-0.005428</text:p>
          </table:table-cell>
          <table:table-cell office:value-type="float" office:value="10.908619" calcext:value-type="float">
            <text:p>10.908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83" calcext:value-type="float">
            <text:p>-4.98883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20623" calcext:value-type="float">
            <text:p>0.020623</text:p>
          </table:table-cell>
          <table:table-cell office:value-type="float" office:value="10.831349" calcext:value-type="float">
            <text:p>10.83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849" calcext:value-type="float">
            <text:p>5.004849</text:p>
          </table:table-cell>
          <table:table-cell office:value-type="float" office:value="0.021339" calcext:value-type="float">
            <text:p>0.021339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10.793439" calcext:value-type="float">
            <text:p>10.793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8232" calcext:value-type="float">
            <text:p>5.018232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-0.018042" calcext:value-type="float">
            <text:p>-0.018042</text:p>
          </table:table-cell>
          <table:table-cell office:value-type="float" office:value="10.759993" calcext:value-type="float">
            <text:p>10.75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056" calcext:value-type="float">
            <text:p>-5.015056</text:p>
          </table:table-cell>
          <table:table-cell office:value-type="float" office:value="-0.01897" calcext:value-type="float">
            <text:p>-0.01897</text:p>
          </table:table-cell>
          <table:table-cell office:value-type="float" office:value="-0.010303" calcext:value-type="float">
            <text:p>-0.010303</text:p>
          </table:table-cell>
          <table:table-cell office:value-type="float" office:value="10.757039" calcext:value-type="float">
            <text:p>10.757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063" calcext:value-type="float">
            <text:p>-5.010063</text:p>
          </table:table-cell>
          <table:table-cell office:value-type="float" office:value="-0.020223" calcext:value-type="float">
            <text:p>-0.020223</text:p>
          </table:table-cell>
          <table:table-cell office:value-type="float" office:value="-0.014298" calcext:value-type="float">
            <text:p>-0.014298</text:p>
          </table:table-cell>
          <table:table-cell office:value-type="float" office:value="10.749286" calcext:value-type="float">
            <text:p>10.749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9931" calcext:value-type="float">
            <text:p>-4.979931</text:p>
          </table:table-cell>
          <table:table-cell office:value-type="float" office:value="0.011101" calcext:value-type="float">
            <text:p>0.011101</text:p>
          </table:table-cell>
          <table:table-cell office:value-type="float" office:value="0.002969" calcext:value-type="float">
            <text:p>0.002969</text:p>
          </table:table-cell>
          <table:table-cell office:value-type="float" office:value="10.69359" calcext:value-type="float">
            <text:p>10.6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598" calcext:value-type="float">
            <text:p>-4.989598</text:p>
          </table:table-cell>
          <table:table-cell office:value-type="float" office:value="0.015072" calcext:value-type="float">
            <text:p>0.015072</text:p>
          </table:table-cell>
          <table:table-cell office:value-type="float" office:value="-0.001873" calcext:value-type="float">
            <text:p>-0.001873</text:p>
          </table:table-cell>
          <table:table-cell office:value-type="float" office:value="10.691137" calcext:value-type="float">
            <text:p>10.69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8233" calcext:value-type="float">
            <text:p>-5.018233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-0.010777" calcext:value-type="float">
            <text:p>-0.010777</text:p>
          </table:table-cell>
          <table:table-cell office:value-type="float" office:value="10.688278" calcext:value-type="float">
            <text:p>10.688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006" calcext:value-type="float">
            <text:p>5.001006</text:p>
          </table:table-cell>
          <table:table-cell office:value-type="float" office:value="-0.016466" calcext:value-type="float">
            <text:p>-0.016466</text:p>
          </table:table-cell>
          <table:table-cell office:value-type="float" office:value="-0.001086" calcext:value-type="float">
            <text:p>-0.001086</text:p>
          </table:table-cell>
          <table:table-cell office:value-type="float" office:value="10.662857" calcext:value-type="float">
            <text:p>10.66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381" calcext:value-type="float">
            <text:p>4.991381</text:p>
          </table:table-cell>
          <table:table-cell office:value-type="float" office:value="-0.020755" calcext:value-type="float">
            <text:p>-0.020755</text:p>
          </table:table-cell>
          <table:table-cell office:value-type="float" office:value="0.006395" calcext:value-type="float">
            <text:p>0.006395</text:p>
          </table:table-cell>
          <table:table-cell office:value-type="float" office:value="10.658189" calcext:value-type="float">
            <text:p>10.658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0222" calcext:value-type="float">
            <text:p>5.020222</text:p>
          </table:table-cell>
          <table:table-cell office:value-type="float" office:value="0.007356" calcext:value-type="float">
            <text:p>0.007356</text:p>
          </table:table-cell>
          <table:table-cell office:value-type="float" office:value="-0.007221" calcext:value-type="float">
            <text:p>-0.007221</text:p>
          </table:table-cell>
          <table:table-cell office:value-type="float" office:value="10.632872" calcext:value-type="float">
            <text:p>10.63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574" calcext:value-type="float">
            <text:p>4.993574</text:p>
          </table:table-cell>
          <table:table-cell office:value-type="float" office:value="-0.00697" calcext:value-type="float">
            <text:p>-0.00697</text:p>
          </table:table-cell>
          <table:table-cell office:value-type="float" office:value="0.019138" calcext:value-type="float">
            <text:p>0.019138</text:p>
          </table:table-cell>
          <table:table-cell office:value-type="float" office:value="10.62967" calcext:value-type="float">
            <text:p>10.6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0471" calcext:value-type="float">
            <text:p>-5.020471</text:p>
          </table:table-cell>
          <table:table-cell office:value-type="float" office:value="-0.001971" calcext:value-type="float">
            <text:p>-0.001971</text:p>
          </table:table-cell>
          <table:table-cell office:value-type="float" office:value="0.0047" calcext:value-type="float">
            <text:p>0.0047</text:p>
          </table:table-cell>
          <table:table-cell office:value-type="float" office:value="10.617391" calcext:value-type="float">
            <text:p>10.617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74" calcext:value-type="float">
            <text:p>-5.00174</text:p>
          </table:table-cell>
          <table:table-cell office:value-type="float" office:value="0.007038" calcext:value-type="float">
            <text:p>0.007038</text:p>
          </table:table-cell>
          <table:table-cell office:value-type="float" office:value="-0.022139" calcext:value-type="float">
            <text:p>-0.022139</text:p>
          </table:table-cell>
          <table:table-cell office:value-type="float" office:value="10.579981" calcext:value-type="float">
            <text:p>10.57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715" calcext:value-type="float">
            <text:p>-4.97715</text:p>
          </table:table-cell>
          <table:table-cell office:value-type="float" office:value="-0.012853" calcext:value-type="float">
            <text:p>-0.012853</text:p>
          </table:table-cell>
          <table:table-cell office:value-type="float" office:value="0.004686" calcext:value-type="float">
            <text:p>0.004686</text:p>
          </table:table-cell>
          <table:table-cell office:value-type="float" office:value="10.526666" calcext:value-type="float">
            <text:p>10.526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7728" calcext:value-type="float">
            <text:p>-5.017728</text:p>
          </table:table-cell>
          <table:table-cell office:value-type="float" office:value="0.013678" calcext:value-type="float">
            <text:p>0.013678</text:p>
          </table:table-cell>
          <table:table-cell office:value-type="float" office:value="0.008931" calcext:value-type="float">
            <text:p>0.008931</text:p>
          </table:table-cell>
          <table:table-cell office:value-type="float" office:value="10.482205" calcext:value-type="float">
            <text:p>10.48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431" calcext:value-type="float">
            <text:p>-4.998431</text:p>
          </table:table-cell>
          <table:table-cell office:value-type="float" office:value="-0.001396" calcext:value-type="float">
            <text:p>-0.001396</text:p>
          </table:table-cell>
          <table:table-cell office:value-type="float" office:value="-0.020329" calcext:value-type="float">
            <text:p>-0.020329</text:p>
          </table:table-cell>
          <table:table-cell office:value-type="float" office:value="10.417651" calcext:value-type="float">
            <text:p>10.417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3783" calcext:value-type="float">
            <text:p>4.973783</text:p>
          </table:table-cell>
          <table:table-cell office:value-type="float" office:value="-0.015938" calcext:value-type="float">
            <text:p>-0.015938</text:p>
          </table:table-cell>
          <table:table-cell office:value-type="float" office:value="-0.00617" calcext:value-type="float">
            <text:p>-0.00617</text:p>
          </table:table-cell>
          <table:table-cell office:value-type="float" office:value="10.352888" calcext:value-type="float">
            <text:p>10.35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4117" calcext:value-type="float">
            <text:p>5.024117</text:p>
          </table:table-cell>
          <table:table-cell office:value-type="float" office:value="0.003541" calcext:value-type="float">
            <text:p>0.003541</text:p>
          </table:table-cell>
          <table:table-cell office:value-type="float" office:value="-0.000487" calcext:value-type="float">
            <text:p>-0.000487</text:p>
          </table:table-cell>
          <table:table-cell office:value-type="float" office:value="10.351667" calcext:value-type="float">
            <text:p>10.35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331" calcext:value-type="float">
            <text:p>5.004331</text:p>
          </table:table-cell>
          <table:table-cell office:value-type="float" office:value="-0.023528" calcext:value-type="float">
            <text:p>-0.023528</text:p>
          </table:table-cell>
          <table:table-cell office:value-type="float" office:value="0.010814" calcext:value-type="float">
            <text:p>0.010814</text:p>
          </table:table-cell>
          <table:table-cell office:value-type="float" office:value="10.281566" calcext:value-type="float">
            <text:p>10.28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643" calcext:value-type="float">
            <text:p>-4.990643</text:p>
          </table:table-cell>
          <table:table-cell office:value-type="float" office:value="-0.003322" calcext:value-type="float">
            <text:p>-0.003322</text:p>
          </table:table-cell>
          <table:table-cell office:value-type="float" office:value="0.021708" calcext:value-type="float">
            <text:p>0.021708</text:p>
          </table:table-cell>
          <table:table-cell office:value-type="float" office:value="10.267434" calcext:value-type="float">
            <text:p>10.26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548" calcext:value-type="float">
            <text:p>4.978548</text:p>
          </table:table-cell>
          <table:table-cell office:value-type="float" office:value="0.018389" calcext:value-type="float">
            <text:p>0.018389</text:p>
          </table:table-cell>
          <table:table-cell office:value-type="float" office:value="-0.01564" calcext:value-type="float">
            <text:p>-0.01564</text:p>
          </table:table-cell>
          <table:table-cell office:value-type="float" office:value="10.25071" calcext:value-type="float">
            <text:p>10.25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4" calcext:value-type="float">
            <text:p>-4.9954</text:p>
          </table:table-cell>
          <table:table-cell office:value-type="float" office:value="0.022765" calcext:value-type="float">
            <text:p>0.022765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10.223989" calcext:value-type="float">
            <text:p>10.223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287" calcext:value-type="float">
            <text:p>-4.999287</text:p>
          </table:table-cell>
          <table:table-cell office:value-type="float" office:value="-0.021907" calcext:value-type="float">
            <text:p>-0.021907</text:p>
          </table:table-cell>
          <table:table-cell office:value-type="float" office:value="0.00637" calcext:value-type="float">
            <text:p>0.00637</text:p>
          </table:table-cell>
          <table:table-cell office:value-type="float" office:value="10.182002" calcext:value-type="float">
            <text:p>10.18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3302" calcext:value-type="float">
            <text:p>-4.983302</text:p>
          </table:table-cell>
          <table:table-cell office:value-type="float" office:value="-0.004486" calcext:value-type="float">
            <text:p>-0.004486</text:p>
          </table:table-cell>
          <table:table-cell office:value-type="float" office:value="-0.018431" calcext:value-type="float">
            <text:p>-0.018431</text:p>
          </table:table-cell>
          <table:table-cell office:value-type="float" office:value="10.169333" calcext:value-type="float">
            <text:p>10.169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372" calcext:value-type="float">
            <text:p>4.995372</text:p>
          </table:table-cell>
          <table:table-cell office:value-type="float" office:value="-0.01156" calcext:value-type="float">
            <text:p>-0.01156</text:p>
          </table:table-cell>
          <table:table-cell office:value-type="float" office:value="0.022648" calcext:value-type="float">
            <text:p>0.022648</text:p>
          </table:table-cell>
          <table:table-cell office:value-type="float" office:value="10.139578" calcext:value-type="float">
            <text:p>10.139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692" calcext:value-type="float">
            <text:p>-4.997692</text:p>
          </table:table-cell>
          <table:table-cell office:value-type="float" office:value="0.003563" calcext:value-type="float">
            <text:p>0.003563</text:p>
          </table:table-cell>
          <table:table-cell office:value-type="float" office:value="-0.018775" calcext:value-type="float">
            <text:p>-0.018775</text:p>
          </table:table-cell>
          <table:table-cell office:value-type="float" office:value="10.103" calcext:value-type="float">
            <text:p>10.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112" calcext:value-type="float">
            <text:p>-5.004112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21157" calcext:value-type="float">
            <text:p>0.021157</text:p>
          </table:table-cell>
          <table:table-cell office:value-type="float" office:value="10.030467" calcext:value-type="float">
            <text:p>10.030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513" calcext:value-type="float">
            <text:p>4.987513</text:p>
          </table:table-cell>
          <table:table-cell office:value-type="float" office:value="-0.025847" calcext:value-type="float">
            <text:p>-0.025847</text:p>
          </table:table-cell>
          <table:table-cell office:value-type="float" office:value="0.013861" calcext:value-type="float">
            <text:p>0.013861</text:p>
          </table:table-cell>
          <table:table-cell office:value-type="float" office:value="10.009028" calcext:value-type="float">
            <text:p>10.009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6694" calcext:value-type="float">
            <text:p>4.976694</text:p>
          </table:table-cell>
          <table:table-cell office:value-type="float" office:value="-0.017212" calcext:value-type="float">
            <text:p>-0.017212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9.940476" calcext:value-type="float">
            <text:p>9.940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0804" calcext:value-type="float">
            <text:p>4.980804</text:p>
          </table:table-cell>
          <table:table-cell office:value-type="float" office:value="0.011267" calcext:value-type="float">
            <text:p>0.011267</text:p>
          </table:table-cell>
          <table:table-cell office:value-type="float" office:value="-0.001109" calcext:value-type="float">
            <text:p>-0.001109</text:p>
          </table:table-cell>
          <table:table-cell office:value-type="float" office:value="9.929103" calcext:value-type="float">
            <text:p>9.929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02" calcext:value-type="float">
            <text:p>4.99302</text:p>
          </table:table-cell>
          <table:table-cell office:value-type="float" office:value="0.022528" calcext:value-type="float">
            <text:p>0.022528</text:p>
          </table:table-cell>
          <table:table-cell office:value-type="float" office:value="-0.011188" calcext:value-type="float">
            <text:p>-0.011188</text:p>
          </table:table-cell>
          <table:table-cell office:value-type="float" office:value="9.913402" calcext:value-type="float">
            <text:p>9.913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026" calcext:value-type="float">
            <text:p>5.003026</text:p>
          </table:table-cell>
          <table:table-cell office:value-type="float" office:value="0.005175" calcext:value-type="float">
            <text:p>0.005175</text:p>
          </table:table-cell>
          <table:table-cell office:value-type="float" office:value="-0.022929" calcext:value-type="float">
            <text:p>-0.022929</text:p>
          </table:table-cell>
          <table:table-cell office:value-type="float" office:value="9.909519" calcext:value-type="float">
            <text:p>9.909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169" calcext:value-type="float">
            <text:p>-4.991169</text:p>
          </table:table-cell>
          <table:table-cell office:value-type="float" office:value="-0.010565" calcext:value-type="float">
            <text:p>-0.010565</text:p>
          </table:table-cell>
          <table:table-cell office:value-type="float" office:value="0.020218" calcext:value-type="float">
            <text:p>0.020218</text:p>
          </table:table-cell>
          <table:table-cell office:value-type="float" office:value="9.861775" calcext:value-type="float">
            <text:p>9.86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58" calcext:value-type="float">
            <text:p>4.997058</text:p>
          </table:table-cell>
          <table:table-cell office:value-type="float" office:value="0.019857" calcext:value-type="float">
            <text:p>0.019857</text:p>
          </table:table-cell>
          <table:table-cell office:value-type="float" office:value="0.003317" calcext:value-type="float">
            <text:p>0.003317</text:p>
          </table:table-cell>
          <table:table-cell office:value-type="float" office:value="9.822316" calcext:value-type="float">
            <text:p>9.82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887" calcext:value-type="float">
            <text:p>-4.994887</text:p>
          </table:table-cell>
          <table:table-cell office:value-type="float" office:value="-0.003121" calcext:value-type="float">
            <text:p>-0.003121</text:p>
          </table:table-cell>
          <table:table-cell office:value-type="float" office:value="0.01853" calcext:value-type="float">
            <text:p>0.01853</text:p>
          </table:table-cell>
          <table:table-cell office:value-type="float" office:value="9.821429" calcext:value-type="float">
            <text:p>9.82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7383" calcext:value-type="float">
            <text:p>-4.977383</text:p>
          </table:table-cell>
          <table:table-cell office:value-type="float" office:value="0.010692" calcext:value-type="float">
            <text:p>0.010692</text:p>
          </table:table-cell>
          <table:table-cell office:value-type="float" office:value="-0.00571" calcext:value-type="float">
            <text:p>-0.00571</text:p>
          </table:table-cell>
          <table:table-cell office:value-type="float" office:value="9.790564" calcext:value-type="float">
            <text:p>9.790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163" calcext:value-type="float">
            <text:p>-5.002163</text:p>
          </table:table-cell>
          <table:table-cell office:value-type="float" office:value="-0.00655" calcext:value-type="float">
            <text:p>-0.00655</text:p>
          </table:table-cell>
          <table:table-cell office:value-type="float" office:value="-0.016677" calcext:value-type="float">
            <text:p>-0.016677</text:p>
          </table:table-cell>
          <table:table-cell office:value-type="float" office:value="9.790018" calcext:value-type="float">
            <text:p>9.79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232" calcext:value-type="float">
            <text:p>-5.003232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014732" calcext:value-type="float">
            <text:p>0.014732</text:p>
          </table:table-cell>
          <table:table-cell office:value-type="float" office:value="9.782479" calcext:value-type="float">
            <text:p>9.78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743" calcext:value-type="float">
            <text:p>5.002743</text:p>
          </table:table-cell>
          <table:table-cell office:value-type="float" office:value="-0.008274" calcext:value-type="float">
            <text:p>-0.008274</text:p>
          </table:table-cell>
          <table:table-cell office:value-type="float" office:value="-0.021364" calcext:value-type="float">
            <text:p>-0.021364</text:p>
          </table:table-cell>
          <table:table-cell office:value-type="float" office:value="9.777142" calcext:value-type="float">
            <text:p>9.777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0149" calcext:value-type="float">
            <text:p>-5.020149</text:p>
          </table:table-cell>
          <table:table-cell office:value-type="float" office:value="-0.004249" calcext:value-type="float">
            <text:p>-0.004249</text:p>
          </table:table-cell>
          <table:table-cell office:value-type="float" office:value="0.019029" calcext:value-type="float">
            <text:p>0.019029</text:p>
          </table:table-cell>
          <table:table-cell office:value-type="float" office:value="9.737198" calcext:value-type="float">
            <text:p>9.737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729" calcext:value-type="float">
            <text:p>4.998729</text:p>
          </table:table-cell>
          <table:table-cell office:value-type="float" office:value="0.012053" calcext:value-type="float">
            <text:p>0.012053</text:p>
          </table:table-cell>
          <table:table-cell office:value-type="float" office:value="-0.02114" calcext:value-type="float">
            <text:p>-0.02114</text:p>
          </table:table-cell>
          <table:table-cell office:value-type="float" office:value="9.712528" calcext:value-type="float">
            <text:p>9.71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794" calcext:value-type="float">
            <text:p>-5.009794</text:p>
          </table:table-cell>
          <table:table-cell office:value-type="float" office:value="0.013865" calcext:value-type="float">
            <text:p>0.013865</text:p>
          </table:table-cell>
          <table:table-cell office:value-type="float" office:value="0.0213" calcext:value-type="float">
            <text:p>0.0213</text:p>
          </table:table-cell>
          <table:table-cell office:value-type="float" office:value="9.709662" calcext:value-type="float">
            <text:p>9.709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016" calcext:value-type="float">
            <text:p>4.995016</text:p>
          </table:table-cell>
          <table:table-cell office:value-type="float" office:value="-0.005833" calcext:value-type="float">
            <text:p>-0.005833</text:p>
          </table:table-cell>
          <table:table-cell office:value-type="float" office:value="-0.02193" calcext:value-type="float">
            <text:p>-0.02193</text:p>
          </table:table-cell>
          <table:table-cell office:value-type="float" office:value="9.689801" calcext:value-type="float">
            <text:p>9.689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571" calcext:value-type="float">
            <text:p>-4.986571</text:p>
          </table:table-cell>
          <table:table-cell office:value-type="float" office:value="-0.020875" calcext:value-type="float">
            <text:p>-0.020875</text:p>
          </table:table-cell>
          <table:table-cell office:value-type="float" office:value="-0.000638" calcext:value-type="float">
            <text:p>-0.000638</text:p>
          </table:table-cell>
          <table:table-cell office:value-type="float" office:value="9.676819" calcext:value-type="float">
            <text:p>9.67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094" calcext:value-type="float">
            <text:p>-4.995094</text:p>
          </table:table-cell>
          <table:table-cell office:value-type="float" office:value="-0.009767" calcext:value-type="float">
            <text:p>-0.009767</text:p>
          </table:table-cell>
          <table:table-cell office:value-type="float" office:value="-0.018891" calcext:value-type="float">
            <text:p>-0.018891</text:p>
          </table:table-cell>
          <table:table-cell office:value-type="float" office:value="9.653842" calcext:value-type="float">
            <text:p>9.653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04" calcext:value-type="float">
            <text:p>4.9804</text:p>
          </table:table-cell>
          <table:table-cell office:value-type="float" office:value="-0.00159" calcext:value-type="float">
            <text:p>-0.00159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9.619198" calcext:value-type="float">
            <text:p>9.619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7" calcext:value-type="float">
            <text:p>5.0037</text:p>
          </table:table-cell>
          <table:table-cell office:value-type="float" office:value="0.016373" calcext:value-type="float">
            <text:p>0.016373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9.551257" calcext:value-type="float">
            <text:p>9.55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621" calcext:value-type="float">
            <text:p>-5.001621</text:p>
          </table:table-cell>
          <table:table-cell office:value-type="float" office:value="-0.018109" calcext:value-type="float">
            <text:p>-0.018109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9.532959" calcext:value-type="float">
            <text:p>9.53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622" calcext:value-type="float">
            <text:p>-5.006622</text:p>
          </table:table-cell>
          <table:table-cell office:value-type="float" office:value="-0.003518" calcext:value-type="float">
            <text:p>-0.003518</text:p>
          </table:table-cell>
          <table:table-cell office:value-type="float" office:value="-0.023858" calcext:value-type="float">
            <text:p>-0.023858</text:p>
          </table:table-cell>
          <table:table-cell office:value-type="float" office:value="9.521017" calcext:value-type="float">
            <text:p>9.52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133" calcext:value-type="float">
            <text:p>5.013133</text:p>
          </table:table-cell>
          <table:table-cell office:value-type="float" office:value="0.001493" calcext:value-type="float">
            <text:p>0.001493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.496841" calcext:value-type="float">
            <text:p>9.496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711" calcext:value-type="float">
            <text:p>-4.998711</text:p>
          </table:table-cell>
          <table:table-cell office:value-type="float" office:value="0.003604" calcext:value-type="float">
            <text:p>0.003604</text:p>
          </table:table-cell>
          <table:table-cell office:value-type="float" office:value="-0.016525" calcext:value-type="float">
            <text:p>-0.016525</text:p>
          </table:table-cell>
          <table:table-cell office:value-type="float" office:value="9.496172" calcext:value-type="float">
            <text:p>9.49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913" calcext:value-type="float">
            <text:p>4.996913</text:p>
          </table:table-cell>
          <table:table-cell office:value-type="float" office:value="-0.001304" calcext:value-type="float">
            <text:p>-0.001304</text:p>
          </table:table-cell>
          <table:table-cell office:value-type="float" office:value="0.021238" calcext:value-type="float">
            <text:p>0.021238</text:p>
          </table:table-cell>
          <table:table-cell office:value-type="float" office:value="9.453846" calcext:value-type="float">
            <text:p>9.45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522" calcext:value-type="float">
            <text:p>5.003522</text:p>
          </table:table-cell>
          <table:table-cell office:value-type="float" office:value="0.02038" calcext:value-type="float">
            <text:p>0.02038</text:p>
          </table:table-cell>
          <table:table-cell office:value-type="float" office:value="-0.010179" calcext:value-type="float">
            <text:p>-0.010179</text:p>
          </table:table-cell>
          <table:table-cell office:value-type="float" office:value="9.450327" calcext:value-type="float">
            <text:p>9.45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249" calcext:value-type="float">
            <text:p>5.013249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22133" calcext:value-type="float">
            <text:p>0.022133</text:p>
          </table:table-cell>
          <table:table-cell office:value-type="float" office:value="9.44813" calcext:value-type="float">
            <text:p>9.44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4931" calcext:value-type="float">
            <text:p>5.024931</text:p>
          </table:table-cell>
          <table:table-cell office:value-type="float" office:value="-0.008514" calcext:value-type="float">
            <text:p>-0.008514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9.437451" calcext:value-type="float">
            <text:p>9.437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376" calcext:value-type="float">
            <text:p>5.003376</text:p>
          </table:table-cell>
          <table:table-cell office:value-type="float" office:value="0.021722" calcext:value-type="float">
            <text:p>0.021722</text:p>
          </table:table-cell>
          <table:table-cell office:value-type="float" office:value="-0.001279" calcext:value-type="float">
            <text:p>-0.001279</text:p>
          </table:table-cell>
          <table:table-cell office:value-type="float" office:value="9.415614" calcext:value-type="float">
            <text:p>9.415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765" calcext:value-type="float">
            <text:p>5.001765</text:p>
          </table:table-cell>
          <table:table-cell office:value-type="float" office:value="-0.019668" calcext:value-type="float">
            <text:p>-0.019668</text:p>
          </table:table-cell>
          <table:table-cell office:value-type="float" office:value="0.002621" calcext:value-type="float">
            <text:p>0.002621</text:p>
          </table:table-cell>
          <table:table-cell office:value-type="float" office:value="9.351007" calcext:value-type="float">
            <text:p>9.35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627" calcext:value-type="float">
            <text:p>-5.006627</text:p>
          </table:table-cell>
          <table:table-cell office:value-type="float" office:value="-0.01112" calcext:value-type="float">
            <text:p>-0.01112</text:p>
          </table:table-cell>
          <table:table-cell office:value-type="float" office:value="0.002211" calcext:value-type="float">
            <text:p>0.002211</text:p>
          </table:table-cell>
          <table:table-cell office:value-type="float" office:value="9.329762" calcext:value-type="float">
            <text:p>9.32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496" calcext:value-type="float">
            <text:p>4.987496</text:p>
          </table:table-cell>
          <table:table-cell office:value-type="float" office:value="0.014171" calcext:value-type="float">
            <text:p>0.014171</text:p>
          </table:table-cell>
          <table:table-cell office:value-type="float" office:value="-0.026494" calcext:value-type="float">
            <text:p>-0.026494</text:p>
          </table:table-cell>
          <table:table-cell office:value-type="float" office:value="9.310765" calcext:value-type="float">
            <text:p>9.310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832" calcext:value-type="float">
            <text:p>-4.995832</text:p>
          </table:table-cell>
          <table:table-cell office:value-type="float" office:value="-0.020515" calcext:value-type="float">
            <text:p>-0.020515</text:p>
          </table:table-cell>
          <table:table-cell office:value-type="float" office:value="0.007148" calcext:value-type="float">
            <text:p>0.007148</text:p>
          </table:table-cell>
          <table:table-cell office:value-type="float" office:value="9.192634" calcext:value-type="float">
            <text:p>9.19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307" calcext:value-type="float">
            <text:p>5.014307</text:p>
          </table:table-cell>
          <table:table-cell office:value-type="float" office:value="0.02104" calcext:value-type="float">
            <text:p>0.0210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9.181295" calcext:value-type="float">
            <text:p>9.18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2827" calcext:value-type="float">
            <text:p>-5.022827</text:p>
          </table:table-cell>
          <table:table-cell office:value-type="float" office:value="-0.001828" calcext:value-type="float">
            <text:p>-0.001828</text:p>
          </table:table-cell>
          <table:table-cell office:value-type="float" office:value="-0.000783" calcext:value-type="float">
            <text:p>-0.000783</text:p>
          </table:table-cell>
          <table:table-cell office:value-type="float" office:value="9.108168" calcext:value-type="float">
            <text:p>9.10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1021" calcext:value-type="float">
            <text:p>-5.021021</text:p>
          </table:table-cell>
          <table:table-cell office:value-type="float" office:value="0.007569" calcext:value-type="float">
            <text:p>0.007569</text:p>
          </table:table-cell>
          <table:table-cell office:value-type="float" office:value="-0.004651" calcext:value-type="float">
            <text:p>-0.004651</text:p>
          </table:table-cell>
          <table:table-cell office:value-type="float" office:value="9.101109" calcext:value-type="float">
            <text:p>9.10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843" calcext:value-type="float">
            <text:p>-5.013843</text:p>
          </table:table-cell>
          <table:table-cell office:value-type="float" office:value="-0.017638" calcext:value-type="float">
            <text:p>-0.017638</text:p>
          </table:table-cell>
          <table:table-cell office:value-type="float" office:value="-0.00641" calcext:value-type="float">
            <text:p>-0.00641</text:p>
          </table:table-cell>
          <table:table-cell office:value-type="float" office:value="9.095891" calcext:value-type="float">
            <text:p>9.095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1418" calcext:value-type="float">
            <text:p>-5.021418</text:p>
          </table:table-cell>
          <table:table-cell office:value-type="float" office:value="-0.017908" calcext:value-type="float">
            <text:p>-0.017908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9.095779" calcext:value-type="float">
            <text:p>9.095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314" calcext:value-type="float">
            <text:p>-4.992314</text:p>
          </table:table-cell>
          <table:table-cell office:value-type="float" office:value="-0.018402" calcext:value-type="float">
            <text:p>-0.018402</text:p>
          </table:table-cell>
          <table:table-cell office:value-type="float" office:value="-0.002375" calcext:value-type="float">
            <text:p>-0.002375</text:p>
          </table:table-cell>
          <table:table-cell office:value-type="float" office:value="9.09218" calcext:value-type="float">
            <text:p>9.09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2431" calcext:value-type="float">
            <text:p>-5.022431</text:p>
          </table:table-cell>
          <table:table-cell office:value-type="float" office:value="0.017693" calcext:value-type="float">
            <text:p>0.017693</text:p>
          </table:table-cell>
          <table:table-cell office:value-type="float" office:value="0.013747" calcext:value-type="float">
            <text:p>0.013747</text:p>
          </table:table-cell>
          <table:table-cell office:value-type="float" office:value="9.083766" calcext:value-type="float">
            <text:p>9.083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2331" calcext:value-type="float">
            <text:p>-4.982331</text:p>
          </table:table-cell>
          <table:table-cell office:value-type="float" office:value="-0.006986" calcext:value-type="float">
            <text:p>-0.006986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9.059767" calcext:value-type="float">
            <text:p>9.059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721" calcext:value-type="float">
            <text:p>4.989721</text:p>
          </table:table-cell>
          <table:table-cell office:value-type="float" office:value="0.018535" calcext:value-type="float">
            <text:p>0.018535</text:p>
          </table:table-cell>
          <table:table-cell office:value-type="float" office:value="-0.012187" calcext:value-type="float">
            <text:p>-0.012187</text:p>
          </table:table-cell>
          <table:table-cell office:value-type="float" office:value="9.05298" calcext:value-type="float">
            <text:p>9.05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14" calcext:value-type="float">
            <text:p>-4.99914</text:p>
          </table:table-cell>
          <table:table-cell office:value-type="float" office:value="0.00605" calcext:value-type="float">
            <text:p>0.00605</text:p>
          </table:table-cell>
          <table:table-cell office:value-type="float" office:value="-0.016236" calcext:value-type="float">
            <text:p>-0.016236</text:p>
          </table:table-cell>
          <table:table-cell office:value-type="float" office:value="9.047212" calcext:value-type="float">
            <text:p>9.047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068" calcext:value-type="float">
            <text:p>-4.993068</text:p>
          </table:table-cell>
          <table:table-cell office:value-type="float" office:value="0.018086" calcext:value-type="float">
            <text:p>0.018086</text:p>
          </table:table-cell>
          <table:table-cell office:value-type="float" office:value="-0.00599" calcext:value-type="float">
            <text:p>-0.00599</text:p>
          </table:table-cell>
          <table:table-cell office:value-type="float" office:value="9.045475" calcext:value-type="float">
            <text:p>9.045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203" calcext:value-type="float">
            <text:p>-5.010203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-0.02217" calcext:value-type="float">
            <text:p>-0.02217</text:p>
          </table:table-cell>
          <table:table-cell office:value-type="float" office:value="8.972549" calcext:value-type="float">
            <text:p>8.97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571" calcext:value-type="float">
            <text:p>4.985571</text:p>
          </table:table-cell>
          <table:table-cell office:value-type="float" office:value="-0.017947" calcext:value-type="float">
            <text:p>-0.017947</text:p>
          </table:table-cell>
          <table:table-cell office:value-type="float" office:value="-0.004412" calcext:value-type="float">
            <text:p>-0.004412</text:p>
          </table:table-cell>
          <table:table-cell office:value-type="float" office:value="8.961481" calcext:value-type="float">
            <text:p>8.96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43" calcext:value-type="float">
            <text:p>-5.00343</text:p>
          </table:table-cell>
          <table:table-cell office:value-type="float" office:value="-0.011355" calcext:value-type="float">
            <text:p>-0.011355</text:p>
          </table:table-cell>
          <table:table-cell office:value-type="float" office:value="-0.004343" calcext:value-type="float">
            <text:p>-0.004343</text:p>
          </table:table-cell>
          <table:table-cell office:value-type="float" office:value="8.951711" calcext:value-type="float">
            <text:p>8.95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433" calcext:value-type="float">
            <text:p>4.982433</text:p>
          </table:table-cell>
          <table:table-cell office:value-type="float" office:value="0.013721" calcext:value-type="float">
            <text:p>0.013721</text:p>
          </table:table-cell>
          <table:table-cell office:value-type="float" office:value="-0.012455" calcext:value-type="float">
            <text:p>-0.012455</text:p>
          </table:table-cell>
          <table:table-cell office:value-type="float" office:value="8.909321" calcext:value-type="float">
            <text:p>8.909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923" calcext:value-type="float">
            <text:p>-5.013923</text:p>
          </table:table-cell>
          <table:table-cell office:value-type="float" office:value="-0.010475" calcext:value-type="float">
            <text:p>-0.010475</text:p>
          </table:table-cell>
          <table:table-cell office:value-type="float" office:value="-0.02209" calcext:value-type="float">
            <text:p>-0.02209</text:p>
          </table:table-cell>
          <table:table-cell office:value-type="float" office:value="8.884119" calcext:value-type="float">
            <text:p>8.884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463" calcext:value-type="float">
            <text:p>5.003463</text:p>
          </table:table-cell>
          <table:table-cell office:value-type="float" office:value="0.009584" calcext:value-type="float">
            <text:p>0.009584</text:p>
          </table:table-cell>
          <table:table-cell office:value-type="float" office:value="0.017524" calcext:value-type="float">
            <text:p>0.017524</text:p>
          </table:table-cell>
          <table:table-cell office:value-type="float" office:value="8.878455" calcext:value-type="float">
            <text:p>8.878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664" calcext:value-type="float">
            <text:p>-4.998664</text:p>
          </table:table-cell>
          <table:table-cell office:value-type="float" office:value="-0.017893" calcext:value-type="float">
            <text:p>-0.017893</text:p>
          </table:table-cell>
          <table:table-cell office:value-type="float" office:value="0.010809" calcext:value-type="float">
            <text:p>0.010809</text:p>
          </table:table-cell>
          <table:table-cell office:value-type="float" office:value="8.875702" calcext:value-type="float">
            <text:p>8.875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094" calcext:value-type="float">
            <text:p>4.993094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-0.018658" calcext:value-type="float">
            <text:p>-0.018658</text:p>
          </table:table-cell>
          <table:table-cell office:value-type="float" office:value="8.828817" calcext:value-type="float">
            <text:p>8.828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7788" calcext:value-type="float">
            <text:p>-4.977788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8.822412" calcext:value-type="float">
            <text:p>8.82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437" calcext:value-type="float">
            <text:p>-4.985437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1952" calcext:value-type="float">
            <text:p>0.01952</text:p>
          </table:table-cell>
          <table:table-cell office:value-type="float" office:value="8.822204" calcext:value-type="float">
            <text:p>8.82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52" calcext:value-type="float">
            <text:p>-4.99952</text:p>
          </table:table-cell>
          <table:table-cell office:value-type="float" office:value="0.021767" calcext:value-type="float">
            <text:p>0.021767</text:p>
          </table:table-cell>
          <table:table-cell office:value-type="float" office:value="-0.000209" calcext:value-type="float">
            <text:p>-0.000209</text:p>
          </table:table-cell>
          <table:table-cell office:value-type="float" office:value="8.817965" calcext:value-type="float">
            <text:p>8.817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591" calcext:value-type="float">
            <text:p>-5.012591</text:p>
          </table:table-cell>
          <table:table-cell office:value-type="float" office:value="0.028374" calcext:value-type="float">
            <text:p>0.028374</text:p>
          </table:table-cell>
          <table:table-cell office:value-type="float" office:value="-0.000956" calcext:value-type="float">
            <text:p>-0.000956</text:p>
          </table:table-cell>
          <table:table-cell office:value-type="float" office:value="8.814469" calcext:value-type="float">
            <text:p>8.814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874" calcext:value-type="float">
            <text:p>-5.002874</text:p>
          </table:table-cell>
          <table:table-cell office:value-type="float" office:value="0.011299" calcext:value-type="float">
            <text:p>0.011299</text:p>
          </table:table-cell>
          <table:table-cell office:value-type="float" office:value="0.015074" calcext:value-type="float">
            <text:p>0.015074</text:p>
          </table:table-cell>
          <table:table-cell office:value-type="float" office:value="8.814071" calcext:value-type="float">
            <text:p>8.814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9976" calcext:value-type="float">
            <text:p>-5.019976</text:p>
          </table:table-cell>
          <table:table-cell office:value-type="float" office:value="0.018798" calcext:value-type="float">
            <text:p>0.018798</text:p>
          </table:table-cell>
          <table:table-cell office:value-type="float" office:value="-0.003717" calcext:value-type="float">
            <text:p>-0.003717</text:p>
          </table:table-cell>
          <table:table-cell office:value-type="float" office:value="8.811678" calcext:value-type="float">
            <text:p>8.81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764" calcext:value-type="float">
            <text:p>5.007764</text:p>
          </table:table-cell>
          <table:table-cell office:value-type="float" office:value="-0.004053" calcext:value-type="float">
            <text:p>-0.004053</text:p>
          </table:table-cell>
          <table:table-cell office:value-type="float" office:value="0.022692" calcext:value-type="float">
            <text:p>0.022692</text:p>
          </table:table-cell>
          <table:table-cell office:value-type="float" office:value="8.77619" calcext:value-type="float">
            <text:p>8.77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971" calcext:value-type="float">
            <text:p>4.993971</text:p>
          </table:table-cell>
          <table:table-cell office:value-type="float" office:value="-0.013954" calcext:value-type="float">
            <text:p>-0.013954</text:p>
          </table:table-cell>
          <table:table-cell office:value-type="float" office:value="-0.020347" calcext:value-type="float">
            <text:p>-0.020347</text:p>
          </table:table-cell>
          <table:table-cell office:value-type="float" office:value="8.717923" calcext:value-type="float">
            <text:p>8.717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7144" calcext:value-type="float">
            <text:p>-5.017144</text:p>
          </table:table-cell>
          <table:table-cell office:value-type="float" office:value="-0.005196" calcext:value-type="float">
            <text:p>-0.005196</text:p>
          </table:table-cell>
          <table:table-cell office:value-type="float" office:value="-0.011504" calcext:value-type="float">
            <text:p>-0.011504</text:p>
          </table:table-cell>
          <table:table-cell office:value-type="float" office:value="8.710732" calcext:value-type="float">
            <text:p>8.71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1818" calcext:value-type="float">
            <text:p>-4.981818</text:p>
          </table:table-cell>
          <table:table-cell office:value-type="float" office:value="-0.001213" calcext:value-type="float">
            <text:p>-0.001213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8.69385" calcext:value-type="float">
            <text:p>8.69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17" calcext:value-type="float">
            <text:p>-4.99817</text:p>
          </table:table-cell>
          <table:table-cell office:value-type="float" office:value="0.020744" calcext:value-type="float">
            <text:p>0.020744</text:p>
          </table:table-cell>
          <table:table-cell office:value-type="float" office:value="-0.003172" calcext:value-type="float">
            <text:p>-0.003172</text:p>
          </table:table-cell>
          <table:table-cell office:value-type="float" office:value="8.683423" calcext:value-type="float">
            <text:p>8.683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922" calcext:value-type="float">
            <text:p>5.007922</text:p>
          </table:table-cell>
          <table:table-cell office:value-type="float" office:value="-0.021357" calcext:value-type="float">
            <text:p>-0.021357</text:p>
          </table:table-cell>
          <table:table-cell office:value-type="float" office:value="-0.006107" calcext:value-type="float">
            <text:p>-0.006107</text:p>
          </table:table-cell>
          <table:table-cell office:value-type="float" office:value="8.676417" calcext:value-type="float">
            <text:p>8.676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691" calcext:value-type="float">
            <text:p>-5.015691</text:p>
          </table:table-cell>
          <table:table-cell office:value-type="float" office:value="0.018539" calcext:value-type="float">
            <text:p>0.018539</text:p>
          </table:table-cell>
          <table:table-cell office:value-type="float" office:value="-0.008228" calcext:value-type="float">
            <text:p>-0.008228</text:p>
          </table:table-cell>
          <table:table-cell office:value-type="float" office:value="8.655876" calcext:value-type="float">
            <text:p>8.655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991" calcext:value-type="float">
            <text:p>-5.004991</text:p>
          </table:table-cell>
          <table:table-cell office:value-type="float" office:value="-0.002044" calcext:value-type="float">
            <text:p>-0.002044</text:p>
          </table:table-cell>
          <table:table-cell office:value-type="float" office:value="0.015532" calcext:value-type="float">
            <text:p>0.015532</text:p>
          </table:table-cell>
          <table:table-cell office:value-type="float" office:value="8.644272" calcext:value-type="float">
            <text:p>8.644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0929" calcext:value-type="float">
            <text:p>-5.020929</text:p>
          </table:table-cell>
          <table:table-cell office:value-type="float" office:value="0.004046" calcext:value-type="float">
            <text:p>0.004046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8.61763" calcext:value-type="float">
            <text:p>8.6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8172" calcext:value-type="float">
            <text:p>-5.018172</text:p>
          </table:table-cell>
          <table:table-cell office:value-type="float" office:value="-0.016224" calcext:value-type="float">
            <text:p>-0.016224</text:p>
          </table:table-cell>
          <table:table-cell office:value-type="float" office:value="0.004665" calcext:value-type="float">
            <text:p>0.004665</text:p>
          </table:table-cell>
          <table:table-cell office:value-type="float" office:value="8.614683" calcext:value-type="float">
            <text:p>8.614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2773" calcext:value-type="float">
            <text:p>5.022773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-0.015797" calcext:value-type="float">
            <text:p>-0.015797</text:p>
          </table:table-cell>
          <table:table-cell office:value-type="float" office:value="8.601039" calcext:value-type="float">
            <text:p>8.60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2845" calcext:value-type="float">
            <text:p>5.022845</text:p>
          </table:table-cell>
          <table:table-cell office:value-type="float" office:value="0.015587" calcext:value-type="float">
            <text:p>0.015587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8.572155" calcext:value-type="float">
            <text:p>8.57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506" calcext:value-type="float">
            <text:p>5.001506</text:p>
          </table:table-cell>
          <table:table-cell office:value-type="float" office:value="-0.019628" calcext:value-type="float">
            <text:p>-0.019628</text:p>
          </table:table-cell>
          <table:table-cell office:value-type="float" office:value="-0.013649" calcext:value-type="float">
            <text:p>-0.013649</text:p>
          </table:table-cell>
          <table:table-cell office:value-type="float" office:value="8.561905" calcext:value-type="float">
            <text:p>8.56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331" calcext:value-type="float">
            <text:p>4.999331</text:p>
          </table:table-cell>
          <table:table-cell office:value-type="float" office:value="-0.012641" calcext:value-type="float">
            <text:p>-0.012641</text:p>
          </table:table-cell>
          <table:table-cell office:value-type="float" office:value="-0.020872" calcext:value-type="float">
            <text:p>-0.020872</text:p>
          </table:table-cell>
          <table:table-cell office:value-type="float" office:value="8.553144" calcext:value-type="float">
            <text:p>8.55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9472" calcext:value-type="float">
            <text:p>-4.979472</text:p>
          </table:table-cell>
          <table:table-cell office:value-type="float" office:value="-0.008851" calcext:value-type="float">
            <text:p>-0.008851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8.508651" calcext:value-type="float">
            <text:p>8.508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2611" calcext:value-type="float">
            <text:p>-4.982611</text:p>
          </table:table-cell>
          <table:table-cell office:value-type="float" office:value="0.014341" calcext:value-type="float">
            <text:p>0.014341</text:p>
          </table:table-cell>
          <table:table-cell office:value-type="float" office:value="-0.002107" calcext:value-type="float">
            <text:p>-0.002107</text:p>
          </table:table-cell>
          <table:table-cell office:value-type="float" office:value="8.504587" calcext:value-type="float">
            <text:p>8.504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1663" calcext:value-type="float">
            <text:p>-4.981663</text:p>
          </table:table-cell>
          <table:table-cell office:value-type="float" office:value="-0.000517" calcext:value-type="float">
            <text:p>-0.000517</text:p>
          </table:table-cell>
          <table:table-cell office:value-type="float" office:value="-0.018547" calcext:value-type="float">
            <text:p>-0.018547</text:p>
          </table:table-cell>
          <table:table-cell office:value-type="float" office:value="8.488763" calcext:value-type="float">
            <text:p>8.488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289" calcext:value-type="float">
            <text:p>-4.997289</text:p>
          </table:table-cell>
          <table:table-cell office:value-type="float" office:value="0.014797" calcext:value-type="float">
            <text:p>0.014797</text:p>
          </table:table-cell>
          <table:table-cell office:value-type="float" office:value="-0.018044" calcext:value-type="float">
            <text:p>-0.018044</text:p>
          </table:table-cell>
          <table:table-cell office:value-type="float" office:value="8.46911" calcext:value-type="float">
            <text:p>8.46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9873" calcext:value-type="float">
            <text:p>-4.979873</text:p>
          </table:table-cell>
          <table:table-cell office:value-type="float" office:value="-0.00626" calcext:value-type="float">
            <text:p>-0.00626</text:p>
          </table:table-cell>
          <table:table-cell office:value-type="float" office:value="0.008546" calcext:value-type="float">
            <text:p>0.008546</text:p>
          </table:table-cell>
          <table:table-cell office:value-type="float" office:value="8.454677" calcext:value-type="float">
            <text:p>8.454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32" calcext:value-type="float">
            <text:p>4.98232</text:p>
          </table:table-cell>
          <table:table-cell office:value-type="float" office:value="0.017664" calcext:value-type="float">
            <text:p>0.017664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8.422215" calcext:value-type="float">
            <text:p>8.42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489" calcext:value-type="float">
            <text:p>4.988489</text:p>
          </table:table-cell>
          <table:table-cell office:value-type="float" office:value="0.004999" calcext:value-type="float">
            <text:p>0.004999</text:p>
          </table:table-cell>
          <table:table-cell office:value-type="float" office:value="0.018878" calcext:value-type="float">
            <text:p>0.018878</text:p>
          </table:table-cell>
          <table:table-cell office:value-type="float" office:value="8.41498" calcext:value-type="float">
            <text:p>8.4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559" calcext:value-type="float">
            <text:p>-4.985559</text:p>
          </table:table-cell>
          <table:table-cell office:value-type="float" office:value="-0.014752" calcext:value-type="float">
            <text:p>-0.014752</text:p>
          </table:table-cell>
          <table:table-cell office:value-type="float" office:value="-0.013878" calcext:value-type="float">
            <text:p>-0.013878</text:p>
          </table:table-cell>
          <table:table-cell office:value-type="float" office:value="8.400619" calcext:value-type="float">
            <text:p>8.40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088" calcext:value-type="float">
            <text:p>5.000088</text:p>
          </table:table-cell>
          <table:table-cell office:value-type="float" office:value="-0.019315" calcext:value-type="float">
            <text:p>-0.019315</text:p>
          </table:table-cell>
          <table:table-cell office:value-type="float" office:value="0.008975" calcext:value-type="float">
            <text:p>0.008975</text:p>
          </table:table-cell>
          <table:table-cell office:value-type="float" office:value="8.375952" calcext:value-type="float">
            <text:p>8.375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0479" calcext:value-type="float">
            <text:p>4.980479</text:p>
          </table:table-cell>
          <table:table-cell office:value-type="float" office:value="-0.004717" calcext:value-type="float">
            <text:p>-0.004717</text:p>
          </table:table-cell>
          <table:table-cell office:value-type="float" office:value="-0.014969" calcext:value-type="float">
            <text:p>-0.014969</text:p>
          </table:table-cell>
          <table:table-cell office:value-type="float" office:value="8.370392" calcext:value-type="float">
            <text:p>8.370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453" calcext:value-type="float">
            <text:p>-4.988453</text:p>
          </table:table-cell>
          <table:table-cell office:value-type="float" office:value="0.019659" calcext:value-type="float">
            <text:p>0.019659</text:p>
          </table:table-cell>
          <table:table-cell office:value-type="float" office:value="-0.003419" calcext:value-type="float">
            <text:p>-0.003419</text:p>
          </table:table-cell>
          <table:table-cell office:value-type="float" office:value="8.361305" calcext:value-type="float">
            <text:p>8.36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578" calcext:value-type="float">
            <text:p>5.008578</text:p>
          </table:table-cell>
          <table:table-cell office:value-type="float" office:value="-0.001944" calcext:value-type="float">
            <text:p>-0.001944</text:p>
          </table:table-cell>
          <table:table-cell office:value-type="float" office:value="0.01854" calcext:value-type="float">
            <text:p>0.01854</text:p>
          </table:table-cell>
          <table:table-cell office:value-type="float" office:value="8.361024" calcext:value-type="float">
            <text:p>8.36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746" calcext:value-type="float">
            <text:p>4.994746</text:p>
          </table:table-cell>
          <table:table-cell office:value-type="float" office:value="-0.018592" calcext:value-type="float">
            <text:p>-0.018592</text:p>
          </table:table-cell>
          <table:table-cell office:value-type="float" office:value="-0.006447" calcext:value-type="float">
            <text:p>-0.006447</text:p>
          </table:table-cell>
          <table:table-cell office:value-type="float" office:value="8.344877" calcext:value-type="float">
            <text:p>8.344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025" calcext:value-type="float">
            <text:p>5.003025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0.022095" calcext:value-type="float">
            <text:p>0.022095</text:p>
          </table:table-cell>
          <table:table-cell office:value-type="float" office:value="8.335" calcext:value-type="float">
            <text:p>8.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047" calcext:value-type="float">
            <text:p>-4.985047</text:p>
          </table:table-cell>
          <table:table-cell office:value-type="float" office:value="0.018793" calcext:value-type="float">
            <text:p>0.018793</text:p>
          </table:table-cell>
          <table:table-cell office:value-type="float" office:value="0.004906" calcext:value-type="float">
            <text:p>0.004906</text:p>
          </table:table-cell>
          <table:table-cell office:value-type="float" office:value="8.330552" calcext:value-type="float">
            <text:p>8.33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9621" calcext:value-type="float">
            <text:p>4.979621</text:p>
          </table:table-cell>
          <table:table-cell office:value-type="float" office:value="0.010683" calcext:value-type="float">
            <text:p>0.010683</text:p>
          </table:table-cell>
          <table:table-cell office:value-type="float" office:value="-0.003295" calcext:value-type="float">
            <text:p>-0.003295</text:p>
          </table:table-cell>
          <table:table-cell office:value-type="float" office:value="8.324359" calcext:value-type="float">
            <text:p>8.32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295" calcext:value-type="float">
            <text:p>5.010295</text:p>
          </table:table-cell>
          <table:table-cell office:value-type="float" office:value="-0.017837" calcext:value-type="float">
            <text:p>-0.017837</text:p>
          </table:table-cell>
          <table:table-cell office:value-type="float" office:value="0.013277" calcext:value-type="float">
            <text:p>0.013277</text:p>
          </table:table-cell>
          <table:table-cell office:value-type="float" office:value="8.311349" calcext:value-type="float">
            <text:p>8.31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491" calcext:value-type="float">
            <text:p>-5.001491</text:p>
          </table:table-cell>
          <table:table-cell office:value-type="float" office:value="-0.021254" calcext:value-type="float">
            <text:p>-0.021254</text:p>
          </table:table-cell>
          <table:table-cell office:value-type="float" office:value="0.006378" calcext:value-type="float">
            <text:p>0.006378</text:p>
          </table:table-cell>
          <table:table-cell office:value-type="float" office:value="8.300215" calcext:value-type="float">
            <text:p>8.30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804" calcext:value-type="float">
            <text:p>4.98480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7798" calcext:value-type="float">
            <text:p>0.007798</text:p>
          </table:table-cell>
          <table:table-cell office:value-type="float" office:value="8.248203" calcext:value-type="float">
            <text:p>8.248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57" calcext:value-type="float">
            <text:p>-5.00457</text:p>
          </table:table-cell>
          <table:table-cell office:value-type="float" office:value="0.01648" calcext:value-type="float">
            <text:p>0.01648</text:p>
          </table:table-cell>
          <table:table-cell office:value-type="float" office:value="0.009256" calcext:value-type="float">
            <text:p>0.009256</text:p>
          </table:table-cell>
          <table:table-cell office:value-type="float" office:value="8.239057" calcext:value-type="float">
            <text:p>8.239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456" calcext:value-type="float">
            <text:p>4.988456</text:p>
          </table:table-cell>
          <table:table-cell office:value-type="float" office:value="-0.005818" calcext:value-type="float">
            <text:p>-0.005818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8.223276" calcext:value-type="float">
            <text:p>8.22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569" calcext:value-type="float">
            <text:p>5.012569</text:p>
          </table:table-cell>
          <table:table-cell office:value-type="float" office:value="-0.00647" calcext:value-type="float">
            <text:p>-0.00647</text:p>
          </table:table-cell>
          <table:table-cell office:value-type="float" office:value="-0.007782" calcext:value-type="float">
            <text:p>-0.007782</text:p>
          </table:table-cell>
          <table:table-cell office:value-type="float" office:value="8.219986" calcext:value-type="float">
            <text:p>8.219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2237" calcext:value-type="float">
            <text:p>-4.982237</text:p>
          </table:table-cell>
          <table:table-cell office:value-type="float" office:value="0.013515" calcext:value-type="float">
            <text:p>0.013515</text:p>
          </table:table-cell>
          <table:table-cell office:value-type="float" office:value="-0.010783" calcext:value-type="float">
            <text:p>-0.010783</text:p>
          </table:table-cell>
          <table:table-cell office:value-type="float" office:value="8.217635" calcext:value-type="float">
            <text:p>8.217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1179" calcext:value-type="float">
            <text:p>4.981179</text:p>
          </table:table-cell>
          <table:table-cell office:value-type="float" office:value="-0.001903" calcext:value-type="float">
            <text:p>-0.001903</text:p>
          </table:table-cell>
          <table:table-cell office:value-type="float" office:value="-0.006619" calcext:value-type="float">
            <text:p>-0.006619</text:p>
          </table:table-cell>
          <table:table-cell office:value-type="float" office:value="8.204034" calcext:value-type="float">
            <text:p>8.204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1933" calcext:value-type="float">
            <text:p>-4.981933</text:p>
          </table:table-cell>
          <table:table-cell office:value-type="float" office:value="-0.005271" calcext:value-type="float">
            <text:p>-0.005271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8.19866" calcext:value-type="float">
            <text:p>8.19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6616" calcext:value-type="float">
            <text:p>-5.016616</text:p>
          </table:table-cell>
          <table:table-cell office:value-type="float" office:value="-0.01809" calcext:value-type="float">
            <text:p>-0.01809</text:p>
          </table:table-cell>
          <table:table-cell office:value-type="float" office:value="-0.003398" calcext:value-type="float">
            <text:p>-0.003398</text:p>
          </table:table-cell>
          <table:table-cell office:value-type="float" office:value="8.187596" calcext:value-type="float">
            <text:p>8.18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9017" calcext:value-type="float">
            <text:p>4.979017</text:p>
          </table:table-cell>
          <table:table-cell office:value-type="float" office:value="-0.001655" calcext:value-type="float">
            <text:p>-0.001655</text:p>
          </table:table-cell>
          <table:table-cell office:value-type="float" office:value="-0.001815" calcext:value-type="float">
            <text:p>-0.001815</text:p>
          </table:table-cell>
          <table:table-cell office:value-type="float" office:value="8.178449" calcext:value-type="float">
            <text:p>8.178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9361" calcext:value-type="float">
            <text:p>-4.979361</text:p>
          </table:table-cell>
          <table:table-cell office:value-type="float" office:value="0.009032" calcext:value-type="float">
            <text:p>0.009032</text:p>
          </table:table-cell>
          <table:table-cell office:value-type="float" office:value="0.011074" calcext:value-type="float">
            <text:p>0.011074</text:p>
          </table:table-cell>
          <table:table-cell office:value-type="float" office:value="8.163004" calcext:value-type="float">
            <text:p>8.16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604" calcext:value-type="float">
            <text:p>5.002604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8.162532" calcext:value-type="float">
            <text:p>8.16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578" calcext:value-type="float">
            <text:p>5.016578</text:p>
          </table:table-cell>
          <table:table-cell office:value-type="float" office:value="0.01422" calcext:value-type="float">
            <text:p>0.01422</text:p>
          </table:table-cell>
          <table:table-cell office:value-type="float" office:value="-0.020655" calcext:value-type="float">
            <text:p>-0.020655</text:p>
          </table:table-cell>
          <table:table-cell office:value-type="float" office:value="8.158197" calcext:value-type="float">
            <text:p>8.158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203" calcext:value-type="float">
            <text:p>4.988203</text:p>
          </table:table-cell>
          <table:table-cell office:value-type="float" office:value="0.022323" calcext:value-type="float">
            <text:p>0.022323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8.149837" calcext:value-type="float">
            <text:p>8.149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973" calcext:value-type="float">
            <text:p>-5.003973</text:p>
          </table:table-cell>
          <table:table-cell office:value-type="float" office:value="-0.021744" calcext:value-type="float">
            <text:p>-0.021744</text:p>
          </table:table-cell>
          <table:table-cell office:value-type="float" office:value="-0.001664" calcext:value-type="float">
            <text:p>-0.001664</text:p>
          </table:table-cell>
          <table:table-cell office:value-type="float" office:value="8.1373" calcext:value-type="float">
            <text:p>8.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529" calcext:value-type="float">
            <text:p>-5.008529</text:p>
          </table:table-cell>
          <table:table-cell office:value-type="float" office:value="0.017266" calcext:value-type="float">
            <text:p>0.017266</text:p>
          </table:table-cell>
          <table:table-cell office:value-type="float" office:value="-0.001959" calcext:value-type="float">
            <text:p>-0.001959</text:p>
          </table:table-cell>
          <table:table-cell office:value-type="float" office:value="8.132475" calcext:value-type="float">
            <text:p>8.13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9002" calcext:value-type="float">
            <text:p>5.019002</text:p>
          </table:table-cell>
          <table:table-cell office:value-type="float" office:value="0.005676" calcext:value-type="float">
            <text:p>0.005676</text:p>
          </table:table-cell>
          <table:table-cell office:value-type="float" office:value="-0.00004" calcext:value-type="float">
            <text:p>-4E-05</text:p>
          </table:table-cell>
          <table:table-cell office:value-type="float" office:value="8.09197" calcext:value-type="float">
            <text:p>8.09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138" calcext:value-type="float">
            <text:p>5.011138</text:p>
          </table:table-cell>
          <table:table-cell office:value-type="float" office:value="-0.018011" calcext:value-type="float">
            <text:p>-0.018011</text:p>
          </table:table-cell>
          <table:table-cell office:value-type="float" office:value="0.005188" calcext:value-type="float">
            <text:p>0.005188</text:p>
          </table:table-cell>
          <table:table-cell office:value-type="float" office:value="8.085351" calcext:value-type="float">
            <text:p>8.085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845" calcext:value-type="float">
            <text:p>4.990845</text:p>
          </table:table-cell>
          <table:table-cell office:value-type="float" office:value="0.006496" calcext:value-type="float">
            <text:p>0.006496</text:p>
          </table:table-cell>
          <table:table-cell office:value-type="float" office:value="-0.020926" calcext:value-type="float">
            <text:p>-0.020926</text:p>
          </table:table-cell>
          <table:table-cell office:value-type="float" office:value="8.034969" calcext:value-type="float">
            <text:p>8.034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856" calcext:value-type="float">
            <text:p>5.013856</text:p>
          </table:table-cell>
          <table:table-cell office:value-type="float" office:value="0.005455" calcext:value-type="float">
            <text:p>0.005455</text:p>
          </table:table-cell>
          <table:table-cell office:value-type="float" office:value="0.016971" calcext:value-type="float">
            <text:p>0.016971</text:p>
          </table:table-cell>
          <table:table-cell office:value-type="float" office:value="8.031818" calcext:value-type="float">
            <text:p>8.03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693" calcext:value-type="float">
            <text:p>4.998693</text:p>
          </table:table-cell>
          <table:table-cell office:value-type="float" office:value="-0.020625" calcext:value-type="float">
            <text:p>-0.020625</text:p>
          </table:table-cell>
          <table:table-cell office:value-type="float" office:value="-0.000076" calcext:value-type="float">
            <text:p>-7.6E-05</text:p>
          </table:table-cell>
          <table:table-cell office:value-type="float" office:value="8.022619" calcext:value-type="float">
            <text:p>8.02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8195" calcext:value-type="float">
            <text:p>-5.01819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7.99825" calcext:value-type="float">
            <text:p>7.99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334" calcext:value-type="float">
            <text:p>4.991334</text:p>
          </table:table-cell>
          <table:table-cell office:value-type="float" office:value="0.020445" calcext:value-type="float">
            <text:p>0.020445</text:p>
          </table:table-cell>
          <table:table-cell office:value-type="float" office:value="-0.012375" calcext:value-type="float">
            <text:p>-0.012375</text:p>
          </table:table-cell>
          <table:table-cell office:value-type="float" office:value="7.973008" calcext:value-type="float">
            <text:p>7.97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0031" calcext:value-type="float">
            <text:p>-4.980031</text:p>
          </table:table-cell>
          <table:table-cell office:value-type="float" office:value="-0.000505" calcext:value-type="float">
            <text:p>-0.000505</text:p>
          </table:table-cell>
          <table:table-cell office:value-type="float" office:value="-0.018152" calcext:value-type="float">
            <text:p>-0.018152</text:p>
          </table:table-cell>
          <table:table-cell office:value-type="float" office:value="7.955731" calcext:value-type="float">
            <text:p>7.955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24" calcext:value-type="float">
            <text:p>-4.99724</text:p>
          </table:table-cell>
          <table:table-cell office:value-type="float" office:value="0.005673" calcext:value-type="float">
            <text:p>0.005673</text:p>
          </table:table-cell>
          <table:table-cell office:value-type="float" office:value="-0.005085" calcext:value-type="float">
            <text:p>-0.005085</text:p>
          </table:table-cell>
          <table:table-cell office:value-type="float" office:value="7.915215" calcext:value-type="float">
            <text:p>7.915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957" calcext:value-type="float">
            <text:p>-4.994957</text:p>
          </table:table-cell>
          <table:table-cell office:value-type="float" office:value="0.018788" calcext:value-type="float">
            <text:p>0.018788</text:p>
          </table:table-cell>
          <table:table-cell office:value-type="float" office:value="0.009354" calcext:value-type="float">
            <text:p>0.009354</text:p>
          </table:table-cell>
          <table:table-cell office:value-type="float" office:value="7.908975" calcext:value-type="float">
            <text:p>7.908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0512" calcext:value-type="float">
            <text:p>5.020512</text:p>
          </table:table-cell>
          <table:table-cell office:value-type="float" office:value="-0.00384" calcext:value-type="float">
            <text:p>-0.00384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7.890068" calcext:value-type="float">
            <text:p>7.890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84" calcext:value-type="float">
            <text:p>4.99784</text:p>
          </table:table-cell>
          <table:table-cell office:value-type="float" office:value="0.016079" calcext:value-type="float">
            <text:p>0.016079</text:p>
          </table:table-cell>
          <table:table-cell office:value-type="float" office:value="0.021126" calcext:value-type="float">
            <text:p>0.021126</text:p>
          </table:table-cell>
          <table:table-cell office:value-type="float" office:value="7.881213" calcext:value-type="float">
            <text:p>7.88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376" calcext:value-type="float">
            <text:p>5.004376</text:p>
          </table:table-cell>
          <table:table-cell office:value-type="float" office:value="-0.012473" calcext:value-type="float">
            <text:p>-0.012473</text:p>
          </table:table-cell>
          <table:table-cell office:value-type="float" office:value="0.022534" calcext:value-type="float">
            <text:p>0.022534</text:p>
          </table:table-cell>
          <table:table-cell office:value-type="float" office:value="7.878938" calcext:value-type="float">
            <text:p>7.878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531" calcext:value-type="float">
            <text:p>-5.007531</text:p>
          </table:table-cell>
          <table:table-cell office:value-type="float" office:value="0.019445" calcext:value-type="float">
            <text:p>0.019445</text:p>
          </table:table-cell>
          <table:table-cell office:value-type="float" office:value="-0.012775" calcext:value-type="float">
            <text:p>-0.012775</text:p>
          </table:table-cell>
          <table:table-cell office:value-type="float" office:value="7.870705" calcext:value-type="float">
            <text:p>7.87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9057" calcext:value-type="float">
            <text:p>-5.019057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-0.000712" calcext:value-type="float">
            <text:p>-0.000712</text:p>
          </table:table-cell>
          <table:table-cell office:value-type="float" office:value="7.865593" calcext:value-type="float">
            <text:p>7.865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2761" calcext:value-type="float">
            <text:p>-4.982761</text:p>
          </table:table-cell>
          <table:table-cell office:value-type="float" office:value="0.015591" calcext:value-type="float">
            <text:p>0.015591</text:p>
          </table:table-cell>
          <table:table-cell office:value-type="float" office:value="0.017379" calcext:value-type="float">
            <text:p>0.017379</text:p>
          </table:table-cell>
          <table:table-cell office:value-type="float" office:value="7.856871" calcext:value-type="float">
            <text:p>7.856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235" calcext:value-type="float">
            <text:p>-5.013235</text:p>
          </table:table-cell>
          <table:table-cell office:value-type="float" office:value="0.011455" calcext:value-type="float">
            <text:p>0.011455</text:p>
          </table:table-cell>
          <table:table-cell office:value-type="float" office:value="-0.017898" calcext:value-type="float">
            <text:p>-0.017898</text:p>
          </table:table-cell>
          <table:table-cell office:value-type="float" office:value="7.855635" calcext:value-type="float">
            <text:p>7.855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496" calcext:value-type="float">
            <text:p>5.006496</text:p>
          </table:table-cell>
          <table:table-cell office:value-type="float" office:value="-0.000231" calcext:value-type="float">
            <text:p>-0.000231</text:p>
          </table:table-cell>
          <table:table-cell office:value-type="float" office:value="-0.017141" calcext:value-type="float">
            <text:p>-0.017141</text:p>
          </table:table-cell>
          <table:table-cell office:value-type="float" office:value="7.830915" calcext:value-type="float">
            <text:p>7.83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299" calcext:value-type="float">
            <text:p>5.002299</text:p>
          </table:table-cell>
          <table:table-cell office:value-type="float" office:value="-0.007211" calcext:value-type="float">
            <text:p>-0.007211</text:p>
          </table:table-cell>
          <table:table-cell office:value-type="float" office:value="-0.020515" calcext:value-type="float">
            <text:p>-0.020515</text:p>
          </table:table-cell>
          <table:table-cell office:value-type="float" office:value="7.802757" calcext:value-type="float">
            <text:p>7.80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873" calcext:value-type="float">
            <text:p>-4.997873</text:p>
          </table:table-cell>
          <table:table-cell office:value-type="float" office:value="-0.017156" calcext:value-type="float">
            <text:p>-0.017156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7.750532" calcext:value-type="float">
            <text:p>7.750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577" calcext:value-type="float">
            <text:p>-4.991577</text:p>
          </table:table-cell>
          <table:table-cell office:value-type="float" office:value="-0.008417" calcext:value-type="float">
            <text:p>-0.008417</text:p>
          </table:table-cell>
          <table:table-cell office:value-type="float" office:value="-0.020514" calcext:value-type="float">
            <text:p>-0.020514</text:p>
          </table:table-cell>
          <table:table-cell office:value-type="float" office:value="7.72444" calcext:value-type="float">
            <text:p>7.7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076" calcext:value-type="float">
            <text:p>5.003076</text:p>
          </table:table-cell>
          <table:table-cell office:value-type="float" office:value="-0.017833" calcext:value-type="float">
            <text:p>-0.017833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7.681055" calcext:value-type="float">
            <text:p>7.68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7518" calcext:value-type="float">
            <text:p>-5.017518</text:p>
          </table:table-cell>
          <table:table-cell office:value-type="float" office:value="0.023855" calcext:value-type="float">
            <text:p>0.023855</text:p>
          </table:table-cell>
          <table:table-cell office:value-type="float" office:value="0.007993" calcext:value-type="float">
            <text:p>0.007993</text:p>
          </table:table-cell>
          <table:table-cell office:value-type="float" office:value="7.643769" calcext:value-type="float">
            <text:p>7.643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0896" calcext:value-type="float">
            <text:p>-4.980896</text:p>
          </table:table-cell>
          <table:table-cell office:value-type="float" office:value="0.012023" calcext:value-type="float">
            <text:p>0.012023</text:p>
          </table:table-cell>
          <table:table-cell office:value-type="float" office:value="0.006193" calcext:value-type="float">
            <text:p>0.006193</text:p>
          </table:table-cell>
          <table:table-cell office:value-type="float" office:value="7.631745" calcext:value-type="float">
            <text:p>7.63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757" calcext:value-type="float">
            <text:p>4.993757</text:p>
          </table:table-cell>
          <table:table-cell office:value-type="float" office:value="-0.01071" calcext:value-type="float">
            <text:p>-0.01071</text:p>
          </table:table-cell>
          <table:table-cell office:value-type="float" office:value="0.020851" calcext:value-type="float">
            <text:p>0.020851</text:p>
          </table:table-cell>
          <table:table-cell office:value-type="float" office:value="7.630964" calcext:value-type="float">
            <text:p>7.630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017" calcext:value-type="float">
            <text:p>5.015017</text:p>
          </table:table-cell>
          <table:table-cell office:value-type="float" office:value="-0.022754" calcext:value-type="float">
            <text:p>-0.022754</text:p>
          </table:table-cell>
          <table:table-cell office:value-type="float" office:value="-0.016257" calcext:value-type="float">
            <text:p>-0.016257</text:p>
          </table:table-cell>
          <table:table-cell office:value-type="float" office:value="7.609214" calcext:value-type="float">
            <text:p>7.609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51" calcext:value-type="float">
            <text:p>5.01051</text:p>
          </table:table-cell>
          <table:table-cell office:value-type="float" office:value="0.02183" calcext:value-type="float">
            <text:p>0.02183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7.591667" calcext:value-type="float">
            <text:p>7.59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794" calcext:value-type="float">
            <text:p>5.000794</text:p>
          </table:table-cell>
          <table:table-cell office:value-type="float" office:value="0.006017" calcext:value-type="float">
            <text:p>0.006017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7.549107" calcext:value-type="float">
            <text:p>7.549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07" calcext:value-type="float">
            <text:p>4.99807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-0.017812" calcext:value-type="float">
            <text:p>-0.017812</text:p>
          </table:table-cell>
          <table:table-cell office:value-type="float" office:value="7.54425" calcext:value-type="float">
            <text:p>7.54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41" calcext:value-type="float">
            <text:p>-5.00841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-0.015868" calcext:value-type="float">
            <text:p>-0.015868</text:p>
          </table:table-cell>
          <table:table-cell office:value-type="float" office:value="7.540751" calcext:value-type="float">
            <text:p>7.540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745" calcext:value-type="float">
            <text:p>4.992745</text:p>
          </table:table-cell>
          <table:table-cell office:value-type="float" office:value="-0.005669" calcext:value-type="float">
            <text:p>-0.005669</text:p>
          </table:table-cell>
          <table:table-cell office:value-type="float" office:value="0.014749" calcext:value-type="float">
            <text:p>0.014749</text:p>
          </table:table-cell>
          <table:table-cell office:value-type="float" office:value="7.534981" calcext:value-type="float">
            <text:p>7.534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078" calcext:value-type="float">
            <text:p>-4.98078</text:p>
          </table:table-cell>
          <table:table-cell office:value-type="float" office:value="-0.004189" calcext:value-type="float">
            <text:p>-0.004189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7.53092" calcext:value-type="float">
            <text:p>7.5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8703" calcext:value-type="float">
            <text:p>-5.018703</text:p>
          </table:table-cell>
          <table:table-cell office:value-type="float" office:value="-0.007644" calcext:value-type="float">
            <text:p>-0.007644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7.517431" calcext:value-type="float">
            <text:p>7.517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1726" calcext:value-type="float">
            <text:p>4.981726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0.012267" calcext:value-type="float">
            <text:p>0.012267</text:p>
          </table:table-cell>
          <table:table-cell office:value-type="float" office:value="7.509981" calcext:value-type="float">
            <text:p>7.509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02" calcext:value-type="float">
            <text:p>-5.01402</text:p>
          </table:table-cell>
          <table:table-cell office:value-type="float" office:value="-0.013005" calcext:value-type="float">
            <text:p>-0.013005</text:p>
          </table:table-cell>
          <table:table-cell office:value-type="float" office:value="0.015206" calcext:value-type="float">
            <text:p>0.015206</text:p>
          </table:table-cell>
          <table:table-cell office:value-type="float" office:value="7.506217" calcext:value-type="float">
            <text:p>7.506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878" calcext:value-type="float">
            <text:p>4.988878</text:p>
          </table:table-cell>
          <table:table-cell office:value-type="float" office:value="-0.004613" calcext:value-type="float">
            <text:p>-0.004613</text:p>
          </table:table-cell>
          <table:table-cell office:value-type="float" office:value="-0.020111" calcext:value-type="float">
            <text:p>-0.020111</text:p>
          </table:table-cell>
          <table:table-cell office:value-type="float" office:value="7.506045" calcext:value-type="float">
            <text:p>7.506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572" calcext:value-type="float">
            <text:p>-5.003572</text:p>
          </table:table-cell>
          <table:table-cell office:value-type="float" office:value="-0.011213" calcext:value-type="float">
            <text:p>-0.011213</text:p>
          </table:table-cell>
          <table:table-cell office:value-type="float" office:value="0.005267" calcext:value-type="float">
            <text:p>0.005267</text:p>
          </table:table-cell>
          <table:table-cell office:value-type="float" office:value="7.497251" calcext:value-type="float">
            <text:p>7.497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557" calcext:value-type="float">
            <text:p>4.987557</text:p>
          </table:table-cell>
          <table:table-cell office:value-type="float" office:value="-0.018941" calcext:value-type="float">
            <text:p>-0.018941</text:p>
          </table:table-cell>
          <table:table-cell office:value-type="float" office:value="0.027294" calcext:value-type="float">
            <text:p>0.027294</text:p>
          </table:table-cell>
          <table:table-cell office:value-type="float" office:value="7.495116" calcext:value-type="float">
            <text:p>7.495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137" calcext:value-type="float">
            <text:p>4.982137</text:p>
          </table:table-cell>
          <table:table-cell office:value-type="float" office:value="-0.000592" calcext:value-type="float">
            <text:p>-0.000592</text:p>
          </table:table-cell>
          <table:table-cell office:value-type="float" office:value="-0.014464" calcext:value-type="float">
            <text:p>-0.014464</text:p>
          </table:table-cell>
          <table:table-cell office:value-type="float" office:value="7.492387" calcext:value-type="float">
            <text:p>7.49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758" calcext:value-type="float">
            <text:p>-5.011758</text:p>
          </table:table-cell>
          <table:table-cell office:value-type="float" office:value="0.017295" calcext:value-type="float">
            <text:p>0.017295</text:p>
          </table:table-cell>
          <table:table-cell office:value-type="float" office:value="-0.007808" calcext:value-type="float">
            <text:p>-0.007808</text:p>
          </table:table-cell>
          <table:table-cell office:value-type="float" office:value="7.483711" calcext:value-type="float">
            <text:p>7.483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107" calcext:value-type="float">
            <text:p>-5.005107</text:p>
          </table:table-cell>
          <table:table-cell office:value-type="float" office:value="-0.014954" calcext:value-type="float">
            <text:p>-0.014954</text:p>
          </table:table-cell>
          <table:table-cell office:value-type="float" office:value="-0.002871" calcext:value-type="float">
            <text:p>-0.002871</text:p>
          </table:table-cell>
          <table:table-cell office:value-type="float" office:value="7.481627" calcext:value-type="float">
            <text:p>7.48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48" calcext:value-type="float">
            <text:p>-4.99248</text:p>
          </table:table-cell>
          <table:table-cell office:value-type="float" office:value="0.014198" calcext:value-type="float">
            <text:p>0.014198</text:p>
          </table:table-cell>
          <table:table-cell office:value-type="float" office:value="0.011445" calcext:value-type="float">
            <text:p>0.011445</text:p>
          </table:table-cell>
          <table:table-cell office:value-type="float" office:value="7.480115" calcext:value-type="float">
            <text:p>7.48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127" calcext:value-type="float">
            <text:p>5.011127</text:p>
          </table:table-cell>
          <table:table-cell office:value-type="float" office:value="0.017372" calcext:value-type="float">
            <text:p>0.017372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7.466369" calcext:value-type="float">
            <text:p>7.466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608" calcext:value-type="float">
            <text:p>4.999608</text:p>
          </table:table-cell>
          <table:table-cell office:value-type="float" office:value="-0.001919" calcext:value-type="float">
            <text:p>-0.001919</text:p>
          </table:table-cell>
          <table:table-cell office:value-type="float" office:value="-0.022884" calcext:value-type="float">
            <text:p>-0.022884</text:p>
          </table:table-cell>
          <table:table-cell office:value-type="float" office:value="7.455877" calcext:value-type="float">
            <text:p>7.455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623" calcext:value-type="float">
            <text:p>4.991623</text:p>
          </table:table-cell>
          <table:table-cell office:value-type="float" office:value="0.021221" calcext:value-type="float">
            <text:p>0.021221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7.449395" calcext:value-type="float">
            <text:p>7.449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542" calcext:value-type="float">
            <text:p>-5.004542</text:p>
          </table:table-cell>
          <table:table-cell office:value-type="float" office:value="-0.011356" calcext:value-type="float">
            <text:p>-0.011356</text:p>
          </table:table-cell>
          <table:table-cell office:value-type="float" office:value="-0.00391" calcext:value-type="float">
            <text:p>-0.00391</text:p>
          </table:table-cell>
          <table:table-cell office:value-type="float" office:value="7.391143" calcext:value-type="float">
            <text:p>7.39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434" calcext:value-type="float">
            <text:p>-4.993434</text:p>
          </table:table-cell>
          <table:table-cell office:value-type="float" office:value="0.018868" calcext:value-type="float">
            <text:p>0.018868</text:p>
          </table:table-cell>
          <table:table-cell office:value-type="float" office:value="0.00419" calcext:value-type="float">
            <text:p>0.00419</text:p>
          </table:table-cell>
          <table:table-cell office:value-type="float" office:value="7.371537" calcext:value-type="float">
            <text:p>7.37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421" calcext:value-type="float">
            <text:p>5.012421</text:p>
          </table:table-cell>
          <table:table-cell office:value-type="float" office:value="-0.019723" calcext:value-type="float">
            <text:p>-0.019723</text:p>
          </table:table-cell>
          <table:table-cell office:value-type="float" office:value="-0.00337" calcext:value-type="float">
            <text:p>-0.00337</text:p>
          </table:table-cell>
          <table:table-cell office:value-type="float" office:value="7.368522" calcext:value-type="float">
            <text:p>7.368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615" calcext:value-type="float">
            <text:p>-4.985615</text:p>
          </table:table-cell>
          <table:table-cell office:value-type="float" office:value="0.021617" calcext:value-type="float">
            <text:p>0.021617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7.364286" calcext:value-type="float">
            <text:p>7.364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375" calcext:value-type="float">
            <text:p>-5.000375</text:p>
          </table:table-cell>
          <table:table-cell office:value-type="float" office:value="0.020233" calcext:value-type="float">
            <text:p>0.020233</text:p>
          </table:table-cell>
          <table:table-cell office:value-type="float" office:value="0.007597" calcext:value-type="float">
            <text:p>0.007597</text:p>
          </table:table-cell>
          <table:table-cell office:value-type="float" office:value="7.363203" calcext:value-type="float">
            <text:p>7.36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3906" calcext:value-type="float">
            <text:p>-4.983906</text:p>
          </table:table-cell>
          <table:table-cell office:value-type="float" office:value="-0.004544" calcext:value-type="float">
            <text:p>-0.004544</text:p>
          </table:table-cell>
          <table:table-cell office:value-type="float" office:value="-0.006842" calcext:value-type="float">
            <text:p>-0.006842</text:p>
          </table:table-cell>
          <table:table-cell office:value-type="float" office:value="7.36014" calcext:value-type="float">
            <text:p>7.36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555" calcext:value-type="float">
            <text:p>5.006555</text:p>
          </table:table-cell>
          <table:table-cell office:value-type="float" office:value="-0.017973" calcext:value-type="float">
            <text:p>-0.017973</text:p>
          </table:table-cell>
          <table:table-cell office:value-type="float" office:value="-0.011663" calcext:value-type="float">
            <text:p>-0.011663</text:p>
          </table:table-cell>
          <table:table-cell office:value-type="float" office:value="7.353415" calcext:value-type="float">
            <text:p>7.353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0814" calcext:value-type="float">
            <text:p>5.020814</text:p>
          </table:table-cell>
          <table:table-cell office:value-type="float" office:value="-0.007199" calcext:value-type="float">
            <text:p>-0.007199</text:p>
          </table:table-cell>
          <table:table-cell office:value-type="float" office:value="-0.002165" calcext:value-type="float">
            <text:p>-0.002165</text:p>
          </table:table-cell>
          <table:table-cell office:value-type="float" office:value="7.325966" calcext:value-type="float">
            <text:p>7.325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971" calcext:value-type="float">
            <text:p>4.990971</text:p>
          </table:table-cell>
          <table:table-cell office:value-type="float" office:value="-0.012275" calcext:value-type="float">
            <text:p>-0.012275</text:p>
          </table:table-cell>
          <table:table-cell office:value-type="float" office:value="-0.016746" calcext:value-type="float">
            <text:p>-0.016746</text:p>
          </table:table-cell>
          <table:table-cell office:value-type="float" office:value="7.319415" calcext:value-type="float">
            <text:p>7.319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921" calcext:value-type="float">
            <text:p>-4.987921</text:p>
          </table:table-cell>
          <table:table-cell office:value-type="float" office:value="-0.016904" calcext:value-type="float">
            <text:p>-0.016904</text:p>
          </table:table-cell>
          <table:table-cell office:value-type="float" office:value="0.009322" calcext:value-type="float">
            <text:p>0.009322</text:p>
          </table:table-cell>
          <table:table-cell office:value-type="float" office:value="7.316468" calcext:value-type="float">
            <text:p>7.316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986" calcext:value-type="float">
            <text:p>-5.009986</text:p>
          </table:table-cell>
          <table:table-cell office:value-type="float" office:value="0.017872" calcext:value-type="float">
            <text:p>0.017872</text:p>
          </table:table-cell>
          <table:table-cell office:value-type="float" office:value="0.010725" calcext:value-type="float">
            <text:p>0.010725</text:p>
          </table:table-cell>
          <table:table-cell office:value-type="float" office:value="7.309855" calcext:value-type="float">
            <text:p>7.309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983" calcext:value-type="float">
            <text:p>5.011983</text:p>
          </table:table-cell>
          <table:table-cell office:value-type="float" office:value="-0.011959" calcext:value-type="float">
            <text:p>-0.011959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7.294268" calcext:value-type="float">
            <text:p>7.29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712" calcext:value-type="float">
            <text:p>5.006712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-0.018615" calcext:value-type="float">
            <text:p>-0.018615</text:p>
          </table:table-cell>
          <table:table-cell office:value-type="float" office:value="7.294109" calcext:value-type="float">
            <text:p>7.294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347" calcext:value-type="float">
            <text:p>5.016347</text:p>
          </table:table-cell>
          <table:table-cell office:value-type="float" office:value="-0.017422" calcext:value-type="float">
            <text:p>-0.017422</text:p>
          </table:table-cell>
          <table:table-cell office:value-type="float" office:value="0.012797" calcext:value-type="float">
            <text:p>0.012797</text:p>
          </table:table-cell>
          <table:table-cell office:value-type="float" office:value="7.277348" calcext:value-type="float">
            <text:p>7.277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135" calcext:value-type="float">
            <text:p>-5.006135</text:p>
          </table:table-cell>
          <table:table-cell office:value-type="float" office:value="0.020722" calcext:value-type="float">
            <text:p>0.020722</text:p>
          </table:table-cell>
          <table:table-cell office:value-type="float" office:value="-0.009579" calcext:value-type="float">
            <text:p>-0.009579</text:p>
          </table:table-cell>
          <table:table-cell office:value-type="float" office:value="7.276555" calcext:value-type="float">
            <text:p>7.276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773" calcext:value-type="float">
            <text:p>-5.009773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0.012536" calcext:value-type="float">
            <text:p>0.012536</text:p>
          </table:table-cell>
          <table:table-cell office:value-type="float" office:value="7.251386" calcext:value-type="float">
            <text:p>7.25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201" calcext:value-type="float">
            <text:p>-5.010201</text:p>
          </table:table-cell>
          <table:table-cell office:value-type="float" office:value="0.006842" calcext:value-type="float">
            <text:p>0.006842</text:p>
          </table:table-cell>
          <table:table-cell office:value-type="float" office:value="0.015202" calcext:value-type="float">
            <text:p>0.015202</text:p>
          </table:table-cell>
          <table:table-cell office:value-type="float" office:value="7.245304" calcext:value-type="float">
            <text:p>7.245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059" calcext:value-type="float">
            <text:p>5.015059</text:p>
          </table:table-cell>
          <table:table-cell office:value-type="float" office:value="-0.011806" calcext:value-type="float">
            <text:p>-0.011806</text:p>
          </table:table-cell>
          <table:table-cell office:value-type="float" office:value="0.016772" calcext:value-type="float">
            <text:p>0.016772</text:p>
          </table:table-cell>
          <table:table-cell office:value-type="float" office:value="7.243885" calcext:value-type="float">
            <text:p>7.243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271" calcext:value-type="float">
            <text:p>-5.014271</text:p>
          </table:table-cell>
          <table:table-cell office:value-type="float" office:value="0.003375" calcext:value-type="float">
            <text:p>0.003375</text:p>
          </table:table-cell>
          <table:table-cell office:value-type="float" office:value="0.005409" calcext:value-type="float">
            <text:p>0.005409</text:p>
          </table:table-cell>
          <table:table-cell office:value-type="float" office:value="7.212787" calcext:value-type="float">
            <text:p>7.21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879" calcext:value-type="float">
            <text:p>-4.997879</text:p>
          </table:table-cell>
          <table:table-cell office:value-type="float" office:value="0.016759" calcext:value-type="float">
            <text:p>0.016759</text:p>
          </table:table-cell>
          <table:table-cell office:value-type="float" office:value="-0.002452" calcext:value-type="float">
            <text:p>-0.002452</text:p>
          </table:table-cell>
          <table:table-cell office:value-type="float" office:value="7.210042" calcext:value-type="float">
            <text:p>7.21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949" calcext:value-type="float">
            <text:p>5.002949</text:p>
          </table:table-cell>
          <table:table-cell office:value-type="float" office:value="0.018595" calcext:value-type="float">
            <text:p>0.018595</text:p>
          </table:table-cell>
          <table:table-cell office:value-type="float" office:value="-0.001402" calcext:value-type="float">
            <text:p>-0.001402</text:p>
          </table:table-cell>
          <table:table-cell office:value-type="float" office:value="7.171608" calcext:value-type="float">
            <text:p>7.17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5" calcext:value-type="float">
            <text:p>-5.0125</text:p>
          </table:table-cell>
          <table:table-cell office:value-type="float" office:value="0.009579" calcext:value-type="float">
            <text:p>0.009579</text:p>
          </table:table-cell>
          <table:table-cell office:value-type="float" office:value="-0.021908" calcext:value-type="float">
            <text:p>-0.021908</text:p>
          </table:table-cell>
          <table:table-cell office:value-type="float" office:value="7.165969" calcext:value-type="float">
            <text:p>7.165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652" calcext:value-type="float">
            <text:p>5.005652</text:p>
          </table:table-cell>
          <table:table-cell office:value-type="float" office:value="-0.017886" calcext:value-type="float">
            <text:p>-0.017886</text:p>
          </table:table-cell>
          <table:table-cell office:value-type="float" office:value="0.002436" calcext:value-type="float">
            <text:p>0.002436</text:p>
          </table:table-cell>
          <table:table-cell office:value-type="float" office:value="7.157494" calcext:value-type="float">
            <text:p>7.157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998" calcext:value-type="float">
            <text:p>-5.008998</text:p>
          </table:table-cell>
          <table:table-cell office:value-type="float" office:value="-0.002452" calcext:value-type="float">
            <text:p>-0.002452</text:p>
          </table:table-cell>
          <table:table-cell office:value-type="float" office:value="0.016489" calcext:value-type="float">
            <text:p>0.016489</text:p>
          </table:table-cell>
          <table:table-cell office:value-type="float" office:value="7.147948" calcext:value-type="float">
            <text:p>7.147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2386" calcext:value-type="float">
            <text:p>-4.982386</text:p>
          </table:table-cell>
          <table:table-cell office:value-type="float" office:value="-0.017892" calcext:value-type="float">
            <text:p>-0.017892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7.14027" calcext:value-type="float">
            <text:p>7.14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549" calcext:value-type="float">
            <text:p>-5.011549</text:p>
          </table:table-cell>
          <table:table-cell office:value-type="float" office:value="-0.014914" calcext:value-type="float">
            <text:p>-0.014914</text:p>
          </table:table-cell>
          <table:table-cell office:value-type="float" office:value="-0.000188" calcext:value-type="float">
            <text:p>-0.000188</text:p>
          </table:table-cell>
          <table:table-cell office:value-type="float" office:value="7.135291" calcext:value-type="float">
            <text:p>7.135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335" calcext:value-type="float">
            <text:p>-4.995335</text:p>
          </table:table-cell>
          <table:table-cell office:value-type="float" office:value="-0.00556" calcext:value-type="float">
            <text:p>-0.00556</text:p>
          </table:table-cell>
          <table:table-cell office:value-type="float" office:value="-0.016356" calcext:value-type="float">
            <text:p>-0.016356</text:p>
          </table:table-cell>
          <table:table-cell office:value-type="float" office:value="7.127381" calcext:value-type="float">
            <text:p>7.127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369" calcext:value-type="float">
            <text:p>-5.001369</text:p>
          </table:table-cell>
          <table:table-cell office:value-type="float" office:value="0.018329" calcext:value-type="float">
            <text:p>0.018329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7.092061" calcext:value-type="float">
            <text:p>7.09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0773" calcext:value-type="float">
            <text:p>-4.980773</text:p>
          </table:table-cell>
          <table:table-cell office:value-type="float" office:value="-0.000247" calcext:value-type="float">
            <text:p>-0.000247</text:p>
          </table:table-cell>
          <table:table-cell office:value-type="float" office:value="-0.008765" calcext:value-type="float">
            <text:p>-0.008765</text:p>
          </table:table-cell>
          <table:table-cell office:value-type="float" office:value="7.072289" calcext:value-type="float">
            <text:p>7.07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253" calcext:value-type="float">
            <text:p>-4.997253</text:p>
          </table:table-cell>
          <table:table-cell office:value-type="float" office:value="-0.017926" calcext:value-type="float">
            <text:p>-0.017926</text:p>
          </table:table-cell>
          <table:table-cell office:value-type="float" office:value="-0.006188" calcext:value-type="float">
            <text:p>-0.006188</text:p>
          </table:table-cell>
          <table:table-cell office:value-type="float" office:value="7.068939" calcext:value-type="float">
            <text:p>7.06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508" calcext:value-type="float">
            <text:p>5.01050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7.041251" calcext:value-type="float">
            <text:p>7.04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7775" calcext:value-type="float">
            <text:p>5.017775</text:p>
          </table:table-cell>
          <table:table-cell office:value-type="float" office:value="-0.000366" calcext:value-type="float">
            <text:p>-0.000366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7.023341" calcext:value-type="float">
            <text:p>7.02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336" calcext:value-type="float">
            <text:p>5.003336</text:p>
          </table:table-cell>
          <table:table-cell office:value-type="float" office:value="0.009689" calcext:value-type="float">
            <text:p>0.009689</text:p>
          </table:table-cell>
          <table:table-cell office:value-type="float" office:value="-0.016963" calcext:value-type="float">
            <text:p>-0.016963</text:p>
          </table:table-cell>
          <table:table-cell office:value-type="float" office:value="7.020951" calcext:value-type="float">
            <text:p>7.020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212" calcext:value-type="float">
            <text:p>5.001212</text:p>
          </table:table-cell>
          <table:table-cell office:value-type="float" office:value="-0.014962" calcext:value-type="float">
            <text:p>-0.014962</text:p>
          </table:table-cell>
          <table:table-cell office:value-type="float" office:value="-0.005773" calcext:value-type="float">
            <text:p>-0.005773</text:p>
          </table:table-cell>
          <table:table-cell office:value-type="float" office:value="7.015432" calcext:value-type="float">
            <text:p>7.015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41" calcext:value-type="float">
            <text:p>5.00141</text:p>
          </table:table-cell>
          <table:table-cell office:value-type="float" office:value="-0.021778" calcext:value-type="float">
            <text:p>-0.021778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6.997775" calcext:value-type="float">
            <text:p>6.997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503" calcext:value-type="float">
            <text:p>-4.988503</text:p>
          </table:table-cell>
          <table:table-cell office:value-type="float" office:value="-0.017268" calcext:value-type="float">
            <text:p>-0.017268</text:p>
          </table:table-cell>
          <table:table-cell office:value-type="float" office:value="-0.012115" calcext:value-type="float">
            <text:p>-0.012115</text:p>
          </table:table-cell>
          <table:table-cell office:value-type="float" office:value="6.989663" calcext:value-type="float">
            <text:p>6.989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7249" calcext:value-type="float">
            <text:p>5.017249</text:p>
          </table:table-cell>
          <table:table-cell office:value-type="float" office:value="-0.017395" calcext:value-type="float">
            <text:p>-0.017395</text:p>
          </table:table-cell>
          <table:table-cell office:value-type="float" office:value="-0.015659" calcext:value-type="float">
            <text:p>-0.015659</text:p>
          </table:table-cell>
          <table:table-cell office:value-type="float" office:value="6.98939" calcext:value-type="float">
            <text:p>6.98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322" calcext:value-type="float">
            <text:p>-4.998322</text:p>
          </table:table-cell>
          <table:table-cell office:value-type="float" office:value="-0.018698" calcext:value-type="float">
            <text:p>-0.018698</text:p>
          </table:table-cell>
          <table:table-cell office:value-type="float" office:value="0.004958" calcext:value-type="float">
            <text:p>0.004958</text:p>
          </table:table-cell>
          <table:table-cell office:value-type="float" office:value="6.980357" calcext:value-type="float">
            <text:p>6.980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1172" calcext:value-type="float">
            <text:p>5.021172</text:p>
          </table:table-cell>
          <table:table-cell office:value-type="float" office:value="-0.012616" calcext:value-type="float">
            <text:p>-0.012616</text:p>
          </table:table-cell>
          <table:table-cell office:value-type="float" office:value="0.015651" calcext:value-type="float">
            <text:p>0.015651</text:p>
          </table:table-cell>
          <table:table-cell office:value-type="float" office:value="6.979571" calcext:value-type="float">
            <text:p>6.979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113" calcext:value-type="float">
            <text:p>-5.012113</text:p>
          </table:table-cell>
          <table:table-cell office:value-type="float" office:value="-0.012717" calcext:value-type="float">
            <text:p>-0.012717</text:p>
          </table:table-cell>
          <table:table-cell office:value-type="float" office:value="0.007903" calcext:value-type="float">
            <text:p>0.007903</text:p>
          </table:table-cell>
          <table:table-cell office:value-type="float" office:value="6.977501" calcext:value-type="float">
            <text:p>6.977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6427" calcext:value-type="float">
            <text:p>-5.016427</text:p>
          </table:table-cell>
          <table:table-cell office:value-type="float" office:value="-0.005567" calcext:value-type="float">
            <text:p>-0.005567</text:p>
          </table:table-cell>
          <table:table-cell office:value-type="float" office:value="-0.010776" calcext:value-type="float">
            <text:p>-0.010776</text:p>
          </table:table-cell>
          <table:table-cell office:value-type="float" office:value="6.975219" calcext:value-type="float">
            <text:p>6.975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0395" calcext:value-type="float">
            <text:p>5.020395</text:p>
          </table:table-cell>
          <table:table-cell office:value-type="float" office:value="-0.004757" calcext:value-type="float">
            <text:p>-0.004757</text:p>
          </table:table-cell>
          <table:table-cell office:value-type="float" office:value="-0.003135" calcext:value-type="float">
            <text:p>-0.003135</text:p>
          </table:table-cell>
          <table:table-cell office:value-type="float" office:value="6.967283" calcext:value-type="float">
            <text:p>6.967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3652" calcext:value-type="float">
            <text:p>-4.983652</text:p>
          </table:table-cell>
          <table:table-cell office:value-type="float" office:value="-0.001945" calcext:value-type="float">
            <text:p>-0.001945</text:p>
          </table:table-cell>
          <table:table-cell office:value-type="float" office:value="-0.020336" calcext:value-type="float">
            <text:p>-0.020336</text:p>
          </table:table-cell>
          <table:table-cell office:value-type="float" office:value="6.96695" calcext:value-type="float">
            <text:p>6.96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78827" calcext:value-type="float">
            <text:p>-4.978827</text:p>
          </table:table-cell>
          <table:table-cell office:value-type="float" office:value="-0.005351" calcext:value-type="float">
            <text:p>-0.005351</text:p>
          </table:table-cell>
          <table:table-cell office:value-type="float" office:value="0.004118" calcext:value-type="float">
            <text:p>0.004118</text:p>
          </table:table-cell>
          <table:table-cell office:value-type="float" office:value="6.965506" calcext:value-type="float">
            <text:p>6.965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333" calcext:value-type="float">
            <text:p>-5.002333</text:p>
          </table:table-cell>
          <table:table-cell office:value-type="float" office:value="-0.010184" calcext:value-type="float">
            <text:p>-0.010184</text:p>
          </table:table-cell>
          <table:table-cell office:value-type="float" office:value="0.015629" calcext:value-type="float">
            <text:p>0.015629</text:p>
          </table:table-cell>
          <table:table-cell office:value-type="float" office:value="6.964123" calcext:value-type="float">
            <text:p>6.964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552" calcext:value-type="float">
            <text:p>-4.991552</text:p>
          </table:table-cell>
          <table:table-cell office:value-type="float" office:value="-0.017421" calcext:value-type="float">
            <text:p>-0.017421</text:p>
          </table:table-cell>
          <table:table-cell office:value-type="float" office:value="-0.013986" calcext:value-type="float">
            <text:p>-0.013986</text:p>
          </table:table-cell>
          <table:table-cell office:value-type="float" office:value="6.958444" calcext:value-type="float">
            <text:p>6.958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117" calcext:value-type="float">
            <text:p>5.015117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-0.01994" calcext:value-type="float">
            <text:p>-0.01994</text:p>
          </table:table-cell>
          <table:table-cell office:value-type="float" office:value="6.958153" calcext:value-type="float">
            <text:p>6.958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001" calcext:value-type="float">
            <text:p>4.985001</text:p>
          </table:table-cell>
          <table:table-cell office:value-type="float" office:value="-0.008756" calcext:value-type="float">
            <text:p>-0.008756</text:p>
          </table:table-cell>
          <table:table-cell office:value-type="float" office:value="-0.003686" calcext:value-type="float">
            <text:p>-0.003686</text:p>
          </table:table-cell>
          <table:table-cell office:value-type="float" office:value="6.958" calcext:value-type="float">
            <text:p>6.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19" calcext:value-type="float">
            <text:p>4.997019</text:p>
          </table:table-cell>
          <table:table-cell office:value-type="float" office:value="0.019504" calcext:value-type="float">
            <text:p>0.019504</text:p>
          </table:table-cell>
          <table:table-cell office:value-type="float" office:value="0.018418" calcext:value-type="float">
            <text:p>0.018418</text:p>
          </table:table-cell>
          <table:table-cell office:value-type="float" office:value="6.956185" calcext:value-type="float">
            <text:p>6.956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073" calcext:value-type="float">
            <text:p>-5.010073</text:p>
          </table:table-cell>
          <table:table-cell office:value-type="float" office:value="-0.017463" calcext:value-type="float">
            <text:p>-0.017463</text:p>
          </table:table-cell>
          <table:table-cell office:value-type="float" office:value="0.001571" calcext:value-type="float">
            <text:p>0.001571</text:p>
          </table:table-cell>
          <table:table-cell office:value-type="float" office:value="6.917771" calcext:value-type="float">
            <text:p>6.917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212" calcext:value-type="float">
            <text:p>-4.997212</text:p>
          </table:table-cell>
          <table:table-cell office:value-type="float" office:value="0.013959" calcext:value-type="float">
            <text:p>0.013959</text:p>
          </table:table-cell>
          <table:table-cell office:value-type="float" office:value="0.004612" calcext:value-type="float">
            <text:p>0.004612</text:p>
          </table:table-cell>
          <table:table-cell office:value-type="float" office:value="6.904377" calcext:value-type="float">
            <text:p>6.904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045" calcext:value-type="float">
            <text:p>4.993045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0.008063" calcext:value-type="float">
            <text:p>0.008063</text:p>
          </table:table-cell>
          <table:table-cell office:value-type="float" office:value="6.897802" calcext:value-type="float">
            <text:p>6.897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458" calcext:value-type="float">
            <text:p>-5.001458</text:p>
          </table:table-cell>
          <table:table-cell office:value-type="float" office:value="-0.014766" calcext:value-type="float">
            <text:p>-0.014766</text:p>
          </table:table-cell>
          <table:table-cell office:value-type="float" office:value="0.014949" calcext:value-type="float">
            <text:p>0.014949</text:p>
          </table:table-cell>
          <table:table-cell office:value-type="float" office:value="6.885589" calcext:value-type="float">
            <text:p>6.885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025" calcext:value-type="float">
            <text:p>4.991025</text:p>
          </table:table-cell>
          <table:table-cell office:value-type="float" office:value="-0.021007" calcext:value-type="float">
            <text:p>-0.021007</text:p>
          </table:table-cell>
          <table:table-cell office:value-type="float" office:value="0.001053" calcext:value-type="float">
            <text:p>0.001053</text:p>
          </table:table-cell>
          <table:table-cell office:value-type="float" office:value="6.883957" calcext:value-type="float">
            <text:p>6.883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316" calcext:value-type="float">
            <text:p>-4.997316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999" calcext:value-type="float">
            <text:p>0.014999</text:p>
          </table:table-cell>
          <table:table-cell office:value-type="float" office:value="6.869355" calcext:value-type="float">
            <text:p>6.869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7903" calcext:value-type="float">
            <text:p>-5.017903</text:p>
          </table:table-cell>
          <table:table-cell office:value-type="float" office:value="-0.013315" calcext:value-type="float">
            <text:p>-0.013315</text:p>
          </table:table-cell>
          <table:table-cell office:value-type="float" office:value="0.009751" calcext:value-type="float">
            <text:p>0.009751</text:p>
          </table:table-cell>
          <table:table-cell office:value-type="float" office:value="6.869345" calcext:value-type="float">
            <text:p>6.869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9914" calcext:value-type="float">
            <text:p>-5.019914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6.864296" calcext:value-type="float">
            <text:p>6.864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1371" calcext:value-type="float">
            <text:p>4.981371</text:p>
          </table:table-cell>
          <table:table-cell office:value-type="float" office:value="-0.004563" calcext:value-type="float">
            <text:p>-0.004563</text:p>
          </table:table-cell>
          <table:table-cell office:value-type="float" office:value="0.019688" calcext:value-type="float">
            <text:p>0.019688</text:p>
          </table:table-cell>
          <table:table-cell office:value-type="float" office:value="6.857372" calcext:value-type="float">
            <text:p>6.857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2655" calcext:value-type="float">
            <text:p>-4.98265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6.847434" calcext:value-type="float">
            <text:p>6.847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005" calcext:value-type="float">
            <text:p>-4.994005</text:p>
          </table:table-cell>
          <table:table-cell office:value-type="float" office:value="0.015369" calcext:value-type="float">
            <text:p>0.015369</text:p>
          </table:table-cell>
          <table:table-cell office:value-type="float" office:value="0.012471" calcext:value-type="float">
            <text:p>0.012471</text:p>
          </table:table-cell>
          <table:table-cell office:value-type="float" office:value="6.843897" calcext:value-type="float">
            <text:p>6.843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489" calcext:value-type="float">
            <text:p>5.008489</text:p>
          </table:table-cell>
          <table:table-cell office:value-type="float" office:value="-0.018924" calcext:value-type="float">
            <text:p>-0.018924</text:p>
          </table:table-cell>
          <table:table-cell office:value-type="float" office:value="0.009036" calcext:value-type="float">
            <text:p>0.009036</text:p>
          </table:table-cell>
          <table:table-cell office:value-type="float" office:value="6.805704" calcext:value-type="float">
            <text:p>6.805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73" calcext:value-type="float">
            <text:p>4.9773</text:p>
          </table:table-cell>
          <table:table-cell office:value-type="float" office:value="-0.005763" calcext:value-type="float">
            <text:p>-0.005763</text:p>
          </table:table-cell>
          <table:table-cell office:value-type="float" office:value="-0.003254" calcext:value-type="float">
            <text:p>-0.003254</text:p>
          </table:table-cell>
          <table:table-cell office:value-type="float" office:value="6.800076" calcext:value-type="float">
            <text:p>6.80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581" calcext:value-type="float">
            <text:p>5.010581</text:p>
          </table:table-cell>
          <table:table-cell office:value-type="float" office:value="-0.012873" calcext:value-type="float">
            <text:p>-0.012873</text:p>
          </table:table-cell>
          <table:table-cell office:value-type="float" office:value="-0.01523" calcext:value-type="float">
            <text:p>-0.01523</text:p>
          </table:table-cell>
          <table:table-cell office:value-type="float" office:value="6.798394" calcext:value-type="float">
            <text:p>6.798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0354" calcext:value-type="float">
            <text:p>4.980354</text:p>
          </table:table-cell>
          <table:table-cell office:value-type="float" office:value="-0.002758" calcext:value-type="float">
            <text:p>-0.002758</text:p>
          </table:table-cell>
          <table:table-cell office:value-type="float" office:value="0.002447" calcext:value-type="float">
            <text:p>0.002447</text:p>
          </table:table-cell>
          <table:table-cell office:value-type="float" office:value="6.781515" calcext:value-type="float">
            <text:p>6.78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515" calcext:value-type="float">
            <text:p>5.010515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-0.023343" calcext:value-type="float">
            <text:p>-0.023343</text:p>
          </table:table-cell>
          <table:table-cell office:value-type="float" office:value="6.778889" calcext:value-type="float">
            <text:p>6.77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423" calcext:value-type="float">
            <text:p>-4.988423</text:p>
          </table:table-cell>
          <table:table-cell office:value-type="float" office:value="0.009732" calcext:value-type="float">
            <text:p>0.009732</text:p>
          </table:table-cell>
          <table:table-cell office:value-type="float" office:value="0.00429" calcext:value-type="float">
            <text:p>0.00429</text:p>
          </table:table-cell>
          <table:table-cell office:value-type="float" office:value="6.776898" calcext:value-type="float">
            <text:p>6.776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843" calcext:value-type="float">
            <text:p>-4.997843</text:p>
          </table:table-cell>
          <table:table-cell office:value-type="float" office:value="-0.017263" calcext:value-type="float">
            <text:p>-0.017263</text:p>
          </table:table-cell>
          <table:table-cell office:value-type="float" office:value="0.014614" calcext:value-type="float">
            <text:p>0.014614</text:p>
          </table:table-cell>
          <table:table-cell office:value-type="float" office:value="6.770369" calcext:value-type="float">
            <text:p>6.770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3529" calcext:value-type="float">
            <text:p>-4.983529</text:p>
          </table:table-cell>
          <table:table-cell office:value-type="float" office:value="-0.00164" calcext:value-type="float">
            <text:p>-0.00164</text:p>
          </table:table-cell>
          <table:table-cell office:value-type="float" office:value="0.007121" calcext:value-type="float">
            <text:p>0.007121</text:p>
          </table:table-cell>
          <table:table-cell office:value-type="float" office:value="6.769191" calcext:value-type="float">
            <text:p>6.769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3615" calcext:value-type="float">
            <text:p>-4.983615</text:p>
          </table:table-cell>
          <table:table-cell office:value-type="float" office:value="-0.003009" calcext:value-type="float">
            <text:p>-0.00300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6.760848" calcext:value-type="float">
            <text:p>6.760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054" calcext:value-type="float">
            <text:p>-5.002054</text:p>
          </table:table-cell>
          <table:table-cell office:value-type="float" office:value="-0.012832" calcext:value-type="float">
            <text:p>-0.012832</text:p>
          </table:table-cell>
          <table:table-cell office:value-type="float" office:value="-0.001373" calcext:value-type="float">
            <text:p>-0.001373</text:p>
          </table:table-cell>
          <table:table-cell office:value-type="float" office:value="6.760373" calcext:value-type="float">
            <text:p>6.760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2674" calcext:value-type="float">
            <text:p>-4.982674</text:p>
          </table:table-cell>
          <table:table-cell office:value-type="float" office:value="0.004916" calcext:value-type="float">
            <text:p>0.004916</text:p>
          </table:table-cell>
          <table:table-cell office:value-type="float" office:value="-0.002162" calcext:value-type="float">
            <text:p>-0.002162</text:p>
          </table:table-cell>
          <table:table-cell office:value-type="float" office:value="6.752845" calcext:value-type="float">
            <text:p>6.75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1711" calcext:value-type="float">
            <text:p>-4.981711</text:p>
          </table:table-cell>
          <table:table-cell office:value-type="float" office:value="0.011058" calcext:value-type="float">
            <text:p>0.011058</text:p>
          </table:table-cell>
          <table:table-cell office:value-type="float" office:value="0.012913" calcext:value-type="float">
            <text:p>0.012913</text:p>
          </table:table-cell>
          <table:table-cell office:value-type="float" office:value="6.752778" calcext:value-type="float">
            <text:p>6.75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8248" calcext:value-type="float">
            <text:p>-5.018248</text:p>
          </table:table-cell>
          <table:table-cell office:value-type="float" office:value="-0.000857" calcext:value-type="float">
            <text:p>-0.000857</text:p>
          </table:table-cell>
          <table:table-cell office:value-type="float" office:value="0.008667" calcext:value-type="float">
            <text:p>0.008667</text:p>
          </table:table-cell>
          <table:table-cell office:value-type="float" office:value="6.751014" calcext:value-type="float">
            <text:p>6.75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063" calcext:value-type="float">
            <text:p>-4.993063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0.013543" calcext:value-type="float">
            <text:p>0.013543</text:p>
          </table:table-cell>
          <table:table-cell office:value-type="float" office:value="6.746032" calcext:value-type="float">
            <text:p>6.746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681" calcext:value-type="float">
            <text:p>-4.997681</text:p>
          </table:table-cell>
          <table:table-cell office:value-type="float" office:value="0.009273" calcext:value-type="float">
            <text:p>0.009273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6.743834" calcext:value-type="float">
            <text:p>6.743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722" calcext:value-type="float">
            <text:p>-5.006722</text:p>
          </table:table-cell>
          <table:table-cell office:value-type="float" office:value="-0.017136" calcext:value-type="float">
            <text:p>-0.017136</text:p>
          </table:table-cell>
          <table:table-cell office:value-type="float" office:value="-0.016638" calcext:value-type="float">
            <text:p>-0.016638</text:p>
          </table:table-cell>
          <table:table-cell office:value-type="float" office:value="6.737583" calcext:value-type="float">
            <text:p>6.737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4322" calcext:value-type="float">
            <text:p>-4.984322</text:p>
          </table:table-cell>
          <table:table-cell office:value-type="float" office:value="-0.001248" calcext:value-type="float">
            <text:p>-0.001248</text:p>
          </table:table-cell>
          <table:table-cell office:value-type="float" office:value="-0.005761" calcext:value-type="float">
            <text:p>-0.005761</text:p>
          </table:table-cell>
          <table:table-cell office:value-type="float" office:value="6.734635" calcext:value-type="float">
            <text:p>6.734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631" calcext:value-type="float">
            <text:p>4.995631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.017438" calcext:value-type="float">
            <text:p>0.017438</text:p>
          </table:table-cell>
          <table:table-cell office:value-type="float" office:value="6.717138" calcext:value-type="float">
            <text:p>6.717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549" calcext:value-type="float">
            <text:p>-5.015549</text:p>
          </table:table-cell>
          <table:table-cell office:value-type="float" office:value="0.007843" calcext:value-type="float">
            <text:p>0.007843</text:p>
          </table:table-cell>
          <table:table-cell office:value-type="float" office:value="-0.012303" calcext:value-type="float">
            <text:p>-0.012303</text:p>
          </table:table-cell>
          <table:table-cell office:value-type="float" office:value="6.714958" calcext:value-type="float">
            <text:p>6.71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445" calcext:value-type="float">
            <text:p>-5.002445</text:p>
          </table:table-cell>
          <table:table-cell office:value-type="float" office:value="-0.00277" calcext:value-type="float">
            <text:p>-0.00277</text:p>
          </table:table-cell>
          <table:table-cell office:value-type="float" office:value="-0.014959" calcext:value-type="float">
            <text:p>-0.014959</text:p>
          </table:table-cell>
          <table:table-cell office:value-type="float" office:value="6.698252" calcext:value-type="float">
            <text:p>6.698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617" calcext:value-type="float">
            <text:p>5.009617</text:p>
          </table:table-cell>
          <table:table-cell office:value-type="float" office:value="-0.018859" calcext:value-type="float">
            <text:p>-0.018859</text:p>
          </table:table-cell>
          <table:table-cell office:value-type="float" office:value="-0.01161" calcext:value-type="float">
            <text:p>-0.01161</text:p>
          </table:table-cell>
          <table:table-cell office:value-type="float" office:value="6.687554" calcext:value-type="float">
            <text:p>6.687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542" calcext:value-type="float">
            <text:p>-4.998542</text:p>
          </table:table-cell>
          <table:table-cell office:value-type="float" office:value="0.016771" calcext:value-type="float">
            <text:p>0.016771</text:p>
          </table:table-cell>
          <table:table-cell office:value-type="float" office:value="0.015042" calcext:value-type="float">
            <text:p>0.015042</text:p>
          </table:table-cell>
          <table:table-cell office:value-type="float" office:value="6.687302" calcext:value-type="float">
            <text:p>6.687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245" calcext:value-type="float">
            <text:p>-4.989245</text:p>
          </table:table-cell>
          <table:table-cell office:value-type="float" office:value="-0.007153" calcext:value-type="float">
            <text:p>-0.007153</text:p>
          </table:table-cell>
          <table:table-cell office:value-type="float" office:value="0.009101" calcext:value-type="float">
            <text:p>0.009101</text:p>
          </table:table-cell>
          <table:table-cell office:value-type="float" office:value="6.673633" calcext:value-type="float">
            <text:p>6.673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782" calcext:value-type="float">
            <text:p>-5.015782</text:p>
          </table:table-cell>
          <table:table-cell office:value-type="float" office:value="-0.006712" calcext:value-type="float">
            <text:p>-0.006712</text:p>
          </table:table-cell>
          <table:table-cell office:value-type="float" office:value="0.011322" calcext:value-type="float">
            <text:p>0.011322</text:p>
          </table:table-cell>
          <table:table-cell office:value-type="float" office:value="6.66253" calcext:value-type="float">
            <text:p>6.66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181" calcext:value-type="float">
            <text:p>-5.006181</text:p>
          </table:table-cell>
          <table:table-cell office:value-type="float" office:value="-0.014074" calcext:value-type="float">
            <text:p>-0.014074</text:p>
          </table:table-cell>
          <table:table-cell office:value-type="float" office:value="0.008865" calcext:value-type="float">
            <text:p>0.008865</text:p>
          </table:table-cell>
          <table:table-cell office:value-type="float" office:value="6.632035" calcext:value-type="float">
            <text:p>6.63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236" calcext:value-type="float">
            <text:p>5.01423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0.011039" calcext:value-type="float">
            <text:p>0.011039</text:p>
          </table:table-cell>
          <table:table-cell office:value-type="float" office:value="6.624929" calcext:value-type="float">
            <text:p>6.624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693" calcext:value-type="float">
            <text:p>-4.987693</text:p>
          </table:table-cell>
          <table:table-cell office:value-type="float" office:value="-0.014804" calcext:value-type="float">
            <text:p>-0.014804</text:p>
          </table:table-cell>
          <table:table-cell office:value-type="float" office:value="0.021306" calcext:value-type="float">
            <text:p>0.021306</text:p>
          </table:table-cell>
          <table:table-cell office:value-type="float" office:value="6.624573" calcext:value-type="float">
            <text:p>6.624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981" calcext:value-type="float">
            <text:p>-4.988981</text:p>
          </table:table-cell>
          <table:table-cell office:value-type="float" office:value="-0.012519" calcext:value-type="float">
            <text:p>-0.012519</text:p>
          </table:table-cell>
          <table:table-cell office:value-type="float" office:value="-0.011099" calcext:value-type="float">
            <text:p>-0.011099</text:p>
          </table:table-cell>
          <table:table-cell office:value-type="float" office:value="6.615689" calcext:value-type="float">
            <text:p>6.615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919" calcext:value-type="float">
            <text:p>-4.988919</text:p>
          </table:table-cell>
          <table:table-cell office:value-type="float" office:value="-0.01669" calcext:value-type="float">
            <text:p>-0.01669</text:p>
          </table:table-cell>
          <table:table-cell office:value-type="float" office:value="-0.002377" calcext:value-type="float">
            <text:p>-0.002377</text:p>
          </table:table-cell>
          <table:table-cell office:value-type="float" office:value="6.60711" calcext:value-type="float">
            <text:p>6.60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2376" calcext:value-type="float">
            <text:p>-5.022376</text:p>
          </table:table-cell>
          <table:table-cell office:value-type="float" office:value="-0.008154" calcext:value-type="float">
            <text:p>-0.008154</text:p>
          </table:table-cell>
          <table:table-cell office:value-type="float" office:value="0.017416" calcext:value-type="float">
            <text:p>0.017416</text:p>
          </table:table-cell>
          <table:table-cell office:value-type="float" office:value="6.605357" calcext:value-type="float">
            <text:p>6.605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552" calcext:value-type="float">
            <text:p>-4.998552</text:p>
          </table:table-cell>
          <table:table-cell office:value-type="float" office:value="-0.017497" calcext:value-type="float">
            <text:p>-0.017497</text:p>
          </table:table-cell>
          <table:table-cell office:value-type="float" office:value="-0.01076" calcext:value-type="float">
            <text:p>-0.01076</text:p>
          </table:table-cell>
          <table:table-cell office:value-type="float" office:value="6.603807" calcext:value-type="float">
            <text:p>6.603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316" calcext:value-type="float">
            <text:p>4.996316</text:p>
          </table:table-cell>
          <table:table-cell office:value-type="float" office:value="-0.017068" calcext:value-type="float">
            <text:p>-0.017068</text:p>
          </table:table-cell>
          <table:table-cell office:value-type="float" office:value="0.019552" calcext:value-type="float">
            <text:p>0.019552</text:p>
          </table:table-cell>
          <table:table-cell office:value-type="float" office:value="6.599785" calcext:value-type="float">
            <text:p>6.599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743" calcext:value-type="float">
            <text:p>4.987743</text:p>
          </table:table-cell>
          <table:table-cell office:value-type="float" office:value="-0.017016" calcext:value-type="float">
            <text:p>-0.017016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6.587892" calcext:value-type="float">
            <text:p>6.587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196" calcext:value-type="float">
            <text:p>-4.996196</text:p>
          </table:table-cell>
          <table:table-cell office:value-type="float" office:value="0.019258" calcext:value-type="float">
            <text:p>0.019258</text:p>
          </table:table-cell>
          <table:table-cell office:value-type="float" office:value="0.004582" calcext:value-type="float">
            <text:p>0.004582</text:p>
          </table:table-cell>
          <table:table-cell office:value-type="float" office:value="6.57046" calcext:value-type="float">
            <text:p>6.57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887" calcext:value-type="float">
            <text:p>4.983887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6.563175" calcext:value-type="float">
            <text:p>6.56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605" calcext:value-type="float">
            <text:p>4.986605</text:p>
          </table:table-cell>
          <table:table-cell office:value-type="float" office:value="-0.002108" calcext:value-type="float">
            <text:p>-0.002108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6.554533" calcext:value-type="float">
            <text:p>6.554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74" calcext:value-type="float">
            <text:p>4.98374</text:p>
          </table:table-cell>
          <table:table-cell office:value-type="float" office:value="-0.009215" calcext:value-type="float">
            <text:p>-0.009215</text:p>
          </table:table-cell>
          <table:table-cell office:value-type="float" office:value="0.017404" calcext:value-type="float">
            <text:p>0.017404</text:p>
          </table:table-cell>
          <table:table-cell office:value-type="float" office:value="6.549295" calcext:value-type="float">
            <text:p>6.549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144" calcext:value-type="float">
            <text:p>-4.988144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6.547511" calcext:value-type="float">
            <text:p>6.547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473" calcext:value-type="float">
            <text:p>5.002473</text:p>
          </table:table-cell>
          <table:table-cell office:value-type="float" office:value="0.020509" calcext:value-type="float">
            <text:p>0.020509</text:p>
          </table:table-cell>
          <table:table-cell office:value-type="float" office:value="-0.010114" calcext:value-type="float">
            <text:p>-0.010114</text:p>
          </table:table-cell>
          <table:table-cell office:value-type="float" office:value="6.537168" calcext:value-type="float">
            <text:p>6.537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181" calcext:value-type="float">
            <text:p>5.016181</text:p>
          </table:table-cell>
          <table:table-cell office:value-type="float" office:value="-0.005343" calcext:value-type="float">
            <text:p>-0.005343</text:p>
          </table:table-cell>
          <table:table-cell office:value-type="float" office:value="-0.012676" calcext:value-type="float">
            <text:p>-0.012676</text:p>
          </table:table-cell>
          <table:table-cell office:value-type="float" office:value="6.527125" calcext:value-type="float">
            <text:p>6.527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166" calcext:value-type="float">
            <text:p>-5.008166</text:p>
          </table:table-cell>
          <table:table-cell office:value-type="float" office:value="0.021065" calcext:value-type="float">
            <text:p>0.021065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6.513334" calcext:value-type="float">
            <text:p>6.513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667" calcext:value-type="float">
            <text:p>-5.003667</text:p>
          </table:table-cell>
          <table:table-cell office:value-type="float" office:value="-0.00436" calcext:value-type="float">
            <text:p>-0.00436</text:p>
          </table:table-cell>
          <table:table-cell office:value-type="float" office:value="0.013814" calcext:value-type="float">
            <text:p>0.013814</text:p>
          </table:table-cell>
          <table:table-cell office:value-type="float" office:value="6.500992" calcext:value-type="float">
            <text:p>6.500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564" calcext:value-type="float">
            <text:p>4.983564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-0.002373" calcext:value-type="float">
            <text:p>-0.002373</text:p>
          </table:table-cell>
          <table:table-cell office:value-type="float" office:value="6.493353" calcext:value-type="float">
            <text:p>6.493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165" calcext:value-type="float">
            <text:p>5.000165</text:p>
          </table:table-cell>
          <table:table-cell office:value-type="float" office:value="0.011792" calcext:value-type="float">
            <text:p>0.011792</text:p>
          </table:table-cell>
          <table:table-cell office:value-type="float" office:value="-0.016196" calcext:value-type="float">
            <text:p>-0.016196</text:p>
          </table:table-cell>
          <table:table-cell office:value-type="float" office:value="6.479583" calcext:value-type="float">
            <text:p>6.479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103" calcext:value-type="float">
            <text:p>-4.987103</text:p>
          </table:table-cell>
          <table:table-cell office:value-type="float" office:value="-0.005144" calcext:value-type="float">
            <text:p>-0.005144</text:p>
          </table:table-cell>
          <table:table-cell office:value-type="float" office:value="0.016769" calcext:value-type="float">
            <text:p>0.016769</text:p>
          </table:table-cell>
          <table:table-cell office:value-type="float" office:value="6.47678" calcext:value-type="float">
            <text:p>6.4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816" calcext:value-type="float">
            <text:p>5.01816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-0.010382" calcext:value-type="float">
            <text:p>-0.010382</text:p>
          </table:table-cell>
          <table:table-cell office:value-type="float" office:value="6.472549" calcext:value-type="float">
            <text:p>6.47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645" calcext:value-type="float">
            <text:p>4.997645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0.01747" calcext:value-type="float">
            <text:p>0.01747</text:p>
          </table:table-cell>
          <table:table-cell office:value-type="float" office:value="6.459176" calcext:value-type="float">
            <text:p>6.459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338" calcext:value-type="float">
            <text:p>-4.993338</text:p>
          </table:table-cell>
          <table:table-cell office:value-type="float" office:value="-0.014521" calcext:value-type="float">
            <text:p>-0.014521</text:p>
          </table:table-cell>
          <table:table-cell office:value-type="float" office:value="0.011378" calcext:value-type="float">
            <text:p>0.011378</text:p>
          </table:table-cell>
          <table:table-cell office:value-type="float" office:value="6.455556" calcext:value-type="float">
            <text:p>6.45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6899" calcext:value-type="float">
            <text:p>-5.016899</text:p>
          </table:table-cell>
          <table:table-cell office:value-type="float" office:value="0.013086" calcext:value-type="float">
            <text:p>0.013086</text:p>
          </table:table-cell>
          <table:table-cell office:value-type="float" office:value="-0.005363" calcext:value-type="float">
            <text:p>-0.005363</text:p>
          </table:table-cell>
          <table:table-cell office:value-type="float" office:value="6.452027" calcext:value-type="float">
            <text:p>6.45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08" calcext:value-type="float">
            <text:p>-4.998208</text:p>
          </table:table-cell>
          <table:table-cell office:value-type="float" office:value="0.016993" calcext:value-type="float">
            <text:p>0.016993</text:p>
          </table:table-cell>
          <table:table-cell office:value-type="float" office:value="0.004724" calcext:value-type="float">
            <text:p>0.004724</text:p>
          </table:table-cell>
          <table:table-cell office:value-type="float" office:value="6.449183" calcext:value-type="float">
            <text:p>6.449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075" calcext:value-type="float">
            <text:p>4.990075</text:p>
          </table:table-cell>
          <table:table-cell office:value-type="float" office:value="0.012588" calcext:value-type="float">
            <text:p>0.012588</text:p>
          </table:table-cell>
          <table:table-cell office:value-type="float" office:value="-0.019189" calcext:value-type="float">
            <text:p>-0.019189</text:p>
          </table:table-cell>
          <table:table-cell office:value-type="float" office:value="6.446716" calcext:value-type="float">
            <text:p>6.446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615" calcext:value-type="float">
            <text:p>4.987615</text:p>
          </table:table-cell>
          <table:table-cell office:value-type="float" office:value="0.014429" calcext:value-type="float">
            <text:p>0.014429</text:p>
          </table:table-cell>
          <table:table-cell office:value-type="float" office:value="-0.012348" calcext:value-type="float">
            <text:p>-0.012348</text:p>
          </table:table-cell>
          <table:table-cell office:value-type="float" office:value="6.443405" calcext:value-type="float">
            <text:p>6.443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556" calcext:value-type="float">
            <text:p>-4.990556</text:p>
          </table:table-cell>
          <table:table-cell office:value-type="float" office:value="0.003704" calcext:value-type="float">
            <text:p>0.003704</text:p>
          </table:table-cell>
          <table:table-cell office:value-type="float" office:value="-0.0148" calcext:value-type="float">
            <text:p>-0.0148</text:p>
          </table:table-cell>
          <table:table-cell office:value-type="float" office:value="6.432386" calcext:value-type="float">
            <text:p>6.43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598" calcext:value-type="float">
            <text:p>5.006598</text:p>
          </table:table-cell>
          <table:table-cell office:value-type="float" office:value="-0.008379" calcext:value-type="float">
            <text:p>-0.008379</text:p>
          </table:table-cell>
          <table:table-cell office:value-type="float" office:value="0.018204" calcext:value-type="float">
            <text:p>0.018204</text:p>
          </table:table-cell>
          <table:table-cell office:value-type="float" office:value="6.430379" calcext:value-type="float">
            <text:p>6.430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213" calcext:value-type="float">
            <text:p>4.996213</text:p>
          </table:table-cell>
          <table:table-cell office:value-type="float" office:value="-0.00995" calcext:value-type="float">
            <text:p>-0.00995</text:p>
          </table:table-cell>
          <table:table-cell office:value-type="float" office:value="-0.018841" calcext:value-type="float">
            <text:p>-0.018841</text:p>
          </table:table-cell>
          <table:table-cell office:value-type="float" office:value="6.427825" calcext:value-type="float">
            <text:p>6.427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093" calcext:value-type="float">
            <text:p>-5.004093</text:p>
          </table:table-cell>
          <table:table-cell office:value-type="float" office:value="-0.006773" calcext:value-type="float">
            <text:p>-0.006773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6.405617" calcext:value-type="float">
            <text:p>6.405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815" calcext:value-type="float">
            <text:p>5.012815</text:p>
          </table:table-cell>
          <table:table-cell office:value-type="float" office:value="0.017968" calcext:value-type="float">
            <text:p>0.017968</text:p>
          </table:table-cell>
          <table:table-cell office:value-type="float" office:value="-0.021997" calcext:value-type="float">
            <text:p>-0.021997</text:p>
          </table:table-cell>
          <table:table-cell office:value-type="float" office:value="6.397402" calcext:value-type="float">
            <text:p>6.397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54" calcext:value-type="float">
            <text:p>-5.01554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6.392946" calcext:value-type="float">
            <text:p>6.39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9392" calcext:value-type="float">
            <text:p>5.019392</text:p>
          </table:table-cell>
          <table:table-cell office:value-type="float" office:value="0.009211" calcext:value-type="float">
            <text:p>0.009211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6.392258" calcext:value-type="float">
            <text:p>6.39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631" calcext:value-type="float">
            <text:p>-5.010631</text:p>
          </table:table-cell>
          <table:table-cell office:value-type="float" office:value="-0.004229" calcext:value-type="float">
            <text:p>-0.004229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6.386878" calcext:value-type="float">
            <text:p>6.386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97" calcext:value-type="float">
            <text:p>5.01697</text:p>
          </table:table-cell>
          <table:table-cell office:value-type="float" office:value="-0.008987" calcext:value-type="float">
            <text:p>-0.008987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6.375613" calcext:value-type="float">
            <text:p>6.375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852" calcext:value-type="float">
            <text:p>-5.004852</text:p>
          </table:table-cell>
          <table:table-cell office:value-type="float" office:value="0.01301" calcext:value-type="float">
            <text:p>0.01301</text:p>
          </table:table-cell>
          <table:table-cell office:value-type="float" office:value="-0.007622" calcext:value-type="float">
            <text:p>-0.007622</text:p>
          </table:table-cell>
          <table:table-cell office:value-type="float" office:value="6.370786" calcext:value-type="float">
            <text:p>6.370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7483" calcext:value-type="float">
            <text:p>4.977483</text:p>
          </table:table-cell>
          <table:table-cell office:value-type="float" office:value="0.00603" calcext:value-type="float">
            <text:p>0.00603</text:p>
          </table:table-cell>
          <table:table-cell office:value-type="float" office:value="0.006701" calcext:value-type="float">
            <text:p>0.006701</text:p>
          </table:table-cell>
          <table:table-cell office:value-type="float" office:value="6.369531" calcext:value-type="float">
            <text:p>6.369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3456" calcext:value-type="float">
            <text:p>-4.983456</text:p>
          </table:table-cell>
          <table:table-cell office:value-type="float" office:value="-0.004635" calcext:value-type="float">
            <text:p>-0.004635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6.338649" calcext:value-type="float">
            <text:p>6.338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352" calcext:value-type="float">
            <text:p>4.982352</text:p>
          </table:table-cell>
          <table:table-cell office:value-type="float" office:value="-0.010273" calcext:value-type="float">
            <text:p>-0.010273</text:p>
          </table:table-cell>
          <table:table-cell office:value-type="float" office:value="0.008526" calcext:value-type="float">
            <text:p>0.008526</text:p>
          </table:table-cell>
          <table:table-cell office:value-type="float" office:value="6.306085" calcext:value-type="float">
            <text:p>6.306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9323" calcext:value-type="float">
            <text:p>4.979323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-0.001643" calcext:value-type="float">
            <text:p>-0.001643</text:p>
          </table:table-cell>
          <table:table-cell office:value-type="float" office:value="6.305139" calcext:value-type="float">
            <text:p>6.305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066" calcext:value-type="float">
            <text:p>-5.007066</text:p>
          </table:table-cell>
          <table:table-cell office:value-type="float" office:value="0.003576" calcext:value-type="float">
            <text:p>0.003576</text:p>
          </table:table-cell>
          <table:table-cell office:value-type="float" office:value="-0.014761" calcext:value-type="float">
            <text:p>-0.014761</text:p>
          </table:table-cell>
          <table:table-cell office:value-type="float" office:value="6.297436" calcext:value-type="float">
            <text:p>6.29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074" calcext:value-type="float">
            <text:p>-4.993074</text:p>
          </table:table-cell>
          <table:table-cell office:value-type="float" office:value="0.014597" calcext:value-type="float">
            <text:p>0.014597</text:p>
          </table:table-cell>
          <table:table-cell office:value-type="float" office:value="-0.01505" calcext:value-type="float">
            <text:p>-0.01505</text:p>
          </table:table-cell>
          <table:table-cell office:value-type="float" office:value="6.297319" calcext:value-type="float">
            <text:p>6.297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794" calcext:value-type="float">
            <text:p>4.996794</text:p>
          </table:table-cell>
          <table:table-cell office:value-type="float" office:value="0.005452" calcext:value-type="float">
            <text:p>0.005452</text:p>
          </table:table-cell>
          <table:table-cell office:value-type="float" office:value="-0.017466" calcext:value-type="float">
            <text:p>-0.017466</text:p>
          </table:table-cell>
          <table:table-cell office:value-type="float" office:value="6.26985" calcext:value-type="float">
            <text:p>6.26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251" calcext:value-type="float">
            <text:p>-5.011251</text:p>
          </table:table-cell>
          <table:table-cell office:value-type="float" office:value="0.004406" calcext:value-type="float">
            <text:p>0.004406</text:p>
          </table:table-cell>
          <table:table-cell office:value-type="float" office:value="0.016285" calcext:value-type="float">
            <text:p>0.016285</text:p>
          </table:table-cell>
          <table:table-cell office:value-type="float" office:value="6.266753" calcext:value-type="float">
            <text:p>6.266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461" calcext:value-type="float">
            <text:p>4.986461</text:p>
          </table:table-cell>
          <table:table-cell office:value-type="float" office:value="0.000791" calcext:value-type="float">
            <text:p>0.000791</text:p>
          </table:table-cell>
          <table:table-cell office:value-type="float" office:value="-0.016398" calcext:value-type="float">
            <text:p>-0.016398</text:p>
          </table:table-cell>
          <table:table-cell office:value-type="float" office:value="6.265846" calcext:value-type="float">
            <text:p>6.265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695" calcext:value-type="float">
            <text:p>-5.01695</text:p>
          </table:table-cell>
          <table:table-cell office:value-type="float" office:value="0.003556" calcext:value-type="float">
            <text:p>0.003556</text:p>
          </table:table-cell>
          <table:table-cell office:value-type="float" office:value="0.016273" calcext:value-type="float">
            <text:p>0.016273</text:p>
          </table:table-cell>
          <table:table-cell office:value-type="float" office:value="6.264852" calcext:value-type="float">
            <text:p>6.264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816" calcext:value-type="float">
            <text:p>4.993816</text:p>
          </table:table-cell>
          <table:table-cell office:value-type="float" office:value="-0.016172" calcext:value-type="float">
            <text:p>-0.016172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6.260684" calcext:value-type="float">
            <text:p>6.260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974" calcext:value-type="float">
            <text:p>4.986974</text:p>
          </table:table-cell>
          <table:table-cell office:value-type="float" office:value="-0.016014" calcext:value-type="float">
            <text:p>-0.016014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6.256452" calcext:value-type="float">
            <text:p>6.256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64" calcext:value-type="float">
            <text:p>4.98864</text:p>
          </table:table-cell>
          <table:table-cell office:value-type="float" office:value="-0.017784" calcext:value-type="float">
            <text:p>-0.017784</text:p>
          </table:table-cell>
          <table:table-cell office:value-type="float" office:value="-0.009826" calcext:value-type="float">
            <text:p>-0.009826</text:p>
          </table:table-cell>
          <table:table-cell office:value-type="float" office:value="6.253826" calcext:value-type="float">
            <text:p>6.253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149" calcext:value-type="float">
            <text:p>4.986149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-0.006522" calcext:value-type="float">
            <text:p>-0.006522</text:p>
          </table:table-cell>
          <table:table-cell office:value-type="float" office:value="6.251024" calcext:value-type="float">
            <text:p>6.25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705" calcext:value-type="float">
            <text:p>4.985705</text:p>
          </table:table-cell>
          <table:table-cell office:value-type="float" office:value="-0.009131" calcext:value-type="float">
            <text:p>-0.009131</text:p>
          </table:table-cell>
          <table:table-cell office:value-type="float" office:value="0.018637" calcext:value-type="float">
            <text:p>0.018637</text:p>
          </table:table-cell>
          <table:table-cell office:value-type="float" office:value="6.250287" calcext:value-type="float">
            <text:p>6.250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315" calcext:value-type="float">
            <text:p>-5.002315</text:p>
          </table:table-cell>
          <table:table-cell office:value-type="float" office:value="0.009729" calcext:value-type="float">
            <text:p>0.009729</text:p>
          </table:table-cell>
          <table:table-cell office:value-type="float" office:value="0.017803" calcext:value-type="float">
            <text:p>0.017803</text:p>
          </table:table-cell>
          <table:table-cell office:value-type="float" office:value="6.244599" calcext:value-type="float">
            <text:p>6.244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1565" calcext:value-type="float">
            <text:p>-4.981565</text:p>
          </table:table-cell>
          <table:table-cell office:value-type="float" office:value="0.016586" calcext:value-type="float">
            <text:p>0.016586</text:p>
          </table:table-cell>
          <table:table-cell office:value-type="float" office:value="-0.00599" calcext:value-type="float">
            <text:p>-0.00599</text:p>
          </table:table-cell>
          <table:table-cell office:value-type="float" office:value="6.24184" calcext:value-type="float">
            <text:p>6.24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373" calcext:value-type="float">
            <text:p>4.991373</text:p>
          </table:table-cell>
          <table:table-cell office:value-type="float" office:value="-0.011299" calcext:value-type="float">
            <text:p>-0.011299</text:p>
          </table:table-cell>
          <table:table-cell office:value-type="float" office:value="0.018115" calcext:value-type="float">
            <text:p>0.018115</text:p>
          </table:table-cell>
          <table:table-cell office:value-type="float" office:value="6.218704" calcext:value-type="float">
            <text:p>6.218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677" calcext:value-type="float">
            <text:p>-5.009677</text:p>
          </table:table-cell>
          <table:table-cell office:value-type="float" office:value="-0.01096" calcext:value-type="float">
            <text:p>-0.01096</text:p>
          </table:table-cell>
          <table:table-cell office:value-type="float" office:value="0.015673" calcext:value-type="float">
            <text:p>0.015673</text:p>
          </table:table-cell>
          <table:table-cell office:value-type="float" office:value="6.216925" calcext:value-type="float">
            <text:p>6.216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793" calcext:value-type="float">
            <text:p>4.996793</text:p>
          </table:table-cell>
          <table:table-cell office:value-type="float" office:value="-0.023069" calcext:value-type="float">
            <text:p>-0.023069</text:p>
          </table:table-cell>
          <table:table-cell office:value-type="float" office:value="-0.002594" calcext:value-type="float">
            <text:p>-0.002594</text:p>
          </table:table-cell>
          <table:table-cell office:value-type="float" office:value="6.214652" calcext:value-type="float">
            <text:p>6.214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762" calcext:value-type="float">
            <text:p>-4.987762</text:p>
          </table:table-cell>
          <table:table-cell office:value-type="float" office:value="-0.003303" calcext:value-type="float">
            <text:p>-0.003303</text:p>
          </table:table-cell>
          <table:table-cell office:value-type="float" office:value="-0.000174" calcext:value-type="float">
            <text:p>-0.000174</text:p>
          </table:table-cell>
          <table:table-cell office:value-type="float" office:value="6.21314" calcext:value-type="float">
            <text:p>6.2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907" calcext:value-type="float">
            <text:p>-5.013907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-0.005227" calcext:value-type="float">
            <text:p>-0.005227</text:p>
          </table:table-cell>
          <table:table-cell office:value-type="float" office:value="6.204938" calcext:value-type="float">
            <text:p>6.204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869" calcext:value-type="float">
            <text:p>-4.998869</text:p>
          </table:table-cell>
          <table:table-cell office:value-type="float" office:value="0.019998" calcext:value-type="float">
            <text:p>0.019998</text:p>
          </table:table-cell>
          <table:table-cell office:value-type="float" office:value="-0.008301" calcext:value-type="float">
            <text:p>-0.008301</text:p>
          </table:table-cell>
          <table:table-cell office:value-type="float" office:value="6.202284" calcext:value-type="float">
            <text:p>6.20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434" calcext:value-type="float">
            <text:p>4.994434</text:p>
          </table:table-cell>
          <table:table-cell office:value-type="float" office:value="0.007783" calcext:value-type="float">
            <text:p>0.007783</text:p>
          </table:table-cell>
          <table:table-cell office:value-type="float" office:value="-0.018971" calcext:value-type="float">
            <text:p>-0.018971</text:p>
          </table:table-cell>
          <table:table-cell office:value-type="float" office:value="6.199257" calcext:value-type="float">
            <text:p>6.199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171" calcext:value-type="float">
            <text:p>-4.987171</text:p>
          </table:table-cell>
          <table:table-cell office:value-type="float" office:value="0.011413" calcext:value-type="float">
            <text:p>0.011413</text:p>
          </table:table-cell>
          <table:table-cell office:value-type="float" office:value="-0.012615" calcext:value-type="float">
            <text:p>-0.012615</text:p>
          </table:table-cell>
          <table:table-cell office:value-type="float" office:value="6.193586" calcext:value-type="float">
            <text:p>6.193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112" calcext:value-type="float">
            <text:p>5.015112</text:p>
          </table:table-cell>
          <table:table-cell office:value-type="float" office:value="-0.004734" calcext:value-type="float">
            <text:p>-0.004734</text:p>
          </table:table-cell>
          <table:table-cell office:value-type="float" office:value="0.007753" calcext:value-type="float">
            <text:p>0.007753</text:p>
          </table:table-cell>
          <table:table-cell office:value-type="float" office:value="6.192376" calcext:value-type="float">
            <text:p>6.19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566" calcext:value-type="float">
            <text:p>-5.000566</text:p>
          </table:table-cell>
          <table:table-cell office:value-type="float" office:value="0.010977" calcext:value-type="float">
            <text:p>0.010977</text:p>
          </table:table-cell>
          <table:table-cell office:value-type="float" office:value="0.002052" calcext:value-type="float">
            <text:p>0.002052</text:p>
          </table:table-cell>
          <table:table-cell office:value-type="float" office:value="6.183502" calcext:value-type="float">
            <text:p>6.183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409" calcext:value-type="float">
            <text:p>4.982409</text:p>
          </table:table-cell>
          <table:table-cell office:value-type="float" office:value="0.003881" calcext:value-type="float">
            <text:p>0.003881</text:p>
          </table:table-cell>
          <table:table-cell office:value-type="float" office:value="-0.011798" calcext:value-type="float">
            <text:p>-0.011798</text:p>
          </table:table-cell>
          <table:table-cell office:value-type="float" office:value="6.176979" calcext:value-type="float">
            <text:p>6.176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198" calcext:value-type="float">
            <text:p>4.983198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-0.005994" calcext:value-type="float">
            <text:p>-0.005994</text:p>
          </table:table-cell>
          <table:table-cell office:value-type="float" office:value="6.175653" calcext:value-type="float">
            <text:p>6.175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272" calcext:value-type="float">
            <text:p>-4.986272</text:p>
          </table:table-cell>
          <table:table-cell office:value-type="float" office:value="0.004438" calcext:value-type="float">
            <text:p>0.004438</text:p>
          </table:table-cell>
          <table:table-cell office:value-type="float" office:value="0.010861" calcext:value-type="float">
            <text:p>0.010861</text:p>
          </table:table-cell>
          <table:table-cell office:value-type="float" office:value="6.159377" calcext:value-type="float">
            <text:p>6.159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185" calcext:value-type="float">
            <text:p>4.995185</text:p>
          </table:table-cell>
          <table:table-cell office:value-type="float" office:value="-0.003272" calcext:value-type="float">
            <text:p>-0.003272</text:p>
          </table:table-cell>
          <table:table-cell office:value-type="float" office:value="0.020247" calcext:value-type="float">
            <text:p>0.020247</text:p>
          </table:table-cell>
          <table:table-cell office:value-type="float" office:value="6.155678" calcext:value-type="float">
            <text:p>6.155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763" calcext:value-type="float">
            <text:p>5.016763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-0.002088" calcext:value-type="float">
            <text:p>-0.002088</text:p>
          </table:table-cell>
          <table:table-cell office:value-type="float" office:value="6.147761" calcext:value-type="float">
            <text:p>6.147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613" calcext:value-type="float">
            <text:p>-5.015613</text:p>
          </table:table-cell>
          <table:table-cell office:value-type="float" office:value="-0.001382" calcext:value-type="float">
            <text:p>-0.001382</text:p>
          </table:table-cell>
          <table:table-cell office:value-type="float" office:value="0.012881" calcext:value-type="float">
            <text:p>0.012881</text:p>
          </table:table-cell>
          <table:table-cell office:value-type="float" office:value="6.130425" calcext:value-type="float">
            <text:p>6.130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865" calcext:value-type="float">
            <text:p>4.985865</text:p>
          </table:table-cell>
          <table:table-cell office:value-type="float" office:value="-0.006618" calcext:value-type="float">
            <text:p>-0.006618</text:p>
          </table:table-cell>
          <table:table-cell office:value-type="float" office:value="0.018651" calcext:value-type="float">
            <text:p>0.018651</text:p>
          </table:table-cell>
          <table:table-cell office:value-type="float" office:value="6.112969" calcext:value-type="float">
            <text:p>6.11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243" calcext:value-type="float">
            <text:p>5.010243</text:p>
          </table:table-cell>
          <table:table-cell office:value-type="float" office:value="-0.007704" calcext:value-type="float">
            <text:p>-0.007704</text:p>
          </table:table-cell>
          <table:table-cell office:value-type="float" office:value="-0.012629" calcext:value-type="float">
            <text:p>-0.012629</text:p>
          </table:table-cell>
          <table:table-cell office:value-type="float" office:value="6.100927" calcext:value-type="float">
            <text:p>6.100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303" calcext:value-type="float">
            <text:p>5.014303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6.0988" calcext:value-type="float">
            <text:p>6.0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1281" calcext:value-type="float">
            <text:p>4.981281</text:p>
          </table:table-cell>
          <table:table-cell office:value-type="float" office:value="-0.002652" calcext:value-type="float">
            <text:p>-0.002652</text:p>
          </table:table-cell>
          <table:table-cell office:value-type="float" office:value="0.007958" calcext:value-type="float">
            <text:p>0.007958</text:p>
          </table:table-cell>
          <table:table-cell office:value-type="float" office:value="6.094421" calcext:value-type="float">
            <text:p>6.094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688" calcext:value-type="float">
            <text:p>-5.012688</text:p>
          </table:table-cell>
          <table:table-cell office:value-type="float" office:value="-0.002812" calcext:value-type="float">
            <text:p>-0.002812</text:p>
          </table:table-cell>
          <table:table-cell office:value-type="float" office:value="-0.000707" calcext:value-type="float">
            <text:p>-0.000707</text:p>
          </table:table-cell>
          <table:table-cell office:value-type="float" office:value="6.083117" calcext:value-type="float">
            <text:p>6.08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076" calcext:value-type="float">
            <text:p>-5.005076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6.07479" calcext:value-type="float">
            <text:p>6.07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0643" calcext:value-type="float">
            <text:p>5.020643</text:p>
          </table:table-cell>
          <table:table-cell office:value-type="float" office:value="0.004201" calcext:value-type="float">
            <text:p>0.004201</text:p>
          </table:table-cell>
          <table:table-cell office:value-type="float" office:value="-0.004922" calcext:value-type="float">
            <text:p>-0.004922</text:p>
          </table:table-cell>
          <table:table-cell office:value-type="float" office:value="6.066231" calcext:value-type="float">
            <text:p>6.066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097" calcext:value-type="float">
            <text:p>4.998097</text:p>
          </table:table-cell>
          <table:table-cell office:value-type="float" office:value="-0.009871" calcext:value-type="float">
            <text:p>-0.009871</text:p>
          </table:table-cell>
          <table:table-cell office:value-type="float" office:value="-0.018879" calcext:value-type="float">
            <text:p>-0.018879</text:p>
          </table:table-cell>
          <table:table-cell office:value-type="float" office:value="6.064123" calcext:value-type="float">
            <text:p>6.064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561" calcext:value-type="float">
            <text:p>5.015561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0.01871" calcext:value-type="float">
            <text:p>0.01871</text:p>
          </table:table-cell>
          <table:table-cell office:value-type="float" office:value="6.059198" calcext:value-type="float">
            <text:p>6.059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4744" calcext:value-type="float">
            <text:p>-4.984744</text:p>
          </table:table-cell>
          <table:table-cell office:value-type="float" office:value="0.006278" calcext:value-type="float">
            <text:p>0.006278</text:p>
          </table:table-cell>
          <table:table-cell office:value-type="float" office:value="-0.005369" calcext:value-type="float">
            <text:p>-0.005369</text:p>
          </table:table-cell>
          <table:table-cell office:value-type="float" office:value="6.058288" calcext:value-type="float">
            <text:p>6.058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857" calcext:value-type="float">
            <text:p>-4.996857</text:p>
          </table:table-cell>
          <table:table-cell office:value-type="float" office:value="-0.016861" calcext:value-type="float">
            <text:p>-0.016861</text:p>
          </table:table-cell>
          <table:table-cell office:value-type="float" office:value="-0.000503" calcext:value-type="float">
            <text:p>-0.000503</text:p>
          </table:table-cell>
          <table:table-cell office:value-type="float" office:value="6.057886" calcext:value-type="float">
            <text:p>6.057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052" calcext:value-type="float">
            <text:p>4.994052</text:p>
          </table:table-cell>
          <table:table-cell office:value-type="float" office:value="-0.019354" calcext:value-type="float">
            <text:p>-0.019354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6.041625" calcext:value-type="float">
            <text:p>6.04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219" calcext:value-type="float">
            <text:p>5.004219</text:p>
          </table:table-cell>
          <table:table-cell office:value-type="float" office:value="-0.012301" calcext:value-type="float">
            <text:p>-0.012301</text:p>
          </table:table-cell>
          <table:table-cell office:value-type="float" office:value="0.002722" calcext:value-type="float">
            <text:p>0.002722</text:p>
          </table:table-cell>
          <table:table-cell office:value-type="float" office:value="6.03931" calcext:value-type="float">
            <text:p>6.03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726" calcext:value-type="float">
            <text:p>-5.01726</text:p>
          </table:table-cell>
          <table:table-cell office:value-type="float" office:value="-0.013575" calcext:value-type="float">
            <text:p>-0.013575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6.032837" calcext:value-type="float">
            <text:p>6.03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54" calcext:value-type="float">
            <text:p>4.98454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6.030435" calcext:value-type="float">
            <text:p>6.030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176" calcext:value-type="float">
            <text:p>5.003176</text:p>
          </table:table-cell>
          <table:table-cell office:value-type="float" office:value="0.015124" calcext:value-type="float">
            <text:p>0.015124</text:p>
          </table:table-cell>
          <table:table-cell office:value-type="float" office:value="-0.004322" calcext:value-type="float">
            <text:p>-0.004322</text:p>
          </table:table-cell>
          <table:table-cell office:value-type="float" office:value="6.029062" calcext:value-type="float">
            <text:p>6.029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344" calcext:value-type="float">
            <text:p>5.012344</text:p>
          </table:table-cell>
          <table:table-cell office:value-type="float" office:value="-0.000705" calcext:value-type="float">
            <text:p>-0.000705</text:p>
          </table:table-cell>
          <table:table-cell office:value-type="float" office:value="-0.010238" calcext:value-type="float">
            <text:p>-0.010238</text:p>
          </table:table-cell>
          <table:table-cell office:value-type="float" office:value="6.025534" calcext:value-type="float">
            <text:p>6.025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607" calcext:value-type="float">
            <text:p>-5.013607</text:p>
          </table:table-cell>
          <table:table-cell office:value-type="float" office:value="0.012369" calcext:value-type="float">
            <text:p>0.012369</text:p>
          </table:table-cell>
          <table:table-cell office:value-type="float" office:value="-0.008937" calcext:value-type="float">
            <text:p>-0.008937</text:p>
          </table:table-cell>
          <table:table-cell office:value-type="float" office:value="6.023315" calcext:value-type="float">
            <text:p>6.023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904" calcext:value-type="float">
            <text:p>4.999904</text:p>
          </table:table-cell>
          <table:table-cell office:value-type="float" office:value="0.017586" calcext:value-type="float">
            <text:p>0.017586</text:p>
          </table:table-cell>
          <table:table-cell office:value-type="float" office:value="-0.009846" calcext:value-type="float">
            <text:p>-0.009846</text:p>
          </table:table-cell>
          <table:table-cell office:value-type="float" office:value="6.022117" calcext:value-type="float">
            <text:p>6.02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505" calcext:value-type="float">
            <text:p>5.015505</text:p>
          </table:table-cell>
          <table:table-cell office:value-type="float" office:value="-0.002839" calcext:value-type="float">
            <text:p>-0.002839</text:p>
          </table:table-cell>
          <table:table-cell office:value-type="float" office:value="-0.017296" calcext:value-type="float">
            <text:p>-0.017296</text:p>
          </table:table-cell>
          <table:table-cell office:value-type="float" office:value="6.017444" calcext:value-type="float">
            <text:p>6.017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896" calcext:value-type="float">
            <text:p>-5.002896</text:p>
          </table:table-cell>
          <table:table-cell office:value-type="float" office:value="-0.003169" calcext:value-type="float">
            <text:p>-0.003169</text:p>
          </table:table-cell>
          <table:table-cell office:value-type="float" office:value="-0.016031" calcext:value-type="float">
            <text:p>-0.016031</text:p>
          </table:table-cell>
          <table:table-cell office:value-type="float" office:value="6.013623" calcext:value-type="float">
            <text:p>6.013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1752" calcext:value-type="float">
            <text:p>-4.981752</text:p>
          </table:table-cell>
          <table:table-cell office:value-type="float" office:value="0.005666" calcext:value-type="float">
            <text:p>0.005666</text:p>
          </table:table-cell>
          <table:table-cell office:value-type="float" office:value="0.009271" calcext:value-type="float">
            <text:p>0.009271</text:p>
          </table:table-cell>
          <table:table-cell office:value-type="float" office:value="6.002381" calcext:value-type="float">
            <text:p>6.00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035" calcext:value-type="float">
            <text:p>5.014035</text:p>
          </table:table-cell>
          <table:table-cell office:value-type="float" office:value="-0.012352" calcext:value-type="float">
            <text:p>-0.012352</text:p>
          </table:table-cell>
          <table:table-cell office:value-type="float" office:value="-0.00096" calcext:value-type="float">
            <text:p>-0.00096</text:p>
          </table:table-cell>
          <table:table-cell office:value-type="float" office:value="6.002305" calcext:value-type="float">
            <text:p>6.00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264" calcext:value-type="float">
            <text:p>4.997264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009558" calcext:value-type="float">
            <text:p>0.009558</text:p>
          </table:table-cell>
          <table:table-cell office:value-type="float" office:value="6.002037" calcext:value-type="float">
            <text:p>6.00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468" calcext:value-type="float">
            <text:p>-5.002468</text:p>
          </table:table-cell>
          <table:table-cell office:value-type="float" office:value="0.007699" calcext:value-type="float">
            <text:p>0.007699</text:p>
          </table:table-cell>
          <table:table-cell office:value-type="float" office:value="-0.015123" calcext:value-type="float">
            <text:p>-0.015123</text:p>
          </table:table-cell>
          <table:table-cell office:value-type="float" office:value="5.982978" calcext:value-type="float">
            <text:p>5.98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73" calcext:value-type="float">
            <text:p>-4.99373</text:p>
          </table:table-cell>
          <table:table-cell office:value-type="float" office:value="0.014662" calcext:value-type="float">
            <text:p>0.014662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5.976969" calcext:value-type="float">
            <text:p>5.976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557" calcext:value-type="float">
            <text:p>-5.000557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-0.017606" calcext:value-type="float">
            <text:p>-0.017606</text:p>
          </table:table-cell>
          <table:table-cell office:value-type="float" office:value="5.975843" calcext:value-type="float">
            <text:p>5.975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788" calcext:value-type="float">
            <text:p>5.01788</text:p>
          </table:table-cell>
          <table:table-cell office:value-type="float" office:value="0.011616" calcext:value-type="float">
            <text:p>0.011616</text:p>
          </table:table-cell>
          <table:table-cell office:value-type="float" office:value="0.003365" calcext:value-type="float">
            <text:p>0.003365</text:p>
          </table:table-cell>
          <table:table-cell office:value-type="float" office:value="5.960115" calcext:value-type="float">
            <text:p>5.960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545" calcext:value-type="float">
            <text:p>4.994545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20217" calcext:value-type="float">
            <text:p>0.020217</text:p>
          </table:table-cell>
          <table:table-cell office:value-type="float" office:value="5.9593" calcext:value-type="float">
            <text:p>5.9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76" calcext:value-type="float">
            <text:p>-5.005976</text:p>
          </table:table-cell>
          <table:table-cell office:value-type="float" office:value="0.011625" calcext:value-type="float">
            <text:p>0.011625</text:p>
          </table:table-cell>
          <table:table-cell office:value-type="float" office:value="0.013286" calcext:value-type="float">
            <text:p>0.013286</text:p>
          </table:table-cell>
          <table:table-cell office:value-type="float" office:value="5.958267" calcext:value-type="float">
            <text:p>5.958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604" calcext:value-type="float">
            <text:p>4.982604</text:p>
          </table:table-cell>
          <table:table-cell office:value-type="float" office:value="0.013044" calcext:value-type="float">
            <text:p>0.013044</text:p>
          </table:table-cell>
          <table:table-cell office:value-type="float" office:value="0.006252" calcext:value-type="float">
            <text:p>0.006252</text:p>
          </table:table-cell>
          <table:table-cell office:value-type="float" office:value="5.953596" calcext:value-type="float">
            <text:p>5.953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1627" calcext:value-type="float">
            <text:p>-4.981627</text:p>
          </table:table-cell>
          <table:table-cell office:value-type="float" office:value="0.005845" calcext:value-type="float">
            <text:p>0.005845</text:p>
          </table:table-cell>
          <table:table-cell office:value-type="float" office:value="-0.010063" calcext:value-type="float">
            <text:p>-0.010063</text:p>
          </table:table-cell>
          <table:table-cell office:value-type="float" office:value="5.95303" calcext:value-type="float">
            <text:p>5.95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608" calcext:value-type="float">
            <text:p>-5.015608</text:p>
          </table:table-cell>
          <table:table-cell office:value-type="float" office:value="-0.008729" calcext:value-type="float">
            <text:p>-0.008729</text:p>
          </table:table-cell>
          <table:table-cell office:value-type="float" office:value="0.003488" calcext:value-type="float">
            <text:p>0.003488</text:p>
          </table:table-cell>
          <table:table-cell office:value-type="float" office:value="5.949507" calcext:value-type="float">
            <text:p>5.949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462" calcext:value-type="float">
            <text:p>5.006462</text:p>
          </table:table-cell>
          <table:table-cell office:value-type="float" office:value="-0.004743" calcext:value-type="float">
            <text:p>-0.004743</text:p>
          </table:table-cell>
          <table:table-cell office:value-type="float" office:value="-0.004837" calcext:value-type="float">
            <text:p>-0.004837</text:p>
          </table:table-cell>
          <table:table-cell office:value-type="float" office:value="5.94734" calcext:value-type="float">
            <text:p>5.94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288" calcext:value-type="float">
            <text:p>-4.997288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-0.001199" calcext:value-type="float">
            <text:p>-0.001199</text:p>
          </table:table-cell>
          <table:table-cell office:value-type="float" office:value="5.945199" calcext:value-type="float">
            <text:p>5.945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252" calcext:value-type="float">
            <text:p>5.004252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0.017046" calcext:value-type="float">
            <text:p>0.017046</text:p>
          </table:table-cell>
          <table:table-cell office:value-type="float" office:value="5.926252" calcext:value-type="float">
            <text:p>5.926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182" calcext:value-type="float">
            <text:p>4.982182</text:p>
          </table:table-cell>
          <table:table-cell office:value-type="float" office:value="0.008598" calcext:value-type="float">
            <text:p>0.008598</text:p>
          </table:table-cell>
          <table:table-cell office:value-type="float" office:value="-0.006695" calcext:value-type="float">
            <text:p>-0.006695</text:p>
          </table:table-cell>
          <table:table-cell office:value-type="float" office:value="5.919052" calcext:value-type="float">
            <text:p>5.919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193" calcext:value-type="float">
            <text:p>4.998193</text:p>
          </table:table-cell>
          <table:table-cell office:value-type="float" office:value="-0.006486" calcext:value-type="float">
            <text:p>-0.006486</text:p>
          </table:table-cell>
          <table:table-cell office:value-type="float" office:value="0.017706" calcext:value-type="float">
            <text:p>0.017706</text:p>
          </table:table-cell>
          <table:table-cell office:value-type="float" office:value="5.917593" calcext:value-type="float">
            <text:p>5.917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572" calcext:value-type="float">
            <text:p>-4.987572</text:p>
          </table:table-cell>
          <table:table-cell office:value-type="float" office:value="-0.009141" calcext:value-type="float">
            <text:p>-0.009141</text:p>
          </table:table-cell>
          <table:table-cell office:value-type="float" office:value="-0.014674" calcext:value-type="float">
            <text:p>-0.014674</text:p>
          </table:table-cell>
          <table:table-cell office:value-type="float" office:value="5.910327" calcext:value-type="float">
            <text:p>5.91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343" calcext:value-type="float">
            <text:p>4.989343</text:p>
          </table:table-cell>
          <table:table-cell office:value-type="float" office:value="-0.016207" calcext:value-type="float">
            <text:p>-0.016207</text:p>
          </table:table-cell>
          <table:table-cell office:value-type="float" office:value="0.001743" calcext:value-type="float">
            <text:p>0.001743</text:p>
          </table:table-cell>
          <table:table-cell office:value-type="float" office:value="5.909096" calcext:value-type="float">
            <text:p>5.909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4624" calcext:value-type="float">
            <text:p>-4.984624</text:p>
          </table:table-cell>
          <table:table-cell office:value-type="float" office:value="-0.013171" calcext:value-type="float">
            <text:p>-0.013171</text:p>
          </table:table-cell>
          <table:table-cell office:value-type="float" office:value="0.011221" calcext:value-type="float">
            <text:p>0.011221</text:p>
          </table:table-cell>
          <table:table-cell office:value-type="float" office:value="5.901329" calcext:value-type="float">
            <text:p>5.90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56" calcext:value-type="float">
            <text:p>5.01356</text:p>
          </table:table-cell>
          <table:table-cell office:value-type="float" office:value="0.017175" calcext:value-type="float">
            <text:p>0.017175</text:p>
          </table:table-cell>
          <table:table-cell office:value-type="float" office:value="-0.000098" calcext:value-type="float">
            <text:p>-9.8E-05</text:p>
          </table:table-cell>
          <table:table-cell office:value-type="float" office:value="5.893779" calcext:value-type="float">
            <text:p>5.893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416" calcext:value-type="float">
            <text:p>5.012416</text:p>
          </table:table-cell>
          <table:table-cell office:value-type="float" office:value="0.017081" calcext:value-type="float">
            <text:p>0.017081</text:p>
          </table:table-cell>
          <table:table-cell office:value-type="float" office:value="-0.014715" calcext:value-type="float">
            <text:p>-0.014715</text:p>
          </table:table-cell>
          <table:table-cell office:value-type="float" office:value="5.892677" calcext:value-type="float">
            <text:p>5.89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354" calcext:value-type="float">
            <text:p>5.010354</text:p>
          </table:table-cell>
          <table:table-cell office:value-type="float" office:value="-0.01032" calcext:value-type="float">
            <text:p>-0.01032</text:p>
          </table:table-cell>
          <table:table-cell office:value-type="float" office:value="0.014647" calcext:value-type="float">
            <text:p>0.014647</text:p>
          </table:table-cell>
          <table:table-cell office:value-type="float" office:value="5.88978" calcext:value-type="float">
            <text:p>5.88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583" calcext:value-type="float">
            <text:p>4.997583</text:p>
          </table:table-cell>
          <table:table-cell office:value-type="float" office:value="-0.014555" calcext:value-type="float">
            <text:p>-0.014555</text:p>
          </table:table-cell>
          <table:table-cell office:value-type="float" office:value="0.004882" calcext:value-type="float">
            <text:p>0.004882</text:p>
          </table:table-cell>
          <table:table-cell office:value-type="float" office:value="5.875449" calcext:value-type="float">
            <text:p>5.875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3" calcext:value-type="float">
            <text:p>4.9863</text:p>
          </table:table-cell>
          <table:table-cell office:value-type="float" office:value="0.011958" calcext:value-type="float">
            <text:p>0.011958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5.866908" calcext:value-type="float">
            <text:p>5.866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038" calcext:value-type="float">
            <text:p>4.992038</text:p>
          </table:table-cell>
          <table:table-cell office:value-type="float" office:value="-0.015014" calcext:value-type="float">
            <text:p>-0.015014</text:p>
          </table:table-cell>
          <table:table-cell office:value-type="float" office:value="-0.002354" calcext:value-type="float">
            <text:p>-0.002354</text:p>
          </table:table-cell>
          <table:table-cell office:value-type="float" office:value="5.86403" calcext:value-type="float">
            <text:p>5.86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542" calcext:value-type="float">
            <text:p>5.010542</text:p>
          </table:table-cell>
          <table:table-cell office:value-type="float" office:value="0.012445" calcext:value-type="float">
            <text:p>0.012445</text:p>
          </table:table-cell>
          <table:table-cell office:value-type="float" office:value="0.020966" calcext:value-type="float">
            <text:p>0.020966</text:p>
          </table:table-cell>
          <table:table-cell office:value-type="float" office:value="5.852419" calcext:value-type="float">
            <text:p>5.85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164" calcext:value-type="float">
            <text:p>-4.985164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-0.000884" calcext:value-type="float">
            <text:p>-0.000884</text:p>
          </table:table-cell>
          <table:table-cell office:value-type="float" office:value="5.84746" calcext:value-type="float">
            <text:p>5.84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18" calcext:value-type="float">
            <text:p>4.98618</text:p>
          </table:table-cell>
          <table:table-cell office:value-type="float" office:value="-0.00918" calcext:value-type="float">
            <text:p>-0.00918</text:p>
          </table:table-cell>
          <table:table-cell office:value-type="float" office:value="-0.014666" calcext:value-type="float">
            <text:p>-0.014666</text:p>
          </table:table-cell>
          <table:table-cell office:value-type="float" office:value="5.841538" calcext:value-type="float">
            <text:p>5.84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277" calcext:value-type="float">
            <text:p>4.994277</text:p>
          </table:table-cell>
          <table:table-cell office:value-type="float" office:value="-0.000637" calcext:value-type="float">
            <text:p>-0.000637</text:p>
          </table:table-cell>
          <table:table-cell office:value-type="float" office:value="-0.017176" calcext:value-type="float">
            <text:p>-0.017176</text:p>
          </table:table-cell>
          <table:table-cell office:value-type="float" office:value="5.841411" calcext:value-type="float">
            <text:p>5.84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818" calcext:value-type="float">
            <text:p>4.998818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19732" calcext:value-type="float">
            <text:p>0.019732</text:p>
          </table:table-cell>
          <table:table-cell office:value-type="float" office:value="5.834861" calcext:value-type="float">
            <text:p>5.834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573" calcext:value-type="float">
            <text:p>-4.994573</text:p>
          </table:table-cell>
          <table:table-cell office:value-type="float" office:value="-0.013333" calcext:value-type="float">
            <text:p>-0.013333</text:p>
          </table:table-cell>
          <table:table-cell office:value-type="float" office:value="-0.011419" calcext:value-type="float">
            <text:p>-0.011419</text:p>
          </table:table-cell>
          <table:table-cell office:value-type="float" office:value="5.825686" calcext:value-type="float">
            <text:p>5.82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184" calcext:value-type="float">
            <text:p>4.997184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-0.01692" calcext:value-type="float">
            <text:p>-0.01692</text:p>
          </table:table-cell>
          <table:table-cell office:value-type="float" office:value="5.824732" calcext:value-type="float">
            <text:p>5.824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251" calcext:value-type="float">
            <text:p>5.016251</text:p>
          </table:table-cell>
          <table:table-cell office:value-type="float" office:value="0.017355" calcext:value-type="float">
            <text:p>0.017355</text:p>
          </table:table-cell>
          <table:table-cell office:value-type="float" office:value="-0.000473" calcext:value-type="float">
            <text:p>-0.000473</text:p>
          </table:table-cell>
          <table:table-cell office:value-type="float" office:value="5.819264" calcext:value-type="float">
            <text:p>5.819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6972" calcext:value-type="float">
            <text:p>-5.016972</text:p>
          </table:table-cell>
          <table:table-cell office:value-type="float" office:value="-0.006406" calcext:value-type="float">
            <text:p>-0.006406</text:p>
          </table:table-cell>
          <table:table-cell office:value-type="float" office:value="-0.003236" calcext:value-type="float">
            <text:p>-0.003236</text:p>
          </table:table-cell>
          <table:table-cell office:value-type="float" office:value="5.811872" calcext:value-type="float">
            <text:p>5.81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46" calcext:value-type="float">
            <text:p>5.001346</text:p>
          </table:table-cell>
          <table:table-cell office:value-type="float" office:value="-0.012504" calcext:value-type="float">
            <text:p>-0.012504</text:p>
          </table:table-cell>
          <table:table-cell office:value-type="float" office:value="0.014572" calcext:value-type="float">
            <text:p>0.014572</text:p>
          </table:table-cell>
          <table:table-cell office:value-type="float" office:value="5.809033" calcext:value-type="float">
            <text:p>5.809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778" calcext:value-type="float">
            <text:p>5.000778</text:p>
          </table:table-cell>
          <table:table-cell office:value-type="float" office:value="-0.015558" calcext:value-type="float">
            <text:p>-0.015558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5.800526" calcext:value-type="float">
            <text:p>5.80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349" calcext:value-type="float">
            <text:p>-5.004349</text:p>
          </table:table-cell>
          <table:table-cell office:value-type="float" office:value="-0.016589" calcext:value-type="float">
            <text:p>-0.016589</text:p>
          </table:table-cell>
          <table:table-cell office:value-type="float" office:value="-0.005703" calcext:value-type="float">
            <text:p>-0.005703</text:p>
          </table:table-cell>
          <table:table-cell office:value-type="float" office:value="5.797222" calcext:value-type="float">
            <text:p>5.797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393" calcext:value-type="float">
            <text:p>4.996393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.017828" calcext:value-type="float">
            <text:p>0.017828</text:p>
          </table:table-cell>
          <table:table-cell office:value-type="float" office:value="5.78449" calcext:value-type="float">
            <text:p>5.78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2214" calcext:value-type="float">
            <text:p>-4.982214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0.007277" calcext:value-type="float">
            <text:p>0.007277</text:p>
          </table:table-cell>
          <table:table-cell office:value-type="float" office:value="5.780943" calcext:value-type="float">
            <text:p>5.780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296" calcext:value-type="float">
            <text:p>-5.006296</text:p>
          </table:table-cell>
          <table:table-cell office:value-type="float" office:value="-0.012374" calcext:value-type="float">
            <text:p>-0.012374</text:p>
          </table:table-cell>
          <table:table-cell office:value-type="float" office:value="0.008245" calcext:value-type="float">
            <text:p>0.008245</text:p>
          </table:table-cell>
          <table:table-cell office:value-type="float" office:value="5.764163" calcext:value-type="float">
            <text:p>5.764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38" calcext:value-type="float">
            <text:p>5.01538</text:p>
          </table:table-cell>
          <table:table-cell office:value-type="float" office:value="0.007414" calcext:value-type="float">
            <text:p>0.007414</text:p>
          </table:table-cell>
          <table:table-cell office:value-type="float" office:value="-0.017073" calcext:value-type="float">
            <text:p>-0.017073</text:p>
          </table:table-cell>
          <table:table-cell office:value-type="float" office:value="5.7634" calcext:value-type="float">
            <text:p>5.7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124" calcext:value-type="float">
            <text:p>-4.996124</text:p>
          </table:table-cell>
          <table:table-cell office:value-type="float" office:value="-0.00649" calcext:value-type="float">
            <text:p>-0.00649</text:p>
          </table:table-cell>
          <table:table-cell office:value-type="float" office:value="-0.01317" calcext:value-type="float">
            <text:p>-0.01317</text:p>
          </table:table-cell>
          <table:table-cell office:value-type="float" office:value="5.760463" calcext:value-type="float">
            <text:p>5.760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258" calcext:value-type="float">
            <text:p>5.015258</text:p>
          </table:table-cell>
          <table:table-cell office:value-type="float" office:value="-0.017632" calcext:value-type="float">
            <text:p>-0.017632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5.756122" calcext:value-type="float">
            <text:p>5.756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151" calcext:value-type="float">
            <text:p>5.011151</text:p>
          </table:table-cell>
          <table:table-cell office:value-type="float" office:value="-0.000773" calcext:value-type="float">
            <text:p>-0.000773</text:p>
          </table:table-cell>
          <table:table-cell office:value-type="float" office:value="0.014755" calcext:value-type="float">
            <text:p>0.014755</text:p>
          </table:table-cell>
          <table:table-cell office:value-type="float" office:value="5.746738" calcext:value-type="float">
            <text:p>5.746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24" calcext:value-type="float">
            <text:p>4.99424</text:p>
          </table:table-cell>
          <table:table-cell office:value-type="float" office:value="0.016071" calcext:value-type="float">
            <text:p>0.01607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5.745884" calcext:value-type="float">
            <text:p>5.745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769" calcext:value-type="float">
            <text:p>-5.005769</text:p>
          </table:table-cell>
          <table:table-cell office:value-type="float" office:value="-0.012981" calcext:value-type="float">
            <text:p>-0.012981</text:p>
          </table:table-cell>
          <table:table-cell office:value-type="float" office:value="-0.016968" calcext:value-type="float">
            <text:p>-0.016968</text:p>
          </table:table-cell>
          <table:table-cell office:value-type="float" office:value="5.743312" calcext:value-type="float">
            <text:p>5.74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565" calcext:value-type="float">
            <text:p>5.000565</text:p>
          </table:table-cell>
          <table:table-cell office:value-type="float" office:value="0.014471" calcext:value-type="float">
            <text:p>0.014471</text:p>
          </table:table-cell>
          <table:table-cell office:value-type="float" office:value="0.011234" calcext:value-type="float">
            <text:p>0.011234</text:p>
          </table:table-cell>
          <table:table-cell office:value-type="float" office:value="5.736017" calcext:value-type="float">
            <text:p>5.736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037" calcext:value-type="float">
            <text:p>-4.993037</text:p>
          </table:table-cell>
          <table:table-cell office:value-type="float" office:value="-0.002528" calcext:value-type="float">
            <text:p>-0.002528</text:p>
          </table:table-cell>
          <table:table-cell office:value-type="float" office:value="-0.017673" calcext:value-type="float">
            <text:p>-0.017673</text:p>
          </table:table-cell>
          <table:table-cell office:value-type="float" office:value="5.734441" calcext:value-type="float">
            <text:p>5.734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287" calcext:value-type="float">
            <text:p>4.995287</text:p>
          </table:table-cell>
          <table:table-cell office:value-type="float" office:value="-0.00391" calcext:value-type="float">
            <text:p>-0.00391</text:p>
          </table:table-cell>
          <table:table-cell office:value-type="float" office:value="-0.019071" calcext:value-type="float">
            <text:p>-0.019071</text:p>
          </table:table-cell>
          <table:table-cell office:value-type="float" office:value="5.734217" calcext:value-type="float">
            <text:p>5.734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019" calcext:value-type="float">
            <text:p>-5.002019</text:p>
          </table:table-cell>
          <table:table-cell office:value-type="float" office:value="-0.008513" calcext:value-type="float">
            <text:p>-0.008513</text:p>
          </table:table-cell>
          <table:table-cell office:value-type="float" office:value="0.017209" calcext:value-type="float">
            <text:p>0.017209</text:p>
          </table:table-cell>
          <table:table-cell office:value-type="float" office:value="5.731825" calcext:value-type="float">
            <text:p>5.73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216" calcext:value-type="float">
            <text:p>5.013216</text:p>
          </table:table-cell>
          <table:table-cell office:value-type="float" office:value="0.006829" calcext:value-type="float">
            <text:p>0.006829</text:p>
          </table:table-cell>
          <table:table-cell office:value-type="float" office:value="-0.004884" calcext:value-type="float">
            <text:p>-0.004884</text:p>
          </table:table-cell>
          <table:table-cell office:value-type="float" office:value="5.7178" calcext:value-type="float">
            <text:p>5.7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117" calcext:value-type="float">
            <text:p>5.009117</text:p>
          </table:table-cell>
          <table:table-cell office:value-type="float" office:value="-0.010464" calcext:value-type="float">
            <text:p>-0.010464</text:p>
          </table:table-cell>
          <table:table-cell office:value-type="float" office:value="-0.003815" calcext:value-type="float">
            <text:p>-0.003815</text:p>
          </table:table-cell>
          <table:table-cell office:value-type="float" office:value="5.71469" calcext:value-type="float">
            <text:p>5.7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076" calcext:value-type="float">
            <text:p>-4.994076</text:p>
          </table:table-cell>
          <table:table-cell office:value-type="float" office:value="-0.003194" calcext:value-type="float">
            <text:p>-0.003194</text:p>
          </table:table-cell>
          <table:table-cell office:value-type="float" office:value="0.012329" calcext:value-type="float">
            <text:p>0.012329</text:p>
          </table:table-cell>
          <table:table-cell office:value-type="float" office:value="5.712132" calcext:value-type="float">
            <text:p>5.71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463" calcext:value-type="float">
            <text:p>5.014463</text:p>
          </table:table-cell>
          <table:table-cell office:value-type="float" office:value="0.014946" calcext:value-type="float">
            <text:p>0.014946</text:p>
          </table:table-cell>
          <table:table-cell office:value-type="float" office:value="-0.007537" calcext:value-type="float">
            <text:p>-0.007537</text:p>
          </table:table-cell>
          <table:table-cell office:value-type="float" office:value="5.710084" calcext:value-type="float">
            <text:p>5.71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464" calcext:value-type="float">
            <text:p>5.002464</text:p>
          </table:table-cell>
          <table:table-cell office:value-type="float" office:value="-0.016192" calcext:value-type="float">
            <text:p>-0.016192</text:p>
          </table:table-cell>
          <table:table-cell office:value-type="float" office:value="-0.001032" calcext:value-type="float">
            <text:p>-0.001032</text:p>
          </table:table-cell>
          <table:table-cell office:value-type="float" office:value="5.702435" calcext:value-type="float">
            <text:p>5.70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793" calcext:value-type="float">
            <text:p>4.993793</text:p>
          </table:table-cell>
          <table:table-cell office:value-type="float" office:value="-0.01432" calcext:value-type="float">
            <text:p>-0.01432</text:p>
          </table:table-cell>
          <table:table-cell office:value-type="float" office:value="-0.005567" calcext:value-type="float">
            <text:p>-0.005567</text:p>
          </table:table-cell>
          <table:table-cell office:value-type="float" office:value="5.701105" calcext:value-type="float">
            <text:p>5.70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35" calcext:value-type="float">
            <text:p>4.98735</text:p>
          </table:table-cell>
          <table:table-cell office:value-type="float" office:value="-0.004576" calcext:value-type="float">
            <text:p>-0.004576</text:p>
          </table:table-cell>
          <table:table-cell office:value-type="float" office:value="-0.010367" calcext:value-type="float">
            <text:p>-0.010367</text:p>
          </table:table-cell>
          <table:table-cell office:value-type="float" office:value="5.701098" calcext:value-type="float">
            <text:p>5.70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598" calcext:value-type="float">
            <text:p>-4.986598</text:p>
          </table:table-cell>
          <table:table-cell office:value-type="float" office:value="0.010462" calcext:value-type="float">
            <text:p>0.01046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5.697904" calcext:value-type="float">
            <text:p>5.697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947" calcext:value-type="float">
            <text:p>4.993947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-0.008451" calcext:value-type="float">
            <text:p>-0.008451</text:p>
          </table:table-cell>
          <table:table-cell office:value-type="float" office:value="5.696993" calcext:value-type="float">
            <text:p>5.696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345" calcext:value-type="float">
            <text:p>4.989345</text:p>
          </table:table-cell>
          <table:table-cell office:value-type="float" office:value="0.006176" calcext:value-type="float">
            <text:p>0.006176</text:p>
          </table:table-cell>
          <table:table-cell office:value-type="float" office:value="0.016786" calcext:value-type="float">
            <text:p>0.016786</text:p>
          </table:table-cell>
          <table:table-cell office:value-type="float" office:value="5.691366" calcext:value-type="float">
            <text:p>5.69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48" calcext:value-type="float">
            <text:p>-4.98748</text:p>
          </table:table-cell>
          <table:table-cell office:value-type="float" office:value="-0.008658" calcext:value-type="float">
            <text:p>-0.008658</text:p>
          </table:table-cell>
          <table:table-cell office:value-type="float" office:value="-0.005528" calcext:value-type="float">
            <text:p>-0.005528</text:p>
          </table:table-cell>
          <table:table-cell office:value-type="float" office:value="5.68372" calcext:value-type="float">
            <text:p>5.68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945" calcext:value-type="float">
            <text:p>4.984945</text:p>
          </table:table-cell>
          <table:table-cell office:value-type="float" office:value="-0.006476" calcext:value-type="float">
            <text:p>-0.006476</text:p>
          </table:table-cell>
          <table:table-cell office:value-type="float" office:value="-0.000309" calcext:value-type="float">
            <text:p>-0.000309</text:p>
          </table:table-cell>
          <table:table-cell office:value-type="float" office:value="5.679762" calcext:value-type="float">
            <text:p>5.679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678" calcext:value-type="float">
            <text:p>4.991678</text:p>
          </table:table-cell>
          <table:table-cell office:value-type="float" office:value="-0.01724" calcext:value-type="float">
            <text:p>-0.01724</text:p>
          </table:table-cell>
          <table:table-cell office:value-type="float" office:value="-0.004392" calcext:value-type="float">
            <text:p>-0.004392</text:p>
          </table:table-cell>
          <table:table-cell office:value-type="float" office:value="5.67805" calcext:value-type="float">
            <text:p>5.67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073" calcext:value-type="float">
            <text:p>-5.009073</text:p>
          </table:table-cell>
          <table:table-cell office:value-type="float" office:value="0.018103" calcext:value-type="float">
            <text:p>0.018103</text:p>
          </table:table-cell>
          <table:table-cell office:value-type="float" office:value="-0.006556" calcext:value-type="float">
            <text:p>-0.006556</text:p>
          </table:table-cell>
          <table:table-cell office:value-type="float" office:value="5.676241" calcext:value-type="float">
            <text:p>5.676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65" calcext:value-type="float">
            <text:p>4.98565</text:p>
          </table:table-cell>
          <table:table-cell office:value-type="float" office:value="-0.013123" calcext:value-type="float">
            <text:p>-0.013123</text:p>
          </table:table-cell>
          <table:table-cell office:value-type="float" office:value="-0.002842" calcext:value-type="float">
            <text:p>-0.002842</text:p>
          </table:table-cell>
          <table:table-cell office:value-type="float" office:value="5.675042" calcext:value-type="float">
            <text:p>5.675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059" calcext:value-type="float">
            <text:p>5.005059</text:p>
          </table:table-cell>
          <table:table-cell office:value-type="float" office:value="-0.015801" calcext:value-type="float">
            <text:p>-0.015801</text:p>
          </table:table-cell>
          <table:table-cell office:value-type="float" office:value="0.010522" calcext:value-type="float">
            <text:p>0.010522</text:p>
          </table:table-cell>
          <table:table-cell office:value-type="float" office:value="5.67413" calcext:value-type="float">
            <text:p>5.67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306" calcext:value-type="float">
            <text:p>5.006306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-0.015919" calcext:value-type="float">
            <text:p>-0.015919</text:p>
          </table:table-cell>
          <table:table-cell office:value-type="float" office:value="5.67283" calcext:value-type="float">
            <text:p>5.67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376" calcext:value-type="float">
            <text:p>5.004376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0.011149" calcext:value-type="float">
            <text:p>0.011149</text:p>
          </table:table-cell>
          <table:table-cell office:value-type="float" office:value="5.66804" calcext:value-type="float">
            <text:p>5.66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144" calcext:value-type="float">
            <text:p>-5.010144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12369" calcext:value-type="float">
            <text:p>0.012369</text:p>
          </table:table-cell>
          <table:table-cell office:value-type="float" office:value="5.6675" calcext:value-type="float">
            <text:p>5.6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20079" calcext:value-type="float">
            <text:p>-5.020079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5.658257" calcext:value-type="float">
            <text:p>5.658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494" calcext:value-type="float">
            <text:p>-5.004494</text:p>
          </table:table-cell>
          <table:table-cell office:value-type="float" office:value="0.006177" calcext:value-type="float">
            <text:p>0.006177</text:p>
          </table:table-cell>
          <table:table-cell office:value-type="float" office:value="0.018367" calcext:value-type="float">
            <text:p>0.018367</text:p>
          </table:table-cell>
          <table:table-cell office:value-type="float" office:value="5.654731" calcext:value-type="float">
            <text:p>5.654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912" calcext:value-type="float">
            <text:p>5.016912</text:p>
          </table:table-cell>
          <table:table-cell office:value-type="float" office:value="-0.001686" calcext:value-type="float">
            <text:p>-0.001686</text:p>
          </table:table-cell>
          <table:table-cell office:value-type="float" office:value="-0.010856" calcext:value-type="float">
            <text:p>-0.010856</text:p>
          </table:table-cell>
          <table:table-cell office:value-type="float" office:value="5.640341" calcext:value-type="float">
            <text:p>5.640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092" calcext:value-type="float">
            <text:p>4.998092</text:p>
          </table:table-cell>
          <table:table-cell office:value-type="float" office:value="0.015489" calcext:value-type="float">
            <text:p>0.015489</text:p>
          </table:table-cell>
          <table:table-cell office:value-type="float" office:value="-0.00315" calcext:value-type="float">
            <text:p>-0.00315</text:p>
          </table:table-cell>
          <table:table-cell office:value-type="float" office:value="5.638269" calcext:value-type="float">
            <text:p>5.638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7145" calcext:value-type="float">
            <text:p>-5.017145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-0.003292" calcext:value-type="float">
            <text:p>-0.003292</text:p>
          </table:table-cell>
          <table:table-cell office:value-type="float" office:value="5.635825" calcext:value-type="float">
            <text:p>5.635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986" calcext:value-type="float">
            <text:p>4.985986</text:p>
          </table:table-cell>
          <table:table-cell office:value-type="float" office:value="-0.002763" calcext:value-type="float">
            <text:p>-0.002763</text:p>
          </table:table-cell>
          <table:table-cell office:value-type="float" office:value="0.011048" calcext:value-type="float">
            <text:p>0.011048</text:p>
          </table:table-cell>
          <table:table-cell office:value-type="float" office:value="5.62989" calcext:value-type="float">
            <text:p>5.6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355" calcext:value-type="float">
            <text:p>5.000355</text:p>
          </table:table-cell>
          <table:table-cell office:value-type="float" office:value="-0.007093" calcext:value-type="float">
            <text:p>-0.007093</text:p>
          </table:table-cell>
          <table:table-cell office:value-type="float" office:value="-0.00927" calcext:value-type="float">
            <text:p>-0.00927</text:p>
          </table:table-cell>
          <table:table-cell office:value-type="float" office:value="5.627156" calcext:value-type="float">
            <text:p>5.627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384" calcext:value-type="float">
            <text:p>4.985384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-0.017964" calcext:value-type="float">
            <text:p>-0.017964</text:p>
          </table:table-cell>
          <table:table-cell office:value-type="float" office:value="5.626984" calcext:value-type="float">
            <text:p>5.626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153" calcext:value-type="float">
            <text:p>4.983153</text:p>
          </table:table-cell>
          <table:table-cell office:value-type="float" office:value="0.006308" calcext:value-type="float">
            <text:p>0.006308</text:p>
          </table:table-cell>
          <table:table-cell office:value-type="float" office:value="-0.006519" calcext:value-type="float">
            <text:p>-0.006519</text:p>
          </table:table-cell>
          <table:table-cell office:value-type="float" office:value="5.609738" calcext:value-type="float">
            <text:p>5.609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603" calcext:value-type="float">
            <text:p>-4.990603</text:p>
          </table:table-cell>
          <table:table-cell office:value-type="float" office:value="-0.000314" calcext:value-type="float">
            <text:p>-0.000314</text:p>
          </table:table-cell>
          <table:table-cell office:value-type="float" office:value="0.017038" calcext:value-type="float">
            <text:p>0.017038</text:p>
          </table:table-cell>
          <table:table-cell office:value-type="float" office:value="5.608981" calcext:value-type="float">
            <text:p>5.608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925" calcext:value-type="float">
            <text:p>5.004925</text:p>
          </table:table-cell>
          <table:table-cell office:value-type="float" office:value="-0.018422" calcext:value-type="float">
            <text:p>-0.018422</text:p>
          </table:table-cell>
          <table:table-cell office:value-type="float" office:value="0.005535" calcext:value-type="float">
            <text:p>0.005535</text:p>
          </table:table-cell>
          <table:table-cell office:value-type="float" office:value="5.603218" calcext:value-type="float">
            <text:p>5.60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401" calcext:value-type="float">
            <text:p>4.983401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-0.009413" calcext:value-type="float">
            <text:p>-0.009413</text:p>
          </table:table-cell>
          <table:table-cell office:value-type="float" office:value="5.589963" calcext:value-type="float">
            <text:p>5.589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847" calcext:value-type="float">
            <text:p>-5.01847</text:p>
          </table:table-cell>
          <table:table-cell office:value-type="float" office:value="-0.000692" calcext:value-type="float">
            <text:p>-0.000692</text:p>
          </table:table-cell>
          <table:table-cell office:value-type="float" office:value="-0.003377" calcext:value-type="float">
            <text:p>-0.003377</text:p>
          </table:table-cell>
          <table:table-cell office:value-type="float" office:value="5.585073" calcext:value-type="float">
            <text:p>5.585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956" calcext:value-type="float">
            <text:p>-5.002956</text:p>
          </table:table-cell>
          <table:table-cell office:value-type="float" office:value="-0.01747" calcext:value-type="float">
            <text:p>-0.01747</text:p>
          </table:table-cell>
          <table:table-cell office:value-type="float" office:value="-0.005134" calcext:value-type="float">
            <text:p>-0.005134</text:p>
          </table:table-cell>
          <table:table-cell office:value-type="float" office:value="5.581425" calcext:value-type="float">
            <text:p>5.58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802" calcext:value-type="float">
            <text:p>5.015802</text:p>
          </table:table-cell>
          <table:table-cell office:value-type="float" office:value="-0.004313" calcext:value-type="float">
            <text:p>-0.004313</text:p>
          </table:table-cell>
          <table:table-cell office:value-type="float" office:value="-0.009611" calcext:value-type="float">
            <text:p>-0.009611</text:p>
          </table:table-cell>
          <table:table-cell office:value-type="float" office:value="5.578345" calcext:value-type="float">
            <text:p>5.578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197" calcext:value-type="float">
            <text:p>4.986197</text:p>
          </table:table-cell>
          <table:table-cell office:value-type="float" office:value="-0.011068" calcext:value-type="float">
            <text:p>-0.011068</text:p>
          </table:table-cell>
          <table:table-cell office:value-type="float" office:value="-0.003842" calcext:value-type="float">
            <text:p>-0.003842</text:p>
          </table:table-cell>
          <table:table-cell office:value-type="float" office:value="5.573562" calcext:value-type="float">
            <text:p>5.573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909" calcext:value-type="float">
            <text:p>5.007909</text:p>
          </table:table-cell>
          <table:table-cell office:value-type="float" office:value="0.01314" calcext:value-type="float">
            <text:p>0.01314</text:p>
          </table:table-cell>
          <table:table-cell office:value-type="float" office:value="-0.003104" calcext:value-type="float">
            <text:p>-0.003104</text:p>
          </table:table-cell>
          <table:table-cell office:value-type="float" office:value="5.573492" calcext:value-type="float">
            <text:p>5.573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949" calcext:value-type="float">
            <text:p>-4.985949</text:p>
          </table:table-cell>
          <table:table-cell office:value-type="float" office:value="-0.006677" calcext:value-type="float">
            <text:p>-0.006677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5.571942" calcext:value-type="float">
            <text:p>5.57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051" calcext:value-type="float">
            <text:p>-5.015051</text:p>
          </table:table-cell>
          <table:table-cell office:value-type="float" office:value="-0.006969" calcext:value-type="float">
            <text:p>-0.006969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5.571481" calcext:value-type="float">
            <text:p>5.57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594" calcext:value-type="float">
            <text:p>-5.005594</text:p>
          </table:table-cell>
          <table:table-cell office:value-type="float" office:value="-0.001376" calcext:value-type="float">
            <text:p>-0.001376</text:p>
          </table:table-cell>
          <table:table-cell office:value-type="float" office:value="-0.009432" calcext:value-type="float">
            <text:p>-0.009432</text:p>
          </table:table-cell>
          <table:table-cell office:value-type="float" office:value="5.570437" calcext:value-type="float">
            <text:p>5.57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985" calcext:value-type="float">
            <text:p>4.982985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0.006935" calcext:value-type="float">
            <text:p>0.006935</text:p>
          </table:table-cell>
          <table:table-cell office:value-type="float" office:value="5.56828" calcext:value-type="float">
            <text:p>5.56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184" calcext:value-type="float">
            <text:p>-4.996184</text:p>
          </table:table-cell>
          <table:table-cell office:value-type="float" office:value="0.008226" calcext:value-type="float">
            <text:p>0.008226</text:p>
          </table:table-cell>
          <table:table-cell office:value-type="float" office:value="-0.013907" calcext:value-type="float">
            <text:p>-0.013907</text:p>
          </table:table-cell>
          <table:table-cell office:value-type="float" office:value="5.566093" calcext:value-type="float">
            <text:p>5.56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318" calcext:value-type="float">
            <text:p>-5.006318</text:p>
          </table:table-cell>
          <table:table-cell office:value-type="float" office:value="-0.011656" calcext:value-type="float">
            <text:p>-0.011656</text:p>
          </table:table-cell>
          <table:table-cell office:value-type="float" office:value="-0.016879" calcext:value-type="float">
            <text:p>-0.016879</text:p>
          </table:table-cell>
          <table:table-cell office:value-type="float" office:value="5.554533" calcext:value-type="float">
            <text:p>5.554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219" calcext:value-type="float">
            <text:p>5.003219</text:p>
          </table:table-cell>
          <table:table-cell office:value-type="float" office:value="-0.014731" calcext:value-type="float">
            <text:p>-0.014731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5.552201" calcext:value-type="float">
            <text:p>5.55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16" calcext:value-type="float">
            <text:p>-4.99516</text:p>
          </table:table-cell>
          <table:table-cell office:value-type="float" office:value="0.006748" calcext:value-type="float">
            <text:p>0.006748</text:p>
          </table:table-cell>
          <table:table-cell office:value-type="float" office:value="0.017884" calcext:value-type="float">
            <text:p>0.017884</text:p>
          </table:table-cell>
          <table:table-cell office:value-type="float" office:value="5.550169" calcext:value-type="float">
            <text:p>5.550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407" calcext:value-type="float">
            <text:p>5.008407</text:p>
          </table:table-cell>
          <table:table-cell office:value-type="float" office:value="-0.005867" calcext:value-type="float">
            <text:p>-0.005867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5.542255" calcext:value-type="float">
            <text:p>5.54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59" calcext:value-type="float">
            <text:p>4.98259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-0.00143" calcext:value-type="float">
            <text:p>-0.00143</text:p>
          </table:table-cell>
          <table:table-cell office:value-type="float" office:value="5.538272" calcext:value-type="float">
            <text:p>5.538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905" calcext:value-type="float">
            <text:p>5.013905</text:p>
          </table:table-cell>
          <table:table-cell office:value-type="float" office:value="-0.001454" calcext:value-type="float">
            <text:p>-0.001454</text:p>
          </table:table-cell>
          <table:table-cell office:value-type="float" office:value="0.014903" calcext:value-type="float">
            <text:p>0.014903</text:p>
          </table:table-cell>
          <table:table-cell office:value-type="float" office:value="5.534726" calcext:value-type="float">
            <text:p>5.534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564" calcext:value-type="float">
            <text:p>-4.985564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83" calcext:value-type="float">
            <text:p>0.0083</text:p>
          </table:table-cell>
          <table:table-cell office:value-type="float" office:value="5.528044" calcext:value-type="float">
            <text:p>5.528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6613" calcext:value-type="float">
            <text:p>-5.016613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-0.012224" calcext:value-type="float">
            <text:p>-0.012224</text:p>
          </table:table-cell>
          <table:table-cell office:value-type="float" office:value="5.521434" calcext:value-type="float">
            <text:p>5.52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883" calcext:value-type="float">
            <text:p>-5.004883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0.014592" calcext:value-type="float">
            <text:p>0.014592</text:p>
          </table:table-cell>
          <table:table-cell office:value-type="float" office:value="5.521314" calcext:value-type="float">
            <text:p>5.52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7338" calcext:value-type="float">
            <text:p>-5.017338</text:p>
          </table:table-cell>
          <table:table-cell office:value-type="float" office:value="-0.007166" calcext:value-type="float">
            <text:p>-0.007166</text:p>
          </table:table-cell>
          <table:table-cell office:value-type="float" office:value="0.002183" calcext:value-type="float">
            <text:p>0.002183</text:p>
          </table:table-cell>
          <table:table-cell office:value-type="float" office:value="5.509293" calcext:value-type="float">
            <text:p>5.509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376" calcext:value-type="float">
            <text:p>5.000376</text:p>
          </table:table-cell>
          <table:table-cell office:value-type="float" office:value="-0.008078" calcext:value-type="float">
            <text:p>-0.008078</text:p>
          </table:table-cell>
          <table:table-cell office:value-type="float" office:value="-0.017902" calcext:value-type="float">
            <text:p>-0.017902</text:p>
          </table:table-cell>
          <table:table-cell office:value-type="float" office:value="5.508923" calcext:value-type="float">
            <text:p>5.508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1282" calcext:value-type="float">
            <text:p>4.981282</text:p>
          </table:table-cell>
          <table:table-cell office:value-type="float" office:value="-0.003546" calcext:value-type="float">
            <text:p>-0.003546</text:p>
          </table:table-cell>
          <table:table-cell office:value-type="float" office:value="-0.004097" calcext:value-type="float">
            <text:p>-0.004097</text:p>
          </table:table-cell>
          <table:table-cell office:value-type="float" office:value="5.506917" calcext:value-type="float">
            <text:p>5.506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735" calcext:value-type="float">
            <text:p>5.011735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-0.012842" calcext:value-type="float">
            <text:p>-0.012842</text:p>
          </table:table-cell>
          <table:table-cell office:value-type="float" office:value="5.506316" calcext:value-type="float">
            <text:p>5.506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704" calcext:value-type="float">
            <text:p>-4.985704</text:p>
          </table:table-cell>
          <table:table-cell office:value-type="float" office:value="-0.015153" calcext:value-type="float">
            <text:p>-0.015153</text:p>
          </table:table-cell>
          <table:table-cell office:value-type="float" office:value="-0.000608" calcext:value-type="float">
            <text:p>-0.000608</text:p>
          </table:table-cell>
          <table:table-cell office:value-type="float" office:value="5.50391" calcext:value-type="float">
            <text:p>5.5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315" calcext:value-type="float">
            <text:p>5.007315</text:p>
          </table:table-cell>
          <table:table-cell office:value-type="float" office:value="0.022855" calcext:value-type="float">
            <text:p>0.022855</text:p>
          </table:table-cell>
          <table:table-cell office:value-type="float" office:value="0.014219" calcext:value-type="float">
            <text:p>0.014219</text:p>
          </table:table-cell>
          <table:table-cell office:value-type="float" office:value="5.503846" calcext:value-type="float">
            <text:p>5.50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092" calcext:value-type="float">
            <text:p>-4.989092</text:p>
          </table:table-cell>
          <table:table-cell office:value-type="float" office:value="0.015082" calcext:value-type="float">
            <text:p>0.015082</text:p>
          </table:table-cell>
          <table:table-cell office:value-type="float" office:value="-0.000521" calcext:value-type="float">
            <text:p>-0.000521</text:p>
          </table:table-cell>
          <table:table-cell office:value-type="float" office:value="5.498186" calcext:value-type="float">
            <text:p>5.498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755" calcext:value-type="float">
            <text:p>4.989755</text:p>
          </table:table-cell>
          <table:table-cell office:value-type="float" office:value="0.018588" calcext:value-type="float">
            <text:p>0.018588</text:p>
          </table:table-cell>
          <table:table-cell office:value-type="float" office:value="-0.001197" calcext:value-type="float">
            <text:p>-0.001197</text:p>
          </table:table-cell>
          <table:table-cell office:value-type="float" office:value="5.496154" calcext:value-type="float">
            <text:p>5.496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887" calcext:value-type="float">
            <text:p>-5.015887</text:p>
          </table:table-cell>
          <table:table-cell office:value-type="float" office:value="0.018267" calcext:value-type="float">
            <text:p>0.018267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5.495116" calcext:value-type="float">
            <text:p>5.495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315" calcext:value-type="float">
            <text:p>5.009315</text:p>
          </table:table-cell>
          <table:table-cell office:value-type="float" office:value="-0.000748" calcext:value-type="float">
            <text:p>-0.000748</text:p>
          </table:table-cell>
          <table:table-cell office:value-type="float" office:value="-0.017698" calcext:value-type="float">
            <text:p>-0.017698</text:p>
          </table:table-cell>
          <table:table-cell office:value-type="float" office:value="5.489279" calcext:value-type="float">
            <text:p>5.489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013" calcext:value-type="float">
            <text:p>-5.014013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9572" calcext:value-type="float">
            <text:p>-0.009572</text:p>
          </table:table-cell>
          <table:table-cell office:value-type="float" office:value="5.486665" calcext:value-type="float">
            <text:p>5.486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741" calcext:value-type="float">
            <text:p>-4.988741</text:p>
          </table:table-cell>
          <table:table-cell office:value-type="float" office:value="0.012776" calcext:value-type="float">
            <text:p>0.012776</text:p>
          </table:table-cell>
          <table:table-cell office:value-type="float" office:value="-0.004778" calcext:value-type="float">
            <text:p>-0.004778</text:p>
          </table:table-cell>
          <table:table-cell office:value-type="float" office:value="5.480624" calcext:value-type="float">
            <text:p>5.480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562" calcext:value-type="float">
            <text:p>5.004562</text:p>
          </table:table-cell>
          <table:table-cell office:value-type="float" office:value="-0.00154" calcext:value-type="float">
            <text:p>-0.00154</text:p>
          </table:table-cell>
          <table:table-cell office:value-type="float" office:value="-0.00145" calcext:value-type="float">
            <text:p>-0.00145</text:p>
          </table:table-cell>
          <table:table-cell office:value-type="float" office:value="5.478022" calcext:value-type="float">
            <text:p>5.478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878" calcext:value-type="float">
            <text:p>5.014878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7834" calcext:value-type="float">
            <text:p>0.007834</text:p>
          </table:table-cell>
          <table:table-cell office:value-type="float" office:value="5.475136" calcext:value-type="float">
            <text:p>5.475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335" calcext:value-type="float">
            <text:p>-4.996335</text:p>
          </table:table-cell>
          <table:table-cell office:value-type="float" office:value="-0.012602" calcext:value-type="float">
            <text:p>-0.012602</text:p>
          </table:table-cell>
          <table:table-cell office:value-type="float" office:value="-0.016023" calcext:value-type="float">
            <text:p>-0.016023</text:p>
          </table:table-cell>
          <table:table-cell office:value-type="float" office:value="5.474627" calcext:value-type="float">
            <text:p>5.474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53" calcext:value-type="float">
            <text:p>-5.00053</text:p>
          </table:table-cell>
          <table:table-cell office:value-type="float" office:value="0.008488" calcext:value-type="float">
            <text:p>0.008488</text:p>
          </table:table-cell>
          <table:table-cell office:value-type="float" office:value="0.016539" calcext:value-type="float">
            <text:p>0.016539</text:p>
          </table:table-cell>
          <table:table-cell office:value-type="float" office:value="5.457049" calcext:value-type="float">
            <text:p>5.457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882" calcext:value-type="float">
            <text:p>4.991882</text:p>
          </table:table-cell>
          <table:table-cell office:value-type="float" office:value="-0.001152" calcext:value-type="float">
            <text:p>-0.001152</text:p>
          </table:table-cell>
          <table:table-cell office:value-type="float" office:value="0.018391" calcext:value-type="float">
            <text:p>0.018391</text:p>
          </table:table-cell>
          <table:table-cell office:value-type="float" office:value="5.456569" calcext:value-type="float">
            <text:p>5.456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644" calcext:value-type="float">
            <text:p>-5.010644</text:p>
          </table:table-cell>
          <table:table-cell office:value-type="float" office:value="0.006868" calcext:value-type="float">
            <text:p>0.006868</text:p>
          </table:table-cell>
          <table:table-cell office:value-type="float" office:value="0.009253" calcext:value-type="float">
            <text:p>0.009253</text:p>
          </table:table-cell>
          <table:table-cell office:value-type="float" office:value="5.455703" calcext:value-type="float">
            <text:p>5.455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209" calcext:value-type="float">
            <text:p>-4.994209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-0.003777" calcext:value-type="float">
            <text:p>-0.003777</text:p>
          </table:table-cell>
          <table:table-cell office:value-type="float" office:value="5.45509" calcext:value-type="float">
            <text:p>5.45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266" calcext:value-type="float">
            <text:p>-5.000266</text:p>
          </table:table-cell>
          <table:table-cell office:value-type="float" office:value="-0.011996" calcext:value-type="float">
            <text:p>-0.011996</text:p>
          </table:table-cell>
          <table:table-cell office:value-type="float" office:value="0.008699" calcext:value-type="float">
            <text:p>0.008699</text:p>
          </table:table-cell>
          <table:table-cell office:value-type="float" office:value="5.446211" calcext:value-type="float">
            <text:p>5.446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925" calcext:value-type="float">
            <text:p>4.999925</text:p>
          </table:table-cell>
          <table:table-cell office:value-type="float" office:value="-0.014505" calcext:value-type="float">
            <text:p>-0.014505</text:p>
          </table:table-cell>
          <table:table-cell office:value-type="float" office:value="-0.005643" calcext:value-type="float">
            <text:p>-0.005643</text:p>
          </table:table-cell>
          <table:table-cell office:value-type="float" office:value="5.444811" calcext:value-type="float">
            <text:p>5.444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826" calcext:value-type="float">
            <text:p>4.993826</text:p>
          </table:table-cell>
          <table:table-cell office:value-type="float" office:value="-0.017542" calcext:value-type="float">
            <text:p>-0.017542</text:p>
          </table:table-cell>
          <table:table-cell office:value-type="float" office:value="0.006679" calcext:value-type="float">
            <text:p>0.006679</text:p>
          </table:table-cell>
          <table:table-cell office:value-type="float" office:value="5.441392" calcext:value-type="float">
            <text:p>5.44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109" calcext:value-type="float">
            <text:p>-5.004109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-0.017333" calcext:value-type="float">
            <text:p>-0.017333</text:p>
          </table:table-cell>
          <table:table-cell office:value-type="float" office:value="5.432751" calcext:value-type="float">
            <text:p>5.43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068" calcext:value-type="float">
            <text:p>-5.008068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0.016992" calcext:value-type="float">
            <text:p>0.016992</text:p>
          </table:table-cell>
          <table:table-cell office:value-type="float" office:value="5.429813" calcext:value-type="float">
            <text:p>5.429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157" calcext:value-type="float">
            <text:p>-5.005157</text:p>
          </table:table-cell>
          <table:table-cell office:value-type="float" office:value="0.008425" calcext:value-type="float">
            <text:p>0.008425</text:p>
          </table:table-cell>
          <table:table-cell office:value-type="float" office:value="0.011635" calcext:value-type="float">
            <text:p>0.011635</text:p>
          </table:table-cell>
          <table:table-cell office:value-type="float" office:value="5.429484" calcext:value-type="float">
            <text:p>5.429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14" calcext:value-type="float">
            <text:p>4.997014</text:p>
          </table:table-cell>
          <table:table-cell office:value-type="float" office:value="-0.015051" calcext:value-type="float">
            <text:p>-0.015051</text:p>
          </table:table-cell>
          <table:table-cell office:value-type="float" office:value="0.008066" calcext:value-type="float">
            <text:p>0.008066</text:p>
          </table:table-cell>
          <table:table-cell office:value-type="float" office:value="5.42609" calcext:value-type="float">
            <text:p>5.4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78" calcext:value-type="float">
            <text:p>-5.01578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-0.010883" calcext:value-type="float">
            <text:p>-0.010883</text:p>
          </table:table-cell>
          <table:table-cell office:value-type="float" office:value="5.422636" calcext:value-type="float">
            <text:p>5.42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475" calcext:value-type="float">
            <text:p>-4.997475</text:p>
          </table:table-cell>
          <table:table-cell office:value-type="float" office:value="0.008738" calcext:value-type="float">
            <text:p>0.008738</text:p>
          </table:table-cell>
          <table:table-cell office:value-type="float" office:value="-0.003318" calcext:value-type="float">
            <text:p>-0.003318</text:p>
          </table:table-cell>
          <table:table-cell office:value-type="float" office:value="5.421259" calcext:value-type="float">
            <text:p>5.42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431" calcext:value-type="float">
            <text:p>5.010431</text:p>
          </table:table-cell>
          <table:table-cell office:value-type="float" office:value="0.015436" calcext:value-type="float">
            <text:p>0.015436</text:p>
          </table:table-cell>
          <table:table-cell office:value-type="float" office:value="0.012735" calcext:value-type="float">
            <text:p>0.012735</text:p>
          </table:table-cell>
          <table:table-cell office:value-type="float" office:value="5.413055" calcext:value-type="float">
            <text:p>5.41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22" calcext:value-type="float">
            <text:p>-5.01522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5.405595" calcext:value-type="float">
            <text:p>5.405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041" calcext:value-type="float">
            <text:p>-4.998041</text:p>
          </table:table-cell>
          <table:table-cell office:value-type="float" office:value="0.018745" calcext:value-type="float">
            <text:p>0.018745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5.40193" calcext:value-type="float">
            <text:p>5.40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613" calcext:value-type="float">
            <text:p>-5.000613</text:p>
          </table:table-cell>
          <table:table-cell office:value-type="float" office:value="-0.017342" calcext:value-type="float">
            <text:p>-0.017342</text:p>
          </table:table-cell>
          <table:table-cell office:value-type="float" office:value="-0.001449" calcext:value-type="float">
            <text:p>-0.001449</text:p>
          </table:table-cell>
          <table:table-cell office:value-type="float" office:value="5.395781" calcext:value-type="float">
            <text:p>5.395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745" calcext:value-type="float">
            <text:p>5.009745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0.004509" calcext:value-type="float">
            <text:p>0.004509</text:p>
          </table:table-cell>
          <table:table-cell office:value-type="float" office:value="5.384319" calcext:value-type="float">
            <text:p>5.384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228" calcext:value-type="float">
            <text:p>-4.999228</text:p>
          </table:table-cell>
          <table:table-cell office:value-type="float" office:value="-0.009562" calcext:value-type="float">
            <text:p>-0.009562</text:p>
          </table:table-cell>
          <table:table-cell office:value-type="float" office:value="0.015697" calcext:value-type="float">
            <text:p>0.015697</text:p>
          </table:table-cell>
          <table:table-cell office:value-type="float" office:value="5.379288" calcext:value-type="float">
            <text:p>5.379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189" calcext:value-type="float">
            <text:p>-4.989189</text:p>
          </table:table-cell>
          <table:table-cell office:value-type="float" office:value="0.011619" calcext:value-type="float">
            <text:p>0.011619</text:p>
          </table:table-cell>
          <table:table-cell office:value-type="float" office:value="0.018195" calcext:value-type="float">
            <text:p>0.018195</text:p>
          </table:table-cell>
          <table:table-cell office:value-type="float" office:value="5.372355" calcext:value-type="float">
            <text:p>5.37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015" calcext:value-type="float">
            <text:p>4.988015</text:p>
          </table:table-cell>
          <table:table-cell office:value-type="float" office:value="0.014689" calcext:value-type="float">
            <text:p>0.014689</text:p>
          </table:table-cell>
          <table:table-cell office:value-type="float" office:value="0.005485" calcext:value-type="float">
            <text:p>0.005485</text:p>
          </table:table-cell>
          <table:table-cell office:value-type="float" office:value="5.366993" calcext:value-type="float">
            <text:p>5.366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302" calcext:value-type="float">
            <text:p>-5.002302</text:p>
          </table:table-cell>
          <table:table-cell office:value-type="float" office:value="0.013762" calcext:value-type="float">
            <text:p>0.013762</text:p>
          </table:table-cell>
          <table:table-cell office:value-type="float" office:value="0.008854" calcext:value-type="float">
            <text:p>0.008854</text:p>
          </table:table-cell>
          <table:table-cell office:value-type="float" office:value="5.355267" calcext:value-type="float">
            <text:p>5.355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994" calcext:value-type="float">
            <text:p>-5.011994</text:p>
          </table:table-cell>
          <table:table-cell office:value-type="float" office:value="0.009638" calcext:value-type="float">
            <text:p>0.009638</text:p>
          </table:table-cell>
          <table:table-cell office:value-type="float" office:value="-0.001362" calcext:value-type="float">
            <text:p>-0.001362</text:p>
          </table:table-cell>
          <table:table-cell office:value-type="float" office:value="5.351515" calcext:value-type="float">
            <text:p>5.35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13" calcext:value-type="float">
            <text:p>-5.00713</text:p>
          </table:table-cell>
          <table:table-cell office:value-type="float" office:value="-0.018701" calcext:value-type="float">
            <text:p>-0.018701</text:p>
          </table:table-cell>
          <table:table-cell office:value-type="float" office:value="0.004287" calcext:value-type="float">
            <text:p>0.004287</text:p>
          </table:table-cell>
          <table:table-cell office:value-type="float" office:value="5.350638" calcext:value-type="float">
            <text:p>5.350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814" calcext:value-type="float">
            <text:p>-5.003814</text:p>
          </table:table-cell>
          <table:table-cell office:value-type="float" office:value="0.011284" calcext:value-type="float">
            <text:p>0.011284</text:p>
          </table:table-cell>
          <table:table-cell office:value-type="float" office:value="0.01171" calcext:value-type="float">
            <text:p>0.01171</text:p>
          </table:table-cell>
          <table:table-cell office:value-type="float" office:value="5.341939" calcext:value-type="float">
            <text:p>5.34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692" calcext:value-type="float">
            <text:p>-4.989692</text:p>
          </table:table-cell>
          <table:table-cell office:value-type="float" office:value="-0.005769" calcext:value-type="float">
            <text:p>-0.005769</text:p>
          </table:table-cell>
          <table:table-cell office:value-type="float" office:value="-0.014632" calcext:value-type="float">
            <text:p>-0.014632</text:p>
          </table:table-cell>
          <table:table-cell office:value-type="float" office:value="5.341164" calcext:value-type="float">
            <text:p>5.34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369" calcext:value-type="float">
            <text:p>4.984369</text:p>
          </table:table-cell>
          <table:table-cell office:value-type="float" office:value="0.009525" calcext:value-type="float">
            <text:p>0.009525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5.340326" calcext:value-type="float">
            <text:p>5.34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0721" calcext:value-type="float">
            <text:p>4.980721</text:p>
          </table:table-cell>
          <table:table-cell office:value-type="float" office:value="-0.008682" calcext:value-type="float">
            <text:p>-0.008682</text:p>
          </table:table-cell>
          <table:table-cell office:value-type="float" office:value="-0.005997" calcext:value-type="float">
            <text:p>-0.005997</text:p>
          </table:table-cell>
          <table:table-cell office:value-type="float" office:value="5.33844" calcext:value-type="float">
            <text:p>5.33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654" calcext:value-type="float">
            <text:p>4.98465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11115" calcext:value-type="float">
            <text:p>0.011115</text:p>
          </table:table-cell>
          <table:table-cell office:value-type="float" office:value="5.337192" calcext:value-type="float">
            <text:p>5.337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511" calcext:value-type="float">
            <text:p>-5.013511</text:p>
          </table:table-cell>
          <table:table-cell office:value-type="float" office:value="-0.002081" calcext:value-type="float">
            <text:p>-0.002081</text:p>
          </table:table-cell>
          <table:table-cell office:value-type="float" office:value="0.012521" calcext:value-type="float">
            <text:p>0.012521</text:p>
          </table:table-cell>
          <table:table-cell office:value-type="float" office:value="5.330952" calcext:value-type="float">
            <text:p>5.330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931" calcext:value-type="float">
            <text:p>-5.002931</text:p>
          </table:table-cell>
          <table:table-cell office:value-type="float" office:value="0.009142" calcext:value-type="float">
            <text:p>0.009142</text:p>
          </table:table-cell>
          <table:table-cell office:value-type="float" office:value="-0.01731" calcext:value-type="float">
            <text:p>-0.01731</text:p>
          </table:table-cell>
          <table:table-cell office:value-type="float" office:value="5.318078" calcext:value-type="float">
            <text:p>5.318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9753" calcext:value-type="float">
            <text:p>4.979753</text:p>
          </table:table-cell>
          <table:table-cell office:value-type="float" office:value="0.00715" calcext:value-type="float">
            <text:p>0.00715</text:p>
          </table:table-cell>
          <table:table-cell office:value-type="float" office:value="-0.012009" calcext:value-type="float">
            <text:p>-0.012009</text:p>
          </table:table-cell>
          <table:table-cell office:value-type="float" office:value="5.30896" calcext:value-type="float">
            <text:p>5.3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096" calcext:value-type="float">
            <text:p>-4.991096</text:p>
          </table:table-cell>
          <table:table-cell office:value-type="float" office:value="0.015652" calcext:value-type="float">
            <text:p>0.015652</text:p>
          </table:table-cell>
          <table:table-cell office:value-type="float" office:value="-0.00601" calcext:value-type="float">
            <text:p>-0.00601</text:p>
          </table:table-cell>
          <table:table-cell office:value-type="float" office:value="5.293852" calcext:value-type="float">
            <text:p>5.293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69" calcext:value-type="float">
            <text:p>4.99969</text:p>
          </table:table-cell>
          <table:table-cell office:value-type="float" office:value="0.011481" calcext:value-type="float">
            <text:p>0.011481</text:p>
          </table:table-cell>
          <table:table-cell office:value-type="float" office:value="-0.014087" calcext:value-type="float">
            <text:p>-0.014087</text:p>
          </table:table-cell>
          <table:table-cell office:value-type="float" office:value="5.287727" calcext:value-type="float">
            <text:p>5.28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284" calcext:value-type="float">
            <text:p>-4.991284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1569" calcext:value-type="float">
            <text:p>0.01569</text:p>
          </table:table-cell>
          <table:table-cell office:value-type="float" office:value="5.281319" calcext:value-type="float">
            <text:p>5.28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748" calcext:value-type="float">
            <text:p>5.004748</text:p>
          </table:table-cell>
          <table:table-cell office:value-type="float" office:value="-0.008828" calcext:value-type="float">
            <text:p>-0.008828</text:p>
          </table:table-cell>
          <table:table-cell office:value-type="float" office:value="-0.001793" calcext:value-type="float">
            <text:p>-0.001793</text:p>
          </table:table-cell>
          <table:table-cell office:value-type="float" office:value="5.279881" calcext:value-type="float">
            <text:p>5.279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507" calcext:value-type="float">
            <text:p>-4.992507</text:p>
          </table:table-cell>
          <table:table-cell office:value-type="float" office:value="-0.00432" calcext:value-type="float">
            <text:p>-0.00432</text:p>
          </table:table-cell>
          <table:table-cell office:value-type="float" office:value="-0.007678" calcext:value-type="float">
            <text:p>-0.007678</text:p>
          </table:table-cell>
          <table:table-cell office:value-type="float" office:value="5.271507" calcext:value-type="float">
            <text:p>5.27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996" calcext:value-type="float">
            <text:p>5.001996</text:p>
          </table:table-cell>
          <table:table-cell office:value-type="float" office:value="0.019195" calcext:value-type="float">
            <text:p>0.019195</text:p>
          </table:table-cell>
          <table:table-cell office:value-type="float" office:value="0.008955" calcext:value-type="float">
            <text:p>0.008955</text:p>
          </table:table-cell>
          <table:table-cell office:value-type="float" office:value="5.261964" calcext:value-type="float">
            <text:p>5.26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898" calcext:value-type="float">
            <text:p>5.008898</text:p>
          </table:table-cell>
          <table:table-cell office:value-type="float" office:value="0.013034" calcext:value-type="float">
            <text:p>0.013034</text:p>
          </table:table-cell>
          <table:table-cell office:value-type="float" office:value="0.008371" calcext:value-type="float">
            <text:p>0.008371</text:p>
          </table:table-cell>
          <table:table-cell office:value-type="float" office:value="5.261446" calcext:value-type="float">
            <text:p>5.26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091" calcext:value-type="float">
            <text:p>-5.015091</text:p>
          </table:table-cell>
          <table:table-cell office:value-type="float" office:value="0.008942" calcext:value-type="float">
            <text:p>0.008942</text:p>
          </table:table-cell>
          <table:table-cell office:value-type="float" office:value="-0.008947" calcext:value-type="float">
            <text:p>-0.008947</text:p>
          </table:table-cell>
          <table:table-cell office:value-type="float" office:value="5.259384" calcext:value-type="float">
            <text:p>5.259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481" calcext:value-type="float">
            <text:p>-4.996481</text:p>
          </table:table-cell>
          <table:table-cell office:value-type="float" office:value="-0.004425" calcext:value-type="float">
            <text:p>-0.004425</text:p>
          </table:table-cell>
          <table:table-cell office:value-type="float" office:value="-0.016922" calcext:value-type="float">
            <text:p>-0.016922</text:p>
          </table:table-cell>
          <table:table-cell office:value-type="float" office:value="5.256005" calcext:value-type="float">
            <text:p>5.256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161" calcext:value-type="float">
            <text:p>4.995161</text:p>
          </table:table-cell>
          <table:table-cell office:value-type="float" office:value="0.013853" calcext:value-type="float">
            <text:p>0.013853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5.250791" calcext:value-type="float">
            <text:p>5.250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275" calcext:value-type="float">
            <text:p>5.011275</text:p>
          </table:table-cell>
          <table:table-cell office:value-type="float" office:value="0.004764" calcext:value-type="float">
            <text:p>0.004764</text:p>
          </table:table-cell>
          <table:table-cell office:value-type="float" office:value="0.018898" calcext:value-type="float">
            <text:p>0.018898</text:p>
          </table:table-cell>
          <table:table-cell office:value-type="float" office:value="5.245791" calcext:value-type="float">
            <text:p>5.24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088" calcext:value-type="float">
            <text:p>5.006088</text:p>
          </table:table-cell>
          <table:table-cell office:value-type="float" office:value="-0.001575" calcext:value-type="float">
            <text:p>-0.001575</text:p>
          </table:table-cell>
          <table:table-cell office:value-type="float" office:value="0.006291" calcext:value-type="float">
            <text:p>0.006291</text:p>
          </table:table-cell>
          <table:table-cell office:value-type="float" office:value="5.226579" calcext:value-type="float">
            <text:p>5.226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623" calcext:value-type="float">
            <text:p>5.007623</text:p>
          </table:table-cell>
          <table:table-cell office:value-type="float" office:value="-0.00642" calcext:value-type="float">
            <text:p>-0.00642</text:p>
          </table:table-cell>
          <table:table-cell office:value-type="float" office:value="-0.018519" calcext:value-type="float">
            <text:p>-0.018519</text:p>
          </table:table-cell>
          <table:table-cell office:value-type="float" office:value="5.220105" calcext:value-type="float">
            <text:p>5.220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491" calcext:value-type="float">
            <text:p>-4.985491</text:p>
          </table:table-cell>
          <table:table-cell office:value-type="float" office:value="-0.008338" calcext:value-type="float">
            <text:p>-0.008338</text:p>
          </table:table-cell>
          <table:table-cell office:value-type="float" office:value="0.001951" calcext:value-type="float">
            <text:p>0.001951</text:p>
          </table:table-cell>
          <table:table-cell office:value-type="float" office:value="5.21776" calcext:value-type="float">
            <text:p>5.2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281" calcext:value-type="float">
            <text:p>-4.999281</text:p>
          </table:table-cell>
          <table:table-cell office:value-type="float" office:value="0.002449" calcext:value-type="float">
            <text:p>0.002449</text:p>
          </table:table-cell>
          <table:table-cell office:value-type="float" office:value="-0.016936" calcext:value-type="float">
            <text:p>-0.016936</text:p>
          </table:table-cell>
          <table:table-cell office:value-type="float" office:value="5.217467" calcext:value-type="float">
            <text:p>5.217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688" calcext:value-type="float">
            <text:p>-4.994688</text:p>
          </table:table-cell>
          <table:table-cell office:value-type="float" office:value="-0.009503" calcext:value-type="float">
            <text:p>-0.009503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5.216557" calcext:value-type="float">
            <text:p>5.216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508" calcext:value-type="float">
            <text:p>4.991508</text:p>
          </table:table-cell>
          <table:table-cell office:value-type="float" office:value="-0.01528" calcext:value-type="float">
            <text:p>-0.01528</text:p>
          </table:table-cell>
          <table:table-cell office:value-type="float" office:value="-0.007503" calcext:value-type="float">
            <text:p>-0.007503</text:p>
          </table:table-cell>
          <table:table-cell office:value-type="float" office:value="5.214896" calcext:value-type="float">
            <text:p>5.214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257" calcext:value-type="float">
            <text:p>-4.988257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-0.012538" calcext:value-type="float">
            <text:p>-0.012538</text:p>
          </table:table-cell>
          <table:table-cell office:value-type="float" office:value="5.212706" calcext:value-type="float">
            <text:p>5.21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172" calcext:value-type="float">
            <text:p>-4.990172</text:p>
          </table:table-cell>
          <table:table-cell office:value-type="float" office:value="-0.007832" calcext:value-type="float">
            <text:p>-0.007832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5.208579" calcext:value-type="float">
            <text:p>5.208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3236" calcext:value-type="float">
            <text:p>-4.983236</text:p>
          </table:table-cell>
          <table:table-cell office:value-type="float" office:value="-0.011652" calcext:value-type="float">
            <text:p>-0.011652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5.205375" calcext:value-type="float">
            <text:p>5.20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653" calcext:value-type="float">
            <text:p>-5.009653</text:p>
          </table:table-cell>
          <table:table-cell office:value-type="float" office:value="0.010864" calcext:value-type="float">
            <text:p>0.010864</text:p>
          </table:table-cell>
          <table:table-cell office:value-type="float" office:value="0.011721" calcext:value-type="float">
            <text:p>0.011721</text:p>
          </table:table-cell>
          <table:table-cell office:value-type="float" office:value="5.20523" calcext:value-type="float">
            <text:p>5.20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073" calcext:value-type="float">
            <text:p>-4.98507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-0.006392" calcext:value-type="float">
            <text:p>-0.006392</text:p>
          </table:table-cell>
          <table:table-cell office:value-type="float" office:value="5.20471" calcext:value-type="float">
            <text:p>5.20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536" calcext:value-type="float">
            <text:p>4.994536</text:p>
          </table:table-cell>
          <table:table-cell office:value-type="float" office:value="0.006622" calcext:value-type="float">
            <text:p>0.006622</text:p>
          </table:table-cell>
          <table:table-cell office:value-type="float" office:value="-0.018494" calcext:value-type="float">
            <text:p>-0.018494</text:p>
          </table:table-cell>
          <table:table-cell office:value-type="float" office:value="5.204293" calcext:value-type="float">
            <text:p>5.204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355" calcext:value-type="float">
            <text:p>4.994355</text:p>
          </table:table-cell>
          <table:table-cell office:value-type="float" office:value="-0.014734" calcext:value-type="float">
            <text:p>-0.014734</text:p>
          </table:table-cell>
          <table:table-cell office:value-type="float" office:value="0.009164" calcext:value-type="float">
            <text:p>0.009164</text:p>
          </table:table-cell>
          <table:table-cell office:value-type="float" office:value="5.201937" calcext:value-type="float">
            <text:p>5.20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368" calcext:value-type="float">
            <text:p>-5.012368</text:p>
          </table:table-cell>
          <table:table-cell office:value-type="float" office:value="0.010064" calcext:value-type="float">
            <text:p>0.010064</text:p>
          </table:table-cell>
          <table:table-cell office:value-type="float" office:value="-0.020286" calcext:value-type="float">
            <text:p>-0.020286</text:p>
          </table:table-cell>
          <table:table-cell office:value-type="float" office:value="5.201349" calcext:value-type="float">
            <text:p>5.20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199" calcext:value-type="float">
            <text:p>4.999199</text:p>
          </table:table-cell>
          <table:table-cell office:value-type="float" office:value="0.007655" calcext:value-type="float">
            <text:p>0.007655</text:p>
          </table:table-cell>
          <table:table-cell office:value-type="float" office:value="-0.016" calcext:value-type="float">
            <text:p>-0.016</text:p>
          </table:table-cell>
          <table:table-cell office:value-type="float" office:value="5.200404" calcext:value-type="float">
            <text:p>5.20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9149" calcext:value-type="float">
            <text:p>5.019149</text:p>
          </table:table-cell>
          <table:table-cell office:value-type="float" office:value="-0.005975" calcext:value-type="float">
            <text:p>-0.005975</text:p>
          </table:table-cell>
          <table:table-cell office:value-type="float" office:value="-0.006433" calcext:value-type="float">
            <text:p>-0.006433</text:p>
          </table:table-cell>
          <table:table-cell office:value-type="float" office:value="5.193142" calcext:value-type="float">
            <text:p>5.19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608" calcext:value-type="float">
            <text:p>5.013608</text:p>
          </table:table-cell>
          <table:table-cell office:value-type="float" office:value="-0.002906" calcext:value-type="float">
            <text:p>-0.002906</text:p>
          </table:table-cell>
          <table:table-cell office:value-type="float" office:value="0.008252" calcext:value-type="float">
            <text:p>0.008252</text:p>
          </table:table-cell>
          <table:table-cell office:value-type="float" office:value="5.190576" calcext:value-type="float">
            <text:p>5.190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877" calcext:value-type="float">
            <text:p>4.993877</text:p>
          </table:table-cell>
          <table:table-cell office:value-type="float" office:value="-0.013867" calcext:value-type="float">
            <text:p>-0.013867</text:p>
          </table:table-cell>
          <table:table-cell office:value-type="float" office:value="0.017997" calcext:value-type="float">
            <text:p>0.017997</text:p>
          </table:table-cell>
          <table:table-cell office:value-type="float" office:value="5.190461" calcext:value-type="float">
            <text:p>5.19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941" calcext:value-type="float">
            <text:p>5.000941</text:p>
          </table:table-cell>
          <table:table-cell office:value-type="float" office:value="0.004252" calcext:value-type="float">
            <text:p>0.004252</text:p>
          </table:table-cell>
          <table:table-cell office:value-type="float" office:value="0.005093" calcext:value-type="float">
            <text:p>0.005093</text:p>
          </table:table-cell>
          <table:table-cell office:value-type="float" office:value="5.189881" calcext:value-type="float">
            <text:p>5.189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512" calcext:value-type="float">
            <text:p>-5.001512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0.008425" calcext:value-type="float">
            <text:p>0.008425</text:p>
          </table:table-cell>
          <table:table-cell office:value-type="float" office:value="5.189599" calcext:value-type="float">
            <text:p>5.189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98" calcext:value-type="float">
            <text:p>4.98298</text:p>
          </table:table-cell>
          <table:table-cell office:value-type="float" office:value="0.013459" calcext:value-type="float">
            <text:p>0.013459</text:p>
          </table:table-cell>
          <table:table-cell office:value-type="float" office:value="-0.000014" calcext:value-type="float">
            <text:p>-1.4E-05</text:p>
          </table:table-cell>
          <table:table-cell office:value-type="float" office:value="5.188247" calcext:value-type="float">
            <text:p>5.188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129" calcext:value-type="float">
            <text:p>4.993129</text:p>
          </table:table-cell>
          <table:table-cell office:value-type="float" office:value="-0.002842" calcext:value-type="float">
            <text:p>-0.002842</text:p>
          </table:table-cell>
          <table:table-cell office:value-type="float" office:value="0.014377" calcext:value-type="float">
            <text:p>0.014377</text:p>
          </table:table-cell>
          <table:table-cell office:value-type="float" office:value="5.184388" calcext:value-type="float">
            <text:p>5.184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8442" calcext:value-type="float">
            <text:p>5.018442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5.181424" calcext:value-type="float">
            <text:p>5.18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55" calcext:value-type="float">
            <text:p>4.99255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-0.00952" calcext:value-type="float">
            <text:p>-0.00952</text:p>
          </table:table-cell>
          <table:table-cell office:value-type="float" office:value="5.172321" calcext:value-type="float">
            <text:p>5.17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719" calcext:value-type="float">
            <text:p>4.993719</text:p>
          </table:table-cell>
          <table:table-cell office:value-type="float" office:value="-0.011142" calcext:value-type="float">
            <text:p>-0.011142</text:p>
          </table:table-cell>
          <table:table-cell office:value-type="float" office:value="0.006896" calcext:value-type="float">
            <text:p>0.006896</text:p>
          </table:table-cell>
          <table:table-cell office:value-type="float" office:value="5.17175" calcext:value-type="float">
            <text:p>5.17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338" calcext:value-type="float">
            <text:p>4.990338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-0.014313" calcext:value-type="float">
            <text:p>-0.014313</text:p>
          </table:table-cell>
          <table:table-cell office:value-type="float" office:value="5.16593" calcext:value-type="float">
            <text:p>5.16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129" calcext:value-type="float">
            <text:p>4.995129</text:p>
          </table:table-cell>
          <table:table-cell office:value-type="float" office:value="-0.000421" calcext:value-type="float">
            <text:p>-0.000421</text:p>
          </table:table-cell>
          <table:table-cell office:value-type="float" office:value="-0.014711" calcext:value-type="float">
            <text:p>-0.014711</text:p>
          </table:table-cell>
          <table:table-cell office:value-type="float" office:value="5.15807" calcext:value-type="float">
            <text:p>5.15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846" calcext:value-type="float">
            <text:p>4.995846</text:p>
          </table:table-cell>
          <table:table-cell office:value-type="float" office:value="-0.007506" calcext:value-type="float">
            <text:p>-0.007506</text:p>
          </table:table-cell>
          <table:table-cell office:value-type="float" office:value="0.018644" calcext:value-type="float">
            <text:p>0.018644</text:p>
          </table:table-cell>
          <table:table-cell office:value-type="float" office:value="5.15687" calcext:value-type="float">
            <text:p>5.15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545" calcext:value-type="float">
            <text:p>5.001545</text:p>
          </table:table-cell>
          <table:table-cell office:value-type="float" office:value="-0.00287" calcext:value-type="float">
            <text:p>-0.00287</text:p>
          </table:table-cell>
          <table:table-cell office:value-type="float" office:value="0.014627" calcext:value-type="float">
            <text:p>0.014627</text:p>
          </table:table-cell>
          <table:table-cell office:value-type="float" office:value="5.152484" calcext:value-type="float">
            <text:p>5.15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484" calcext:value-type="float">
            <text:p>5.003484</text:p>
          </table:table-cell>
          <table:table-cell office:value-type="float" office:value="0.006884" calcext:value-type="float">
            <text:p>0.006884</text:p>
          </table:table-cell>
          <table:table-cell office:value-type="float" office:value="-0.014961" calcext:value-type="float">
            <text:p>-0.014961</text:p>
          </table:table-cell>
          <table:table-cell office:value-type="float" office:value="5.152284" calcext:value-type="float">
            <text:p>5.15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377" calcext:value-type="float">
            <text:p>-5.002377</text:p>
          </table:table-cell>
          <table:table-cell office:value-type="float" office:value="-0.002459" calcext:value-type="float">
            <text:p>-0.002459</text:p>
          </table:table-cell>
          <table:table-cell office:value-type="float" office:value="-0.007601" calcext:value-type="float">
            <text:p>-0.007601</text:p>
          </table:table-cell>
          <table:table-cell office:value-type="float" office:value="5.145806" calcext:value-type="float">
            <text:p>5.14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559" calcext:value-type="float">
            <text:p>-4.985559</text:p>
          </table:table-cell>
          <table:table-cell office:value-type="float" office:value="-0.006312" calcext:value-type="float">
            <text:p>-0.006312</text:p>
          </table:table-cell>
          <table:table-cell office:value-type="float" office:value="0.013688" calcext:value-type="float">
            <text:p>0.013688</text:p>
          </table:table-cell>
          <table:table-cell office:value-type="float" office:value="5.141247" calcext:value-type="float">
            <text:p>5.14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003" calcext:value-type="float">
            <text:p>-5.009003</text:p>
          </table:table-cell>
          <table:table-cell office:value-type="float" office:value="-0.005812" calcext:value-type="float">
            <text:p>-0.005812</text:p>
          </table:table-cell>
          <table:table-cell office:value-type="float" office:value="0.014561" calcext:value-type="float">
            <text:p>0.014561</text:p>
          </table:table-cell>
          <table:table-cell office:value-type="float" office:value="5.137984" calcext:value-type="float">
            <text:p>5.13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44" calcext:value-type="float">
            <text:p>4.99444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-0.001627" calcext:value-type="float">
            <text:p>-0.001627</text:p>
          </table:table-cell>
          <table:table-cell office:value-type="float" office:value="5.130327" calcext:value-type="float">
            <text:p>5.13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352" calcext:value-type="float">
            <text:p>-5.014352</text:p>
          </table:table-cell>
          <table:table-cell office:value-type="float" office:value="-0.014196" calcext:value-type="float">
            <text:p>-0.014196</text:p>
          </table:table-cell>
          <table:table-cell office:value-type="float" office:value="0.010999" calcext:value-type="float">
            <text:p>0.010999</text:p>
          </table:table-cell>
          <table:table-cell office:value-type="float" office:value="5.127146" calcext:value-type="float">
            <text:p>5.12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434" calcext:value-type="float">
            <text:p>4.995434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016041" calcext:value-type="float">
            <text:p>0.016041</text:p>
          </table:table-cell>
          <table:table-cell office:value-type="float" office:value="5.127118" calcext:value-type="float">
            <text:p>5.127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4853" calcext:value-type="float">
            <text:p>-4.984853</text:p>
          </table:table-cell>
          <table:table-cell office:value-type="float" office:value="-0.001692" calcext:value-type="float">
            <text:p>-0.001692</text:p>
          </table:table-cell>
          <table:table-cell office:value-type="float" office:value="-0.00278" calcext:value-type="float">
            <text:p>-0.00278</text:p>
          </table:table-cell>
          <table:table-cell office:value-type="float" office:value="5.12699" calcext:value-type="float">
            <text:p>5.1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872" calcext:value-type="float">
            <text:p>4.998872</text:p>
          </table:table-cell>
          <table:table-cell office:value-type="float" office:value="0.006412" calcext:value-type="float">
            <text:p>0.006412</text:p>
          </table:table-cell>
          <table:table-cell office:value-type="float" office:value="0.020348" calcext:value-type="float">
            <text:p>0.020348</text:p>
          </table:table-cell>
          <table:table-cell office:value-type="float" office:value="5.125974" calcext:value-type="float">
            <text:p>5.125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061" calcext:value-type="float">
            <text:p>4.991061</text:p>
          </table:table-cell>
          <table:table-cell office:value-type="float" office:value="0.005895" calcext:value-type="float">
            <text:p>0.005895</text:p>
          </table:table-cell>
          <table:table-cell office:value-type="float" office:value="0.016015" calcext:value-type="float">
            <text:p>0.016015</text:p>
          </table:table-cell>
          <table:table-cell office:value-type="float" office:value="5.125549" calcext:value-type="float">
            <text:p>5.125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567" calcext:value-type="float">
            <text:p>4.998567</text:p>
          </table:table-cell>
          <table:table-cell office:value-type="float" office:value="-0.009213" calcext:value-type="float">
            <text:p>-0.009213</text:p>
          </table:table-cell>
          <table:table-cell office:value-type="float" office:value="0.020666" calcext:value-type="float">
            <text:p>0.020666</text:p>
          </table:table-cell>
          <table:table-cell office:value-type="float" office:value="5.124359" calcext:value-type="float">
            <text:p>5.124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784" calcext:value-type="float">
            <text:p>-5.008784</text:p>
          </table:table-cell>
          <table:table-cell office:value-type="float" office:value="-0.014563" calcext:value-type="float">
            <text:p>-0.014563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5.113654" calcext:value-type="float">
            <text:p>5.113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395" calcext:value-type="float">
            <text:p>4.984395</text:p>
          </table:table-cell>
          <table:table-cell office:value-type="float" office:value="-0.002246" calcext:value-type="float">
            <text:p>-0.002246</text:p>
          </table:table-cell>
          <table:table-cell office:value-type="float" office:value="-0.014623" calcext:value-type="float">
            <text:p>-0.014623</text:p>
          </table:table-cell>
          <table:table-cell office:value-type="float" office:value="5.110247" calcext:value-type="float">
            <text:p>5.110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675" calcext:value-type="float">
            <text:p>4.996675</text:p>
          </table:table-cell>
          <table:table-cell office:value-type="float" office:value="-0.00786" calcext:value-type="float">
            <text:p>-0.00786</text:p>
          </table:table-cell>
          <table:table-cell office:value-type="float" office:value="0.016305" calcext:value-type="float">
            <text:p>0.016305</text:p>
          </table:table-cell>
          <table:table-cell office:value-type="float" office:value="5.10777" calcext:value-type="float">
            <text:p>5.10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556" calcext:value-type="float">
            <text:p>5.000556</text:p>
          </table:table-cell>
          <table:table-cell office:value-type="float" office:value="-0.000902" calcext:value-type="float">
            <text:p>-0.000902</text:p>
          </table:table-cell>
          <table:table-cell office:value-type="float" office:value="0.017669" calcext:value-type="float">
            <text:p>0.017669</text:p>
          </table:table-cell>
          <table:table-cell office:value-type="float" office:value="5.09026" calcext:value-type="float">
            <text:p>5.09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336" calcext:value-type="float">
            <text:p>5.007336</text:p>
          </table:table-cell>
          <table:table-cell office:value-type="float" office:value="0.014233" calcext:value-type="float">
            <text:p>0.014233</text:p>
          </table:table-cell>
          <table:table-cell office:value-type="float" office:value="-0.009941" calcext:value-type="float">
            <text:p>-0.009941</text:p>
          </table:table-cell>
          <table:table-cell office:value-type="float" office:value="5.08869" calcext:value-type="float">
            <text:p>5.0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881" calcext:value-type="float">
            <text:p>-4.998881</text:p>
          </table:table-cell>
          <table:table-cell office:value-type="float" office:value="-0.008698" calcext:value-type="float">
            <text:p>-0.008698</text:p>
          </table:table-cell>
          <table:table-cell office:value-type="float" office:value="-0.000854" calcext:value-type="float">
            <text:p>-0.000854</text:p>
          </table:table-cell>
          <table:table-cell office:value-type="float" office:value="5.086565" calcext:value-type="float">
            <text:p>5.086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0583" calcext:value-type="float">
            <text:p>5.020583</text:p>
          </table:table-cell>
          <table:table-cell office:value-type="float" office:value="0.006613" calcext:value-type="float">
            <text:p>0.006613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5.082577" calcext:value-type="float">
            <text:p>5.08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051" calcext:value-type="float">
            <text:p>-5.001051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-0.011556" calcext:value-type="float">
            <text:p>-0.011556</text:p>
          </table:table-cell>
          <table:table-cell office:value-type="float" office:value="5.082008" calcext:value-type="float">
            <text:p>5.08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109" calcext:value-type="float">
            <text:p>4.998109</text:p>
          </table:table-cell>
          <table:table-cell office:value-type="float" office:value="-0.015096" calcext:value-type="float">
            <text:p>-0.015096</text:p>
          </table:table-cell>
          <table:table-cell office:value-type="float" office:value="-0.010744" calcext:value-type="float">
            <text:p>-0.010744</text:p>
          </table:table-cell>
          <table:table-cell office:value-type="float" office:value="5.07265" calcext:value-type="float">
            <text:p>5.07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864" calcext:value-type="float">
            <text:p>-4.995864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-0.016207" calcext:value-type="float">
            <text:p>-0.016207</text:p>
          </table:table-cell>
          <table:table-cell office:value-type="float" office:value="5.068926" calcext:value-type="float">
            <text:p>5.068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053" calcext:value-type="float">
            <text:p>-4.991053</text:p>
          </table:table-cell>
          <table:table-cell office:value-type="float" office:value="0.002875" calcext:value-type="float">
            <text:p>0.002875</text:p>
          </table:table-cell>
          <table:table-cell office:value-type="float" office:value="-0.013946" calcext:value-type="float">
            <text:p>-0.013946</text:p>
          </table:table-cell>
          <table:table-cell office:value-type="float" office:value="5.065552" calcext:value-type="float">
            <text:p>5.065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464" calcext:value-type="float">
            <text:p>-4.998464</text:p>
          </table:table-cell>
          <table:table-cell office:value-type="float" office:value="-0.001765" calcext:value-type="float">
            <text:p>-0.001765</text:p>
          </table:table-cell>
          <table:table-cell office:value-type="float" office:value="0.016112" calcext:value-type="float">
            <text:p>0.016112</text:p>
          </table:table-cell>
          <table:table-cell office:value-type="float" office:value="5.063944" calcext:value-type="float">
            <text:p>5.063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278" calcext:value-type="float">
            <text:p>5.012278</text:p>
          </table:table-cell>
          <table:table-cell office:value-type="float" office:value="-0.01042" calcext:value-type="float">
            <text:p>-0.01042</text:p>
          </table:table-cell>
          <table:table-cell office:value-type="float" office:value="-0.010484" calcext:value-type="float">
            <text:p>-0.010484</text:p>
          </table:table-cell>
          <table:table-cell office:value-type="float" office:value="5.055928" calcext:value-type="float">
            <text:p>5.055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716" calcext:value-type="float">
            <text:p>-5.001716</text:p>
          </table:table-cell>
          <table:table-cell office:value-type="float" office:value="0.001771" calcext:value-type="float">
            <text:p>0.001771</text:p>
          </table:table-cell>
          <table:table-cell office:value-type="float" office:value="-0.014352" calcext:value-type="float">
            <text:p>-0.014352</text:p>
          </table:table-cell>
          <table:table-cell office:value-type="float" office:value="5.052971" calcext:value-type="float">
            <text:p>5.05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812" calcext:value-type="float">
            <text:p>4.998812</text:p>
          </table:table-cell>
          <table:table-cell office:value-type="float" office:value="-0.011234" calcext:value-type="float">
            <text:p>-0.011234</text:p>
          </table:table-cell>
          <table:table-cell office:value-type="float" office:value="0.0133" calcext:value-type="float">
            <text:p>0.0133</text:p>
          </table:table-cell>
          <table:table-cell office:value-type="float" office:value="5.041153" calcext:value-type="float">
            <text:p>5.04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617" calcext:value-type="float">
            <text:p>5.003617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-0.019163" calcext:value-type="float">
            <text:p>-0.019163</text:p>
          </table:table-cell>
          <table:table-cell office:value-type="float" office:value="5.025572" calcext:value-type="float">
            <text:p>5.025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969" calcext:value-type="float">
            <text:p>-5.012969</text:p>
          </table:table-cell>
          <table:table-cell office:value-type="float" office:value="-0.009382" calcext:value-type="float">
            <text:p>-0.009382</text:p>
          </table:table-cell>
          <table:table-cell office:value-type="float" office:value="-0.005559" calcext:value-type="float">
            <text:p>-0.005559</text:p>
          </table:table-cell>
          <table:table-cell office:value-type="float" office:value="5.024667" calcext:value-type="float">
            <text:p>5.024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067" calcext:value-type="float">
            <text:p>4.994067</text:p>
          </table:table-cell>
          <table:table-cell office:value-type="float" office:value="0.014544" calcext:value-type="float">
            <text:p>0.014544</text:p>
          </table:table-cell>
          <table:table-cell office:value-type="float" office:value="0.012124" calcext:value-type="float">
            <text:p>0.012124</text:p>
          </table:table-cell>
          <table:table-cell office:value-type="float" office:value="5.024279" calcext:value-type="float">
            <text:p>5.024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5" calcext:value-type="float">
            <text:p>5.0045</text:p>
          </table:table-cell>
          <table:table-cell office:value-type="float" office:value="-0.000944" calcext:value-type="float">
            <text:p>-0.000944</text:p>
          </table:table-cell>
          <table:table-cell office:value-type="float" office:value="-0.007342" calcext:value-type="float">
            <text:p>-0.007342</text:p>
          </table:table-cell>
          <table:table-cell office:value-type="float" office:value="5.020691" calcext:value-type="float">
            <text:p>5.020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026" calcext:value-type="float">
            <text:p>-4.985026</text:p>
          </table:table-cell>
          <table:table-cell office:value-type="float" office:value="-0.00717" calcext:value-type="float">
            <text:p>-0.00717</text:p>
          </table:table-cell>
          <table:table-cell office:value-type="float" office:value="-0.011789" calcext:value-type="float">
            <text:p>-0.011789</text:p>
          </table:table-cell>
          <table:table-cell office:value-type="float" office:value="5.015807" calcext:value-type="float">
            <text:p>5.015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712" calcext:value-type="float">
            <text:p>4.994712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0.020151" calcext:value-type="float">
            <text:p>0.020151</text:p>
          </table:table-cell>
          <table:table-cell office:value-type="float" office:value="5.015464" calcext:value-type="float">
            <text:p>5.015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198" calcext:value-type="float">
            <text:p>4.993198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-0.017202" calcext:value-type="float">
            <text:p>-0.017202</text:p>
          </table:table-cell>
          <table:table-cell office:value-type="float" office:value="5.009281" calcext:value-type="float">
            <text:p>5.009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218" calcext:value-type="float">
            <text:p>5.008218</text:p>
          </table:table-cell>
          <table:table-cell office:value-type="float" office:value="-0.001205" calcext:value-type="float">
            <text:p>-0.001205</text:p>
          </table:table-cell>
          <table:table-cell office:value-type="float" office:value="-0.01823" calcext:value-type="float">
            <text:p>-0.01823</text:p>
          </table:table-cell>
          <table:table-cell office:value-type="float" office:value="5.006539" calcext:value-type="float">
            <text:p>5.006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091" calcext:value-type="float">
            <text:p>-4.993091</text:p>
          </table:table-cell>
          <table:table-cell office:value-type="float" office:value="0.003298" calcext:value-type="float">
            <text:p>0.003298</text:p>
          </table:table-cell>
          <table:table-cell office:value-type="float" office:value="-0.002683" calcext:value-type="float">
            <text:p>-0.002683</text:p>
          </table:table-cell>
          <table:table-cell office:value-type="float" office:value="5.00327" calcext:value-type="float">
            <text:p>5.0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208" calcext:value-type="float">
            <text:p>-4.993208</text:p>
          </table:table-cell>
          <table:table-cell office:value-type="float" office:value="-0.016158" calcext:value-type="float">
            <text:p>-0.016158</text:p>
          </table:table-cell>
          <table:table-cell office:value-type="float" office:value="-0.009751" calcext:value-type="float">
            <text:p>-0.009751</text:p>
          </table:table-cell>
          <table:table-cell office:value-type="float" office:value="5.000642" calcext:value-type="float">
            <text:p>5.00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467" calcext:value-type="float">
            <text:p>-4.995467</text:p>
          </table:table-cell>
          <table:table-cell office:value-type="float" office:value="-0.010774" calcext:value-type="float">
            <text:p>-0.010774</text:p>
          </table:table-cell>
          <table:table-cell office:value-type="float" office:value="-0.002069" calcext:value-type="float">
            <text:p>-0.002069</text:p>
          </table:table-cell>
          <table:table-cell office:value-type="float" office:value="4.985859" calcext:value-type="float">
            <text:p>4.985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37" calcext:value-type="float">
            <text:p>5.01337</text:p>
          </table:table-cell>
          <table:table-cell office:value-type="float" office:value="-0.01386" calcext:value-type="float">
            <text:p>-0.01386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4.971302" calcext:value-type="float">
            <text:p>4.97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755" calcext:value-type="float">
            <text:p>5.007755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4748" calcext:value-type="float">
            <text:p>0.004748</text:p>
          </table:table-cell>
          <table:table-cell office:value-type="float" office:value="4.967467" calcext:value-type="float">
            <text:p>4.967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055" calcext:value-type="float">
            <text:p>4.999055</text:p>
          </table:table-cell>
          <table:table-cell office:value-type="float" office:value="-0.006739" calcext:value-type="float">
            <text:p>-0.006739</text:p>
          </table:table-cell>
          <table:table-cell office:value-type="float" office:value="-0.017031" calcext:value-type="float">
            <text:p>-0.017031</text:p>
          </table:table-cell>
          <table:table-cell office:value-type="float" office:value="4.957788" calcext:value-type="float">
            <text:p>4.957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009" calcext:value-type="float">
            <text:p>4.984009</text:p>
          </table:table-cell>
          <table:table-cell office:value-type="float" office:value="0.010139" calcext:value-type="float">
            <text:p>0.010139</text:p>
          </table:table-cell>
          <table:table-cell office:value-type="float" office:value="0.001286" calcext:value-type="float">
            <text:p>0.001286</text:p>
          </table:table-cell>
          <table:table-cell office:value-type="float" office:value="4.954822" calcext:value-type="float">
            <text:p>4.954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804" calcext:value-type="float">
            <text:p>-4.998804</text:p>
          </table:table-cell>
          <table:table-cell office:value-type="float" office:value="0.013371" calcext:value-type="float">
            <text:p>0.013371</text:p>
          </table:table-cell>
          <table:table-cell office:value-type="float" office:value="-0.007379" calcext:value-type="float">
            <text:p>-0.007379</text:p>
          </table:table-cell>
          <table:table-cell office:value-type="float" office:value="4.947662" calcext:value-type="float">
            <text:p>4.947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507" calcext:value-type="float">
            <text:p>4.992507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-0.012924" calcext:value-type="float">
            <text:p>-0.012924</text:p>
          </table:table-cell>
          <table:table-cell office:value-type="float" office:value="4.944437" calcext:value-type="float">
            <text:p>4.944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533" calcext:value-type="float">
            <text:p>-5.007533</text:p>
          </table:table-cell>
          <table:table-cell office:value-type="float" office:value="-0.009637" calcext:value-type="float">
            <text:p>-0.009637</text:p>
          </table:table-cell>
          <table:table-cell office:value-type="float" office:value="0.011442" calcext:value-type="float">
            <text:p>0.011442</text:p>
          </table:table-cell>
          <table:table-cell office:value-type="float" office:value="4.942263" calcext:value-type="float">
            <text:p>4.94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462" calcext:value-type="float">
            <text:p>-5.011462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-0.015732" calcext:value-type="float">
            <text:p>-0.015732</text:p>
          </table:table-cell>
          <table:table-cell office:value-type="float" office:value="4.929199" calcext:value-type="float">
            <text:p>4.929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621" calcext:value-type="float">
            <text:p>4.990621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-0.015573" calcext:value-type="float">
            <text:p>-0.015573</text:p>
          </table:table-cell>
          <table:table-cell office:value-type="float" office:value="4.921645" calcext:value-type="float">
            <text:p>4.92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243" calcext:value-type="float">
            <text:p>-4.989243</text:p>
          </table:table-cell>
          <table:table-cell office:value-type="float" office:value="0.007596" calcext:value-type="float">
            <text:p>0.007596</text:p>
          </table:table-cell>
          <table:table-cell office:value-type="float" office:value="-0.000758" calcext:value-type="float">
            <text:p>-0.000758</text:p>
          </table:table-cell>
          <table:table-cell office:value-type="float" office:value="4.921201" calcext:value-type="float">
            <text:p>4.92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7983" calcext:value-type="float">
            <text:p>5.017983</text:p>
          </table:table-cell>
          <table:table-cell office:value-type="float" office:value="0.002224" calcext:value-type="float">
            <text:p>0.002224</text:p>
          </table:table-cell>
          <table:table-cell office:value-type="float" office:value="-0.014965" calcext:value-type="float">
            <text:p>-0.014965</text:p>
          </table:table-cell>
          <table:table-cell office:value-type="float" office:value="4.916755" calcext:value-type="float">
            <text:p>4.916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199" calcext:value-type="float">
            <text:p>-5.000199</text:p>
          </table:table-cell>
          <table:table-cell office:value-type="float" office:value="-0.016471" calcext:value-type="float">
            <text:p>-0.016471</text:p>
          </table:table-cell>
          <table:table-cell office:value-type="float" office:value="-0.014217" calcext:value-type="float">
            <text:p>-0.014217</text:p>
          </table:table-cell>
          <table:table-cell office:value-type="float" office:value="4.915378" calcext:value-type="float">
            <text:p>4.915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73" calcext:value-type="float">
            <text:p>5.00173</text:p>
          </table:table-cell>
          <table:table-cell office:value-type="float" office:value="-0.00652" calcext:value-type="float">
            <text:p>-0.00652</text:p>
          </table:table-cell>
          <table:table-cell office:value-type="float" office:value="-0.00389" calcext:value-type="float">
            <text:p>-0.00389</text:p>
          </table:table-cell>
          <table:table-cell office:value-type="float" office:value="4.904342" calcext:value-type="float">
            <text:p>4.904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22" calcext:value-type="float">
            <text:p>5.01122</text:p>
          </table:table-cell>
          <table:table-cell office:value-type="float" office:value="0.005304" calcext:value-type="float">
            <text:p>0.005304</text:p>
          </table:table-cell>
          <table:table-cell office:value-type="float" office:value="0.005844" calcext:value-type="float">
            <text:p>0.005844</text:p>
          </table:table-cell>
          <table:table-cell office:value-type="float" office:value="4.903847" calcext:value-type="float">
            <text:p>4.903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2878" calcext:value-type="float">
            <text:p>-4.982878</text:p>
          </table:table-cell>
          <table:table-cell office:value-type="float" office:value="-0.007695" calcext:value-type="float">
            <text:p>-0.007695</text:p>
          </table:table-cell>
          <table:table-cell office:value-type="float" office:value="0.010681" calcext:value-type="float">
            <text:p>0.010681</text:p>
          </table:table-cell>
          <table:table-cell office:value-type="float" office:value="4.900193" calcext:value-type="float">
            <text:p>4.900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794" calcext:value-type="float">
            <text:p>-4.987794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15246" calcext:value-type="float">
            <text:p>0.015246</text:p>
          </table:table-cell>
          <table:table-cell office:value-type="float" office:value="4.89881" calcext:value-type="float">
            <text:p>4.89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571" calcext:value-type="float">
            <text:p>-5.015571</text:p>
          </table:table-cell>
          <table:table-cell office:value-type="float" office:value="0.006362" calcext:value-type="float">
            <text:p>0.006362</text:p>
          </table:table-cell>
          <table:table-cell office:value-type="float" office:value="-0.011241" calcext:value-type="float">
            <text:p>-0.011241</text:p>
          </table:table-cell>
          <table:table-cell office:value-type="float" office:value="4.894399" calcext:value-type="float">
            <text:p>4.894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8" calcext:value-type="float">
            <text:p>-5.0148</text:p>
          </table:table-cell>
          <table:table-cell office:value-type="float" office:value="0.010282" calcext:value-type="float">
            <text:p>0.010282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4.888481" calcext:value-type="float">
            <text:p>4.888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077" calcext:value-type="float">
            <text:p>-5.012077</text:p>
          </table:table-cell>
          <table:table-cell office:value-type="float" office:value="0.004039" calcext:value-type="float">
            <text:p>0.004039</text:p>
          </table:table-cell>
          <table:table-cell office:value-type="float" office:value="-0.002983" calcext:value-type="float">
            <text:p>-0.002983</text:p>
          </table:table-cell>
          <table:table-cell office:value-type="float" office:value="4.883968" calcext:value-type="float">
            <text:p>4.883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024" calcext:value-type="float">
            <text:p>5.007024</text:p>
          </table:table-cell>
          <table:table-cell office:value-type="float" office:value="0.017793" calcext:value-type="float">
            <text:p>0.017793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4.881973" calcext:value-type="float">
            <text:p>4.88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808" calcext:value-type="float">
            <text:p>5.014808</text:p>
          </table:table-cell>
          <table:table-cell office:value-type="float" office:value="0.005917" calcext:value-type="float">
            <text:p>0.005917</text:p>
          </table:table-cell>
          <table:table-cell office:value-type="float" office:value="-0.000723" calcext:value-type="float">
            <text:p>-0.000723</text:p>
          </table:table-cell>
          <table:table-cell office:value-type="float" office:value="4.865488" calcext:value-type="float">
            <text:p>4.865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243" calcext:value-type="float">
            <text:p>4.999243</text:p>
          </table:table-cell>
          <table:table-cell office:value-type="float" office:value="0.014626" calcext:value-type="float">
            <text:p>0.01462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4.865452" calcext:value-type="float">
            <text:p>4.865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277" calcext:value-type="float">
            <text:p>5.014277</text:p>
          </table:table-cell>
          <table:table-cell office:value-type="float" office:value="-0.005395" calcext:value-type="float">
            <text:p>-0.005395</text:p>
          </table:table-cell>
          <table:table-cell office:value-type="float" office:value="0.015813" calcext:value-type="float">
            <text:p>0.015813</text:p>
          </table:table-cell>
          <table:table-cell office:value-type="float" office:value="4.863636" calcext:value-type="float">
            <text:p>4.86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393" calcext:value-type="float">
            <text:p>-5.015393</text:p>
          </table:table-cell>
          <table:table-cell office:value-type="float" office:value="0.007119" calcext:value-type="float">
            <text:p>0.007119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4.860595" calcext:value-type="float">
            <text:p>4.860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603" calcext:value-type="float">
            <text:p>4.998603</text:p>
          </table:table-cell>
          <table:table-cell office:value-type="float" office:value="0.003426" calcext:value-type="float">
            <text:p>0.003426</text:p>
          </table:table-cell>
          <table:table-cell office:value-type="float" office:value="-0.018131" calcext:value-type="float">
            <text:p>-0.018131</text:p>
          </table:table-cell>
          <table:table-cell office:value-type="float" office:value="4.854745" calcext:value-type="float">
            <text:p>4.854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14" calcext:value-type="float">
            <text:p>4.997014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0.014051" calcext:value-type="float">
            <text:p>0.014051</text:p>
          </table:table-cell>
          <table:table-cell office:value-type="float" office:value="4.852381" calcext:value-type="float">
            <text:p>4.85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208" calcext:value-type="float">
            <text:p>4.983208</text:p>
          </table:table-cell>
          <table:table-cell office:value-type="float" office:value="-0.007671" calcext:value-type="float">
            <text:p>-0.007671</text:p>
          </table:table-cell>
          <table:table-cell office:value-type="float" office:value="-0.013335" calcext:value-type="float">
            <text:p>-0.013335</text:p>
          </table:table-cell>
          <table:table-cell office:value-type="float" office:value="4.851112" calcext:value-type="float">
            <text:p>4.85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605" calcext:value-type="float">
            <text:p>-5.003605</text:p>
          </table:table-cell>
          <table:table-cell office:value-type="float" office:value="0.016138" calcext:value-type="float">
            <text:p>0.016138</text:p>
          </table:table-cell>
          <table:table-cell office:value-type="float" office:value="0.011721" calcext:value-type="float">
            <text:p>0.011721</text:p>
          </table:table-cell>
          <table:table-cell office:value-type="float" office:value="4.845613" calcext:value-type="float">
            <text:p>4.845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879" calcext:value-type="float">
            <text:p>5.003879</text:p>
          </table:table-cell>
          <table:table-cell office:value-type="float" office:value="0.008238" calcext:value-type="float">
            <text:p>0.008238</text:p>
          </table:table-cell>
          <table:table-cell office:value-type="float" office:value="0.010529" calcext:value-type="float">
            <text:p>0.010529</text:p>
          </table:table-cell>
          <table:table-cell office:value-type="float" office:value="4.845338" calcext:value-type="float">
            <text:p>4.845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611" calcext:value-type="float">
            <text:p>4.995611</text:p>
          </table:table-cell>
          <table:table-cell office:value-type="float" office:value="-0.004799" calcext:value-type="float">
            <text:p>-0.004799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4.845" calcext:value-type="float">
            <text:p>4.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545" calcext:value-type="float">
            <text:p>-5.004545</text:p>
          </table:table-cell>
          <table:table-cell office:value-type="float" office:value="0.004245" calcext:value-type="float">
            <text:p>0.004245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4.836911" calcext:value-type="float">
            <text:p>4.836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567" calcext:value-type="float">
            <text:p>4.986567</text:p>
          </table:table-cell>
          <table:table-cell office:value-type="float" office:value="-0.010721" calcext:value-type="float">
            <text:p>-0.010721</text:p>
          </table:table-cell>
          <table:table-cell office:value-type="float" office:value="0.002778" calcext:value-type="float">
            <text:p>0.002778</text:p>
          </table:table-cell>
          <table:table-cell office:value-type="float" office:value="4.836028" calcext:value-type="float">
            <text:p>4.836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171" calcext:value-type="float">
            <text:p>-5.005171</text:p>
          </table:table-cell>
          <table:table-cell office:value-type="float" office:value="-0.013604" calcext:value-type="float">
            <text:p>-0.013604</text:p>
          </table:table-cell>
          <table:table-cell office:value-type="float" office:value="-0.002183" calcext:value-type="float">
            <text:p>-0.002183</text:p>
          </table:table-cell>
          <table:table-cell office:value-type="float" office:value="4.835146" calcext:value-type="float">
            <text:p>4.835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519" calcext:value-type="float">
            <text:p>-5.002519</text:p>
          </table:table-cell>
          <table:table-cell office:value-type="float" office:value="-0.010271" calcext:value-type="float">
            <text:p>-0.010271</text:p>
          </table:table-cell>
          <table:table-cell office:value-type="float" office:value="0.014358" calcext:value-type="float">
            <text:p>0.014358</text:p>
          </table:table-cell>
          <table:table-cell office:value-type="float" office:value="4.831894" calcext:value-type="float">
            <text:p>4.83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069" calcext:value-type="float">
            <text:p>5.010069</text:p>
          </table:table-cell>
          <table:table-cell office:value-type="float" office:value="0.009971" calcext:value-type="float">
            <text:p>0.009971</text:p>
          </table:table-cell>
          <table:table-cell office:value-type="float" office:value="-0.015148" calcext:value-type="float">
            <text:p>-0.015148</text:p>
          </table:table-cell>
          <table:table-cell office:value-type="float" office:value="4.830407" calcext:value-type="float">
            <text:p>4.830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395" calcext:value-type="float">
            <text:p>4.992395</text:p>
          </table:table-cell>
          <table:table-cell office:value-type="float" office:value="0.011199" calcext:value-type="float">
            <text:p>0.011199</text:p>
          </table:table-cell>
          <table:table-cell office:value-type="float" office:value="0.010738" calcext:value-type="float">
            <text:p>0.010738</text:p>
          </table:table-cell>
          <table:table-cell office:value-type="float" office:value="4.822667" calcext:value-type="float">
            <text:p>4.82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518" calcext:value-type="float">
            <text:p>-5.001518</text:p>
          </table:table-cell>
          <table:table-cell office:value-type="float" office:value="0.019023" calcext:value-type="float">
            <text:p>0.019023</text:p>
          </table:table-cell>
          <table:table-cell office:value-type="float" office:value="-0.006211" calcext:value-type="float">
            <text:p>-0.006211</text:p>
          </table:table-cell>
          <table:table-cell office:value-type="float" office:value="4.820145" calcext:value-type="float">
            <text:p>4.820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268" calcext:value-type="float">
            <text:p>4.998268</text:p>
          </table:table-cell>
          <table:table-cell office:value-type="float" office:value="0.016797" calcext:value-type="float">
            <text:p>0.016797</text:p>
          </table:table-cell>
          <table:table-cell office:value-type="float" office:value="0.003814" calcext:value-type="float">
            <text:p>0.003814</text:p>
          </table:table-cell>
          <table:table-cell office:value-type="float" office:value="4.818597" calcext:value-type="float">
            <text:p>4.818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234" calcext:value-type="float">
            <text:p>-4.990234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4.812493" calcext:value-type="float">
            <text:p>4.81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257" calcext:value-type="float">
            <text:p>-5.011257</text:p>
          </table:table-cell>
          <table:table-cell office:value-type="float" office:value="-0.000589" calcext:value-type="float">
            <text:p>-0.000589</text:p>
          </table:table-cell>
          <table:table-cell office:value-type="float" office:value="0.006352" calcext:value-type="float">
            <text:p>0.006352</text:p>
          </table:table-cell>
          <table:table-cell office:value-type="float" office:value="4.811742" calcext:value-type="float">
            <text:p>4.81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379" calcext:value-type="float">
            <text:p>-5.006379</text:p>
          </table:table-cell>
          <table:table-cell office:value-type="float" office:value="-0.015913" calcext:value-type="float">
            <text:p>-0.015913</text:p>
          </table:table-cell>
          <table:table-cell office:value-type="float" office:value="0.002402" calcext:value-type="float">
            <text:p>0.002402</text:p>
          </table:table-cell>
          <table:table-cell office:value-type="float" office:value="4.811258" calcext:value-type="float">
            <text:p>4.81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12" calcext:value-type="float">
            <text:p>5.00512</text:p>
          </table:table-cell>
          <table:table-cell office:value-type="float" office:value="0.016785" calcext:value-type="float">
            <text:p>0.016785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4.807357" calcext:value-type="float">
            <text:p>4.807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605" calcext:value-type="float">
            <text:p>5.004605</text:p>
          </table:table-cell>
          <table:table-cell office:value-type="float" office:value="0.010526" calcext:value-type="float">
            <text:p>0.010526</text:p>
          </table:table-cell>
          <table:table-cell office:value-type="float" office:value="-0.003369" calcext:value-type="float">
            <text:p>-0.003369</text:p>
          </table:table-cell>
          <table:table-cell office:value-type="float" office:value="4.805415" calcext:value-type="float">
            <text:p>4.805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293" calcext:value-type="float">
            <text:p>5.000293</text:p>
          </table:table-cell>
          <table:table-cell office:value-type="float" office:value="-0.014375" calcext:value-type="float">
            <text:p>-0.014375</text:p>
          </table:table-cell>
          <table:table-cell office:value-type="float" office:value="0.006676" calcext:value-type="float">
            <text:p>0.006676</text:p>
          </table:table-cell>
          <table:table-cell office:value-type="float" office:value="4.804266" calcext:value-type="float">
            <text:p>4.804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393" calcext:value-type="float">
            <text:p>4.984393</text:p>
          </table:table-cell>
          <table:table-cell office:value-type="float" office:value="-0.001417" calcext:value-type="float">
            <text:p>-0.001417</text:p>
          </table:table-cell>
          <table:table-cell office:value-type="float" office:value="0.0109" calcext:value-type="float">
            <text:p>0.0109</text:p>
          </table:table-cell>
          <table:table-cell office:value-type="float" office:value="4.795961" calcext:value-type="float">
            <text:p>4.795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328" calcext:value-type="float">
            <text:p>5.013328</text:p>
          </table:table-cell>
          <table:table-cell office:value-type="float" office:value="-0.000184" calcext:value-type="float">
            <text:p>-0.000184</text:p>
          </table:table-cell>
          <table:table-cell office:value-type="float" office:value="-0.00247" calcext:value-type="float">
            <text:p>-0.00247</text:p>
          </table:table-cell>
          <table:table-cell office:value-type="float" office:value="4.79121" calcext:value-type="float">
            <text:p>4.79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631" calcext:value-type="float">
            <text:p>-5.011631</text:p>
          </table:table-cell>
          <table:table-cell office:value-type="float" office:value="-0.012786" calcext:value-type="float">
            <text:p>-0.012786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.789036" calcext:value-type="float">
            <text:p>4.789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201" calcext:value-type="float">
            <text:p>-5.011201</text:p>
          </table:table-cell>
          <table:table-cell office:value-type="float" office:value="0.008328" calcext:value-type="float">
            <text:p>0.008328</text:p>
          </table:table-cell>
          <table:table-cell office:value-type="float" office:value="-0.010215" calcext:value-type="float">
            <text:p>-0.010215</text:p>
          </table:table-cell>
          <table:table-cell office:value-type="float" office:value="4.788848" calcext:value-type="float">
            <text:p>4.788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3825" calcext:value-type="float">
            <text:p>-4.983825</text:p>
          </table:table-cell>
          <table:table-cell office:value-type="float" office:value="-0.012023" calcext:value-type="float">
            <text:p>-0.012023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4.787208" calcext:value-type="float">
            <text:p>4.787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453" calcext:value-type="float">
            <text:p>-5.011453</text:p>
          </table:table-cell>
          <table:table-cell office:value-type="float" office:value="0.019056" calcext:value-type="float">
            <text:p>0.019056</text:p>
          </table:table-cell>
          <table:table-cell office:value-type="float" office:value="0.006679" calcext:value-type="float">
            <text:p>0.006679</text:p>
          </table:table-cell>
          <table:table-cell office:value-type="float" office:value="4.785725" calcext:value-type="float">
            <text:p>4.785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905" calcext:value-type="float">
            <text:p>-5.011905</text:p>
          </table:table-cell>
          <table:table-cell office:value-type="float" office:value="0.014453" calcext:value-type="float">
            <text:p>0.014453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4.785256" calcext:value-type="float">
            <text:p>4.785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46" calcext:value-type="float">
            <text:p>4.98546</text:p>
          </table:table-cell>
          <table:table-cell office:value-type="float" office:value="0.008023" calcext:value-type="float">
            <text:p>0.008023</text:p>
          </table:table-cell>
          <table:table-cell office:value-type="float" office:value="0.008375" calcext:value-type="float">
            <text:p>0.008375</text:p>
          </table:table-cell>
          <table:table-cell office:value-type="float" office:value="4.784167" calcext:value-type="float">
            <text:p>4.784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061" calcext:value-type="float">
            <text:p>-4.990061</text:p>
          </table:table-cell>
          <table:table-cell office:value-type="float" office:value="0.017003" calcext:value-type="float">
            <text:p>0.017003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4.777528" calcext:value-type="float">
            <text:p>4.777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284" calcext:value-type="float">
            <text:p>4.991284</text:p>
          </table:table-cell>
          <table:table-cell office:value-type="float" office:value="-0.004213" calcext:value-type="float">
            <text:p>-0.004213</text:p>
          </table:table-cell>
          <table:table-cell office:value-type="float" office:value="-0.013731" calcext:value-type="float">
            <text:p>-0.013731</text:p>
          </table:table-cell>
          <table:table-cell office:value-type="float" office:value="4.765021" calcext:value-type="float">
            <text:p>4.765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456" calcext:value-type="float">
            <text:p>5.000456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-0.002764" calcext:value-type="float">
            <text:p>-0.002764</text:p>
          </table:table-cell>
          <table:table-cell office:value-type="float" office:value="4.760061" calcext:value-type="float">
            <text:p>4.760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462" calcext:value-type="float">
            <text:p>5.013462</text:p>
          </table:table-cell>
          <table:table-cell office:value-type="float" office:value="-0.008878" calcext:value-type="float">
            <text:p>-0.008878</text:p>
          </table:table-cell>
          <table:table-cell office:value-type="float" office:value="-0.015925" calcext:value-type="float">
            <text:p>-0.015925</text:p>
          </table:table-cell>
          <table:table-cell office:value-type="float" office:value="4.749891" calcext:value-type="float">
            <text:p>4.749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546" calcext:value-type="float">
            <text:p>5.001546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-0.017967" calcext:value-type="float">
            <text:p>-0.017967</text:p>
          </table:table-cell>
          <table:table-cell office:value-type="float" office:value="4.746364" calcext:value-type="float">
            <text:p>4.746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964" calcext:value-type="float">
            <text:p>-4.996964</text:p>
          </table:table-cell>
          <table:table-cell office:value-type="float" office:value="-0.01468" calcext:value-type="float">
            <text:p>-0.01468</text:p>
          </table:table-cell>
          <table:table-cell office:value-type="float" office:value="-0.011167" calcext:value-type="float">
            <text:p>-0.011167</text:p>
          </table:table-cell>
          <table:table-cell office:value-type="float" office:value="4.74584" calcext:value-type="float">
            <text:p>4.74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454" calcext:value-type="float">
            <text:p>4.994454</text:p>
          </table:table-cell>
          <table:table-cell office:value-type="float" office:value="-0.012534" calcext:value-type="float">
            <text:p>-0.012534</text:p>
          </table:table-cell>
          <table:table-cell office:value-type="float" office:value="0.013549" calcext:value-type="float">
            <text:p>0.013549</text:p>
          </table:table-cell>
          <table:table-cell office:value-type="float" office:value="4.743025" calcext:value-type="float">
            <text:p>4.74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721" calcext:value-type="float">
            <text:p>-4.985721</text:p>
          </table:table-cell>
          <table:table-cell office:value-type="float" office:value="0.013028" calcext:value-type="float">
            <text:p>0.013028</text:p>
          </table:table-cell>
          <table:table-cell office:value-type="float" office:value="-0.002496" calcext:value-type="float">
            <text:p>-0.002496</text:p>
          </table:table-cell>
          <table:table-cell office:value-type="float" office:value="4.738032" calcext:value-type="float">
            <text:p>4.738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388" calcext:value-type="float">
            <text:p>4.993388</text:p>
          </table:table-cell>
          <table:table-cell office:value-type="float" office:value="0.013032" calcext:value-type="float">
            <text:p>0.013032</text:p>
          </table:table-cell>
          <table:table-cell office:value-type="float" office:value="-0.003786" calcext:value-type="float">
            <text:p>-0.003786</text:p>
          </table:table-cell>
          <table:table-cell office:value-type="float" office:value="4.733382" calcext:value-type="float">
            <text:p>4.733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" calcext:value-type="float">
            <text:p>-5.003</text:p>
          </table:table-cell>
          <table:table-cell office:value-type="float" office:value="0.009184" calcext:value-type="float">
            <text:p>0.009184</text:p>
          </table:table-cell>
          <table:table-cell office:value-type="float" office:value="0.017702" calcext:value-type="float">
            <text:p>0.017702</text:p>
          </table:table-cell>
          <table:table-cell office:value-type="float" office:value="4.73274" calcext:value-type="float">
            <text:p>4.7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906" calcext:value-type="float">
            <text:p>4.999906</text:p>
          </table:table-cell>
          <table:table-cell office:value-type="float" office:value="-0.002477" calcext:value-type="float">
            <text:p>-0.002477</text:p>
          </table:table-cell>
          <table:table-cell office:value-type="float" office:value="-0.016133" calcext:value-type="float">
            <text:p>-0.016133</text:p>
          </table:table-cell>
          <table:table-cell office:value-type="float" office:value="4.727991" calcext:value-type="float">
            <text:p>4.727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408" calcext:value-type="float">
            <text:p>5.004408</text:p>
          </table:table-cell>
          <table:table-cell office:value-type="float" office:value="-0.011786" calcext:value-type="float">
            <text:p>-0.011786</text:p>
          </table:table-cell>
          <table:table-cell office:value-type="float" office:value="-0.001056" calcext:value-type="float">
            <text:p>-0.001056</text:p>
          </table:table-cell>
          <table:table-cell office:value-type="float" office:value="4.727289" calcext:value-type="float">
            <text:p>4.727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346" calcext:value-type="float">
            <text:p>-5.014346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4.72717" calcext:value-type="float">
            <text:p>4.7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24" calcext:value-type="float">
            <text:p>-4.98524</text:p>
          </table:table-cell>
          <table:table-cell office:value-type="float" office:value="-0.001685" calcext:value-type="float">
            <text:p>-0.001685</text:p>
          </table:table-cell>
          <table:table-cell office:value-type="float" office:value="-0.005317" calcext:value-type="float">
            <text:p>-0.005317</text:p>
          </table:table-cell>
          <table:table-cell office:value-type="float" office:value="4.725221" calcext:value-type="float">
            <text:p>4.725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106" calcext:value-type="float">
            <text:p>4.994106</text:p>
          </table:table-cell>
          <table:table-cell office:value-type="float" office:value="0.017461" calcext:value-type="float">
            <text:p>0.017461</text:p>
          </table:table-cell>
          <table:table-cell office:value-type="float" office:value="-0.010881" calcext:value-type="float">
            <text:p>-0.010881</text:p>
          </table:table-cell>
          <table:table-cell office:value-type="float" office:value="4.721668" calcext:value-type="float">
            <text:p>4.72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359" calcext:value-type="float">
            <text:p>4.998359</text:p>
          </table:table-cell>
          <table:table-cell office:value-type="float" office:value="-0.005739" calcext:value-type="float">
            <text:p>-0.005739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4.720716" calcext:value-type="float">
            <text:p>4.72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537" calcext:value-type="float">
            <text:p>5.001537</text:p>
          </table:table-cell>
          <table:table-cell office:value-type="float" office:value="0.016591" calcext:value-type="float">
            <text:p>0.016591</text:p>
          </table:table-cell>
          <table:table-cell office:value-type="float" office:value="-0.007308" calcext:value-type="float">
            <text:p>-0.007308</text:p>
          </table:table-cell>
          <table:table-cell office:value-type="float" office:value="4.718389" calcext:value-type="float">
            <text:p>4.718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843" calcext:value-type="float">
            <text:p>-4.986843</text:p>
          </table:table-cell>
          <table:table-cell office:value-type="float" office:value="-0.00074" calcext:value-type="float">
            <text:p>-0.00074</text:p>
          </table:table-cell>
          <table:table-cell office:value-type="float" office:value="0.012616" calcext:value-type="float">
            <text:p>0.012616</text:p>
          </table:table-cell>
          <table:table-cell office:value-type="float" office:value="4.717407" calcext:value-type="float">
            <text:p>4.717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048" calcext:value-type="float">
            <text:p>-5.012048</text:p>
          </table:table-cell>
          <table:table-cell office:value-type="float" office:value="-0.000504" calcext:value-type="float">
            <text:p>-0.000504</text:p>
          </table:table-cell>
          <table:table-cell office:value-type="float" office:value="-0.013889" calcext:value-type="float">
            <text:p>-0.013889</text:p>
          </table:table-cell>
          <table:table-cell office:value-type="float" office:value="4.708882" calcext:value-type="float">
            <text:p>4.708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402" calcext:value-type="float">
            <text:p>5.016402</text:p>
          </table:table-cell>
          <table:table-cell office:value-type="float" office:value="0.001694" calcext:value-type="float">
            <text:p>0.001694</text:p>
          </table:table-cell>
          <table:table-cell office:value-type="float" office:value="-0.010435" calcext:value-type="float">
            <text:p>-0.010435</text:p>
          </table:table-cell>
          <table:table-cell office:value-type="float" office:value="4.707791" calcext:value-type="float">
            <text:p>4.707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139" calcext:value-type="float">
            <text:p>5.002139</text:p>
          </table:table-cell>
          <table:table-cell office:value-type="float" office:value="0.008309" calcext:value-type="float">
            <text:p>0.008309</text:p>
          </table:table-cell>
          <table:table-cell office:value-type="float" office:value="0.016899" calcext:value-type="float">
            <text:p>0.016899</text:p>
          </table:table-cell>
          <table:table-cell office:value-type="float" office:value="4.701543" calcext:value-type="float">
            <text:p>4.70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899" calcext:value-type="float">
            <text:p>4.999899</text:p>
          </table:table-cell>
          <table:table-cell office:value-type="float" office:value="0.013843" calcext:value-type="float">
            <text:p>0.013843</text:p>
          </table:table-cell>
          <table:table-cell office:value-type="float" office:value="-0.011955" calcext:value-type="float">
            <text:p>-0.011955</text:p>
          </table:table-cell>
          <table:table-cell office:value-type="float" office:value="4.697161" calcext:value-type="float">
            <text:p>4.697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667" calcext:value-type="float">
            <text:p>-5.003667</text:p>
          </table:table-cell>
          <table:table-cell office:value-type="float" office:value="-0.005372" calcext:value-type="float">
            <text:p>-0.005372</text:p>
          </table:table-cell>
          <table:table-cell office:value-type="float" office:value="-0.018195" calcext:value-type="float">
            <text:p>-0.018195</text:p>
          </table:table-cell>
          <table:table-cell office:value-type="float" office:value="4.696393" calcext:value-type="float">
            <text:p>4.696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094" calcext:value-type="float">
            <text:p>-5.009094</text:p>
          </table:table-cell>
          <table:table-cell office:value-type="float" office:value="-0.007391" calcext:value-type="float">
            <text:p>-0.007391</text:p>
          </table:table-cell>
          <table:table-cell office:value-type="float" office:value="-0.015543" calcext:value-type="float">
            <text:p>-0.015543</text:p>
          </table:table-cell>
          <table:table-cell office:value-type="float" office:value="4.694048" calcext:value-type="float">
            <text:p>4.694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6963" calcext:value-type="float">
            <text:p>-5.016963</text:p>
          </table:table-cell>
          <table:table-cell office:value-type="float" office:value="0.011766" calcext:value-type="float">
            <text:p>0.011766</text:p>
          </table:table-cell>
          <table:table-cell office:value-type="float" office:value="-0.006518" calcext:value-type="float">
            <text:p>-0.006518</text:p>
          </table:table-cell>
          <table:table-cell office:value-type="float" office:value="4.684091" calcext:value-type="float">
            <text:p>4.684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539" calcext:value-type="float">
            <text:p>-4.997539</text:p>
          </table:table-cell>
          <table:table-cell office:value-type="float" office:value="0.009457" calcext:value-type="float">
            <text:p>0.009457</text:p>
          </table:table-cell>
          <table:table-cell office:value-type="float" office:value="-0.016987" calcext:value-type="float">
            <text:p>-0.016987</text:p>
          </table:table-cell>
          <table:table-cell office:value-type="float" office:value="4.681822" calcext:value-type="float">
            <text:p>4.68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303" calcext:value-type="float">
            <text:p>5.012303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4.681066" calcext:value-type="float">
            <text:p>4.68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622" calcext:value-type="float">
            <text:p>5.002622</text:p>
          </table:table-cell>
          <table:table-cell office:value-type="float" office:value="0.011532" calcext:value-type="float">
            <text:p>0.011532</text:p>
          </table:table-cell>
          <table:table-cell office:value-type="float" office:value="-0.005098" calcext:value-type="float">
            <text:p>-0.005098</text:p>
          </table:table-cell>
          <table:table-cell office:value-type="float" office:value="4.679158" calcext:value-type="float">
            <text:p>4.679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249" calcext:value-type="float">
            <text:p>4.989249</text:p>
          </table:table-cell>
          <table:table-cell office:value-type="float" office:value="-0.012595" calcext:value-type="float">
            <text:p>-0.012595</text:p>
          </table:table-cell>
          <table:table-cell office:value-type="float" office:value="-0.001426" calcext:value-type="float">
            <text:p>-0.001426</text:p>
          </table:table-cell>
          <table:table-cell office:value-type="float" office:value="4.678393" calcext:value-type="float">
            <text:p>4.678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675" calcext:value-type="float">
            <text:p>-5.012675</text:p>
          </table:table-cell>
          <table:table-cell office:value-type="float" office:value="0.013223" calcext:value-type="float">
            <text:p>0.013223</text:p>
          </table:table-cell>
          <table:table-cell office:value-type="float" office:value="-0.004964" calcext:value-type="float">
            <text:p>-0.004964</text:p>
          </table:table-cell>
          <table:table-cell office:value-type="float" office:value="4.671113" calcext:value-type="float">
            <text:p>4.67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657" calcext:value-type="float">
            <text:p>4.984657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4.663166" calcext:value-type="float">
            <text:p>4.663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118" calcext:value-type="float">
            <text:p>-5.009118</text:p>
          </table:table-cell>
          <table:table-cell office:value-type="float" office:value="0.014469" calcext:value-type="float">
            <text:p>0.014469</text:p>
          </table:table-cell>
          <table:table-cell office:value-type="float" office:value="0.005248" calcext:value-type="float">
            <text:p>0.005248</text:p>
          </table:table-cell>
          <table:table-cell office:value-type="float" office:value="4.659878" calcext:value-type="float">
            <text:p>4.659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545" calcext:value-type="float">
            <text:p>-5.002545</text:p>
          </table:table-cell>
          <table:table-cell office:value-type="float" office:value="0.014195" calcext:value-type="float">
            <text:p>0.014195</text:p>
          </table:table-cell>
          <table:table-cell office:value-type="float" office:value="-0.007629" calcext:value-type="float">
            <text:p>-0.007629</text:p>
          </table:table-cell>
          <table:table-cell office:value-type="float" office:value="4.65711" calcext:value-type="float">
            <text:p>4.65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866" calcext:value-type="float">
            <text:p>4.989866</text:p>
          </table:table-cell>
          <table:table-cell office:value-type="float" office:value="0.005895" calcext:value-type="float">
            <text:p>0.005895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4.654982" calcext:value-type="float">
            <text:p>4.654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816" calcext:value-type="float">
            <text:p>-5.000816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4.654348" calcext:value-type="float">
            <text:p>4.654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254" calcext:value-type="float">
            <text:p>-4.993254</text:p>
          </table:table-cell>
          <table:table-cell office:value-type="float" office:value="0.012074" calcext:value-type="float">
            <text:p>0.012074</text:p>
          </table:table-cell>
          <table:table-cell office:value-type="float" office:value="0.01581" calcext:value-type="float">
            <text:p>0.01581</text:p>
          </table:table-cell>
          <table:table-cell office:value-type="float" office:value="4.654019" calcext:value-type="float">
            <text:p>4.654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71" calcext:value-type="float">
            <text:p>-5.01471</text:p>
          </table:table-cell>
          <table:table-cell office:value-type="float" office:value="-0.000089" calcext:value-type="float">
            <text:p>-8.9E-05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.643093" calcext:value-type="float">
            <text:p>4.64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875" calcext:value-type="float">
            <text:p>4.983875</text:p>
          </table:table-cell>
          <table:table-cell office:value-type="float" office:value="0.005366" calcext:value-type="float">
            <text:p>0.005366</text:p>
          </table:table-cell>
          <table:table-cell office:value-type="float" office:value="-0.005512" calcext:value-type="float">
            <text:p>-0.005512</text:p>
          </table:table-cell>
          <table:table-cell office:value-type="float" office:value="4.64093" calcext:value-type="float">
            <text:p>4.64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772" calcext:value-type="float">
            <text:p>-5.001772</text:p>
          </table:table-cell>
          <table:table-cell office:value-type="float" office:value="-0.002651" calcext:value-type="float">
            <text:p>-0.002651</text:p>
          </table:table-cell>
          <table:table-cell office:value-type="float" office:value="-0.002837" calcext:value-type="float">
            <text:p>-0.002837</text:p>
          </table:table-cell>
          <table:table-cell office:value-type="float" office:value="4.639881" calcext:value-type="float">
            <text:p>4.639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16" calcext:value-type="float">
            <text:p>5.01516</text:p>
          </table:table-cell>
          <table:table-cell office:value-type="float" office:value="-0.016847" calcext:value-type="float">
            <text:p>-0.016847</text:p>
          </table:table-cell>
          <table:table-cell office:value-type="float" office:value="0.00613" calcext:value-type="float">
            <text:p>0.00613</text:p>
          </table:table-cell>
          <table:table-cell office:value-type="float" office:value="4.634258" calcext:value-type="float">
            <text:p>4.634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013" calcext:value-type="float">
            <text:p>-4.997013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16213" calcext:value-type="float">
            <text:p>0.016213</text:p>
          </table:table-cell>
          <table:table-cell office:value-type="float" office:value="4.631746" calcext:value-type="float">
            <text:p>4.63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148" calcext:value-type="float">
            <text:p>-4.993148</text:p>
          </table:table-cell>
          <table:table-cell office:value-type="float" office:value="-0.014016" calcext:value-type="float">
            <text:p>-0.014016</text:p>
          </table:table-cell>
          <table:table-cell office:value-type="float" office:value="0.007089" calcext:value-type="float">
            <text:p>0.007089</text:p>
          </table:table-cell>
          <table:table-cell office:value-type="float" office:value="4.631373" calcext:value-type="float">
            <text:p>4.63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236" calcext:value-type="float">
            <text:p>-4.996236</text:p>
          </table:table-cell>
          <table:table-cell office:value-type="float" office:value="0.015473" calcext:value-type="float">
            <text:p>0.015473</text:p>
          </table:table-cell>
          <table:table-cell office:value-type="float" office:value="-0.000302" calcext:value-type="float">
            <text:p>-0.000302</text:p>
          </table:table-cell>
          <table:table-cell office:value-type="float" office:value="4.630712" calcext:value-type="float">
            <text:p>4.63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875" calcext:value-type="float">
            <text:p>4.986875</text:p>
          </table:table-cell>
          <table:table-cell office:value-type="float" office:value="0.005185" calcext:value-type="float">
            <text:p>0.005185</text:p>
          </table:table-cell>
          <table:table-cell office:value-type="float" office:value="0.010879" calcext:value-type="float">
            <text:p>0.010879</text:p>
          </table:table-cell>
          <table:table-cell office:value-type="float" office:value="4.618095" calcext:value-type="float">
            <text:p>4.61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411" calcext:value-type="float">
            <text:p>5.005411</text:p>
          </table:table-cell>
          <table:table-cell office:value-type="float" office:value="-0.007246" calcext:value-type="float">
            <text:p>-0.007246</text:p>
          </table:table-cell>
          <table:table-cell office:value-type="float" office:value="-0.011941" calcext:value-type="float">
            <text:p>-0.011941</text:p>
          </table:table-cell>
          <table:table-cell office:value-type="float" office:value="4.616355" calcext:value-type="float">
            <text:p>4.616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752" calcext:value-type="float">
            <text:p>5.013752</text:p>
          </table:table-cell>
          <table:table-cell office:value-type="float" office:value="0.008917" calcext:value-type="float">
            <text:p>0.008917</text:p>
          </table:table-cell>
          <table:table-cell office:value-type="float" office:value="-0.001224" calcext:value-type="float">
            <text:p>-0.001224</text:p>
          </table:table-cell>
          <table:table-cell office:value-type="float" office:value="4.606047" calcext:value-type="float">
            <text:p>4.606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043" calcext:value-type="float">
            <text:p>4.999043</text:p>
          </table:table-cell>
          <table:table-cell office:value-type="float" office:value="-0.012457" calcext:value-type="float">
            <text:p>-0.012457</text:p>
          </table:table-cell>
          <table:table-cell office:value-type="float" office:value="-0.003375" calcext:value-type="float">
            <text:p>-0.003375</text:p>
          </table:table-cell>
          <table:table-cell office:value-type="float" office:value="4.603095" calcext:value-type="float">
            <text:p>4.60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142" calcext:value-type="float">
            <text:p>-5.010142</text:p>
          </table:table-cell>
          <table:table-cell office:value-type="float" office:value="-0.004051" calcext:value-type="float">
            <text:p>-0.004051</text:p>
          </table:table-cell>
          <table:table-cell office:value-type="float" office:value="0.015118" calcext:value-type="float">
            <text:p>0.015118</text:p>
          </table:table-cell>
          <table:table-cell office:value-type="float" office:value="4.601858" calcext:value-type="float">
            <text:p>4.60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423" calcext:value-type="float">
            <text:p>-5.014423</text:p>
          </table:table-cell>
          <table:table-cell office:value-type="float" office:value="0.014388" calcext:value-type="float">
            <text:p>0.014388</text:p>
          </table:table-cell>
          <table:table-cell office:value-type="float" office:value="0.009767" calcext:value-type="float">
            <text:p>0.009767</text:p>
          </table:table-cell>
          <table:table-cell office:value-type="float" office:value="4.597943" calcext:value-type="float">
            <text:p>4.597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291" calcext:value-type="float">
            <text:p>4.991291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4.597039" calcext:value-type="float">
            <text:p>4.597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307" calcext:value-type="float">
            <text:p>5.006307</text:p>
          </table:table-cell>
          <table:table-cell office:value-type="float" office:value="-0.006724" calcext:value-type="float">
            <text:p>-0.006724</text:p>
          </table:table-cell>
          <table:table-cell office:value-type="float" office:value="0.016495" calcext:value-type="float">
            <text:p>0.016495</text:p>
          </table:table-cell>
          <table:table-cell office:value-type="float" office:value="4.59182" calcext:value-type="float">
            <text:p>4.59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095" calcext:value-type="float">
            <text:p>5.005095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10967" calcext:value-type="float">
            <text:p>0.010967</text:p>
          </table:table-cell>
          <table:table-cell office:value-type="float" office:value="4.590266" calcext:value-type="float">
            <text:p>4.590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99" calcext:value-type="float">
            <text:p>4.99499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-0.005016" calcext:value-type="float">
            <text:p>-0.005016</text:p>
          </table:table-cell>
          <table:table-cell office:value-type="float" office:value="4.586855" calcext:value-type="float">
            <text:p>4.586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405" calcext:value-type="float">
            <text:p>-4.998405</text:p>
          </table:table-cell>
          <table:table-cell office:value-type="float" office:value="-0.002259" calcext:value-type="float">
            <text:p>-0.00225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.581595" calcext:value-type="float">
            <text:p>4.58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972" calcext:value-type="float">
            <text:p>5.006972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4.577363" calcext:value-type="float">
            <text:p>4.577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096" calcext:value-type="float">
            <text:p>-4.999096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-0.000375" calcext:value-type="float">
            <text:p>-0.000375</text:p>
          </table:table-cell>
          <table:table-cell office:value-type="float" office:value="4.576756" calcext:value-type="float">
            <text:p>4.576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5389" calcext:value-type="float">
            <text:p>-5.015389</text:p>
          </table:table-cell>
          <table:table-cell office:value-type="float" office:value="-0.01235" calcext:value-type="float">
            <text:p>-0.01235</text:p>
          </table:table-cell>
          <table:table-cell office:value-type="float" office:value="0.001523" calcext:value-type="float">
            <text:p>0.001523</text:p>
          </table:table-cell>
          <table:table-cell office:value-type="float" office:value="4.576282" calcext:value-type="float">
            <text:p>4.576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326" calcext:value-type="float">
            <text:p>4.998326</text:p>
          </table:table-cell>
          <table:table-cell office:value-type="float" office:value="-0.011128" calcext:value-type="float">
            <text:p>-0.011128</text:p>
          </table:table-cell>
          <table:table-cell office:value-type="float" office:value="0.0053" calcext:value-type="float">
            <text:p>0.0053</text:p>
          </table:table-cell>
          <table:table-cell office:value-type="float" office:value="4.572711" calcext:value-type="float">
            <text:p>4.57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86" calcext:value-type="float">
            <text:p>-4.998286</text:p>
          </table:table-cell>
          <table:table-cell office:value-type="float" office:value="-0.002233" calcext:value-type="float">
            <text:p>-0.002233</text:p>
          </table:table-cell>
          <table:table-cell office:value-type="float" office:value="-0.012228" calcext:value-type="float">
            <text:p>-0.012228</text:p>
          </table:table-cell>
          <table:table-cell office:value-type="float" office:value="4.567198" calcext:value-type="float">
            <text:p>4.567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526" calcext:value-type="float">
            <text:p>-4.991526</text:p>
          </table:table-cell>
          <table:table-cell office:value-type="float" office:value="-0.008147" calcext:value-type="float">
            <text:p>-0.008147</text:p>
          </table:table-cell>
          <table:table-cell office:value-type="float" office:value="0.015841" calcext:value-type="float">
            <text:p>0.015841</text:p>
          </table:table-cell>
          <table:table-cell office:value-type="float" office:value="4.566388" calcext:value-type="float">
            <text:p>4.566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109" calcext:value-type="float">
            <text:p>-5.005109</text:p>
          </table:table-cell>
          <table:table-cell office:value-type="float" office:value="0.013037" calcext:value-type="float">
            <text:p>0.013037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4.561246" calcext:value-type="float">
            <text:p>4.56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481" calcext:value-type="float">
            <text:p>4.990481</text:p>
          </table:table-cell>
          <table:table-cell office:value-type="float" office:value="0.005655" calcext:value-type="float">
            <text:p>0.005655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4.55641" calcext:value-type="float">
            <text:p>4.5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228" calcext:value-type="float">
            <text:p>-5.002228</text:p>
          </table:table-cell>
          <table:table-cell office:value-type="float" office:value="0.004707" calcext:value-type="float">
            <text:p>0.004707</text:p>
          </table:table-cell>
          <table:table-cell office:value-type="float" office:value="-0.002169" calcext:value-type="float">
            <text:p>-0.002169</text:p>
          </table:table-cell>
          <table:table-cell office:value-type="float" office:value="4.544722" calcext:value-type="float">
            <text:p>4.544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071" calcext:value-type="float">
            <text:p>-4.994071</text:p>
          </table:table-cell>
          <table:table-cell office:value-type="float" office:value="0.006619" calcext:value-type="float">
            <text:p>0.006619</text:p>
          </table:table-cell>
          <table:table-cell office:value-type="float" office:value="0.009332" calcext:value-type="float">
            <text:p>0.009332</text:p>
          </table:table-cell>
          <table:table-cell office:value-type="float" office:value="4.536139" calcext:value-type="float">
            <text:p>4.536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282" calcext:value-type="float">
            <text:p>-5.001282</text:p>
          </table:table-cell>
          <table:table-cell office:value-type="float" office:value="-0.01614" calcext:value-type="float">
            <text:p>-0.01614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4.535462" calcext:value-type="float">
            <text:p>4.535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669" calcext:value-type="float">
            <text:p>5.001669</text:p>
          </table:table-cell>
          <table:table-cell office:value-type="float" office:value="-0.007455" calcext:value-type="float">
            <text:p>-0.007455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4.53489" calcext:value-type="float">
            <text:p>4.53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7099" calcext:value-type="float">
            <text:p>5.017099</text:p>
          </table:table-cell>
          <table:table-cell office:value-type="float" office:value="-0.000199" calcext:value-type="float">
            <text:p>-0.000199</text:p>
          </table:table-cell>
          <table:table-cell office:value-type="float" office:value="-0.004405" calcext:value-type="float">
            <text:p>-0.004405</text:p>
          </table:table-cell>
          <table:table-cell office:value-type="float" office:value="4.532287" calcext:value-type="float">
            <text:p>4.53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706" calcext:value-type="float">
            <text:p>5.004706</text:p>
          </table:table-cell>
          <table:table-cell office:value-type="float" office:value="-0.005954" calcext:value-type="float">
            <text:p>-0.005954</text:p>
          </table:table-cell>
          <table:table-cell office:value-type="float" office:value="-0.017874" calcext:value-type="float">
            <text:p>-0.017874</text:p>
          </table:table-cell>
          <table:table-cell office:value-type="float" office:value="4.531644" calcext:value-type="float">
            <text:p>4.53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024" calcext:value-type="float">
            <text:p>-4.993024</text:p>
          </table:table-cell>
          <table:table-cell office:value-type="float" office:value="0.013963" calcext:value-type="float">
            <text:p>0.013963</text:p>
          </table:table-cell>
          <table:table-cell office:value-type="float" office:value="-0.012599" calcext:value-type="float">
            <text:p>-0.012599</text:p>
          </table:table-cell>
          <table:table-cell office:value-type="float" office:value="4.531481" calcext:value-type="float">
            <text:p>4.53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806" calcext:value-type="float">
            <text:p>4.984806</text:p>
          </table:table-cell>
          <table:table-cell office:value-type="float" office:value="-0.007057" calcext:value-type="float">
            <text:p>-0.007057</text:p>
          </table:table-cell>
          <table:table-cell office:value-type="float" office:value="0.005522" calcext:value-type="float">
            <text:p>0.005522</text:p>
          </table:table-cell>
          <table:table-cell office:value-type="float" office:value="4.53061" calcext:value-type="float">
            <text:p>4.5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583" calcext:value-type="float">
            <text:p>4.994583</text:p>
          </table:table-cell>
          <table:table-cell office:value-type="float" office:value="0.002687" calcext:value-type="float">
            <text:p>0.002687</text:p>
          </table:table-cell>
          <table:table-cell office:value-type="float" office:value="-0.005323" calcext:value-type="float">
            <text:p>-0.005323</text:p>
          </table:table-cell>
          <table:table-cell office:value-type="float" office:value="4.525822" calcext:value-type="float">
            <text:p>4.525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175" calcext:value-type="float">
            <text:p>4.989175</text:p>
          </table:table-cell>
          <table:table-cell office:value-type="float" office:value="0.015282" calcext:value-type="float">
            <text:p>0.015282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4.524608" calcext:value-type="float">
            <text:p>4.524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561" calcext:value-type="float">
            <text:p>4.999561</text:p>
          </table:table-cell>
          <table:table-cell office:value-type="float" office:value="-0.014129" calcext:value-type="float">
            <text:p>-0.014129</text:p>
          </table:table-cell>
          <table:table-cell office:value-type="float" office:value="-0.000992" calcext:value-type="float">
            <text:p>-0.000992</text:p>
          </table:table-cell>
          <table:table-cell office:value-type="float" office:value="4.522267" calcext:value-type="float">
            <text:p>4.52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977" calcext:value-type="float">
            <text:p>-4.990977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0.011514" calcext:value-type="float">
            <text:p>0.011514</text:p>
          </table:table-cell>
          <table:table-cell office:value-type="float" office:value="4.518262" calcext:value-type="float">
            <text:p>4.518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161" calcext:value-type="float">
            <text:p>5.016161</text:p>
          </table:table-cell>
          <table:table-cell office:value-type="float" office:value="0.008177" calcext:value-type="float">
            <text:p>0.008177</text:p>
          </table:table-cell>
          <table:table-cell office:value-type="float" office:value="0.013773" calcext:value-type="float">
            <text:p>0.013773</text:p>
          </table:table-cell>
          <table:table-cell office:value-type="float" office:value="4.517819" calcext:value-type="float">
            <text:p>4.51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008" calcext:value-type="float">
            <text:p>4.991008</text:p>
          </table:table-cell>
          <table:table-cell office:value-type="float" office:value="0.015405" calcext:value-type="float">
            <text:p>0.015405</text:p>
          </table:table-cell>
          <table:table-cell office:value-type="float" office:value="-0.001259" calcext:value-type="float">
            <text:p>-0.001259</text:p>
          </table:table-cell>
          <table:table-cell office:value-type="float" office:value="4.513417" calcext:value-type="float">
            <text:p>4.513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973" calcext:value-type="float">
            <text:p>-4.998973</text:p>
          </table:table-cell>
          <table:table-cell office:value-type="float" office:value="-0.016941" calcext:value-type="float">
            <text:p>-0.016941</text:p>
          </table:table-cell>
          <table:table-cell office:value-type="float" office:value="0.013326" calcext:value-type="float">
            <text:p>0.013326</text:p>
          </table:table-cell>
          <table:table-cell office:value-type="float" office:value="4.510871" calcext:value-type="float">
            <text:p>4.510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029" calcext:value-type="float">
            <text:p>-4.992029</text:p>
          </table:table-cell>
          <table:table-cell office:value-type="float" office:value="-0.020689" calcext:value-type="float">
            <text:p>-0.020689</text:p>
          </table:table-cell>
          <table:table-cell office:value-type="float" office:value="-0.012943" calcext:value-type="float">
            <text:p>-0.012943</text:p>
          </table:table-cell>
          <table:table-cell office:value-type="float" office:value="4.505698" calcext:value-type="float">
            <text:p>4.505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51" calcext:value-type="float">
            <text:p>4.98951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12405" calcext:value-type="float">
            <text:p>0.012405</text:p>
          </table:table-cell>
          <table:table-cell office:value-type="float" office:value="4.505482" calcext:value-type="float">
            <text:p>4.505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808" calcext:value-type="float">
            <text:p>-5.004808</text:p>
          </table:table-cell>
          <table:table-cell office:value-type="float" office:value="0.010931" calcext:value-type="float">
            <text:p>0.010931</text:p>
          </table:table-cell>
          <table:table-cell office:value-type="float" office:value="-0.008387" calcext:value-type="float">
            <text:p>-0.008387</text:p>
          </table:table-cell>
          <table:table-cell office:value-type="float" office:value="4.503233" calcext:value-type="float">
            <text:p>4.50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823" calcext:value-type="float">
            <text:p>5.005823</text:p>
          </table:table-cell>
          <table:table-cell office:value-type="float" office:value="-0.013242" calcext:value-type="float">
            <text:p>-0.013242</text:p>
          </table:table-cell>
          <table:table-cell office:value-type="float" office:value="-0.005313" calcext:value-type="float">
            <text:p>-0.005313</text:p>
          </table:table-cell>
          <table:table-cell office:value-type="float" office:value="4.50153" calcext:value-type="float">
            <text:p>4.50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5732" calcext:value-type="float">
            <text:p>-4.985732</text:p>
          </table:table-cell>
          <table:table-cell office:value-type="float" office:value="-0.000753" calcext:value-type="float">
            <text:p>-0.000753</text:p>
          </table:table-cell>
          <table:table-cell office:value-type="float" office:value="0.006894" calcext:value-type="float">
            <text:p>0.006894</text:p>
          </table:table-cell>
          <table:table-cell office:value-type="float" office:value="4.499394" calcext:value-type="float">
            <text:p>4.499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145" calcext:value-type="float">
            <text:p>-4.999145</text:p>
          </table:table-cell>
          <table:table-cell office:value-type="float" office:value="0.007232" calcext:value-type="float">
            <text:p>0.007232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4.49934" calcext:value-type="float">
            <text:p>4.49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469" calcext:value-type="float">
            <text:p>5.014469</text:p>
          </table:table-cell>
          <table:table-cell office:value-type="float" office:value="-0.004926" calcext:value-type="float">
            <text:p>-0.004926</text:p>
          </table:table-cell>
          <table:table-cell office:value-type="float" office:value="-0.003435" calcext:value-type="float">
            <text:p>-0.003435</text:p>
          </table:table-cell>
          <table:table-cell office:value-type="float" office:value="4.498461" calcext:value-type="float">
            <text:p>4.498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726" calcext:value-type="float">
            <text:p>5.011726</text:p>
          </table:table-cell>
          <table:table-cell office:value-type="float" office:value="-0.001745" calcext:value-type="float">
            <text:p>-0.001745</text:p>
          </table:table-cell>
          <table:table-cell office:value-type="float" office:value="-0.015812" calcext:value-type="float">
            <text:p>-0.015812</text:p>
          </table:table-cell>
          <table:table-cell office:value-type="float" office:value="4.497544" calcext:value-type="float">
            <text:p>4.497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273" calcext:value-type="float">
            <text:p>-5.004273</text:p>
          </table:table-cell>
          <table:table-cell office:value-type="float" office:value="-0.01158" calcext:value-type="float">
            <text:p>-0.01158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4.493545" calcext:value-type="float">
            <text:p>4.493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363" calcext:value-type="float">
            <text:p>5.002363</text:p>
          </table:table-cell>
          <table:table-cell office:value-type="float" office:value="-0.011421" calcext:value-type="float">
            <text:p>-0.011421</text:p>
          </table:table-cell>
          <table:table-cell office:value-type="float" office:value="0.017134" calcext:value-type="float">
            <text:p>0.017134</text:p>
          </table:table-cell>
          <table:table-cell office:value-type="float" office:value="4.484043" calcext:value-type="float">
            <text:p>4.484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215" calcext:value-type="float">
            <text:p>4.994215</text:p>
          </table:table-cell>
          <table:table-cell office:value-type="float" office:value="0.014945" calcext:value-type="float">
            <text:p>0.014945</text:p>
          </table:table-cell>
          <table:table-cell office:value-type="float" office:value="0.007359" calcext:value-type="float">
            <text:p>0.007359</text:p>
          </table:table-cell>
          <table:table-cell office:value-type="float" office:value="4.481278" calcext:value-type="float">
            <text:p>4.48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653" calcext:value-type="float">
            <text:p>4.99265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-0.015703" calcext:value-type="float">
            <text:p>-0.015703</text:p>
          </table:table-cell>
          <table:table-cell office:value-type="float" office:value="4.47549" calcext:value-type="float">
            <text:p>4.47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873" calcext:value-type="float">
            <text:p>5.009873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-0.00597" calcext:value-type="float">
            <text:p>-0.00597</text:p>
          </table:table-cell>
          <table:table-cell office:value-type="float" office:value="4.475275" calcext:value-type="float">
            <text:p>4.475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229" calcext:value-type="float">
            <text:p>-5.014229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-0.002552" calcext:value-type="float">
            <text:p>-0.002552</text:p>
          </table:table-cell>
          <table:table-cell office:value-type="float" office:value="4.468628" calcext:value-type="float">
            <text:p>4.468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625" calcext:value-type="float">
            <text:p>4.998625</text:p>
          </table:table-cell>
          <table:table-cell office:value-type="float" office:value="-0.006936" calcext:value-type="float">
            <text:p>-0.006936</text:p>
          </table:table-cell>
          <table:table-cell office:value-type="float" office:value="0.008231" calcext:value-type="float">
            <text:p>0.008231</text:p>
          </table:table-cell>
          <table:table-cell office:value-type="float" office:value="4.466567" calcext:value-type="float">
            <text:p>4.466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049" calcext:value-type="float">
            <text:p>-5.002049</text:p>
          </table:table-cell>
          <table:table-cell office:value-type="float" office:value="-0.009427" calcext:value-type="float">
            <text:p>-0.009427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4.464605" calcext:value-type="float">
            <text:p>4.464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648" calcext:value-type="float">
            <text:p>5.000648</text:p>
          </table:table-cell>
          <table:table-cell office:value-type="float" office:value="-0.004411" calcext:value-type="float">
            <text:p>-0.004411</text:p>
          </table:table-cell>
          <table:table-cell office:value-type="float" office:value="-0.016922" calcext:value-type="float">
            <text:p>-0.016922</text:p>
          </table:table-cell>
          <table:table-cell office:value-type="float" office:value="4.464205" calcext:value-type="float">
            <text:p>4.464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674" calcext:value-type="float">
            <text:p>-5.007674</text:p>
          </table:table-cell>
          <table:table-cell office:value-type="float" office:value="0.010167" calcext:value-type="float">
            <text:p>0.010167</text:p>
          </table:table-cell>
          <table:table-cell office:value-type="float" office:value="-0.00459" calcext:value-type="float">
            <text:p>-0.00459</text:p>
          </table:table-cell>
          <table:table-cell office:value-type="float" office:value="4.451074" calcext:value-type="float">
            <text:p>4.45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974" calcext:value-type="float">
            <text:p>-4.993974</text:p>
          </table:table-cell>
          <table:table-cell office:value-type="float" office:value="-0.013842" calcext:value-type="float">
            <text:p>-0.013842</text:p>
          </table:table-cell>
          <table:table-cell office:value-type="float" office:value="-0.002907" calcext:value-type="float">
            <text:p>-0.002907</text:p>
          </table:table-cell>
          <table:table-cell office:value-type="float" office:value="4.449996" calcext:value-type="float">
            <text:p>4.44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598" calcext:value-type="float">
            <text:p>-5.003598</text:p>
          </table:table-cell>
          <table:table-cell office:value-type="float" office:value="-0.009732" calcext:value-type="float">
            <text:p>-0.009732</text:p>
          </table:table-cell>
          <table:table-cell office:value-type="float" office:value="-0.005246" calcext:value-type="float">
            <text:p>-0.005246</text:p>
          </table:table-cell>
          <table:table-cell office:value-type="float" office:value="4.446088" calcext:value-type="float">
            <text:p>4.446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205" calcext:value-type="float">
            <text:p>4.998205</text:p>
          </table:table-cell>
          <table:table-cell office:value-type="float" office:value="-0.017915" calcext:value-type="float">
            <text:p>-0.017915</text:p>
          </table:table-cell>
          <table:table-cell office:value-type="float" office:value="0.012402" calcext:value-type="float">
            <text:p>0.012402</text:p>
          </table:table-cell>
          <table:table-cell office:value-type="float" office:value="4.438889" calcext:value-type="float">
            <text:p>4.43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631" calcext:value-type="float">
            <text:p>-4.999631</text:p>
          </table:table-cell>
          <table:table-cell office:value-type="float" office:value="0.011571" calcext:value-type="float">
            <text:p>0.011571</text:p>
          </table:table-cell>
          <table:table-cell office:value-type="float" office:value="-0.004998" calcext:value-type="float">
            <text:p>-0.004998</text:p>
          </table:table-cell>
          <table:table-cell office:value-type="float" office:value="4.437227" calcext:value-type="float">
            <text:p>4.437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594" calcext:value-type="float">
            <text:p>4.998594</text:p>
          </table:table-cell>
          <table:table-cell office:value-type="float" office:value="0.016963" calcext:value-type="float">
            <text:p>0.016963</text:p>
          </table:table-cell>
          <table:table-cell office:value-type="float" office:value="-0.008616" calcext:value-type="float">
            <text:p>-0.008616</text:p>
          </table:table-cell>
          <table:table-cell office:value-type="float" office:value="4.43485" calcext:value-type="float">
            <text:p>4.43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87" calcext:value-type="float">
            <text:p>-5.005987</text:p>
          </table:table-cell>
          <table:table-cell office:value-type="float" office:value="-0.004379" calcext:value-type="float">
            <text:p>-0.004379</text:p>
          </table:table-cell>
          <table:table-cell office:value-type="float" office:value="0.012785" calcext:value-type="float">
            <text:p>0.012785</text:p>
          </table:table-cell>
          <table:table-cell office:value-type="float" office:value="4.433983" calcext:value-type="float">
            <text:p>4.433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346" calcext:value-type="float">
            <text:p>-5.007346</text:p>
          </table:table-cell>
          <table:table-cell office:value-type="float" office:value="0.014563" calcext:value-type="float">
            <text:p>0.014563</text:p>
          </table:table-cell>
          <table:table-cell office:value-type="float" office:value="0.0084" calcext:value-type="float">
            <text:p>0.0084</text:p>
          </table:table-cell>
          <table:table-cell office:value-type="float" office:value="4.433929" calcext:value-type="float">
            <text:p>4.433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478" calcext:value-type="float">
            <text:p>-4.993478</text:p>
          </table:table-cell>
          <table:table-cell office:value-type="float" office:value="-0.008138" calcext:value-type="float">
            <text:p>-0.008138</text:p>
          </table:table-cell>
          <table:table-cell office:value-type="float" office:value="-0.013656" calcext:value-type="float">
            <text:p>-0.013656</text:p>
          </table:table-cell>
          <table:table-cell office:value-type="float" office:value="4.432468" calcext:value-type="float">
            <text:p>4.43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716" calcext:value-type="float">
            <text:p>-4.986716</text:p>
          </table:table-cell>
          <table:table-cell office:value-type="float" office:value="-0.000993" calcext:value-type="float">
            <text:p>-0.000993</text:p>
          </table:table-cell>
          <table:table-cell office:value-type="float" office:value="0.012749" calcext:value-type="float">
            <text:p>0.012749</text:p>
          </table:table-cell>
          <table:table-cell office:value-type="float" office:value="4.431109" calcext:value-type="float">
            <text:p>4.43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997" calcext:value-type="float">
            <text:p>-4.986997</text:p>
          </table:table-cell>
          <table:table-cell office:value-type="float" office:value="0.016292" calcext:value-type="float">
            <text:p>0.016292</text:p>
          </table:table-cell>
          <table:table-cell office:value-type="float" office:value="-0.009896" calcext:value-type="float">
            <text:p>-0.009896</text:p>
          </table:table-cell>
          <table:table-cell office:value-type="float" office:value="4.426178" calcext:value-type="float">
            <text:p>4.426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479" calcext:value-type="float">
            <text:p>-5.003479</text:p>
          </table:table-cell>
          <table:table-cell office:value-type="float" office:value="-0.015287" calcext:value-type="float">
            <text:p>-0.015287</text:p>
          </table:table-cell>
          <table:table-cell office:value-type="float" office:value="0.014746" calcext:value-type="float">
            <text:p>0.014746</text:p>
          </table:table-cell>
          <table:table-cell office:value-type="float" office:value="4.42562" calcext:value-type="float">
            <text:p>4.4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93" calcext:value-type="float">
            <text:p>5.0029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9793" calcext:value-type="float">
            <text:p>0.009793</text:p>
          </table:table-cell>
          <table:table-cell office:value-type="float" office:value="4.422844" calcext:value-type="float">
            <text:p>4.42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097" calcext:value-type="float">
            <text:p>4.994097</text:p>
          </table:table-cell>
          <table:table-cell office:value-type="float" office:value="-0.004815" calcext:value-type="float">
            <text:p>-0.004815</text:p>
          </table:table-cell>
          <table:table-cell office:value-type="float" office:value="0.010051" calcext:value-type="float">
            <text:p>0.010051</text:p>
          </table:table-cell>
          <table:table-cell office:value-type="float" office:value="4.419753" calcext:value-type="float">
            <text:p>4.419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595" calcext:value-type="float">
            <text:p>-5.006595</text:p>
          </table:table-cell>
          <table:table-cell office:value-type="float" office:value="0.007997" calcext:value-type="float">
            <text:p>0.007997</text:p>
          </table:table-cell>
          <table:table-cell office:value-type="float" office:value="-0.001222" calcext:value-type="float">
            <text:p>-0.001222</text:p>
          </table:table-cell>
          <table:table-cell office:value-type="float" office:value="4.416865" calcext:value-type="float">
            <text:p>4.416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768" calcext:value-type="float">
            <text:p>-4.989768</text:p>
          </table:table-cell>
          <table:table-cell office:value-type="float" office:value="0.015283" calcext:value-type="float">
            <text:p>0.015283</text:p>
          </table:table-cell>
          <table:table-cell office:value-type="float" office:value="0.010506" calcext:value-type="float">
            <text:p>0.010506</text:p>
          </table:table-cell>
          <table:table-cell office:value-type="float" office:value="4.416383" calcext:value-type="float">
            <text:p>4.416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698" calcext:value-type="float">
            <text:p>-4.995698</text:p>
          </table:table-cell>
          <table:table-cell office:value-type="float" office:value="0.006008" calcext:value-type="float">
            <text:p>0.006008</text:p>
          </table:table-cell>
          <table:table-cell office:value-type="float" office:value="0.014449" calcext:value-type="float">
            <text:p>0.014449</text:p>
          </table:table-cell>
          <table:table-cell office:value-type="float" office:value="4.415743" calcext:value-type="float">
            <text:p>4.415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344" calcext:value-type="float">
            <text:p>5.013344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-0.008724" calcext:value-type="float">
            <text:p>-0.008724</text:p>
          </table:table-cell>
          <table:table-cell office:value-type="float" office:value="4.414596" calcext:value-type="float">
            <text:p>4.414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995" calcext:value-type="float">
            <text:p>4.983995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4451" calcext:value-type="float">
            <text:p>0.004451</text:p>
          </table:table-cell>
          <table:table-cell office:value-type="float" office:value="4.414433" calcext:value-type="float">
            <text:p>4.414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106" calcext:value-type="float">
            <text:p>5.005106</text:p>
          </table:table-cell>
          <table:table-cell office:value-type="float" office:value="-0.013569" calcext:value-type="float">
            <text:p>-0.013569</text:p>
          </table:table-cell>
          <table:table-cell office:value-type="float" office:value="0.018197" calcext:value-type="float">
            <text:p>0.018197</text:p>
          </table:table-cell>
          <table:table-cell office:value-type="float" office:value="4.413067" calcext:value-type="float">
            <text:p>4.41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94" calcext:value-type="float">
            <text:p>-5.00894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0.004078" calcext:value-type="float">
            <text:p>0.004078</text:p>
          </table:table-cell>
          <table:table-cell office:value-type="float" office:value="4.409829" calcext:value-type="float">
            <text:p>4.409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564" calcext:value-type="float">
            <text:p>4.997564</text:p>
          </table:table-cell>
          <table:table-cell office:value-type="float" office:value="0.013067" calcext:value-type="float">
            <text:p>0.013067</text:p>
          </table:table-cell>
          <table:table-cell office:value-type="float" office:value="0.006254" calcext:value-type="float">
            <text:p>0.006254</text:p>
          </table:table-cell>
          <table:table-cell office:value-type="float" office:value="4.407645" calcext:value-type="float">
            <text:p>4.40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864" calcext:value-type="float">
            <text:p>4.985864</text:p>
          </table:table-cell>
          <table:table-cell office:value-type="float" office:value="0.012478" calcext:value-type="float">
            <text:p>0.012478</text:p>
          </table:table-cell>
          <table:table-cell office:value-type="float" office:value="-0.014649" calcext:value-type="float">
            <text:p>-0.014649</text:p>
          </table:table-cell>
          <table:table-cell office:value-type="float" office:value="4.406802" calcext:value-type="float">
            <text:p>4.406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203" calcext:value-type="float">
            <text:p>-5.004203</text:p>
          </table:table-cell>
          <table:table-cell office:value-type="float" office:value="-0.00328" calcext:value-type="float">
            <text:p>-0.00328</text:p>
          </table:table-cell>
          <table:table-cell office:value-type="float" office:value="-0.012224" calcext:value-type="float">
            <text:p>-0.012224</text:p>
          </table:table-cell>
          <table:table-cell office:value-type="float" office:value="4.405949" calcext:value-type="float">
            <text:p>4.405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2927" calcext:value-type="float">
            <text:p>4.982927</text:p>
          </table:table-cell>
          <table:table-cell office:value-type="float" office:value="-0.008652" calcext:value-type="float">
            <text:p>-0.008652</text:p>
          </table:table-cell>
          <table:table-cell office:value-type="float" office:value="-0.00979" calcext:value-type="float">
            <text:p>-0.00979</text:p>
          </table:table-cell>
          <table:table-cell office:value-type="float" office:value="4.403963" calcext:value-type="float">
            <text:p>4.403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859" calcext:value-type="float">
            <text:p>4.996859</text:p>
          </table:table-cell>
          <table:table-cell office:value-type="float" office:value="-0.00692" calcext:value-type="float">
            <text:p>-0.00692</text:p>
          </table:table-cell>
          <table:table-cell office:value-type="float" office:value="-0.009971" calcext:value-type="float">
            <text:p>-0.009971</text:p>
          </table:table-cell>
          <table:table-cell office:value-type="float" office:value="4.400986" calcext:value-type="float">
            <text:p>4.400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397" calcext:value-type="float">
            <text:p>4.995397</text:p>
          </table:table-cell>
          <table:table-cell office:value-type="float" office:value="-0.005777" calcext:value-type="float">
            <text:p>-0.005777</text:p>
          </table:table-cell>
          <table:table-cell office:value-type="float" office:value="-0.01241" calcext:value-type="float">
            <text:p>-0.01241</text:p>
          </table:table-cell>
          <table:table-cell office:value-type="float" office:value="4.400822" calcext:value-type="float">
            <text:p>4.40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338" calcext:value-type="float">
            <text:p>4.992338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0.007297" calcext:value-type="float">
            <text:p>0.007297</text:p>
          </table:table-cell>
          <table:table-cell office:value-type="float" office:value="4.39197" calcext:value-type="float">
            <text:p>4.39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488" calcext:value-type="float">
            <text:p>-5.012488</text:p>
          </table:table-cell>
          <table:table-cell office:value-type="float" office:value="0.002365" calcext:value-type="float">
            <text:p>0.002365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4.390946" calcext:value-type="float">
            <text:p>4.390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058" calcext:value-type="float">
            <text:p>5.014058</text:p>
          </table:table-cell>
          <table:table-cell office:value-type="float" office:value="0.011751" calcext:value-type="float">
            <text:p>0.011751</text:p>
          </table:table-cell>
          <table:table-cell office:value-type="float" office:value="-0.001175" calcext:value-type="float">
            <text:p>-0.001175</text:p>
          </table:table-cell>
          <table:table-cell office:value-type="float" office:value="4.390772" calcext:value-type="float">
            <text:p>4.390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35" calcext:value-type="float">
            <text:p>4.99335</text:p>
          </table:table-cell>
          <table:table-cell office:value-type="float" office:value="-0.00872" calcext:value-type="float">
            <text:p>-0.00872</text:p>
          </table:table-cell>
          <table:table-cell office:value-type="float" office:value="-0.002476" calcext:value-type="float">
            <text:p>-0.002476</text:p>
          </table:table-cell>
          <table:table-cell office:value-type="float" office:value="4.389194" calcext:value-type="float">
            <text:p>4.389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945" calcext:value-type="float">
            <text:p>-5.006945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8515" calcext:value-type="float">
            <text:p>0.008515</text:p>
          </table:table-cell>
          <table:table-cell office:value-type="float" office:value="4.388575" calcext:value-type="float">
            <text:p>4.388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353" calcext:value-type="float">
            <text:p>-4.987353</text:p>
          </table:table-cell>
          <table:table-cell office:value-type="float" office:value="0.011103" calcext:value-type="float">
            <text:p>0.011103</text:p>
          </table:table-cell>
          <table:table-cell office:value-type="float" office:value="-0.008864" calcext:value-type="float">
            <text:p>-0.008864</text:p>
          </table:table-cell>
          <table:table-cell office:value-type="float" office:value="4.388062" calcext:value-type="float">
            <text:p>4.388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595" calcext:value-type="float">
            <text:p>5.006595</text:p>
          </table:table-cell>
          <table:table-cell office:value-type="float" office:value="0.013685" calcext:value-type="float">
            <text:p>0.013685</text:p>
          </table:table-cell>
          <table:table-cell office:value-type="float" office:value="-0.004535" calcext:value-type="float">
            <text:p>-0.004535</text:p>
          </table:table-cell>
          <table:table-cell office:value-type="float" office:value="4.38431" calcext:value-type="float">
            <text:p>4.38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426" calcext:value-type="float">
            <text:p>5.015426</text:p>
          </table:table-cell>
          <table:table-cell office:value-type="float" office:value="-0.004537" calcext:value-type="float">
            <text:p>-0.004537</text:p>
          </table:table-cell>
          <table:table-cell office:value-type="float" office:value="-0.001897" calcext:value-type="float">
            <text:p>-0.001897</text:p>
          </table:table-cell>
          <table:table-cell office:value-type="float" office:value="4.383301" calcext:value-type="float">
            <text:p>4.38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059" calcext:value-type="float">
            <text:p>-4.990059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0.006771" calcext:value-type="float">
            <text:p>0.006771</text:p>
          </table:table-cell>
          <table:table-cell office:value-type="float" office:value="4.380456" calcext:value-type="float">
            <text:p>4.380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534" calcext:value-type="float">
            <text:p>-5.006534</text:p>
          </table:table-cell>
          <table:table-cell office:value-type="float" office:value="-0.013995" calcext:value-type="float">
            <text:p>-0.013995</text:p>
          </table:table-cell>
          <table:table-cell office:value-type="float" office:value="0.00646" calcext:value-type="float">
            <text:p>0.00646</text:p>
          </table:table-cell>
          <table:table-cell office:value-type="float" office:value="4.380343" calcext:value-type="float">
            <text:p>4.380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206" calcext:value-type="float">
            <text:p>5.015206</text:p>
          </table:table-cell>
          <table:table-cell office:value-type="float" office:value="0.001785" calcext:value-type="float">
            <text:p>0.001785</text:p>
          </table:table-cell>
          <table:table-cell office:value-type="float" office:value="-0.010833" calcext:value-type="float">
            <text:p>-0.010833</text:p>
          </table:table-cell>
          <table:table-cell office:value-type="float" office:value="4.375359" calcext:value-type="float">
            <text:p>4.375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7308" calcext:value-type="float">
            <text:p>5.017308</text:p>
          </table:table-cell>
          <table:table-cell office:value-type="float" office:value="0.008122" calcext:value-type="float">
            <text:p>0.008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4.371787" calcext:value-type="float">
            <text:p>4.37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559" calcext:value-type="float">
            <text:p>-5.000559</text:p>
          </table:table-cell>
          <table:table-cell office:value-type="float" office:value="0.01226" calcext:value-type="float">
            <text:p>0.01226</text:p>
          </table:table-cell>
          <table:table-cell office:value-type="float" office:value="-0.001599" calcext:value-type="float">
            <text:p>-0.001599</text:p>
          </table:table-cell>
          <table:table-cell office:value-type="float" office:value="4.369311" calcext:value-type="float">
            <text:p>4.369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721" calcext:value-type="float">
            <text:p>5.000721</text:p>
          </table:table-cell>
          <table:table-cell office:value-type="float" office:value="-0.011426" calcext:value-type="float">
            <text:p>-0.011426</text:p>
          </table:table-cell>
          <table:table-cell office:value-type="float" office:value="0.004706" calcext:value-type="float">
            <text:p>0.004706</text:p>
          </table:table-cell>
          <table:table-cell office:value-type="float" office:value="4.36912" calcext:value-type="float">
            <text:p>4.36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35" calcext:value-type="float">
            <text:p>5.001335</text:p>
          </table:table-cell>
          <table:table-cell office:value-type="float" office:value="-0.014754" calcext:value-type="float">
            <text:p>-0.014754</text:p>
          </table:table-cell>
          <table:table-cell office:value-type="float" office:value="-0.006929" calcext:value-type="float">
            <text:p>-0.006929</text:p>
          </table:table-cell>
          <table:table-cell office:value-type="float" office:value="4.366246" calcext:value-type="float">
            <text:p>4.366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907" calcext:value-type="float">
            <text:p>-4.993907</text:p>
          </table:table-cell>
          <table:table-cell office:value-type="float" office:value="0.010709" calcext:value-type="float">
            <text:p>0.010709</text:p>
          </table:table-cell>
          <table:table-cell office:value-type="float" office:value="-0.001806" calcext:value-type="float">
            <text:p>-0.001806</text:p>
          </table:table-cell>
          <table:table-cell office:value-type="float" office:value="4.365401" calcext:value-type="float">
            <text:p>4.365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766" calcext:value-type="float">
            <text:p>5.013766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-0.005279" calcext:value-type="float">
            <text:p>-0.005279</text:p>
          </table:table-cell>
          <table:table-cell office:value-type="float" office:value="4.361198" calcext:value-type="float">
            <text:p>4.36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775" calcext:value-type="float">
            <text:p>-5.011775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-0.00317" calcext:value-type="float">
            <text:p>-0.00317</text:p>
          </table:table-cell>
          <table:table-cell office:value-type="float" office:value="4.360213" calcext:value-type="float">
            <text:p>4.360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672" calcext:value-type="float">
            <text:p>-4.998672</text:p>
          </table:table-cell>
          <table:table-cell office:value-type="float" office:value="0.002803" calcext:value-type="float">
            <text:p>0.002803</text:p>
          </table:table-cell>
          <table:table-cell office:value-type="float" office:value="0.010607" calcext:value-type="float">
            <text:p>0.010607</text:p>
          </table:table-cell>
          <table:table-cell office:value-type="float" office:value="4.359479" calcext:value-type="float">
            <text:p>4.359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57" calcext:value-type="float">
            <text:p>-4.99157</text:p>
          </table:table-cell>
          <table:table-cell office:value-type="float" office:value="-0.015588" calcext:value-type="float">
            <text:p>-0.015588</text:p>
          </table:table-cell>
          <table:table-cell office:value-type="float" office:value="0.002607" calcext:value-type="float">
            <text:p>0.002607</text:p>
          </table:table-cell>
          <table:table-cell office:value-type="float" office:value="4.357778" calcext:value-type="float">
            <text:p>4.357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676" calcext:value-type="float">
            <text:p>5.006676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-0.001207" calcext:value-type="float">
            <text:p>-0.001207</text:p>
          </table:table-cell>
          <table:table-cell office:value-type="float" office:value="4.355407" calcext:value-type="float">
            <text:p>4.355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754" calcext:value-type="float">
            <text:p>-5.000754</text:p>
          </table:table-cell>
          <table:table-cell office:value-type="float" office:value="-0.013209" calcext:value-type="float">
            <text:p>-0.013209</text:p>
          </table:table-cell>
          <table:table-cell office:value-type="float" office:value="-0.019397" calcext:value-type="float">
            <text:p>-0.019397</text:p>
          </table:table-cell>
          <table:table-cell office:value-type="float" office:value="4.353611" calcext:value-type="float">
            <text:p>4.353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692" calcext:value-type="float">
            <text:p>5.000692</text:p>
          </table:table-cell>
          <table:table-cell office:value-type="float" office:value="-0.007555" calcext:value-type="float">
            <text:p>-0.007555</text:p>
          </table:table-cell>
          <table:table-cell office:value-type="float" office:value="-0.015882" calcext:value-type="float">
            <text:p>-0.015882</text:p>
          </table:table-cell>
          <table:table-cell office:value-type="float" office:value="4.35297" calcext:value-type="float">
            <text:p>4.35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735" calcext:value-type="float">
            <text:p>-5.009735</text:p>
          </table:table-cell>
          <table:table-cell office:value-type="float" office:value="-0.007963" calcext:value-type="float">
            <text:p>-0.007963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4.345772" calcext:value-type="float">
            <text:p>4.345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099" calcext:value-type="float">
            <text:p>-5.011099</text:p>
          </table:table-cell>
          <table:table-cell office:value-type="float" office:value="-0.01137" calcext:value-type="float">
            <text:p>-0.01137</text:p>
          </table:table-cell>
          <table:table-cell office:value-type="float" office:value="-0.000633" calcext:value-type="float">
            <text:p>-0.000633</text:p>
          </table:table-cell>
          <table:table-cell office:value-type="float" office:value="4.343292" calcext:value-type="float">
            <text:p>4.34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796" calcext:value-type="float">
            <text:p>4.988796</text:p>
          </table:table-cell>
          <table:table-cell office:value-type="float" office:value="-0.000659" calcext:value-type="float">
            <text:p>-0.000659</text:p>
          </table:table-cell>
          <table:table-cell office:value-type="float" office:value="-0.012344" calcext:value-type="float">
            <text:p>-0.012344</text:p>
          </table:table-cell>
          <table:table-cell office:value-type="float" office:value="4.339693" calcext:value-type="float">
            <text:p>4.339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112" calcext:value-type="float">
            <text:p>-4.989112</text:p>
          </table:table-cell>
          <table:table-cell office:value-type="float" office:value="-0.01412" calcext:value-type="float">
            <text:p>-0.01412</text:p>
          </table:table-cell>
          <table:table-cell office:value-type="float" office:value="-0.009736" calcext:value-type="float">
            <text:p>-0.009736</text:p>
          </table:table-cell>
          <table:table-cell office:value-type="float" office:value="4.335816" calcext:value-type="float">
            <text:p>4.335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492" calcext:value-type="float">
            <text:p>5.014492</text:p>
          </table:table-cell>
          <table:table-cell office:value-type="float" office:value="-0.007307" calcext:value-type="float">
            <text:p>-0.007307</text:p>
          </table:table-cell>
          <table:table-cell office:value-type="float" office:value="-0.002379" calcext:value-type="float">
            <text:p>-0.002379</text:p>
          </table:table-cell>
          <table:table-cell office:value-type="float" office:value="4.333648" calcext:value-type="float">
            <text:p>4.333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46" calcext:value-type="float">
            <text:p>-5.00746</text:p>
          </table:table-cell>
          <table:table-cell office:value-type="float" office:value="0.004969" calcext:value-type="float">
            <text:p>0.004969</text:p>
          </table:table-cell>
          <table:table-cell office:value-type="float" office:value="0.013916" calcext:value-type="float">
            <text:p>0.013916</text:p>
          </table:table-cell>
          <table:table-cell office:value-type="float" office:value="4.333508" calcext:value-type="float">
            <text:p>4.333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265" calcext:value-type="float">
            <text:p>-5.012265</text:p>
          </table:table-cell>
          <table:table-cell office:value-type="float" office:value="-0.000224" calcext:value-type="float">
            <text:p>-0.000224</text:p>
          </table:table-cell>
          <table:table-cell office:value-type="float" office:value="0.006379" calcext:value-type="float">
            <text:p>0.006379</text:p>
          </table:table-cell>
          <table:table-cell office:value-type="float" office:value="4.326756" calcext:value-type="float">
            <text:p>4.326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913" calcext:value-type="float">
            <text:p>4.985913</text:p>
          </table:table-cell>
          <table:table-cell office:value-type="float" office:value="-0.005352" calcext:value-type="float">
            <text:p>-0.005352</text:p>
          </table:table-cell>
          <table:table-cell office:value-type="float" office:value="-0.001622" calcext:value-type="float">
            <text:p>-0.001622</text:p>
          </table:table-cell>
          <table:table-cell office:value-type="float" office:value="4.324375" calcext:value-type="float">
            <text:p>4.32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584" calcext:value-type="float">
            <text:p>-4.991584</text:p>
          </table:table-cell>
          <table:table-cell office:value-type="float" office:value="-0.021423" calcext:value-type="float">
            <text:p>-0.021423</text:p>
          </table:table-cell>
          <table:table-cell office:value-type="float" office:value="0.005031" calcext:value-type="float">
            <text:p>0.005031</text:p>
          </table:table-cell>
          <table:table-cell office:value-type="float" office:value="4.320097" calcext:value-type="float">
            <text:p>4.320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074" calcext:value-type="float">
            <text:p>-4.989074</text:p>
          </table:table-cell>
          <table:table-cell office:value-type="float" office:value="0.003949" calcext:value-type="float">
            <text:p>0.003949</text:p>
          </table:table-cell>
          <table:table-cell office:value-type="float" office:value="0.01316" calcext:value-type="float">
            <text:p>0.01316</text:p>
          </table:table-cell>
          <table:table-cell office:value-type="float" office:value="4.317347" calcext:value-type="float">
            <text:p>4.31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987" calcext:value-type="float">
            <text:p>-4.994987</text:p>
          </table:table-cell>
          <table:table-cell office:value-type="float" office:value="-0.012703" calcext:value-type="float">
            <text:p>-0.012703</text:p>
          </table:table-cell>
          <table:table-cell office:value-type="float" office:value="-0.012331" calcext:value-type="float">
            <text:p>-0.012331</text:p>
          </table:table-cell>
          <table:table-cell office:value-type="float" office:value="4.315467" calcext:value-type="float">
            <text:p>4.315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78" calcext:value-type="float">
            <text:p>-5.005978</text:p>
          </table:table-cell>
          <table:table-cell office:value-type="float" office:value="-0.014297" calcext:value-type="float">
            <text:p>-0.014297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4.31298" calcext:value-type="float">
            <text:p>4.3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224" calcext:value-type="float">
            <text:p>4.987224</text:p>
          </table:table-cell>
          <table:table-cell office:value-type="float" office:value="0.008065" calcext:value-type="float">
            <text:p>0.008065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4.308873" calcext:value-type="float">
            <text:p>4.308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234" calcext:value-type="float">
            <text:p>-4.989234</text:p>
          </table:table-cell>
          <table:table-cell office:value-type="float" office:value="-0.009135" calcext:value-type="float">
            <text:p>-0.009135</text:p>
          </table:table-cell>
          <table:table-cell office:value-type="float" office:value="-0.006076" calcext:value-type="float">
            <text:p>-0.006076</text:p>
          </table:table-cell>
          <table:table-cell office:value-type="float" office:value="4.30797" calcext:value-type="float">
            <text:p>4.30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15" calcext:value-type="float">
            <text:p>-5.005915</text:p>
          </table:table-cell>
          <table:table-cell office:value-type="float" office:value="0.010261" calcext:value-type="float">
            <text:p>0.010261</text:p>
          </table:table-cell>
          <table:table-cell office:value-type="float" office:value="-0.015093" calcext:value-type="float">
            <text:p>-0.015093</text:p>
          </table:table-cell>
          <table:table-cell office:value-type="float" office:value="4.306673" calcext:value-type="float">
            <text:p>4.306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412" calcext:value-type="float">
            <text:p>-4.989412</text:p>
          </table:table-cell>
          <table:table-cell office:value-type="float" office:value="-0.008257" calcext:value-type="float">
            <text:p>-0.008257</text:p>
          </table:table-cell>
          <table:table-cell office:value-type="float" office:value="-0.008309" calcext:value-type="float">
            <text:p>-0.008309</text:p>
          </table:table-cell>
          <table:table-cell office:value-type="float" office:value="4.30605" calcext:value-type="float">
            <text:p>4.30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46" calcext:value-type="float">
            <text:p>5.00946</text:p>
          </table:table-cell>
          <table:table-cell office:value-type="float" office:value="-0.001396" calcext:value-type="float">
            <text:p>-0.001396</text:p>
          </table:table-cell>
          <table:table-cell office:value-type="float" office:value="0.011377" calcext:value-type="float">
            <text:p>0.011377</text:p>
          </table:table-cell>
          <table:table-cell office:value-type="float" office:value="4.297225" calcext:value-type="float">
            <text:p>4.297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574" calcext:value-type="float">
            <text:p>-5.008574</text:p>
          </table:table-cell>
          <table:table-cell office:value-type="float" office:value="-0.005484" calcext:value-type="float">
            <text:p>-0.005484</text:p>
          </table:table-cell>
          <table:table-cell office:value-type="float" office:value="-0.016592" calcext:value-type="float">
            <text:p>-0.016592</text:p>
          </table:table-cell>
          <table:table-cell office:value-type="float" office:value="4.290748" calcext:value-type="float">
            <text:p>4.290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777" calcext:value-type="float">
            <text:p>-4.995777</text:p>
          </table:table-cell>
          <table:table-cell office:value-type="float" office:value="0.011087" calcext:value-type="float">
            <text:p>0.011087</text:p>
          </table:table-cell>
          <table:table-cell office:value-type="float" office:value="0.002288" calcext:value-type="float">
            <text:p>0.002288</text:p>
          </table:table-cell>
          <table:table-cell office:value-type="float" office:value="4.290533" calcext:value-type="float">
            <text:p>4.290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698" calcext:value-type="float">
            <text:p>4.993698</text:p>
          </table:table-cell>
          <table:table-cell office:value-type="float" office:value="0.014354" calcext:value-type="float">
            <text:p>0.014354</text:p>
          </table:table-cell>
          <table:table-cell office:value-type="float" office:value="0.00906" calcext:value-type="float">
            <text:p>0.00906</text:p>
          </table:table-cell>
          <table:table-cell office:value-type="float" office:value="4.288931" calcext:value-type="float">
            <text:p>4.288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032" calcext:value-type="float">
            <text:p>5.004032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06536" calcext:value-type="float">
            <text:p>0.006536</text:p>
          </table:table-cell>
          <table:table-cell office:value-type="float" office:value="4.281067" calcext:value-type="float">
            <text:p>4.28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997" calcext:value-type="float">
            <text:p>-5.000997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9056" calcext:value-type="float">
            <text:p>0.009056</text:p>
          </table:table-cell>
          <table:table-cell office:value-type="float" office:value="4.280598" calcext:value-type="float">
            <text:p>4.280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493" calcext:value-type="float">
            <text:p>-5.004493</text:p>
          </table:table-cell>
          <table:table-cell office:value-type="float" office:value="0.007638" calcext:value-type="float">
            <text:p>0.007638</text:p>
          </table:table-cell>
          <table:table-cell office:value-type="float" office:value="0.009886" calcext:value-type="float">
            <text:p>0.009886</text:p>
          </table:table-cell>
          <table:table-cell office:value-type="float" office:value="4.280583" calcext:value-type="float">
            <text:p>4.28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676" calcext:value-type="float">
            <text:p>5.005676</text:p>
          </table:table-cell>
          <table:table-cell office:value-type="float" office:value="-0.002241" calcext:value-type="float">
            <text:p>-0.002241</text:p>
          </table:table-cell>
          <table:table-cell office:value-type="float" office:value="-0.002327" calcext:value-type="float">
            <text:p>-0.002327</text:p>
          </table:table-cell>
          <table:table-cell office:value-type="float" office:value="4.279636" calcext:value-type="float">
            <text:p>4.279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976" calcext:value-type="float">
            <text:p>5.002976</text:p>
          </table:table-cell>
          <table:table-cell office:value-type="float" office:value="0.012369" calcext:value-type="float">
            <text:p>0.012369</text:p>
          </table:table-cell>
          <table:table-cell office:value-type="float" office:value="0.017519" calcext:value-type="float">
            <text:p>0.017519</text:p>
          </table:table-cell>
          <table:table-cell office:value-type="float" office:value="4.278608" calcext:value-type="float">
            <text:p>4.278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116" calcext:value-type="float">
            <text:p>5.005116</text:p>
          </table:table-cell>
          <table:table-cell office:value-type="float" office:value="0.001981" calcext:value-type="float">
            <text:p>0.001981</text:p>
          </table:table-cell>
          <table:table-cell office:value-type="float" office:value="-0.008534" calcext:value-type="float">
            <text:p>-0.008534</text:p>
          </table:table-cell>
          <table:table-cell office:value-type="float" office:value="4.275023" calcext:value-type="float">
            <text:p>4.275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403" calcext:value-type="float">
            <text:p>-5.001403</text:p>
          </table:table-cell>
          <table:table-cell office:value-type="float" office:value="-0.000799" calcext:value-type="float">
            <text:p>-0.000799</text:p>
          </table:table-cell>
          <table:table-cell office:value-type="float" office:value="-0.011263" calcext:value-type="float">
            <text:p>-0.011263</text:p>
          </table:table-cell>
          <table:table-cell office:value-type="float" office:value="4.274049" calcext:value-type="float">
            <text:p>4.274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541" calcext:value-type="float">
            <text:p>5.003541</text:p>
          </table:table-cell>
          <table:table-cell office:value-type="float" office:value="-0.008056" calcext:value-type="float">
            <text:p>-0.008056</text:p>
          </table:table-cell>
          <table:table-cell office:value-type="float" office:value="-0.006388" calcext:value-type="float">
            <text:p>-0.006388</text:p>
          </table:table-cell>
          <table:table-cell office:value-type="float" office:value="4.26148" calcext:value-type="float">
            <text:p>4.26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953" calcext:value-type="float">
            <text:p>-5.004953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-0.010339" calcext:value-type="float">
            <text:p>-0.010339</text:p>
          </table:table-cell>
          <table:table-cell office:value-type="float" office:value="4.261349" calcext:value-type="float">
            <text:p>4.26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36" calcext:value-type="float">
            <text:p>5.00936</text:p>
          </table:table-cell>
          <table:table-cell office:value-type="float" office:value="-0.008346" calcext:value-type="float">
            <text:p>-0.008346</text:p>
          </table:table-cell>
          <table:table-cell office:value-type="float" office:value="0.0092" calcext:value-type="float">
            <text:p>0.0092</text:p>
          </table:table-cell>
          <table:table-cell office:value-type="float" office:value="4.259926" calcext:value-type="float">
            <text:p>4.25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804" calcext:value-type="float">
            <text:p>-5.003804</text:p>
          </table:table-cell>
          <table:table-cell office:value-type="float" office:value="-0.003469" calcext:value-type="float">
            <text:p>-0.003469</text:p>
          </table:table-cell>
          <table:table-cell office:value-type="float" office:value="-0.012728" calcext:value-type="float">
            <text:p>-0.012728</text:p>
          </table:table-cell>
          <table:table-cell office:value-type="float" office:value="4.256763" calcext:value-type="float">
            <text:p>4.256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752" calcext:value-type="float">
            <text:p>4.998752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-0.000368" calcext:value-type="float">
            <text:p>-0.000368</text:p>
          </table:table-cell>
          <table:table-cell office:value-type="float" office:value="4.254985" calcext:value-type="float">
            <text:p>4.254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08" calcext:value-type="float">
            <text:p>-4.98708</text:p>
          </table:table-cell>
          <table:table-cell office:value-type="float" office:value="0.007985" calcext:value-type="float">
            <text:p>0.007985</text:p>
          </table:table-cell>
          <table:table-cell office:value-type="float" office:value="0.007243" calcext:value-type="float">
            <text:p>0.007243</text:p>
          </table:table-cell>
          <table:table-cell office:value-type="float" office:value="4.254951" calcext:value-type="float">
            <text:p>4.254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296" calcext:value-type="float">
            <text:p>-5.005296</text:p>
          </table:table-cell>
          <table:table-cell office:value-type="float" office:value="-0.010908" calcext:value-type="float">
            <text:p>-0.010908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4.253685" calcext:value-type="float">
            <text:p>4.253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002" calcext:value-type="float">
            <text:p>-5.000002</text:p>
          </table:table-cell>
          <table:table-cell office:value-type="float" office:value="-0.001167" calcext:value-type="float">
            <text:p>-0.001167</text:p>
          </table:table-cell>
          <table:table-cell office:value-type="float" office:value="0.011948" calcext:value-type="float">
            <text:p>0.011948</text:p>
          </table:table-cell>
          <table:table-cell office:value-type="float" office:value="4.252449" calcext:value-type="float">
            <text:p>4.25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483" calcext:value-type="float">
            <text:p>-4.996483</text:p>
          </table:table-cell>
          <table:table-cell office:value-type="float" office:value="0.01194" calcext:value-type="float">
            <text:p>0.01194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4.252419" calcext:value-type="float">
            <text:p>4.25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452" calcext:value-type="float">
            <text:p>-5.010452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4.248331" calcext:value-type="float">
            <text:p>4.248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925" calcext:value-type="float">
            <text:p>-4.996925</text:p>
          </table:table-cell>
          <table:table-cell office:value-type="float" office:value="-0.012308" calcext:value-type="float">
            <text:p>-0.012308</text:p>
          </table:table-cell>
          <table:table-cell office:value-type="float" office:value="0.003632" calcext:value-type="float">
            <text:p>0.003632</text:p>
          </table:table-cell>
          <table:table-cell office:value-type="float" office:value="4.244319" calcext:value-type="float">
            <text:p>4.244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194" calcext:value-type="float">
            <text:p>-5.011194</text:p>
          </table:table-cell>
          <table:table-cell office:value-type="float" office:value="-0.000865" calcext:value-type="float">
            <text:p>-0.000865</text:p>
          </table:table-cell>
          <table:table-cell office:value-type="float" office:value="-0.002818" calcext:value-type="float">
            <text:p>-0.002818</text:p>
          </table:table-cell>
          <table:table-cell office:value-type="float" office:value="4.243506" calcext:value-type="float">
            <text:p>4.243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44" calcext:value-type="float">
            <text:p>5.00144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0.008781" calcext:value-type="float">
            <text:p>0.008781</text:p>
          </table:table-cell>
          <table:table-cell office:value-type="float" office:value="4.232143" calcext:value-type="float">
            <text:p>4.23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264" calcext:value-type="float">
            <text:p>4.990264</text:p>
          </table:table-cell>
          <table:table-cell office:value-type="float" office:value="-0.01022" calcext:value-type="float">
            <text:p>-0.01022</text:p>
          </table:table-cell>
          <table:table-cell office:value-type="float" office:value="-0.011083" calcext:value-type="float">
            <text:p>-0.011083</text:p>
          </table:table-cell>
          <table:table-cell office:value-type="float" office:value="4.226579" calcext:value-type="float">
            <text:p>4.226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92" calcext:value-type="float">
            <text:p>4.98792</text:p>
          </table:table-cell>
          <table:table-cell office:value-type="float" office:value="-0.013645" calcext:value-type="float">
            <text:p>-0.013645</text:p>
          </table:table-cell>
          <table:table-cell office:value-type="float" office:value="-0.008401" calcext:value-type="float">
            <text:p>-0.008401</text:p>
          </table:table-cell>
          <table:table-cell office:value-type="float" office:value="4.225485" calcext:value-type="float">
            <text:p>4.225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261" calcext:value-type="float">
            <text:p>4.999261</text:p>
          </table:table-cell>
          <table:table-cell office:value-type="float" office:value="-0.002727" calcext:value-type="float">
            <text:p>-0.002727</text:p>
          </table:table-cell>
          <table:table-cell office:value-type="float" office:value="0.016328" calcext:value-type="float">
            <text:p>0.016328</text:p>
          </table:table-cell>
          <table:table-cell office:value-type="float" office:value="4.224057" calcext:value-type="float">
            <text:p>4.224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634" calcext:value-type="float">
            <text:p>-5.004634</text:p>
          </table:table-cell>
          <table:table-cell office:value-type="float" office:value="-0.013543" calcext:value-type="float">
            <text:p>-0.013543</text:p>
          </table:table-cell>
          <table:table-cell office:value-type="float" office:value="-0.009721" calcext:value-type="float">
            <text:p>-0.009721</text:p>
          </table:table-cell>
          <table:table-cell office:value-type="float" office:value="4.222487" calcext:value-type="float">
            <text:p>4.22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132" calcext:value-type="float">
            <text:p>-5.004132</text:p>
          </table:table-cell>
          <table:table-cell office:value-type="float" office:value="0.008822" calcext:value-type="float">
            <text:p>0.008822</text:p>
          </table:table-cell>
          <table:table-cell office:value-type="float" office:value="-0.011484" calcext:value-type="float">
            <text:p>-0.011484</text:p>
          </table:table-cell>
          <table:table-cell office:value-type="float" office:value="4.219565" calcext:value-type="float">
            <text:p>4.219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411" calcext:value-type="float">
            <text:p>-5.013411</text:p>
          </table:table-cell>
          <table:table-cell office:value-type="float" office:value="0.010246" calcext:value-type="float">
            <text:p>0.010246</text:p>
          </table:table-cell>
          <table:table-cell office:value-type="float" office:value="-0.004269" calcext:value-type="float">
            <text:p>-0.004269</text:p>
          </table:table-cell>
          <table:table-cell office:value-type="float" office:value="4.20923" calcext:value-type="float">
            <text:p>4.20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535" calcext:value-type="float">
            <text:p>-4.986535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9862" calcext:value-type="float">
            <text:p>0.009862</text:p>
          </table:table-cell>
          <table:table-cell office:value-type="float" office:value="4.206791" calcext:value-type="float">
            <text:p>4.206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981" calcext:value-type="float">
            <text:p>5.008981</text:p>
          </table:table-cell>
          <table:table-cell office:value-type="float" office:value="0.008569" calcext:value-type="float">
            <text:p>0.008569</text:p>
          </table:table-cell>
          <table:table-cell office:value-type="float" office:value="-0.00059" calcext:value-type="float">
            <text:p>-0.00059</text:p>
          </table:table-cell>
          <table:table-cell office:value-type="float" office:value="4.201188" calcext:value-type="float">
            <text:p>4.20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506" calcext:value-type="float">
            <text:p>4.983506</text:p>
          </table:table-cell>
          <table:table-cell office:value-type="float" office:value="-0.00601" calcext:value-type="float">
            <text:p>-0.00601</text:p>
          </table:table-cell>
          <table:table-cell office:value-type="float" office:value="-0.000779" calcext:value-type="float">
            <text:p>-0.000779</text:p>
          </table:table-cell>
          <table:table-cell office:value-type="float" office:value="4.200822" calcext:value-type="float">
            <text:p>4.200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725" calcext:value-type="float">
            <text:p>-4.988725</text:p>
          </table:table-cell>
          <table:table-cell office:value-type="float" office:value="0.005169" calcext:value-type="float">
            <text:p>0.005169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4.199806" calcext:value-type="float">
            <text:p>4.199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54" calcext:value-type="float">
            <text:p>5.00854</text:p>
          </table:table-cell>
          <table:table-cell office:value-type="float" office:value="-0.002279" calcext:value-type="float">
            <text:p>-0.002279</text:p>
          </table:table-cell>
          <table:table-cell office:value-type="float" office:value="-0.005895" calcext:value-type="float">
            <text:p>-0.005895</text:p>
          </table:table-cell>
          <table:table-cell office:value-type="float" office:value="4.193059" calcext:value-type="float">
            <text:p>4.19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847" calcext:value-type="float">
            <text:p>-5.009847</text:p>
          </table:table-cell>
          <table:table-cell office:value-type="float" office:value="0.002957" calcext:value-type="float">
            <text:p>0.00295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4.186888" calcext:value-type="float">
            <text:p>4.186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286" calcext:value-type="float">
            <text:p>4.999286</text:p>
          </table:table-cell>
          <table:table-cell office:value-type="float" office:value="-0.015201" calcext:value-type="float">
            <text:p>-0.015201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4.186725" calcext:value-type="float">
            <text:p>4.186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388" calcext:value-type="float">
            <text:p>5.005388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-0.01706" calcext:value-type="float">
            <text:p>-0.01706</text:p>
          </table:table-cell>
          <table:table-cell office:value-type="float" office:value="4.186615" calcext:value-type="float">
            <text:p>4.186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618" calcext:value-type="float">
            <text:p>5.000618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4.179431" calcext:value-type="float">
            <text:p>4.179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785" calcext:value-type="float">
            <text:p>5.001785</text:p>
          </table:table-cell>
          <table:table-cell office:value-type="float" office:value="-0.011178" calcext:value-type="float">
            <text:p>-0.011178</text:p>
          </table:table-cell>
          <table:table-cell office:value-type="float" office:value="0.012323" calcext:value-type="float">
            <text:p>0.012323</text:p>
          </table:table-cell>
          <table:table-cell office:value-type="float" office:value="4.177202" calcext:value-type="float">
            <text:p>4.177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006" calcext:value-type="float">
            <text:p>4.985006</text:p>
          </table:table-cell>
          <table:table-cell office:value-type="float" office:value="-0.004603" calcext:value-type="float">
            <text:p>-0.004603</text:p>
          </table:table-cell>
          <table:table-cell office:value-type="float" office:value="-0.007129" calcext:value-type="float">
            <text:p>-0.007129</text:p>
          </table:table-cell>
          <table:table-cell office:value-type="float" office:value="4.176506" calcext:value-type="float">
            <text:p>4.176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788" calcext:value-type="float">
            <text:p>4.999788</text:p>
          </table:table-cell>
          <table:table-cell office:value-type="float" office:value="-0.012646" calcext:value-type="float">
            <text:p>-0.012646</text:p>
          </table:table-cell>
          <table:table-cell office:value-type="float" office:value="-0.012096" calcext:value-type="float">
            <text:p>-0.012096</text:p>
          </table:table-cell>
          <table:table-cell office:value-type="float" office:value="4.173752" calcext:value-type="float">
            <text:p>4.173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428" calcext:value-type="float">
            <text:p>-5.008428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-0.012449" calcext:value-type="float">
            <text:p>-0.012449</text:p>
          </table:table-cell>
          <table:table-cell office:value-type="float" office:value="4.17198" calcext:value-type="float">
            <text:p>4.17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126" calcext:value-type="float">
            <text:p>-4.996126</text:p>
          </table:table-cell>
          <table:table-cell office:value-type="float" office:value="-0.014811" calcext:value-type="float">
            <text:p>-0.014811</text:p>
          </table:table-cell>
          <table:table-cell office:value-type="float" office:value="0.006214" calcext:value-type="float">
            <text:p>0.006214</text:p>
          </table:table-cell>
          <table:table-cell office:value-type="float" office:value="4.17146" calcext:value-type="float">
            <text:p>4.1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566" calcext:value-type="float">
            <text:p>4.993566</text:p>
          </table:table-cell>
          <table:table-cell office:value-type="float" office:value="0.001666" calcext:value-type="float">
            <text:p>0.001666</text:p>
          </table:table-cell>
          <table:table-cell office:value-type="float" office:value="-0.001988" calcext:value-type="float">
            <text:p>-0.001988</text:p>
          </table:table-cell>
          <table:table-cell office:value-type="float" office:value="4.167033" calcext:value-type="float">
            <text:p>4.167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762" calcext:value-type="float">
            <text:p>4.994762</text:p>
          </table:table-cell>
          <table:table-cell office:value-type="float" office:value="-0.006988" calcext:value-type="float">
            <text:p>-0.006988</text:p>
          </table:table-cell>
          <table:table-cell office:value-type="float" office:value="-0.007113" calcext:value-type="float">
            <text:p>-0.007113</text:p>
          </table:table-cell>
          <table:table-cell office:value-type="float" office:value="4.159768" calcext:value-type="float">
            <text:p>4.159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387" calcext:value-type="float">
            <text:p>4.995387</text:p>
          </table:table-cell>
          <table:table-cell office:value-type="float" office:value="-0.011291" calcext:value-type="float">
            <text:p>-0.011291</text:p>
          </table:table-cell>
          <table:table-cell office:value-type="float" office:value="-0.00856" calcext:value-type="float">
            <text:p>-0.00856</text:p>
          </table:table-cell>
          <table:table-cell office:value-type="float" office:value="4.158201" calcext:value-type="float">
            <text:p>4.158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15" calcext:value-type="float">
            <text:p>-4.99215</text:p>
          </table:table-cell>
          <table:table-cell office:value-type="float" office:value="-0.015887" calcext:value-type="float">
            <text:p>-0.015887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4.155445" calcext:value-type="float">
            <text:p>4.155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23" calcext:value-type="float">
            <text:p>5.00523</text:p>
          </table:table-cell>
          <table:table-cell office:value-type="float" office:value="-0.015516" calcext:value-type="float">
            <text:p>-0.015516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4.154776" calcext:value-type="float">
            <text:p>4.154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213" calcext:value-type="float">
            <text:p>4.999213</text:p>
          </table:table-cell>
          <table:table-cell office:value-type="float" office:value="-0.012038" calcext:value-type="float">
            <text:p>-0.012038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4.153364" calcext:value-type="float">
            <text:p>4.153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167" calcext:value-type="float">
            <text:p>5.005167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-0.015833" calcext:value-type="float">
            <text:p>-0.015833</text:p>
          </table:table-cell>
          <table:table-cell office:value-type="float" office:value="4.145909" calcext:value-type="float">
            <text:p>4.145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758" calcext:value-type="float">
            <text:p>-4.992758</text:p>
          </table:table-cell>
          <table:table-cell office:value-type="float" office:value="0.007009" calcext:value-type="float">
            <text:p>0.007009</text:p>
          </table:table-cell>
          <table:table-cell office:value-type="float" office:value="0.00403" calcext:value-type="float">
            <text:p>0.00403</text:p>
          </table:table-cell>
          <table:table-cell office:value-type="float" office:value="4.135735" calcext:value-type="float">
            <text:p>4.135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729" calcext:value-type="float">
            <text:p>-5.010729</text:p>
          </table:table-cell>
          <table:table-cell office:value-type="float" office:value="-0.003979" calcext:value-type="float">
            <text:p>-0.003979</text:p>
          </table:table-cell>
          <table:table-cell office:value-type="float" office:value="-0.004902" calcext:value-type="float">
            <text:p>-0.004902</text:p>
          </table:table-cell>
          <table:table-cell office:value-type="float" office:value="4.135257" calcext:value-type="float">
            <text:p>4.135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344" calcext:value-type="float">
            <text:p>-4.993344</text:p>
          </table:table-cell>
          <table:table-cell office:value-type="float" office:value="0.013702" calcext:value-type="float">
            <text:p>0.013702</text:p>
          </table:table-cell>
          <table:table-cell office:value-type="float" office:value="0.009108" calcext:value-type="float">
            <text:p>0.009108</text:p>
          </table:table-cell>
          <table:table-cell office:value-type="float" office:value="4.12891" calcext:value-type="float">
            <text:p>4.1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875" calcext:value-type="float">
            <text:p>5.009875</text:p>
          </table:table-cell>
          <table:table-cell office:value-type="float" office:value="-0.01155" calcext:value-type="float">
            <text:p>-0.01155</text:p>
          </table:table-cell>
          <table:table-cell office:value-type="float" office:value="-0.011973" calcext:value-type="float">
            <text:p>-0.011973</text:p>
          </table:table-cell>
          <table:table-cell office:value-type="float" office:value="4.124578" calcext:value-type="float">
            <text:p>4.124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95" calcext:value-type="float">
            <text:p>4.98895</text:p>
          </table:table-cell>
          <table:table-cell office:value-type="float" office:value="-0.00877" calcext:value-type="float">
            <text:p>-0.00877</text:p>
          </table:table-cell>
          <table:table-cell office:value-type="float" office:value="-0.005282" calcext:value-type="float">
            <text:p>-0.005282</text:p>
          </table:table-cell>
          <table:table-cell office:value-type="float" office:value="4.119657" calcext:value-type="float">
            <text:p>4.119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57" calcext:value-type="float">
            <text:p>-4.99057</text:p>
          </table:table-cell>
          <table:table-cell office:value-type="float" office:value="-0.010688" calcext:value-type="float">
            <text:p>-0.010688</text:p>
          </table:table-cell>
          <table:table-cell office:value-type="float" office:value="0.016335" calcext:value-type="float">
            <text:p>0.016335</text:p>
          </table:table-cell>
          <table:table-cell office:value-type="float" office:value="4.112563" calcext:value-type="float">
            <text:p>4.11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363" calcext:value-type="float">
            <text:p>-4.998363</text:p>
          </table:table-cell>
          <table:table-cell office:value-type="float" office:value="-0.006153" calcext:value-type="float">
            <text:p>-0.006153</text:p>
          </table:table-cell>
          <table:table-cell office:value-type="float" office:value="-0.002858" calcext:value-type="float">
            <text:p>-0.002858</text:p>
          </table:table-cell>
          <table:table-cell office:value-type="float" office:value="4.111207" calcext:value-type="float">
            <text:p>4.11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6142" calcext:value-type="float">
            <text:p>-5.016142</text:p>
          </table:table-cell>
          <table:table-cell office:value-type="float" office:value="-0.004804" calcext:value-type="float">
            <text:p>-0.004804</text:p>
          </table:table-cell>
          <table:table-cell office:value-type="float" office:value="0.006437" calcext:value-type="float">
            <text:p>0.006437</text:p>
          </table:table-cell>
          <table:table-cell office:value-type="float" office:value="4.101327" calcext:value-type="float">
            <text:p>4.10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86" calcext:value-type="float">
            <text:p>4.98686</text:p>
          </table:table-cell>
          <table:table-cell office:value-type="float" office:value="-0.004455" calcext:value-type="float">
            <text:p>-0.004455</text:p>
          </table:table-cell>
          <table:table-cell office:value-type="float" office:value="0.010545" calcext:value-type="float">
            <text:p>0.010545</text:p>
          </table:table-cell>
          <table:table-cell office:value-type="float" office:value="4.096075" calcext:value-type="float">
            <text:p>4.096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803" calcext:value-type="float">
            <text:p>4.998803</text:p>
          </table:table-cell>
          <table:table-cell office:value-type="float" office:value="0.003249" calcext:value-type="float">
            <text:p>0.003249</text:p>
          </table:table-cell>
          <table:table-cell office:value-type="float" office:value="-0.016028" calcext:value-type="float">
            <text:p>-0.016028</text:p>
          </table:table-cell>
          <table:table-cell office:value-type="float" office:value="4.094488" calcext:value-type="float">
            <text:p>4.094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708" calcext:value-type="float">
            <text:p>5.012708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-0.018824" calcext:value-type="float">
            <text:p>-0.018824</text:p>
          </table:table-cell>
          <table:table-cell office:value-type="float" office:value="4.088083" calcext:value-type="float">
            <text:p>4.088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281" calcext:value-type="float">
            <text:p>5.004281</text:p>
          </table:table-cell>
          <table:table-cell office:value-type="float" office:value="-0.013033" calcext:value-type="float">
            <text:p>-0.013033</text:p>
          </table:table-cell>
          <table:table-cell office:value-type="float" office:value="-0.012199" calcext:value-type="float">
            <text:p>-0.012199</text:p>
          </table:table-cell>
          <table:table-cell office:value-type="float" office:value="4.083689" calcext:value-type="float">
            <text:p>4.083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396" calcext:value-type="float">
            <text:p>5.014396</text:p>
          </table:table-cell>
          <table:table-cell office:value-type="float" office:value="0.012065" calcext:value-type="float">
            <text:p>0.012065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4.076124" calcext:value-type="float">
            <text:p>4.076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12" calcext:value-type="float">
            <text:p>5.01212</text:p>
          </table:table-cell>
          <table:table-cell office:value-type="float" office:value="-0.007919" calcext:value-type="float">
            <text:p>-0.007919</text:p>
          </table:table-cell>
          <table:table-cell office:value-type="float" office:value="0.009533" calcext:value-type="float">
            <text:p>0.009533</text:p>
          </table:table-cell>
          <table:table-cell office:value-type="float" office:value="4.072173" calcext:value-type="float">
            <text:p>4.07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022" calcext:value-type="float">
            <text:p>-5.007022</text:p>
          </table:table-cell>
          <table:table-cell office:value-type="float" office:value="-0.001811" calcext:value-type="float">
            <text:p>-0.001811</text:p>
          </table:table-cell>
          <table:table-cell office:value-type="float" office:value="0.010782" calcext:value-type="float">
            <text:p>0.010782</text:p>
          </table:table-cell>
          <table:table-cell office:value-type="float" office:value="4.07086" calcext:value-type="float">
            <text:p>4.07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201" calcext:value-type="float">
            <text:p>-4.991201</text:p>
          </table:table-cell>
          <table:table-cell office:value-type="float" office:value="-0.01367" calcext:value-type="float">
            <text:p>-0.01367</text:p>
          </table:table-cell>
          <table:table-cell office:value-type="float" office:value="-0.001239" calcext:value-type="float">
            <text:p>-0.001239</text:p>
          </table:table-cell>
          <table:table-cell office:value-type="float" office:value="4.070203" calcext:value-type="float">
            <text:p>4.07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694" calcext:value-type="float">
            <text:p>-4.989694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4.067651" calcext:value-type="float">
            <text:p>4.067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846" calcext:value-type="float">
            <text:p>5.011846</text:p>
          </table:table-cell>
          <table:table-cell office:value-type="float" office:value="-0.004749" calcext:value-type="float">
            <text:p>-0.004749</text:p>
          </table:table-cell>
          <table:table-cell office:value-type="float" office:value="0.004362" calcext:value-type="float">
            <text:p>0.004362</text:p>
          </table:table-cell>
          <table:table-cell office:value-type="float" office:value="4.067231" calcext:value-type="float">
            <text:p>4.067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3635" calcext:value-type="float">
            <text:p>-5.013635</text:p>
          </table:table-cell>
          <table:table-cell office:value-type="float" office:value="-0.00714" calcext:value-type="float">
            <text:p>-0.00714</text:p>
          </table:table-cell>
          <table:table-cell office:value-type="float" office:value="-0.008329" calcext:value-type="float">
            <text:p>-0.008329</text:p>
          </table:table-cell>
          <table:table-cell office:value-type="float" office:value="4.066507" calcext:value-type="float">
            <text:p>4.066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365" calcext:value-type="float">
            <text:p>-4.992365</text:p>
          </table:table-cell>
          <table:table-cell office:value-type="float" office:value="-0.011574" calcext:value-type="float">
            <text:p>-0.011574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4.065608" calcext:value-type="float">
            <text:p>4.065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007" calcext:value-type="float">
            <text:p>5.007007</text:p>
          </table:table-cell>
          <table:table-cell office:value-type="float" office:value="-0.005559" calcext:value-type="float">
            <text:p>-0.005559</text:p>
          </table:table-cell>
          <table:table-cell office:value-type="float" office:value="-0.015728" calcext:value-type="float">
            <text:p>-0.015728</text:p>
          </table:table-cell>
          <table:table-cell office:value-type="float" office:value="4.057807" calcext:value-type="float">
            <text:p>4.057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683" calcext:value-type="float">
            <text:p>5.003683</text:p>
          </table:table-cell>
          <table:table-cell office:value-type="float" office:value="-0.012114" calcext:value-type="float">
            <text:p>-0.012114</text:p>
          </table:table-cell>
          <table:table-cell office:value-type="float" office:value="0.008744" calcext:value-type="float">
            <text:p>0.008744</text:p>
          </table:table-cell>
          <table:table-cell office:value-type="float" office:value="4.056028" calcext:value-type="float">
            <text:p>4.056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649" calcext:value-type="float">
            <text:p>5.002649</text:p>
          </table:table-cell>
          <table:table-cell office:value-type="float" office:value="-0.004846" calcext:value-type="float">
            <text:p>-0.004846</text:p>
          </table:table-cell>
          <table:table-cell office:value-type="float" office:value="0.010994" calcext:value-type="float">
            <text:p>0.010994</text:p>
          </table:table-cell>
          <table:table-cell office:value-type="float" office:value="4.054623" calcext:value-type="float">
            <text:p>4.05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382" calcext:value-type="float">
            <text:p>-4.991382</text:p>
          </table:table-cell>
          <table:table-cell office:value-type="float" office:value="0.007735" calcext:value-type="float">
            <text:p>0.007735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4.052913" calcext:value-type="float">
            <text:p>4.05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73" calcext:value-type="float">
            <text:p>4.99973</text:p>
          </table:table-cell>
          <table:table-cell office:value-type="float" office:value="-0.011478" calcext:value-type="float">
            <text:p>-0.011478</text:p>
          </table:table-cell>
          <table:table-cell office:value-type="float" office:value="-0.010208" calcext:value-type="float">
            <text:p>-0.010208</text:p>
          </table:table-cell>
          <table:table-cell office:value-type="float" office:value="4.044658" calcext:value-type="float">
            <text:p>4.044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701" calcext:value-type="float">
            <text:p>-5.008701</text:p>
          </table:table-cell>
          <table:table-cell office:value-type="float" office:value="0.012834" calcext:value-type="float">
            <text:p>0.012834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4.042467" calcext:value-type="float">
            <text:p>4.04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532" calcext:value-type="float">
            <text:p>5.002532</text:p>
          </table:table-cell>
          <table:table-cell office:value-type="float" office:value="0.010749" calcext:value-type="float">
            <text:p>0.010749</text:p>
          </table:table-cell>
          <table:table-cell office:value-type="float" office:value="-0.001439" calcext:value-type="float">
            <text:p>-0.001439</text:p>
          </table:table-cell>
          <table:table-cell office:value-type="float" office:value="4.042096" calcext:value-type="float">
            <text:p>4.04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21" calcext:value-type="float">
            <text:p>5.00421</text:p>
          </table:table-cell>
          <table:table-cell office:value-type="float" office:value="0.011497" calcext:value-type="float">
            <text:p>0.011497</text:p>
          </table:table-cell>
          <table:table-cell office:value-type="float" office:value="0.008697" calcext:value-type="float">
            <text:p>0.008697</text:p>
          </table:table-cell>
          <table:table-cell office:value-type="float" office:value="4.041402" calcext:value-type="float">
            <text:p>4.04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989" calcext:value-type="float">
            <text:p>-4.990989</text:p>
          </table:table-cell>
          <table:table-cell office:value-type="float" office:value="-0.003808" calcext:value-type="float">
            <text:p>-0.003808</text:p>
          </table:table-cell>
          <table:table-cell office:value-type="float" office:value="-0.01282" calcext:value-type="float">
            <text:p>-0.01282</text:p>
          </table:table-cell>
          <table:table-cell office:value-type="float" office:value="4.035519" calcext:value-type="float">
            <text:p>4.035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317" calcext:value-type="float">
            <text:p>-4.987317</text:p>
          </table:table-cell>
          <table:table-cell office:value-type="float" office:value="-0.001243" calcext:value-type="float">
            <text:p>-0.001243</text:p>
          </table:table-cell>
          <table:table-cell office:value-type="float" office:value="0.013748" calcext:value-type="float">
            <text:p>0.013748</text:p>
          </table:table-cell>
          <table:table-cell office:value-type="float" office:value="4.035353" calcext:value-type="float">
            <text:p>4.035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717" calcext:value-type="float">
            <text:p>-5.003717</text:p>
          </table:table-cell>
          <table:table-cell office:value-type="float" office:value="0.014312" calcext:value-type="float">
            <text:p>0.014312</text:p>
          </table:table-cell>
          <table:table-cell office:value-type="float" office:value="0.005895" calcext:value-type="float">
            <text:p>0.005895</text:p>
          </table:table-cell>
          <table:table-cell office:value-type="float" office:value="4.035282" calcext:value-type="float">
            <text:p>4.035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89" calcext:value-type="float">
            <text:p>4.997089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-0.017154" calcext:value-type="float">
            <text:p>-0.017154</text:p>
          </table:table-cell>
          <table:table-cell office:value-type="float" office:value="4.03429" calcext:value-type="float">
            <text:p>4.03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44" calcext:value-type="float">
            <text:p>-5.00044</text:p>
          </table:table-cell>
          <table:table-cell office:value-type="float" office:value="-0.001933" calcext:value-type="float">
            <text:p>-0.001933</text:p>
          </table:table-cell>
          <table:table-cell office:value-type="float" office:value="-0.013874" calcext:value-type="float">
            <text:p>-0.013874</text:p>
          </table:table-cell>
          <table:table-cell office:value-type="float" office:value="4.028527" calcext:value-type="float">
            <text:p>4.028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51" calcext:value-type="float">
            <text:p>4.99151</text:p>
          </table:table-cell>
          <table:table-cell office:value-type="float" office:value="0.012493" calcext:value-type="float">
            <text:p>0.012493</text:p>
          </table:table-cell>
          <table:table-cell office:value-type="float" office:value="-0.009701" calcext:value-type="float">
            <text:p>-0.009701</text:p>
          </table:table-cell>
          <table:table-cell office:value-type="float" office:value="4.027711" calcext:value-type="float">
            <text:p>4.027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925" calcext:value-type="float">
            <text:p>5.006925</text:p>
          </table:table-cell>
          <table:table-cell office:value-type="float" office:value="-0.013453" calcext:value-type="float">
            <text:p>-0.013453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4.023692" calcext:value-type="float">
            <text:p>4.023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532" calcext:value-type="float">
            <text:p>4.993532</text:p>
          </table:table-cell>
          <table:table-cell office:value-type="float" office:value="-0.009231" calcext:value-type="float">
            <text:p>-0.009231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4.023199" calcext:value-type="float">
            <text:p>4.02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39" calcext:value-type="float">
            <text:p>4.99639</text:p>
          </table:table-cell>
          <table:table-cell office:value-type="float" office:value="0.014193" calcext:value-type="float">
            <text:p>0.014193</text:p>
          </table:table-cell>
          <table:table-cell office:value-type="float" office:value="0.006259" calcext:value-type="float">
            <text:p>0.006259</text:p>
          </table:table-cell>
          <table:table-cell office:value-type="float" office:value="4.02123" calcext:value-type="float">
            <text:p>4.0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052" calcext:value-type="float">
            <text:p>4.987052</text:p>
          </table:table-cell>
          <table:table-cell office:value-type="float" office:value="-0.013085" calcext:value-type="float">
            <text:p>-0.013085</text:p>
          </table:table-cell>
          <table:table-cell office:value-type="float" office:value="-0.012312" calcext:value-type="float">
            <text:p>-0.012312</text:p>
          </table:table-cell>
          <table:table-cell office:value-type="float" office:value="4.016034" calcext:value-type="float">
            <text:p>4.016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405" calcext:value-type="float">
            <text:p>-5.00740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-0.011319" calcext:value-type="float">
            <text:p>-0.011319</text:p>
          </table:table-cell>
          <table:table-cell office:value-type="float" office:value="4.013348" calcext:value-type="float">
            <text:p>4.013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89" calcext:value-type="float">
            <text:p>5.00089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20858" calcext:value-type="float">
            <text:p>-0.020858</text:p>
          </table:table-cell>
          <table:table-cell office:value-type="float" office:value="4.00999" calcext:value-type="float">
            <text:p>4.00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724" calcext:value-type="float">
            <text:p>4.985724</text:p>
          </table:table-cell>
          <table:table-cell office:value-type="float" office:value="-0.012583" calcext:value-type="float">
            <text:p>-0.012583</text:p>
          </table:table-cell>
          <table:table-cell office:value-type="float" office:value="-0.001834" calcext:value-type="float">
            <text:p>-0.001834</text:p>
          </table:table-cell>
          <table:table-cell office:value-type="float" office:value="4.008899" calcext:value-type="float">
            <text:p>4.008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712" calcext:value-type="float">
            <text:p>-4.994712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-0.007651" calcext:value-type="float">
            <text:p>-0.007651</text:p>
          </table:table-cell>
          <table:table-cell office:value-type="float" office:value="4.006958" calcext:value-type="float">
            <text:p>4.006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033" calcext:value-type="float">
            <text:p>-4.990033</text:p>
          </table:table-cell>
          <table:table-cell office:value-type="float" office:value="-0.010355" calcext:value-type="float">
            <text:p>-0.010355</text:p>
          </table:table-cell>
          <table:table-cell office:value-type="float" office:value="0.00402" calcext:value-type="float">
            <text:p>0.00402</text:p>
          </table:table-cell>
          <table:table-cell office:value-type="float" office:value="4.003721" calcext:value-type="float">
            <text:p>4.003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595" calcext:value-type="float">
            <text:p>-5.003595</text:p>
          </table:table-cell>
          <table:table-cell office:value-type="float" office:value="0.009042" calcext:value-type="float">
            <text:p>0.009042</text:p>
          </table:table-cell>
          <table:table-cell office:value-type="float" office:value="0.012816" calcext:value-type="float">
            <text:p>0.012816</text:p>
          </table:table-cell>
          <table:table-cell office:value-type="float" office:value="4.002308" calcext:value-type="float">
            <text:p>4.00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056" calcext:value-type="float">
            <text:p>-5.004056</text:p>
          </table:table-cell>
          <table:table-cell office:value-type="float" office:value="0.013082" calcext:value-type="float">
            <text:p>0.013082</text:p>
          </table:table-cell>
          <table:table-cell office:value-type="float" office:value="0.005399" calcext:value-type="float">
            <text:p>0.005399</text:p>
          </table:table-cell>
          <table:table-cell office:value-type="float" office:value="4.001456" calcext:value-type="float">
            <text:p>4.00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4636" calcext:value-type="float">
            <text:p>-4.984636</text:p>
          </table:table-cell>
          <table:table-cell office:value-type="float" office:value="-0.010934" calcext:value-type="float">
            <text:p>-0.010934</text:p>
          </table:table-cell>
          <table:table-cell office:value-type="float" office:value="-0.001575" calcext:value-type="float">
            <text:p>-0.001575</text:p>
          </table:table-cell>
          <table:table-cell office:value-type="float" office:value="4.000585" calcext:value-type="float">
            <text:p>4.00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006" calcext:value-type="float">
            <text:p>5.004006</text:p>
          </table:table-cell>
          <table:table-cell office:value-type="float" office:value="-0.005487" calcext:value-type="float">
            <text:p>-0.005487</text:p>
          </table:table-cell>
          <table:table-cell office:value-type="float" office:value="-0.011458" calcext:value-type="float">
            <text:p>-0.011458</text:p>
          </table:table-cell>
          <table:table-cell office:value-type="float" office:value="3.993542" calcext:value-type="float">
            <text:p>3.99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44" calcext:value-type="float">
            <text:p>-4.98944</text:p>
          </table:table-cell>
          <table:table-cell office:value-type="float" office:value="-0.006855" calcext:value-type="float">
            <text:p>-0.006855</text:p>
          </table:table-cell>
          <table:table-cell office:value-type="float" office:value="0.010369" calcext:value-type="float">
            <text:p>0.010369</text:p>
          </table:table-cell>
          <table:table-cell office:value-type="float" office:value="3.991071" calcext:value-type="float">
            <text:p>3.99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026" calcext:value-type="float">
            <text:p>4.987026</text:p>
          </table:table-cell>
          <table:table-cell office:value-type="float" office:value="-0.01167" calcext:value-type="float">
            <text:p>-0.01167</text:p>
          </table:table-cell>
          <table:table-cell office:value-type="float" office:value="0.009136" calcext:value-type="float">
            <text:p>0.009136</text:p>
          </table:table-cell>
          <table:table-cell office:value-type="float" office:value="3.984431" calcext:value-type="float">
            <text:p>3.984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754" calcext:value-type="float">
            <text:p>-5.002754</text:p>
          </table:table-cell>
          <table:table-cell office:value-type="float" office:value="0.007674" calcext:value-type="float">
            <text:p>0.007674</text:p>
          </table:table-cell>
          <table:table-cell office:value-type="float" office:value="-0.016775" calcext:value-type="float">
            <text:p>-0.016775</text:p>
          </table:table-cell>
          <table:table-cell office:value-type="float" office:value="3.982738" calcext:value-type="float">
            <text:p>3.98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321" calcext:value-type="float">
            <text:p>-5.003321</text:p>
          </table:table-cell>
          <table:table-cell office:value-type="float" office:value="0.004584" calcext:value-type="float">
            <text:p>0.004584</text:p>
          </table:table-cell>
          <table:table-cell office:value-type="float" office:value="0.009354" calcext:value-type="float">
            <text:p>0.009354</text:p>
          </table:table-cell>
          <table:table-cell office:value-type="float" office:value="3.982177" calcext:value-type="float">
            <text:p>3.98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21" calcext:value-type="float">
            <text:p>-4.99321</text:p>
          </table:table-cell>
          <table:table-cell office:value-type="float" office:value="-0.006397" calcext:value-type="float">
            <text:p>-0.006397</text:p>
          </table:table-cell>
          <table:table-cell office:value-type="float" office:value="-0.000597" calcext:value-type="float">
            <text:p>-0.000597</text:p>
          </table:table-cell>
          <table:table-cell office:value-type="float" office:value="3.981889" calcext:value-type="float">
            <text:p>3.98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16" calcext:value-type="float">
            <text:p>-4.99316</text:p>
          </table:table-cell>
          <table:table-cell office:value-type="float" office:value="0.009914" calcext:value-type="float">
            <text:p>0.009914</text:p>
          </table:table-cell>
          <table:table-cell office:value-type="float" office:value="-0.010539" calcext:value-type="float">
            <text:p>-0.010539</text:p>
          </table:table-cell>
          <table:table-cell office:value-type="float" office:value="3.980355" calcext:value-type="float">
            <text:p>3.980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048" calcext:value-type="float">
            <text:p>-4.986048</text:p>
          </table:table-cell>
          <table:table-cell office:value-type="float" office:value="-0.015461" calcext:value-type="float">
            <text:p>-0.015461</text:p>
          </table:table-cell>
          <table:table-cell office:value-type="float" office:value="-0.012749" calcext:value-type="float">
            <text:p>-0.012749</text:p>
          </table:table-cell>
          <table:table-cell office:value-type="float" office:value="3.977311" calcext:value-type="float">
            <text:p>3.977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219" calcext:value-type="float">
            <text:p>5.008219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-0.00188" calcext:value-type="float">
            <text:p>-0.00188</text:p>
          </table:table-cell>
          <table:table-cell office:value-type="float" office:value="3.976577" calcext:value-type="float">
            <text:p>3.976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958" calcext:value-type="float">
            <text:p>4.985958</text:p>
          </table:table-cell>
          <table:table-cell office:value-type="float" office:value="-0.002832" calcext:value-type="float">
            <text:p>-0.002832</text:p>
          </table:table-cell>
          <table:table-cell office:value-type="float" office:value="-0.00734" calcext:value-type="float">
            <text:p>-0.00734</text:p>
          </table:table-cell>
          <table:table-cell office:value-type="float" office:value="3.975482" calcext:value-type="float">
            <text:p>3.975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361" calcext:value-type="float">
            <text:p>4.992361</text:p>
          </table:table-cell>
          <table:table-cell office:value-type="float" office:value="-0.005334" calcext:value-type="float">
            <text:p>-0.005334</text:p>
          </table:table-cell>
          <table:table-cell office:value-type="float" office:value="0.013642" calcext:value-type="float">
            <text:p>0.013642</text:p>
          </table:table-cell>
          <table:table-cell office:value-type="float" office:value="3.969523" calcext:value-type="float">
            <text:p>3.969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418" calcext:value-type="float">
            <text:p>-5.010418</text:p>
          </table:table-cell>
          <table:table-cell office:value-type="float" office:value="-0.001881" calcext:value-type="float">
            <text:p>-0.001881</text:p>
          </table:table-cell>
          <table:table-cell office:value-type="float" office:value="-0.01297" calcext:value-type="float">
            <text:p>-0.01297</text:p>
          </table:table-cell>
          <table:table-cell office:value-type="float" office:value="3.96765" calcext:value-type="float">
            <text:p>3.96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035" calcext:value-type="float">
            <text:p>5.002035</text:p>
          </table:table-cell>
          <table:table-cell office:value-type="float" office:value="0.004956" calcext:value-type="float">
            <text:p>0.004956</text:p>
          </table:table-cell>
          <table:table-cell office:value-type="float" office:value="-0.013538" calcext:value-type="float">
            <text:p>-0.013538</text:p>
          </table:table-cell>
          <table:table-cell office:value-type="float" office:value="3.960083" calcext:value-type="float">
            <text:p>3.960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419" calcext:value-type="float">
            <text:p>-5.011419</text:p>
          </table:table-cell>
          <table:table-cell office:value-type="float" office:value="0.002062" calcext:value-type="float">
            <text:p>0.002062</text:p>
          </table:table-cell>
          <table:table-cell office:value-type="float" office:value="0.009325" calcext:value-type="float">
            <text:p>0.009325</text:p>
          </table:table-cell>
          <table:table-cell office:value-type="float" office:value="3.958133" calcext:value-type="float">
            <text:p>3.958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481" calcext:value-type="float">
            <text:p>5.010481</text:p>
          </table:table-cell>
          <table:table-cell office:value-type="float" office:value="-0.008968" calcext:value-type="float">
            <text:p>-0.008968</text:p>
          </table:table-cell>
          <table:table-cell office:value-type="float" office:value="0.012019" calcext:value-type="float">
            <text:p>0.012019</text:p>
          </table:table-cell>
          <table:table-cell office:value-type="float" office:value="3.958034" calcext:value-type="float">
            <text:p>3.95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495" calcext:value-type="float">
            <text:p>4.999495</text:p>
          </table:table-cell>
          <table:table-cell office:value-type="float" office:value="0.010286" calcext:value-type="float">
            <text:p>0.010286</text:p>
          </table:table-cell>
          <table:table-cell office:value-type="float" office:value="0.012574" calcext:value-type="float">
            <text:p>0.012574</text:p>
          </table:table-cell>
          <table:table-cell office:value-type="float" office:value="3.957508" calcext:value-type="float">
            <text:p>3.957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169" calcext:value-type="float">
            <text:p>-4.997169</text:p>
          </table:table-cell>
          <table:table-cell office:value-type="float" office:value="-0.013534" calcext:value-type="float">
            <text:p>-0.013534</text:p>
          </table:table-cell>
          <table:table-cell office:value-type="float" office:value="0.002093" calcext:value-type="float">
            <text:p>0.002093</text:p>
          </table:table-cell>
          <table:table-cell office:value-type="float" office:value="3.956667" calcext:value-type="float">
            <text:p>3.95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944" calcext:value-type="float">
            <text:p>-5.012944</text:p>
          </table:table-cell>
          <table:table-cell office:value-type="float" office:value="-0.008218" calcext:value-type="float">
            <text:p>-0.008218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3.956614" calcext:value-type="float">
            <text:p>3.956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882" calcext:value-type="float">
            <text:p>5.009882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011796" calcext:value-type="float">
            <text:p>0.011796</text:p>
          </table:table-cell>
          <table:table-cell office:value-type="float" office:value="3.955876" calcext:value-type="float">
            <text:p>3.955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339" calcext:value-type="float">
            <text:p>4.997339</text:p>
          </table:table-cell>
          <table:table-cell office:value-type="float" office:value="0.009624" calcext:value-type="float">
            <text:p>0.009624</text:p>
          </table:table-cell>
          <table:table-cell office:value-type="float" office:value="-0.00971" calcext:value-type="float">
            <text:p>-0.00971</text:p>
          </table:table-cell>
          <table:table-cell office:value-type="float" office:value="3.955843" calcext:value-type="float">
            <text:p>3.955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991" calcext:value-type="float">
            <text:p>4.994991</text:p>
          </table:table-cell>
          <table:table-cell office:value-type="float" office:value="-0.008251" calcext:value-type="float">
            <text:p>-0.008251</text:p>
          </table:table-cell>
          <table:table-cell office:value-type="float" office:value="0.007614" calcext:value-type="float">
            <text:p>0.007614</text:p>
          </table:table-cell>
          <table:table-cell office:value-type="float" office:value="3.95519" calcext:value-type="float">
            <text:p>3.95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445" calcext:value-type="float">
            <text:p>5.010445</text:p>
          </table:table-cell>
          <table:table-cell office:value-type="float" office:value="0.004447" calcext:value-type="float">
            <text:p>0.004447</text:p>
          </table:table-cell>
          <table:table-cell office:value-type="float" office:value="0.002078" calcext:value-type="float">
            <text:p>0.002078</text:p>
          </table:table-cell>
          <table:table-cell office:value-type="float" office:value="3.953107" calcext:value-type="float">
            <text:p>3.95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268" calcext:value-type="float">
            <text:p>5.002268</text:p>
          </table:table-cell>
          <table:table-cell office:value-type="float" office:value="-0.015179" calcext:value-type="float">
            <text:p>-0.015179</text:p>
          </table:table-cell>
          <table:table-cell office:value-type="float" office:value="0.011436" calcext:value-type="float">
            <text:p>0.011436</text:p>
          </table:table-cell>
          <table:table-cell office:value-type="float" office:value="3.946843" calcext:value-type="float">
            <text:p>3.946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407" calcext:value-type="float">
            <text:p>5.004407</text:p>
          </table:table-cell>
          <table:table-cell office:value-type="float" office:value="-0.006116" calcext:value-type="float">
            <text:p>-0.006116</text:p>
          </table:table-cell>
          <table:table-cell office:value-type="float" office:value="0.016578" calcext:value-type="float">
            <text:p>0.016578</text:p>
          </table:table-cell>
          <table:table-cell office:value-type="float" office:value="3.943214" calcext:value-type="float">
            <text:p>3.94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866" calcext:value-type="float">
            <text:p>-4.999866</text:p>
          </table:table-cell>
          <table:table-cell office:value-type="float" office:value="0.010122" calcext:value-type="float">
            <text:p>0.010122</text:p>
          </table:table-cell>
          <table:table-cell office:value-type="float" office:value="-0.007749" calcext:value-type="float">
            <text:p>-0.007749</text:p>
          </table:table-cell>
          <table:table-cell office:value-type="float" office:value="3.94256" calcext:value-type="float">
            <text:p>3.94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748" calcext:value-type="float">
            <text:p>-5.001748</text:p>
          </table:table-cell>
          <table:table-cell office:value-type="float" office:value="-0.012691" calcext:value-type="float">
            <text:p>-0.012691</text:p>
          </table:table-cell>
          <table:table-cell office:value-type="float" office:value="0.014276" calcext:value-type="float">
            <text:p>0.014276</text:p>
          </table:table-cell>
          <table:table-cell office:value-type="float" office:value="3.941656" calcext:value-type="float">
            <text:p>3.94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499" calcext:value-type="float">
            <text:p>-5.002499</text:p>
          </table:table-cell>
          <table:table-cell office:value-type="float" office:value="-0.00477" calcext:value-type="float">
            <text:p>-0.00477</text:p>
          </table:table-cell>
          <table:table-cell office:value-type="float" office:value="-0.001063" calcext:value-type="float">
            <text:p>-0.001063</text:p>
          </table:table-cell>
          <table:table-cell office:value-type="float" office:value="3.93987" calcext:value-type="float">
            <text:p>3.93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289" calcext:value-type="float">
            <text:p>-4.994289</text:p>
          </table:table-cell>
          <table:table-cell office:value-type="float" office:value="0.006847" calcext:value-type="float">
            <text:p>0.006847</text:p>
          </table:table-cell>
          <table:table-cell office:value-type="float" office:value="-0.011467" calcext:value-type="float">
            <text:p>-0.011467</text:p>
          </table:table-cell>
          <table:table-cell office:value-type="float" office:value="3.938725" calcext:value-type="float">
            <text:p>3.938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488" calcext:value-type="float">
            <text:p>4.992488</text:p>
          </table:table-cell>
          <table:table-cell office:value-type="float" office:value="-0.00281" calcext:value-type="float">
            <text:p>-0.00281</text:p>
          </table:table-cell>
          <table:table-cell office:value-type="float" office:value="-0.000902" calcext:value-type="float">
            <text:p>-0.000902</text:p>
          </table:table-cell>
          <table:table-cell office:value-type="float" office:value="3.937575" calcext:value-type="float">
            <text:p>3.937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434" calcext:value-type="float">
            <text:p>4.988434</text:p>
          </table:table-cell>
          <table:table-cell office:value-type="float" office:value="-0.000507" calcext:value-type="float">
            <text:p>-0.000507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3.937016" calcext:value-type="float">
            <text:p>3.937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678" calcext:value-type="float">
            <text:p>5.008678</text:p>
          </table:table-cell>
          <table:table-cell office:value-type="float" office:value="-0.01021" calcext:value-type="float">
            <text:p>-0.01021</text:p>
          </table:table-cell>
          <table:table-cell office:value-type="float" office:value="0.015825" calcext:value-type="float">
            <text:p>0.015825</text:p>
          </table:table-cell>
          <table:table-cell office:value-type="float" office:value="3.936962" calcext:value-type="float">
            <text:p>3.936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507" calcext:value-type="float">
            <text:p>5.004507</text:p>
          </table:table-cell>
          <table:table-cell office:value-type="float" office:value="-0.00332" calcext:value-type="float">
            <text:p>-0.00332</text:p>
          </table:table-cell>
          <table:table-cell office:value-type="float" office:value="0.013161" calcext:value-type="float">
            <text:p>0.013161</text:p>
          </table:table-cell>
          <table:table-cell office:value-type="float" office:value="3.936212" calcext:value-type="float">
            <text:p>3.936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404" calcext:value-type="float">
            <text:p>4.987404</text:p>
          </table:table-cell>
          <table:table-cell office:value-type="float" office:value="-0.00768" calcext:value-type="float">
            <text:p>-0.00768</text:p>
          </table:table-cell>
          <table:table-cell office:value-type="float" office:value="-0.006426" calcext:value-type="float">
            <text:p>-0.006426</text:p>
          </table:table-cell>
          <table:table-cell office:value-type="float" office:value="3.935588" calcext:value-type="float">
            <text:p>3.935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32" calcext:value-type="float">
            <text:p>5.00632</text:p>
          </table:table-cell>
          <table:table-cell office:value-type="float" office:value="0.013198" calcext:value-type="float">
            <text:p>0.013198</text:p>
          </table:table-cell>
          <table:table-cell office:value-type="float" office:value="-0.00594" calcext:value-type="float">
            <text:p>-0.00594</text:p>
          </table:table-cell>
          <table:table-cell office:value-type="float" office:value="3.934497" calcext:value-type="float">
            <text:p>3.934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247" calcext:value-type="float">
            <text:p>-4.987247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-0.009133" calcext:value-type="float">
            <text:p>-0.009133</text:p>
          </table:table-cell>
          <table:table-cell office:value-type="float" office:value="3.925588" calcext:value-type="float">
            <text:p>3.925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764" calcext:value-type="float">
            <text:p>-4.991764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3.923781" calcext:value-type="float">
            <text:p>3.923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872" calcext:value-type="float">
            <text:p>5.008872</text:p>
          </table:table-cell>
          <table:table-cell office:value-type="float" office:value="0.008057" calcext:value-type="float">
            <text:p>0.008057</text:p>
          </table:table-cell>
          <table:table-cell office:value-type="float" office:value="-0.010812" calcext:value-type="float">
            <text:p>-0.010812</text:p>
          </table:table-cell>
          <table:table-cell office:value-type="float" office:value="3.916377" calcext:value-type="float">
            <text:p>3.916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32" calcext:value-type="float">
            <text:p>-5.01032</text:p>
          </table:table-cell>
          <table:table-cell office:value-type="float" office:value="-0.013159" calcext:value-type="float">
            <text:p>-0.013159</text:p>
          </table:table-cell>
          <table:table-cell office:value-type="float" office:value="0.007548" calcext:value-type="float">
            <text:p>0.007548</text:p>
          </table:table-cell>
          <table:table-cell office:value-type="float" office:value="3.916373" calcext:value-type="float">
            <text:p>3.916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044" calcext:value-type="float">
            <text:p>5.007044</text:p>
          </table:table-cell>
          <table:table-cell office:value-type="float" office:value="-0.014626" calcext:value-type="float">
            <text:p>-0.014626</text:p>
          </table:table-cell>
          <table:table-cell office:value-type="float" office:value="0.004513" calcext:value-type="float">
            <text:p>0.004513</text:p>
          </table:table-cell>
          <table:table-cell office:value-type="float" office:value="3.914259" calcext:value-type="float">
            <text:p>3.914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838" calcext:value-type="float">
            <text:p>4.991838</text:p>
          </table:table-cell>
          <table:table-cell office:value-type="float" office:value="0.005613" calcext:value-type="float">
            <text:p>0.005613</text:p>
          </table:table-cell>
          <table:table-cell office:value-type="float" office:value="-0.001991" calcext:value-type="float">
            <text:p>-0.001991</text:p>
          </table:table-cell>
          <table:table-cell office:value-type="float" office:value="3.909104" calcext:value-type="float">
            <text:p>3.909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4782" calcext:value-type="float">
            <text:p>4.984782</text:p>
          </table:table-cell>
          <table:table-cell office:value-type="float" office:value="-0.004499" calcext:value-type="float">
            <text:p>-0.004499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3.908986" calcext:value-type="float">
            <text:p>3.908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985" calcext:value-type="float">
            <text:p>4.999985</text:p>
          </table:table-cell>
          <table:table-cell office:value-type="float" office:value="-0.013194" calcext:value-type="float">
            <text:p>-0.013194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3.905246" calcext:value-type="float">
            <text:p>3.905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873" calcext:value-type="float">
            <text:p>4.988873</text:p>
          </table:table-cell>
          <table:table-cell office:value-type="float" office:value="0.008248" calcext:value-type="float">
            <text:p>0.008248</text:p>
          </table:table-cell>
          <table:table-cell office:value-type="float" office:value="0.003383" calcext:value-type="float">
            <text:p>0.003383</text:p>
          </table:table-cell>
          <table:table-cell office:value-type="float" office:value="3.895351" calcext:value-type="float">
            <text:p>3.895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924" calcext:value-type="float">
            <text:p>-4.997924</text:p>
          </table:table-cell>
          <table:table-cell office:value-type="float" office:value="0.013451" calcext:value-type="float">
            <text:p>0.013451</text:p>
          </table:table-cell>
          <table:table-cell office:value-type="float" office:value="-0.002349" calcext:value-type="float">
            <text:p>-0.002349</text:p>
          </table:table-cell>
          <table:table-cell office:value-type="float" office:value="3.893047" calcext:value-type="float">
            <text:p>3.89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347" calcext:value-type="float">
            <text:p>4.987347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-0.007037" calcext:value-type="float">
            <text:p>-0.007037</text:p>
          </table:table-cell>
          <table:table-cell office:value-type="float" office:value="3.889719" calcext:value-type="float">
            <text:p>3.889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596" calcext:value-type="float">
            <text:p>-4.987596</text:p>
          </table:table-cell>
          <table:table-cell office:value-type="float" office:value="-0.000328" calcext:value-type="float">
            <text:p>-0.000328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3.888615" calcext:value-type="float">
            <text:p>3.888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332" calcext:value-type="float">
            <text:p>-4.996332</text:p>
          </table:table-cell>
          <table:table-cell office:value-type="float" office:value="0.01329" calcext:value-type="float">
            <text:p>0.01329</text:p>
          </table:table-cell>
          <table:table-cell office:value-type="float" office:value="0.006309" calcext:value-type="float">
            <text:p>0.006309</text:p>
          </table:table-cell>
          <table:table-cell office:value-type="float" office:value="3.887667" calcext:value-type="float">
            <text:p>3.887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677" calcext:value-type="float">
            <text:p>4.999677</text:p>
          </table:table-cell>
          <table:table-cell office:value-type="float" office:value="-0.014868" calcext:value-type="float">
            <text:p>-0.014868</text:p>
          </table:table-cell>
          <table:table-cell office:value-type="float" office:value="0.003929" calcext:value-type="float">
            <text:p>0.003929</text:p>
          </table:table-cell>
          <table:table-cell office:value-type="float" office:value="3.88556" calcext:value-type="float">
            <text:p>3.88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359" calcext:value-type="float">
            <text:p>-4.987359</text:p>
          </table:table-cell>
          <table:table-cell office:value-type="float" office:value="-0.004342" calcext:value-type="float">
            <text:p>-0.004342</text:p>
          </table:table-cell>
          <table:table-cell office:value-type="float" office:value="0.004754" calcext:value-type="float">
            <text:p>0.004754</text:p>
          </table:table-cell>
          <table:table-cell office:value-type="float" office:value="3.883935" calcext:value-type="float">
            <text:p>3.883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865" calcext:value-type="float">
            <text:p>5.010865</text:p>
          </table:table-cell>
          <table:table-cell office:value-type="float" office:value="-0.002872" calcext:value-type="float">
            <text:p>-0.002872</text:p>
          </table:table-cell>
          <table:table-cell office:value-type="float" office:value="0.010099" calcext:value-type="float">
            <text:p>0.010099</text:p>
          </table:table-cell>
          <table:table-cell office:value-type="float" office:value="3.882767" calcext:value-type="float">
            <text:p>3.88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146" calcext:value-type="float">
            <text:p>5.004146</text:p>
          </table:table-cell>
          <table:table-cell office:value-type="float" office:value="-0.00487" calcext:value-type="float">
            <text:p>-0.00487</text:p>
          </table:table-cell>
          <table:table-cell office:value-type="float" office:value="-0.001684" calcext:value-type="float">
            <text:p>-0.001684</text:p>
          </table:table-cell>
          <table:table-cell office:value-type="float" office:value="3.877739" calcext:value-type="float">
            <text:p>3.877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718" calcext:value-type="float">
            <text:p>5.004718</text:p>
          </table:table-cell>
          <table:table-cell office:value-type="float" office:value="0.011288" calcext:value-type="float">
            <text:p>0.011288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3.875852" calcext:value-type="float">
            <text:p>3.875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735" calcext:value-type="float">
            <text:p>-5.011735</text:p>
          </table:table-cell>
          <table:table-cell office:value-type="float" office:value="-0.012495" calcext:value-type="float">
            <text:p>-0.012495</text:p>
          </table:table-cell>
          <table:table-cell office:value-type="float" office:value="-0.005086" calcext:value-type="float">
            <text:p>-0.005086</text:p>
          </table:table-cell>
          <table:table-cell office:value-type="float" office:value="3.874108" calcext:value-type="float">
            <text:p>3.874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981" calcext:value-type="float">
            <text:p>-4.997981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12769" calcext:value-type="float">
            <text:p>0.012769</text:p>
          </table:table-cell>
          <table:table-cell office:value-type="float" office:value="3.873578" calcext:value-type="float">
            <text:p>3.873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755" calcext:value-type="float">
            <text:p>5.001755</text:p>
          </table:table-cell>
          <table:table-cell office:value-type="float" office:value="-0.013617" calcext:value-type="float">
            <text:p>-0.013617</text:p>
          </table:table-cell>
          <table:table-cell office:value-type="float" office:value="0.004518" calcext:value-type="float">
            <text:p>0.004518</text:p>
          </table:table-cell>
          <table:table-cell office:value-type="float" office:value="3.871728" calcext:value-type="float">
            <text:p>3.87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985" calcext:value-type="float">
            <text:p>-4.991985</text:p>
          </table:table-cell>
          <table:table-cell office:value-type="float" office:value="0.014494" calcext:value-type="float">
            <text:p>0.014494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3.867089" calcext:value-type="float">
            <text:p>3.867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357" calcext:value-type="float">
            <text:p>5.012357</text:p>
          </table:table-cell>
          <table:table-cell office:value-type="float" office:value="0.008535" calcext:value-type="float">
            <text:p>0.008535</text:p>
          </table:table-cell>
          <table:table-cell office:value-type="float" office:value="0.00195" calcext:value-type="float">
            <text:p>0.00195</text:p>
          </table:table-cell>
          <table:table-cell office:value-type="float" office:value="3.866521" calcext:value-type="float">
            <text:p>3.866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081" calcext:value-type="float">
            <text:p>5.001081</text:p>
          </table:table-cell>
          <table:table-cell office:value-type="float" office:value="0.008518" calcext:value-type="float">
            <text:p>0.008518</text:p>
          </table:table-cell>
          <table:table-cell office:value-type="float" office:value="-0.009091" calcext:value-type="float">
            <text:p>-0.009091</text:p>
          </table:table-cell>
          <table:table-cell office:value-type="float" office:value="3.859303" calcext:value-type="float">
            <text:p>3.859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062" calcext:value-type="float">
            <text:p>-4.992062</text:p>
          </table:table-cell>
          <table:table-cell office:value-type="float" office:value="0.005485" calcext:value-type="float">
            <text:p>0.005485</text:p>
          </table:table-cell>
          <table:table-cell office:value-type="float" office:value="-0.007754" calcext:value-type="float">
            <text:p>-0.007754</text:p>
          </table:table-cell>
          <table:table-cell office:value-type="float" office:value="3.856173" calcext:value-type="float">
            <text:p>3.856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366" calcext:value-type="float">
            <text:p>5.014366</text:p>
          </table:table-cell>
          <table:table-cell office:value-type="float" office:value="-0.003837" calcext:value-type="float">
            <text:p>-0.003837</text:p>
          </table:table-cell>
          <table:table-cell office:value-type="float" office:value="0.003084" calcext:value-type="float">
            <text:p>0.003084</text:p>
          </table:table-cell>
          <table:table-cell office:value-type="float" office:value="3.854539" calcext:value-type="float">
            <text:p>3.854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945" calcext:value-type="float">
            <text:p>-5.008945</text:p>
          </table:table-cell>
          <table:table-cell office:value-type="float" office:value="0.002355" calcext:value-type="float">
            <text:p>0.002355</text:p>
          </table:table-cell>
          <table:table-cell office:value-type="float" office:value="-0.011947" calcext:value-type="float">
            <text:p>-0.011947</text:p>
          </table:table-cell>
          <table:table-cell office:value-type="float" office:value="3.853628" calcext:value-type="float">
            <text:p>3.853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152" calcext:value-type="float">
            <text:p>-5.003152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-0.014612" calcext:value-type="float">
            <text:p>-0.014612</text:p>
          </table:table-cell>
          <table:table-cell office:value-type="float" office:value="3.852931" calcext:value-type="float">
            <text:p>3.85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973" calcext:value-type="float">
            <text:p>5.001973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0.010199" calcext:value-type="float">
            <text:p>0.010199</text:p>
          </table:table-cell>
          <table:table-cell office:value-type="float" office:value="3.851951" calcext:value-type="float">
            <text:p>3.85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525" calcext:value-type="float">
            <text:p>5.011525</text:p>
          </table:table-cell>
          <table:table-cell office:value-type="float" office:value="0.007654" calcext:value-type="float">
            <text:p>0.007654</text:p>
          </table:table-cell>
          <table:table-cell office:value-type="float" office:value="-0.003252" calcext:value-type="float">
            <text:p>-0.003252</text:p>
          </table:table-cell>
          <table:table-cell office:value-type="float" office:value="3.851164" calcext:value-type="float">
            <text:p>3.85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89" calcext:value-type="float">
            <text:p>4.98389</text:p>
          </table:table-cell>
          <table:table-cell office:value-type="float" office:value="-0.002875" calcext:value-type="float">
            <text:p>-0.002875</text:p>
          </table:table-cell>
          <table:table-cell office:value-type="float" office:value="0.005709" calcext:value-type="float">
            <text:p>0.005709</text:p>
          </table:table-cell>
          <table:table-cell office:value-type="float" office:value="3.850733" calcext:value-type="float">
            <text:p>3.850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313" calcext:value-type="float">
            <text:p>-4.997313</text:p>
          </table:table-cell>
          <table:table-cell office:value-type="float" office:value="-0.008526" calcext:value-type="float">
            <text:p>-0.008526</text:p>
          </table:table-cell>
          <table:table-cell office:value-type="float" office:value="0.012346" calcext:value-type="float">
            <text:p>0.012346</text:p>
          </table:table-cell>
          <table:table-cell office:value-type="float" office:value="3.845476" calcext:value-type="float">
            <text:p>3.845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607" calcext:value-type="float">
            <text:p>4.999607</text:p>
          </table:table-cell>
          <table:table-cell office:value-type="float" office:value="-0.002941" calcext:value-type="float">
            <text:p>-0.002941</text:p>
          </table:table-cell>
          <table:table-cell office:value-type="float" office:value="0.012728" calcext:value-type="float">
            <text:p>0.012728</text:p>
          </table:table-cell>
          <table:table-cell office:value-type="float" office:value="3.842216" calcext:value-type="float">
            <text:p>3.84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193" calcext:value-type="float">
            <text:p>-5.011193</text:p>
          </table:table-cell>
          <table:table-cell office:value-type="float" office:value="-0.008263" calcext:value-type="float">
            <text:p>-0.008263</text:p>
          </table:table-cell>
          <table:table-cell office:value-type="float" office:value="-0.001647" calcext:value-type="float">
            <text:p>-0.001647</text:p>
          </table:table-cell>
          <table:table-cell office:value-type="float" office:value="3.838858" calcext:value-type="float">
            <text:p>3.838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239" calcext:value-type="float">
            <text:p>-5.009239</text:p>
          </table:table-cell>
          <table:table-cell office:value-type="float" office:value="0.005032" calcext:value-type="float">
            <text:p>0.005032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3.837619" calcext:value-type="float">
            <text:p>3.837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801" calcext:value-type="float">
            <text:p>-4.989801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0.007618" calcext:value-type="float">
            <text:p>0.007618</text:p>
          </table:table-cell>
          <table:table-cell office:value-type="float" office:value="3.835827" calcext:value-type="float">
            <text:p>3.835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276" calcext:value-type="float">
            <text:p>5.010276</text:p>
          </table:table-cell>
          <table:table-cell office:value-type="float" office:value="0.001866" calcext:value-type="float">
            <text:p>0.001866</text:p>
          </table:table-cell>
          <table:table-cell office:value-type="float" office:value="0.005072" calcext:value-type="float">
            <text:p>0.005072</text:p>
          </table:table-cell>
          <table:table-cell office:value-type="float" office:value="3.833736" calcext:value-type="float">
            <text:p>3.833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381" calcext:value-type="float">
            <text:p>4.996381</text:p>
          </table:table-cell>
          <table:table-cell office:value-type="float" office:value="-0.010341" calcext:value-type="float">
            <text:p>-0.010341</text:p>
          </table:table-cell>
          <table:table-cell office:value-type="float" office:value="0.015298" calcext:value-type="float">
            <text:p>0.015298</text:p>
          </table:table-cell>
          <table:table-cell office:value-type="float" office:value="3.832882" calcext:value-type="float">
            <text:p>3.83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437" calcext:value-type="float">
            <text:p>5.001437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1198" calcext:value-type="float">
            <text:p>0.01198</text:p>
          </table:table-cell>
          <table:table-cell office:value-type="float" office:value="3.83152" calcext:value-type="float">
            <text:p>3.8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149" calcext:value-type="float">
            <text:p>4.992149</text:p>
          </table:table-cell>
          <table:table-cell office:value-type="float" office:value="-0.011552" calcext:value-type="float">
            <text:p>-0.011552</text:p>
          </table:table-cell>
          <table:table-cell office:value-type="float" office:value="0.004752" calcext:value-type="float">
            <text:p>0.004752</text:p>
          </table:table-cell>
          <table:table-cell office:value-type="float" office:value="3.83107" calcext:value-type="float">
            <text:p>3.8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616" calcext:value-type="float">
            <text:p>-5.011616</text:p>
          </table:table-cell>
          <table:table-cell office:value-type="float" office:value="0.006796" calcext:value-type="float">
            <text:p>0.006796</text:p>
          </table:table-cell>
          <table:table-cell office:value-type="float" office:value="0.009403" calcext:value-type="float">
            <text:p>0.009403</text:p>
          </table:table-cell>
          <table:table-cell office:value-type="float" office:value="3.829337" calcext:value-type="float">
            <text:p>3.829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674" calcext:value-type="float">
            <text:p>-5.004674</text:p>
          </table:table-cell>
          <table:table-cell office:value-type="float" office:value="0.008803" calcext:value-type="float">
            <text:p>0.00880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3.828811" calcext:value-type="float">
            <text:p>3.828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583" calcext:value-type="float">
            <text:p>5.009583</text:p>
          </table:table-cell>
          <table:table-cell office:value-type="float" office:value="0.008173" calcext:value-type="float">
            <text:p>0.008173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3.827942" calcext:value-type="float">
            <text:p>3.827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018" calcext:value-type="float">
            <text:p>5.006018</text:p>
          </table:table-cell>
          <table:table-cell office:value-type="float" office:value="-0.013327" calcext:value-type="float">
            <text:p>-0.013327</text:p>
          </table:table-cell>
          <table:table-cell office:value-type="float" office:value="-0.007313" calcext:value-type="float">
            <text:p>-0.007313</text:p>
          </table:table-cell>
          <table:table-cell office:value-type="float" office:value="3.826993" calcext:value-type="float">
            <text:p>3.826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114" calcext:value-type="float">
            <text:p>-4.989114</text:p>
          </table:table-cell>
          <table:table-cell office:value-type="float" office:value="-0.007765" calcext:value-type="float">
            <text:p>-0.007765</text:p>
          </table:table-cell>
          <table:table-cell office:value-type="float" office:value="0.010285" calcext:value-type="float">
            <text:p>0.010285</text:p>
          </table:table-cell>
          <table:table-cell office:value-type="float" office:value="3.826629" calcext:value-type="float">
            <text:p>3.826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64" calcext:value-type="float">
            <text:p>-4.99664</text:p>
          </table:table-cell>
          <table:table-cell office:value-type="float" office:value="-0.003292" calcext:value-type="float">
            <text:p>-0.003292</text:p>
          </table:table-cell>
          <table:table-cell office:value-type="float" office:value="-0.002458" calcext:value-type="float">
            <text:p>-0.002458</text:p>
          </table:table-cell>
          <table:table-cell office:value-type="float" office:value="3.822436" calcext:value-type="float">
            <text:p>3.82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075" calcext:value-type="float">
            <text:p>5.011075</text:p>
          </table:table-cell>
          <table:table-cell office:value-type="float" office:value="0.004786" calcext:value-type="float">
            <text:p>0.004786</text:p>
          </table:table-cell>
          <table:table-cell office:value-type="float" office:value="-0.012481" calcext:value-type="float">
            <text:p>-0.012481</text:p>
          </table:table-cell>
          <table:table-cell office:value-type="float" office:value="3.821589" calcext:value-type="float">
            <text:p>3.82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759" calcext:value-type="float">
            <text:p>5.001759</text:p>
          </table:table-cell>
          <table:table-cell office:value-type="float" office:value="0.009132" calcext:value-type="float">
            <text:p>0.009132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3.821412" calcext:value-type="float">
            <text:p>3.82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573" calcext:value-type="float">
            <text:p>4.994573</text:p>
          </table:table-cell>
          <table:table-cell office:value-type="float" office:value="0.013864" calcext:value-type="float">
            <text:p>0.013864</text:p>
          </table:table-cell>
          <table:table-cell office:value-type="float" office:value="0.006616" calcext:value-type="float">
            <text:p>0.006616</text:p>
          </table:table-cell>
          <table:table-cell office:value-type="float" office:value="3.819444" calcext:value-type="float">
            <text:p>3.819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445" calcext:value-type="float">
            <text:p>5.006445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-0.011505" calcext:value-type="float">
            <text:p>-0.011505</text:p>
          </table:table-cell>
          <table:table-cell office:value-type="float" office:value="3.817361" calcext:value-type="float">
            <text:p>3.817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5" calcext:value-type="float">
            <text:p>-5.00595</text:p>
          </table:table-cell>
          <table:table-cell office:value-type="float" office:value="0.006744" calcext:value-type="float">
            <text:p>0.006744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3.814589" calcext:value-type="float">
            <text:p>3.81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242" calcext:value-type="float">
            <text:p>-4.987242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-0.004395" calcext:value-type="float">
            <text:p>-0.004395</text:p>
          </table:table-cell>
          <table:table-cell office:value-type="float" office:value="3.807741" calcext:value-type="float">
            <text:p>3.807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95" calcext:value-type="float">
            <text:p>-5.00795</text:p>
          </table:table-cell>
          <table:table-cell office:value-type="float" office:value="0.011228" calcext:value-type="float">
            <text:p>0.011228</text:p>
          </table:table-cell>
          <table:table-cell office:value-type="float" office:value="-0.006864" calcext:value-type="float">
            <text:p>-0.006864</text:p>
          </table:table-cell>
          <table:table-cell office:value-type="float" office:value="3.807706" calcext:value-type="float">
            <text:p>3.807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881" calcext:value-type="float">
            <text:p>4.990881</text:p>
          </table:table-cell>
          <table:table-cell office:value-type="float" office:value="0.01593" calcext:value-type="float">
            <text:p>0.01593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3.807162" calcext:value-type="float">
            <text:p>3.807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011" calcext:value-type="float">
            <text:p>-5.007011</text:p>
          </table:table-cell>
          <table:table-cell office:value-type="float" office:value="-0.01136" calcext:value-type="float">
            <text:p>-0.01136</text:p>
          </table:table-cell>
          <table:table-cell office:value-type="float" office:value="-0.00955" calcext:value-type="float">
            <text:p>-0.00955</text:p>
          </table:table-cell>
          <table:table-cell office:value-type="float" office:value="3.803846" calcext:value-type="float">
            <text:p>3.80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598" calcext:value-type="float">
            <text:p>4.994598</text:p>
          </table:table-cell>
          <table:table-cell office:value-type="float" office:value="-0.013184" calcext:value-type="float">
            <text:p>-0.013184</text:p>
          </table:table-cell>
          <table:table-cell office:value-type="float" office:value="0.007201" calcext:value-type="float">
            <text:p>0.007201</text:p>
          </table:table-cell>
          <table:table-cell office:value-type="float" office:value="3.802716" calcext:value-type="float">
            <text:p>3.80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105" calcext:value-type="float">
            <text:p>-5.011105</text:p>
          </table:table-cell>
          <table:table-cell office:value-type="float" office:value="-0.00379" calcext:value-type="float">
            <text:p>-0.00379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3.797466" calcext:value-type="float">
            <text:p>3.797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871" calcext:value-type="float">
            <text:p>5.012871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.005197" calcext:value-type="float">
            <text:p>0.005197</text:p>
          </table:table-cell>
          <table:table-cell office:value-type="float" office:value="3.796425" calcext:value-type="float">
            <text:p>3.796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664" calcext:value-type="float">
            <text:p>5.005664</text:p>
          </table:table-cell>
          <table:table-cell office:value-type="float" office:value="-0.008997" calcext:value-type="float">
            <text:p>-0.008997</text:p>
          </table:table-cell>
          <table:table-cell office:value-type="float" office:value="0.00685" calcext:value-type="float">
            <text:p>0.00685</text:p>
          </table:table-cell>
          <table:table-cell office:value-type="float" office:value="3.794327" calcext:value-type="float">
            <text:p>3.794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162" calcext:value-type="float">
            <text:p>-5.001162</text:p>
          </table:table-cell>
          <table:table-cell office:value-type="float" office:value="-0.007604" calcext:value-type="float">
            <text:p>-0.007604</text:p>
          </table:table-cell>
          <table:table-cell office:value-type="float" office:value="-0.005394" calcext:value-type="float">
            <text:p>-0.005394</text:p>
          </table:table-cell>
          <table:table-cell office:value-type="float" office:value="3.793851" calcext:value-type="float">
            <text:p>3.793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5" calcext:value-type="float">
            <text:p>5.00135</text:p>
          </table:table-cell>
          <table:table-cell office:value-type="float" office:value="-0.005465" calcext:value-type="float">
            <text:p>-0.005465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3.793016" calcext:value-type="float">
            <text:p>3.79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769" calcext:value-type="float">
            <text:p>-5.003769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-0.002609" calcext:value-type="float">
            <text:p>-0.002609</text:p>
          </table:table-cell>
          <table:table-cell office:value-type="float" office:value="3.789881" calcext:value-type="float">
            <text:p>3.789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842" calcext:value-type="float">
            <text:p>4.991842</text:p>
          </table:table-cell>
          <table:table-cell office:value-type="float" office:value="-0.006797" calcext:value-type="float">
            <text:p>-0.006797</text:p>
          </table:table-cell>
          <table:table-cell office:value-type="float" office:value="-0.006093" calcext:value-type="float">
            <text:p>-0.006093</text:p>
          </table:table-cell>
          <table:table-cell office:value-type="float" office:value="3.787724" calcext:value-type="float">
            <text:p>3.787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403" calcext:value-type="float">
            <text:p>-5.012403</text:p>
          </table:table-cell>
          <table:table-cell office:value-type="float" office:value="-0.013191" calcext:value-type="float">
            <text:p>-0.013191</text:p>
          </table:table-cell>
          <table:table-cell office:value-type="float" office:value="-0.013075" calcext:value-type="float">
            <text:p>-0.013075</text:p>
          </table:table-cell>
          <table:table-cell office:value-type="float" office:value="3.783319" calcext:value-type="float">
            <text:p>3.783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729" calcext:value-type="float">
            <text:p>5.010729</text:p>
          </table:table-cell>
          <table:table-cell office:value-type="float" office:value="0.009163" calcext:value-type="float">
            <text:p>0.009163</text:p>
          </table:table-cell>
          <table:table-cell office:value-type="float" office:value="-0.011037" calcext:value-type="float">
            <text:p>-0.011037</text:p>
          </table:table-cell>
          <table:table-cell office:value-type="float" office:value="3.782605" calcext:value-type="float">
            <text:p>3.78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435" calcext:value-type="float">
            <text:p>5.002435</text:p>
          </table:table-cell>
          <table:table-cell office:value-type="float" office:value="0.013215" calcext:value-type="float">
            <text:p>0.013215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3.780736" calcext:value-type="float">
            <text:p>3.780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183" calcext:value-type="float">
            <text:p>4.998183</text:p>
          </table:table-cell>
          <table:table-cell office:value-type="float" office:value="0.008284" calcext:value-type="float">
            <text:p>0.008284</text:p>
          </table:table-cell>
          <table:table-cell office:value-type="float" office:value="0.015179" calcext:value-type="float">
            <text:p>0.015179</text:p>
          </table:table-cell>
          <table:table-cell office:value-type="float" office:value="3.779453" calcext:value-type="float">
            <text:p>3.779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343" calcext:value-type="float">
            <text:p>4.987343</text:p>
          </table:table-cell>
          <table:table-cell office:value-type="float" office:value="-0.014442" calcext:value-type="float">
            <text:p>-0.014442</text:p>
          </table:table-cell>
          <table:table-cell office:value-type="float" office:value="0.015335" calcext:value-type="float">
            <text:p>0.015335</text:p>
          </table:table-cell>
          <table:table-cell office:value-type="float" office:value="3.778193" calcext:value-type="float">
            <text:p>3.778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983" calcext:value-type="float">
            <text:p>5.002983</text:p>
          </table:table-cell>
          <table:table-cell office:value-type="float" office:value="-0.000995" calcext:value-type="float">
            <text:p>-0.000995</text:p>
          </table:table-cell>
          <table:table-cell office:value-type="float" office:value="0.013109" calcext:value-type="float">
            <text:p>0.013109</text:p>
          </table:table-cell>
          <table:table-cell office:value-type="float" office:value="3.777441" calcext:value-type="float">
            <text:p>3.777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718" calcext:value-type="float">
            <text:p>5.000718</text:p>
          </table:table-cell>
          <table:table-cell office:value-type="float" office:value="-0.004879" calcext:value-type="float">
            <text:p>-0.004879</text:p>
          </table:table-cell>
          <table:table-cell office:value-type="float" office:value="-0.012037" calcext:value-type="float">
            <text:p>-0.012037</text:p>
          </table:table-cell>
          <table:table-cell office:value-type="float" office:value="3.772664" calcext:value-type="float">
            <text:p>3.77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732" calcext:value-type="float">
            <text:p>-5.008732</text:p>
          </table:table-cell>
          <table:table-cell office:value-type="float" office:value="0.006052" calcext:value-type="float">
            <text:p>0.006052</text:p>
          </table:table-cell>
          <table:table-cell office:value-type="float" office:value="0.004172" calcext:value-type="float">
            <text:p>0.004172</text:p>
          </table:table-cell>
          <table:table-cell office:value-type="float" office:value="3.770676" calcext:value-type="float">
            <text:p>3.770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5936" calcext:value-type="float">
            <text:p>5.015936</text:p>
          </table:table-cell>
          <table:table-cell office:value-type="float" office:value="0.008845" calcext:value-type="float">
            <text:p>0.008845</text:p>
          </table:table-cell>
          <table:table-cell office:value-type="float" office:value="0.00736" calcext:value-type="float">
            <text:p>0.00736</text:p>
          </table:table-cell>
          <table:table-cell office:value-type="float" office:value="3.767161" calcext:value-type="float">
            <text:p>3.767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463" calcext:value-type="float">
            <text:p>5.005463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13935" calcext:value-type="float">
            <text:p>0.013935</text:p>
          </table:table-cell>
          <table:table-cell office:value-type="float" office:value="3.765336" calcext:value-type="float">
            <text:p>3.765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639" calcext:value-type="float">
            <text:p>4.995639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-0.008899" calcext:value-type="float">
            <text:p>-0.008899</text:p>
          </table:table-cell>
          <table:table-cell office:value-type="float" office:value="3.764376" calcext:value-type="float">
            <text:p>3.764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212" calcext:value-type="float">
            <text:p>-5.002212</text:p>
          </table:table-cell>
          <table:table-cell office:value-type="float" office:value="0.006055" calcext:value-type="float">
            <text:p>0.006055</text:p>
          </table:table-cell>
          <table:table-cell office:value-type="float" office:value="-0.009115" calcext:value-type="float">
            <text:p>-0.009115</text:p>
          </table:table-cell>
          <table:table-cell office:value-type="float" office:value="3.759845" calcext:value-type="float">
            <text:p>3.759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136" calcext:value-type="float">
            <text:p>-4.991136</text:p>
          </table:table-cell>
          <table:table-cell office:value-type="float" office:value="-0.007013" calcext:value-type="float">
            <text:p>-0.007013</text:p>
          </table:table-cell>
          <table:table-cell office:value-type="float" office:value="0.005695" calcext:value-type="float">
            <text:p>0.005695</text:p>
          </table:table-cell>
          <table:table-cell office:value-type="float" office:value="3.759324" calcext:value-type="float">
            <text:p>3.759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182" calcext:value-type="float">
            <text:p>-5.003182</text:p>
          </table:table-cell>
          <table:table-cell office:value-type="float" office:value="-0.007142" calcext:value-type="float">
            <text:p>-0.007142</text:p>
          </table:table-cell>
          <table:table-cell office:value-type="float" office:value="-0.009507" calcext:value-type="float">
            <text:p>-0.009507</text:p>
          </table:table-cell>
          <table:table-cell office:value-type="float" office:value="3.759055" calcext:value-type="float">
            <text:p>3.759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544" calcext:value-type="float">
            <text:p>4.989544</text:p>
          </table:table-cell>
          <table:table-cell office:value-type="float" office:value="-0.001824" calcext:value-type="float">
            <text:p>-0.001824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3.753913" calcext:value-type="float">
            <text:p>3.753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695" calcext:value-type="float">
            <text:p>-5.007695</text:p>
          </table:table-cell>
          <table:table-cell office:value-type="float" office:value="0.005846" calcext:value-type="float">
            <text:p>0.005846</text:p>
          </table:table-cell>
          <table:table-cell office:value-type="float" office:value="0.010963" calcext:value-type="float">
            <text:p>0.010963</text:p>
          </table:table-cell>
          <table:table-cell office:value-type="float" office:value="3.751523" calcext:value-type="float">
            <text:p>3.75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353" calcext:value-type="float">
            <text:p>4.993353</text:p>
          </table:table-cell>
          <table:table-cell office:value-type="float" office:value="0.013484" calcext:value-type="float">
            <text:p>0.013484</text:p>
          </table:table-cell>
          <table:table-cell office:value-type="float" office:value="-0.007384" calcext:value-type="float">
            <text:p>-0.007384</text:p>
          </table:table-cell>
          <table:table-cell office:value-type="float" office:value="3.750769" calcext:value-type="float">
            <text:p>3.750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516" calcext:value-type="float">
            <text:p>4.993516</text:p>
          </table:table-cell>
          <table:table-cell office:value-type="float" office:value="0.012017" calcext:value-type="float">
            <text:p>0.012017</text:p>
          </table:table-cell>
          <table:table-cell office:value-type="float" office:value="-0.010685" calcext:value-type="float">
            <text:p>-0.010685</text:p>
          </table:table-cell>
          <table:table-cell office:value-type="float" office:value="3.749986" calcext:value-type="float">
            <text:p>3.749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302" calcext:value-type="float">
            <text:p>4.995302</text:p>
          </table:table-cell>
          <table:table-cell office:value-type="float" office:value="-0.008083" calcext:value-type="float">
            <text:p>-0.008083</text:p>
          </table:table-cell>
          <table:table-cell office:value-type="float" office:value="0.008621" calcext:value-type="float">
            <text:p>0.008621</text:p>
          </table:table-cell>
          <table:table-cell office:value-type="float" office:value="3.747326" calcext:value-type="float">
            <text:p>3.74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858" calcext:value-type="float">
            <text:p>-4.990858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-0.006129" calcext:value-type="float">
            <text:p>-0.006129</text:p>
          </table:table-cell>
          <table:table-cell office:value-type="float" office:value="3.745491" calcext:value-type="float">
            <text:p>3.745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326" calcext:value-type="float">
            <text:p>-5.011326</text:p>
          </table:table-cell>
          <table:table-cell office:value-type="float" office:value="-0.006744" calcext:value-type="float">
            <text:p>-0.006744</text:p>
          </table:table-cell>
          <table:table-cell office:value-type="float" office:value="-0.010991" calcext:value-type="float">
            <text:p>-0.010991</text:p>
          </table:table-cell>
          <table:table-cell office:value-type="float" office:value="3.744056" calcext:value-type="float">
            <text:p>3.744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965" calcext:value-type="float">
            <text:p>5.0069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1643" calcext:value-type="float">
            <text:p>0.001643</text:p>
          </table:table-cell>
          <table:table-cell office:value-type="float" office:value="3.743199" calcext:value-type="float">
            <text:p>3.74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407" calcext:value-type="float">
            <text:p>5.003407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-0.001316" calcext:value-type="float">
            <text:p>-0.001316</text:p>
          </table:table-cell>
          <table:table-cell office:value-type="float" office:value="3.740757" calcext:value-type="float">
            <text:p>3.740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067" calcext:value-type="float">
            <text:p>4.992067</text:p>
          </table:table-cell>
          <table:table-cell office:value-type="float" office:value="-0.002877" calcext:value-type="float">
            <text:p>-0.002877</text:p>
          </table:table-cell>
          <table:table-cell office:value-type="float" office:value="-0.009613" calcext:value-type="float">
            <text:p>-0.009613</text:p>
          </table:table-cell>
          <table:table-cell office:value-type="float" office:value="3.739827" calcext:value-type="float">
            <text:p>3.739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621" calcext:value-type="float">
            <text:p>-5.005621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-0.01257" calcext:value-type="float">
            <text:p>-0.01257</text:p>
          </table:table-cell>
          <table:table-cell office:value-type="float" office:value="3.72619" calcext:value-type="float">
            <text:p>3.7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726" calcext:value-type="float">
            <text:p>5.003726</text:p>
          </table:table-cell>
          <table:table-cell office:value-type="float" office:value="0.008903" calcext:value-type="float">
            <text:p>0.008903</text:p>
          </table:table-cell>
          <table:table-cell office:value-type="float" office:value="-0.000867" calcext:value-type="float">
            <text:p>-0.000867</text:p>
          </table:table-cell>
          <table:table-cell office:value-type="float" office:value="3.721965" calcext:value-type="float">
            <text:p>3.72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058" calcext:value-type="float">
            <text:p>4.993058</text:p>
          </table:table-cell>
          <table:table-cell office:value-type="float" office:value="-0.016217" calcext:value-type="float">
            <text:p>-0.016217</text:p>
          </table:table-cell>
          <table:table-cell office:value-type="float" office:value="0.011326" calcext:value-type="float">
            <text:p>0.011326</text:p>
          </table:table-cell>
          <table:table-cell office:value-type="float" office:value="3.717019" calcext:value-type="float">
            <text:p>3.717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064" calcext:value-type="float">
            <text:p>-5.002064</text:p>
          </table:table-cell>
          <table:table-cell office:value-type="float" office:value="0.00084" calcext:value-type="float">
            <text:p>0.00084</text:p>
          </table:table-cell>
          <table:table-cell office:value-type="float" office:value="-0.00391" calcext:value-type="float">
            <text:p>-0.00391</text:p>
          </table:table-cell>
          <table:table-cell office:value-type="float" office:value="3.716667" calcext:value-type="float">
            <text:p>3.71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746" calcext:value-type="float">
            <text:p>5.007746</text:p>
          </table:table-cell>
          <table:table-cell office:value-type="float" office:value="-0.007894" calcext:value-type="float">
            <text:p>-0.007894</text:p>
          </table:table-cell>
          <table:table-cell office:value-type="float" office:value="0.006836" calcext:value-type="float">
            <text:p>0.006836</text:p>
          </table:table-cell>
          <table:table-cell office:value-type="float" office:value="3.704982" calcext:value-type="float">
            <text:p>3.704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119" calcext:value-type="float">
            <text:p>5.007119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3.702149" calcext:value-type="float">
            <text:p>3.70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317" calcext:value-type="float">
            <text:p>5.002317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3.699769" calcext:value-type="float">
            <text:p>3.699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489" calcext:value-type="float">
            <text:p>4.986489</text:p>
          </table:table-cell>
          <table:table-cell office:value-type="float" office:value="0.00645" calcext:value-type="float">
            <text:p>0.00645</text:p>
          </table:table-cell>
          <table:table-cell office:value-type="float" office:value="-0.006198" calcext:value-type="float">
            <text:p>-0.006198</text:p>
          </table:table-cell>
          <table:table-cell office:value-type="float" office:value="3.697249" calcext:value-type="float">
            <text:p>3.697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027" calcext:value-type="float">
            <text:p>4.987027</text:p>
          </table:table-cell>
          <table:table-cell office:value-type="float" office:value="-0.005944" calcext:value-type="float">
            <text:p>-0.005944</text:p>
          </table:table-cell>
          <table:table-cell office:value-type="float" office:value="-0.004868" calcext:value-type="float">
            <text:p>-0.004868</text:p>
          </table:table-cell>
          <table:table-cell office:value-type="float" office:value="3.696053" calcext:value-type="float">
            <text:p>3.696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491" calcext:value-type="float">
            <text:p>4.999491</text:p>
          </table:table-cell>
          <table:table-cell office:value-type="float" office:value="-0.00414" calcext:value-type="float">
            <text:p>-0.00414</text:p>
          </table:table-cell>
          <table:table-cell office:value-type="float" office:value="-0.003057" calcext:value-type="float">
            <text:p>-0.003057</text:p>
          </table:table-cell>
          <table:table-cell office:value-type="float" office:value="3.696024" calcext:value-type="float">
            <text:p>3.696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173" calcext:value-type="float">
            <text:p>4.990173</text:p>
          </table:table-cell>
          <table:table-cell office:value-type="float" office:value="-0.007202" calcext:value-type="float">
            <text:p>-0.007202</text:p>
          </table:table-cell>
          <table:table-cell office:value-type="float" office:value="-0.001525" calcext:value-type="float">
            <text:p>-0.001525</text:p>
          </table:table-cell>
          <table:table-cell office:value-type="float" office:value="3.69546" calcext:value-type="float">
            <text:p>3.69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677" calcext:value-type="float">
            <text:p>-4.987677</text:p>
          </table:table-cell>
          <table:table-cell office:value-type="float" office:value="-0.007684" calcext:value-type="float">
            <text:p>-0.007684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3.693885" calcext:value-type="float">
            <text:p>3.693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432" calcext:value-type="float">
            <text:p>-4.98943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-0.009204" calcext:value-type="float">
            <text:p>-0.009204</text:p>
          </table:table-cell>
          <table:table-cell office:value-type="float" office:value="3.690789" calcext:value-type="float">
            <text:p>3.690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855" calcext:value-type="float">
            <text:p>-4.992855</text:p>
          </table:table-cell>
          <table:table-cell office:value-type="float" office:value="-0.009671" calcext:value-type="float">
            <text:p>-0.009671</text:p>
          </table:table-cell>
          <table:table-cell office:value-type="float" office:value="-0.011889" calcext:value-type="float">
            <text:p>-0.011889</text:p>
          </table:table-cell>
          <table:table-cell office:value-type="float" office:value="3.687463" calcext:value-type="float">
            <text:p>3.687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813" calcext:value-type="float">
            <text:p>4.991813</text:p>
          </table:table-cell>
          <table:table-cell office:value-type="float" office:value="-0.001178" calcext:value-type="float">
            <text:p>-0.001178</text:p>
          </table:table-cell>
          <table:table-cell office:value-type="float" office:value="-0.000659" calcext:value-type="float">
            <text:p>-0.000659</text:p>
          </table:table-cell>
          <table:table-cell office:value-type="float" office:value="3.681865" calcext:value-type="float">
            <text:p>3.68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038" calcext:value-type="float">
            <text:p>-5.006038</text:p>
          </table:table-cell>
          <table:table-cell office:value-type="float" office:value="-0.008153" calcext:value-type="float">
            <text:p>-0.008153</text:p>
          </table:table-cell>
          <table:table-cell office:value-type="float" office:value="-0.010819" calcext:value-type="float">
            <text:p>-0.010819</text:p>
          </table:table-cell>
          <table:table-cell office:value-type="float" office:value="3.681755" calcext:value-type="float">
            <text:p>3.68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668" calcext:value-type="float">
            <text:p>-5.001668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-0.01022" calcext:value-type="float">
            <text:p>-0.01022</text:p>
          </table:table-cell>
          <table:table-cell office:value-type="float" office:value="3.681213" calcext:value-type="float">
            <text:p>3.68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653" calcext:value-type="float">
            <text:p>4.997653</text:p>
          </table:table-cell>
          <table:table-cell office:value-type="float" office:value="0.013038" calcext:value-type="float">
            <text:p>0.013038</text:p>
          </table:table-cell>
          <table:table-cell office:value-type="float" office:value="0.004306" calcext:value-type="float">
            <text:p>0.004306</text:p>
          </table:table-cell>
          <table:table-cell office:value-type="float" office:value="3.680596" calcext:value-type="float">
            <text:p>3.680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455" calcext:value-type="float">
            <text:p>4.987455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3.676586" calcext:value-type="float">
            <text:p>3.676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014" calcext:value-type="float">
            <text:p>-5.001014</text:p>
          </table:table-cell>
          <table:table-cell office:value-type="float" office:value="-0.004092" calcext:value-type="float">
            <text:p>-0.004092</text:p>
          </table:table-cell>
          <table:table-cell office:value-type="float" office:value="0.010049" calcext:value-type="float">
            <text:p>0.010049</text:p>
          </table:table-cell>
          <table:table-cell office:value-type="float" office:value="3.673524" calcext:value-type="float">
            <text:p>3.673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526" calcext:value-type="float">
            <text:p>5.008526</text:p>
          </table:table-cell>
          <table:table-cell office:value-type="float" office:value="-0.012074" calcext:value-type="float">
            <text:p>-0.012074</text:p>
          </table:table-cell>
          <table:table-cell office:value-type="float" office:value="0.007585" calcext:value-type="float">
            <text:p>0.007585</text:p>
          </table:table-cell>
          <table:table-cell office:value-type="float" office:value="3.67319" calcext:value-type="float">
            <text:p>3.67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169" calcext:value-type="float">
            <text:p>4.997169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3.671635" calcext:value-type="float">
            <text:p>3.67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553" calcext:value-type="float">
            <text:p>5.003553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0.001308" calcext:value-type="float">
            <text:p>0.001308</text:p>
          </table:table-cell>
          <table:table-cell office:value-type="float" office:value="3.670094" calcext:value-type="float">
            <text:p>3.670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442" calcext:value-type="float">
            <text:p>-4.991442</text:p>
          </table:table-cell>
          <table:table-cell office:value-type="float" office:value="-0.012002" calcext:value-type="float">
            <text:p>-0.012002</text:p>
          </table:table-cell>
          <table:table-cell office:value-type="float" office:value="0.00308" calcext:value-type="float">
            <text:p>0.00308</text:p>
          </table:table-cell>
          <table:table-cell office:value-type="float" office:value="3.669623" calcext:value-type="float">
            <text:p>3.669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208" calcext:value-type="float">
            <text:p>4.991208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3.669475" calcext:value-type="float">
            <text:p>3.66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205" calcext:value-type="float">
            <text:p>4.996205</text:p>
          </table:table-cell>
          <table:table-cell office:value-type="float" office:value="0.006724" calcext:value-type="float">
            <text:p>0.006724</text:p>
          </table:table-cell>
          <table:table-cell office:value-type="float" office:value="-0.002984" calcext:value-type="float">
            <text:p>-0.002984</text:p>
          </table:table-cell>
          <table:table-cell office:value-type="float" office:value="3.667139" calcext:value-type="float">
            <text:p>3.667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716" calcext:value-type="float">
            <text:p>-4.997716</text:p>
          </table:table-cell>
          <table:table-cell office:value-type="float" office:value="0.011661" calcext:value-type="float">
            <text:p>0.011661</text:p>
          </table:table-cell>
          <table:table-cell office:value-type="float" office:value="-0.003398" calcext:value-type="float">
            <text:p>-0.003398</text:p>
          </table:table-cell>
          <table:table-cell office:value-type="float" office:value="3.664697" calcext:value-type="float">
            <text:p>3.664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251" calcext:value-type="float">
            <text:p>-5.010251</text:p>
          </table:table-cell>
          <table:table-cell office:value-type="float" office:value="-0.010811" calcext:value-type="float">
            <text:p>-0.010811</text:p>
          </table:table-cell>
          <table:table-cell office:value-type="float" office:value="-0.007691" calcext:value-type="float">
            <text:p>-0.007691</text:p>
          </table:table-cell>
          <table:table-cell office:value-type="float" office:value="3.664199" calcext:value-type="float">
            <text:p>3.664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823" calcext:value-type="float">
            <text:p>-5.000823</text:p>
          </table:table-cell>
          <table:table-cell office:value-type="float" office:value="-0.000709" calcext:value-type="float">
            <text:p>-0.000709</text:p>
          </table:table-cell>
          <table:table-cell office:value-type="float" office:value="0.013347" calcext:value-type="float">
            <text:p>0.013347</text:p>
          </table:table-cell>
          <table:table-cell office:value-type="float" office:value="3.663649" calcext:value-type="float">
            <text:p>3.663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692" calcext:value-type="float">
            <text:p>5.000692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-0.008721" calcext:value-type="float">
            <text:p>-0.008721</text:p>
          </table:table-cell>
          <table:table-cell office:value-type="float" office:value="3.662632" calcext:value-type="float">
            <text:p>3.66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13" calcext:value-type="float">
            <text:p>-5.00113</text:p>
          </table:table-cell>
          <table:table-cell office:value-type="float" office:value="0.00996" calcext:value-type="float">
            <text:p>0.00996</text:p>
          </table:table-cell>
          <table:table-cell office:value-type="float" office:value="-0.015373" calcext:value-type="float">
            <text:p>-0.015373</text:p>
          </table:table-cell>
          <table:table-cell office:value-type="float" office:value="3.655716" calcext:value-type="float">
            <text:p>3.655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05" calcext:value-type="float">
            <text:p>4.98705</text:p>
          </table:table-cell>
          <table:table-cell office:value-type="float" office:value="-0.007553" calcext:value-type="float">
            <text:p>-0.007553</text:p>
          </table:table-cell>
          <table:table-cell office:value-type="float" office:value="-0.004947" calcext:value-type="float">
            <text:p>-0.004947</text:p>
          </table:table-cell>
          <table:table-cell office:value-type="float" office:value="3.654996" calcext:value-type="float">
            <text:p>3.654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39" calcext:value-type="float">
            <text:p>-4.99739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0.012423" calcext:value-type="float">
            <text:p>0.012423</text:p>
          </table:table-cell>
          <table:table-cell office:value-type="float" office:value="3.647297" calcext:value-type="float">
            <text:p>3.647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066" calcext:value-type="float">
            <text:p>4.998066</text:p>
          </table:table-cell>
          <table:table-cell office:value-type="float" office:value="-0.011917" calcext:value-type="float">
            <text:p>-0.011917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3.646592" calcext:value-type="float">
            <text:p>3.646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408" calcext:value-type="float">
            <text:p>4.996408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-0.010161" calcext:value-type="float">
            <text:p>-0.010161</text:p>
          </table:table-cell>
          <table:table-cell office:value-type="float" office:value="3.646206" calcext:value-type="float">
            <text:p>3.646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257" calcext:value-type="float">
            <text:p>4.998257</text:p>
          </table:table-cell>
          <table:table-cell office:value-type="float" office:value="-0.004452" calcext:value-type="float">
            <text:p>-0.004452</text:p>
          </table:table-cell>
          <table:table-cell office:value-type="float" office:value="-0.006548" calcext:value-type="float">
            <text:p>-0.006548</text:p>
          </table:table-cell>
          <table:table-cell office:value-type="float" office:value="3.642556" calcext:value-type="float">
            <text:p>3.64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613" calcext:value-type="float">
            <text:p>5.008613</text:p>
          </table:table-cell>
          <table:table-cell office:value-type="float" office:value="0.008706" calcext:value-type="float">
            <text:p>0.008706</text:p>
          </table:table-cell>
          <table:table-cell office:value-type="float" office:value="0.008188" calcext:value-type="float">
            <text:p>0.008188</text:p>
          </table:table-cell>
          <table:table-cell office:value-type="float" office:value="3.638806" calcext:value-type="float">
            <text:p>3.638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92" calcext:value-type="float">
            <text:p>-4.998292</text:p>
          </table:table-cell>
          <table:table-cell office:value-type="float" office:value="0.005165" calcext:value-type="float">
            <text:p>0.005165</text:p>
          </table:table-cell>
          <table:table-cell office:value-type="float" office:value="-0.004061" calcext:value-type="float">
            <text:p>-0.004061</text:p>
          </table:table-cell>
          <table:table-cell office:value-type="float" office:value="3.637533" calcext:value-type="float">
            <text:p>3.637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159" calcext:value-type="float">
            <text:p>5.004159</text:p>
          </table:table-cell>
          <table:table-cell office:value-type="float" office:value="0.005134" calcext:value-type="float">
            <text:p>0.005134</text:p>
          </table:table-cell>
          <table:table-cell office:value-type="float" office:value="0.009952" calcext:value-type="float">
            <text:p>0.009952</text:p>
          </table:table-cell>
          <table:table-cell office:value-type="float" office:value="3.636905" calcext:value-type="float">
            <text:p>3.636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69" calcext:value-type="float">
            <text:p>-4.99169</text:p>
          </table:table-cell>
          <table:table-cell office:value-type="float" office:value="-0.000874" calcext:value-type="float">
            <text:p>-0.000874</text:p>
          </table:table-cell>
          <table:table-cell office:value-type="float" office:value="-0.012654" calcext:value-type="float">
            <text:p>-0.012654</text:p>
          </table:table-cell>
          <table:table-cell office:value-type="float" office:value="3.636626" calcext:value-type="float">
            <text:p>3.636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389" calcext:value-type="float">
            <text:p>5.000389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0.007087" calcext:value-type="float">
            <text:p>0.007087</text:p>
          </table:table-cell>
          <table:table-cell office:value-type="float" office:value="3.634085" calcext:value-type="float">
            <text:p>3.634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247" calcext:value-type="float">
            <text:p>4.985247</text:p>
          </table:table-cell>
          <table:table-cell office:value-type="float" office:value="-0.003356" calcext:value-type="float">
            <text:p>-0.003356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3.633978" calcext:value-type="float">
            <text:p>3.633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975" calcext:value-type="float">
            <text:p>-4.999975</text:p>
          </table:table-cell>
          <table:table-cell office:value-type="float" office:value="0.006298" calcext:value-type="float">
            <text:p>0.006298</text:p>
          </table:table-cell>
          <table:table-cell office:value-type="float" office:value="0.007059" calcext:value-type="float">
            <text:p>0.007059</text:p>
          </table:table-cell>
          <table:table-cell office:value-type="float" office:value="3.631746" calcext:value-type="float">
            <text:p>3.63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513" calcext:value-type="float">
            <text:p>4.987513</text:p>
          </table:table-cell>
          <table:table-cell office:value-type="float" office:value="0.003328" calcext:value-type="float">
            <text:p>0.003328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3.630689" calcext:value-type="float">
            <text:p>3.630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505" calcext:value-type="float">
            <text:p>4.997505</text:p>
          </table:table-cell>
          <table:table-cell office:value-type="float" office:value="-0.001979" calcext:value-type="float">
            <text:p>-0.001979</text:p>
          </table:table-cell>
          <table:table-cell office:value-type="float" office:value="0.012301" calcext:value-type="float">
            <text:p>0.012301</text:p>
          </table:table-cell>
          <table:table-cell office:value-type="float" office:value="3.630025" calcext:value-type="float">
            <text:p>3.630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234" calcext:value-type="float">
            <text:p>4.989234</text:p>
          </table:table-cell>
          <table:table-cell office:value-type="float" office:value="-0.010649" calcext:value-type="float">
            <text:p>-0.010649</text:p>
          </table:table-cell>
          <table:table-cell office:value-type="float" office:value="0.003449" calcext:value-type="float">
            <text:p>0.003449</text:p>
          </table:table-cell>
          <table:table-cell office:value-type="float" office:value="3.629081" calcext:value-type="float">
            <text:p>3.629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188" calcext:value-type="float">
            <text:p>5.005188</text:p>
          </table:table-cell>
          <table:table-cell office:value-type="float" office:value="0.012472" calcext:value-type="float">
            <text:p>0.012472</text:p>
          </table:table-cell>
          <table:table-cell office:value-type="float" office:value="-0.002396" calcext:value-type="float">
            <text:p>-0.002396</text:p>
          </table:table-cell>
          <table:table-cell office:value-type="float" office:value="3.626195" calcext:value-type="float">
            <text:p>3.626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95" calcext:value-type="float">
            <text:p>-5.00195</text:p>
          </table:table-cell>
          <table:table-cell office:value-type="float" office:value="-0.007123" calcext:value-type="float">
            <text:p>-0.007123</text:p>
          </table:table-cell>
          <table:table-cell office:value-type="float" office:value="-0.007991" calcext:value-type="float">
            <text:p>-0.007991</text:p>
          </table:table-cell>
          <table:table-cell office:value-type="float" office:value="3.62431" calcext:value-type="float">
            <text:p>3.6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571" calcext:value-type="float">
            <text:p>4.992571</text:p>
          </table:table-cell>
          <table:table-cell office:value-type="float" office:value="0.006441" calcext:value-type="float">
            <text:p>0.006441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3.624069" calcext:value-type="float">
            <text:p>3.624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749" calcext:value-type="float">
            <text:p>-4.991749</text:p>
          </table:table-cell>
          <table:table-cell office:value-type="float" office:value="-0.002591" calcext:value-type="float">
            <text:p>-0.002591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3.622785" calcext:value-type="float">
            <text:p>3.62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082" calcext:value-type="float">
            <text:p>-5.005082</text:p>
          </table:table-cell>
          <table:table-cell office:value-type="float" office:value="-0.009143" calcext:value-type="float">
            <text:p>-0.009143</text:p>
          </table:table-cell>
          <table:table-cell office:value-type="float" office:value="-0.009779" calcext:value-type="float">
            <text:p>-0.009779</text:p>
          </table:table-cell>
          <table:table-cell office:value-type="float" office:value="3.622441" calcext:value-type="float">
            <text:p>3.62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097" calcext:value-type="float">
            <text:p>-5.010097</text:p>
          </table:table-cell>
          <table:table-cell office:value-type="float" office:value="-0.015717" calcext:value-type="float">
            <text:p>-0.01571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3.621388" calcext:value-type="float">
            <text:p>3.62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846" calcext:value-type="float">
            <text:p>-5.003846</text:p>
          </table:table-cell>
          <table:table-cell office:value-type="float" office:value="-0.003102" calcext:value-type="float">
            <text:p>-0.003102</text:p>
          </table:table-cell>
          <table:table-cell office:value-type="float" office:value="-0.003443" calcext:value-type="float">
            <text:p>-0.003443</text:p>
          </table:table-cell>
          <table:table-cell office:value-type="float" office:value="3.61907" calcext:value-type="float">
            <text:p>3.6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365" calcext:value-type="float">
            <text:p>-5.007365</text:p>
          </table:table-cell>
          <table:table-cell office:value-type="float" office:value="-0.000002" calcext:value-type="float">
            <text:p>-2E-06</text:p>
          </table:table-cell>
          <table:table-cell office:value-type="float" office:value="-0.012705" calcext:value-type="float">
            <text:p>-0.012705</text:p>
          </table:table-cell>
          <table:table-cell office:value-type="float" office:value="3.618948" calcext:value-type="float">
            <text:p>3.618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597" calcext:value-type="float">
            <text:p>-4.990597</text:p>
          </table:table-cell>
          <table:table-cell office:value-type="float" office:value="-0.00155" calcext:value-type="float">
            <text:p>-0.00155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3.612401" calcext:value-type="float">
            <text:p>3.61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428" calcext:value-type="float">
            <text:p>-4.987428</text:p>
          </table:table-cell>
          <table:table-cell office:value-type="float" office:value="-0.008251" calcext:value-type="float">
            <text:p>-0.008251</text:p>
          </table:table-cell>
          <table:table-cell office:value-type="float" office:value="-0.005431" calcext:value-type="float">
            <text:p>-0.005431</text:p>
          </table:table-cell>
          <table:table-cell office:value-type="float" office:value="3.610734" calcext:value-type="float">
            <text:p>3.61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278" calcext:value-type="float">
            <text:p>-5.000278</text:p>
          </table:table-cell>
          <table:table-cell office:value-type="float" office:value="-0.006373" calcext:value-type="float">
            <text:p>-0.006373</text:p>
          </table:table-cell>
          <table:table-cell office:value-type="float" office:value="0.013376" calcext:value-type="float">
            <text:p>0.013376</text:p>
          </table:table-cell>
          <table:table-cell office:value-type="float" office:value="3.61067" calcext:value-type="float">
            <text:p>3.6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162" calcext:value-type="float">
            <text:p>-5.008162</text:p>
          </table:table-cell>
          <table:table-cell office:value-type="float" office:value="-0.009651" calcext:value-type="float">
            <text:p>-0.009651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3.609835" calcext:value-type="float">
            <text:p>3.609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627" calcext:value-type="float">
            <text:p>4.986627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-0.00985" calcext:value-type="float">
            <text:p>-0.00985</text:p>
          </table:table-cell>
          <table:table-cell office:value-type="float" office:value="3.608702" calcext:value-type="float">
            <text:p>3.608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157" calcext:value-type="float">
            <text:p>-5.001157</text:p>
          </table:table-cell>
          <table:table-cell office:value-type="float" office:value="-0.001438" calcext:value-type="float">
            <text:p>-0.001438</text:p>
          </table:table-cell>
          <table:table-cell office:value-type="float" office:value="-0.004216" calcext:value-type="float">
            <text:p>-0.004216</text:p>
          </table:table-cell>
          <table:table-cell office:value-type="float" office:value="3.604136" calcext:value-type="float">
            <text:p>3.604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269" calcext:value-type="float">
            <text:p>-4.996269</text:p>
          </table:table-cell>
          <table:table-cell office:value-type="float" office:value="0.002435" calcext:value-type="float">
            <text:p>0.002435</text:p>
          </table:table-cell>
          <table:table-cell office:value-type="float" office:value="-0.015764" calcext:value-type="float">
            <text:p>-0.015764</text:p>
          </table:table-cell>
          <table:table-cell office:value-type="float" office:value="3.600585" calcext:value-type="float">
            <text:p>3.600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818" calcext:value-type="float">
            <text:p>4.999818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-0.003168" calcext:value-type="float">
            <text:p>-0.003168</text:p>
          </table:table-cell>
          <table:table-cell office:value-type="float" office:value="3.59923" calcext:value-type="float">
            <text:p>3.59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71" calcext:value-type="float">
            <text:p>5.001371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0.013141" calcext:value-type="float">
            <text:p>0.013141</text:p>
          </table:table-cell>
          <table:table-cell office:value-type="float" office:value="3.597218" calcext:value-type="float">
            <text:p>3.597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475" calcext:value-type="float">
            <text:p>-4.986475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-0.007944" calcext:value-type="float">
            <text:p>-0.007944</text:p>
          </table:table-cell>
          <table:table-cell office:value-type="float" office:value="3.587038" calcext:value-type="float">
            <text:p>3.587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879" calcext:value-type="float">
            <text:p>-4.996879</text:p>
          </table:table-cell>
          <table:table-cell office:value-type="float" office:value="0.006925" calcext:value-type="float">
            <text:p>0.006925</text:p>
          </table:table-cell>
          <table:table-cell office:value-type="float" office:value="0.008603" calcext:value-type="float">
            <text:p>0.008603</text:p>
          </table:table-cell>
          <table:table-cell office:value-type="float" office:value="3.585733" calcext:value-type="float">
            <text:p>3.585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588" calcext:value-type="float">
            <text:p>-5.002588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3.585076" calcext:value-type="float">
            <text:p>3.585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906" calcext:value-type="float">
            <text:p>-5.001906</text:p>
          </table:table-cell>
          <table:table-cell office:value-type="float" office:value="0.008463" calcext:value-type="float">
            <text:p>0.008463</text:p>
          </table:table-cell>
          <table:table-cell office:value-type="float" office:value="-0.014156" calcext:value-type="float">
            <text:p>-0.014156</text:p>
          </table:table-cell>
          <table:table-cell office:value-type="float" office:value="3.580071" calcext:value-type="float">
            <text:p>3.580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605" calcext:value-type="float">
            <text:p>5.003605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.0142" calcext:value-type="float">
            <text:p>0.0142</text:p>
          </table:table-cell>
          <table:table-cell office:value-type="float" office:value="3.578509" calcext:value-type="float">
            <text:p>3.578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143" calcext:value-type="float">
            <text:p>-4.989143</text:p>
          </table:table-cell>
          <table:table-cell office:value-type="float" office:value="-0.01573" calcext:value-type="float">
            <text:p>-0.01573</text:p>
          </table:table-cell>
          <table:table-cell office:value-type="float" office:value="-0.008971" calcext:value-type="float">
            <text:p>-0.008971</text:p>
          </table:table-cell>
          <table:table-cell office:value-type="float" office:value="3.576473" calcext:value-type="float">
            <text:p>3.576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734" calcext:value-type="float">
            <text:p>4.987734</text:p>
          </table:table-cell>
          <table:table-cell office:value-type="float" office:value="0.01001" calcext:value-type="float">
            <text:p>0.01001</text:p>
          </table:table-cell>
          <table:table-cell office:value-type="float" office:value="-0.002788" calcext:value-type="float">
            <text:p>-0.002788</text:p>
          </table:table-cell>
          <table:table-cell office:value-type="float" office:value="3.573683" calcext:value-type="float">
            <text:p>3.573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384" calcext:value-type="float">
            <text:p>-4.995384</text:p>
          </table:table-cell>
          <table:table-cell office:value-type="float" office:value="-0.010303" calcext:value-type="float">
            <text:p>-0.010303</text:p>
          </table:table-cell>
          <table:table-cell office:value-type="float" office:value="-0.009719" calcext:value-type="float">
            <text:p>-0.009719</text:p>
          </table:table-cell>
          <table:table-cell office:value-type="float" office:value="3.572973" calcext:value-type="float">
            <text:p>3.57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555" calcext:value-type="float">
            <text:p>-4.997555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015754" calcext:value-type="float">
            <text:p>0.015754</text:p>
          </table:table-cell>
          <table:table-cell office:value-type="float" office:value="3.572883" calcext:value-type="float">
            <text:p>3.57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374" calcext:value-type="float">
            <text:p>4.990374</text:p>
          </table:table-cell>
          <table:table-cell office:value-type="float" office:value="-0.010168" calcext:value-type="float">
            <text:p>-0.010168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3.568866" calcext:value-type="float">
            <text:p>3.568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098" calcext:value-type="float">
            <text:p>5.014098</text:p>
          </table:table-cell>
          <table:table-cell office:value-type="float" office:value="-0.003043" calcext:value-type="float">
            <text:p>-0.003043</text:p>
          </table:table-cell>
          <table:table-cell office:value-type="float" office:value="-0.012916" calcext:value-type="float">
            <text:p>-0.012916</text:p>
          </table:table-cell>
          <table:table-cell office:value-type="float" office:value="3.56378" calcext:value-type="float">
            <text:p>3.56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493" calcext:value-type="float">
            <text:p>-5.009493</text:p>
          </table:table-cell>
          <table:table-cell office:value-type="float" office:value="0.011112" calcext:value-type="float">
            <text:p>0.011112</text:p>
          </table:table-cell>
          <table:table-cell office:value-type="float" office:value="-0.008678" calcext:value-type="float">
            <text:p>-0.008678</text:p>
          </table:table-cell>
          <table:table-cell office:value-type="float" office:value="3.56244" calcext:value-type="float">
            <text:p>3.56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889" calcext:value-type="float">
            <text:p>5.005889</text:p>
          </table:table-cell>
          <table:table-cell office:value-type="float" office:value="0.006878" calcext:value-type="float">
            <text:p>0.006878</text:p>
          </table:table-cell>
          <table:table-cell office:value-type="float" office:value="-0.006673" calcext:value-type="float">
            <text:p>-0.006673</text:p>
          </table:table-cell>
          <table:table-cell office:value-type="float" office:value="3.560739" calcext:value-type="float">
            <text:p>3.560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973" calcext:value-type="float">
            <text:p>4.996973</text:p>
          </table:table-cell>
          <table:table-cell office:value-type="float" office:value="0.002844" calcext:value-type="float">
            <text:p>0.002844</text:p>
          </table:table-cell>
          <table:table-cell office:value-type="float" office:value="-0.005035" calcext:value-type="float">
            <text:p>-0.005035</text:p>
          </table:table-cell>
          <table:table-cell office:value-type="float" office:value="3.554762" calcext:value-type="float">
            <text:p>3.554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86" calcext:value-type="float">
            <text:p>4.99786</text:p>
          </table:table-cell>
          <table:table-cell office:value-type="float" office:value="-0.000974" calcext:value-type="float">
            <text:p>-0.000974</text:p>
          </table:table-cell>
          <table:table-cell office:value-type="float" office:value="0.005436" calcext:value-type="float">
            <text:p>0.005436</text:p>
          </table:table-cell>
          <table:table-cell office:value-type="float" office:value="3.551495" calcext:value-type="float">
            <text:p>3.55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78" calcext:value-type="float">
            <text:p>4.99678</text:p>
          </table:table-cell>
          <table:table-cell office:value-type="float" office:value="0.005675" calcext:value-type="float">
            <text:p>0.005675</text:p>
          </table:table-cell>
          <table:table-cell office:value-type="float" office:value="-0.002126" calcext:value-type="float">
            <text:p>-0.002126</text:p>
          </table:table-cell>
          <table:table-cell office:value-type="float" office:value="3.549646" calcext:value-type="float">
            <text:p>3.549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063" calcext:value-type="float">
            <text:p>-4.994063</text:p>
          </table:table-cell>
          <table:table-cell office:value-type="float" office:value="-0.012544" calcext:value-type="float">
            <text:p>-0.012544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3.545295" calcext:value-type="float">
            <text:p>3.545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268" calcext:value-type="float">
            <text:p>-4.991268</text:p>
          </table:table-cell>
          <table:table-cell office:value-type="float" office:value="0.007019" calcext:value-type="float">
            <text:p>0.007019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3.544643" calcext:value-type="float">
            <text:p>3.544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285" calcext:value-type="float">
            <text:p>-5.002285</text:p>
          </table:table-cell>
          <table:table-cell office:value-type="float" office:value="-0.007363" calcext:value-type="float">
            <text:p>-0.007363</text:p>
          </table:table-cell>
          <table:table-cell office:value-type="float" office:value="-0.005134" calcext:value-type="float">
            <text:p>-0.005134</text:p>
          </table:table-cell>
          <table:table-cell office:value-type="float" office:value="3.543734" calcext:value-type="float">
            <text:p>3.543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666" calcext:value-type="float">
            <text:p>-4.993666</text:p>
          </table:table-cell>
          <table:table-cell office:value-type="float" office:value="0.007717" calcext:value-type="float">
            <text:p>0.007717</text:p>
          </table:table-cell>
          <table:table-cell office:value-type="float" office:value="-0.010462" calcext:value-type="float">
            <text:p>-0.010462</text:p>
          </table:table-cell>
          <table:table-cell office:value-type="float" office:value="3.542707" calcext:value-type="float">
            <text:p>3.54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838" calcext:value-type="float">
            <text:p>-5.005838</text:p>
          </table:table-cell>
          <table:table-cell office:value-type="float" office:value="-0.010686" calcext:value-type="float">
            <text:p>-0.010686</text:p>
          </table:table-cell>
          <table:table-cell office:value-type="float" office:value="-0.006148" calcext:value-type="float">
            <text:p>-0.006148</text:p>
          </table:table-cell>
          <table:table-cell office:value-type="float" office:value="3.542678" calcext:value-type="float">
            <text:p>3.54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791" calcext:value-type="float">
            <text:p>5.007791</text:p>
          </table:table-cell>
          <table:table-cell office:value-type="float" office:value="-0.007505" calcext:value-type="float">
            <text:p>-0.007505</text:p>
          </table:table-cell>
          <table:table-cell office:value-type="float" office:value="-0.006333" calcext:value-type="float">
            <text:p>-0.006333</text:p>
          </table:table-cell>
          <table:table-cell office:value-type="float" office:value="3.537275" calcext:value-type="float">
            <text:p>3.537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954" calcext:value-type="float">
            <text:p>5.000954</text:p>
          </table:table-cell>
          <table:table-cell office:value-type="float" office:value="-0.01122" calcext:value-type="float">
            <text:p>-0.01122</text:p>
          </table:table-cell>
          <table:table-cell office:value-type="float" office:value="-0.002275" calcext:value-type="float">
            <text:p>-0.002275</text:p>
          </table:table-cell>
          <table:table-cell office:value-type="float" office:value="3.532594" calcext:value-type="float">
            <text:p>3.53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37" calcext:value-type="float">
            <text:p>5.01037</text:p>
          </table:table-cell>
          <table:table-cell office:value-type="float" office:value="-0.007316" calcext:value-type="float">
            <text:p>-0.007316</text:p>
          </table:table-cell>
          <table:table-cell office:value-type="float" office:value="0.004032" calcext:value-type="float">
            <text:p>0.004032</text:p>
          </table:table-cell>
          <table:table-cell office:value-type="float" office:value="3.531938" calcext:value-type="float">
            <text:p>3.53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749" calcext:value-type="float">
            <text:p>5.002749</text:p>
          </table:table-cell>
          <table:table-cell office:value-type="float" office:value="0.005491" calcext:value-type="float">
            <text:p>0.005491</text:p>
          </table:table-cell>
          <table:table-cell office:value-type="float" office:value="0.007124" calcext:value-type="float">
            <text:p>0.007124</text:p>
          </table:table-cell>
          <table:table-cell office:value-type="float" office:value="3.5307" calcext:value-type="float">
            <text:p>3.5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703" calcext:value-type="float">
            <text:p>-4.995703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-0.006888" calcext:value-type="float">
            <text:p>-0.006888</text:p>
          </table:table-cell>
          <table:table-cell office:value-type="float" office:value="3.528831" calcext:value-type="float">
            <text:p>3.528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978" calcext:value-type="float">
            <text:p>-4.997978</text:p>
          </table:table-cell>
          <table:table-cell office:value-type="float" office:value="-0.002659" calcext:value-type="float">
            <text:p>-0.002659</text:p>
          </table:table-cell>
          <table:table-cell office:value-type="float" office:value="0.01211" calcext:value-type="float">
            <text:p>0.01211</text:p>
          </table:table-cell>
          <table:table-cell office:value-type="float" office:value="3.521588" calcext:value-type="float">
            <text:p>3.52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342" calcext:value-type="float">
            <text:p>5.010342</text:p>
          </table:table-cell>
          <table:table-cell office:value-type="float" office:value="-0.003681" calcext:value-type="float">
            <text:p>-0.003681</text:p>
          </table:table-cell>
          <table:table-cell office:value-type="float" office:value="-0.01148" calcext:value-type="float">
            <text:p>-0.01148</text:p>
          </table:table-cell>
          <table:table-cell office:value-type="float" office:value="3.512708" calcext:value-type="float">
            <text:p>3.51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864" calcext:value-type="float">
            <text:p>-4.998864</text:p>
          </table:table-cell>
          <table:table-cell office:value-type="float" office:value="-0.002219" calcext:value-type="float">
            <text:p>-0.002219</text:p>
          </table:table-cell>
          <table:table-cell office:value-type="float" office:value="0.013186" calcext:value-type="float">
            <text:p>0.013186</text:p>
          </table:table-cell>
          <table:table-cell office:value-type="float" office:value="3.510331" calcext:value-type="float">
            <text:p>3.510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612" calcext:value-type="float">
            <text:p>5.010612</text:p>
          </table:table-cell>
          <table:table-cell office:value-type="float" office:value="-0.008168" calcext:value-type="float">
            <text:p>-0.008168</text:p>
          </table:table-cell>
          <table:table-cell office:value-type="float" office:value="-0.007848" calcext:value-type="float">
            <text:p>-0.007848</text:p>
          </table:table-cell>
          <table:table-cell office:value-type="float" office:value="3.510098" calcext:value-type="float">
            <text:p>3.51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191" calcext:value-type="float">
            <text:p>4.998191</text:p>
          </table:table-cell>
          <table:table-cell office:value-type="float" office:value="0.006454" calcext:value-type="float">
            <text:p>0.006454</text:p>
          </table:table-cell>
          <table:table-cell office:value-type="float" office:value="-0.006175" calcext:value-type="float">
            <text:p>-0.006175</text:p>
          </table:table-cell>
          <table:table-cell office:value-type="float" office:value="3.50856" calcext:value-type="float">
            <text:p>3.50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432" calcext:value-type="float">
            <text:p>5.001432</text:p>
          </table:table-cell>
          <table:table-cell office:value-type="float" office:value="0.01142" calcext:value-type="float">
            <text:p>0.01142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3.506293" calcext:value-type="float">
            <text:p>3.506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15" calcext:value-type="float">
            <text:p>-4.99315</text:p>
          </table:table-cell>
          <table:table-cell office:value-type="float" office:value="0.005844" calcext:value-type="float">
            <text:p>0.005844</text:p>
          </table:table-cell>
          <table:table-cell office:value-type="float" office:value="0.007667" calcext:value-type="float">
            <text:p>0.007667</text:p>
          </table:table-cell>
          <table:table-cell office:value-type="float" office:value="3.50419" calcext:value-type="float">
            <text:p>3.50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361" calcext:value-type="float">
            <text:p>-4.996361</text:p>
          </table:table-cell>
          <table:table-cell office:value-type="float" office:value="0.009897" calcext:value-type="float">
            <text:p>0.009897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3.503994" calcext:value-type="float">
            <text:p>3.503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798" calcext:value-type="float">
            <text:p>-5.006798</text:p>
          </table:table-cell>
          <table:table-cell office:value-type="float" office:value="-0.010152" calcext:value-type="float">
            <text:p>-0.010152</text:p>
          </table:table-cell>
          <table:table-cell office:value-type="float" office:value="0.011734" calcext:value-type="float">
            <text:p>0.011734</text:p>
          </table:table-cell>
          <table:table-cell office:value-type="float" office:value="3.49625" calcext:value-type="float">
            <text:p>3.49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468" calcext:value-type="float">
            <text:p>5.00446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-0.006328" calcext:value-type="float">
            <text:p>-0.006328</text:p>
          </table:table-cell>
          <table:table-cell office:value-type="float" office:value="3.496211" calcext:value-type="float">
            <text:p>3.496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607" calcext:value-type="float">
            <text:p>-5.000607</text:p>
          </table:table-cell>
          <table:table-cell office:value-type="float" office:value="0.005702" calcext:value-type="float">
            <text:p>0.005702</text:p>
          </table:table-cell>
          <table:table-cell office:value-type="float" office:value="-0.003736" calcext:value-type="float">
            <text:p>-0.003736</text:p>
          </table:table-cell>
          <table:table-cell office:value-type="float" office:value="3.492986" calcext:value-type="float">
            <text:p>3.49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279" calcext:value-type="float">
            <text:p>5.001279</text:p>
          </table:table-cell>
          <table:table-cell office:value-type="float" office:value="-0.015157" calcext:value-type="float">
            <text:p>-0.015157</text:p>
          </table:table-cell>
          <table:table-cell office:value-type="float" office:value="0.009315" calcext:value-type="float">
            <text:p>0.009315</text:p>
          </table:table-cell>
          <table:table-cell office:value-type="float" office:value="3.492787" calcext:value-type="float">
            <text:p>3.49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353" calcext:value-type="float">
            <text:p>4.998353</text:p>
          </table:table-cell>
          <table:table-cell office:value-type="float" office:value="0.006722" calcext:value-type="float">
            <text:p>0.006722</text:p>
          </table:table-cell>
          <table:table-cell office:value-type="float" office:value="0.005729" calcext:value-type="float">
            <text:p>0.005729</text:p>
          </table:table-cell>
          <table:table-cell office:value-type="float" office:value="3.489144" calcext:value-type="float">
            <text:p>3.489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373" calcext:value-type="float">
            <text:p>5.010373</text:p>
          </table:table-cell>
          <table:table-cell office:value-type="float" office:value="-0.001072" calcext:value-type="float">
            <text:p>-0.001072</text:p>
          </table:table-cell>
          <table:table-cell office:value-type="float" office:value="0.012865" calcext:value-type="float">
            <text:p>0.012865</text:p>
          </table:table-cell>
          <table:table-cell office:value-type="float" office:value="3.489077" calcext:value-type="float">
            <text:p>3.489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055" calcext:value-type="float">
            <text:p>-5.003055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0.014912" calcext:value-type="float">
            <text:p>0.014912</text:p>
          </table:table-cell>
          <table:table-cell office:value-type="float" office:value="3.489063" calcext:value-type="float">
            <text:p>3.489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27" calcext:value-type="float">
            <text:p>4.997027</text:p>
          </table:table-cell>
          <table:table-cell office:value-type="float" office:value="-0.011879" calcext:value-type="float">
            <text:p>-0.011879</text:p>
          </table:table-cell>
          <table:table-cell office:value-type="float" office:value="0.010275" calcext:value-type="float">
            <text:p>0.010275</text:p>
          </table:table-cell>
          <table:table-cell office:value-type="float" office:value="3.487031" calcext:value-type="float">
            <text:p>3.487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889" calcext:value-type="float">
            <text:p>4.993889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-0.013147" calcext:value-type="float">
            <text:p>-0.013147</text:p>
          </table:table-cell>
          <table:table-cell office:value-type="float" office:value="3.486848" calcext:value-type="float">
            <text:p>3.486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913" calcext:value-type="float">
            <text:p>-4.995913</text:p>
          </table:table-cell>
          <table:table-cell office:value-type="float" office:value="-0.00992" calcext:value-type="float">
            <text:p>-0.00992</text:p>
          </table:table-cell>
          <table:table-cell office:value-type="float" office:value="0.011407" calcext:value-type="float">
            <text:p>0.011407</text:p>
          </table:table-cell>
          <table:table-cell office:value-type="float" office:value="3.485539" calcext:value-type="float">
            <text:p>3.485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376" calcext:value-type="float">
            <text:p>-5.008376</text:p>
          </table:table-cell>
          <table:table-cell office:value-type="float" office:value="-0.001991" calcext:value-type="float">
            <text:p>-0.001991</text:p>
          </table:table-cell>
          <table:table-cell office:value-type="float" office:value="-0.002539" calcext:value-type="float">
            <text:p>-0.002539</text:p>
          </table:table-cell>
          <table:table-cell office:value-type="float" office:value="3.482874" calcext:value-type="float">
            <text:p>3.48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734" calcext:value-type="float">
            <text:p>5.005734</text:p>
          </table:table-cell>
          <table:table-cell office:value-type="float" office:value="0.005444" calcext:value-type="float">
            <text:p>0.005444</text:p>
          </table:table-cell>
          <table:table-cell office:value-type="float" office:value="-0.003149" calcext:value-type="float">
            <text:p>-0.003149</text:p>
          </table:table-cell>
          <table:table-cell office:value-type="float" office:value="3.47912" calcext:value-type="float">
            <text:p>3.47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062" calcext:value-type="float">
            <text:p>-5.008062</text:p>
          </table:table-cell>
          <table:table-cell office:value-type="float" office:value="0.002959" calcext:value-type="float">
            <text:p>0.002959</text:p>
          </table:table-cell>
          <table:table-cell office:value-type="float" office:value="-0.002477" calcext:value-type="float">
            <text:p>-0.002477</text:p>
          </table:table-cell>
          <table:table-cell office:value-type="float" office:value="3.469048" calcext:value-type="float">
            <text:p>3.469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728" calcext:value-type="float">
            <text:p>5.004728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012884" calcext:value-type="float">
            <text:p>0.012884</text:p>
          </table:table-cell>
          <table:table-cell office:value-type="float" office:value="3.468869" calcext:value-type="float">
            <text:p>3.468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958" calcext:value-type="float">
            <text:p>-4.987958</text:p>
          </table:table-cell>
          <table:table-cell office:value-type="float" office:value="-0.007731" calcext:value-type="float">
            <text:p>-0.007731</text:p>
          </table:table-cell>
          <table:table-cell office:value-type="float" office:value="-0.006606" calcext:value-type="float">
            <text:p>-0.006606</text:p>
          </table:table-cell>
          <table:table-cell office:value-type="float" office:value="3.468457" calcext:value-type="float">
            <text:p>3.468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045" calcext:value-type="float">
            <text:p>-5.008045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12074" calcext:value-type="float">
            <text:p>0.012074</text:p>
          </table:table-cell>
          <table:table-cell office:value-type="float" office:value="3.46703" calcext:value-type="float">
            <text:p>3.46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602" calcext:value-type="float">
            <text:p>-4.986602</text:p>
          </table:table-cell>
          <table:table-cell office:value-type="float" office:value="0.008477" calcext:value-type="float">
            <text:p>0.008477</text:p>
          </table:table-cell>
          <table:table-cell office:value-type="float" office:value="-0.000794" calcext:value-type="float">
            <text:p>-0.000794</text:p>
          </table:table-cell>
          <table:table-cell office:value-type="float" office:value="3.466305" calcext:value-type="float">
            <text:p>3.466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532" calcext:value-type="float">
            <text:p>-5.001532</text:p>
          </table:table-cell>
          <table:table-cell office:value-type="float" office:value="-0.001752" calcext:value-type="float">
            <text:p>-0.001752</text:p>
          </table:table-cell>
          <table:table-cell office:value-type="float" office:value="-0.014794" calcext:value-type="float">
            <text:p>-0.014794</text:p>
          </table:table-cell>
          <table:table-cell office:value-type="float" office:value="3.464058" calcext:value-type="float">
            <text:p>3.464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299" calcext:value-type="float">
            <text:p>-5.005299</text:p>
          </table:table-cell>
          <table:table-cell office:value-type="float" office:value="-0.001441" calcext:value-type="float">
            <text:p>-0.001441</text:p>
          </table:table-cell>
          <table:table-cell office:value-type="float" office:value="-0.008391" calcext:value-type="float">
            <text:p>-0.008391</text:p>
          </table:table-cell>
          <table:table-cell office:value-type="float" office:value="3.463319" calcext:value-type="float">
            <text:p>3.463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794" calcext:value-type="float">
            <text:p>4.993794</text:p>
          </table:table-cell>
          <table:table-cell office:value-type="float" office:value="-0.003354" calcext:value-type="float">
            <text:p>-0.003354</text:p>
          </table:table-cell>
          <table:table-cell office:value-type="float" office:value="-0.004936" calcext:value-type="float">
            <text:p>-0.004936</text:p>
          </table:table-cell>
          <table:table-cell office:value-type="float" office:value="3.454337" calcext:value-type="float">
            <text:p>3.454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048" calcext:value-type="float">
            <text:p>-4.991048</text:p>
          </table:table-cell>
          <table:table-cell office:value-type="float" office:value="-0.003111" calcext:value-type="float">
            <text:p>-0.003111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3.452771" calcext:value-type="float">
            <text:p>3.45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733" calcext:value-type="float">
            <text:p>-4.997733</text:p>
          </table:table-cell>
          <table:table-cell office:value-type="float" office:value="-0.011626" calcext:value-type="float">
            <text:p>-0.011626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3.452469" calcext:value-type="float">
            <text:p>3.45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742" calcext:value-type="float">
            <text:p>-4.994742</text:p>
          </table:table-cell>
          <table:table-cell office:value-type="float" office:value="-0.01337" calcext:value-type="float">
            <text:p>-0.01337</text:p>
          </table:table-cell>
          <table:table-cell office:value-type="float" office:value="-0.014805" calcext:value-type="float">
            <text:p>-0.014805</text:p>
          </table:table-cell>
          <table:table-cell office:value-type="float" office:value="3.452209" calcext:value-type="float">
            <text:p>3.45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61" calcext:value-type="float">
            <text:p>-5.01261</text:p>
          </table:table-cell>
          <table:table-cell office:value-type="float" office:value="-0.004051" calcext:value-type="float">
            <text:p>-0.004051</text:p>
          </table:table-cell>
          <table:table-cell office:value-type="float" office:value="-0.003368" calcext:value-type="float">
            <text:p>-0.003368</text:p>
          </table:table-cell>
          <table:table-cell office:value-type="float" office:value="3.448452" calcext:value-type="float">
            <text:p>3.448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447" calcext:value-type="float">
            <text:p>5.000447</text:p>
          </table:table-cell>
          <table:table-cell office:value-type="float" office:value="0.005005" calcext:value-type="float">
            <text:p>0.005005</text:p>
          </table:table-cell>
          <table:table-cell office:value-type="float" office:value="-0.005594" calcext:value-type="float">
            <text:p>-0.005594</text:p>
          </table:table-cell>
          <table:table-cell office:value-type="float" office:value="3.448211" calcext:value-type="float">
            <text:p>3.448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724" calcext:value-type="float">
            <text:p>4.987724</text:p>
          </table:table-cell>
          <table:table-cell office:value-type="float" office:value="-0.003481" calcext:value-type="float">
            <text:p>-0.003481</text:p>
          </table:table-cell>
          <table:table-cell office:value-type="float" office:value="-0.008929" calcext:value-type="float">
            <text:p>-0.008929</text:p>
          </table:table-cell>
          <table:table-cell office:value-type="float" office:value="3.447889" calcext:value-type="float">
            <text:p>3.44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534" calcext:value-type="float">
            <text:p>4.995534</text:p>
          </table:table-cell>
          <table:table-cell office:value-type="float" office:value="-0.000638" calcext:value-type="float">
            <text:p>-0.000638</text:p>
          </table:table-cell>
          <table:table-cell office:value-type="float" office:value="0.013133" calcext:value-type="float">
            <text:p>0.013133</text:p>
          </table:table-cell>
          <table:table-cell office:value-type="float" office:value="3.445898" calcext:value-type="float">
            <text:p>3.445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585" calcext:value-type="float">
            <text:p>4.991585</text:p>
          </table:table-cell>
          <table:table-cell office:value-type="float" office:value="-0.009737" calcext:value-type="float">
            <text:p>-0.009737</text:p>
          </table:table-cell>
          <table:table-cell office:value-type="float" office:value="0.007691" calcext:value-type="float">
            <text:p>0.007691</text:p>
          </table:table-cell>
          <table:table-cell office:value-type="float" office:value="3.445889" calcext:value-type="float">
            <text:p>3.445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391" calcext:value-type="float">
            <text:p>-4.996391</text:p>
          </table:table-cell>
          <table:table-cell office:value-type="float" office:value="0.002715" calcext:value-type="float">
            <text:p>0.002715</text:p>
          </table:table-cell>
          <table:table-cell office:value-type="float" office:value="0.007733" calcext:value-type="float">
            <text:p>0.007733</text:p>
          </table:table-cell>
          <table:table-cell office:value-type="float" office:value="3.445139" calcext:value-type="float">
            <text:p>3.445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45" calcext:value-type="float">
            <text:p>5.00045</text:p>
          </table:table-cell>
          <table:table-cell office:value-type="float" office:value="0.015191" calcext:value-type="float">
            <text:p>0.015191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3.443351" calcext:value-type="float">
            <text:p>3.443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647" calcext:value-type="float">
            <text:p>-5.006647</text:p>
          </table:table-cell>
          <table:table-cell office:value-type="float" office:value="-0.008131" calcext:value-type="float">
            <text:p>-0.008131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3.443053" calcext:value-type="float">
            <text:p>3.44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37" calcext:value-type="float">
            <text:p>5.001337</text:p>
          </table:table-cell>
          <table:table-cell office:value-type="float" office:value="-0.000125" calcext:value-type="float">
            <text:p>-0.000125</text:p>
          </table:table-cell>
          <table:table-cell office:value-type="float" office:value="-0.001183" calcext:value-type="float">
            <text:p>-0.001183</text:p>
          </table:table-cell>
          <table:table-cell office:value-type="float" office:value="3.442079" calcext:value-type="float">
            <text:p>3.44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72" calcext:value-type="float">
            <text:p>-5.00672</text:p>
          </table:table-cell>
          <table:table-cell office:value-type="float" office:value="-0.004918" calcext:value-type="float">
            <text:p>-0.004918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3.441571" calcext:value-type="float">
            <text:p>3.44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802" calcext:value-type="float">
            <text:p>-4.999802</text:p>
          </table:table-cell>
          <table:table-cell office:value-type="float" office:value="0.010194" calcext:value-type="float">
            <text:p>0.010194</text:p>
          </table:table-cell>
          <table:table-cell office:value-type="float" office:value="0.011923" calcext:value-type="float">
            <text:p>0.011923</text:p>
          </table:table-cell>
          <table:table-cell office:value-type="float" office:value="3.441394" calcext:value-type="float">
            <text:p>3.44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642" calcext:value-type="float">
            <text:p>5.005642</text:p>
          </table:table-cell>
          <table:table-cell office:value-type="float" office:value="-0.008908" calcext:value-type="float">
            <text:p>-0.008908</text:p>
          </table:table-cell>
          <table:table-cell office:value-type="float" office:value="-0.013308" calcext:value-type="float">
            <text:p>-0.013308</text:p>
          </table:table-cell>
          <table:table-cell office:value-type="float" office:value="3.436954" calcext:value-type="float">
            <text:p>3.436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95" calcext:value-type="float">
            <text:p>-4.99295</text:p>
          </table:table-cell>
          <table:table-cell office:value-type="float" office:value="-0.002665" calcext:value-type="float">
            <text:p>-0.002665</text:p>
          </table:table-cell>
          <table:table-cell office:value-type="float" office:value="-0.010043" calcext:value-type="float">
            <text:p>-0.010043</text:p>
          </table:table-cell>
          <table:table-cell office:value-type="float" office:value="3.434108" calcext:value-type="float">
            <text:p>3.434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4115" calcext:value-type="float">
            <text:p>5.014115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-0.000739" calcext:value-type="float">
            <text:p>-0.000739</text:p>
          </table:table-cell>
          <table:table-cell office:value-type="float" office:value="3.430557" calcext:value-type="float">
            <text:p>3.430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77" calcext:value-type="float">
            <text:p>4.99777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-0.004881" calcext:value-type="float">
            <text:p>-0.004881</text:p>
          </table:table-cell>
          <table:table-cell office:value-type="float" office:value="3.428952" calcext:value-type="float">
            <text:p>3.428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102" calcext:value-type="float">
            <text:p>5.012102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3.426402" calcext:value-type="float">
            <text:p>3.426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846" calcext:value-type="float">
            <text:p>4.997846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.008199" calcext:value-type="float">
            <text:p>0.008199</text:p>
          </table:table-cell>
          <table:table-cell office:value-type="float" office:value="3.423341" calcext:value-type="float">
            <text:p>3.423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767" calcext:value-type="float">
            <text:p>4.985767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-0.007962" calcext:value-type="float">
            <text:p>-0.007962</text:p>
          </table:table-cell>
          <table:table-cell office:value-type="float" office:value="3.423015" calcext:value-type="float">
            <text:p>3.42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822" calcext:value-type="float">
            <text:p>4.994822</text:p>
          </table:table-cell>
          <table:table-cell office:value-type="float" office:value="0.00896" calcext:value-type="float">
            <text:p>0.00896</text:p>
          </table:table-cell>
          <table:table-cell office:value-type="float" office:value="-0.000025" calcext:value-type="float">
            <text:p>-2.5E-05</text:p>
          </table:table-cell>
          <table:table-cell office:value-type="float" office:value="3.422704" calcext:value-type="float">
            <text:p>3.42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434" calcext:value-type="float">
            <text:p>4.992434</text:p>
          </table:table-cell>
          <table:table-cell office:value-type="float" office:value="0.009551" calcext:value-type="float">
            <text:p>0.009551</text:p>
          </table:table-cell>
          <table:table-cell office:value-type="float" office:value="0.006659" calcext:value-type="float">
            <text:p>0.006659</text:p>
          </table:table-cell>
          <table:table-cell office:value-type="float" office:value="3.421406" calcext:value-type="float">
            <text:p>3.42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3882" calcext:value-type="float">
            <text:p>4.983882</text:p>
          </table:table-cell>
          <table:table-cell office:value-type="float" office:value="-0.003487" calcext:value-type="float">
            <text:p>-0.003487</text:p>
          </table:table-cell>
          <table:table-cell office:value-type="float" office:value="0.008838" calcext:value-type="float">
            <text:p>0.008838</text:p>
          </table:table-cell>
          <table:table-cell office:value-type="float" office:value="3.420469" calcext:value-type="float">
            <text:p>3.420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407" calcext:value-type="float">
            <text:p>4.996407</text:p>
          </table:table-cell>
          <table:table-cell office:value-type="float" office:value="-0.011601" calcext:value-type="float">
            <text:p>-0.011601</text:p>
          </table:table-cell>
          <table:table-cell office:value-type="float" office:value="-0.004142" calcext:value-type="float">
            <text:p>-0.004142</text:p>
          </table:table-cell>
          <table:table-cell office:value-type="float" office:value="3.41799" calcext:value-type="float">
            <text:p>3.4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071" calcext:value-type="float">
            <text:p>5.001071</text:p>
          </table:table-cell>
          <table:table-cell office:value-type="float" office:value="-0.002552" calcext:value-type="float">
            <text:p>-0.002552</text:p>
          </table:table-cell>
          <table:table-cell office:value-type="float" office:value="-0.01117" calcext:value-type="float">
            <text:p>-0.01117</text:p>
          </table:table-cell>
          <table:table-cell office:value-type="float" office:value="3.416634" calcext:value-type="float">
            <text:p>3.416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996" calcext:value-type="float">
            <text:p>4.996996</text:p>
          </table:table-cell>
          <table:table-cell office:value-type="float" office:value="0.007951" calcext:value-type="float">
            <text:p>0.007951</text:p>
          </table:table-cell>
          <table:table-cell office:value-type="float" office:value="-0.002929" calcext:value-type="float">
            <text:p>-0.002929</text:p>
          </table:table-cell>
          <table:table-cell office:value-type="float" office:value="3.415345" calcext:value-type="float">
            <text:p>3.415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509" calcext:value-type="float">
            <text:p>-5.011509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-0.000859" calcext:value-type="float">
            <text:p>-0.000859</text:p>
          </table:table-cell>
          <table:table-cell office:value-type="float" office:value="3.413543" calcext:value-type="float">
            <text:p>3.41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485" calcext:value-type="float">
            <text:p>-5.008485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-0.01317" calcext:value-type="float">
            <text:p>-0.01317</text:p>
          </table:table-cell>
          <table:table-cell office:value-type="float" office:value="3.411052" calcext:value-type="float">
            <text:p>3.41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557" calcext:value-type="float">
            <text:p>-4.990557</text:p>
          </table:table-cell>
          <table:table-cell office:value-type="float" office:value="-0.000496" calcext:value-type="float">
            <text:p>-0.000496</text:p>
          </table:table-cell>
          <table:table-cell office:value-type="float" office:value="-0.002428" calcext:value-type="float">
            <text:p>-0.002428</text:p>
          </table:table-cell>
          <table:table-cell office:value-type="float" office:value="3.410975" calcext:value-type="float">
            <text:p>3.410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377" calcext:value-type="float">
            <text:p>-5.003377</text:p>
          </table:table-cell>
          <table:table-cell office:value-type="float" office:value="-0.001434" calcext:value-type="float">
            <text:p>-0.001434</text:p>
          </table:table-cell>
          <table:table-cell office:value-type="float" office:value="-0.005304" calcext:value-type="float">
            <text:p>-0.005304</text:p>
          </table:table-cell>
          <table:table-cell office:value-type="float" office:value="3.408844" calcext:value-type="float">
            <text:p>3.408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474" calcext:value-type="float">
            <text:p>-4.993474</text:p>
          </table:table-cell>
          <table:table-cell office:value-type="float" office:value="-0.012958" calcext:value-type="float">
            <text:p>-0.012958</text:p>
          </table:table-cell>
          <table:table-cell office:value-type="float" office:value="-0.00502" calcext:value-type="float">
            <text:p>-0.00502</text:p>
          </table:table-cell>
          <table:table-cell office:value-type="float" office:value="3.407482" calcext:value-type="float">
            <text:p>3.407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66" calcext:value-type="float">
            <text:p>4.99666</text:p>
          </table:table-cell>
          <table:table-cell office:value-type="float" office:value="0.004367" calcext:value-type="float">
            <text:p>0.004367</text:p>
          </table:table-cell>
          <table:table-cell office:value-type="float" office:value="-0.01313" calcext:value-type="float">
            <text:p>-0.01313</text:p>
          </table:table-cell>
          <table:table-cell office:value-type="float" office:value="3.40649" calcext:value-type="float">
            <text:p>3.40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474" calcext:value-type="float">
            <text:p>4.988474</text:p>
          </table:table-cell>
          <table:table-cell office:value-type="float" office:value="-0.010696" calcext:value-type="float">
            <text:p>-0.010696</text:p>
          </table:table-cell>
          <table:table-cell office:value-type="float" office:value="-0.00203" calcext:value-type="float">
            <text:p>-0.00203</text:p>
          </table:table-cell>
          <table:table-cell office:value-type="float" office:value="3.404225" calcext:value-type="float">
            <text:p>3.404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695" calcext:value-type="float">
            <text:p>-5.008695</text:p>
          </table:table-cell>
          <table:table-cell office:value-type="float" office:value="0.010863" calcext:value-type="float">
            <text:p>0.010863</text:p>
          </table:table-cell>
          <table:table-cell office:value-type="float" office:value="0.004853" calcext:value-type="float">
            <text:p>0.004853</text:p>
          </table:table-cell>
          <table:table-cell office:value-type="float" office:value="3.397129" calcext:value-type="float">
            <text:p>3.397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158" calcext:value-type="float">
            <text:p>4.994158</text:p>
          </table:table-cell>
          <table:table-cell office:value-type="float" office:value="-0.014311" calcext:value-type="float">
            <text:p>-0.014311</text:p>
          </table:table-cell>
          <table:table-cell office:value-type="float" office:value="0.003283" calcext:value-type="float">
            <text:p>0.003283</text:p>
          </table:table-cell>
          <table:table-cell office:value-type="float" office:value="3.396633" calcext:value-type="float">
            <text:p>3.396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463" calcext:value-type="float">
            <text:p>-4.997463</text:p>
          </table:table-cell>
          <table:table-cell office:value-type="float" office:value="-0.001732" calcext:value-type="float">
            <text:p>-0.001732</text:p>
          </table:table-cell>
          <table:table-cell office:value-type="float" office:value="-0.00756" calcext:value-type="float">
            <text:p>-0.00756</text:p>
          </table:table-cell>
          <table:table-cell office:value-type="float" office:value="3.395624" calcext:value-type="float">
            <text:p>3.395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026" calcext:value-type="float">
            <text:p>5.004026</text:p>
          </table:table-cell>
          <table:table-cell office:value-type="float" office:value="0.010476" calcext:value-type="float">
            <text:p>0.010476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3.394276" calcext:value-type="float">
            <text:p>3.394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907" calcext:value-type="float">
            <text:p>5.004907</text:p>
          </table:table-cell>
          <table:table-cell office:value-type="float" office:value="-0.01278" calcext:value-type="float">
            <text:p>-0.01278</text:p>
          </table:table-cell>
          <table:table-cell office:value-type="float" office:value="-0.000696" calcext:value-type="float">
            <text:p>-0.000696</text:p>
          </table:table-cell>
          <table:table-cell office:value-type="float" office:value="3.393967" calcext:value-type="float">
            <text:p>3.393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325" calcext:value-type="float">
            <text:p>-5.010325</text:p>
          </table:table-cell>
          <table:table-cell office:value-type="float" office:value="0.00882" calcext:value-type="float">
            <text:p>0.00882</text:p>
          </table:table-cell>
          <table:table-cell office:value-type="float" office:value="-0.006765" calcext:value-type="float">
            <text:p>-0.006765</text:p>
          </table:table-cell>
          <table:table-cell office:value-type="float" office:value="3.391464" calcext:value-type="float">
            <text:p>3.39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312" calcext:value-type="float">
            <text:p>-5.002312</text:p>
          </table:table-cell>
          <table:table-cell office:value-type="float" office:value="0.005072" calcext:value-type="float">
            <text:p>0.005072</text:p>
          </table:table-cell>
          <table:table-cell office:value-type="float" office:value="-0.005712" calcext:value-type="float">
            <text:p>-0.005712</text:p>
          </table:table-cell>
          <table:table-cell office:value-type="float" office:value="3.388549" calcext:value-type="float">
            <text:p>3.388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238" calcext:value-type="float">
            <text:p>4.990238</text:p>
          </table:table-cell>
          <table:table-cell office:value-type="float" office:value="-0.000131" calcext:value-type="float">
            <text:p>-0.000131</text:p>
          </table:table-cell>
          <table:table-cell office:value-type="float" office:value="-0.0001" calcext:value-type="float">
            <text:p>-1E-04</text:p>
          </table:table-cell>
          <table:table-cell office:value-type="float" office:value="3.386823" calcext:value-type="float">
            <text:p>3.386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296" calcext:value-type="float">
            <text:p>4.997296</text:p>
          </table:table-cell>
          <table:table-cell office:value-type="float" office:value="-0.005569" calcext:value-type="float">
            <text:p>-0.005569</text:p>
          </table:table-cell>
          <table:table-cell office:value-type="float" office:value="-0.01205" calcext:value-type="float">
            <text:p>-0.01205</text:p>
          </table:table-cell>
          <table:table-cell office:value-type="float" office:value="3.382844" calcext:value-type="float">
            <text:p>3.38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461" calcext:value-type="float">
            <text:p>5.008461</text:p>
          </table:table-cell>
          <table:table-cell office:value-type="float" office:value="0.002496" calcext:value-type="float">
            <text:p>0.002496</text:p>
          </table:table-cell>
          <table:table-cell office:value-type="float" office:value="0.00358" calcext:value-type="float">
            <text:p>0.00358</text:p>
          </table:table-cell>
          <table:table-cell office:value-type="float" office:value="3.381181" calcext:value-type="float">
            <text:p>3.38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981" calcext:value-type="float">
            <text:p>4.987981</text:p>
          </table:table-cell>
          <table:table-cell office:value-type="float" office:value="-0.006901" calcext:value-type="float">
            <text:p>-0.006901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3.379993" calcext:value-type="float">
            <text:p>3.379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677" calcext:value-type="float">
            <text:p>-5.007677</text:p>
          </table:table-cell>
          <table:table-cell office:value-type="float" office:value="0.003284" calcext:value-type="float">
            <text:p>0.003284</text:p>
          </table:table-cell>
          <table:table-cell office:value-type="float" office:value="-0.010378" calcext:value-type="float">
            <text:p>-0.010378</text:p>
          </table:table-cell>
          <table:table-cell office:value-type="float" office:value="3.379772" calcext:value-type="float">
            <text:p>3.379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525" calcext:value-type="float">
            <text:p>-4.989525</text:p>
          </table:table-cell>
          <table:table-cell office:value-type="float" office:value="-0.003197" calcext:value-type="float">
            <text:p>-0.003197</text:p>
          </table:table-cell>
          <table:table-cell office:value-type="float" office:value="0.009079" calcext:value-type="float">
            <text:p>0.009079</text:p>
          </table:table-cell>
          <table:table-cell office:value-type="float" office:value="3.379441" calcext:value-type="float">
            <text:p>3.379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57" calcext:value-type="float">
            <text:p>-4.998257</text:p>
          </table:table-cell>
          <table:table-cell office:value-type="float" office:value="-0.005206" calcext:value-type="float">
            <text:p>-0.005206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3.378968" calcext:value-type="float">
            <text:p>3.378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47" calcext:value-type="float">
            <text:p>5.001347</text:p>
          </table:table-cell>
          <table:table-cell office:value-type="float" office:value="0.005076" calcext:value-type="float">
            <text:p>0.005076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3.377969" calcext:value-type="float">
            <text:p>3.377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13" calcext:value-type="float">
            <text:p>5.00113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13918" calcext:value-type="float">
            <text:p>0.013918</text:p>
          </table:table-cell>
          <table:table-cell office:value-type="float" office:value="3.377335" calcext:value-type="float">
            <text:p>3.377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291" calcext:value-type="float">
            <text:p>4.988291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3.371283" calcext:value-type="float">
            <text:p>3.37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864" calcext:value-type="float">
            <text:p>5.007864</text:p>
          </table:table-cell>
          <table:table-cell office:value-type="float" office:value="-0.006218" calcext:value-type="float">
            <text:p>-0.006218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3.370463" calcext:value-type="float">
            <text:p>3.370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625" calcext:value-type="float">
            <text:p>4.999625</text:p>
          </table:table-cell>
          <table:table-cell office:value-type="float" office:value="0.007048" calcext:value-type="float">
            <text:p>0.007048</text:p>
          </table:table-cell>
          <table:table-cell office:value-type="float" office:value="-0.001827" calcext:value-type="float">
            <text:p>-0.001827</text:p>
          </table:table-cell>
          <table:table-cell office:value-type="float" office:value="3.369697" calcext:value-type="float">
            <text:p>3.369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243" calcext:value-type="float">
            <text:p>-4.995243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-0.005391" calcext:value-type="float">
            <text:p>-0.005391</text:p>
          </table:table-cell>
          <table:table-cell office:value-type="float" office:value="3.369339" calcext:value-type="float">
            <text:p>3.369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967" calcext:value-type="float">
            <text:p>5.006967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3.367935" calcext:value-type="float">
            <text:p>3.367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7" calcext:value-type="float">
            <text:p>5.0127</text:p>
          </table:table-cell>
          <table:table-cell office:value-type="float" office:value="-0.009014" calcext:value-type="float">
            <text:p>-0.009014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3.367479" calcext:value-type="float">
            <text:p>3.367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926" calcext:value-type="float">
            <text:p>-4.986926</text:p>
          </table:table-cell>
          <table:table-cell office:value-type="float" office:value="-0.002178" calcext:value-type="float">
            <text:p>-0.002178</text:p>
          </table:table-cell>
          <table:table-cell office:value-type="float" office:value="0.006238" calcext:value-type="float">
            <text:p>0.006238</text:p>
          </table:table-cell>
          <table:table-cell office:value-type="float" office:value="3.365834" calcext:value-type="float">
            <text:p>3.365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29" calcext:value-type="float">
            <text:p>-4.998229</text:p>
          </table:table-cell>
          <table:table-cell office:value-type="float" office:value="-0.001571" calcext:value-type="float">
            <text:p>-0.001571</text:p>
          </table:table-cell>
          <table:table-cell office:value-type="float" office:value="0.004779" calcext:value-type="float">
            <text:p>0.004779</text:p>
          </table:table-cell>
          <table:table-cell office:value-type="float" office:value="3.364348" calcext:value-type="float">
            <text:p>3.364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075" calcext:value-type="float">
            <text:p>5.001075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3.360374" calcext:value-type="float">
            <text:p>3.360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02" calcext:value-type="float">
            <text:p>-5.00202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-0.006933" calcext:value-type="float">
            <text:p>-0.006933</text:p>
          </table:table-cell>
          <table:table-cell office:value-type="float" office:value="3.357826" calcext:value-type="float">
            <text:p>3.357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8" calcext:value-type="float">
            <text:p>-5.00598</text:p>
          </table:table-cell>
          <table:table-cell office:value-type="float" office:value="-0.008958" calcext:value-type="float">
            <text:p>-0.008958</text:p>
          </table:table-cell>
          <table:table-cell office:value-type="float" office:value="-0.005289" calcext:value-type="float">
            <text:p>-0.005289</text:p>
          </table:table-cell>
          <table:table-cell office:value-type="float" office:value="3.356834" calcext:value-type="float">
            <text:p>3.356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54" calcext:value-type="float">
            <text:p>5.00554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3.348582" calcext:value-type="float">
            <text:p>3.348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928" calcext:value-type="float">
            <text:p>-4.99992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3.3479" calcext:value-type="float">
            <text:p>3.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197" calcext:value-type="float">
            <text:p>-4.995197</text:p>
          </table:table-cell>
          <table:table-cell office:value-type="float" office:value="-0.011529" calcext:value-type="float">
            <text:p>-0.011529</text:p>
          </table:table-cell>
          <table:table-cell office:value-type="float" office:value="0.008408" calcext:value-type="float">
            <text:p>0.008408</text:p>
          </table:table-cell>
          <table:table-cell office:value-type="float" office:value="3.345039" calcext:value-type="float">
            <text:p>3.345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512" calcext:value-type="float">
            <text:p>4.995512</text:p>
          </table:table-cell>
          <table:table-cell office:value-type="float" office:value="-0.010841" calcext:value-type="float">
            <text:p>-0.010841</text:p>
          </table:table-cell>
          <table:table-cell office:value-type="float" office:value="-0.005995" calcext:value-type="float">
            <text:p>-0.005995</text:p>
          </table:table-cell>
          <table:table-cell office:value-type="float" office:value="3.344737" calcext:value-type="float">
            <text:p>3.344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777" calcext:value-type="float">
            <text:p>-5.011777</text:p>
          </table:table-cell>
          <table:table-cell office:value-type="float" office:value="-0.00193" calcext:value-type="float">
            <text:p>-0.00193</text:p>
          </table:table-cell>
          <table:table-cell office:value-type="float" office:value="-0.000488" calcext:value-type="float">
            <text:p>-0.000488</text:p>
          </table:table-cell>
          <table:table-cell office:value-type="float" office:value="3.343425" calcext:value-type="float">
            <text:p>3.343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106" calcext:value-type="float">
            <text:p>4.994106</text:p>
          </table:table-cell>
          <table:table-cell office:value-type="float" office:value="-0.014597" calcext:value-type="float">
            <text:p>-0.014597</text:p>
          </table:table-cell>
          <table:table-cell office:value-type="float" office:value="-0.004499" calcext:value-type="float">
            <text:p>-0.004499</text:p>
          </table:table-cell>
          <table:table-cell office:value-type="float" office:value="3.342324" calcext:value-type="float">
            <text:p>3.34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734" calcext:value-type="float">
            <text:p>-4.996734</text:p>
          </table:table-cell>
          <table:table-cell office:value-type="float" office:value="-0.013008" calcext:value-type="float">
            <text:p>-0.013008</text:p>
          </table:table-cell>
          <table:table-cell office:value-type="float" office:value="-0.01083" calcext:value-type="float">
            <text:p>-0.01083</text:p>
          </table:table-cell>
          <table:table-cell office:value-type="float" office:value="3.341969" calcext:value-type="float">
            <text:p>3.34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972" calcext:value-type="float">
            <text:p>-5.003972</text:p>
          </table:table-cell>
          <table:table-cell office:value-type="float" office:value="-0.005332" calcext:value-type="float">
            <text:p>-0.005332</text:p>
          </table:table-cell>
          <table:table-cell office:value-type="float" office:value="0.003008" calcext:value-type="float">
            <text:p>0.003008</text:p>
          </table:table-cell>
          <table:table-cell office:value-type="float" office:value="3.341348" calcext:value-type="float">
            <text:p>3.34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108" calcext:value-type="float">
            <text:p>5.011108</text:p>
          </table:table-cell>
          <table:table-cell office:value-type="float" office:value="-0.001174" calcext:value-type="float">
            <text:p>-0.001174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3.340549" calcext:value-type="float">
            <text:p>3.340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383" calcext:value-type="float">
            <text:p>5.008383</text:p>
          </table:table-cell>
          <table:table-cell office:value-type="float" office:value="0.00919" calcext:value-type="float">
            <text:p>0.00919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3.339956" calcext:value-type="float">
            <text:p>3.339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377" calcext:value-type="float">
            <text:p>4.996377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-0.005262" calcext:value-type="float">
            <text:p>-0.005262</text:p>
          </table:table-cell>
          <table:table-cell office:value-type="float" office:value="3.338736" calcext:value-type="float">
            <text:p>3.338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341" calcext:value-type="float">
            <text:p>-5.003341</text:p>
          </table:table-cell>
          <table:table-cell office:value-type="float" office:value="0.007465" calcext:value-type="float">
            <text:p>0.007465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3.338474" calcext:value-type="float">
            <text:p>3.338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256" calcext:value-type="float">
            <text:p>5.007256</text:p>
          </table:table-cell>
          <table:table-cell office:value-type="float" office:value="-0.009106" calcext:value-type="float">
            <text:p>-0.009106</text:p>
          </table:table-cell>
          <table:table-cell office:value-type="float" office:value="-0.011622" calcext:value-type="float">
            <text:p>-0.011622</text:p>
          </table:table-cell>
          <table:table-cell office:value-type="float" office:value="3.33798" calcext:value-type="float">
            <text:p>3.33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398" calcext:value-type="float">
            <text:p>-4.990398</text:p>
          </table:table-cell>
          <table:table-cell office:value-type="float" office:value="0.009835" calcext:value-type="float">
            <text:p>0.009835</text:p>
          </table:table-cell>
          <table:table-cell office:value-type="float" office:value="-0.003706" calcext:value-type="float">
            <text:p>-0.003706</text:p>
          </table:table-cell>
          <table:table-cell office:value-type="float" office:value="3.33731" calcext:value-type="float">
            <text:p>3.33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21" calcext:value-type="float">
            <text:p>4.997021</text:p>
          </table:table-cell>
          <table:table-cell office:value-type="float" office:value="0.004421" calcext:value-type="float">
            <text:p>0.004421</text:p>
          </table:table-cell>
          <table:table-cell office:value-type="float" office:value="0.01311" calcext:value-type="float">
            <text:p>0.01311</text:p>
          </table:table-cell>
          <table:table-cell office:value-type="float" office:value="3.336742" calcext:value-type="float">
            <text:p>3.336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613" calcext:value-type="float">
            <text:p>-4.990613</text:p>
          </table:table-cell>
          <table:table-cell office:value-type="float" office:value="-0.005467" calcext:value-type="float">
            <text:p>-0.005467</text:p>
          </table:table-cell>
          <table:table-cell office:value-type="float" office:value="0.008443" calcext:value-type="float">
            <text:p>0.008443</text:p>
          </table:table-cell>
          <table:table-cell office:value-type="float" office:value="3.336578" calcext:value-type="float">
            <text:p>3.336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303" calcext:value-type="float">
            <text:p>5.002303</text:p>
          </table:table-cell>
          <table:table-cell office:value-type="float" office:value="-0.000873" calcext:value-type="float">
            <text:p>-0.000873</text:p>
          </table:table-cell>
          <table:table-cell office:value-type="float" office:value="-0.008402" calcext:value-type="float">
            <text:p>-0.008402</text:p>
          </table:table-cell>
          <table:table-cell office:value-type="float" office:value="3.334952" calcext:value-type="float">
            <text:p>3.334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008" calcext:value-type="float">
            <text:p>4.994008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0.003478" calcext:value-type="float">
            <text:p>0.003478</text:p>
          </table:table-cell>
          <table:table-cell office:value-type="float" office:value="3.332701" calcext:value-type="float">
            <text:p>3.33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816" calcext:value-type="float">
            <text:p>-5.009816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012366" calcext:value-type="float">
            <text:p>0.012366</text:p>
          </table:table-cell>
          <table:table-cell office:value-type="float" office:value="3.330018" calcext:value-type="float">
            <text:p>3.33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548" calcext:value-type="float">
            <text:p>-5.009548</text:p>
          </table:table-cell>
          <table:table-cell office:value-type="float" office:value="0.008861" calcext:value-type="float">
            <text:p>0.008861</text:p>
          </table:table-cell>
          <table:table-cell office:value-type="float" office:value="-0.00955" calcext:value-type="float">
            <text:p>-0.00955</text:p>
          </table:table-cell>
          <table:table-cell office:value-type="float" office:value="3.329735" calcext:value-type="float">
            <text:p>3.329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865" calcext:value-type="float">
            <text:p>5.001865</text:p>
          </table:table-cell>
          <table:table-cell office:value-type="float" office:value="-0.008931" calcext:value-type="float">
            <text:p>-0.008931</text:p>
          </table:table-cell>
          <table:table-cell office:value-type="float" office:value="-0.011044" calcext:value-type="float">
            <text:p>-0.011044</text:p>
          </table:table-cell>
          <table:table-cell office:value-type="float" office:value="3.328743" calcext:value-type="float">
            <text:p>3.328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139" calcext:value-type="float">
            <text:p>5.009139</text:p>
          </table:table-cell>
          <table:table-cell office:value-type="float" office:value="0.009906" calcext:value-type="float">
            <text:p>0.009906</text:p>
          </table:table-cell>
          <table:table-cell office:value-type="float" office:value="0.004675" calcext:value-type="float">
            <text:p>0.004675</text:p>
          </table:table-cell>
          <table:table-cell office:value-type="float" office:value="3.326533" calcext:value-type="float">
            <text:p>3.326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046" calcext:value-type="float">
            <text:p>-4.999046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0.011409" calcext:value-type="float">
            <text:p>-0.011409</text:p>
          </table:table-cell>
          <table:table-cell office:value-type="float" office:value="3.323418" calcext:value-type="float">
            <text:p>3.323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921" calcext:value-type="float">
            <text:p>4.998921</text:p>
          </table:table-cell>
          <table:table-cell office:value-type="float" office:value="0.005623" calcext:value-type="float">
            <text:p>0.005623</text:p>
          </table:table-cell>
          <table:table-cell office:value-type="float" office:value="-0.008083" calcext:value-type="float">
            <text:p>-0.008083</text:p>
          </table:table-cell>
          <table:table-cell office:value-type="float" office:value="3.32114" calcext:value-type="float">
            <text:p>3.3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506" calcext:value-type="float">
            <text:p>-4.997506</text:p>
          </table:table-cell>
          <table:table-cell office:value-type="float" office:value="-0.007999" calcext:value-type="float">
            <text:p>-0.007999</text:p>
          </table:table-cell>
          <table:table-cell office:value-type="float" office:value="-0.011574" calcext:value-type="float">
            <text:p>-0.011574</text:p>
          </table:table-cell>
          <table:table-cell office:value-type="float" office:value="3.314352" calcext:value-type="float">
            <text:p>3.31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654" calcext:value-type="float">
            <text:p>4.997654</text:p>
          </table:table-cell>
          <table:table-cell office:value-type="float" office:value="0.008016" calcext:value-type="float">
            <text:p>0.008016</text:p>
          </table:table-cell>
          <table:table-cell office:value-type="float" office:value="-0.009816" calcext:value-type="float">
            <text:p>-0.009816</text:p>
          </table:table-cell>
          <table:table-cell office:value-type="float" office:value="3.312863" calcext:value-type="float">
            <text:p>3.31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228" calcext:value-type="float">
            <text:p>-4.991228</text:p>
          </table:table-cell>
          <table:table-cell office:value-type="float" office:value="-0.00693" calcext:value-type="float">
            <text:p>-0.00693</text:p>
          </table:table-cell>
          <table:table-cell office:value-type="float" office:value="-0.010791" calcext:value-type="float">
            <text:p>-0.010791</text:p>
          </table:table-cell>
          <table:table-cell office:value-type="float" office:value="3.308003" calcext:value-type="float">
            <text:p>3.308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882" calcext:value-type="float">
            <text:p>5.004882</text:p>
          </table:table-cell>
          <table:table-cell office:value-type="float" office:value="0.009568" calcext:value-type="float">
            <text:p>0.009568</text:p>
          </table:table-cell>
          <table:table-cell office:value-type="float" office:value="-0.000202" calcext:value-type="float">
            <text:p>-0.000202</text:p>
          </table:table-cell>
          <table:table-cell office:value-type="float" office:value="3.30705" calcext:value-type="float">
            <text:p>3.30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163" calcext:value-type="float">
            <text:p>-5.001163</text:p>
          </table:table-cell>
          <table:table-cell office:value-type="float" office:value="-0.002548" calcext:value-type="float">
            <text:p>-0.002548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3.306967" calcext:value-type="float">
            <text:p>3.306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484" calcext:value-type="float">
            <text:p>4.996484</text:p>
          </table:table-cell>
          <table:table-cell office:value-type="float" office:value="0.004476" calcext:value-type="float">
            <text:p>0.004476</text:p>
          </table:table-cell>
          <table:table-cell office:value-type="float" office:value="-0.004716" calcext:value-type="float">
            <text:p>-0.004716</text:p>
          </table:table-cell>
          <table:table-cell office:value-type="float" office:value="3.30625" calcext:value-type="float">
            <text:p>3.3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828" calcext:value-type="float">
            <text:p>4.98982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-0.006965" calcext:value-type="float">
            <text:p>-0.006965</text:p>
          </table:table-cell>
          <table:table-cell office:value-type="float" office:value="3.306185" calcext:value-type="float">
            <text:p>3.306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513" calcext:value-type="float">
            <text:p>-5.002513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-0.001816" calcext:value-type="float">
            <text:p>-0.001816</text:p>
          </table:table-cell>
          <table:table-cell office:value-type="float" office:value="3.306156" calcext:value-type="float">
            <text:p>3.30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993" calcext:value-type="float">
            <text:p>5.000993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-0.009215" calcext:value-type="float">
            <text:p>-0.009215</text:p>
          </table:table-cell>
          <table:table-cell office:value-type="float" office:value="3.304405" calcext:value-type="float">
            <text:p>3.304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545" calcext:value-type="float">
            <text:p>-5.010545</text:p>
          </table:table-cell>
          <table:table-cell office:value-type="float" office:value="-0.003499" calcext:value-type="float">
            <text:p>-0.003499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3.304146" calcext:value-type="float">
            <text:p>3.304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2" calcext:value-type="float">
            <text:p>4.9972</text:p>
          </table:table-cell>
          <table:table-cell office:value-type="float" office:value="-0.008546" calcext:value-type="float">
            <text:p>-0.008546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3.299804" calcext:value-type="float">
            <text:p>3.299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882" calcext:value-type="float">
            <text:p>-5.002882</text:p>
          </table:table-cell>
          <table:table-cell office:value-type="float" office:value="0.010359" calcext:value-type="float">
            <text:p>0.010359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3.298014" calcext:value-type="float">
            <text:p>3.29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011" calcext:value-type="float">
            <text:p>4.995011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-0.006605" calcext:value-type="float">
            <text:p>-0.006605</text:p>
          </table:table-cell>
          <table:table-cell office:value-type="float" office:value="3.294549" calcext:value-type="float">
            <text:p>3.294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398" calcext:value-type="float">
            <text:p>5.006398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-0.005789" calcext:value-type="float">
            <text:p>-0.005789</text:p>
          </table:table-cell>
          <table:table-cell office:value-type="float" office:value="3.29441" calcext:value-type="float">
            <text:p>3.29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342" calcext:value-type="float">
            <text:p>-5.008342</text:p>
          </table:table-cell>
          <table:table-cell office:value-type="float" office:value="-0.001666" calcext:value-type="float">
            <text:p>-0.001666</text:p>
          </table:table-cell>
          <table:table-cell office:value-type="float" office:value="-0.001329" calcext:value-type="float">
            <text:p>-0.001329</text:p>
          </table:table-cell>
          <table:table-cell office:value-type="float" office:value="3.291667" calcext:value-type="float">
            <text:p>3.29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442" calcext:value-type="float">
            <text:p>4.992442</text:p>
          </table:table-cell>
          <table:table-cell office:value-type="float" office:value="-0.000641" calcext:value-type="float">
            <text:p>-0.000641</text:p>
          </table:table-cell>
          <table:table-cell office:value-type="float" office:value="0.006823" calcext:value-type="float">
            <text:p>0.006823</text:p>
          </table:table-cell>
          <table:table-cell office:value-type="float" office:value="3.289395" calcext:value-type="float">
            <text:p>3.289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182" calcext:value-type="float">
            <text:p>4.997182</text:p>
          </table:table-cell>
          <table:table-cell office:value-type="float" office:value="-0.006217" calcext:value-type="float">
            <text:p>-0.006217</text:p>
          </table:table-cell>
          <table:table-cell office:value-type="float" office:value="0.0104" calcext:value-type="float">
            <text:p>0.0104</text:p>
          </table:table-cell>
          <table:table-cell office:value-type="float" office:value="3.28833" calcext:value-type="float">
            <text:p>3.28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317" calcext:value-type="float">
            <text:p>5.011317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-0.002376" calcext:value-type="float">
            <text:p>-0.002376</text:p>
          </table:table-cell>
          <table:table-cell office:value-type="float" office:value="3.286637" calcext:value-type="float">
            <text:p>3.286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094" calcext:value-type="float">
            <text:p>5.011094</text:p>
          </table:table-cell>
          <table:table-cell office:value-type="float" office:value="0.000886" calcext:value-type="float">
            <text:p>0.000886</text:p>
          </table:table-cell>
          <table:table-cell office:value-type="float" office:value="-0.000154" calcext:value-type="float">
            <text:p>-0.000154</text:p>
          </table:table-cell>
          <table:table-cell office:value-type="float" office:value="3.286319" calcext:value-type="float">
            <text:p>3.286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395" calcext:value-type="float">
            <text:p>-4.989395</text:p>
          </table:table-cell>
          <table:table-cell office:value-type="float" office:value="-0.006789" calcext:value-type="float">
            <text:p>-0.006789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3.28481" calcext:value-type="float">
            <text:p>3.28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401" calcext:value-type="float">
            <text:p>4.994401</text:p>
          </table:table-cell>
          <table:table-cell office:value-type="float" office:value="0.010482" calcext:value-type="float">
            <text:p>0.010482</text:p>
          </table:table-cell>
          <table:table-cell office:value-type="float" office:value="0.008326" calcext:value-type="float">
            <text:p>0.008326</text:p>
          </table:table-cell>
          <table:table-cell office:value-type="float" office:value="3.282197" calcext:value-type="float">
            <text:p>3.28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069" calcext:value-type="float">
            <text:p>5.001069</text:p>
          </table:table-cell>
          <table:table-cell office:value-type="float" office:value="-0.005028" calcext:value-type="float">
            <text:p>-0.005028</text:p>
          </table:table-cell>
          <table:table-cell office:value-type="float" office:value="-0.010465" calcext:value-type="float">
            <text:p>-0.010465</text:p>
          </table:table-cell>
          <table:table-cell office:value-type="float" office:value="3.27902" calcext:value-type="float">
            <text:p>3.27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03" calcext:value-type="float">
            <text:p>5.00403</text:p>
          </table:table-cell>
          <table:table-cell office:value-type="float" office:value="-0.011522" calcext:value-type="float">
            <text:p>-0.011522</text:p>
          </table:table-cell>
          <table:table-cell office:value-type="float" office:value="-0.001559" calcext:value-type="float">
            <text:p>-0.001559</text:p>
          </table:table-cell>
          <table:table-cell office:value-type="float" office:value="3.278803" calcext:value-type="float">
            <text:p>3.278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318" calcext:value-type="float">
            <text:p>-4.994318</text:p>
          </table:table-cell>
          <table:table-cell office:value-type="float" office:value="-0.011544" calcext:value-type="float">
            <text:p>-0.011544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3.27782" calcext:value-type="float">
            <text:p>3.27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299" calcext:value-type="float">
            <text:p>-4.993299</text:p>
          </table:table-cell>
          <table:table-cell office:value-type="float" office:value="-0.009274" calcext:value-type="float">
            <text:p>-0.009274</text:p>
          </table:table-cell>
          <table:table-cell office:value-type="float" office:value="-0.007491" calcext:value-type="float">
            <text:p>-0.007491</text:p>
          </table:table-cell>
          <table:table-cell office:value-type="float" office:value="3.277499" calcext:value-type="float">
            <text:p>3.277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03" calcext:value-type="float">
            <text:p>5.01303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0.007814" calcext:value-type="float">
            <text:p>0.007814</text:p>
          </table:table-cell>
          <table:table-cell office:value-type="float" office:value="3.276631" calcext:value-type="float">
            <text:p>3.276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601" calcext:value-type="float">
            <text:p>-5.002601</text:p>
          </table:table-cell>
          <table:table-cell office:value-type="float" office:value="0.010194" calcext:value-type="float">
            <text:p>0.010194</text:p>
          </table:table-cell>
          <table:table-cell office:value-type="float" office:value="0.012317" calcext:value-type="float">
            <text:p>0.012317</text:p>
          </table:table-cell>
          <table:table-cell office:value-type="float" office:value="3.275111" calcext:value-type="float">
            <text:p>3.275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274" calcext:value-type="float">
            <text:p>4.995274</text:p>
          </table:table-cell>
          <table:table-cell office:value-type="float" office:value="-0.007144" calcext:value-type="float">
            <text:p>-0.007144</text:p>
          </table:table-cell>
          <table:table-cell office:value-type="float" office:value="-0.00204" calcext:value-type="float">
            <text:p>-0.00204</text:p>
          </table:table-cell>
          <table:table-cell office:value-type="float" office:value="3.272788" calcext:value-type="float">
            <text:p>3.27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724" calcext:value-type="float">
            <text:p>-5.004724</text:p>
          </table:table-cell>
          <table:table-cell office:value-type="float" office:value="-0.005601" calcext:value-type="float">
            <text:p>-0.005601</text:p>
          </table:table-cell>
          <table:table-cell office:value-type="float" office:value="-0.000872" calcext:value-type="float">
            <text:p>-0.000872</text:p>
          </table:table-cell>
          <table:table-cell office:value-type="float" office:value="3.272652" calcext:value-type="float">
            <text:p>3.27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006" calcext:value-type="float">
            <text:p>-4.993006</text:p>
          </table:table-cell>
          <table:table-cell office:value-type="float" office:value="-0.003344" calcext:value-type="float">
            <text:p>-0.003344</text:p>
          </table:table-cell>
          <table:table-cell office:value-type="float" office:value="-0.007031" calcext:value-type="float">
            <text:p>-0.007031</text:p>
          </table:table-cell>
          <table:table-cell office:value-type="float" office:value="3.270066" calcext:value-type="float">
            <text:p>3.270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108" calcext:value-type="float">
            <text:p>5.006108</text:p>
          </table:table-cell>
          <table:table-cell office:value-type="float" office:value="-0.002245" calcext:value-type="float">
            <text:p>-0.002245</text:p>
          </table:table-cell>
          <table:table-cell office:value-type="float" office:value="0.011174" calcext:value-type="float">
            <text:p>0.011174</text:p>
          </table:table-cell>
          <table:table-cell office:value-type="float" office:value="3.267595" calcext:value-type="float">
            <text:p>3.267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398" calcext:value-type="float">
            <text:p>4.991398</text:p>
          </table:table-cell>
          <table:table-cell office:value-type="float" office:value="-0.010758" calcext:value-type="float">
            <text:p>-0.010758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3.266402" calcext:value-type="float">
            <text:p>3.266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954" calcext:value-type="float">
            <text:p>-5.001954</text:p>
          </table:table-cell>
          <table:table-cell office:value-type="float" office:value="-0.009595" calcext:value-type="float">
            <text:p>-0.009595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3.265296" calcext:value-type="float">
            <text:p>3.265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47" calcext:value-type="float">
            <text:p>-5.01047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-0.004817" calcext:value-type="float">
            <text:p>-0.004817</text:p>
          </table:table-cell>
          <table:table-cell office:value-type="float" office:value="3.263539" calcext:value-type="float">
            <text:p>3.263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504" calcext:value-type="float">
            <text:p>4.989504</text:p>
          </table:table-cell>
          <table:table-cell office:value-type="float" office:value="-0.001672" calcext:value-type="float">
            <text:p>-0.001672</text:p>
          </table:table-cell>
          <table:table-cell office:value-type="float" office:value="-0.004864" calcext:value-type="float">
            <text:p>-0.004864</text:p>
          </table:table-cell>
          <table:table-cell office:value-type="float" office:value="3.262016" calcext:value-type="float">
            <text:p>3.26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34" calcext:value-type="float">
            <text:p>-5.01034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-0.003842" calcext:value-type="float">
            <text:p>-0.003842</text:p>
          </table:table-cell>
          <table:table-cell office:value-type="float" office:value="3.257962" calcext:value-type="float">
            <text:p>3.257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353" calcext:value-type="float">
            <text:p>4.993353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0.004324" calcext:value-type="float">
            <text:p>0.004324</text:p>
          </table:table-cell>
          <table:table-cell office:value-type="float" office:value="3.257608" calcext:value-type="float">
            <text:p>3.257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415" calcext:value-type="float">
            <text:p>5.011415</text:p>
          </table:table-cell>
          <table:table-cell office:value-type="float" office:value="0.005653" calcext:value-type="float">
            <text:p>0.005653</text:p>
          </table:table-cell>
          <table:table-cell office:value-type="float" office:value="-0.003322" calcext:value-type="float">
            <text:p>-0.003322</text:p>
          </table:table-cell>
          <table:table-cell office:value-type="float" office:value="3.252848" calcext:value-type="float">
            <text:p>3.25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962" calcext:value-type="float">
            <text:p>5.001962</text:p>
          </table:table-cell>
          <table:table-cell office:value-type="float" office:value="-0.010721" calcext:value-type="float">
            <text:p>-0.010721</text:p>
          </table:table-cell>
          <table:table-cell office:value-type="float" office:value="-0.010498" calcext:value-type="float">
            <text:p>-0.010498</text:p>
          </table:table-cell>
          <table:table-cell office:value-type="float" office:value="3.249531" calcext:value-type="float">
            <text:p>3.249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183" calcext:value-type="float">
            <text:p>-4.990183</text:p>
          </table:table-cell>
          <table:table-cell office:value-type="float" office:value="-0.009522" calcext:value-type="float">
            <text:p>-0.009522</text:p>
          </table:table-cell>
          <table:table-cell office:value-type="float" office:value="-0.003056" calcext:value-type="float">
            <text:p>-0.003056</text:p>
          </table:table-cell>
          <table:table-cell office:value-type="float" office:value="3.249188" calcext:value-type="float">
            <text:p>3.249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206" calcext:value-type="float">
            <text:p>5.000206</text:p>
          </table:table-cell>
          <table:table-cell office:value-type="float" office:value="0.003429" calcext:value-type="float">
            <text:p>0.003429</text:p>
          </table:table-cell>
          <table:table-cell office:value-type="float" office:value="0.009494" calcext:value-type="float">
            <text:p>0.009494</text:p>
          </table:table-cell>
          <table:table-cell office:value-type="float" office:value="3.248922" calcext:value-type="float">
            <text:p>3.248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301" calcext:value-type="float">
            <text:p>-4.986301</text:p>
          </table:table-cell>
          <table:table-cell office:value-type="float" office:value="-0.012602" calcext:value-type="float">
            <text:p>-0.012602</text:p>
          </table:table-cell>
          <table:table-cell office:value-type="float" office:value="0.003159" calcext:value-type="float">
            <text:p>0.003159</text:p>
          </table:table-cell>
          <table:table-cell office:value-type="float" office:value="3.245484" calcext:value-type="float">
            <text:p>3.245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628" calcext:value-type="float">
            <text:p>4.990628</text:p>
          </table:table-cell>
          <table:table-cell office:value-type="float" office:value="0.00733" calcext:value-type="float">
            <text:p>0.00733</text:p>
          </table:table-cell>
          <table:table-cell office:value-type="float" office:value="-0.002443" calcext:value-type="float">
            <text:p>-0.002443</text:p>
          </table:table-cell>
          <table:table-cell office:value-type="float" office:value="3.245266" calcext:value-type="float">
            <text:p>3.245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84" calcext:value-type="float">
            <text:p>4.9938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-0.010904" calcext:value-type="float">
            <text:p>-0.010904</text:p>
          </table:table-cell>
          <table:table-cell office:value-type="float" office:value="3.244613" calcext:value-type="float">
            <text:p>3.244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988" calcext:value-type="float">
            <text:p>-4.995988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-0.003288" calcext:value-type="float">
            <text:p>-0.003288</text:p>
          </table:table-cell>
          <table:table-cell office:value-type="float" office:value="3.242195" calcext:value-type="float">
            <text:p>3.24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422" calcext:value-type="float">
            <text:p>-5.002422</text:p>
          </table:table-cell>
          <table:table-cell office:value-type="float" office:value="0.011676" calcext:value-type="float">
            <text:p>0.011676</text:p>
          </table:table-cell>
          <table:table-cell office:value-type="float" office:value="-0.00637" calcext:value-type="float">
            <text:p>-0.00637</text:p>
          </table:table-cell>
          <table:table-cell office:value-type="float" office:value="3.241364" calcext:value-type="float">
            <text:p>3.24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563" calcext:value-type="float">
            <text:p>-4.997563</text:p>
          </table:table-cell>
          <table:table-cell office:value-type="float" office:value="-0.009989" calcext:value-type="float">
            <text:p>-0.009989</text:p>
          </table:table-cell>
          <table:table-cell office:value-type="float" office:value="0.006156" calcext:value-type="float">
            <text:p>0.006156</text:p>
          </table:table-cell>
          <table:table-cell office:value-type="float" office:value="3.239044" calcext:value-type="float">
            <text:p>3.239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242" calcext:value-type="float">
            <text:p>4.997242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3.236111" calcext:value-type="float">
            <text:p>3.236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53" calcext:value-type="float">
            <text:p>-5.00453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3.23441" calcext:value-type="float">
            <text:p>3.23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407" calcext:value-type="float">
            <text:p>-5.006407</text:p>
          </table:table-cell>
          <table:table-cell office:value-type="float" office:value="0.004292" calcext:value-type="float">
            <text:p>0.004292</text:p>
          </table:table-cell>
          <table:table-cell office:value-type="float" office:value="-0.002324" calcext:value-type="float">
            <text:p>-0.002324</text:p>
          </table:table-cell>
          <table:table-cell office:value-type="float" office:value="3.23266" calcext:value-type="float">
            <text:p>3.23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621" calcext:value-type="float">
            <text:p>-4.999621</text:p>
          </table:table-cell>
          <table:table-cell office:value-type="float" office:value="0.002621" calcext:value-type="float">
            <text:p>0.002621</text:p>
          </table:table-cell>
          <table:table-cell office:value-type="float" office:value="-0.014946" calcext:value-type="float">
            <text:p>-0.014946</text:p>
          </table:table-cell>
          <table:table-cell office:value-type="float" office:value="3.232198" calcext:value-type="float">
            <text:p>3.23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501" calcext:value-type="float">
            <text:p>-5.008501</text:p>
          </table:table-cell>
          <table:table-cell office:value-type="float" office:value="0.004387" calcext:value-type="float">
            <text:p>0.004387</text:p>
          </table:table-cell>
          <table:table-cell office:value-type="float" office:value="-0.004708" calcext:value-type="float">
            <text:p>-0.004708</text:p>
          </table:table-cell>
          <table:table-cell office:value-type="float" office:value="3.232153" calcext:value-type="float">
            <text:p>3.23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818" calcext:value-type="float">
            <text:p>-5.002818</text:p>
          </table:table-cell>
          <table:table-cell office:value-type="float" office:value="-0.010297" calcext:value-type="float">
            <text:p>-0.010297</text:p>
          </table:table-cell>
          <table:table-cell office:value-type="float" office:value="-0.002349" calcext:value-type="float">
            <text:p>-0.002349</text:p>
          </table:table-cell>
          <table:table-cell office:value-type="float" office:value="3.230787" calcext:value-type="float">
            <text:p>3.230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729" calcext:value-type="float">
            <text:p>5.013729</text:p>
          </table:table-cell>
          <table:table-cell office:value-type="float" office:value="-0.005328" calcext:value-type="float">
            <text:p>-0.005328</text:p>
          </table:table-cell>
          <table:table-cell office:value-type="float" office:value="-0.008485" calcext:value-type="float">
            <text:p>-0.008485</text:p>
          </table:table-cell>
          <table:table-cell office:value-type="float" office:value="3.230583" calcext:value-type="float">
            <text:p>3.230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266" calcext:value-type="float">
            <text:p>4.986266</text:p>
          </table:table-cell>
          <table:table-cell office:value-type="float" office:value="-0.007111" calcext:value-type="float">
            <text:p>-0.007111</text:p>
          </table:table-cell>
          <table:table-cell office:value-type="float" office:value="-0.005675" calcext:value-type="float">
            <text:p>-0.005675</text:p>
          </table:table-cell>
          <table:table-cell office:value-type="float" office:value="3.225003" calcext:value-type="float">
            <text:p>3.225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321" calcext:value-type="float">
            <text:p>4.990321</text:p>
          </table:table-cell>
          <table:table-cell office:value-type="float" office:value="0.009058" calcext:value-type="float">
            <text:p>0.009058</text:p>
          </table:table-cell>
          <table:table-cell office:value-type="float" office:value="-0.002354" calcext:value-type="float">
            <text:p>-0.002354</text:p>
          </table:table-cell>
          <table:table-cell office:value-type="float" office:value="3.223696" calcext:value-type="float">
            <text:p>3.223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138" calcext:value-type="float">
            <text:p>5.010138</text:p>
          </table:table-cell>
          <table:table-cell office:value-type="float" office:value="-0.010297" calcext:value-type="float">
            <text:p>-0.010297</text:p>
          </table:table-cell>
          <table:table-cell office:value-type="float" office:value="-0.015193" calcext:value-type="float">
            <text:p>-0.015193</text:p>
          </table:table-cell>
          <table:table-cell office:value-type="float" office:value="3.222313" calcext:value-type="float">
            <text:p>3.22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824" calcext:value-type="float">
            <text:p>-4.996824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3.22034" calcext:value-type="float">
            <text:p>3.2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915" calcext:value-type="float">
            <text:p>4.987915</text:p>
          </table:table-cell>
          <table:table-cell office:value-type="float" office:value="-0.000677" calcext:value-type="float">
            <text:p>-0.000677</text:p>
          </table:table-cell>
          <table:table-cell office:value-type="float" office:value="-0.01236" calcext:value-type="float">
            <text:p>-0.01236</text:p>
          </table:table-cell>
          <table:table-cell office:value-type="float" office:value="3.21941" calcext:value-type="float">
            <text:p>3.2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004" calcext:value-type="float">
            <text:p>-5.001004</text:p>
          </table:table-cell>
          <table:table-cell office:value-type="float" office:value="0.014092" calcext:value-type="float">
            <text:p>0.014092</text:p>
          </table:table-cell>
          <table:table-cell office:value-type="float" office:value="-0.002559" calcext:value-type="float">
            <text:p>-0.002559</text:p>
          </table:table-cell>
          <table:table-cell office:value-type="float" office:value="3.218825" calcext:value-type="float">
            <text:p>3.218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034" calcext:value-type="float">
            <text:p>-5.004034</text:p>
          </table:table-cell>
          <table:table-cell office:value-type="float" office:value="0.011108" calcext:value-type="float">
            <text:p>0.011108</text:p>
          </table:table-cell>
          <table:table-cell office:value-type="float" office:value="-0.004905" calcext:value-type="float">
            <text:p>-0.004905</text:p>
          </table:table-cell>
          <table:table-cell office:value-type="float" office:value="3.216873" calcext:value-type="float">
            <text:p>3.216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71" calcext:value-type="float">
            <text:p>4.99771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0.002902" calcext:value-type="float">
            <text:p>0.002902</text:p>
          </table:table-cell>
          <table:table-cell office:value-type="float" office:value="3.213752" calcext:value-type="float">
            <text:p>3.213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72" calcext:value-type="float">
            <text:p>-4.998272</text:p>
          </table:table-cell>
          <table:table-cell office:value-type="float" office:value="-0.01174" calcext:value-type="float">
            <text:p>-0.01174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3.212755" calcext:value-type="float">
            <text:p>3.21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606" calcext:value-type="float">
            <text:p>5.004606</text:p>
          </table:table-cell>
          <table:table-cell office:value-type="float" office:value="-0.018807" calcext:value-type="float">
            <text:p>-0.018807</text:p>
          </table:table-cell>
          <table:table-cell office:value-type="float" office:value="0.006038" calcext:value-type="float">
            <text:p>0.006038</text:p>
          </table:table-cell>
          <table:table-cell office:value-type="float" office:value="3.210138" calcext:value-type="float">
            <text:p>3.210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438" calcext:value-type="float">
            <text:p>5.012438</text:p>
          </table:table-cell>
          <table:table-cell office:value-type="float" office:value="-0.00316" calcext:value-type="float">
            <text:p>-0.0031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3.206807" calcext:value-type="float">
            <text:p>3.206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389" calcext:value-type="float">
            <text:p>5.003389</text:p>
          </table:table-cell>
          <table:table-cell office:value-type="float" office:value="-0.002566" calcext:value-type="float">
            <text:p>-0.002566</text:p>
          </table:table-cell>
          <table:table-cell office:value-type="float" office:value="-0.002541" calcext:value-type="float">
            <text:p>-0.002541</text:p>
          </table:table-cell>
          <table:table-cell office:value-type="float" office:value="3.203346" calcext:value-type="float">
            <text:p>3.20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641" calcext:value-type="float">
            <text:p>-5.008641</text:p>
          </table:table-cell>
          <table:table-cell office:value-type="float" office:value="-0.008101" calcext:value-type="float">
            <text:p>-0.008101</text:p>
          </table:table-cell>
          <table:table-cell office:value-type="float" office:value="0.011356" calcext:value-type="float">
            <text:p>0.011356</text:p>
          </table:table-cell>
          <table:table-cell office:value-type="float" office:value="3.200722" calcext:value-type="float">
            <text:p>3.20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416" calcext:value-type="float">
            <text:p>5.001416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-0.0092" calcext:value-type="float">
            <text:p>-0.0092</text:p>
          </table:table-cell>
          <table:table-cell office:value-type="float" office:value="3.200631" calcext:value-type="float">
            <text:p>3.200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721" calcext:value-type="float">
            <text:p>5.001721</text:p>
          </table:table-cell>
          <table:table-cell office:value-type="float" office:value="-0.003566" calcext:value-type="float">
            <text:p>-0.003566</text:p>
          </table:table-cell>
          <table:table-cell office:value-type="float" office:value="0.00698" calcext:value-type="float">
            <text:p>0.00698</text:p>
          </table:table-cell>
          <table:table-cell office:value-type="float" office:value="3.200084" calcext:value-type="float">
            <text:p>3.200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369" calcext:value-type="float">
            <text:p>-4.997369</text:p>
          </table:table-cell>
          <table:table-cell office:value-type="float" office:value="0.009829" calcext:value-type="float">
            <text:p>0.009829</text:p>
          </table:table-cell>
          <table:table-cell office:value-type="float" office:value="-0.008146" calcext:value-type="float">
            <text:p>-0.008146</text:p>
          </table:table-cell>
          <table:table-cell office:value-type="float" office:value="3.200029" calcext:value-type="float">
            <text:p>3.200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532" calcext:value-type="float">
            <text:p>-4.998532</text:p>
          </table:table-cell>
          <table:table-cell office:value-type="float" office:value="0.00474" calcext:value-type="float">
            <text:p>0.00474</text:p>
          </table:table-cell>
          <table:table-cell office:value-type="float" office:value="-0.013311" calcext:value-type="float">
            <text:p>-0.013311</text:p>
          </table:table-cell>
          <table:table-cell office:value-type="float" office:value="3.199675" calcext:value-type="float">
            <text:p>3.199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869" calcext:value-type="float">
            <text:p>4.998869</text:p>
          </table:table-cell>
          <table:table-cell office:value-type="float" office:value="-0.004542" calcext:value-type="float">
            <text:p>-0.004542</text:p>
          </table:table-cell>
          <table:table-cell office:value-type="float" office:value="-0.006773" calcext:value-type="float">
            <text:p>-0.006773</text:p>
          </table:table-cell>
          <table:table-cell office:value-type="float" office:value="3.199148" calcext:value-type="float">
            <text:p>3.199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4932" calcext:value-type="float">
            <text:p>-5.014932</text:p>
          </table:table-cell>
          <table:table-cell office:value-type="float" office:value="0.001944" calcext:value-type="float">
            <text:p>0.001944</text:p>
          </table:table-cell>
          <table:table-cell office:value-type="float" office:value="-0.005406" calcext:value-type="float">
            <text:p>-0.005406</text:p>
          </table:table-cell>
          <table:table-cell office:value-type="float" office:value="3.197691" calcext:value-type="float">
            <text:p>3.197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652" calcext:value-type="float">
            <text:p>4.988652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-0.008756" calcext:value-type="float">
            <text:p>-0.008756</text:p>
          </table:table-cell>
          <table:table-cell office:value-type="float" office:value="3.197154" calcext:value-type="float">
            <text:p>3.197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446" calcext:value-type="float">
            <text:p>-4.995446</text:p>
          </table:table-cell>
          <table:table-cell office:value-type="float" office:value="0.002518" calcext:value-type="float">
            <text:p>0.002518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3.196458" calcext:value-type="float">
            <text:p>3.196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012" calcext:value-type="float">
            <text:p>-4.998012</text:p>
          </table:table-cell>
          <table:table-cell office:value-type="float" office:value="-0.004219" calcext:value-type="float">
            <text:p>-0.004219</text:p>
          </table:table-cell>
          <table:table-cell office:value-type="float" office:value="-0.002815" calcext:value-type="float">
            <text:p>-0.002815</text:p>
          </table:table-cell>
          <table:table-cell office:value-type="float" office:value="3.195449" calcext:value-type="float">
            <text:p>3.195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324" calcext:value-type="float">
            <text:p>5.011324</text:p>
          </table:table-cell>
          <table:table-cell office:value-type="float" office:value="-0.009634" calcext:value-type="float">
            <text:p>-0.009634</text:p>
          </table:table-cell>
          <table:table-cell office:value-type="float" office:value="-0.003488" calcext:value-type="float">
            <text:p>-0.003488</text:p>
          </table:table-cell>
          <table:table-cell office:value-type="float" office:value="3.193857" calcext:value-type="float">
            <text:p>3.193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526" calcext:value-type="float">
            <text:p>5.010526</text:p>
          </table:table-cell>
          <table:table-cell office:value-type="float" office:value="-0.009936" calcext:value-type="float">
            <text:p>-0.009936</text:p>
          </table:table-cell>
          <table:table-cell office:value-type="float" office:value="-0.004107" calcext:value-type="float">
            <text:p>-0.004107</text:p>
          </table:table-cell>
          <table:table-cell office:value-type="float" office:value="3.193312" calcext:value-type="float">
            <text:p>3.193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711" calcext:value-type="float">
            <text:p>4.995711</text:p>
          </table:table-cell>
          <table:table-cell office:value-type="float" office:value="0.012777" calcext:value-type="float">
            <text:p>0.012777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3.191224" calcext:value-type="float">
            <text:p>3.19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409" calcext:value-type="float">
            <text:p>-4.996409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11929" calcext:value-type="float">
            <text:p>0.011929</text:p>
          </table:table-cell>
          <table:table-cell office:value-type="float" office:value="3.188806" calcext:value-type="float">
            <text:p>3.188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541" calcext:value-type="float">
            <text:p>-4.998541</text:p>
          </table:table-cell>
          <table:table-cell office:value-type="float" office:value="-0.002838" calcext:value-type="float">
            <text:p>-0.002838</text:p>
          </table:table-cell>
          <table:table-cell office:value-type="float" office:value="0.009657" calcext:value-type="float">
            <text:p>0.009657</text:p>
          </table:table-cell>
          <table:table-cell office:value-type="float" office:value="3.186446" calcext:value-type="float">
            <text:p>3.186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27" calcext:value-type="float">
            <text:p>5.00227</text:p>
          </table:table-cell>
          <table:table-cell office:value-type="float" office:value="-0.011564" calcext:value-type="float">
            <text:p>-0.011564</text:p>
          </table:table-cell>
          <table:table-cell office:value-type="float" office:value="0.003422" calcext:value-type="float">
            <text:p>0.003422</text:p>
          </table:table-cell>
          <table:table-cell office:value-type="float" office:value="3.183632" calcext:value-type="float">
            <text:p>3.183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383" calcext:value-type="float">
            <text:p>-4.999383</text:p>
          </table:table-cell>
          <table:table-cell office:value-type="float" office:value="0.011161" calcext:value-type="float">
            <text:p>0.011161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3.183559" calcext:value-type="float">
            <text:p>3.183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184" calcext:value-type="float">
            <text:p>-4.992184</text:p>
          </table:table-cell>
          <table:table-cell office:value-type="float" office:value="0.004036" calcext:value-type="float">
            <text:p>0.004036</text:p>
          </table:table-cell>
          <table:table-cell office:value-type="float" office:value="-0.010877" calcext:value-type="float">
            <text:p>-0.010877</text:p>
          </table:table-cell>
          <table:table-cell office:value-type="float" office:value="3.180474" calcext:value-type="float">
            <text:p>3.18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271" calcext:value-type="float">
            <text:p>-5.00427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286" calcext:value-type="float">
            <text:p>0.00286</text:p>
          </table:table-cell>
          <table:table-cell office:value-type="float" office:value="3.17815" calcext:value-type="float">
            <text:p>3.17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507" calcext:value-type="float">
            <text:p>5.012507</text:p>
          </table:table-cell>
          <table:table-cell office:value-type="float" office:value="-0.001101" calcext:value-type="float">
            <text:p>-0.001101</text:p>
          </table:table-cell>
          <table:table-cell office:value-type="float" office:value="0.002419" calcext:value-type="float">
            <text:p>0.002419</text:p>
          </table:table-cell>
          <table:table-cell office:value-type="float" office:value="3.177523" calcext:value-type="float">
            <text:p>3.177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659" calcext:value-type="float">
            <text:p>-4.989659</text:p>
          </table:table-cell>
          <table:table-cell office:value-type="float" office:value="-0.004085" calcext:value-type="float">
            <text:p>-0.004085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3.177106" calcext:value-type="float">
            <text:p>3.177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148" calcext:value-type="float">
            <text:p>4.994148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006577" calcext:value-type="float">
            <text:p>0.006577</text:p>
          </table:table-cell>
          <table:table-cell office:value-type="float" office:value="3.176909" calcext:value-type="float">
            <text:p>3.176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156" calcext:value-type="float">
            <text:p>5.006156</text:p>
          </table:table-cell>
          <table:table-cell office:value-type="float" office:value="-0.004325" calcext:value-type="float">
            <text:p>-0.004325</text:p>
          </table:table-cell>
          <table:table-cell office:value-type="float" office:value="-0.004618" calcext:value-type="float">
            <text:p>-0.004618</text:p>
          </table:table-cell>
          <table:table-cell office:value-type="float" office:value="3.175342" calcext:value-type="float">
            <text:p>3.175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706" calcext:value-type="float">
            <text:p>4.991706</text:p>
          </table:table-cell>
          <table:table-cell office:value-type="float" office:value="-0.006439" calcext:value-type="float">
            <text:p>-0.006439</text:p>
          </table:table-cell>
          <table:table-cell office:value-type="float" office:value="-0.001016" calcext:value-type="float">
            <text:p>-0.001016</text:p>
          </table:table-cell>
          <table:table-cell office:value-type="float" office:value="3.175216" calcext:value-type="float">
            <text:p>3.175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135" calcext:value-type="float">
            <text:p>-5.001135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-0.004386" calcext:value-type="float">
            <text:p>-0.004386</text:p>
          </table:table-cell>
          <table:table-cell office:value-type="float" office:value="3.175215" calcext:value-type="float">
            <text:p>3.175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11" calcext:value-type="float">
            <text:p>-5.01011</text:p>
          </table:table-cell>
          <table:table-cell office:value-type="float" office:value="-0.007809" calcext:value-type="float">
            <text:p>-0.007809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3.171455" calcext:value-type="float">
            <text:p>3.17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129" calcext:value-type="float">
            <text:p>5.012129</text:p>
          </table:table-cell>
          <table:table-cell office:value-type="float" office:value="-0.007946" calcext:value-type="float">
            <text:p>-0.007946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3.170405" calcext:value-type="float">
            <text:p>3.170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172" calcext:value-type="float">
            <text:p>-4.997172</text:p>
          </table:table-cell>
          <table:table-cell office:value-type="float" office:value="-0.008629" calcext:value-type="float">
            <text:p>-0.008629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3.169334" calcext:value-type="float">
            <text:p>3.169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003" calcext:value-type="float">
            <text:p>-5.000003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3.1689" calcext:value-type="float">
            <text:p>3.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616" calcext:value-type="float">
            <text:p>5.003616</text:p>
          </table:table-cell>
          <table:table-cell office:value-type="float" office:value="-0.009622" calcext:value-type="float">
            <text:p>-0.009622</text:p>
          </table:table-cell>
          <table:table-cell office:value-type="float" office:value="0.012577" calcext:value-type="float">
            <text:p>0.012577</text:p>
          </table:table-cell>
          <table:table-cell office:value-type="float" office:value="3.1663" calcext:value-type="float">
            <text:p>3.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163" calcext:value-type="float">
            <text:p>4.992163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3.165485" calcext:value-type="float">
            <text:p>3.165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228" calcext:value-type="float">
            <text:p>4.993228</text:p>
          </table:table-cell>
          <table:table-cell office:value-type="float" office:value="-0.010438" calcext:value-type="float">
            <text:p>-0.010438</text:p>
          </table:table-cell>
          <table:table-cell office:value-type="float" office:value="-0.004696" calcext:value-type="float">
            <text:p>-0.004696</text:p>
          </table:table-cell>
          <table:table-cell office:value-type="float" office:value="3.164352" calcext:value-type="float">
            <text:p>3.16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599" calcext:value-type="float">
            <text:p>-4.990599</text:p>
          </table:table-cell>
          <table:table-cell office:value-type="float" office:value="-0.003271" calcext:value-type="float">
            <text:p>-0.003271</text:p>
          </table:table-cell>
          <table:table-cell office:value-type="float" office:value="-0.002971" calcext:value-type="float">
            <text:p>-0.002971</text:p>
          </table:table-cell>
          <table:table-cell office:value-type="float" office:value="3.16266" calcext:value-type="float">
            <text:p>3.1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651" calcext:value-type="float">
            <text:p>5.009651</text:p>
          </table:table-cell>
          <table:table-cell office:value-type="float" office:value="-0.006121" calcext:value-type="float">
            <text:p>-0.006121</text:p>
          </table:table-cell>
          <table:table-cell office:value-type="float" office:value="-0.007369" calcext:value-type="float">
            <text:p>-0.007369</text:p>
          </table:table-cell>
          <table:table-cell office:value-type="float" office:value="3.158545" calcext:value-type="float">
            <text:p>3.158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978" calcext:value-type="float">
            <text:p>5.002978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-0.001955" calcext:value-type="float">
            <text:p>-0.001955</text:p>
          </table:table-cell>
          <table:table-cell office:value-type="float" office:value="3.155757" calcext:value-type="float">
            <text:p>3.15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998" calcext:value-type="float">
            <text:p>-5.004998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-0.008175" calcext:value-type="float">
            <text:p>-0.008175</text:p>
          </table:table-cell>
          <table:table-cell office:value-type="float" office:value="3.154602" calcext:value-type="float">
            <text:p>3.154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6722" calcext:value-type="float">
            <text:p>4.986722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-0.009185" calcext:value-type="float">
            <text:p>-0.009185</text:p>
          </table:table-cell>
          <table:table-cell office:value-type="float" office:value="3.154543" calcext:value-type="float">
            <text:p>3.154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582" calcext:value-type="float">
            <text:p>4.989582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0.002741" calcext:value-type="float">
            <text:p>0.002741</text:p>
          </table:table-cell>
          <table:table-cell office:value-type="float" office:value="3.148019" calcext:value-type="float">
            <text:p>3.148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877" calcext:value-type="float">
            <text:p>-4.991877</text:p>
          </table:table-cell>
          <table:table-cell office:value-type="float" office:value="-0.001637" calcext:value-type="float">
            <text:p>-0.001637</text:p>
          </table:table-cell>
          <table:table-cell office:value-type="float" office:value="-0.014986" calcext:value-type="float">
            <text:p>-0.014986</text:p>
          </table:table-cell>
          <table:table-cell office:value-type="float" office:value="3.147735" calcext:value-type="float">
            <text:p>3.147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078" calcext:value-type="float">
            <text:p>5.005078</text:p>
          </table:table-cell>
          <table:table-cell office:value-type="float" office:value="0.013977" calcext:value-type="float">
            <text:p>0.013977</text:p>
          </table:table-cell>
          <table:table-cell office:value-type="float" office:value="0.004234" calcext:value-type="float">
            <text:p>0.004234</text:p>
          </table:table-cell>
          <table:table-cell office:value-type="float" office:value="3.146162" calcext:value-type="float">
            <text:p>3.146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8" calcext:value-type="float">
            <text:p>5.0048</text:p>
          </table:table-cell>
          <table:table-cell office:value-type="float" office:value="0.008836" calcext:value-type="float">
            <text:p>0.008836</text:p>
          </table:table-cell>
          <table:table-cell office:value-type="float" office:value="-0.009637" calcext:value-type="float">
            <text:p>-0.009637</text:p>
          </table:table-cell>
          <table:table-cell office:value-type="float" office:value="3.145602" calcext:value-type="float">
            <text:p>3.145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178" calcext:value-type="float">
            <text:p>4.997178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-0.000012" calcext:value-type="float">
            <text:p>-1.2E-05</text:p>
          </table:table-cell>
          <table:table-cell office:value-type="float" office:value="3.144911" calcext:value-type="float">
            <text:p>3.144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764" calcext:value-type="float">
            <text:p>4.997764</text:p>
          </table:table-cell>
          <table:table-cell office:value-type="float" office:value="0.010794" calcext:value-type="float">
            <text:p>0.010794</text:p>
          </table:table-cell>
          <table:table-cell office:value-type="float" office:value="-0.004857" calcext:value-type="float">
            <text:p>-0.004857</text:p>
          </table:table-cell>
          <table:table-cell office:value-type="float" office:value="3.144663" calcext:value-type="float">
            <text:p>3.144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438" calcext:value-type="float">
            <text:p>-5.000438</text:p>
          </table:table-cell>
          <table:table-cell office:value-type="float" office:value="-0.002392" calcext:value-type="float">
            <text:p>-0.002392</text:p>
          </table:table-cell>
          <table:table-cell office:value-type="float" office:value="-0.007004" calcext:value-type="float">
            <text:p>-0.007004</text:p>
          </table:table-cell>
          <table:table-cell office:value-type="float" office:value="3.14318" calcext:value-type="float">
            <text:p>3.14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027" calcext:value-type="float">
            <text:p>-4.996027</text:p>
          </table:table-cell>
          <table:table-cell office:value-type="float" office:value="-0.005955" calcext:value-type="float">
            <text:p>-0.005955</text:p>
          </table:table-cell>
          <table:table-cell office:value-type="float" office:value="0.008081" calcext:value-type="float">
            <text:p>0.008081</text:p>
          </table:table-cell>
          <table:table-cell office:value-type="float" office:value="3.142593" calcext:value-type="float">
            <text:p>3.14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835" calcext:value-type="float">
            <text:p>-5.008835</text:p>
          </table:table-cell>
          <table:table-cell office:value-type="float" office:value="0.008724" calcext:value-type="float">
            <text:p>0.008724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3.140506" calcext:value-type="float">
            <text:p>3.140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406" calcext:value-type="float">
            <text:p>-5.004406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3.134542" calcext:value-type="float">
            <text:p>3.134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399" calcext:value-type="float">
            <text:p>-5.002399</text:p>
          </table:table-cell>
          <table:table-cell office:value-type="float" office:value="0.007834" calcext:value-type="float">
            <text:p>0.007834</text:p>
          </table:table-cell>
          <table:table-cell office:value-type="float" office:value="-0.001153" calcext:value-type="float">
            <text:p>-0.001153</text:p>
          </table:table-cell>
          <table:table-cell office:value-type="float" office:value="3.131702" calcext:value-type="float">
            <text:p>3.13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5109" calcext:value-type="float">
            <text:p>4.985109</text:p>
          </table:table-cell>
          <table:table-cell office:value-type="float" office:value="-0.004048" calcext:value-type="float">
            <text:p>-0.004048</text:p>
          </table:table-cell>
          <table:table-cell office:value-type="float" office:value="-0.003577" calcext:value-type="float">
            <text:p>-0.003577</text:p>
          </table:table-cell>
          <table:table-cell office:value-type="float" office:value="3.126037" calcext:value-type="float">
            <text:p>3.126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505" calcext:value-type="float">
            <text:p>4.989505</text:p>
          </table:table-cell>
          <table:table-cell office:value-type="float" office:value="-0.004513" calcext:value-type="float">
            <text:p>-0.004513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3.12483" calcext:value-type="float">
            <text:p>3.1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509" calcext:value-type="float">
            <text:p>4.994509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13476" calcext:value-type="float">
            <text:p>0.013476</text:p>
          </table:table-cell>
          <table:table-cell office:value-type="float" office:value="3.121662" calcext:value-type="float">
            <text:p>3.12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149" calcext:value-type="float">
            <text:p>-4.996149</text:p>
          </table:table-cell>
          <table:table-cell office:value-type="float" office:value="0.005647" calcext:value-type="float">
            <text:p>0.005647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3.119475" calcext:value-type="float">
            <text:p>3.11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801" calcext:value-type="float">
            <text:p>4.989801</text:p>
          </table:table-cell>
          <table:table-cell office:value-type="float" office:value="-0.00653" calcext:value-type="float">
            <text:p>-0.00653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3.117123" calcext:value-type="float">
            <text:p>3.11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175" calcext:value-type="float">
            <text:p>4.995175</text:p>
          </table:table-cell>
          <table:table-cell office:value-type="float" office:value="0.004233" calcext:value-type="float">
            <text:p>0.004233</text:p>
          </table:table-cell>
          <table:table-cell office:value-type="float" office:value="0.005784" calcext:value-type="float">
            <text:p>0.005784</text:p>
          </table:table-cell>
          <table:table-cell office:value-type="float" office:value="3.116726" calcext:value-type="float">
            <text:p>3.116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823" calcext:value-type="float">
            <text:p>-4.998823</text:p>
          </table:table-cell>
          <table:table-cell office:value-type="float" office:value="0.002204" calcext:value-type="float">
            <text:p>0.002204</text:p>
          </table:table-cell>
          <table:table-cell office:value-type="float" office:value="0.010113" calcext:value-type="float">
            <text:p>0.010113</text:p>
          </table:table-cell>
          <table:table-cell office:value-type="float" office:value="3.114111" calcext:value-type="float">
            <text:p>3.114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442" calcext:value-type="float">
            <text:p>5.012442</text:p>
          </table:table-cell>
          <table:table-cell office:value-type="float" office:value="-0.011048" calcext:value-type="float">
            <text:p>-0.011048</text:p>
          </table:table-cell>
          <table:table-cell office:value-type="float" office:value="-0.002746" calcext:value-type="float">
            <text:p>-0.002746</text:p>
          </table:table-cell>
          <table:table-cell office:value-type="float" office:value="3.113954" calcext:value-type="float">
            <text:p>3.113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228" calcext:value-type="float">
            <text:p>-5.001228</text:p>
          </table:table-cell>
          <table:table-cell office:value-type="float" office:value="-0.001367" calcext:value-type="float">
            <text:p>-0.001367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3.11087" calcext:value-type="float">
            <text:p>3.1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595" calcext:value-type="float">
            <text:p>4.999595</text:p>
          </table:table-cell>
          <table:table-cell office:value-type="float" office:value="-0.003866" calcext:value-type="float">
            <text:p>-0.003866</text:p>
          </table:table-cell>
          <table:table-cell office:value-type="float" office:value="-0.010224" calcext:value-type="float">
            <text:p>-0.010224</text:p>
          </table:table-cell>
          <table:table-cell office:value-type="float" office:value="3.107318" calcext:value-type="float">
            <text:p>3.107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13" calcext:value-type="float">
            <text:p>5.01313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-0.010527" calcext:value-type="float">
            <text:p>-0.010527</text:p>
          </table:table-cell>
          <table:table-cell office:value-type="float" office:value="3.10675" calcext:value-type="float">
            <text:p>3.10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781" calcext:value-type="float">
            <text:p>-5.004781</text:p>
          </table:table-cell>
          <table:table-cell office:value-type="float" office:value="0.007424" calcext:value-type="float">
            <text:p>0.007424</text:p>
          </table:table-cell>
          <table:table-cell office:value-type="float" office:value="-0.002046" calcext:value-type="float">
            <text:p>-0.002046</text:p>
          </table:table-cell>
          <table:table-cell office:value-type="float" office:value="3.10628" calcext:value-type="float">
            <text:p>3.1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572" calcext:value-type="float">
            <text:p>-5.001572</text:p>
          </table:table-cell>
          <table:table-cell office:value-type="float" office:value="-0.006018" calcext:value-type="float">
            <text:p>-0.006018</text:p>
          </table:table-cell>
          <table:table-cell office:value-type="float" office:value="0.004673" calcext:value-type="float">
            <text:p>0.004673</text:p>
          </table:table-cell>
          <table:table-cell office:value-type="float" office:value="3.106266" calcext:value-type="float">
            <text:p>3.106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369" calcext:value-type="float">
            <text:p>-4.994369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-0.007919" calcext:value-type="float">
            <text:p>-0.007919</text:p>
          </table:table-cell>
          <table:table-cell office:value-type="float" office:value="3.106263" calcext:value-type="float">
            <text:p>3.106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475" calcext:value-type="float">
            <text:p>4.991475</text:p>
          </table:table-cell>
          <table:table-cell office:value-type="float" office:value="-0.003712" calcext:value-type="float">
            <text:p>-0.003712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3.105886" calcext:value-type="float">
            <text:p>3.105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586" calcext:value-type="float">
            <text:p>-5.001586</text:p>
          </table:table-cell>
          <table:table-cell office:value-type="float" office:value="0.011518" calcext:value-type="float">
            <text:p>0.011518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3.104985" calcext:value-type="float">
            <text:p>3.104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576" calcext:value-type="float">
            <text:p>-5.009576</text:p>
          </table:table-cell>
          <table:table-cell office:value-type="float" office:value="-0.004293" calcext:value-type="float">
            <text:p>-0.004293</text:p>
          </table:table-cell>
          <table:table-cell office:value-type="float" office:value="-0.006785" calcext:value-type="float">
            <text:p>-0.006785</text:p>
          </table:table-cell>
          <table:table-cell office:value-type="float" office:value="3.100036" calcext:value-type="float">
            <text:p>3.100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794" calcext:value-type="float">
            <text:p>4.997794</text:p>
          </table:table-cell>
          <table:table-cell office:value-type="float" office:value="-0.003106" calcext:value-type="float">
            <text:p>-0.003106</text:p>
          </table:table-cell>
          <table:table-cell office:value-type="float" office:value="0.012989" calcext:value-type="float">
            <text:p>0.012989</text:p>
          </table:table-cell>
          <table:table-cell office:value-type="float" office:value="3.099104" calcext:value-type="float">
            <text:p>3.099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334" calcext:value-type="float">
            <text:p>-5.005334</text:p>
          </table:table-cell>
          <table:table-cell office:value-type="float" office:value="0.011459" calcext:value-type="float">
            <text:p>0.011459</text:p>
          </table:table-cell>
          <table:table-cell office:value-type="float" office:value="0.012617" calcext:value-type="float">
            <text:p>0.012617</text:p>
          </table:table-cell>
          <table:table-cell office:value-type="float" office:value="3.095251" calcext:value-type="float">
            <text:p>3.095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627" calcext:value-type="float">
            <text:p>4.997627</text:p>
          </table:table-cell>
          <table:table-cell office:value-type="float" office:value="-0.003747" calcext:value-type="float">
            <text:p>-0.003747</text:p>
          </table:table-cell>
          <table:table-cell office:value-type="float" office:value="0.002978" calcext:value-type="float">
            <text:p>0.002978</text:p>
          </table:table-cell>
          <table:table-cell office:value-type="float" office:value="3.09188" calcext:value-type="float">
            <text:p>3.09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328" calcext:value-type="float">
            <text:p>5.005328</text:p>
          </table:table-cell>
          <table:table-cell office:value-type="float" office:value="0.004565" calcext:value-type="float">
            <text:p>0.004565</text:p>
          </table:table-cell>
          <table:table-cell office:value-type="float" office:value="-0.003418" calcext:value-type="float">
            <text:p>-0.003418</text:p>
          </table:table-cell>
          <table:table-cell office:value-type="float" office:value="3.091296" calcext:value-type="float">
            <text:p>3.09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107" calcext:value-type="float">
            <text:p>-4.998107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-0.002002" calcext:value-type="float">
            <text:p>-0.002002</text:p>
          </table:table-cell>
          <table:table-cell office:value-type="float" office:value="3.090198" calcext:value-type="float">
            <text:p>3.090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906" calcext:value-type="float">
            <text:p>-4.989906</text:p>
          </table:table-cell>
          <table:table-cell office:value-type="float" office:value="-0.001482" calcext:value-type="float">
            <text:p>-0.001482</text:p>
          </table:table-cell>
          <table:table-cell office:value-type="float" office:value="-0.008082" calcext:value-type="float">
            <text:p>-0.008082</text:p>
          </table:table-cell>
          <table:table-cell office:value-type="float" office:value="3.088105" calcext:value-type="float">
            <text:p>3.08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22" calcext:value-type="float">
            <text:p>5.00722</text:p>
          </table:table-cell>
          <table:table-cell office:value-type="float" office:value="-0.007361" calcext:value-type="float">
            <text:p>-0.007361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3.086554" calcext:value-type="float">
            <text:p>3.086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004" calcext:value-type="float">
            <text:p>-5.010004</text:p>
          </table:table-cell>
          <table:table-cell office:value-type="float" office:value="-0.003924" calcext:value-type="float">
            <text:p>-0.003924</text:p>
          </table:table-cell>
          <table:table-cell office:value-type="float" office:value="-0.007206" calcext:value-type="float">
            <text:p>-0.007206</text:p>
          </table:table-cell>
          <table:table-cell office:value-type="float" office:value="3.083681" calcext:value-type="float">
            <text:p>3.083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187" calcext:value-type="float">
            <text:p>-4.994187</text:p>
          </table:table-cell>
          <table:table-cell office:value-type="float" office:value="0.009562" calcext:value-type="float">
            <text:p>0.009562</text:p>
          </table:table-cell>
          <table:table-cell office:value-type="float" office:value="-0.003112" calcext:value-type="float">
            <text:p>-0.003112</text:p>
          </table:table-cell>
          <table:table-cell office:value-type="float" office:value="3.08342" calcext:value-type="float">
            <text:p>3.08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607" calcext:value-type="float">
            <text:p>4.996607</text:p>
          </table:table-cell>
          <table:table-cell office:value-type="float" office:value="0.009707" calcext:value-type="float">
            <text:p>0.009707</text:p>
          </table:table-cell>
          <table:table-cell office:value-type="float" office:value="-0.000628" calcext:value-type="float">
            <text:p>-0.000628</text:p>
          </table:table-cell>
          <table:table-cell office:value-type="float" office:value="3.083311" calcext:value-type="float">
            <text:p>3.08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299" calcext:value-type="float">
            <text:p>5.002299</text:p>
          </table:table-cell>
          <table:table-cell office:value-type="float" office:value="-0.005189" calcext:value-type="float">
            <text:p>-0.005189</text:p>
          </table:table-cell>
          <table:table-cell office:value-type="float" office:value="0.008368" calcext:value-type="float">
            <text:p>0.008368</text:p>
          </table:table-cell>
          <table:table-cell office:value-type="float" office:value="3.082313" calcext:value-type="float">
            <text:p>3.08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067" calcext:value-type="float">
            <text:p>-4.994067</text:p>
          </table:table-cell>
          <table:table-cell office:value-type="float" office:value="0.005005" calcext:value-type="float">
            <text:p>0.005005</text:p>
          </table:table-cell>
          <table:table-cell office:value-type="float" office:value="0.009863" calcext:value-type="float">
            <text:p>0.009863</text:p>
          </table:table-cell>
          <table:table-cell office:value-type="float" office:value="3.081997" calcext:value-type="float">
            <text:p>3.08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133" calcext:value-type="float">
            <text:p>5.013133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3.081844" calcext:value-type="float">
            <text:p>3.08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131" calcext:value-type="float">
            <text:p>5.000131</text:p>
          </table:table-cell>
          <table:table-cell office:value-type="float" office:value="-0.001236" calcext:value-type="float">
            <text:p>-0.001236</text:p>
          </table:table-cell>
          <table:table-cell office:value-type="float" office:value="-0.00642" calcext:value-type="float">
            <text:p>-0.00642</text:p>
          </table:table-cell>
          <table:table-cell office:value-type="float" office:value="3.081194" calcext:value-type="float">
            <text:p>3.08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285" calcext:value-type="float">
            <text:p>5.001285</text:p>
          </table:table-cell>
          <table:table-cell office:value-type="float" office:value="-0.001668" calcext:value-type="float">
            <text:p>-0.001668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3.079841" calcext:value-type="float">
            <text:p>3.079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544" calcext:value-type="float">
            <text:p>-4.994544</text:p>
          </table:table-cell>
          <table:table-cell office:value-type="float" office:value="-0.007659" calcext:value-type="float">
            <text:p>-0.007659</text:p>
          </table:table-cell>
          <table:table-cell office:value-type="float" office:value="0.008354" calcext:value-type="float">
            <text:p>0.008354</text:p>
          </table:table-cell>
          <table:table-cell office:value-type="float" office:value="3.079322" calcext:value-type="float">
            <text:p>3.079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023" calcext:value-type="float">
            <text:p>-5.012023</text:p>
          </table:table-cell>
          <table:table-cell office:value-type="float" office:value="0.002245" calcext:value-type="float">
            <text:p>0.002245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3.077324" calcext:value-type="float">
            <text:p>3.077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597" calcext:value-type="float">
            <text:p>4.997597</text:p>
          </table:table-cell>
          <table:table-cell office:value-type="float" office:value="-0.007907" calcext:value-type="float">
            <text:p>-0.007907</text:p>
          </table:table-cell>
          <table:table-cell office:value-type="float" office:value="-0.004971" calcext:value-type="float">
            <text:p>-0.004971</text:p>
          </table:table-cell>
          <table:table-cell office:value-type="float" office:value="3.076768" calcext:value-type="float">
            <text:p>3.076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908" calcext:value-type="float">
            <text:p>5.005908</text:p>
          </table:table-cell>
          <table:table-cell office:value-type="float" office:value="-0.010062" calcext:value-type="float">
            <text:p>-0.010062</text:p>
          </table:table-cell>
          <table:table-cell office:value-type="float" office:value="-0.006409" calcext:value-type="float">
            <text:p>-0.006409</text:p>
          </table:table-cell>
          <table:table-cell office:value-type="float" office:value="3.076279" calcext:value-type="float">
            <text:p>3.076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298" calcext:value-type="float">
            <text:p>5.002298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-0.013019" calcext:value-type="float">
            <text:p>-0.013019</text:p>
          </table:table-cell>
          <table:table-cell office:value-type="float" office:value="3.073413" calcext:value-type="float">
            <text:p>3.073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572" calcext:value-type="float">
            <text:p>-5.001572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-0.005595" calcext:value-type="float">
            <text:p>-0.005595</text:p>
          </table:table-cell>
          <table:table-cell office:value-type="float" office:value="3.070449" calcext:value-type="float">
            <text:p>3.07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049" calcext:value-type="float">
            <text:p>-4.997049</text:p>
          </table:table-cell>
          <table:table-cell office:value-type="float" office:value="-0.009506" calcext:value-type="float">
            <text:p>-0.009506</text:p>
          </table:table-cell>
          <table:table-cell office:value-type="float" office:value="0.006055" calcext:value-type="float">
            <text:p>0.006055</text:p>
          </table:table-cell>
          <table:table-cell office:value-type="float" office:value="3.068404" calcext:value-type="float">
            <text:p>3.068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638" calcext:value-type="float">
            <text:p>-5.001638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.006566" calcext:value-type="float">
            <text:p>0.006566</text:p>
          </table:table-cell>
          <table:table-cell office:value-type="float" office:value="3.06638" calcext:value-type="float">
            <text:p>3.06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017" calcext:value-type="float">
            <text:p>-4.996017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3.064931" calcext:value-type="float">
            <text:p>3.064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614" calcext:value-type="float">
            <text:p>5.009614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5412" calcext:value-type="float">
            <text:p>0.005412</text:p>
          </table:table-cell>
          <table:table-cell office:value-type="float" office:value="3.060361" calcext:value-type="float">
            <text:p>3.060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185" calcext:value-type="float">
            <text:p>4.991185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3.060204" calcext:value-type="float">
            <text:p>3.060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626" calcext:value-type="float">
            <text:p>-4.992626</text:p>
          </table:table-cell>
          <table:table-cell office:value-type="float" office:value="0.008633" calcext:value-type="float">
            <text:p>0.00863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3.058278" calcext:value-type="float">
            <text:p>3.058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687" calcext:value-type="float">
            <text:p>-5.012687</text:p>
          </table:table-cell>
          <table:table-cell office:value-type="float" office:value="-0.005585" calcext:value-type="float">
            <text:p>-0.005585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3.055651" calcext:value-type="float">
            <text:p>3.055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682" calcext:value-type="float">
            <text:p>-4.996682</text:p>
          </table:table-cell>
          <table:table-cell office:value-type="float" office:value="-0.005658" calcext:value-type="float">
            <text:p>-0.005658</text:p>
          </table:table-cell>
          <table:table-cell office:value-type="float" office:value="0.008025" calcext:value-type="float">
            <text:p>0.008025</text:p>
          </table:table-cell>
          <table:table-cell office:value-type="float" office:value="3.055446" calcext:value-type="float">
            <text:p>3.055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06" calcext:value-type="float">
            <text:p>5.00306</text:p>
          </table:table-cell>
          <table:table-cell office:value-type="float" office:value="0.002372" calcext:value-type="float">
            <text:p>0.002372</text:p>
          </table:table-cell>
          <table:table-cell office:value-type="float" office:value="0.010156" calcext:value-type="float">
            <text:p>0.010156</text:p>
          </table:table-cell>
          <table:table-cell office:value-type="float" office:value="3.05452" calcext:value-type="float">
            <text:p>3.05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384" calcext:value-type="float">
            <text:p>-5.004384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-0.002365" calcext:value-type="float">
            <text:p>-0.002365</text:p>
          </table:table-cell>
          <table:table-cell office:value-type="float" office:value="3.05106" calcext:value-type="float">
            <text:p>3.05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33" calcext:value-type="float">
            <text:p>-5.00433</text:p>
          </table:table-cell>
          <table:table-cell office:value-type="float" office:value="-0.009131" calcext:value-type="float">
            <text:p>-0.009131</text:p>
          </table:table-cell>
          <table:table-cell office:value-type="float" office:value="-0.011478" calcext:value-type="float">
            <text:p>-0.011478</text:p>
          </table:table-cell>
          <table:table-cell office:value-type="float" office:value="3.049422" calcext:value-type="float">
            <text:p>3.049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3" calcext:value-type="float">
            <text:p>4.9933</text:p>
          </table:table-cell>
          <table:table-cell office:value-type="float" office:value="-0.002254" calcext:value-type="float">
            <text:p>-0.002254</text:p>
          </table:table-cell>
          <table:table-cell office:value-type="float" office:value="-0.011181" calcext:value-type="float">
            <text:p>-0.011181</text:p>
          </table:table-cell>
          <table:table-cell office:value-type="float" office:value="3.04279" calcext:value-type="float">
            <text:p>3.04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272" calcext:value-type="float">
            <text:p>-5.010272</text:p>
          </table:table-cell>
          <table:table-cell office:value-type="float" office:value="-0.001391" calcext:value-type="float">
            <text:p>-0.001391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3.042265" calcext:value-type="float">
            <text:p>3.04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032" calcext:value-type="float">
            <text:p>-5.002032</text:p>
          </table:table-cell>
          <table:table-cell office:value-type="float" office:value="0.002468" calcext:value-type="float">
            <text:p>0.002468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3.039707" calcext:value-type="float">
            <text:p>3.039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466" calcext:value-type="float">
            <text:p>5.012466</text:p>
          </table:table-cell>
          <table:table-cell office:value-type="float" office:value="-0.013197" calcext:value-type="float">
            <text:p>-0.013197</text:p>
          </table:table-cell>
          <table:table-cell office:value-type="float" office:value="0.003463" calcext:value-type="float">
            <text:p>0.003463</text:p>
          </table:table-cell>
          <table:table-cell office:value-type="float" office:value="3.037789" calcext:value-type="float">
            <text:p>3.037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737" calcext:value-type="float">
            <text:p>-5.005737</text:p>
          </table:table-cell>
          <table:table-cell office:value-type="float" office:value="0.003215" calcext:value-type="float">
            <text:p>0.003215</text:p>
          </table:table-cell>
          <table:table-cell office:value-type="float" office:value="0.009911" calcext:value-type="float">
            <text:p>0.009911</text:p>
          </table:table-cell>
          <table:table-cell office:value-type="float" office:value="3.037691" calcext:value-type="float">
            <text:p>3.037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531" calcext:value-type="float">
            <text:p>5.002531</text:p>
          </table:table-cell>
          <table:table-cell office:value-type="float" office:value="-0.009959" calcext:value-type="float">
            <text:p>-0.009959</text:p>
          </table:table-cell>
          <table:table-cell office:value-type="float" office:value="-0.00278" calcext:value-type="float">
            <text:p>-0.00278</text:p>
          </table:table-cell>
          <table:table-cell office:value-type="float" office:value="3.032874" calcext:value-type="float">
            <text:p>3.03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99" calcext:value-type="float">
            <text:p>-4.99599</text:p>
          </table:table-cell>
          <table:table-cell office:value-type="float" office:value="-0.009456" calcext:value-type="float">
            <text:p>-0.009456</text:p>
          </table:table-cell>
          <table:table-cell office:value-type="float" office:value="-0.003609" calcext:value-type="float">
            <text:p>-0.003609</text:p>
          </table:table-cell>
          <table:table-cell office:value-type="float" office:value="3.030481" calcext:value-type="float">
            <text:p>3.030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364" calcext:value-type="float">
            <text:p>5.008364</text:p>
          </table:table-cell>
          <table:table-cell office:value-type="float" office:value="-0.011335" calcext:value-type="float">
            <text:p>-0.011335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3.027655" calcext:value-type="float">
            <text:p>3.027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987" calcext:value-type="float">
            <text:p>-5.009987</text:p>
          </table:table-cell>
          <table:table-cell office:value-type="float" office:value="0.007933" calcext:value-type="float">
            <text:p>0.007933</text:p>
          </table:table-cell>
          <table:table-cell office:value-type="float" office:value="-0.005462" calcext:value-type="float">
            <text:p>-0.005462</text:p>
          </table:table-cell>
          <table:table-cell office:value-type="float" office:value="3.02747" calcext:value-type="float">
            <text:p>3.0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301" calcext:value-type="float">
            <text:p>-4.992301</text:p>
          </table:table-cell>
          <table:table-cell office:value-type="float" office:value="0.003676" calcext:value-type="float">
            <text:p>0.003676</text:p>
          </table:table-cell>
          <table:table-cell office:value-type="float" office:value="-0.003771" calcext:value-type="float">
            <text:p>-0.003771</text:p>
          </table:table-cell>
          <table:table-cell office:value-type="float" office:value="3.024112" calcext:value-type="float">
            <text:p>3.024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877" calcext:value-type="float">
            <text:p>5.001877</text:p>
          </table:table-cell>
          <table:table-cell office:value-type="float" office:value="0.004904" calcext:value-type="float">
            <text:p>0.004904</text:p>
          </table:table-cell>
          <table:table-cell office:value-type="float" office:value="-0.001115" calcext:value-type="float">
            <text:p>-0.001115</text:p>
          </table:table-cell>
          <table:table-cell office:value-type="float" office:value="3.023932" calcext:value-type="float">
            <text:p>3.023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428" calcext:value-type="float">
            <text:p>-4.989428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-0.00703" calcext:value-type="float">
            <text:p>-0.00703</text:p>
          </table:table-cell>
          <table:table-cell office:value-type="float" office:value="3.021701" calcext:value-type="float">
            <text:p>3.02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627" calcext:value-type="float">
            <text:p>-5.006627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-0.009653" calcext:value-type="float">
            <text:p>-0.009653</text:p>
          </table:table-cell>
          <table:table-cell office:value-type="float" office:value="3.021237" calcext:value-type="float">
            <text:p>3.02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745" calcext:value-type="float">
            <text:p>5.013745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-0.001712" calcext:value-type="float">
            <text:p>-0.001712</text:p>
          </table:table-cell>
          <table:table-cell office:value-type="float" office:value="3.020656" calcext:value-type="float">
            <text:p>3.020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955" calcext:value-type="float">
            <text:p>-4.987955</text:p>
          </table:table-cell>
          <table:table-cell office:value-type="float" office:value="-0.007481" calcext:value-type="float">
            <text:p>-0.007481</text:p>
          </table:table-cell>
          <table:table-cell office:value-type="float" office:value="-0.001072" calcext:value-type="float">
            <text:p>-0.001072</text:p>
          </table:table-cell>
          <table:table-cell office:value-type="float" office:value="3.020375" calcext:value-type="float">
            <text:p>3.020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169" calcext:value-type="float">
            <text:p>4.993169</text:p>
          </table:table-cell>
          <table:table-cell office:value-type="float" office:value="-0.003479" calcext:value-type="float">
            <text:p>-0.003479</text:p>
          </table:table-cell>
          <table:table-cell office:value-type="float" office:value="0.011141" calcext:value-type="float">
            <text:p>0.011141</text:p>
          </table:table-cell>
          <table:table-cell office:value-type="float" office:value="3.018975" calcext:value-type="float">
            <text:p>3.018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459" calcext:value-type="float">
            <text:p>-5.008459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10771" calcext:value-type="float">
            <text:p>0.010771</text:p>
          </table:table-cell>
          <table:table-cell office:value-type="float" office:value="3.017736" calcext:value-type="float">
            <text:p>3.017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706" calcext:value-type="float">
            <text:p>5.003706</text:p>
          </table:table-cell>
          <table:table-cell office:value-type="float" office:value="0.010157" calcext:value-type="float">
            <text:p>0.010157</text:p>
          </table:table-cell>
          <table:table-cell office:value-type="float" office:value="-0.005174" calcext:value-type="float">
            <text:p>-0.005174</text:p>
          </table:table-cell>
          <table:table-cell office:value-type="float" office:value="3.017652" calcext:value-type="float">
            <text:p>3.017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102" calcext:value-type="float">
            <text:p>-4.994102</text:p>
          </table:table-cell>
          <table:table-cell office:value-type="float" office:value="-0.009958" calcext:value-type="float">
            <text:p>-0.009958</text:p>
          </table:table-cell>
          <table:table-cell office:value-type="float" office:value="-0.004684" calcext:value-type="float">
            <text:p>-0.004684</text:p>
          </table:table-cell>
          <table:table-cell office:value-type="float" office:value="3.015907" calcext:value-type="float">
            <text:p>3.015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389" calcext:value-type="float">
            <text:p>-4.992389</text:p>
          </table:table-cell>
          <table:table-cell office:value-type="float" office:value="-0.005403" calcext:value-type="float">
            <text:p>-0.005403</text:p>
          </table:table-cell>
          <table:table-cell office:value-type="float" office:value="-0.006725" calcext:value-type="float">
            <text:p>-0.006725</text:p>
          </table:table-cell>
          <table:table-cell office:value-type="float" office:value="3.012637" calcext:value-type="float">
            <text:p>3.01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112" calcext:value-type="float">
            <text:p>5.000112</text:p>
          </table:table-cell>
          <table:table-cell office:value-type="float" office:value="0.006932" calcext:value-type="float">
            <text:p>0.006932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3.012454" calcext:value-type="float">
            <text:p>3.01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577" calcext:value-type="float">
            <text:p>-5.006577</text:p>
          </table:table-cell>
          <table:table-cell office:value-type="float" office:value="-0.008294" calcext:value-type="float">
            <text:p>-0.008294</text:p>
          </table:table-cell>
          <table:table-cell office:value-type="float" office:value="-0.005832" calcext:value-type="float">
            <text:p>-0.005832</text:p>
          </table:table-cell>
          <table:table-cell office:value-type="float" office:value="3.008105" calcext:value-type="float">
            <text:p>3.00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827" calcext:value-type="float">
            <text:p>4.991827</text:p>
          </table:table-cell>
          <table:table-cell office:value-type="float" office:value="0.004815" calcext:value-type="float">
            <text:p>0.004815</text:p>
          </table:table-cell>
          <table:table-cell office:value-type="float" office:value="-0.00225" calcext:value-type="float">
            <text:p>-0.00225</text:p>
          </table:table-cell>
          <table:table-cell office:value-type="float" office:value="3.007735" calcext:value-type="float">
            <text:p>3.007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136" calcext:value-type="float">
            <text:p>5.004136</text:p>
          </table:table-cell>
          <table:table-cell office:value-type="float" office:value="0.008421" calcext:value-type="float">
            <text:p>0.008421</text:p>
          </table:table-cell>
          <table:table-cell office:value-type="float" office:value="-0.005845" calcext:value-type="float">
            <text:p>-0.005845</text:p>
          </table:table-cell>
          <table:table-cell office:value-type="float" office:value="3.006432" calcext:value-type="float">
            <text:p>3.006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17" calcext:value-type="float">
            <text:p>-4.998217</text:p>
          </table:table-cell>
          <table:table-cell office:value-type="float" office:value="-0.000995" calcext:value-type="float">
            <text:p>-0.000995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3.002289" calcext:value-type="float">
            <text:p>3.00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661" calcext:value-type="float">
            <text:p>-5.004661</text:p>
          </table:table-cell>
          <table:table-cell office:value-type="float" office:value="0.005152" calcext:value-type="float">
            <text:p>0.005152</text:p>
          </table:table-cell>
          <table:table-cell office:value-type="float" office:value="-0.006893" calcext:value-type="float">
            <text:p>-0.006893</text:p>
          </table:table-cell>
          <table:table-cell office:value-type="float" office:value="3.001389" calcext:value-type="float">
            <text:p>3.00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635" calcext:value-type="float">
            <text:p>5.009635</text:p>
          </table:table-cell>
          <table:table-cell office:value-type="float" office:value="-0.002465" calcext:value-type="float">
            <text:p>-0.002465</text:p>
          </table:table-cell>
          <table:table-cell office:value-type="float" office:value="-0.001179" calcext:value-type="float">
            <text:p>-0.001179</text:p>
          </table:table-cell>
          <table:table-cell office:value-type="float" office:value="3.000326" calcext:value-type="float">
            <text:p>3.000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348" calcext:value-type="float">
            <text:p>4.995348</text:p>
          </table:table-cell>
          <table:table-cell office:value-type="float" office:value="-0.006279" calcext:value-type="float">
            <text:p>-0.006279</text:p>
          </table:table-cell>
          <table:table-cell office:value-type="float" office:value="0.008453" calcext:value-type="float">
            <text:p>0.008453</text:p>
          </table:table-cell>
          <table:table-cell office:value-type="float" office:value="2.997676" calcext:value-type="float">
            <text:p>2.997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864" calcext:value-type="float">
            <text:p>4.993864</text:p>
          </table:table-cell>
          <table:table-cell office:value-type="float" office:value="-0.013417" calcext:value-type="float">
            <text:p>-0.013417</text:p>
          </table:table-cell>
          <table:table-cell office:value-type="float" office:value="-0.000826" calcext:value-type="float">
            <text:p>-0.000826</text:p>
          </table:table-cell>
          <table:table-cell office:value-type="float" office:value="2.997314" calcext:value-type="float">
            <text:p>2.997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129" calcext:value-type="float">
            <text:p>5.001129</text:p>
          </table:table-cell>
          <table:table-cell office:value-type="float" office:value="-0.010594" calcext:value-type="float">
            <text:p>-0.01059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2.992214" calcext:value-type="float">
            <text:p>2.99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648" calcext:value-type="float">
            <text:p>4.998648</text:p>
          </table:table-cell>
          <table:table-cell office:value-type="float" office:value="0.003436" calcext:value-type="float">
            <text:p>0.003436</text:p>
          </table:table-cell>
          <table:table-cell office:value-type="float" office:value="-0.012707" calcext:value-type="float">
            <text:p>-0.012707</text:p>
          </table:table-cell>
          <table:table-cell office:value-type="float" office:value="2.989394" calcext:value-type="float">
            <text:p>2.989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93" calcext:value-type="float">
            <text:p>-4.98793</text:p>
          </table:table-cell>
          <table:table-cell office:value-type="float" office:value="-0.00321" calcext:value-type="float">
            <text:p>-0.00321</text:p>
          </table:table-cell>
          <table:table-cell office:value-type="float" office:value="-0.007993" calcext:value-type="float">
            <text:p>-0.007993</text:p>
          </table:table-cell>
          <table:table-cell office:value-type="float" office:value="2.984102" calcext:value-type="float">
            <text:p>2.984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119" calcext:value-type="float">
            <text:p>-5.003119</text:p>
          </table:table-cell>
          <table:table-cell office:value-type="float" office:value="0.011602" calcext:value-type="float">
            <text:p>0.011602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2.979591" calcext:value-type="float">
            <text:p>2.979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102" calcext:value-type="float">
            <text:p>-5.007102</text:p>
          </table:table-cell>
          <table:table-cell office:value-type="float" office:value="-0.008792" calcext:value-type="float">
            <text:p>-0.008792</text:p>
          </table:table-cell>
          <table:table-cell office:value-type="float" office:value="-0.002929" calcext:value-type="float">
            <text:p>-0.002929</text:p>
          </table:table-cell>
          <table:table-cell office:value-type="float" office:value="2.978154" calcext:value-type="float">
            <text:p>2.978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238" calcext:value-type="float">
            <text:p>-4.991238</text:p>
          </table:table-cell>
          <table:table-cell office:value-type="float" office:value="-0.005217" calcext:value-type="float">
            <text:p>-0.005217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2.973701" calcext:value-type="float">
            <text:p>2.973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455" calcext:value-type="float">
            <text:p>-5.001455</text:p>
          </table:table-cell>
          <table:table-cell office:value-type="float" office:value="0.010045" calcext:value-type="float">
            <text:p>0.010045</text:p>
          </table:table-cell>
          <table:table-cell office:value-type="float" office:value="-0.001891" calcext:value-type="float">
            <text:p>-0.001891</text:p>
          </table:table-cell>
          <table:table-cell office:value-type="float" office:value="2.97169" calcext:value-type="float">
            <text:p>2.97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942" calcext:value-type="float">
            <text:p>-5.009942</text:p>
          </table:table-cell>
          <table:table-cell office:value-type="float" office:value="-0.001821" calcext:value-type="float">
            <text:p>-0.001821</text:p>
          </table:table-cell>
          <table:table-cell office:value-type="float" office:value="-0.006536" calcext:value-type="float">
            <text:p>-0.006536</text:p>
          </table:table-cell>
          <table:table-cell office:value-type="float" office:value="2.97116" calcext:value-type="float">
            <text:p>2.97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266" calcext:value-type="float">
            <text:p>-5.004266</text:p>
          </table:table-cell>
          <table:table-cell office:value-type="float" office:value="-0.004973" calcext:value-type="float">
            <text:p>-0.004973</text:p>
          </table:table-cell>
          <table:table-cell office:value-type="float" office:value="-0.010107" calcext:value-type="float">
            <text:p>-0.010107</text:p>
          </table:table-cell>
          <table:table-cell office:value-type="float" office:value="2.965799" calcext:value-type="float">
            <text:p>2.965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262" calcext:value-type="float">
            <text:p>-4.997262</text:p>
          </table:table-cell>
          <table:table-cell office:value-type="float" office:value="-0.011738" calcext:value-type="float">
            <text:p>-0.011738</text:p>
          </table:table-cell>
          <table:table-cell office:value-type="float" office:value="-0.010552" calcext:value-type="float">
            <text:p>-0.010552</text:p>
          </table:table-cell>
          <table:table-cell office:value-type="float" office:value="2.959003" calcext:value-type="float">
            <text:p>2.959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054" calcext:value-type="float">
            <text:p>-5.006054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-0.002013" calcext:value-type="float">
            <text:p>-0.002013</text:p>
          </table:table-cell>
          <table:table-cell office:value-type="float" office:value="2.957674" calcext:value-type="float">
            <text:p>2.957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026" calcext:value-type="float">
            <text:p>5.001026</text:p>
          </table:table-cell>
          <table:table-cell office:value-type="float" office:value="-0.006281" calcext:value-type="float">
            <text:p>-0.006281</text:p>
          </table:table-cell>
          <table:table-cell office:value-type="float" office:value="0.005661" calcext:value-type="float">
            <text:p>0.005661</text:p>
          </table:table-cell>
          <table:table-cell office:value-type="float" office:value="2.956944" calcext:value-type="float">
            <text:p>2.956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158" calcext:value-type="float">
            <text:p>-5.010158</text:p>
          </table:table-cell>
          <table:table-cell office:value-type="float" office:value="-0.005186" calcext:value-type="float">
            <text:p>-0.005186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2.951029" calcext:value-type="float">
            <text:p>2.95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228" calcext:value-type="float">
            <text:p>-4.991228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2.950541" calcext:value-type="float">
            <text:p>2.950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55" calcext:value-type="float">
            <text:p>4.99855</text:p>
          </table:table-cell>
          <table:table-cell office:value-type="float" office:value="-0.009681" calcext:value-type="float">
            <text:p>-0.009681</text:p>
          </table:table-cell>
          <table:table-cell office:value-type="float" office:value="-0.001106" calcext:value-type="float">
            <text:p>-0.001106</text:p>
          </table:table-cell>
          <table:table-cell office:value-type="float" office:value="2.949366" calcext:value-type="float">
            <text:p>2.94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446" calcext:value-type="float">
            <text:p>5.007446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879" calcext:value-type="float">
            <text:p>0.00879</text:p>
          </table:table-cell>
          <table:table-cell office:value-type="float" office:value="2.948702" calcext:value-type="float">
            <text:p>2.948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1301" calcext:value-type="float">
            <text:p>-5.011301</text:p>
          </table:table-cell>
          <table:table-cell office:value-type="float" office:value="-0.002928" calcext:value-type="float">
            <text:p>-0.002928</text:p>
          </table:table-cell>
          <table:table-cell office:value-type="float" office:value="-0.003233" calcext:value-type="float">
            <text:p>-0.003233</text:p>
          </table:table-cell>
          <table:table-cell office:value-type="float" office:value="2.948091" calcext:value-type="float">
            <text:p>2.948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096" calcext:value-type="float">
            <text:p>-5.008096</text:p>
          </table:table-cell>
          <table:table-cell office:value-type="float" office:value="0.003264" calcext:value-type="float">
            <text:p>0.003264</text:p>
          </table:table-cell>
          <table:table-cell office:value-type="float" office:value="0.006504" calcext:value-type="float">
            <text:p>0.006504</text:p>
          </table:table-cell>
          <table:table-cell office:value-type="float" office:value="2.946476" calcext:value-type="float">
            <text:p>2.946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758" calcext:value-type="float">
            <text:p>-5.003758</text:p>
          </table:table-cell>
          <table:table-cell office:value-type="float" office:value="0.001501" calcext:value-type="float">
            <text:p>0.001501</text:p>
          </table:table-cell>
          <table:table-cell office:value-type="float" office:value="-0.005406" calcext:value-type="float">
            <text:p>-0.005406</text:p>
          </table:table-cell>
          <table:table-cell office:value-type="float" office:value="2.944274" calcext:value-type="float">
            <text:p>2.944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092" calcext:value-type="float">
            <text:p>-4.999092</text:p>
          </table:table-cell>
          <table:table-cell office:value-type="float" office:value="-0.002745" calcext:value-type="float">
            <text:p>-0.002745</text:p>
          </table:table-cell>
          <table:table-cell office:value-type="float" office:value="-0.01148" calcext:value-type="float">
            <text:p>-0.01148</text:p>
          </table:table-cell>
          <table:table-cell office:value-type="float" office:value="2.935516" calcext:value-type="float">
            <text:p>2.935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707" calcext:value-type="float">
            <text:p>4.997707</text:p>
          </table:table-cell>
          <table:table-cell office:value-type="float" office:value="-0.009316" calcext:value-type="float">
            <text:p>-0.009316</text:p>
          </table:table-cell>
          <table:table-cell office:value-type="float" office:value="0.006685" calcext:value-type="float">
            <text:p>0.006685</text:p>
          </table:table-cell>
          <table:table-cell office:value-type="float" office:value="2.932778" calcext:value-type="float">
            <text:p>2.93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367" calcext:value-type="float">
            <text:p>-5.005367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2.932446" calcext:value-type="float">
            <text:p>2.93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631" calcext:value-type="float">
            <text:p>-5.005631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0.005077" calcext:value-type="float">
            <text:p>0.005077</text:p>
          </table:table-cell>
          <table:table-cell office:value-type="float" office:value="2.932141" calcext:value-type="float">
            <text:p>2.93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364" calcext:value-type="float">
            <text:p>-5.007364</text:p>
          </table:table-cell>
          <table:table-cell office:value-type="float" office:value="0.004422" calcext:value-type="float">
            <text:p>0.004422</text:p>
          </table:table-cell>
          <table:table-cell office:value-type="float" office:value="-0.006327" calcext:value-type="float">
            <text:p>-0.006327</text:p>
          </table:table-cell>
          <table:table-cell office:value-type="float" office:value="2.930977" calcext:value-type="float">
            <text:p>2.930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871" calcext:value-type="float">
            <text:p>-4.995871</text:p>
          </table:table-cell>
          <table:table-cell office:value-type="float" office:value="-0.005933" calcext:value-type="float">
            <text:p>-0.005933</text:p>
          </table:table-cell>
          <table:table-cell office:value-type="float" office:value="0.006681" calcext:value-type="float">
            <text:p>0.006681</text:p>
          </table:table-cell>
          <table:table-cell office:value-type="float" office:value="2.929667" calcext:value-type="float">
            <text:p>2.929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399" calcext:value-type="float">
            <text:p>-4.987399</text:p>
          </table:table-cell>
          <table:table-cell office:value-type="float" office:value="-0.007451" calcext:value-type="float">
            <text:p>-0.007451</text:p>
          </table:table-cell>
          <table:table-cell office:value-type="float" office:value="-0.009695" calcext:value-type="float">
            <text:p>-0.009695</text:p>
          </table:table-cell>
          <table:table-cell office:value-type="float" office:value="2.928936" calcext:value-type="float">
            <text:p>2.928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673" calcext:value-type="float">
            <text:p>5.001673</text:p>
          </table:table-cell>
          <table:table-cell office:value-type="float" office:value="0.003288" calcext:value-type="float">
            <text:p>0.003288</text:p>
          </table:table-cell>
          <table:table-cell office:value-type="float" office:value="-0.000341" calcext:value-type="float">
            <text:p>-0.000341</text:p>
          </table:table-cell>
          <table:table-cell office:value-type="float" office:value="2.92849" calcext:value-type="float">
            <text:p>2.9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454" calcext:value-type="float">
            <text:p>-4.987454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-0.009421" calcext:value-type="float">
            <text:p>-0.009421</text:p>
          </table:table-cell>
          <table:table-cell office:value-type="float" office:value="2.926687" calcext:value-type="float">
            <text:p>2.926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085" calcext:value-type="float">
            <text:p>-4.998085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-0.000392" calcext:value-type="float">
            <text:p>-0.000392</text:p>
          </table:table-cell>
          <table:table-cell office:value-type="float" office:value="2.926372" calcext:value-type="float">
            <text:p>2.926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8797" calcext:value-type="float">
            <text:p>4.988797</text:p>
          </table:table-cell>
          <table:table-cell office:value-type="float" office:value="0.008756" calcext:value-type="float">
            <text:p>0.008756</text:p>
          </table:table-cell>
          <table:table-cell office:value-type="float" office:value="0.005542" calcext:value-type="float">
            <text:p>0.005542</text:p>
          </table:table-cell>
          <table:table-cell office:value-type="float" office:value="2.926369" calcext:value-type="float">
            <text:p>2.926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307" calcext:value-type="float">
            <text:p>-5.000307</text:p>
          </table:table-cell>
          <table:table-cell office:value-type="float" office:value="0.00541" calcext:value-type="float">
            <text:p>0.00541</text:p>
          </table:table-cell>
          <table:table-cell office:value-type="float" office:value="0.007201" calcext:value-type="float">
            <text:p>0.007201</text:p>
          </table:table-cell>
          <table:table-cell office:value-type="float" office:value="2.924895" calcext:value-type="float">
            <text:p>2.92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859" calcext:value-type="float">
            <text:p>-4.998859</text:p>
          </table:table-cell>
          <table:table-cell office:value-type="float" office:value="-0.001159" calcext:value-type="float">
            <text:p>-0.001159</text:p>
          </table:table-cell>
          <table:table-cell office:value-type="float" office:value="-0.00254" calcext:value-type="float">
            <text:p>-0.00254</text:p>
          </table:table-cell>
          <table:table-cell office:value-type="float" office:value="2.923887" calcext:value-type="float">
            <text:p>2.923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343" calcext:value-type="float">
            <text:p>-4.992343</text:p>
          </table:table-cell>
          <table:table-cell office:value-type="float" office:value="0.009432" calcext:value-type="float">
            <text:p>0.009432</text:p>
          </table:table-cell>
          <table:table-cell office:value-type="float" office:value="-0.008899" calcext:value-type="float">
            <text:p>-0.008899</text:p>
          </table:table-cell>
          <table:table-cell office:value-type="float" office:value="2.92083" calcext:value-type="float">
            <text:p>2.9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175" calcext:value-type="float">
            <text:p>4.993175</text:p>
          </table:table-cell>
          <table:table-cell office:value-type="float" office:value="0.002653" calcext:value-type="float">
            <text:p>0.002653</text:p>
          </table:table-cell>
          <table:table-cell office:value-type="float" office:value="-0.010386" calcext:value-type="float">
            <text:p>-0.010386</text:p>
          </table:table-cell>
          <table:table-cell office:value-type="float" office:value="2.920157" calcext:value-type="float">
            <text:p>2.920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2001" calcext:value-type="float">
            <text:p>-5.012001</text:p>
          </table:table-cell>
          <table:table-cell office:value-type="float" office:value="0.009062" calcext:value-type="float">
            <text:p>0.009062</text:p>
          </table:table-cell>
          <table:table-cell office:value-type="float" office:value="-0.007644" calcext:value-type="float">
            <text:p>-0.007644</text:p>
          </table:table-cell>
          <table:table-cell office:value-type="float" office:value="2.919991" calcext:value-type="float">
            <text:p>2.919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832" calcext:value-type="float">
            <text:p>-5.002832</text:p>
          </table:table-cell>
          <table:table-cell office:value-type="float" office:value="-0.009106" calcext:value-type="float">
            <text:p>-0.009106</text:p>
          </table:table-cell>
          <table:table-cell office:value-type="float" office:value="-0.004627" calcext:value-type="float">
            <text:p>-0.004627</text:p>
          </table:table-cell>
          <table:table-cell office:value-type="float" office:value="2.919503" calcext:value-type="float">
            <text:p>2.919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9" calcext:value-type="float">
            <text:p>-4.9899</text:p>
          </table:table-cell>
          <table:table-cell office:value-type="float" office:value="-0.001552" calcext:value-type="float">
            <text:p>-0.001552</text:p>
          </table:table-cell>
          <table:table-cell office:value-type="float" office:value="-0.008106" calcext:value-type="float">
            <text:p>-0.008106</text:p>
          </table:table-cell>
          <table:table-cell office:value-type="float" office:value="2.91847" calcext:value-type="float">
            <text:p>2.9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488" calcext:value-type="float">
            <text:p>-4.996488</text:p>
          </table:table-cell>
          <table:table-cell office:value-type="float" office:value="-0.005715" calcext:value-type="float">
            <text:p>-0.005715</text:p>
          </table:table-cell>
          <table:table-cell office:value-type="float" office:value="-0.005414" calcext:value-type="float">
            <text:p>-0.005414</text:p>
          </table:table-cell>
          <table:table-cell office:value-type="float" office:value="2.916226" calcext:value-type="float">
            <text:p>2.916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273" calcext:value-type="float">
            <text:p>-5.004273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-0.006892" calcext:value-type="float">
            <text:p>-0.006892</text:p>
          </table:table-cell>
          <table:table-cell office:value-type="float" office:value="2.915452" calcext:value-type="float">
            <text:p>2.915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7644" calcext:value-type="float">
            <text:p>4.987644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-0.003876" calcext:value-type="float">
            <text:p>-0.003876</text:p>
          </table:table-cell>
          <table:table-cell office:value-type="float" office:value="2.915341" calcext:value-type="float">
            <text:p>2.915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015" calcext:value-type="float">
            <text:p>-4.996015</text:p>
          </table:table-cell>
          <table:table-cell office:value-type="float" office:value="0.002608" calcext:value-type="float">
            <text:p>0.002608</text:p>
          </table:table-cell>
          <table:table-cell office:value-type="float" office:value="-0.00855" calcext:value-type="float">
            <text:p>-0.00855</text:p>
          </table:table-cell>
          <table:table-cell office:value-type="float" office:value="2.913304" calcext:value-type="float">
            <text:p>2.91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264" calcext:value-type="float">
            <text:p>4.997264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0.00818" calcext:value-type="float">
            <text:p>0.00818</text:p>
          </table:table-cell>
          <table:table-cell office:value-type="float" office:value="2.9108" calcext:value-type="float">
            <text:p>2.9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742" calcext:value-type="float">
            <text:p>5.002742</text:p>
          </table:table-cell>
          <table:table-cell office:value-type="float" office:value="-0.014763" calcext:value-type="float">
            <text:p>-0.014763</text:p>
          </table:table-cell>
          <table:table-cell office:value-type="float" office:value="-0.00006" calcext:value-type="float">
            <text:p>-6E-05</text:p>
          </table:table-cell>
          <table:table-cell office:value-type="float" office:value="2.910766" calcext:value-type="float">
            <text:p>2.910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496" calcext:value-type="float">
            <text:p>-4.994496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2.906825" calcext:value-type="float">
            <text:p>2.906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111" calcext:value-type="float">
            <text:p>4.994111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-0.006157" calcext:value-type="float">
            <text:p>-0.006157</text:p>
          </table:table-cell>
          <table:table-cell office:value-type="float" office:value="2.904466" calcext:value-type="float">
            <text:p>2.904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037" calcext:value-type="float">
            <text:p>-4.994037</text:p>
          </table:table-cell>
          <table:table-cell office:value-type="float" office:value="-0.010637" calcext:value-type="float">
            <text:p>-0.010637</text:p>
          </table:table-cell>
          <table:table-cell office:value-type="float" office:value="0.002441" calcext:value-type="float">
            <text:p>0.002441</text:p>
          </table:table-cell>
          <table:table-cell office:value-type="float" office:value="2.900995" calcext:value-type="float">
            <text:p>2.900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972" calcext:value-type="float">
            <text:p>-4.993972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0.002912" calcext:value-type="float">
            <text:p>0.002912</text:p>
          </table:table-cell>
          <table:table-cell office:value-type="float" office:value="2.900135" calcext:value-type="float">
            <text:p>2.900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082" calcext:value-type="float">
            <text:p>-4.992082</text:p>
          </table:table-cell>
          <table:table-cell office:value-type="float" office:value="-0.01036" calcext:value-type="float">
            <text:p>-0.01036</text:p>
          </table:table-cell>
          <table:table-cell office:value-type="float" office:value="0.0019" calcext:value-type="float">
            <text:p>0.0019</text:p>
          </table:table-cell>
          <table:table-cell office:value-type="float" office:value="2.899359" calcext:value-type="float">
            <text:p>2.899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653" calcext:value-type="float">
            <text:p>4.996653</text:p>
          </table:table-cell>
          <table:table-cell office:value-type="float" office:value="-0.00935" calcext:value-type="float">
            <text:p>-0.00935</text:p>
          </table:table-cell>
          <table:table-cell office:value-type="float" office:value="0.007228" calcext:value-type="float">
            <text:p>0.007228</text:p>
          </table:table-cell>
          <table:table-cell office:value-type="float" office:value="2.899267" calcext:value-type="float">
            <text:p>2.899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76" calcext:value-type="float">
            <text:p>-4.998276</text:p>
          </table:table-cell>
          <table:table-cell office:value-type="float" office:value="-0.010762" calcext:value-type="float">
            <text:p>-0.010762</text:p>
          </table:table-cell>
          <table:table-cell office:value-type="float" office:value="-0.004463" calcext:value-type="float">
            <text:p>-0.004463</text:p>
          </table:table-cell>
          <table:table-cell office:value-type="float" office:value="2.898134" calcext:value-type="float">
            <text:p>2.898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509" calcext:value-type="float">
            <text:p>-4.993509</text:p>
          </table:table-cell>
          <table:table-cell office:value-type="float" office:value="-0.008087" calcext:value-type="float">
            <text:p>-0.008087</text:p>
          </table:table-cell>
          <table:table-cell office:value-type="float" office:value="0.004358" calcext:value-type="float">
            <text:p>0.004358</text:p>
          </table:table-cell>
          <table:table-cell office:value-type="float" office:value="2.889425" calcext:value-type="float">
            <text:p>2.889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572" calcext:value-type="float">
            <text:p>-5.006572</text:p>
          </table:table-cell>
          <table:table-cell office:value-type="float" office:value="-0.002163" calcext:value-type="float">
            <text:p>-0.002163</text:p>
          </table:table-cell>
          <table:table-cell office:value-type="float" office:value="-0.000027" calcext:value-type="float">
            <text:p>-2.7E-05</text:p>
          </table:table-cell>
          <table:table-cell office:value-type="float" office:value="2.886471" calcext:value-type="float">
            <text:p>2.886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422" calcext:value-type="float">
            <text:p>-4.997422</text:p>
          </table:table-cell>
          <table:table-cell office:value-type="float" office:value="0.008389" calcext:value-type="float">
            <text:p>0.008389</text:p>
          </table:table-cell>
          <table:table-cell office:value-type="float" office:value="0.00465" calcext:value-type="float">
            <text:p>0.00465</text:p>
          </table:table-cell>
          <table:table-cell office:value-type="float" office:value="2.886279" calcext:value-type="float">
            <text:p>2.886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201" calcext:value-type="float">
            <text:p>4.991201</text:p>
          </table:table-cell>
          <table:table-cell office:value-type="float" office:value="0.006955" calcext:value-type="float">
            <text:p>0.006955</text:p>
          </table:table-cell>
          <table:table-cell office:value-type="float" office:value="-0.001811" calcext:value-type="float">
            <text:p>-0.001811</text:p>
          </table:table-cell>
          <table:table-cell office:value-type="float" office:value="2.884345" calcext:value-type="float">
            <text:p>2.884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141" calcext:value-type="float">
            <text:p>4.998141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-0.004287" calcext:value-type="float">
            <text:p>-0.004287</text:p>
          </table:table-cell>
          <table:table-cell office:value-type="float" office:value="2.883895" calcext:value-type="float">
            <text:p>2.883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289" calcext:value-type="float">
            <text:p>-5.005289</text:p>
          </table:table-cell>
          <table:table-cell office:value-type="float" office:value="-0.005414" calcext:value-type="float">
            <text:p>-0.005414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2.880716" calcext:value-type="float">
            <text:p>2.880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968" calcext:value-type="float">
            <text:p>-4.999968</text:p>
          </table:table-cell>
          <table:table-cell office:value-type="float" office:value="-0.012129" calcext:value-type="float">
            <text:p>-0.012129</text:p>
          </table:table-cell>
          <table:table-cell office:value-type="float" office:value="0.004907" calcext:value-type="float">
            <text:p>0.004907</text:p>
          </table:table-cell>
          <table:table-cell office:value-type="float" office:value="2.876888" calcext:value-type="float">
            <text:p>2.876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115" calcext:value-type="float">
            <text:p>-5.004115</text:p>
          </table:table-cell>
          <table:table-cell office:value-type="float" office:value="-0.008896" calcext:value-type="float">
            <text:p>-0.008896</text:p>
          </table:table-cell>
          <table:table-cell office:value-type="float" office:value="0.0098" calcext:value-type="float">
            <text:p>0.0098</text:p>
          </table:table-cell>
          <table:table-cell office:value-type="float" office:value="2.876352" calcext:value-type="float">
            <text:p>2.876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74" calcext:value-type="float">
            <text:p>-4.99574</text:p>
          </table:table-cell>
          <table:table-cell office:value-type="float" office:value="-0.001665" calcext:value-type="float">
            <text:p>-0.001665</text:p>
          </table:table-cell>
          <table:table-cell office:value-type="float" office:value="0.009782" calcext:value-type="float">
            <text:p>0.009782</text:p>
          </table:table-cell>
          <table:table-cell office:value-type="float" office:value="2.874467" calcext:value-type="float">
            <text:p>2.874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338" calcext:value-type="float">
            <text:p>-4.997338</text:p>
          </table:table-cell>
          <table:table-cell office:value-type="float" office:value="-0.001268" calcext:value-type="float">
            <text:p>-0.001268</text:p>
          </table:table-cell>
          <table:table-cell office:value-type="float" office:value="0.009616" calcext:value-type="float">
            <text:p>0.009616</text:p>
          </table:table-cell>
          <table:table-cell office:value-type="float" office:value="2.873722" calcext:value-type="float">
            <text:p>2.873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796" calcext:value-type="float">
            <text:p>-4.995796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-0.004479" calcext:value-type="float">
            <text:p>-0.004479</text:p>
          </table:table-cell>
          <table:table-cell office:value-type="float" office:value="2.872923" calcext:value-type="float">
            <text:p>2.87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7481" calcext:value-type="float">
            <text:p>-4.987481</text:p>
          </table:table-cell>
          <table:table-cell office:value-type="float" office:value="-0.002685" calcext:value-type="float">
            <text:p>-0.002685</text:p>
          </table:table-cell>
          <table:table-cell office:value-type="float" office:value="-0.005911" calcext:value-type="float">
            <text:p>-0.005911</text:p>
          </table:table-cell>
          <table:table-cell office:value-type="float" office:value="2.872096" calcext:value-type="float">
            <text:p>2.87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932" calcext:value-type="float">
            <text:p>-5.006932</text:p>
          </table:table-cell>
          <table:table-cell office:value-type="float" office:value="-0.000336" calcext:value-type="float">
            <text:p>-0.000336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2.870869" calcext:value-type="float">
            <text:p>2.870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9304" calcext:value-type="float">
            <text:p>5.009304</text:p>
          </table:table-cell>
          <table:table-cell office:value-type="float" office:value="-0.011297" calcext:value-type="float">
            <text:p>-0.011297</text:p>
          </table:table-cell>
          <table:table-cell office:value-type="float" office:value="-0.005859" calcext:value-type="float">
            <text:p>-0.005859</text:p>
          </table:table-cell>
          <table:table-cell office:value-type="float" office:value="2.870449" calcext:value-type="float">
            <text:p>2.870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801" calcext:value-type="float">
            <text:p>5.001801</text:p>
          </table:table-cell>
          <table:table-cell office:value-type="float" office:value="0.001338" calcext:value-type="float">
            <text:p>0.001338</text:p>
          </table:table-cell>
          <table:table-cell office:value-type="float" office:value="-0.001489" calcext:value-type="float">
            <text:p>-0.001489</text:p>
          </table:table-cell>
          <table:table-cell office:value-type="float" office:value="2.868056" calcext:value-type="float">
            <text:p>2.868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381" calcext:value-type="float">
            <text:p>4.995381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.004907" calcext:value-type="float">
            <text:p>0.004907</text:p>
          </table:table-cell>
          <table:table-cell office:value-type="float" office:value="2.864957" calcext:value-type="float">
            <text:p>2.864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539" calcext:value-type="float">
            <text:p>-5.010539</text:p>
          </table:table-cell>
          <table:table-cell office:value-type="float" office:value="-0.002195" calcext:value-type="float">
            <text:p>-0.002195</text:p>
          </table:table-cell>
          <table:table-cell office:value-type="float" office:value="0.005501" calcext:value-type="float">
            <text:p>0.005501</text:p>
          </table:table-cell>
          <table:table-cell office:value-type="float" office:value="2.864877" calcext:value-type="float">
            <text:p>2.864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682" calcext:value-type="float">
            <text:p>-5.007682</text:p>
          </table:table-cell>
          <table:table-cell office:value-type="float" office:value="-0.002067" calcext:value-type="float">
            <text:p>-0.002067</text:p>
          </table:table-cell>
          <table:table-cell office:value-type="float" office:value="-0.000443" calcext:value-type="float">
            <text:p>-0.000443</text:p>
          </table:table-cell>
          <table:table-cell office:value-type="float" office:value="2.864356" calcext:value-type="float">
            <text:p>2.864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817" calcext:value-type="float">
            <text:p>4.998817</text:p>
          </table:table-cell>
          <table:table-cell office:value-type="float" office:value="-0.000921" calcext:value-type="float">
            <text:p>-0.000921</text:p>
          </table:table-cell>
          <table:table-cell office:value-type="float" office:value="-0.002715" calcext:value-type="float">
            <text:p>-0.002715</text:p>
          </table:table-cell>
          <table:table-cell office:value-type="float" office:value="2.863728" calcext:value-type="float">
            <text:p>2.863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397" calcext:value-type="float">
            <text:p>-5.008397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2.862006" calcext:value-type="float">
            <text:p>2.86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76" calcext:value-type="float">
            <text:p>-5.00676</text:p>
          </table:table-cell>
          <table:table-cell office:value-type="float" office:value="0.002062" calcext:value-type="float">
            <text:p>0.002062</text:p>
          </table:table-cell>
          <table:table-cell office:value-type="float" office:value="0.008047" calcext:value-type="float">
            <text:p>0.008047</text:p>
          </table:table-cell>
          <table:table-cell office:value-type="float" office:value="2.861554" calcext:value-type="float">
            <text:p>2.86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12" calcext:value-type="float">
            <text:p>4.99712</text:p>
          </table:table-cell>
          <table:table-cell office:value-type="float" office:value="0.009076" calcext:value-type="float">
            <text:p>0.009076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2.860859" calcext:value-type="float">
            <text:p>2.86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171" calcext:value-type="float">
            <text:p>-4.998171</text:p>
          </table:table-cell>
          <table:table-cell office:value-type="float" office:value="-0.001365" calcext:value-type="float">
            <text:p>-0.001365</text:p>
          </table:table-cell>
          <table:table-cell office:value-type="float" office:value="0.006096" calcext:value-type="float">
            <text:p>0.006096</text:p>
          </table:table-cell>
          <table:table-cell office:value-type="float" office:value="2.859542" calcext:value-type="float">
            <text:p>2.859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056" calcext:value-type="float">
            <text:p>-4.998056</text:p>
          </table:table-cell>
          <table:table-cell office:value-type="float" office:value="-0.006929" calcext:value-type="float">
            <text:p>-0.006929</text:p>
          </table:table-cell>
          <table:table-cell office:value-type="float" office:value="-0.008221" calcext:value-type="float">
            <text:p>-0.008221</text:p>
          </table:table-cell>
          <table:table-cell office:value-type="float" office:value="2.858419" calcext:value-type="float">
            <text:p>2.858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181" calcext:value-type="float">
            <text:p>-4.997181</text:p>
          </table:table-cell>
          <table:table-cell office:value-type="float" office:value="-0.011443" calcext:value-type="float">
            <text:p>-0.011443</text:p>
          </table:table-cell>
          <table:table-cell office:value-type="float" office:value="0.008184" calcext:value-type="float">
            <text:p>0.008184</text:p>
          </table:table-cell>
          <table:table-cell office:value-type="float" office:value="2.858213" calcext:value-type="float">
            <text:p>2.858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111" calcext:value-type="float">
            <text:p>4.996111</text:p>
          </table:table-cell>
          <table:table-cell office:value-type="float" office:value="-0.009004" calcext:value-type="float">
            <text:p>-0.009004</text:p>
          </table:table-cell>
          <table:table-cell office:value-type="float" office:value="-0.000982" calcext:value-type="float">
            <text:p>-0.000982</text:p>
          </table:table-cell>
          <table:table-cell office:value-type="float" office:value="2.856475" calcext:value-type="float">
            <text:p>2.85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468" calcext:value-type="float">
            <text:p>-4.995468</text:p>
          </table:table-cell>
          <table:table-cell office:value-type="float" office:value="0.004418" calcext:value-type="float">
            <text:p>0.004418</text:p>
          </table:table-cell>
          <table:table-cell office:value-type="float" office:value="-0.01011" calcext:value-type="float">
            <text:p>-0.01011</text:p>
          </table:table-cell>
          <table:table-cell office:value-type="float" office:value="2.856275" calcext:value-type="float">
            <text:p>2.856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178" calcext:value-type="float">
            <text:p>-5.009178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-0.005674" calcext:value-type="float">
            <text:p>-0.005674</text:p>
          </table:table-cell>
          <table:table-cell office:value-type="float" office:value="2.855918" calcext:value-type="float">
            <text:p>2.855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871" calcext:value-type="float">
            <text:p>4.992871</text:p>
          </table:table-cell>
          <table:table-cell office:value-type="float" office:value="0.009906" calcext:value-type="float">
            <text:p>0.009906</text:p>
          </table:table-cell>
          <table:table-cell office:value-type="float" office:value="0.002188" calcext:value-type="float">
            <text:p>0.002188</text:p>
          </table:table-cell>
          <table:table-cell office:value-type="float" office:value="2.855582" calcext:value-type="float">
            <text:p>2.855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5" calcext:value-type="float">
            <text:p>4.9975</text:p>
          </table:table-cell>
          <table:table-cell office:value-type="float" office:value="0.006747" calcext:value-type="float">
            <text:p>0.006747</text:p>
          </table:table-cell>
          <table:table-cell office:value-type="float" office:value="-0.010893" calcext:value-type="float">
            <text:p>-0.010893</text:p>
          </table:table-cell>
          <table:table-cell office:value-type="float" office:value="2.849894" calcext:value-type="float">
            <text:p>2.849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018" calcext:value-type="float">
            <text:p>4.999018</text:p>
          </table:table-cell>
          <table:table-cell office:value-type="float" office:value="0.014318" calcext:value-type="float">
            <text:p>0.014318</text:p>
          </table:table-cell>
          <table:table-cell office:value-type="float" office:value="-0.000239" calcext:value-type="float">
            <text:p>-0.000239</text:p>
          </table:table-cell>
          <table:table-cell office:value-type="float" office:value="2.848718" calcext:value-type="float">
            <text:p>2.848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448" calcext:value-type="float">
            <text:p>-4.993448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2.847868" calcext:value-type="float">
            <text:p>2.84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6" calcext:value-type="float">
            <text:p>5.00136</text:p>
          </table:table-cell>
          <table:table-cell office:value-type="float" office:value="-0.010134" calcext:value-type="float">
            <text:p>-0.010134</text:p>
          </table:table-cell>
          <table:table-cell office:value-type="float" office:value="0.003952" calcext:value-type="float">
            <text:p>0.003952</text:p>
          </table:table-cell>
          <table:table-cell office:value-type="float" office:value="2.846945" calcext:value-type="float">
            <text:p>2.846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467" calcext:value-type="float">
            <text:p>-4.991467</text:p>
          </table:table-cell>
          <table:table-cell office:value-type="float" office:value="0.006161" calcext:value-type="float">
            <text:p>0.006161</text:p>
          </table:table-cell>
          <table:table-cell office:value-type="float" office:value="-0.005855" calcext:value-type="float">
            <text:p>-0.005855</text:p>
          </table:table-cell>
          <table:table-cell office:value-type="float" office:value="2.845076" calcext:value-type="float">
            <text:p>2.845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37" calcext:value-type="float">
            <text:p>4.997037</text:p>
          </table:table-cell>
          <table:table-cell office:value-type="float" office:value="-0.005087" calcext:value-type="float">
            <text:p>-0.005087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2.843963" calcext:value-type="float">
            <text:p>2.843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206" calcext:value-type="float">
            <text:p>4.990206</text:p>
          </table:table-cell>
          <table:table-cell office:value-type="float" office:value="-0.00664" calcext:value-type="float">
            <text:p>-0.00664</text:p>
          </table:table-cell>
          <table:table-cell office:value-type="float" office:value="0.005506" calcext:value-type="float">
            <text:p>0.005506</text:p>
          </table:table-cell>
          <table:table-cell office:value-type="float" office:value="2.842855" calcext:value-type="float">
            <text:p>2.84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595" calcext:value-type="float">
            <text:p>5.002595</text:p>
          </table:table-cell>
          <table:table-cell office:value-type="float" office:value="-0.000408" calcext:value-type="float">
            <text:p>-0.000408</text:p>
          </table:table-cell>
          <table:table-cell office:value-type="float" office:value="0.007663" calcext:value-type="float">
            <text:p>0.007663</text:p>
          </table:table-cell>
          <table:table-cell office:value-type="float" office:value="2.837314" calcext:value-type="float">
            <text:p>2.837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523" calcext:value-type="float">
            <text:p>-5.001523</text:p>
          </table:table-cell>
          <table:table-cell office:value-type="float" office:value="-0.012019" calcext:value-type="float">
            <text:p>-0.012019</text:p>
          </table:table-cell>
          <table:table-cell office:value-type="float" office:value="-0.003745" calcext:value-type="float">
            <text:p>-0.003745</text:p>
          </table:table-cell>
          <table:table-cell office:value-type="float" office:value="2.832924" calcext:value-type="float">
            <text:p>2.83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469" calcext:value-type="float">
            <text:p>-5.008469</text:p>
          </table:table-cell>
          <table:table-cell office:value-type="float" office:value="-0.004742" calcext:value-type="float">
            <text:p>-0.004742</text:p>
          </table:table-cell>
          <table:table-cell office:value-type="float" office:value="-0.008699" calcext:value-type="float">
            <text:p>-0.008699</text:p>
          </table:table-cell>
          <table:table-cell office:value-type="float" office:value="2.830708" calcext:value-type="float">
            <text:p>2.830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574" calcext:value-type="float">
            <text:p>4.990574</text:p>
          </table:table-cell>
          <table:table-cell office:value-type="float" office:value="-0.002726" calcext:value-type="float">
            <text:p>-0.002726</text:p>
          </table:table-cell>
          <table:table-cell office:value-type="float" office:value="-0.002064" calcext:value-type="float">
            <text:p>-0.002064</text:p>
          </table:table-cell>
          <table:table-cell office:value-type="float" office:value="2.830137" calcext:value-type="float">
            <text:p>2.830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518" calcext:value-type="float">
            <text:p>5.006518</text:p>
          </table:table-cell>
          <table:table-cell office:value-type="float" office:value="-0.001703" calcext:value-type="float">
            <text:p>-0.001703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2.82781" calcext:value-type="float">
            <text:p>2.8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917" calcext:value-type="float">
            <text:p>-5.010917</text:p>
          </table:table-cell>
          <table:table-cell office:value-type="float" office:value="0.005373" calcext:value-type="float">
            <text:p>0.005373</text:p>
          </table:table-cell>
          <table:table-cell office:value-type="float" office:value="0.004864" calcext:value-type="float">
            <text:p>0.004864</text:p>
          </table:table-cell>
          <table:table-cell office:value-type="float" office:value="2.824583" calcext:value-type="float">
            <text:p>2.824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634" calcext:value-type="float">
            <text:p>5.007634</text:p>
          </table:table-cell>
          <table:table-cell office:value-type="float" office:value="0.008354" calcext:value-type="float">
            <text:p>0.008354</text:p>
          </table:table-cell>
          <table:table-cell office:value-type="float" office:value="-0.00097" calcext:value-type="float">
            <text:p>-0.00097</text:p>
          </table:table-cell>
          <table:table-cell office:value-type="float" office:value="2.820435" calcext:value-type="float">
            <text:p>2.820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98" calcext:value-type="float">
            <text:p>4.99698</text:p>
          </table:table-cell>
          <table:table-cell office:value-type="float" office:value="0.001335" calcext:value-type="float">
            <text:p>0.001335</text:p>
          </table:table-cell>
          <table:table-cell office:value-type="float" office:value="0.00938" calcext:value-type="float">
            <text:p>0.00938</text:p>
          </table:table-cell>
          <table:table-cell office:value-type="float" office:value="2.820401" calcext:value-type="float">
            <text:p>2.820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185" calcext:value-type="float">
            <text:p>-4.998185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629" calcext:value-type="float">
            <text:p>-0.000629</text:p>
          </table:table-cell>
          <table:table-cell office:value-type="float" office:value="2.819383" calcext:value-type="float">
            <text:p>2.819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95" calcext:value-type="float">
            <text:p>4.99095</text:p>
          </table:table-cell>
          <table:table-cell office:value-type="float" office:value="0.012736" calcext:value-type="float">
            <text:p>0.012736</text:p>
          </table:table-cell>
          <table:table-cell office:value-type="float" office:value="-0.002053" calcext:value-type="float">
            <text:p>-0.002053</text:p>
          </table:table-cell>
          <table:table-cell office:value-type="float" office:value="2.817664" calcext:value-type="float">
            <text:p>2.817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74" calcext:value-type="float">
            <text:p>4.99474</text:p>
          </table:table-cell>
          <table:table-cell office:value-type="float" office:value="-0.004961" calcext:value-type="float">
            <text:p>-0.004961</text:p>
          </table:table-cell>
          <table:table-cell office:value-type="float" office:value="-0.006372" calcext:value-type="float">
            <text:p>-0.006372</text:p>
          </table:table-cell>
          <table:table-cell office:value-type="float" office:value="2.814867" calcext:value-type="float">
            <text:p>2.814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034" calcext:value-type="float">
            <text:p>-5.003034</text:p>
          </table:table-cell>
          <table:table-cell office:value-type="float" office:value="0.011652" calcext:value-type="float">
            <text:p>0.011652</text:p>
          </table:table-cell>
          <table:table-cell office:value-type="float" office:value="0.0013" calcext:value-type="float">
            <text:p>0.0013</text:p>
          </table:table-cell>
          <table:table-cell office:value-type="float" office:value="2.812685" calcext:value-type="float">
            <text:p>2.81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038" calcext:value-type="float">
            <text:p>-4.999038</text:p>
          </table:table-cell>
          <table:table-cell office:value-type="float" office:value="-0.005267" calcext:value-type="float">
            <text:p>-0.005267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2.809702" calcext:value-type="float">
            <text:p>2.80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91" calcext:value-type="float">
            <text:p>-4.99391</text:p>
          </table:table-cell>
          <table:table-cell office:value-type="float" office:value="-0.003778" calcext:value-type="float">
            <text:p>-0.003778</text:p>
          </table:table-cell>
          <table:table-cell office:value-type="float" office:value="-0.003741" calcext:value-type="float">
            <text:p>-0.003741</text:p>
          </table:table-cell>
          <table:table-cell office:value-type="float" office:value="2.809091" calcext:value-type="float">
            <text:p>2.809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353" calcext:value-type="float">
            <text:p>-5.009353</text:p>
          </table:table-cell>
          <table:table-cell office:value-type="float" office:value="0.004577" calcext:value-type="float">
            <text:p>0.004577</text:p>
          </table:table-cell>
          <table:table-cell office:value-type="float" office:value="-0.011055" calcext:value-type="float">
            <text:p>-0.011055</text:p>
          </table:table-cell>
          <table:table-cell office:value-type="float" office:value="2.80815" calcext:value-type="float">
            <text:p>2.80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146" calcext:value-type="float">
            <text:p>-5.006146</text:p>
          </table:table-cell>
          <table:table-cell office:value-type="float" office:value="-0.013722" calcext:value-type="float">
            <text:p>-0.013722</text:p>
          </table:table-cell>
          <table:table-cell office:value-type="float" office:value="0.008669" calcext:value-type="float">
            <text:p>0.008669</text:p>
          </table:table-cell>
          <table:table-cell office:value-type="float" office:value="2.807949" calcext:value-type="float">
            <text:p>2.80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727" calcext:value-type="float">
            <text:p>-4.997727</text:p>
          </table:table-cell>
          <table:table-cell office:value-type="float" office:value="-0.003086" calcext:value-type="float">
            <text:p>-0.003086</text:p>
          </table:table-cell>
          <table:table-cell office:value-type="float" office:value="-0.004628" calcext:value-type="float">
            <text:p>-0.004628</text:p>
          </table:table-cell>
          <table:table-cell office:value-type="float" office:value="2.805649" calcext:value-type="float">
            <text:p>2.805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203" calcext:value-type="float">
            <text:p>-4.994203</text:p>
          </table:table-cell>
          <table:table-cell office:value-type="float" office:value="-0.001933" calcext:value-type="float">
            <text:p>-0.001933</text:p>
          </table:table-cell>
          <table:table-cell office:value-type="float" office:value="0.002827" calcext:value-type="float">
            <text:p>0.002827</text:p>
          </table:table-cell>
          <table:table-cell office:value-type="float" office:value="2.802974" calcext:value-type="float">
            <text:p>2.80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648" calcext:value-type="float">
            <text:p>4.995648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0.005665" calcext:value-type="float">
            <text:p>0.005665</text:p>
          </table:table-cell>
          <table:table-cell office:value-type="float" office:value="2.797728" calcext:value-type="float">
            <text:p>2.797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259" calcext:value-type="float">
            <text:p>5.001259</text:p>
          </table:table-cell>
          <table:table-cell office:value-type="float" office:value="-0.004074" calcext:value-type="float">
            <text:p>-0.004074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2.797677" calcext:value-type="float">
            <text:p>2.797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772" calcext:value-type="float">
            <text:p>4.999772</text:p>
          </table:table-cell>
          <table:table-cell office:value-type="float" office:value="-0.001347" calcext:value-type="float">
            <text:p>-0.001347</text:p>
          </table:table-cell>
          <table:table-cell office:value-type="float" office:value="0.008754" calcext:value-type="float">
            <text:p>0.008754</text:p>
          </table:table-cell>
          <table:table-cell office:value-type="float" office:value="2.794934" calcext:value-type="float">
            <text:p>2.794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225" calcext:value-type="float">
            <text:p>4.993225</text:p>
          </table:table-cell>
          <table:table-cell office:value-type="float" office:value="-0.010506" calcext:value-type="float">
            <text:p>-0.010506</text:p>
          </table:table-cell>
          <table:table-cell office:value-type="float" office:value="-0.000315" calcext:value-type="float">
            <text:p>-0.000315</text:p>
          </table:table-cell>
          <table:table-cell office:value-type="float" office:value="2.794232" calcext:value-type="float">
            <text:p>2.794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01" calcext:value-type="float">
            <text:p>4.997001</text:p>
          </table:table-cell>
          <table:table-cell office:value-type="float" office:value="-0.001429" calcext:value-type="float">
            <text:p>-0.001429</text:p>
          </table:table-cell>
          <table:table-cell office:value-type="float" office:value="-0.005931" calcext:value-type="float">
            <text:p>-0.005931</text:p>
          </table:table-cell>
          <table:table-cell office:value-type="float" office:value="2.794136" calcext:value-type="float">
            <text:p>2.794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539" calcext:value-type="float">
            <text:p>-5.004539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1121" calcext:value-type="float">
            <text:p>0.01121</text:p>
          </table:table-cell>
          <table:table-cell office:value-type="float" office:value="2.791694" calcext:value-type="float">
            <text:p>2.79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021" calcext:value-type="float">
            <text:p>-5.003021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5568" calcext:value-type="float">
            <text:p>0.005568</text:p>
          </table:table-cell>
          <table:table-cell office:value-type="float" office:value="2.791605" calcext:value-type="float">
            <text:p>2.79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917" calcext:value-type="float">
            <text:p>5.006917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-0.004192" calcext:value-type="float">
            <text:p>-0.004192</text:p>
          </table:table-cell>
          <table:table-cell office:value-type="float" office:value="2.787409" calcext:value-type="float">
            <text:p>2.787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2163" calcext:value-type="float">
            <text:p>5.012163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-0.002457" calcext:value-type="float">
            <text:p>-0.002457</text:p>
          </table:table-cell>
          <table:table-cell office:value-type="float" office:value="2.785556" calcext:value-type="float">
            <text:p>2.785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326" calcext:value-type="float">
            <text:p>5.01326</text:p>
          </table:table-cell>
          <table:table-cell office:value-type="float" office:value="0.007855" calcext:value-type="float">
            <text:p>0.007855</text:p>
          </table:table-cell>
          <table:table-cell office:value-type="float" office:value="0.003689" calcext:value-type="float">
            <text:p>0.003689</text:p>
          </table:table-cell>
          <table:table-cell office:value-type="float" office:value="2.783007" calcext:value-type="float">
            <text:p>2.78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813" calcext:value-type="float">
            <text:p>5.003813</text:p>
          </table:table-cell>
          <table:table-cell office:value-type="float" office:value="-0.008988" calcext:value-type="float">
            <text:p>-0.008988</text:p>
          </table:table-cell>
          <table:table-cell office:value-type="float" office:value="-0.00304" calcext:value-type="float">
            <text:p>-0.00304</text:p>
          </table:table-cell>
          <table:table-cell office:value-type="float" office:value="2.780826" calcext:value-type="float">
            <text:p>2.78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903" calcext:value-type="float">
            <text:p>5.004903</text:p>
          </table:table-cell>
          <table:table-cell office:value-type="float" office:value="-0.000909" calcext:value-type="float">
            <text:p>-0.000909</text:p>
          </table:table-cell>
          <table:table-cell office:value-type="float" office:value="-0.006711" calcext:value-type="float">
            <text:p>-0.006711</text:p>
          </table:table-cell>
          <table:table-cell office:value-type="float" office:value="2.778817" calcext:value-type="float">
            <text:p>2.778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915" calcext:value-type="float">
            <text:p>4.990915</text:p>
          </table:table-cell>
          <table:table-cell office:value-type="float" office:value="-0.009531" calcext:value-type="float">
            <text:p>-0.009531</text:p>
          </table:table-cell>
          <table:table-cell office:value-type="float" office:value="0.00606" calcext:value-type="float">
            <text:p>0.00606</text:p>
          </table:table-cell>
          <table:table-cell office:value-type="float" office:value="2.775756" calcext:value-type="float">
            <text:p>2.775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02" calcext:value-type="float">
            <text:p>-5.00002</text:p>
          </table:table-cell>
          <table:table-cell office:value-type="float" office:value="0.011722" calcext:value-type="float">
            <text:p>0.011722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2.769896" calcext:value-type="float">
            <text:p>2.769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351" calcext:value-type="float">
            <text:p>4.999351</text:p>
          </table:table-cell>
          <table:table-cell office:value-type="float" office:value="-0.004683" calcext:value-type="float">
            <text:p>-0.004683</text:p>
          </table:table-cell>
          <table:table-cell office:value-type="float" office:value="-0.000172" calcext:value-type="float">
            <text:p>-0.000172</text:p>
          </table:table-cell>
          <table:table-cell office:value-type="float" office:value="2.767758" calcext:value-type="float">
            <text:p>2.76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264" calcext:value-type="float">
            <text:p>4.992264</text:p>
          </table:table-cell>
          <table:table-cell office:value-type="float" office:value="-0.002207" calcext:value-type="float">
            <text:p>-0.00220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2.765807" calcext:value-type="float">
            <text:p>2.765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664" calcext:value-type="float">
            <text:p>4.998664</text:p>
          </table:table-cell>
          <table:table-cell office:value-type="float" office:value="0.003377" calcext:value-type="float">
            <text:p>0.003377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2.764806" calcext:value-type="float">
            <text:p>2.764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771" calcext:value-type="float">
            <text:p>5.006771</text:p>
          </table:table-cell>
          <table:table-cell office:value-type="float" office:value="-0.000561" calcext:value-type="float">
            <text:p>-0.000561</text:p>
          </table:table-cell>
          <table:table-cell office:value-type="float" office:value="-0.004419" calcext:value-type="float">
            <text:p>-0.004419</text:p>
          </table:table-cell>
          <table:table-cell office:value-type="float" office:value="2.763637" calcext:value-type="float">
            <text:p>2.763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401" calcext:value-type="float">
            <text:p>5.001401</text:p>
          </table:table-cell>
          <table:table-cell office:value-type="float" office:value="-0.00892" calcext:value-type="float">
            <text:p>-0.00892</text:p>
          </table:table-cell>
          <table:table-cell office:value-type="float" office:value="0.009036" calcext:value-type="float">
            <text:p>0.009036</text:p>
          </table:table-cell>
          <table:table-cell office:value-type="float" office:value="2.762065" calcext:value-type="float">
            <text:p>2.76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867" calcext:value-type="float">
            <text:p>-4.992867</text:p>
          </table:table-cell>
          <table:table-cell office:value-type="float" office:value="0.002504" calcext:value-type="float">
            <text:p>0.002504</text:p>
          </table:table-cell>
          <table:table-cell office:value-type="float" office:value="-0.002729" calcext:value-type="float">
            <text:p>-0.002729</text:p>
          </table:table-cell>
          <table:table-cell office:value-type="float" office:value="2.759275" calcext:value-type="float">
            <text:p>2.759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554" calcext:value-type="float">
            <text:p>4.999554</text:p>
          </table:table-cell>
          <table:table-cell office:value-type="float" office:value="-0.001145" calcext:value-type="float">
            <text:p>-0.001145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2.758036" calcext:value-type="float">
            <text:p>2.758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999" calcext:value-type="float">
            <text:p>5.005999</text:p>
          </table:table-cell>
          <table:table-cell office:value-type="float" office:value="-0.014172" calcext:value-type="float">
            <text:p>-0.014172</text:p>
          </table:table-cell>
          <table:table-cell office:value-type="float" office:value="-0.001818" calcext:value-type="float">
            <text:p>-0.001818</text:p>
          </table:table-cell>
          <table:table-cell office:value-type="float" office:value="2.756894" calcext:value-type="float">
            <text:p>2.756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989" calcext:value-type="float">
            <text:p>4.989989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-0.007956" calcext:value-type="float">
            <text:p>-0.007956</text:p>
          </table:table-cell>
          <table:table-cell office:value-type="float" office:value="2.755081" calcext:value-type="float">
            <text:p>2.755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879" calcext:value-type="float">
            <text:p>-5.004879</text:p>
          </table:table-cell>
          <table:table-cell office:value-type="float" office:value="0.008765" calcext:value-type="float">
            <text:p>0.008765</text:p>
          </table:table-cell>
          <table:table-cell office:value-type="float" office:value="-0.012033" calcext:value-type="float">
            <text:p>-0.012033</text:p>
          </table:table-cell>
          <table:table-cell office:value-type="float" office:value="2.754747" calcext:value-type="float">
            <text:p>2.754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118" calcext:value-type="float">
            <text:p>5.005118</text:p>
          </table:table-cell>
          <table:table-cell office:value-type="float" office:value="0.003656" calcext:value-type="float">
            <text:p>0.003656</text:p>
          </table:table-cell>
          <table:table-cell office:value-type="float" office:value="-0.010756" calcext:value-type="float">
            <text:p>-0.010756</text:p>
          </table:table-cell>
          <table:table-cell office:value-type="float" office:value="2.751234" calcext:value-type="float">
            <text:p>2.75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709" calcext:value-type="float">
            <text:p>4.998709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-0.003464" calcext:value-type="float">
            <text:p>-0.003464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949" calcext:value-type="float">
            <text:p>-5.002949</text:p>
          </table:table-cell>
          <table:table-cell office:value-type="float" office:value="0.009008" calcext:value-type="float">
            <text:p>0.009008</text:p>
          </table:table-cell>
          <table:table-cell office:value-type="float" office:value="-0.009529" calcext:value-type="float">
            <text:p>-0.009529</text:p>
          </table:table-cell>
          <table:table-cell office:value-type="float" office:value="2.749774" calcext:value-type="float">
            <text:p>2.749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548" calcext:value-type="float">
            <text:p>4.995548</text:p>
          </table:table-cell>
          <table:table-cell office:value-type="float" office:value="0.008858" calcext:value-type="float">
            <text:p>0.00885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2.74838" calcext:value-type="float">
            <text:p>2.74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454" calcext:value-type="float">
            <text:p>-5.007454</text:p>
          </table:table-cell>
          <table:table-cell office:value-type="float" office:value="0.001551" calcext:value-type="float">
            <text:p>0.001551</text:p>
          </table:table-cell>
          <table:table-cell office:value-type="float" office:value="0.007219" calcext:value-type="float">
            <text:p>0.007219</text:p>
          </table:table-cell>
          <table:table-cell office:value-type="float" office:value="2.747932" calcext:value-type="float">
            <text:p>2.74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95" calcext:value-type="float">
            <text:p>5.001395</text:p>
          </table:table-cell>
          <table:table-cell office:value-type="float" office:value="-0.004435" calcext:value-type="float">
            <text:p>-0.004435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2.744502" calcext:value-type="float">
            <text:p>2.744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357" calcext:value-type="float">
            <text:p>-4.993357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10189" calcext:value-type="float">
            <text:p>0.010189</text:p>
          </table:table-cell>
          <table:table-cell office:value-type="float" office:value="2.742131" calcext:value-type="float">
            <text:p>2.74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109" calcext:value-type="float">
            <text:p>-5.006109</text:p>
          </table:table-cell>
          <table:table-cell office:value-type="float" office:value="-0.009021" calcext:value-type="float">
            <text:p>-0.009021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2.741178" calcext:value-type="float">
            <text:p>2.74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264" calcext:value-type="float">
            <text:p>5.004264</text:p>
          </table:table-cell>
          <table:table-cell office:value-type="float" office:value="-0.008063" calcext:value-type="float">
            <text:p>-0.008063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2.740491" calcext:value-type="float">
            <text:p>2.740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645" calcext:value-type="float">
            <text:p>-4.994645</text:p>
          </table:table-cell>
          <table:table-cell office:value-type="float" office:value="-0.00199" calcext:value-type="float">
            <text:p>-0.00199</text:p>
          </table:table-cell>
          <table:table-cell office:value-type="float" office:value="0.009871" calcext:value-type="float">
            <text:p>0.009871</text:p>
          </table:table-cell>
          <table:table-cell office:value-type="float" office:value="2.739807" calcext:value-type="float">
            <text:p>2.739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47" calcext:value-type="float">
            <text:p>-5.005947</text:p>
          </table:table-cell>
          <table:table-cell office:value-type="float" office:value="0.012613" calcext:value-type="float">
            <text:p>0.012613</text:p>
          </table:table-cell>
          <table:table-cell office:value-type="float" office:value="-0.003022" calcext:value-type="float">
            <text:p>-0.003022</text:p>
          </table:table-cell>
          <table:table-cell office:value-type="float" office:value="2.738004" calcext:value-type="float">
            <text:p>2.738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294" calcext:value-type="float">
            <text:p>4.995294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2.737272" calcext:value-type="float">
            <text:p>2.737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937" calcext:value-type="float">
            <text:p>-5.001937</text:p>
          </table:table-cell>
          <table:table-cell office:value-type="float" office:value="-0.000751" calcext:value-type="float">
            <text:p>-0.000751</text:p>
          </table:table-cell>
          <table:table-cell office:value-type="float" office:value="-0.008085" calcext:value-type="float">
            <text:p>-0.008085</text:p>
          </table:table-cell>
          <table:table-cell office:value-type="float" office:value="2.734942" calcext:value-type="float">
            <text:p>2.734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01" calcext:value-type="float">
            <text:p>4.99101</text:p>
          </table:table-cell>
          <table:table-cell office:value-type="float" office:value="-0.001397" calcext:value-type="float">
            <text:p>-0.001397</text:p>
          </table:table-cell>
          <table:table-cell office:value-type="float" office:value="-0.002723" calcext:value-type="float">
            <text:p>-0.002723</text:p>
          </table:table-cell>
          <table:table-cell office:value-type="float" office:value="2.733906" calcext:value-type="float">
            <text:p>2.733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486" calcext:value-type="float">
            <text:p>-4.994486</text:p>
          </table:table-cell>
          <table:table-cell office:value-type="float" office:value="-0.006109" calcext:value-type="float">
            <text:p>-0.006109</text:p>
          </table:table-cell>
          <table:table-cell office:value-type="float" office:value="-0.003287" calcext:value-type="float">
            <text:p>-0.003287</text:p>
          </table:table-cell>
          <table:table-cell office:value-type="float" office:value="2.732871" calcext:value-type="float">
            <text:p>2.73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035" calcext:value-type="float">
            <text:p>-4.998035</text:p>
          </table:table-cell>
          <table:table-cell office:value-type="float" office:value="0.006396" calcext:value-type="float">
            <text:p>0.006396</text:p>
          </table:table-cell>
          <table:table-cell office:value-type="float" office:value="0.009241" calcext:value-type="float">
            <text:p>0.009241</text:p>
          </table:table-cell>
          <table:table-cell office:value-type="float" office:value="2.728919" calcext:value-type="float">
            <text:p>2.728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552" calcext:value-type="float">
            <text:p>-4.993552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-0.003502" calcext:value-type="float">
            <text:p>-0.003502</text:p>
          </table:table-cell>
          <table:table-cell office:value-type="float" office:value="2.725614" calcext:value-type="float">
            <text:p>2.725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616" calcext:value-type="float">
            <text:p>-5.001616</text:p>
          </table:table-cell>
          <table:table-cell office:value-type="float" office:value="0.005008" calcext:value-type="float">
            <text:p>0.005008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2.724728" calcext:value-type="float">
            <text:p>2.724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259" calcext:value-type="float">
            <text:p>5.005259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-0.000157" calcext:value-type="float">
            <text:p>-0.000157</text:p>
          </table:table-cell>
          <table:table-cell office:value-type="float" office:value="2.723671" calcext:value-type="float">
            <text:p>2.723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299" calcext:value-type="float">
            <text:p>-4.998299</text:p>
          </table:table-cell>
          <table:table-cell office:value-type="float" office:value="0.004595" calcext:value-type="float">
            <text:p>0.004595</text:p>
          </table:table-cell>
          <table:table-cell office:value-type="float" office:value="-0.011396" calcext:value-type="float">
            <text:p>-0.011396</text:p>
          </table:table-cell>
          <table:table-cell office:value-type="float" office:value="2.719196" calcext:value-type="float">
            <text:p>2.719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971" calcext:value-type="float">
            <text:p>-5.003971</text:p>
          </table:table-cell>
          <table:table-cell office:value-type="float" office:value="-0.010024" calcext:value-type="float">
            <text:p>-0.010024</text:p>
          </table:table-cell>
          <table:table-cell office:value-type="float" office:value="-0.004637" calcext:value-type="float">
            <text:p>-0.004637</text:p>
          </table:table-cell>
          <table:table-cell office:value-type="float" office:value="2.717526" calcext:value-type="float">
            <text:p>2.717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905" calcext:value-type="float">
            <text:p>5.004905</text:p>
          </table:table-cell>
          <table:table-cell office:value-type="float" office:value="0.006982" calcext:value-type="float">
            <text:p>0.006982</text:p>
          </table:table-cell>
          <table:table-cell office:value-type="float" office:value="-0.006925" calcext:value-type="float">
            <text:p>-0.006925</text:p>
          </table:table-cell>
          <table:table-cell office:value-type="float" office:value="2.717374" calcext:value-type="float">
            <text:p>2.717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634" calcext:value-type="float">
            <text:p>4.993634</text:p>
          </table:table-cell>
          <table:table-cell office:value-type="float" office:value="-0.002879" calcext:value-type="float">
            <text:p>-0.002879</text:p>
          </table:table-cell>
          <table:table-cell office:value-type="float" office:value="0.008046" calcext:value-type="float">
            <text:p>0.008046</text:p>
          </table:table-cell>
          <table:table-cell office:value-type="float" office:value="2.715298" calcext:value-type="float">
            <text:p>2.715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0581" calcext:value-type="float">
            <text:p>5.010581</text:p>
          </table:table-cell>
          <table:table-cell office:value-type="float" office:value="-0.00053" calcext:value-type="float">
            <text:p>-0.00053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2.712622" calcext:value-type="float">
            <text:p>2.71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396" calcext:value-type="float">
            <text:p>-5.009396</text:p>
          </table:table-cell>
          <table:table-cell office:value-type="float" office:value="-0.003494" calcext:value-type="float">
            <text:p>-0.003494</text:p>
          </table:table-cell>
          <table:table-cell office:value-type="float" office:value="-0.008586" calcext:value-type="float">
            <text:p>-0.008586</text:p>
          </table:table-cell>
          <table:table-cell office:value-type="float" office:value="2.710899" calcext:value-type="float">
            <text:p>2.710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844" calcext:value-type="float">
            <text:p>4.995844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11069" calcext:value-type="float">
            <text:p>0.011069</text:p>
          </table:table-cell>
          <table:table-cell office:value-type="float" office:value="2.708356" calcext:value-type="float">
            <text:p>2.708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285" calcext:value-type="float">
            <text:p>-4.999285</text:p>
          </table:table-cell>
          <table:table-cell office:value-type="float" office:value="-0.001115" calcext:value-type="float">
            <text:p>-0.001115</text:p>
          </table:table-cell>
          <table:table-cell office:value-type="float" office:value="0.006416" calcext:value-type="float">
            <text:p>0.006416</text:p>
          </table:table-cell>
          <table:table-cell office:value-type="float" office:value="2.707529" calcext:value-type="float">
            <text:p>2.707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969" calcext:value-type="float">
            <text:p>-4.991969</text:p>
          </table:table-cell>
          <table:table-cell office:value-type="float" office:value="0.002066" calcext:value-type="float">
            <text:p>0.002066</text:p>
          </table:table-cell>
          <table:table-cell office:value-type="float" office:value="-0.002258" calcext:value-type="float">
            <text:p>-0.002258</text:p>
          </table:table-cell>
          <table:table-cell office:value-type="float" office:value="2.705479" calcext:value-type="float">
            <text:p>2.705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498" calcext:value-type="float">
            <text:p>5.00649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2.705314" calcext:value-type="float">
            <text:p>2.705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736" calcext:value-type="float">
            <text:p>5.000736</text:p>
          </table:table-cell>
          <table:table-cell office:value-type="float" office:value="0.011646" calcext:value-type="float">
            <text:p>0.011646</text:p>
          </table:table-cell>
          <table:table-cell office:value-type="float" office:value="-0.000064" calcext:value-type="float">
            <text:p>-6.4E-05</text:p>
          </table:table-cell>
          <table:table-cell office:value-type="float" office:value="2.704631" calcext:value-type="float">
            <text:p>2.704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321" calcext:value-type="float">
            <text:p>-5.007321</text:p>
          </table:table-cell>
          <table:table-cell office:value-type="float" office:value="0.008" calcext:value-type="float">
            <text:p>0.008</text:p>
          </table:table-cell>
          <table:table-cell office:value-type="float" office:value="-0.004892" calcext:value-type="float">
            <text:p>-0.004892</text:p>
          </table:table-cell>
          <table:table-cell office:value-type="float" office:value="2.704057" calcext:value-type="float">
            <text:p>2.704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72" calcext:value-type="float">
            <text:p>-5.00572</text:p>
          </table:table-cell>
          <table:table-cell office:value-type="float" office:value="0.009352" calcext:value-type="float">
            <text:p>0.009352</text:p>
          </table:table-cell>
          <table:table-cell office:value-type="float" office:value="-0.008246" calcext:value-type="float">
            <text:p>-0.008246</text:p>
          </table:table-cell>
          <table:table-cell office:value-type="float" office:value="2.700659" calcext:value-type="float">
            <text:p>2.70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054" calcext:value-type="float">
            <text:p>5.007054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-0.005156" calcext:value-type="float">
            <text:p>-0.005156</text:p>
          </table:table-cell>
          <table:table-cell office:value-type="float" office:value="2.698076" calcext:value-type="float">
            <text:p>2.698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321" calcext:value-type="float">
            <text:p>-4.995321</text:p>
          </table:table-cell>
          <table:table-cell office:value-type="float" office:value="0.010119" calcext:value-type="float">
            <text:p>0.010119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2.697575" calcext:value-type="float">
            <text:p>2.697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947" calcext:value-type="float">
            <text:p>-5.003947</text:p>
          </table:table-cell>
          <table:table-cell office:value-type="float" office:value="-0.003506" calcext:value-type="float">
            <text:p>-0.003506</text:p>
          </table:table-cell>
          <table:table-cell office:value-type="float" office:value="-0.001407" calcext:value-type="float">
            <text:p>-0.001407</text:p>
          </table:table-cell>
          <table:table-cell office:value-type="float" office:value="2.696096" calcext:value-type="float">
            <text:p>2.69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21" calcext:value-type="float">
            <text:p>5.00121</text:p>
          </table:table-cell>
          <table:table-cell office:value-type="float" office:value="-0.005265" calcext:value-type="float">
            <text:p>-0.005265</text:p>
          </table:table-cell>
          <table:table-cell office:value-type="float" office:value="0.009653" calcext:value-type="float">
            <text:p>0.009653</text:p>
          </table:table-cell>
          <table:table-cell office:value-type="float" office:value="2.691464" calcext:value-type="float">
            <text:p>2.69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174" calcext:value-type="float">
            <text:p>5.008174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0.010392" calcext:value-type="float">
            <text:p>0.010392</text:p>
          </table:table-cell>
          <table:table-cell office:value-type="float" office:value="2.688095" calcext:value-type="float">
            <text:p>2.688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325" calcext:value-type="float">
            <text:p>-4.994325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2.686565" calcext:value-type="float">
            <text:p>2.686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871" calcext:value-type="float">
            <text:p>-4.992871</text:p>
          </table:table-cell>
          <table:table-cell office:value-type="float" office:value="0.006997" calcext:value-type="float">
            <text:p>0.006997</text:p>
          </table:table-cell>
          <table:table-cell office:value-type="float" office:value="-0.006691" calcext:value-type="float">
            <text:p>-0.006691</text:p>
          </table:table-cell>
          <table:table-cell office:value-type="float" office:value="2.685721" calcext:value-type="float">
            <text:p>2.685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812" calcext:value-type="float">
            <text:p>5.001812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009138" calcext:value-type="float">
            <text:p>0.009138</text:p>
          </table:table-cell>
          <table:table-cell office:value-type="float" office:value="2.685319" calcext:value-type="float">
            <text:p>2.685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751" calcext:value-type="float">
            <text:p>4.996751</text:p>
          </table:table-cell>
          <table:table-cell office:value-type="float" office:value="0.003294" calcext:value-type="float">
            <text:p>0.003294</text:p>
          </table:table-cell>
          <table:table-cell office:value-type="float" office:value="-0.009033" calcext:value-type="float">
            <text:p>-0.009033</text:p>
          </table:table-cell>
          <table:table-cell office:value-type="float" office:value="2.683726" calcext:value-type="float">
            <text:p>2.683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398" calcext:value-type="float">
            <text:p>-4.999398</text:p>
          </table:table-cell>
          <table:table-cell office:value-type="float" office:value="0.010394" calcext:value-type="float">
            <text:p>0.01039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2.679119" calcext:value-type="float">
            <text:p>2.679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767" calcext:value-type="float">
            <text:p>4.999767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-0.011217" calcext:value-type="float">
            <text:p>-0.011217</text:p>
          </table:table-cell>
          <table:table-cell office:value-type="float" office:value="2.67806" calcext:value-type="float">
            <text:p>2.67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972" calcext:value-type="float">
            <text:p>-5.001972</text:p>
          </table:table-cell>
          <table:table-cell office:value-type="float" office:value="0.004554" calcext:value-type="float">
            <text:p>0.004554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2.674256" calcext:value-type="float">
            <text:p>2.674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025" calcext:value-type="float">
            <text:p>4.993025</text:p>
          </table:table-cell>
          <table:table-cell office:value-type="float" office:value="0.006678" calcext:value-type="float">
            <text:p>0.006678</text:p>
          </table:table-cell>
          <table:table-cell office:value-type="float" office:value="-0.009382" calcext:value-type="float">
            <text:p>-0.009382</text:p>
          </table:table-cell>
          <table:table-cell office:value-type="float" office:value="2.673584" calcext:value-type="float">
            <text:p>2.673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802" calcext:value-type="float">
            <text:p>-5.001802</text:p>
          </table:table-cell>
          <table:table-cell office:value-type="float" office:value="-0.003851" calcext:value-type="float">
            <text:p>-0.003851</text:p>
          </table:table-cell>
          <table:table-cell office:value-type="float" office:value="0.001875" calcext:value-type="float">
            <text:p>0.001875</text:p>
          </table:table-cell>
          <table:table-cell office:value-type="float" office:value="2.671395" calcext:value-type="float">
            <text:p>2.67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009" calcext:value-type="float">
            <text:p>-4.992009</text:p>
          </table:table-cell>
          <table:table-cell office:value-type="float" office:value="-0.001056" calcext:value-type="float">
            <text:p>-0.001056</text:p>
          </table:table-cell>
          <table:table-cell office:value-type="float" office:value="-0.00966" calcext:value-type="float">
            <text:p>-0.00966</text:p>
          </table:table-cell>
          <table:table-cell office:value-type="float" office:value="2.67007" calcext:value-type="float">
            <text:p>2.6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593" calcext:value-type="float">
            <text:p>4.989593</text:p>
          </table:table-cell>
          <table:table-cell office:value-type="float" office:value="-0.000522" calcext:value-type="float">
            <text:p>-0.000522</text:p>
          </table:table-cell>
          <table:table-cell office:value-type="float" office:value="0.009244" calcext:value-type="float">
            <text:p>0.009244</text:p>
          </table:table-cell>
          <table:table-cell office:value-type="float" office:value="2.669546" calcext:value-type="float">
            <text:p>2.669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133" calcext:value-type="float">
            <text:p>-4.997133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-0.000265" calcext:value-type="float">
            <text:p>-0.000265</text:p>
          </table:table-cell>
          <table:table-cell office:value-type="float" office:value="2.664908" calcext:value-type="float">
            <text:p>2.664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648" calcext:value-type="float">
            <text:p>5.001648</text:p>
          </table:table-cell>
          <table:table-cell office:value-type="float" office:value="-0.002932" calcext:value-type="float">
            <text:p>-0.002932</text:p>
          </table:table-cell>
          <table:table-cell office:value-type="float" office:value="0.011131" calcext:value-type="float">
            <text:p>0.011131</text:p>
          </table:table-cell>
          <table:table-cell office:value-type="float" office:value="2.664295" calcext:value-type="float">
            <text:p>2.664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425" calcext:value-type="float">
            <text:p>-4.989425</text:p>
          </table:table-cell>
          <table:table-cell office:value-type="float" office:value="-0.005704" calcext:value-type="float">
            <text:p>-0.005704</text:p>
          </table:table-cell>
          <table:table-cell office:value-type="float" office:value="-0.000572" calcext:value-type="float">
            <text:p>-0.000572</text:p>
          </table:table-cell>
          <table:table-cell office:value-type="float" office:value="2.659577" calcext:value-type="float">
            <text:p>2.659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469" calcext:value-type="float">
            <text:p>5.002469</text:p>
          </table:table-cell>
          <table:table-cell office:value-type="float" office:value="0.003564" calcext:value-type="float">
            <text:p>0.003564</text:p>
          </table:table-cell>
          <table:table-cell office:value-type="float" office:value="-0.007998" calcext:value-type="float">
            <text:p>-0.007998</text:p>
          </table:table-cell>
          <table:table-cell office:value-type="float" office:value="2.658739" calcext:value-type="float">
            <text:p>2.658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204" calcext:value-type="float">
            <text:p>-4.999204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2.658333" calcext:value-type="float">
            <text:p>2.658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914" calcext:value-type="float">
            <text:p>-5.00491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6534" calcext:value-type="float">
            <text:p>0.006534</text:p>
          </table:table-cell>
          <table:table-cell office:value-type="float" office:value="2.657684" calcext:value-type="float">
            <text:p>2.657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078" calcext:value-type="float">
            <text:p>-4.99107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4795" calcext:value-type="float">
            <text:p>0.004795</text:p>
          </table:table-cell>
          <table:table-cell office:value-type="float" office:value="2.656152" calcext:value-type="float">
            <text:p>2.65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031" calcext:value-type="float">
            <text:p>-4.988031</text:p>
          </table:table-cell>
          <table:table-cell office:value-type="float" office:value="-0.006309" calcext:value-type="float">
            <text:p>-0.006309</text:p>
          </table:table-cell>
          <table:table-cell office:value-type="float" office:value="0.007473" calcext:value-type="float">
            <text:p>0.007473</text:p>
          </table:table-cell>
          <table:table-cell office:value-type="float" office:value="2.655577" calcext:value-type="float">
            <text:p>2.655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046" calcext:value-type="float">
            <text:p>-5.000046</text:p>
          </table:table-cell>
          <table:table-cell office:value-type="float" office:value="-0.005117" calcext:value-type="float">
            <text:p>-0.005117</text:p>
          </table:table-cell>
          <table:table-cell office:value-type="float" office:value="-0.001148" calcext:value-type="float">
            <text:p>-0.001148</text:p>
          </table:table-cell>
          <table:table-cell office:value-type="float" office:value="2.652491" calcext:value-type="float">
            <text:p>2.65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637" calcext:value-type="float">
            <text:p>4.992637</text:p>
          </table:table-cell>
          <table:table-cell office:value-type="float" office:value="0.007847" calcext:value-type="float">
            <text:p>0.007847</text:p>
          </table:table-cell>
          <table:table-cell office:value-type="float" office:value="-0.001411" calcext:value-type="float">
            <text:p>-0.001411</text:p>
          </table:table-cell>
          <table:table-cell office:value-type="float" office:value="2.651667" calcext:value-type="float">
            <text:p>2.65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844" calcext:value-type="float">
            <text:p>-5.003844</text:p>
          </table:table-cell>
          <table:table-cell office:value-type="float" office:value="-0.00008" calcext:value-type="float">
            <text:p>-8E-05</text:p>
          </table:table-cell>
          <table:table-cell office:value-type="float" office:value="-0.010802" calcext:value-type="float">
            <text:p>-0.010802</text:p>
          </table:table-cell>
          <table:table-cell office:value-type="float" office:value="2.651597" calcext:value-type="float">
            <text:p>2.65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267" calcext:value-type="float">
            <text:p>4.990267</text:p>
          </table:table-cell>
          <table:table-cell office:value-type="float" office:value="-0.00877" calcext:value-type="float">
            <text:p>-0.00877</text:p>
          </table:table-cell>
          <table:table-cell office:value-type="float" office:value="0.003473" calcext:value-type="float">
            <text:p>0.003473</text:p>
          </table:table-cell>
          <table:table-cell office:value-type="float" office:value="2.648636" calcext:value-type="float">
            <text:p>2.648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536" calcext:value-type="float">
            <text:p>4.991536</text:p>
          </table:table-cell>
          <table:table-cell office:value-type="float" office:value="-0.001922" calcext:value-type="float">
            <text:p>-0.001922</text:p>
          </table:table-cell>
          <table:table-cell office:value-type="float" office:value="0.008807" calcext:value-type="float">
            <text:p>0.008807</text:p>
          </table:table-cell>
          <table:table-cell office:value-type="float" office:value="2.647458" calcext:value-type="float">
            <text:p>2.647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1711" calcext:value-type="float">
            <text:p>5.011711</text:p>
          </table:table-cell>
          <table:table-cell office:value-type="float" office:value="-0.008375" calcext:value-type="float">
            <text:p>-0.008375</text:p>
          </table:table-cell>
          <table:table-cell office:value-type="float" office:value="-0.00053" calcext:value-type="float">
            <text:p>-0.00053</text:p>
          </table:table-cell>
          <table:table-cell office:value-type="float" office:value="2.642879" calcext:value-type="float">
            <text:p>2.64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338" calcext:value-type="float">
            <text:p>-4.992338</text:p>
          </table:table-cell>
          <table:table-cell office:value-type="float" office:value="-0.003915" calcext:value-type="float">
            <text:p>-0.003915</text:p>
          </table:table-cell>
          <table:table-cell office:value-type="float" office:value="-0.006164" calcext:value-type="float">
            <text:p>-0.006164</text:p>
          </table:table-cell>
          <table:table-cell office:value-type="float" office:value="2.642756" calcext:value-type="float">
            <text:p>2.64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455" calcext:value-type="float">
            <text:p>-5.006455</text:p>
          </table:table-cell>
          <table:table-cell office:value-type="float" office:value="-0.001308" calcext:value-type="float">
            <text:p>-0.001308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2.640924" calcext:value-type="float">
            <text:p>2.640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237" calcext:value-type="float">
            <text:p>-5.007237</text:p>
          </table:table-cell>
          <table:table-cell office:value-type="float" office:value="-0.000553" calcext:value-type="float">
            <text:p>-0.000553</text:p>
          </table:table-cell>
          <table:table-cell office:value-type="float" office:value="-0.001186" calcext:value-type="float">
            <text:p>-0.001186</text:p>
          </table:table-cell>
          <table:table-cell office:value-type="float" office:value="2.639935" calcext:value-type="float">
            <text:p>2.639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478" calcext:value-type="float">
            <text:p>-5.007478</text:p>
          </table:table-cell>
          <table:table-cell office:value-type="float" office:value="0.00657" calcext:value-type="float">
            <text:p>0.00657</text:p>
          </table:table-cell>
          <table:table-cell office:value-type="float" office:value="0.005595" calcext:value-type="float">
            <text:p>0.005595</text:p>
          </table:table-cell>
          <table:table-cell office:value-type="float" office:value="2.635591" calcext:value-type="float">
            <text:p>2.635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906" calcext:value-type="float">
            <text:p>-4.995906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2.63531" calcext:value-type="float">
            <text:p>2.63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93" calcext:value-type="float">
            <text:p>4.99793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-0.009584" calcext:value-type="float">
            <text:p>-0.009584</text:p>
          </table:table-cell>
          <table:table-cell office:value-type="float" office:value="2.63515" calcext:value-type="float">
            <text:p>2.6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455" calcext:value-type="float">
            <text:p>5.002455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2.630497" calcext:value-type="float">
            <text:p>2.630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179" calcext:value-type="float">
            <text:p>4.993179</text:p>
          </table:table-cell>
          <table:table-cell office:value-type="float" office:value="-0.005988" calcext:value-type="float">
            <text:p>-0.005988</text:p>
          </table:table-cell>
          <table:table-cell office:value-type="float" office:value="0.006641" calcext:value-type="float">
            <text:p>0.006641</text:p>
          </table:table-cell>
          <table:table-cell office:value-type="float" office:value="2.629163" calcext:value-type="float">
            <text:p>2.629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599" calcext:value-type="float">
            <text:p>-5.003599</text:p>
          </table:table-cell>
          <table:table-cell office:value-type="float" office:value="-0.012775" calcext:value-type="float">
            <text:p>-0.012775</text:p>
          </table:table-cell>
          <table:table-cell office:value-type="float" office:value="-0.008224" calcext:value-type="float">
            <text:p>-0.008224</text:p>
          </table:table-cell>
          <table:table-cell office:value-type="float" office:value="2.628466" calcext:value-type="float">
            <text:p>2.628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325" calcext:value-type="float">
            <text:p>-4.990325</text:p>
          </table:table-cell>
          <table:table-cell office:value-type="float" office:value="0.007496" calcext:value-type="float">
            <text:p>0.007496</text:p>
          </table:table-cell>
          <table:table-cell office:value-type="float" office:value="-0.004144" calcext:value-type="float">
            <text:p>-0.004144</text:p>
          </table:table-cell>
          <table:table-cell office:value-type="float" office:value="2.627367" calcext:value-type="float">
            <text:p>2.627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166" calcext:value-type="float">
            <text:p>-4.995166</text:p>
          </table:table-cell>
          <table:table-cell office:value-type="float" office:value="-0.002566" calcext:value-type="float">
            <text:p>-0.002566</text:p>
          </table:table-cell>
          <table:table-cell office:value-type="float" office:value="-0.003641" calcext:value-type="float">
            <text:p>-0.003641</text:p>
          </table:table-cell>
          <table:table-cell office:value-type="float" office:value="2.621098" calcext:value-type="float">
            <text:p>2.62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926" calcext:value-type="float">
            <text:p>-5.004926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002718" calcext:value-type="float">
            <text:p>0.002718</text:p>
          </table:table-cell>
          <table:table-cell office:value-type="float" office:value="2.620957" calcext:value-type="float">
            <text:p>2.620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254" calcext:value-type="float">
            <text:p>-4.999254</text:p>
          </table:table-cell>
          <table:table-cell office:value-type="float" office:value="-0.000574" calcext:value-type="float">
            <text:p>-0.000574</text:p>
          </table:table-cell>
          <table:table-cell office:value-type="float" office:value="0.009284" calcext:value-type="float">
            <text:p>0.009284</text:p>
          </table:table-cell>
          <table:table-cell office:value-type="float" office:value="2.620372" calcext:value-type="float">
            <text:p>2.620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31" calcext:value-type="float">
            <text:p>-5.00731</text:p>
          </table:table-cell>
          <table:table-cell office:value-type="float" office:value="-0.004158" calcext:value-type="float">
            <text:p>-0.004158</text:p>
          </table:table-cell>
          <table:table-cell office:value-type="float" office:value="-0.000721" calcext:value-type="float">
            <text:p>-0.000721</text:p>
          </table:table-cell>
          <table:table-cell office:value-type="float" office:value="2.620175" calcext:value-type="float">
            <text:p>2.620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432" calcext:value-type="float">
            <text:p>4.993432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-0.00189" calcext:value-type="float">
            <text:p>-0.00189</text:p>
          </table:table-cell>
          <table:table-cell office:value-type="float" office:value="2.617243" calcext:value-type="float">
            <text:p>2.617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854" calcext:value-type="float">
            <text:p>-4.994854</text:p>
          </table:table-cell>
          <table:table-cell office:value-type="float" office:value="-0.007139" calcext:value-type="float">
            <text:p>-0.007139</text:p>
          </table:table-cell>
          <table:table-cell office:value-type="float" office:value="-0.007109" calcext:value-type="float">
            <text:p>-0.007109</text:p>
          </table:table-cell>
          <table:table-cell office:value-type="float" office:value="2.615596" calcext:value-type="float">
            <text:p>2.615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486" calcext:value-type="float">
            <text:p>-5.008486</text:p>
          </table:table-cell>
          <table:table-cell office:value-type="float" office:value="0.005005" calcext:value-type="float">
            <text:p>0.005005</text:p>
          </table:table-cell>
          <table:table-cell office:value-type="float" office:value="0.006073" calcext:value-type="float">
            <text:p>0.006073</text:p>
          </table:table-cell>
          <table:table-cell office:value-type="float" office:value="2.61555" calcext:value-type="float">
            <text:p>2.6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133" calcext:value-type="float">
            <text:p>5.002133</text:p>
          </table:table-cell>
          <table:table-cell office:value-type="float" office:value="0.008283" calcext:value-type="float">
            <text:p>0.008283</text:p>
          </table:table-cell>
          <table:table-cell office:value-type="float" office:value="-0.005315" calcext:value-type="float">
            <text:p>-0.005315</text:p>
          </table:table-cell>
          <table:table-cell office:value-type="float" office:value="2.61349" calcext:value-type="float">
            <text:p>2.6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707" calcext:value-type="float">
            <text:p>-5.001707</text:p>
          </table:table-cell>
          <table:table-cell office:value-type="float" office:value="0.008778" calcext:value-type="float">
            <text:p>0.008778</text:p>
          </table:table-cell>
          <table:table-cell office:value-type="float" office:value="0.007873" calcext:value-type="float">
            <text:p>0.007873</text:p>
          </table:table-cell>
          <table:table-cell office:value-type="float" office:value="2.61304" calcext:value-type="float">
            <text:p>2.6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382" calcext:value-type="float">
            <text:p>4.994382</text:p>
          </table:table-cell>
          <table:table-cell office:value-type="float" office:value="0.008046" calcext:value-type="float">
            <text:p>0.008046</text:p>
          </table:table-cell>
          <table:table-cell office:value-type="float" office:value="-0.006301" calcext:value-type="float">
            <text:p>-0.006301</text:p>
          </table:table-cell>
          <table:table-cell office:value-type="float" office:value="2.612678" calcext:value-type="float">
            <text:p>2.61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071" calcext:value-type="float">
            <text:p>-4.992071</text:p>
          </table:table-cell>
          <table:table-cell office:value-type="float" office:value="-0.000587" calcext:value-type="float">
            <text:p>-0.000587</text:p>
          </table:table-cell>
          <table:table-cell office:value-type="float" office:value="-0.008119" calcext:value-type="float">
            <text:p>-0.008119</text:p>
          </table:table-cell>
          <table:table-cell office:value-type="float" office:value="2.612671" calcext:value-type="float">
            <text:p>2.61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258" calcext:value-type="float">
            <text:p>-5.004258</text:p>
          </table:table-cell>
          <table:table-cell office:value-type="float" office:value="-0.004331" calcext:value-type="float">
            <text:p>-0.004331</text:p>
          </table:table-cell>
          <table:table-cell office:value-type="float" office:value="0.008965" calcext:value-type="float">
            <text:p>0.008965</text:p>
          </table:table-cell>
          <table:table-cell office:value-type="float" office:value="2.609726" calcext:value-type="float">
            <text:p>2.609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37" calcext:value-type="float">
            <text:p>-5.00937</text:p>
          </table:table-cell>
          <table:table-cell office:value-type="float" office:value="0.010927" calcext:value-type="float">
            <text:p>0.010927</text:p>
          </table:table-cell>
          <table:table-cell office:value-type="float" office:value="0.006073" calcext:value-type="float">
            <text:p>0.006073</text:p>
          </table:table-cell>
          <table:table-cell office:value-type="float" office:value="2.609344" calcext:value-type="float">
            <text:p>2.609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249" calcext:value-type="float">
            <text:p>-4.992249</text:p>
          </table:table-cell>
          <table:table-cell office:value-type="float" office:value="-0.007725" calcext:value-type="float">
            <text:p>-0.007725</text:p>
          </table:table-cell>
          <table:table-cell office:value-type="float" office:value="-0.002659" calcext:value-type="float">
            <text:p>-0.002659</text:p>
          </table:table-cell>
          <table:table-cell office:value-type="float" office:value="2.596516" calcext:value-type="float">
            <text:p>2.596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011" calcext:value-type="float">
            <text:p>5.005011</text:p>
          </table:table-cell>
          <table:table-cell office:value-type="float" office:value="-0.00606" calcext:value-type="float">
            <text:p>-0.00606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2.596132" calcext:value-type="float">
            <text:p>2.596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401" calcext:value-type="float">
            <text:p>-5.005401</text:p>
          </table:table-cell>
          <table:table-cell office:value-type="float" office:value="-0.004951" calcext:value-type="float">
            <text:p>-0.004951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2.593622" calcext:value-type="float">
            <text:p>2.593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77" calcext:value-type="float">
            <text:p>-5.00177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2.591858" calcext:value-type="float">
            <text:p>2.59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689" calcext:value-type="float">
            <text:p>-5.000689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4083" calcext:value-type="float">
            <text:p>0.004083</text:p>
          </table:table-cell>
          <table:table-cell office:value-type="float" office:value="2.577497" calcext:value-type="float">
            <text:p>2.577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796" calcext:value-type="float">
            <text:p>-5.002796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.577453" calcext:value-type="float">
            <text:p>2.577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31" calcext:value-type="float">
            <text:p>4.99031</text:p>
          </table:table-cell>
          <table:table-cell office:value-type="float" office:value="-0.003501" calcext:value-type="float">
            <text:p>-0.003501</text:p>
          </table:table-cell>
          <table:table-cell office:value-type="float" office:value="-0.003035" calcext:value-type="float">
            <text:p>-0.003035</text:p>
          </table:table-cell>
          <table:table-cell office:value-type="float" office:value="2.571884" calcext:value-type="float">
            <text:p>2.57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092" calcext:value-type="float">
            <text:p>5.007092</text:p>
          </table:table-cell>
          <table:table-cell office:value-type="float" office:value="0.004262" calcext:value-type="float">
            <text:p>0.004262</text:p>
          </table:table-cell>
          <table:table-cell office:value-type="float" office:value="-0.002529" calcext:value-type="float">
            <text:p>-0.002529</text:p>
          </table:table-cell>
          <table:table-cell office:value-type="float" office:value="2.57166" calcext:value-type="float">
            <text:p>2.57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576" calcext:value-type="float">
            <text:p>5.002576</text:p>
          </table:table-cell>
          <table:table-cell office:value-type="float" office:value="0.004204" calcext:value-type="float">
            <text:p>0.004204</text:p>
          </table:table-cell>
          <table:table-cell office:value-type="float" office:value="-0.005609" calcext:value-type="float">
            <text:p>-0.005609</text:p>
          </table:table-cell>
          <table:table-cell office:value-type="float" office:value="2.570697" calcext:value-type="float">
            <text:p>2.570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813" calcext:value-type="float">
            <text:p>-4.995813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2.565178" calcext:value-type="float">
            <text:p>2.565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083" calcext:value-type="float">
            <text:p>-5.007083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8387" calcext:value-type="float">
            <text:p>0.008387</text:p>
          </table:table-cell>
          <table:table-cell office:value-type="float" office:value="2.564375" calcext:value-type="float">
            <text:p>2.56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506" calcext:value-type="float">
            <text:p>4.998506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2.562383" calcext:value-type="float">
            <text:p>2.56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665" calcext:value-type="float">
            <text:p>-5.007665</text:p>
          </table:table-cell>
          <table:table-cell office:value-type="float" office:value="0.009688" calcext:value-type="float">
            <text:p>0.009688</text:p>
          </table:table-cell>
          <table:table-cell office:value-type="float" office:value="0.002265" calcext:value-type="float">
            <text:p>0.002265</text:p>
          </table:table-cell>
          <table:table-cell office:value-type="float" office:value="2.561598" calcext:value-type="float">
            <text:p>2.56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233" calcext:value-type="float">
            <text:p>4.996233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-0.008127" calcext:value-type="float">
            <text:p>-0.008127</text:p>
          </table:table-cell>
          <table:table-cell office:value-type="float" office:value="2.559417" calcext:value-type="float">
            <text:p>2.559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636" calcext:value-type="float">
            <text:p>-5.004636</text:p>
          </table:table-cell>
          <table:table-cell office:value-type="float" office:value="-0.004802" calcext:value-type="float">
            <text:p>-0.004802</text:p>
          </table:table-cell>
          <table:table-cell office:value-type="float" office:value="-0.007633" calcext:value-type="float">
            <text:p>-0.007633</text:p>
          </table:table-cell>
          <table:table-cell office:value-type="float" office:value="2.558291" calcext:value-type="float">
            <text:p>2.558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152" calcext:value-type="float">
            <text:p>-5.008152</text:p>
          </table:table-cell>
          <table:table-cell office:value-type="float" office:value="-0.011233" calcext:value-type="float">
            <text:p>-0.011233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2.554294" calcext:value-type="float">
            <text:p>2.554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641" calcext:value-type="float">
            <text:p>-5.003641</text:p>
          </table:table-cell>
          <table:table-cell office:value-type="float" office:value="-0.010277" calcext:value-type="float">
            <text:p>-0.010277</text:p>
          </table:table-cell>
          <table:table-cell office:value-type="float" office:value="0.006139" calcext:value-type="float">
            <text:p>0.006139</text:p>
          </table:table-cell>
          <table:table-cell office:value-type="float" office:value="2.552523" calcext:value-type="float">
            <text:p>2.55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031" calcext:value-type="float">
            <text:p>4.999031</text:p>
          </table:table-cell>
          <table:table-cell office:value-type="float" office:value="-0.004966" calcext:value-type="float">
            <text:p>-0.004966</text:p>
          </table:table-cell>
          <table:table-cell office:value-type="float" office:value="-0.011501" calcext:value-type="float">
            <text:p>-0.011501</text:p>
          </table:table-cell>
          <table:table-cell office:value-type="float" office:value="2.550651" calcext:value-type="float">
            <text:p>2.550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627" calcext:value-type="float">
            <text:p>-5.005627</text:p>
          </table:table-cell>
          <table:table-cell office:value-type="float" office:value="-0.005438" calcext:value-type="float">
            <text:p>-0.005438</text:p>
          </table:table-cell>
          <table:table-cell office:value-type="float" office:value="0.005032" calcext:value-type="float">
            <text:p>0.005032</text:p>
          </table:table-cell>
          <table:table-cell office:value-type="float" office:value="2.550216" calcext:value-type="float">
            <text:p>2.55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372" calcext:value-type="float">
            <text:p>4.994372</text:p>
          </table:table-cell>
          <table:table-cell office:value-type="float" office:value="-0.003415" calcext:value-type="float">
            <text:p>-0.003415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2.54944" calcext:value-type="float">
            <text:p>2.54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353" calcext:value-type="float">
            <text:p>-4.991353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2.549029" calcext:value-type="float">
            <text:p>2.549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359" calcext:value-type="float">
            <text:p>5.006359</text:p>
          </table:table-cell>
          <table:table-cell office:value-type="float" office:value="-0.00842" calcext:value-type="float">
            <text:p>-0.00842</text:p>
          </table:table-cell>
          <table:table-cell office:value-type="float" office:value="-0.004939" calcext:value-type="float">
            <text:p>-0.004939</text:p>
          </table:table-cell>
          <table:table-cell office:value-type="float" office:value="2.548729" calcext:value-type="float">
            <text:p>2.548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02" calcext:value-type="float">
            <text:p>-5.005902</text:p>
          </table:table-cell>
          <table:table-cell office:value-type="float" office:value="-0.007281" calcext:value-type="float">
            <text:p>-0.007281</text:p>
          </table:table-cell>
          <table:table-cell office:value-type="float" office:value="-0.002088" calcext:value-type="float">
            <text:p>-0.002088</text:p>
          </table:table-cell>
          <table:table-cell office:value-type="float" office:value="2.546017" calcext:value-type="float">
            <text:p>2.546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691" calcext:value-type="float">
            <text:p>-5.008691</text:p>
          </table:table-cell>
          <table:table-cell office:value-type="float" office:value="0.002483" calcext:value-type="float">
            <text:p>0.002483</text:p>
          </table:table-cell>
          <table:table-cell office:value-type="float" office:value="-0.007094" calcext:value-type="float">
            <text:p>-0.007094</text:p>
          </table:table-cell>
          <table:table-cell office:value-type="float" office:value="2.545659" calcext:value-type="float">
            <text:p>2.545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418" calcext:value-type="float">
            <text:p>-4.989418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-0.009236" calcext:value-type="float">
            <text:p>-0.009236</text:p>
          </table:table-cell>
          <table:table-cell office:value-type="float" office:value="2.545525" calcext:value-type="float">
            <text:p>2.545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749" calcext:value-type="float">
            <text:p>4.996749</text:p>
          </table:table-cell>
          <table:table-cell office:value-type="float" office:value="0.001925" calcext:value-type="float">
            <text:p>0.001925</text:p>
          </table:table-cell>
          <table:table-cell office:value-type="float" office:value="-0.001813" calcext:value-type="float">
            <text:p>-0.001813</text:p>
          </table:table-cell>
          <table:table-cell office:value-type="float" office:value="2.545206" calcext:value-type="float">
            <text:p>2.545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07" calcext:value-type="float">
            <text:p>4.99707</text:p>
          </table:table-cell>
          <table:table-cell office:value-type="float" office:value="-0.004696" calcext:value-type="float">
            <text:p>-0.004696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2.539617" calcext:value-type="float">
            <text:p>2.539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6306" calcext:value-type="float">
            <text:p>-4.986306</text:p>
          </table:table-cell>
          <table:table-cell office:value-type="float" office:value="-0.000831" calcext:value-type="float">
            <text:p>-0.000831</text:p>
          </table:table-cell>
          <table:table-cell office:value-type="float" office:value="-0.005634" calcext:value-type="float">
            <text:p>-0.005634</text:p>
          </table:table-cell>
          <table:table-cell office:value-type="float" office:value="2.534739" calcext:value-type="float">
            <text:p>2.534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401" calcext:value-type="float">
            <text:p>-5.002401</text:p>
          </table:table-cell>
          <table:table-cell office:value-type="float" office:value="-0.000049" calcext:value-type="float">
            <text:p>-4.9E-05</text:p>
          </table:table-cell>
          <table:table-cell office:value-type="float" office:value="-0.006059" calcext:value-type="float">
            <text:p>-0.006059</text:p>
          </table:table-cell>
          <table:table-cell office:value-type="float" office:value="2.534626" calcext:value-type="float">
            <text:p>2.534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689" calcext:value-type="float">
            <text:p>5.002689</text:p>
          </table:table-cell>
          <table:table-cell office:value-type="float" office:value="-0.014802" calcext:value-type="float">
            <text:p>-0.014802</text:p>
          </table:table-cell>
          <table:table-cell office:value-type="float" office:value="0.004586" calcext:value-type="float">
            <text:p>0.004586</text:p>
          </table:table-cell>
          <table:table-cell office:value-type="float" office:value="2.528709" calcext:value-type="float">
            <text:p>2.528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895" calcext:value-type="float">
            <text:p>4.997895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6971" calcext:value-type="float">
            <text:p>0.006971</text:p>
          </table:table-cell>
          <table:table-cell office:value-type="float" office:value="2.524611" calcext:value-type="float">
            <text:p>2.524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159" calcext:value-type="float">
            <text:p>4.998159</text:p>
          </table:table-cell>
          <table:table-cell office:value-type="float" office:value="-0.00442" calcext:value-type="float">
            <text:p>-0.00442</text:p>
          </table:table-cell>
          <table:table-cell office:value-type="float" office:value="0.002792" calcext:value-type="float">
            <text:p>0.002792</text:p>
          </table:table-cell>
          <table:table-cell office:value-type="float" office:value="2.519165" calcext:value-type="float">
            <text:p>2.519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938" calcext:value-type="float">
            <text:p>4.995938</text:p>
          </table:table-cell>
          <table:table-cell office:value-type="float" office:value="-0.005428" calcext:value-type="float">
            <text:p>-0.005428</text:p>
          </table:table-cell>
          <table:table-cell office:value-type="float" office:value="0.007667" calcext:value-type="float">
            <text:p>0.007667</text:p>
          </table:table-cell>
          <table:table-cell office:value-type="float" office:value="2.518856" calcext:value-type="float">
            <text:p>2.518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451" calcext:value-type="float">
            <text:p>-5.008451</text:p>
          </table:table-cell>
          <table:table-cell office:value-type="float" office:value="-0.002011" calcext:value-type="float">
            <text:p>-0.002011</text:p>
          </table:table-cell>
          <table:table-cell office:value-type="float" office:value="-0.004573" calcext:value-type="float">
            <text:p>-0.004573</text:p>
          </table:table-cell>
          <table:table-cell office:value-type="float" office:value="2.513503" calcext:value-type="float">
            <text:p>2.513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547" calcext:value-type="float">
            <text:p>-5.004547</text:p>
          </table:table-cell>
          <table:table-cell office:value-type="float" office:value="-0.000211" calcext:value-type="float">
            <text:p>-0.000211</text:p>
          </table:table-cell>
          <table:table-cell office:value-type="float" office:value="-0.001095" calcext:value-type="float">
            <text:p>-0.001095</text:p>
          </table:table-cell>
          <table:table-cell office:value-type="float" office:value="2.513224" calcext:value-type="float">
            <text:p>2.51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123" calcext:value-type="float">
            <text:p>-5.002123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9146" calcext:value-type="float">
            <text:p>0.009146</text:p>
          </table:table-cell>
          <table:table-cell office:value-type="float" office:value="2.507697" calcext:value-type="float">
            <text:p>2.507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809" calcext:value-type="float">
            <text:p>-4.999809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4089" calcext:value-type="float">
            <text:p>0.004089</text:p>
          </table:table-cell>
          <table:table-cell office:value-type="float" office:value="2.506707" calcext:value-type="float">
            <text:p>2.506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447" calcext:value-type="float">
            <text:p>-4.996447</text:p>
          </table:table-cell>
          <table:table-cell office:value-type="float" office:value="0.003087" calcext:value-type="float">
            <text:p>0.003087</text:p>
          </table:table-cell>
          <table:table-cell office:value-type="float" office:value="-0.000988" calcext:value-type="float">
            <text:p>-0.000988</text:p>
          </table:table-cell>
          <table:table-cell office:value-type="float" office:value="2.504705" calcext:value-type="float">
            <text:p>2.504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978" calcext:value-type="float">
            <text:p>-5.000978</text:p>
          </table:table-cell>
          <table:table-cell office:value-type="float" office:value="0.009641" calcext:value-type="float">
            <text:p>0.009641</text:p>
          </table:table-cell>
          <table:table-cell office:value-type="float" office:value="-0.000522" calcext:value-type="float">
            <text:p>-0.000522</text:p>
          </table:table-cell>
          <table:table-cell office:value-type="float" office:value="2.504301" calcext:value-type="float">
            <text:p>2.504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887" calcext:value-type="float">
            <text:p>-5.001887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2.502555" calcext:value-type="float">
            <text:p>2.50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186" calcext:value-type="float">
            <text:p>4.990186</text:p>
          </table:table-cell>
          <table:table-cell office:value-type="float" office:value="-0.002685" calcext:value-type="float">
            <text:p>-0.002685</text:p>
          </table:table-cell>
          <table:table-cell office:value-type="float" office:value="-0.001787" calcext:value-type="float">
            <text:p>-0.001787</text:p>
          </table:table-cell>
          <table:table-cell office:value-type="float" office:value="2.502256" calcext:value-type="float">
            <text:p>2.50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082" calcext:value-type="float">
            <text:p>5.005082</text:p>
          </table:table-cell>
          <table:table-cell office:value-type="float" office:value="0.006577" calcext:value-type="float">
            <text:p>0.006577</text:p>
          </table:table-cell>
          <table:table-cell office:value-type="float" office:value="-0.003214" calcext:value-type="float">
            <text:p>-0.003214</text:p>
          </table:table-cell>
          <table:table-cell office:value-type="float" office:value="2.501381" calcext:value-type="float">
            <text:p>2.50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549" calcext:value-type="float">
            <text:p>-5.000549</text:p>
          </table:table-cell>
          <table:table-cell office:value-type="float" office:value="0.005518" calcext:value-type="float">
            <text:p>0.005518</text:p>
          </table:table-cell>
          <table:table-cell office:value-type="float" office:value="0.006376" calcext:value-type="float">
            <text:p>0.006376</text:p>
          </table:table-cell>
          <table:table-cell office:value-type="float" office:value="2.501236" calcext:value-type="float">
            <text:p>2.50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367" calcext:value-type="float">
            <text:p>-5.006367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0.002744" calcext:value-type="float">
            <text:p>-0.002744</text:p>
          </table:table-cell>
          <table:table-cell office:value-type="float" office:value="2.497115" calcext:value-type="float">
            <text:p>2.497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258" calcext:value-type="float">
            <text:p>-5.006258</text:p>
          </table:table-cell>
          <table:table-cell office:value-type="float" office:value="-0.007618" calcext:value-type="float">
            <text:p>-0.007618</text:p>
          </table:table-cell>
          <table:table-cell office:value-type="float" office:value="-0.006407" calcext:value-type="float">
            <text:p>-0.006407</text:p>
          </table:table-cell>
          <table:table-cell office:value-type="float" office:value="2.497105" calcext:value-type="float">
            <text:p>2.497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314" calcext:value-type="float">
            <text:p>4.992314</text:p>
          </table:table-cell>
          <table:table-cell office:value-type="float" office:value="0.005956" calcext:value-type="float">
            <text:p>0.005956</text:p>
          </table:table-cell>
          <table:table-cell office:value-type="float" office:value="-0.006979" calcext:value-type="float">
            <text:p>-0.006979</text:p>
          </table:table-cell>
          <table:table-cell office:value-type="float" office:value="2.49698" calcext:value-type="float">
            <text:p>2.49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622" calcext:value-type="float">
            <text:p>-5.000622</text:p>
          </table:table-cell>
          <table:table-cell office:value-type="float" office:value="0.004781" calcext:value-type="float">
            <text:p>0.004781</text:p>
          </table:table-cell>
          <table:table-cell office:value-type="float" office:value="-0.001928" calcext:value-type="float">
            <text:p>-0.001928</text:p>
          </table:table-cell>
          <table:table-cell office:value-type="float" office:value="2.496411" calcext:value-type="float">
            <text:p>2.496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222" calcext:value-type="float">
            <text:p>5.002222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-0.003027" calcext:value-type="float">
            <text:p>-0.003027</text:p>
          </table:table-cell>
          <table:table-cell office:value-type="float" office:value="2.494444" calcext:value-type="float">
            <text:p>2.494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176" calcext:value-type="float">
            <text:p>-4.991176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2.492125" calcext:value-type="float">
            <text:p>2.49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0773" calcext:value-type="float">
            <text:p>-4.990773</text:p>
          </table:table-cell>
          <table:table-cell office:value-type="float" office:value="-0.00706" calcext:value-type="float">
            <text:p>-0.00706</text:p>
          </table:table-cell>
          <table:table-cell office:value-type="float" office:value="-0.003367" calcext:value-type="float">
            <text:p>-0.003367</text:p>
          </table:table-cell>
          <table:table-cell office:value-type="float" office:value="2.491155" calcext:value-type="float">
            <text:p>2.49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052" calcext:value-type="float">
            <text:p>5.004052</text:p>
          </table:table-cell>
          <table:table-cell office:value-type="float" office:value="-0.002483" calcext:value-type="float">
            <text:p>-0.002483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2.488414" calcext:value-type="float">
            <text:p>2.488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443" calcext:value-type="float">
            <text:p>-4.996443</text:p>
          </table:table-cell>
          <table:table-cell office:value-type="float" office:value="-0.00862" calcext:value-type="float">
            <text:p>-0.00862</text:p>
          </table:table-cell>
          <table:table-cell office:value-type="float" office:value="-0.007316" calcext:value-type="float">
            <text:p>-0.007316</text:p>
          </table:table-cell>
          <table:table-cell office:value-type="float" office:value="2.485738" calcext:value-type="float">
            <text:p>2.485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771" calcext:value-type="float">
            <text:p>4.999771</text:p>
          </table:table-cell>
          <table:table-cell office:value-type="float" office:value="-0.001787" calcext:value-type="float">
            <text:p>-0.001787</text:p>
          </table:table-cell>
          <table:table-cell office:value-type="float" office:value="-0.001435" calcext:value-type="float">
            <text:p>-0.001435</text:p>
          </table:table-cell>
          <table:table-cell office:value-type="float" office:value="2.477406" calcext:value-type="float">
            <text:p>2.477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405" calcext:value-type="float">
            <text:p>-5.000405</text:p>
          </table:table-cell>
          <table:table-cell office:value-type="float" office:value="-0.00712" calcext:value-type="float">
            <text:p>-0.00712</text:p>
          </table:table-cell>
          <table:table-cell office:value-type="float" office:value="-0.000837" calcext:value-type="float">
            <text:p>-0.000837</text:p>
          </table:table-cell>
          <table:table-cell office:value-type="float" office:value="2.476089" calcext:value-type="float">
            <text:p>2.476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005" calcext:value-type="float">
            <text:p>-5.009005</text:p>
          </table:table-cell>
          <table:table-cell office:value-type="float" office:value="-0.001731" calcext:value-type="float">
            <text:p>-0.001731</text:p>
          </table:table-cell>
          <table:table-cell office:value-type="float" office:value="0.013166" calcext:value-type="float">
            <text:p>0.013166</text:p>
          </table:table-cell>
          <table:table-cell office:value-type="float" office:value="2.47588" calcext:value-type="float">
            <text:p>2.47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0393" calcext:value-type="float">
            <text:p>4.990393</text:p>
          </table:table-cell>
          <table:table-cell office:value-type="float" office:value="-0.008114" calcext:value-type="float">
            <text:p>-0.008114</text:p>
          </table:table-cell>
          <table:table-cell office:value-type="float" office:value="-0.004183" calcext:value-type="float">
            <text:p>-0.004183</text:p>
          </table:table-cell>
          <table:table-cell office:value-type="float" office:value="2.474309" calcext:value-type="float">
            <text:p>2.474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518" calcext:value-type="float">
            <text:p>-4.995518</text:p>
          </table:table-cell>
          <table:table-cell office:value-type="float" office:value="0.004804" calcext:value-type="float">
            <text:p>0.004804</text:p>
          </table:table-cell>
          <table:table-cell office:value-type="float" office:value="0.003479" calcext:value-type="float">
            <text:p>0.003479</text:p>
          </table:table-cell>
          <table:table-cell office:value-type="float" office:value="2.471876" calcext:value-type="float">
            <text:p>2.47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06" calcext:value-type="float">
            <text:p>5.00506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-0.003217" calcext:value-type="float">
            <text:p>-0.003217</text:p>
          </table:table-cell>
          <table:table-cell office:value-type="float" office:value="2.470905" calcext:value-type="float">
            <text:p>2.470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821" calcext:value-type="float">
            <text:p>5.003821</text:p>
          </table:table-cell>
          <table:table-cell office:value-type="float" office:value="-0.001962" calcext:value-type="float">
            <text:p>-0.001962</text:p>
          </table:table-cell>
          <table:table-cell office:value-type="float" office:value="-0.001654" calcext:value-type="float">
            <text:p>-0.001654</text:p>
          </table:table-cell>
          <table:table-cell office:value-type="float" office:value="2.469246" calcext:value-type="float">
            <text:p>2.469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9655" calcext:value-type="float">
            <text:p>-5.009655</text:p>
          </table:table-cell>
          <table:table-cell office:value-type="float" office:value="-0.013107" calcext:value-type="float">
            <text:p>-0.013107</text:p>
          </table:table-cell>
          <table:table-cell office:value-type="float" office:value="-0.011756" calcext:value-type="float">
            <text:p>-0.011756</text:p>
          </table:table-cell>
          <table:table-cell office:value-type="float" office:value="2.466148" calcext:value-type="float">
            <text:p>2.466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768" calcext:value-type="float">
            <text:p>-4.993768</text:p>
          </table:table-cell>
          <table:table-cell office:value-type="float" office:value="0.005775" calcext:value-type="float">
            <text:p>0.005775</text:p>
          </table:table-cell>
          <table:table-cell office:value-type="float" office:value="-0.005995" calcext:value-type="float">
            <text:p>-0.005995</text:p>
          </table:table-cell>
          <table:table-cell office:value-type="float" office:value="2.464181" calcext:value-type="float">
            <text:p>2.464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932" calcext:value-type="float">
            <text:p>5.000932</text:p>
          </table:table-cell>
          <table:table-cell office:value-type="float" office:value="-0.000836" calcext:value-type="float">
            <text:p>-0.000836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2.463707" calcext:value-type="float">
            <text:p>2.463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364" calcext:value-type="float">
            <text:p>-4.997364</text:p>
          </table:table-cell>
          <table:table-cell office:value-type="float" office:value="0.008583" calcext:value-type="float">
            <text:p>0.008583</text:p>
          </table:table-cell>
          <table:table-cell office:value-type="float" office:value="-0.002403" calcext:value-type="float">
            <text:p>-0.002403</text:p>
          </table:table-cell>
          <table:table-cell office:value-type="float" office:value="2.462063" calcext:value-type="float">
            <text:p>2.46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012" calcext:value-type="float">
            <text:p>5.002012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2.461565" calcext:value-type="float">
            <text:p>2.46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885" calcext:value-type="float">
            <text:p>4.997885</text:p>
          </table:table-cell>
          <table:table-cell office:value-type="float" office:value="-0.007804" calcext:value-type="float">
            <text:p>-0.007804</text:p>
          </table:table-cell>
          <table:table-cell office:value-type="float" office:value="0.003164" calcext:value-type="float">
            <text:p>0.003164</text:p>
          </table:table-cell>
          <table:table-cell office:value-type="float" office:value="2.456933" calcext:value-type="float">
            <text:p>2.456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263" calcext:value-type="float">
            <text:p>5.007263</text:p>
          </table:table-cell>
          <table:table-cell office:value-type="float" office:value="-0.001553" calcext:value-type="float">
            <text:p>-0.001553</text:p>
          </table:table-cell>
          <table:table-cell office:value-type="float" office:value="-0.00553" calcext:value-type="float">
            <text:p>-0.00553</text:p>
          </table:table-cell>
          <table:table-cell office:value-type="float" office:value="2.456829" calcext:value-type="float">
            <text:p>2.456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895" calcext:value-type="float">
            <text:p>4.994895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2.45645" calcext:value-type="float">
            <text:p>2.45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669" calcext:value-type="float">
            <text:p>-4.992669</text:p>
          </table:table-cell>
          <table:table-cell office:value-type="float" office:value="-0.002744" calcext:value-type="float">
            <text:p>-0.002744</text:p>
          </table:table-cell>
          <table:table-cell office:value-type="float" office:value="-0.005231" calcext:value-type="float">
            <text:p>-0.005231</text:p>
          </table:table-cell>
          <table:table-cell office:value-type="float" office:value="2.455549" calcext:value-type="float">
            <text:p>2.455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48" calcext:value-type="float">
            <text:p>-5.00048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2.454673" calcext:value-type="float">
            <text:p>2.454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926" calcext:value-type="float">
            <text:p>-4.999926</text:p>
          </table:table-cell>
          <table:table-cell office:value-type="float" office:value="0.006999" calcext:value-type="float">
            <text:p>0.006999</text:p>
          </table:table-cell>
          <table:table-cell office:value-type="float" office:value="0.007865" calcext:value-type="float">
            <text:p>0.007865</text:p>
          </table:table-cell>
          <table:table-cell office:value-type="float" office:value="2.450712" calcext:value-type="float">
            <text:p>2.450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686" calcext:value-type="float">
            <text:p>-5.001686</text:p>
          </table:table-cell>
          <table:table-cell office:value-type="float" office:value="0.006092" calcext:value-type="float">
            <text:p>0.006092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2.449901" calcext:value-type="float">
            <text:p>2.449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089" calcext:value-type="float">
            <text:p>-4.996089</text:p>
          </table:table-cell>
          <table:table-cell office:value-type="float" office:value="-0.007507" calcext:value-type="float">
            <text:p>-0.007507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2.449531" calcext:value-type="float">
            <text:p>2.449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565" calcext:value-type="float">
            <text:p>-4.994565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-0.002071" calcext:value-type="float">
            <text:p>-0.002071</text:p>
          </table:table-cell>
          <table:table-cell office:value-type="float" office:value="2.445618" calcext:value-type="float">
            <text:p>2.445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826" calcext:value-type="float">
            <text:p>5.004826</text:p>
          </table:table-cell>
          <table:table-cell office:value-type="float" office:value="0.009038" calcext:value-type="float">
            <text:p>0.009038</text:p>
          </table:table-cell>
          <table:table-cell office:value-type="float" office:value="-0.004903" calcext:value-type="float">
            <text:p>-0.004903</text:p>
          </table:table-cell>
          <table:table-cell office:value-type="float" office:value="2.442087" calcext:value-type="float">
            <text:p>2.44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8619" calcext:value-type="float">
            <text:p>-4.988619</text:p>
          </table:table-cell>
          <table:table-cell office:value-type="float" office:value="-0.006183" calcext:value-type="float">
            <text:p>-0.006183</text:p>
          </table:table-cell>
          <table:table-cell office:value-type="float" office:value="-0.000478" calcext:value-type="float">
            <text:p>-0.000478</text:p>
          </table:table-cell>
          <table:table-cell office:value-type="float" office:value="2.438437" calcext:value-type="float">
            <text:p>2.438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84" calcext:value-type="float">
            <text:p>4.99584</text:p>
          </table:table-cell>
          <table:table-cell office:value-type="float" office:value="0.007414" calcext:value-type="float">
            <text:p>0.007414</text:p>
          </table:table-cell>
          <table:table-cell office:value-type="float" office:value="0.004159" calcext:value-type="float">
            <text:p>0.004159</text:p>
          </table:table-cell>
          <table:table-cell office:value-type="float" office:value="2.437596" calcext:value-type="float">
            <text:p>2.437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89667" calcext:value-type="float">
            <text:p>4.989667</text:p>
          </table:table-cell>
          <table:table-cell office:value-type="float" office:value="-0.007548" calcext:value-type="float">
            <text:p>-0.007548</text:p>
          </table:table-cell>
          <table:table-cell office:value-type="float" office:value="-0.008217" calcext:value-type="float">
            <text:p>-0.008217</text:p>
          </table:table-cell>
          <table:table-cell office:value-type="float" office:value="2.434366" calcext:value-type="float">
            <text:p>2.434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559" calcext:value-type="float">
            <text:p>4.997559</text:p>
          </table:table-cell>
          <table:table-cell office:value-type="float" office:value="-0.005491" calcext:value-type="float">
            <text:p>-0.005491</text:p>
          </table:table-cell>
          <table:table-cell office:value-type="float" office:value="-0.007134" calcext:value-type="float">
            <text:p>-0.007134</text:p>
          </table:table-cell>
          <table:table-cell office:value-type="float" office:value="2.430732" calcext:value-type="float">
            <text:p>2.43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569" calcext:value-type="float">
            <text:p>5.005569</text:p>
          </table:table-cell>
          <table:table-cell office:value-type="float" office:value="-0.006315" calcext:value-type="float">
            <text:p>-0.006315</text:p>
          </table:table-cell>
          <table:table-cell office:value-type="float" office:value="-0.001124" calcext:value-type="float">
            <text:p>-0.001124</text:p>
          </table:table-cell>
          <table:table-cell office:value-type="float" office:value="2.427256" calcext:value-type="float">
            <text:p>2.427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505" calcext:value-type="float">
            <text:p>4.995505</text:p>
          </table:table-cell>
          <table:table-cell office:value-type="float" office:value="-0.003223" calcext:value-type="float">
            <text:p>-0.003223</text:p>
          </table:table-cell>
          <table:table-cell office:value-type="float" office:value="0.002359" calcext:value-type="float">
            <text:p>0.002359</text:p>
          </table:table-cell>
          <table:table-cell office:value-type="float" office:value="2.426609" calcext:value-type="float">
            <text:p>2.426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016" calcext:value-type="float">
            <text:p>-5.005016</text:p>
          </table:table-cell>
          <table:table-cell office:value-type="float" office:value="-0.00363" calcext:value-type="float">
            <text:p>-0.00363</text:p>
          </table:table-cell>
          <table:table-cell office:value-type="float" office:value="-0.000918" calcext:value-type="float">
            <text:p>-0.000918</text:p>
          </table:table-cell>
          <table:table-cell office:value-type="float" office:value="2.425502" calcext:value-type="float">
            <text:p>2.425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991" calcext:value-type="float">
            <text:p>-5.005991</text:p>
          </table:table-cell>
          <table:table-cell office:value-type="float" office:value="-0.004174" calcext:value-type="float">
            <text:p>-0.004174</text:p>
          </table:table-cell>
          <table:table-cell office:value-type="float" office:value="-0.002589" calcext:value-type="float">
            <text:p>-0.002589</text:p>
          </table:table-cell>
          <table:table-cell office:value-type="float" office:value="2.422327" calcext:value-type="float">
            <text:p>2.42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185" calcext:value-type="float">
            <text:p>-5.003185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5458" calcext:value-type="float">
            <text:p>0.005458</text:p>
          </table:table-cell>
          <table:table-cell office:value-type="float" office:value="2.42083" calcext:value-type="float">
            <text:p>2.4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97" calcext:value-type="float">
            <text:p>5.00697</text:p>
          </table:table-cell>
          <table:table-cell office:value-type="float" office:value="-0.010151" calcext:value-type="float">
            <text:p>-0.010151</text:p>
          </table:table-cell>
          <table:table-cell office:value-type="float" office:value="-0.004723" calcext:value-type="float">
            <text:p>-0.004723</text:p>
          </table:table-cell>
          <table:table-cell office:value-type="float" office:value="2.420178" calcext:value-type="float">
            <text:p>2.420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764" calcext:value-type="float">
            <text:p>5.000764</text:p>
          </table:table-cell>
          <table:table-cell office:value-type="float" office:value="-0.010381" calcext:value-type="float">
            <text:p>-0.010381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2.416307" calcext:value-type="float">
            <text:p>2.416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679" calcext:value-type="float">
            <text:p>-5.004679</text:p>
          </table:table-cell>
          <table:table-cell office:value-type="float" office:value="-0.002424" calcext:value-type="float">
            <text:p>-0.002424</text:p>
          </table:table-cell>
          <table:table-cell office:value-type="float" office:value="0.005218" calcext:value-type="float">
            <text:p>0.005218</text:p>
          </table:table-cell>
          <table:table-cell office:value-type="float" office:value="2.414696" calcext:value-type="float">
            <text:p>2.414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744" calcext:value-type="float">
            <text:p>-5.007744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-0.002105" calcext:value-type="float">
            <text:p>-0.002105</text:p>
          </table:table-cell>
          <table:table-cell office:value-type="float" office:value="2.410134" calcext:value-type="float">
            <text:p>2.410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581" calcext:value-type="float">
            <text:p>-4.992581</text:p>
          </table:table-cell>
          <table:table-cell office:value-type="float" office:value="-0.00067" calcext:value-type="float">
            <text:p>-0.00067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2.409722" calcext:value-type="float">
            <text:p>2.409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185" calcext:value-type="float">
            <text:p>-5.002185</text:p>
          </table:table-cell>
          <table:table-cell office:value-type="float" office:value="-0.005888" calcext:value-type="float">
            <text:p>-0.005888</text:p>
          </table:table-cell>
          <table:table-cell office:value-type="float" office:value="-0.001256" calcext:value-type="float">
            <text:p>-0.001256</text:p>
          </table:table-cell>
          <table:table-cell office:value-type="float" office:value="2.40678" calcext:value-type="float">
            <text:p>2.40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354" calcext:value-type="float">
            <text:p>4.996354</text:p>
          </table:table-cell>
          <table:table-cell office:value-type="float" office:value="-0.004947" calcext:value-type="float">
            <text:p>-0.004947</text:p>
          </table:table-cell>
          <table:table-cell office:value-type="float" office:value="0.004111" calcext:value-type="float">
            <text:p>0.004111</text:p>
          </table:table-cell>
          <table:table-cell office:value-type="float" office:value="2.405737" calcext:value-type="float">
            <text:p>2.405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265" calcext:value-type="float">
            <text:p>-5.000265</text:p>
          </table:table-cell>
          <table:table-cell office:value-type="float" office:value="0.011352" calcext:value-type="float">
            <text:p>0.011352</text:p>
          </table:table-cell>
          <table:table-cell office:value-type="float" office:value="-0.00097" calcext:value-type="float">
            <text:p>-0.00097</text:p>
          </table:table-cell>
          <table:table-cell office:value-type="float" office:value="2.402629" calcext:value-type="float">
            <text:p>2.40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335" calcext:value-type="float">
            <text:p>5.001335</text:p>
          </table:table-cell>
          <table:table-cell office:value-type="float" office:value="-0.001251" calcext:value-type="float">
            <text:p>-0.001251</text:p>
          </table:table-cell>
          <table:table-cell office:value-type="float" office:value="0.007172" calcext:value-type="float">
            <text:p>0.007172</text:p>
          </table:table-cell>
          <table:table-cell office:value-type="float" office:value="2.402319" calcext:value-type="float">
            <text:p>2.40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174" calcext:value-type="float">
            <text:p>5.002174</text:p>
          </table:table-cell>
          <table:table-cell office:value-type="float" office:value="-0.004328" calcext:value-type="float">
            <text:p>-0.004328</text:p>
          </table:table-cell>
          <table:table-cell office:value-type="float" office:value="-0.011783" calcext:value-type="float">
            <text:p>-0.011783</text:p>
          </table:table-cell>
          <table:table-cell office:value-type="float" office:value="2.397543" calcext:value-type="float">
            <text:p>2.397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087" calcext:value-type="float">
            <text:p>5.004087</text:p>
          </table:table-cell>
          <table:table-cell office:value-type="float" office:value="-0.003018" calcext:value-type="float">
            <text:p>-0.003018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2.395426" calcext:value-type="float">
            <text:p>2.395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469" calcext:value-type="float">
            <text:p>4.994469</text:p>
          </table:table-cell>
          <table:table-cell office:value-type="float" office:value="-0.003703" calcext:value-type="float">
            <text:p>-0.003703</text:p>
          </table:table-cell>
          <table:table-cell office:value-type="float" office:value="-0.002092" calcext:value-type="float">
            <text:p>-0.002092</text:p>
          </table:table-cell>
          <table:table-cell office:value-type="float" office:value="2.394046" calcext:value-type="float">
            <text:p>2.394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699" calcext:value-type="float">
            <text:p>-5.000699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-0.004971" calcext:value-type="float">
            <text:p>-0.004971</text:p>
          </table:table-cell>
          <table:table-cell office:value-type="float" office:value="2.391708" calcext:value-type="float">
            <text:p>2.39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895" calcext:value-type="float">
            <text:p>4.994895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08486" calcext:value-type="float">
            <text:p>0.008486</text:p>
          </table:table-cell>
          <table:table-cell office:value-type="float" office:value="2.391299" calcext:value-type="float">
            <text:p>2.39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728" calcext:value-type="float">
            <text:p>-4.996728</text:p>
          </table:table-cell>
          <table:table-cell office:value-type="float" office:value="-0.00022" calcext:value-type="float">
            <text:p>-0.00022</text:p>
          </table:table-cell>
          <table:table-cell office:value-type="float" office:value="-0.007981" calcext:value-type="float">
            <text:p>-0.007981</text:p>
          </table:table-cell>
          <table:table-cell office:value-type="float" office:value="2.389539" calcext:value-type="float">
            <text:p>2.389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68" calcext:value-type="float">
            <text:p>5.00568</text:p>
          </table:table-cell>
          <table:table-cell office:value-type="float" office:value="-0.002343" calcext:value-type="float">
            <text:p>-0.002343</text:p>
          </table:table-cell>
          <table:table-cell office:value-type="float" office:value="-0.012014" calcext:value-type="float">
            <text:p>-0.012014</text:p>
          </table:table-cell>
          <table:table-cell office:value-type="float" office:value="2.384397" calcext:value-type="float">
            <text:p>2.384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685" calcext:value-type="float">
            <text:p>5.007685</text:p>
          </table:table-cell>
          <table:table-cell office:value-type="float" office:value="-0.00751" calcext:value-type="float">
            <text:p>-0.00751</text:p>
          </table:table-cell>
          <table:table-cell office:value-type="float" office:value="-0.004318" calcext:value-type="float">
            <text:p>-0.004318</text:p>
          </table:table-cell>
          <table:table-cell office:value-type="float" office:value="2.378848" calcext:value-type="float">
            <text:p>2.378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56" calcext:value-type="float">
            <text:p>5.00256</text:p>
          </table:table-cell>
          <table:table-cell office:value-type="float" office:value="-0.001999" calcext:value-type="float">
            <text:p>-0.001999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2.373882" calcext:value-type="float">
            <text:p>2.373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356" calcext:value-type="float">
            <text:p>-5.000356</text:p>
          </table:table-cell>
          <table:table-cell office:value-type="float" office:value="-0.005069" calcext:value-type="float">
            <text:p>-0.005069</text:p>
          </table:table-cell>
          <table:table-cell office:value-type="float" office:value="-0.005699" calcext:value-type="float">
            <text:p>-0.005699</text:p>
          </table:table-cell>
          <table:table-cell office:value-type="float" office:value="2.365725" calcext:value-type="float">
            <text:p>2.365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192" calcext:value-type="float">
            <text:p>5.006192</text:p>
          </table:table-cell>
          <table:table-cell office:value-type="float" office:value="-0.000891" calcext:value-type="float">
            <text:p>-0.000891</text:p>
          </table:table-cell>
          <table:table-cell office:value-type="float" office:value="-0.008142" calcext:value-type="float">
            <text:p>-0.008142</text:p>
          </table:table-cell>
          <table:table-cell office:value-type="float" office:value="2.36046" calcext:value-type="float">
            <text:p>2.3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37" calcext:value-type="float">
            <text:p>-5.01037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0.004366" calcext:value-type="float">
            <text:p>-0.004366</text:p>
          </table:table-cell>
          <table:table-cell office:value-type="float" office:value="2.356855" calcext:value-type="float">
            <text:p>2.356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189" calcext:value-type="float">
            <text:p>-4.996189</text:p>
          </table:table-cell>
          <table:table-cell office:value-type="float" office:value="0.004497" calcext:value-type="float">
            <text:p>0.004497</text:p>
          </table:table-cell>
          <table:table-cell office:value-type="float" office:value="0.007033" calcext:value-type="float">
            <text:p>0.007033</text:p>
          </table:table-cell>
          <table:table-cell office:value-type="float" office:value="2.356475" calcext:value-type="float">
            <text:p>2.356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889" calcext:value-type="float">
            <text:p>-4.994889</text:p>
          </table:table-cell>
          <table:table-cell office:value-type="float" office:value="0.006906" calcext:value-type="float">
            <text:p>0.006906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2.354877" calcext:value-type="float">
            <text:p>2.354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906" calcext:value-type="float">
            <text:p>4.998906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6381" calcext:value-type="float">
            <text:p>0.006381</text:p>
          </table:table-cell>
          <table:table-cell office:value-type="float" office:value="2.354559" calcext:value-type="float">
            <text:p>2.354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643" calcext:value-type="float">
            <text:p>4.997643</text:p>
          </table:table-cell>
          <table:table-cell office:value-type="float" office:value="-0.002007" calcext:value-type="float">
            <text:p>-0.002007</text:p>
          </table:table-cell>
          <table:table-cell office:value-type="float" office:value="-0.004771" calcext:value-type="float">
            <text:p>-0.004771</text:p>
          </table:table-cell>
          <table:table-cell office:value-type="float" office:value="2.347548" calcext:value-type="float">
            <text:p>2.347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10473" calcext:value-type="float">
            <text:p>-5.010473</text:p>
          </table:table-cell>
          <table:table-cell office:value-type="float" office:value="0.004677" calcext:value-type="float">
            <text:p>0.004677</text:p>
          </table:table-cell>
          <table:table-cell office:value-type="float" office:value="-0.003622" calcext:value-type="float">
            <text:p>-0.003622</text:p>
          </table:table-cell>
          <table:table-cell office:value-type="float" office:value="2.347028" calcext:value-type="float">
            <text:p>2.347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903" calcext:value-type="float">
            <text:p>-4.992903</text:p>
          </table:table-cell>
          <table:table-cell office:value-type="float" office:value="-0.004751" calcext:value-type="float">
            <text:p>-0.004751</text:p>
          </table:table-cell>
          <table:table-cell office:value-type="float" office:value="-0.005194" calcext:value-type="float">
            <text:p>-0.005194</text:p>
          </table:table-cell>
          <table:table-cell office:value-type="float" office:value="2.346161" calcext:value-type="float">
            <text:p>2.346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83" calcext:value-type="float">
            <text:p>-5.00783</text:p>
          </table:table-cell>
          <table:table-cell office:value-type="float" office:value="-0.002873" calcext:value-type="float">
            <text:p>-0.002873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2.344962" calcext:value-type="float">
            <text:p>2.34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451" calcext:value-type="float">
            <text:p>-5.007451</text:p>
          </table:table-cell>
          <table:table-cell office:value-type="float" office:value="-0.002395" calcext:value-type="float">
            <text:p>-0.002395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2.337591" calcext:value-type="float">
            <text:p>2.337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8" calcext:value-type="float">
            <text:p>4.9998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-0.000293" calcext:value-type="float">
            <text:p>-0.000293</text:p>
          </table:table-cell>
          <table:table-cell office:value-type="float" office:value="2.335703" calcext:value-type="float">
            <text:p>2.335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516" calcext:value-type="float">
            <text:p>4.996516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-0.008786" calcext:value-type="float">
            <text:p>-0.008786</text:p>
          </table:table-cell>
          <table:table-cell office:value-type="float" office:value="2.335188" calcext:value-type="float">
            <text:p>2.335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021" calcext:value-type="float">
            <text:p>5.003021</text:p>
          </table:table-cell>
          <table:table-cell office:value-type="float" office:value="-0.001227" calcext:value-type="float">
            <text:p>-0.001227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2.334129" calcext:value-type="float">
            <text:p>2.334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514" calcext:value-type="float">
            <text:p>-4.995514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-0.009344" calcext:value-type="float">
            <text:p>-0.009344</text:p>
          </table:table-cell>
          <table:table-cell office:value-type="float" office:value="2.333289" calcext:value-type="float">
            <text:p>2.33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1057" calcext:value-type="float">
            <text:p>4.991057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-0.003083" calcext:value-type="float">
            <text:p>-0.003083</text:p>
          </table:table-cell>
          <table:table-cell office:value-type="float" office:value="2.332472" calcext:value-type="float">
            <text:p>2.33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281" calcext:value-type="float">
            <text:p>-4.999281</text:p>
          </table:table-cell>
          <table:table-cell office:value-type="float" office:value="-0.005516" calcext:value-type="float">
            <text:p>-0.005516</text:p>
          </table:table-cell>
          <table:table-cell office:value-type="float" office:value="0.003096" calcext:value-type="float">
            <text:p>0.003096</text:p>
          </table:table-cell>
          <table:table-cell office:value-type="float" office:value="2.331659" calcext:value-type="float">
            <text:p>2.33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123" calcext:value-type="float">
            <text:p>4.999123</text:p>
          </table:table-cell>
          <table:table-cell office:value-type="float" office:value="0.006637" calcext:value-type="float">
            <text:p>0.006637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2.331498" calcext:value-type="float">
            <text:p>2.33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592" calcext:value-type="float">
            <text:p>-4.995592</text:p>
          </table:table-cell>
          <table:table-cell office:value-type="float" office:value="-0.00689" calcext:value-type="float">
            <text:p>-0.00689</text:p>
          </table:table-cell>
          <table:table-cell office:value-type="float" office:value="-0.002731" calcext:value-type="float">
            <text:p>-0.002731</text:p>
          </table:table-cell>
          <table:table-cell office:value-type="float" office:value="2.327402" calcext:value-type="float">
            <text:p>2.327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114" calcext:value-type="float">
            <text:p>-5.008114</text:p>
          </table:table-cell>
          <table:table-cell office:value-type="float" office:value="-0.004604" calcext:value-type="float">
            <text:p>-0.004604</text:p>
          </table:table-cell>
          <table:table-cell office:value-type="float" office:value="0.007709" calcext:value-type="float">
            <text:p>0.007709</text:p>
          </table:table-cell>
          <table:table-cell office:value-type="float" office:value="2.325788" calcext:value-type="float">
            <text:p>2.325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453" calcext:value-type="float">
            <text:p>-5.005453</text:p>
          </table:table-cell>
          <table:table-cell office:value-type="float" office:value="0.010089" calcext:value-type="float">
            <text:p>0.010089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2.325495" calcext:value-type="float">
            <text:p>2.325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927" calcext:value-type="float">
            <text:p>4.997927</text:p>
          </table:table-cell>
          <table:table-cell office:value-type="float" office:value="0.003292" calcext:value-type="float">
            <text:p>0.003292</text:p>
          </table:table-cell>
          <table:table-cell office:value-type="float" office:value="-0.000164" calcext:value-type="float">
            <text:p>-0.000164</text:p>
          </table:table-cell>
          <table:table-cell office:value-type="float" office:value="2.323802" calcext:value-type="float">
            <text:p>2.323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467" calcext:value-type="float">
            <text:p>-4.997467</text:p>
          </table:table-cell>
          <table:table-cell office:value-type="float" office:value="0.002539" calcext:value-type="float">
            <text:p>0.002539</text:p>
          </table:table-cell>
          <table:table-cell office:value-type="float" office:value="0.004176" calcext:value-type="float">
            <text:p>0.004176</text:p>
          </table:table-cell>
          <table:table-cell office:value-type="float" office:value="2.322358" calcext:value-type="float">
            <text:p>2.32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276" calcext:value-type="float">
            <text:p>5.003276</text:p>
          </table:table-cell>
          <table:table-cell office:value-type="float" office:value="-0.00483" calcext:value-type="float">
            <text:p>-0.00483</text:p>
          </table:table-cell>
          <table:table-cell office:value-type="float" office:value="-0.00178" calcext:value-type="float">
            <text:p>-0.00178</text:p>
          </table:table-cell>
          <table:table-cell office:value-type="float" office:value="2.319461" calcext:value-type="float">
            <text:p>2.319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081" calcext:value-type="float">
            <text:p>-4.997081</text:p>
          </table:table-cell>
          <table:table-cell office:value-type="float" office:value="-0.000874" calcext:value-type="float">
            <text:p>-0.000874</text:p>
          </table:table-cell>
          <table:table-cell office:value-type="float" office:value="-0.00843" calcext:value-type="float">
            <text:p>-0.00843</text:p>
          </table:table-cell>
          <table:table-cell office:value-type="float" office:value="2.316484" calcext:value-type="float">
            <text:p>2.316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121" calcext:value-type="float">
            <text:p>-5.006121</text:p>
          </table:table-cell>
          <table:table-cell office:value-type="float" office:value="-0.004849" calcext:value-type="float">
            <text:p>-0.004849</text:p>
          </table:table-cell>
          <table:table-cell office:value-type="float" office:value="-0.000137" calcext:value-type="float">
            <text:p>-0.000137</text:p>
          </table:table-cell>
          <table:table-cell office:value-type="float" office:value="2.309757" calcext:value-type="float">
            <text:p>2.309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8959" calcext:value-type="float">
            <text:p>5.008959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0.007736" calcext:value-type="float">
            <text:p>0.007736</text:p>
          </table:table-cell>
          <table:table-cell office:value-type="float" office:value="2.306352" calcext:value-type="float">
            <text:p>2.306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002" calcext:value-type="float">
            <text:p>-5.006002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-0.004922" calcext:value-type="float">
            <text:p>-0.004922</text:p>
          </table:table-cell>
          <table:table-cell office:value-type="float" office:value="2.304729" calcext:value-type="float">
            <text:p>2.304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499" calcext:value-type="float">
            <text:p>4.994499</text:p>
          </table:table-cell>
          <table:table-cell office:value-type="float" office:value="0.00633" calcext:value-type="float">
            <text:p>0.00633</text:p>
          </table:table-cell>
          <table:table-cell office:value-type="float" office:value="-0.000684" calcext:value-type="float">
            <text:p>-0.000684</text:p>
          </table:table-cell>
          <table:table-cell office:value-type="float" office:value="2.304453" calcext:value-type="float">
            <text:p>2.304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437" calcext:value-type="float">
            <text:p>-4.999437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2574" calcext:value-type="float">
            <text:p>0.002574</text:p>
          </table:table-cell>
          <table:table-cell office:value-type="float" office:value="2.295696" calcext:value-type="float">
            <text:p>2.295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276" calcext:value-type="float">
            <text:p>4.997276</text:p>
          </table:table-cell>
          <table:table-cell office:value-type="float" office:value="-0.003824" calcext:value-type="float">
            <text:p>-0.003824</text:p>
          </table:table-cell>
          <table:table-cell office:value-type="float" office:value="0.004374" calcext:value-type="float">
            <text:p>0.004374</text:p>
          </table:table-cell>
          <table:table-cell office:value-type="float" office:value="2.294337" calcext:value-type="float">
            <text:p>2.294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279" calcext:value-type="float">
            <text:p>-5.004279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2362" calcext:value-type="float">
            <text:p>0.002362</text:p>
          </table:table-cell>
          <table:table-cell office:value-type="float" office:value="2.294163" calcext:value-type="float">
            <text:p>2.294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191" calcext:value-type="float">
            <text:p>4.992191</text:p>
          </table:table-cell>
          <table:table-cell office:value-type="float" office:value="0.009066" calcext:value-type="float">
            <text:p>0.009066</text:p>
          </table:table-cell>
          <table:table-cell office:value-type="float" office:value="-0.001277" calcext:value-type="float">
            <text:p>-0.001277</text:p>
          </table:table-cell>
          <table:table-cell office:value-type="float" office:value="2.293704" calcext:value-type="float">
            <text:p>2.293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944" calcext:value-type="float">
            <text:p>4.995944</text:p>
          </table:table-cell>
          <table:table-cell office:value-type="float" office:value="0.005504" calcext:value-type="float">
            <text:p>0.005504</text:p>
          </table:table-cell>
          <table:table-cell office:value-type="float" office:value="0.005183" calcext:value-type="float">
            <text:p>0.005183</text:p>
          </table:table-cell>
          <table:table-cell office:value-type="float" office:value="2.290923" calcext:value-type="float">
            <text:p>2.290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1825" calcext:value-type="float">
            <text:p>-4.991825</text:p>
          </table:table-cell>
          <table:table-cell office:value-type="float" office:value="-0.002244" calcext:value-type="float">
            <text:p>-0.002244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2.284" calcext:value-type="float">
            <text:p>2.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298" calcext:value-type="float">
            <text:p>-4.995298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-0.000419" calcext:value-type="float">
            <text:p>-0.000419</text:p>
          </table:table-cell>
          <table:table-cell office:value-type="float" office:value="2.281244" calcext:value-type="float">
            <text:p>2.28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681" calcext:value-type="float">
            <text:p>-5.000681</text:p>
          </table:table-cell>
          <table:table-cell office:value-type="float" office:value="-0.009438" calcext:value-type="float">
            <text:p>-0.009438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2.281169" calcext:value-type="float">
            <text:p>2.28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874" calcext:value-type="float">
            <text:p>4.999874</text:p>
          </table:table-cell>
          <table:table-cell office:value-type="float" office:value="-0.00456" calcext:value-type="float">
            <text:p>-0.00456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2.276555" calcext:value-type="float">
            <text:p>2.276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8104" calcext:value-type="float">
            <text:p>-5.008104</text:p>
          </table:table-cell>
          <table:table-cell office:value-type="float" office:value="-0.008551" calcext:value-type="float">
            <text:p>-0.008551</text:p>
          </table:table-cell>
          <table:table-cell office:value-type="float" office:value="-0.003505" calcext:value-type="float">
            <text:p>-0.003505</text:p>
          </table:table-cell>
          <table:table-cell office:value-type="float" office:value="2.274939" calcext:value-type="float">
            <text:p>2.274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002" calcext:value-type="float">
            <text:p>4.995002</text:p>
          </table:table-cell>
          <table:table-cell office:value-type="float" office:value="0.003909" calcext:value-type="float">
            <text:p>0.003909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2.273191" calcext:value-type="float">
            <text:p>2.273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9402" calcext:value-type="float">
            <text:p>-4.999402</text:p>
          </table:table-cell>
          <table:table-cell office:value-type="float" office:value="-0.007133" calcext:value-type="float">
            <text:p>-0.007133</text:p>
          </table:table-cell>
          <table:table-cell office:value-type="float" office:value="0.011453" calcext:value-type="float">
            <text:p>0.011453</text:p>
          </table:table-cell>
          <table:table-cell office:value-type="float" office:value="2.268229" calcext:value-type="float">
            <text:p>2.268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78" calcext:value-type="float">
            <text:p>-4.99878</text:p>
          </table:table-cell>
          <table:table-cell office:value-type="float" office:value="-0.001304" calcext:value-type="float">
            <text:p>-0.001304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2.265201" calcext:value-type="float">
            <text:p>2.265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936" calcext:value-type="float">
            <text:p>-5.006936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0.006111" calcext:value-type="float">
            <text:p>0.006111</text:p>
          </table:table-cell>
          <table:table-cell office:value-type="float" office:value="2.258846" calcext:value-type="float">
            <text:p>2.258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012" calcext:value-type="float">
            <text:p>4.998012</text:p>
          </table:table-cell>
          <table:table-cell office:value-type="float" office:value="-0.001244" calcext:value-type="float">
            <text:p>-0.001244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2.25734" calcext:value-type="float">
            <text:p>2.25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642" calcext:value-type="float">
            <text:p>4.992642</text:p>
          </table:table-cell>
          <table:table-cell office:value-type="float" office:value="0.0008" calcext:value-type="float">
            <text:p>0.0008</text:p>
          </table:table-cell>
          <table:table-cell office:value-type="float" office:value="-0.006294" calcext:value-type="float">
            <text:p>-0.006294</text:p>
          </table:table-cell>
          <table:table-cell office:value-type="float" office:value="2.254752" calcext:value-type="float">
            <text:p>2.254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524" calcext:value-type="float">
            <text:p>5.00524</text:p>
          </table:table-cell>
          <table:table-cell office:value-type="float" office:value="0.002952" calcext:value-type="float">
            <text:p>0.002952</text:p>
          </table:table-cell>
          <table:table-cell office:value-type="float" office:value="-0.004672" calcext:value-type="float">
            <text:p>-0.004672</text:p>
          </table:table-cell>
          <table:table-cell office:value-type="float" office:value="2.25405" calcext:value-type="float">
            <text:p>2.25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71" calcext:value-type="float">
            <text:p>-4.99371</text:p>
          </table:table-cell>
          <table:table-cell office:value-type="float" office:value="0.002905" calcext:value-type="float">
            <text:p>0.002905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2.248218" calcext:value-type="float">
            <text:p>2.248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598" calcext:value-type="float">
            <text:p>-5.000598</text:p>
          </table:table-cell>
          <table:table-cell office:value-type="float" office:value="-0.001038" calcext:value-type="float">
            <text:p>-0.001038</text:p>
          </table:table-cell>
          <table:table-cell office:value-type="float" office:value="-0.002444" calcext:value-type="float">
            <text:p>-0.002444</text:p>
          </table:table-cell>
          <table:table-cell office:value-type="float" office:value="2.24813" calcext:value-type="float">
            <text:p>2.24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869" calcext:value-type="float">
            <text:p>4.995869</text:p>
          </table:table-cell>
          <table:table-cell office:value-type="float" office:value="-0.002781" calcext:value-type="float">
            <text:p>-0.002781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2.243478" calcext:value-type="float">
            <text:p>2.243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09" calcext:value-type="float">
            <text:p>5.00009</text:p>
          </table:table-cell>
          <table:table-cell office:value-type="float" office:value="-0.005467" calcext:value-type="float">
            <text:p>-0.005467</text:p>
          </table:table-cell>
          <table:table-cell office:value-type="float" office:value="-0.004814" calcext:value-type="float">
            <text:p>-0.004814</text:p>
          </table:table-cell>
          <table:table-cell office:value-type="float" office:value="2.241556" calcext:value-type="float">
            <text:p>2.24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191" calcext:value-type="float">
            <text:p>-5.000191</text:p>
          </table:table-cell>
          <table:table-cell office:value-type="float" office:value="0.004079" calcext:value-type="float">
            <text:p>0.004079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2.236111" calcext:value-type="float">
            <text:p>2.236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971" calcext:value-type="float">
            <text:p>4.999971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-0.001351" calcext:value-type="float">
            <text:p>-0.001351</text:p>
          </table:table-cell>
          <table:table-cell office:value-type="float" office:value="2.230201" calcext:value-type="float">
            <text:p>2.23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7442" calcext:value-type="float">
            <text:p>5.007442</text:p>
          </table:table-cell>
          <table:table-cell office:value-type="float" office:value="-0.005319" calcext:value-type="float">
            <text:p>-0.005319</text:p>
          </table:table-cell>
          <table:table-cell office:value-type="float" office:value="0.008919" calcext:value-type="float">
            <text:p>0.008919</text:p>
          </table:table-cell>
          <table:table-cell office:value-type="float" office:value="2.230042" calcext:value-type="float">
            <text:p>2.230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882" calcext:value-type="float">
            <text:p>-5.000882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-0.002413" calcext:value-type="float">
            <text:p>-0.002413</text:p>
          </table:table-cell>
          <table:table-cell office:value-type="float" office:value="2.229573" calcext:value-type="float">
            <text:p>2.229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986" calcext:value-type="float">
            <text:p>4.995986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-0.003909" calcext:value-type="float">
            <text:p>-0.003909</text:p>
          </table:table-cell>
          <table:table-cell office:value-type="float" office:value="2.225482" calcext:value-type="float">
            <text:p>2.225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1" calcext:value-type="float">
            <text:p>-4.9921</text:p>
          </table:table-cell>
          <table:table-cell office:value-type="float" office:value="0.008434" calcext:value-type="float">
            <text:p>0.008434</text:p>
          </table:table-cell>
          <table:table-cell office:value-type="float" office:value="-0.006157" calcext:value-type="float">
            <text:p>-0.006157</text:p>
          </table:table-cell>
          <table:table-cell office:value-type="float" office:value="2.218389" calcext:value-type="float">
            <text:p>2.218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79" calcext:value-type="float">
            <text:p>4.99879</text:p>
          </table:table-cell>
          <table:table-cell office:value-type="float" office:value="-0.00032" calcext:value-type="float">
            <text:p>-0.00032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2.215086" calcext:value-type="float">
            <text:p>2.215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0468" calcext:value-type="float">
            <text:p>-5.000468</text:p>
          </table:table-cell>
          <table:table-cell office:value-type="float" office:value="-0.008548" calcext:value-type="float">
            <text:p>-0.008548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2.211483" calcext:value-type="float">
            <text:p>2.21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087" calcext:value-type="float">
            <text:p>4.996087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03747" calcext:value-type="float">
            <text:p>0.003747</text:p>
          </table:table-cell>
          <table:table-cell office:value-type="float" office:value="2.210888" calcext:value-type="float">
            <text:p>2.210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8026" calcext:value-type="float">
            <text:p>-4.998026</text:p>
          </table:table-cell>
          <table:table-cell office:value-type="float" office:value="0.003113" calcext:value-type="float">
            <text:p>0.003113</text:p>
          </table:table-cell>
          <table:table-cell office:value-type="float" office:value="-0.001354" calcext:value-type="float">
            <text:p>-0.001354</text:p>
          </table:table-cell>
          <table:table-cell office:value-type="float" office:value="2.20437" calcext:value-type="float">
            <text:p>2.20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613" calcext:value-type="float">
            <text:p>-5.006613</text:p>
          </table:table-cell>
          <table:table-cell office:value-type="float" office:value="-0.008129" calcext:value-type="float">
            <text:p>-0.008129</text:p>
          </table:table-cell>
          <table:table-cell office:value-type="float" office:value="-0.005281" calcext:value-type="float">
            <text:p>-0.005281</text:p>
          </table:table-cell>
          <table:table-cell office:value-type="float" office:value="2.201275" calcext:value-type="float">
            <text:p>2.20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443" calcext:value-type="float">
            <text:p>5.004443</text:p>
          </table:table-cell>
          <table:table-cell office:value-type="float" office:value="0.004415" calcext:value-type="float">
            <text:p>0.004415</text:p>
          </table:table-cell>
          <table:table-cell office:value-type="float" office:value="-0.003006" calcext:value-type="float">
            <text:p>-0.003006</text:p>
          </table:table-cell>
          <table:table-cell office:value-type="float" office:value="2.201138" calcext:value-type="float">
            <text:p>2.20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3478" calcext:value-type="float">
            <text:p>-4.993478</text:p>
          </table:table-cell>
          <table:table-cell office:value-type="float" office:value="-0.006815" calcext:value-type="float">
            <text:p>-0.006815</text:p>
          </table:table-cell>
          <table:table-cell office:value-type="float" office:value="-0.006483" calcext:value-type="float">
            <text:p>-0.006483</text:p>
          </table:table-cell>
          <table:table-cell office:value-type="float" office:value="2.200619" calcext:value-type="float">
            <text:p>2.200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266" calcext:value-type="float">
            <text:p>4.996266</text:p>
          </table:table-cell>
          <table:table-cell office:value-type="float" office:value="0.005986" calcext:value-type="float">
            <text:p>0.005986</text:p>
          </table:table-cell>
          <table:table-cell office:value-type="float" office:value="-0.002205" calcext:value-type="float">
            <text:p>-0.002205</text:p>
          </table:table-cell>
          <table:table-cell office:value-type="float" office:value="2.197967" calcext:value-type="float">
            <text:p>2.197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851" calcext:value-type="float">
            <text:p>5.004851</text:p>
          </table:table-cell>
          <table:table-cell office:value-type="float" office:value="-0.001387" calcext:value-type="float">
            <text:p>-0.001387</text:p>
          </table:table-cell>
          <table:table-cell office:value-type="float" office:value="-0.008258" calcext:value-type="float">
            <text:p>-0.008258</text:p>
          </table:table-cell>
          <table:table-cell office:value-type="float" office:value="2.194316" calcext:value-type="float">
            <text:p>2.194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402" calcext:value-type="float">
            <text:p>-5.001402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2.190203" calcext:value-type="float">
            <text:p>2.19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6053" calcext:value-type="float">
            <text:p>-5.006053</text:p>
          </table:table-cell>
          <table:table-cell office:value-type="float" office:value="0.002602" calcext:value-type="float">
            <text:p>0.002602</text:p>
          </table:table-cell>
          <table:table-cell office:value-type="float" office:value="0.008414" calcext:value-type="float">
            <text:p>0.008414</text:p>
          </table:table-cell>
          <table:table-cell office:value-type="float" office:value="2.181435" calcext:value-type="float">
            <text:p>2.18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831" calcext:value-type="float">
            <text:p>4.999831</text:p>
          </table:table-cell>
          <table:table-cell office:value-type="float" office:value="-0.002884" calcext:value-type="float">
            <text:p>-0.002884</text:p>
          </table:table-cell>
          <table:table-cell office:value-type="float" office:value="0.005171" calcext:value-type="float">
            <text:p>0.005171</text:p>
          </table:table-cell>
          <table:table-cell office:value-type="float" office:value="2.167636" calcext:value-type="float">
            <text:p>2.167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766" calcext:value-type="float">
            <text:p>-4.994766</text:p>
          </table:table-cell>
          <table:table-cell office:value-type="float" office:value="0.005493" calcext:value-type="float">
            <text:p>0.005493</text:p>
          </table:table-cell>
          <table:table-cell office:value-type="float" office:value="0.004061" calcext:value-type="float">
            <text:p>0.004061</text:p>
          </table:table-cell>
          <table:table-cell office:value-type="float" office:value="2.165894" calcext:value-type="float">
            <text:p>2.165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53" calcext:value-type="float">
            <text:p>-4.99453</text:p>
          </table:table-cell>
          <table:table-cell office:value-type="float" office:value="-0.000284" calcext:value-type="float">
            <text:p>-0.000284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2.163707" calcext:value-type="float">
            <text:p>2.163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3296" calcext:value-type="float">
            <text:p>4.993296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-0.002061" calcext:value-type="float">
            <text:p>-0.002061</text:p>
          </table:table-cell>
          <table:table-cell office:value-type="float" office:value="2.163547" calcext:value-type="float">
            <text:p>2.163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321" calcext:value-type="float">
            <text:p>-4.997321</text:p>
          </table:table-cell>
          <table:table-cell office:value-type="float" office:value="-0.00013" calcext:value-type="float">
            <text:p>-0.00013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2.160173" calcext:value-type="float">
            <text:p>2.160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035" calcext:value-type="float">
            <text:p>4.999035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841" calcext:value-type="float">
            <text:p>0.001841</text:p>
          </table:table-cell>
          <table:table-cell office:value-type="float" office:value="2.158675" calcext:value-type="float">
            <text:p>2.158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759" calcext:value-type="float">
            <text:p>4.994759</text:p>
          </table:table-cell>
          <table:table-cell office:value-type="float" office:value="-0.005634" calcext:value-type="float">
            <text:p>-0.005634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2.156911" calcext:value-type="float">
            <text:p>2.156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51" calcext:value-type="float">
            <text:p>-5.0075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5591" calcext:value-type="float">
            <text:p>0.005591</text:p>
          </table:table-cell>
          <table:table-cell office:value-type="float" office:value="2.153218" calcext:value-type="float">
            <text:p>2.15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696" calcext:value-type="float">
            <text:p>-4.992696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5225" calcext:value-type="float">
            <text:p>0.005225</text:p>
          </table:table-cell>
          <table:table-cell office:value-type="float" office:value="2.152211" calcext:value-type="float">
            <text:p>2.15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073" calcext:value-type="float">
            <text:p>-5.002073</text:p>
          </table:table-cell>
          <table:table-cell office:value-type="float" office:value="-0.000717" calcext:value-type="float">
            <text:p>-0.000717</text:p>
          </table:table-cell>
          <table:table-cell office:value-type="float" office:value="-0.002764" calcext:value-type="float">
            <text:p>-0.002764</text:p>
          </table:table-cell>
          <table:table-cell office:value-type="float" office:value="2.147411" calcext:value-type="float">
            <text:p>2.147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072" calcext:value-type="float">
            <text:p>5.003072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007397" calcext:value-type="float">
            <text:p>0.007397</text:p>
          </table:table-cell>
          <table:table-cell office:value-type="float" office:value="2.146238" calcext:value-type="float">
            <text:p>2.146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863" calcext:value-type="float">
            <text:p>5.004863</text:p>
          </table:table-cell>
          <table:table-cell office:value-type="float" office:value="-0.003064" calcext:value-type="float">
            <text:p>-0.003064</text:p>
          </table:table-cell>
          <table:table-cell office:value-type="float" office:value="-0.006001" calcext:value-type="float">
            <text:p>-0.006001</text:p>
          </table:table-cell>
          <table:table-cell office:value-type="float" office:value="2.14338" calcext:value-type="float">
            <text:p>2.14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095" calcext:value-type="float">
            <text:p>4.994095</text:p>
          </table:table-cell>
          <table:table-cell office:value-type="float" office:value="-0.002452" calcext:value-type="float">
            <text:p>-0.002452</text:p>
          </table:table-cell>
          <table:table-cell office:value-type="float" office:value="-0.000873" calcext:value-type="float">
            <text:p>-0.000873</text:p>
          </table:table-cell>
          <table:table-cell office:value-type="float" office:value="2.138958" calcext:value-type="float">
            <text:p>2.13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103" calcext:value-type="float">
            <text:p>5.002103</text:p>
          </table:table-cell>
          <table:table-cell office:value-type="float" office:value="-0.003848" calcext:value-type="float">
            <text:p>-0.003848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2.137202" calcext:value-type="float">
            <text:p>2.137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772" calcext:value-type="float">
            <text:p>5.000772</text:p>
          </table:table-cell>
          <table:table-cell office:value-type="float" office:value="0.005053" calcext:value-type="float">
            <text:p>0.005053</text:p>
          </table:table-cell>
          <table:table-cell office:value-type="float" office:value="-0.004128" calcext:value-type="float">
            <text:p>-0.004128</text:p>
          </table:table-cell>
          <table:table-cell office:value-type="float" office:value="2.135769" calcext:value-type="float">
            <text:p>2.135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3741" calcext:value-type="float">
            <text:p>-5.00374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-0.001666" calcext:value-type="float">
            <text:p>-0.001666</text:p>
          </table:table-cell>
          <table:table-cell office:value-type="float" office:value="2.122276" calcext:value-type="float">
            <text:p>2.12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112" calcext:value-type="float">
            <text:p>-5.001112</text:p>
          </table:table-cell>
          <table:table-cell office:value-type="float" office:value="-0.008303" calcext:value-type="float">
            <text:p>-0.008303</text:p>
          </table:table-cell>
          <table:table-cell office:value-type="float" office:value="-0.001346" calcext:value-type="float">
            <text:p>-0.001346</text:p>
          </table:table-cell>
          <table:table-cell office:value-type="float" office:value="2.108221" calcext:value-type="float">
            <text:p>2.108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451" calcext:value-type="float">
            <text:p>-5.007451</text:p>
          </table:table-cell>
          <table:table-cell office:value-type="float" office:value="-0.005312" calcext:value-type="float">
            <text:p>-0.005312</text:p>
          </table:table-cell>
          <table:table-cell office:value-type="float" office:value="0.002553" calcext:value-type="float">
            <text:p>0.002553</text:p>
          </table:table-cell>
          <table:table-cell office:value-type="float" office:value="2.106658" calcext:value-type="float">
            <text:p>2.106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365" calcext:value-type="float">
            <text:p>4.997365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-0.004385" calcext:value-type="float">
            <text:p>-0.004385</text:p>
          </table:table-cell>
          <table:table-cell office:value-type="float" office:value="2.090722" calcext:value-type="float">
            <text:p>2.090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2932" calcext:value-type="float">
            <text:p>-5.002932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03636" calcext:value-type="float">
            <text:p>0.003636</text:p>
          </table:table-cell>
          <table:table-cell office:value-type="float" office:value="2.09004" calcext:value-type="float">
            <text:p>2.09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4488" calcext:value-type="float">
            <text:p>-5.004488</text:p>
          </table:table-cell>
          <table:table-cell office:value-type="float" office:value="-0.00098" calcext:value-type="float">
            <text:p>-0.00098</text:p>
          </table:table-cell>
          <table:table-cell office:value-type="float" office:value="-0.000726" calcext:value-type="float">
            <text:p>-0.000726</text:p>
          </table:table-cell>
          <table:table-cell office:value-type="float" office:value="2.081623" calcext:value-type="float">
            <text:p>2.08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7998" calcext:value-type="float">
            <text:p>-4.997998</text:p>
          </table:table-cell>
          <table:table-cell office:value-type="float" office:value="-0.004701" calcext:value-type="float">
            <text:p>-0.004701</text:p>
          </table:table-cell>
          <table:table-cell office:value-type="float" office:value="-0.00788" calcext:value-type="float">
            <text:p>-0.00788</text:p>
          </table:table-cell>
          <table:table-cell office:value-type="float" office:value="2.074708" calcext:value-type="float">
            <text:p>2.074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897" calcext:value-type="float">
            <text:p>4.998897</text:p>
          </table:table-cell>
          <table:table-cell office:value-type="float" office:value="-0.002023" calcext:value-type="float">
            <text:p>-0.002023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2.073124" calcext:value-type="float">
            <text:p>2.07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63" calcext:value-type="float">
            <text:p>-4.99663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-0.000744" calcext:value-type="float">
            <text:p>-0.000744</text:p>
          </table:table-cell>
          <table:table-cell office:value-type="float" office:value="2.071704" calcext:value-type="float">
            <text:p>2.07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93" calcext:value-type="float">
            <text:p>5.00293</text:p>
          </table:table-cell>
          <table:table-cell office:value-type="float" office:value="-0.002634" calcext:value-type="float">
            <text:p>-0.002634</text:p>
          </table:table-cell>
          <table:table-cell office:value-type="float" office:value="-0.004913" calcext:value-type="float">
            <text:p>-0.004913</text:p>
          </table:table-cell>
          <table:table-cell office:value-type="float" office:value="2.054646" calcext:value-type="float">
            <text:p>2.054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261" calcext:value-type="float">
            <text:p>-5.001261</text:p>
          </table:table-cell>
          <table:table-cell office:value-type="float" office:value="-0.001287" calcext:value-type="float">
            <text:p>-0.001287</text:p>
          </table:table-cell>
          <table:table-cell office:value-type="float" office:value="-0.002833" calcext:value-type="float">
            <text:p>-0.002833</text:p>
          </table:table-cell>
          <table:table-cell office:value-type="float" office:value="2.050391" calcext:value-type="float">
            <text:p>2.050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6885" calcext:value-type="float">
            <text:p>4.996885</text:p>
          </table:table-cell>
          <table:table-cell office:value-type="float" office:value="-0.001735" calcext:value-type="float">
            <text:p>-0.001735</text:p>
          </table:table-cell>
          <table:table-cell office:value-type="float" office:value="0.001495" calcext:value-type="float">
            <text:p>0.001495</text:p>
          </table:table-cell>
          <table:table-cell office:value-type="float" office:value="2.049306" calcext:value-type="float">
            <text:p>2.049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5809" calcext:value-type="float">
            <text:p>-5.005809</text:p>
          </table:table-cell>
          <table:table-cell office:value-type="float" office:value="0.011293" calcext:value-type="float">
            <text:p>0.011293</text:p>
          </table:table-cell>
          <table:table-cell office:value-type="float" office:value="0.004082" calcext:value-type="float">
            <text:p>0.004082</text:p>
          </table:table-cell>
          <table:table-cell office:value-type="float" office:value="2.043602" calcext:value-type="float">
            <text:p>2.043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884" calcext:value-type="float">
            <text:p>5.004884</text:p>
          </table:table-cell>
          <table:table-cell office:value-type="float" office:value="0.006448" calcext:value-type="float">
            <text:p>0.006448</text:p>
          </table:table-cell>
          <table:table-cell office:value-type="float" office:value="-0.002823" calcext:value-type="float">
            <text:p>-0.002823</text:p>
          </table:table-cell>
          <table:table-cell office:value-type="float" office:value="2.033761" calcext:value-type="float">
            <text:p>2.033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7759" calcext:value-type="float">
            <text:p>-5.007759</text:p>
          </table:table-cell>
          <table:table-cell office:value-type="float" office:value="-0.001324" calcext:value-type="float">
            <text:p>-0.001324</text:p>
          </table:table-cell>
          <table:table-cell office:value-type="float" office:value="0.005165" calcext:value-type="float">
            <text:p>0.005165</text:p>
          </table:table-cell>
          <table:table-cell office:value-type="float" office:value="2.026257" calcext:value-type="float">
            <text:p>2.026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3401" calcext:value-type="float">
            <text:p>5.003401</text:p>
          </table:table-cell>
          <table:table-cell office:value-type="float" office:value="-0.006316" calcext:value-type="float">
            <text:p>-0.006316</text:p>
          </table:table-cell>
          <table:table-cell office:value-type="float" office:value="-0.000018" calcext:value-type="float">
            <text:p>-1.8E-05</text:p>
          </table:table-cell>
          <table:table-cell office:value-type="float" office:value="2.017471" calcext:value-type="float">
            <text:p>2.017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6134" calcext:value-type="float">
            <text:p>5.006134</text:p>
          </table:table-cell>
          <table:table-cell office:value-type="float" office:value="-0.001857" calcext:value-type="float">
            <text:p>-0.001857</text:p>
          </table:table-cell>
          <table:table-cell office:value-type="float" office:value="0.007351" calcext:value-type="float">
            <text:p>0.007351</text:p>
          </table:table-cell>
          <table:table-cell office:value-type="float" office:value="1.980485" calcext:value-type="float">
            <text:p>1.980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873" calcext:value-type="float">
            <text:p>4.995873</text:p>
          </table:table-cell>
          <table:table-cell office:value-type="float" office:value="-0.003052" calcext:value-type="float">
            <text:p>-0.003052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1.977541" calcext:value-type="float">
            <text:p>1.977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977" calcext:value-type="float">
            <text:p>5.001977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1.970267" calcext:value-type="float">
            <text:p>1.970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89388" calcext:value-type="float">
            <text:p>-4.989388</text:p>
          </table:table-cell>
          <table:table-cell office:value-type="float" office:value="-0.006458" calcext:value-type="float">
            <text:p>-0.006458</text:p>
          </table:table-cell>
          <table:table-cell office:value-type="float" office:value="-0.003184" calcext:value-type="float">
            <text:p>-0.003184</text:p>
          </table:table-cell>
          <table:table-cell office:value-type="float" office:value="1.965241" calcext:value-type="float">
            <text:p>1.965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5.001312" calcext:value-type="float">
            <text:p>-5.001312</text:p>
          </table:table-cell>
          <table:table-cell office:value-type="float" office:value="-0.000849" calcext:value-type="float">
            <text:p>-0.000849</text:p>
          </table:table-cell>
          <table:table-cell office:value-type="float" office:value="-0.006918" calcext:value-type="float">
            <text:p>-0.006918</text:p>
          </table:table-cell>
          <table:table-cell office:value-type="float" office:value="1.964152" calcext:value-type="float">
            <text:p>1.964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152" calcext:value-type="float">
            <text:p>5.001152</text:p>
          </table:table-cell>
          <table:table-cell office:value-type="float" office:value="-0.001068" calcext:value-type="float">
            <text:p>-0.001068</text:p>
          </table:table-cell>
          <table:table-cell office:value-type="float" office:value="-0.004168" calcext:value-type="float">
            <text:p>-0.004168</text:p>
          </table:table-cell>
          <table:table-cell office:value-type="float" office:value="1.963542" calcext:value-type="float">
            <text:p>1.96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4633" calcext:value-type="float">
            <text:p>-4.994633</text:p>
          </table:table-cell>
          <table:table-cell office:value-type="float" office:value="0.001917" calcext:value-type="float">
            <text:p>0.00191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962121" calcext:value-type="float">
            <text:p>1.96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2743" calcext:value-type="float">
            <text:p>-4.992743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-0.004045" calcext:value-type="float">
            <text:p>-0.004045</text:p>
          </table:table-cell>
          <table:table-cell office:value-type="float" office:value="1.948949" calcext:value-type="float">
            <text:p>1.94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4562" calcext:value-type="float">
            <text:p>4.994562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1.939115" calcext:value-type="float">
            <text:p>1.939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1299" calcext:value-type="float">
            <text:p>5.001299</text:p>
          </table:table-cell>
          <table:table-cell office:value-type="float" office:value="-0.003362" calcext:value-type="float">
            <text:p>-0.003362</text:p>
          </table:table-cell>
          <table:table-cell office:value-type="float" office:value="-0.002078" calcext:value-type="float">
            <text:p>-0.002078</text:p>
          </table:table-cell>
          <table:table-cell office:value-type="float" office:value="1.921538" calcext:value-type="float">
            <text:p>1.92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497" calcext:value-type="float">
            <text:p>5.002497</text:p>
          </table:table-cell>
          <table:table-cell office:value-type="float" office:value="-0.001103" calcext:value-type="float">
            <text:p>-0.001103</text:p>
          </table:table-cell>
          <table:table-cell office:value-type="float" office:value="0.005131" calcext:value-type="float">
            <text:p>0.005131</text:p>
          </table:table-cell>
          <table:table-cell office:value-type="float" office:value="1.903637" calcext:value-type="float">
            <text:p>1.903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9097" calcext:value-type="float">
            <text:p>4.999097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05272" calcext:value-type="float">
            <text:p>0.005272</text:p>
          </table:table-cell>
          <table:table-cell office:value-type="float" office:value="1.883389" calcext:value-type="float">
            <text:p>1.883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6031" calcext:value-type="float">
            <text:p>-4.996031</text:p>
          </table:table-cell>
          <table:table-cell office:value-type="float" office:value="-0.007203" calcext:value-type="float">
            <text:p>-0.007203</text:p>
          </table:table-cell>
          <table:table-cell office:value-type="float" office:value="-0.006715" calcext:value-type="float">
            <text:p>-0.006715</text:p>
          </table:table-cell>
          <table:table-cell office:value-type="float" office:value="1.873708" calcext:value-type="float">
            <text:p>1.873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4.995586" calcext:value-type="float">
            <text:p>-4.995586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1.852923" calcext:value-type="float">
            <text:p>1.85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8726" calcext:value-type="float">
            <text:p>4.998726</text:p>
          </table:table-cell>
          <table:table-cell office:value-type="float" office:value="-0.002389" calcext:value-type="float">
            <text:p>-0.002389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1.808333" calcext:value-type="float">
            <text:p>1.808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0968" calcext:value-type="float">
            <text:p>5.000968</text:p>
          </table:table-cell>
          <table:table-cell office:value-type="float" office:value="-0.002244" calcext:value-type="float">
            <text:p>-0.002244</text:p>
          </table:table-cell>
          <table:table-cell office:value-type="float" office:value="-0.001666" calcext:value-type="float">
            <text:p>-0.001666</text:p>
          </table:table-cell>
          <table:table-cell office:value-type="float" office:value="1.729031" calcext:value-type="float">
            <text:p>1.729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5251" calcext:value-type="float">
            <text:p>4.995251</text:p>
          </table:table-cell>
          <table:table-cell office:value-type="float" office:value="-0.005484" calcext:value-type="float">
            <text:p>-0.00548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1.680604" calcext:value-type="float">
            <text:p>1.68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7664" calcext:value-type="float">
            <text:p>4.997664</text:p>
          </table:table-cell>
          <table:table-cell office:value-type="float" office:value="-0.003103" calcext:value-type="float">
            <text:p>-0.003103</text:p>
          </table:table-cell>
          <table:table-cell office:value-type="float" office:value="-0.006032" calcext:value-type="float">
            <text:p>-0.006032</text:p>
          </table:table-cell>
          <table:table-cell office:value-type="float" office:value="1.677571" calcext:value-type="float">
            <text:p>1.67757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231.29mm" svg:height="147.15mm" svg:x="15.14mm" svg:y="1.06mm">
            <draw:object draw:notify-on-update-of-ranges="plot_points.A1:plot_points.A2010 plot_points.B1:plot_points.B20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9.18mm" svg:height="89.51mm" svg:x="19.45mm" svg:y="151.15mm">
            <draw:object draw:notify-on-update-of-ranges="plot_points.A1:plot_points.A2010 plot_points.D1:plot_points.D20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plot_points.A1:plot_points.E1048576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1:15:10.190941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0T14:11:11.060778670</dc:date>
    <meta:editing-duration>PT1H4M14S</meta:editing-duration>
    <meta:editing-cycles>9</meta:editing-cycles>
    <meta:generator>LibreOffice/6.0.7.3$Linux_X86_64 LibreOffice_project/00m0$Build-3</meta:generator>
    <meta:document-statistic meta:table-count="2" meta:cell-count="100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ed1c24" draw:fill-color="#ed1c24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13cm" svg:height="14.716cm" xlink:href=".." xlink:type="simple" chart:class="chart:scatter" chart:style-name="ch1">
        <chart:legend chart:legend-position="end" svg:x="20.867cm" svg:y="7.059cm" style:legend-expansion="high" chart:style-name="ch2"/>
        <chart:plot-area chart:style-name="ch3" table:cell-range-address="plot_points.A1:plot_points.B2010" svg:x="0.462cm" svg:y="0.294cm" svg:width="19.943cm" svg:height="14.128cm">
          <chartooo:coordinate-region svg:x="1.48cm" svg:y="0.493cm" svg:width="18.831cm" svg:height="13.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ot_points.B1:plot_points.B2010" chart:class="chart:scatter">
            <chart:domain table:cell-range-address="plot_points.A1:plot_points.A2010"/>
            <chart:data-point chart:repeated="20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465">
                <text:p>0.005465</text:p>
                <draw:g>
                  <svg:desc>plot_points.A1:plot_points.A2010</svg:desc>
                </draw:g>
              </table:table-cell>
              <table:table-cell office:value-type="float" office:value="0.009223">
                <text:p>0.009223</text:p>
                <draw:g>
                  <svg:desc>plot_points.B1:plot_points.B20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5976">
                <text:p>-0.005976</text:p>
              </table:table-cell>
              <table:table-cell office:value-type="float" office:value="0.016989">
                <text:p>0.016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939">
                <text:p>0.020939</text:p>
              </table:table-cell>
              <table:table-cell office:value-type="float" office:value="0.016761">
                <text:p>0.016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741">
                <text:p>0.012741</text:p>
              </table:table-cell>
              <table:table-cell office:value-type="float" office:value="0.000989">
                <text:p>0.000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451">
                <text:p>0.002451</text:p>
              </table:table-cell>
              <table:table-cell office:value-type="float" office:value="0.002439">
                <text:p>0.002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9763">
                <text:p>-0.009763</text:p>
              </table:table-cell>
              <table:table-cell office:value-type="float" office:value="-0.008488">
                <text:p>-0.008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4877">
                <text:p>-0.014877</text:p>
              </table:table-cell>
              <table:table-cell office:value-type="float" office:value="0.013083">
                <text:p>0.013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266">
                <text:p>-0.004266</text:p>
              </table:table-cell>
              <table:table-cell office:value-type="float" office:value="0.004092">
                <text:p>0.004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615">
                <text:p>-0.000615</text:p>
              </table:table-cell>
              <table:table-cell office:value-type="float" office:value="-0.005879">
                <text:p>-0.0058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063">
                <text:p>0.002063</text:p>
              </table:table-cell>
              <table:table-cell office:value-type="float" office:value="0.017416">
                <text:p>0.017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99665">
                <text:p>4.999665</text:p>
              </table:table-cell>
              <table:table-cell office:value-type="float" office:value="-0.004313">
                <text:p>-0.004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3398">
                <text:p>5.03398</text:p>
              </table:table-cell>
              <table:table-cell office:value-type="float" office:value="-0.009751">
                <text:p>-0.009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030527">
                <text:p>-5.030527</text:p>
              </table:table-cell>
              <table:table-cell office:value-type="float" office:value="-0.009987">
                <text:p>-0.009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994456">
                <text:p>-4.994456</text:p>
              </table:table-cell>
              <table:table-cell office:value-type="float" office:value="-0.011195">
                <text:p>-0.011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035489">
                <text:p>-5.035489</text:p>
              </table:table-cell>
              <table:table-cell office:value-type="float" office:value="0.014159">
                <text:p>0.0141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03826">
                <text:p>5.003826</text:p>
              </table:table-cell>
              <table:table-cell office:value-type="float" office:value="-0.027768">
                <text:p>-0.0277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84787">
                <text:p>4.984787</text:p>
              </table:table-cell>
              <table:table-cell office:value-type="float" office:value="-0.011298">
                <text:p>-0.0112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71564">
                <text:p>4.971564</text:p>
              </table:table-cell>
              <table:table-cell office:value-type="float" office:value="0.005293">
                <text:p>0.005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68464">
                <text:p>4.968464</text:p>
              </table:table-cell>
              <table:table-cell office:value-type="float" office:value="-0.012682">
                <text:p>-0.012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016">
                <text:p>5.0016</text:p>
              </table:table-cell>
              <table:table-cell office:value-type="float" office:value="-0.034127">
                <text:p>-0.034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94526">
                <text:p>4.994526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018922">
                <text:p>-5.018922</text:p>
              </table:table-cell>
              <table:table-cell office:value-type="float" office:value="-0.033113">
                <text:p>-0.033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007033">
                <text:p>5.007033</text:p>
              </table:table-cell>
              <table:table-cell office:value-type="float" office:value="0.034862">
                <text:p>0.034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95563">
                <text:p>4.995563</text:p>
              </table:table-cell>
              <table:table-cell office:value-type="float" office:value="0.007168">
                <text:p>0.0071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65137">
                <text:p>4.965137</text:p>
              </table:table-cell>
              <table:table-cell office:value-type="float" office:value="-0.004314">
                <text:p>-0.004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39445">
                <text:p>5.039445</text:p>
              </table:table-cell>
              <table:table-cell office:value-type="float" office:value="-0.005201">
                <text:p>-0.0052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023355">
                <text:p>-5.023355</text:p>
              </table:table-cell>
              <table:table-cell office:value-type="float" office:value="0.006578">
                <text:p>0.006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92119">
                <text:p>4.992119</text:p>
              </table:table-cell>
              <table:table-cell office:value-type="float" office:value="0.028305">
                <text:p>0.0283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95595">
                <text:p>4.995595</text:p>
              </table:table-cell>
              <table:table-cell office:value-type="float" office:value="0.035493">
                <text:p>0.035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025884">
                <text:p>-5.025884</text:p>
              </table:table-cell>
              <table:table-cell office:value-type="float" office:value="0.000843">
                <text:p>0.0008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992264">
                <text:p>-4.992264</text:p>
              </table:table-cell>
              <table:table-cell office:value-type="float" office:value="0.00259">
                <text:p>0.002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980565">
                <text:p>-4.980565</text:p>
              </table:table-cell>
              <table:table-cell office:value-type="float" office:value="-0.033457">
                <text:p>-0.033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998167">
                <text:p>-4.998167</text:p>
              </table:table-cell>
              <table:table-cell office:value-type="float" office:value="0.034469">
                <text:p>0.0344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06215">
                <text:p>5.006215</text:p>
              </table:table-cell>
              <table:table-cell office:value-type="float" office:value="0.007667">
                <text:p>0.007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980123">
                <text:p>-4.980123</text:p>
              </table:table-cell>
              <table:table-cell office:value-type="float" office:value="-0.011503">
                <text:p>-0.0115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002917">
                <text:p>-5.002917</text:p>
              </table:table-cell>
              <table:table-cell office:value-type="float" office:value="-0.025259">
                <text:p>-0.025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003223">
                <text:p>-5.003223</text:p>
              </table:table-cell>
              <table:table-cell office:value-type="float" office:value="0.003258">
                <text:p>0.0032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995247">
                <text:p>-4.995247</text:p>
              </table:table-cell>
              <table:table-cell office:value-type="float" office:value="-0.030868">
                <text:p>-0.030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009705">
                <text:p>5.009705</text:p>
              </table:table-cell>
              <table:table-cell office:value-type="float" office:value="0.029627">
                <text:p>0.029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00489">
                <text:p>5.000489</text:p>
              </table:table-cell>
              <table:table-cell office:value-type="float" office:value="0.007677">
                <text:p>0.007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74115">
                <text:p>4.974115</text:p>
              </table:table-cell>
              <table:table-cell office:value-type="float" office:value="0.006451">
                <text:p>0.006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69857">
                <text:p>4.969857</text:p>
              </table:table-cell>
              <table:table-cell office:value-type="float" office:value="0.012356">
                <text:p>0.0123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029669">
                <text:p>-5.029669</text:p>
              </table:table-cell>
              <table:table-cell office:value-type="float" office:value="-0.00413">
                <text:p>-0.004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998272">
                <text:p>-4.998272</text:p>
              </table:table-cell>
              <table:table-cell office:value-type="float" office:value="0.038543">
                <text:p>0.038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973241">
                <text:p>-4.973241</text:p>
              </table:table-cell>
              <table:table-cell office:value-type="float" office:value="-0.004455">
                <text:p>-0.004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75817">
                <text:p>4.975817</text:p>
              </table:table-cell>
              <table:table-cell office:value-type="float" office:value="-0.007855">
                <text:p>-0.0078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88672">
                <text:p>4.988672</text:p>
              </table:table-cell>
              <table:table-cell office:value-type="float" office:value="-0.002367">
                <text:p>-0.0023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72288">
                <text:p>4.972288</text:p>
              </table:table-cell>
              <table:table-cell office:value-type="float" office:value="-0.005243">
                <text:p>-0.005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014301">
                <text:p>-5.014301</text:p>
              </table:table-cell>
              <table:table-cell office:value-type="float" office:value="0.010614">
                <text:p>0.0106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977006">
                <text:p>-4.977006</text:p>
              </table:table-cell>
              <table:table-cell office:value-type="float" office:value="-0.00822">
                <text:p>-0.008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93038">
                <text:p>4.993038</text:p>
              </table:table-cell>
              <table:table-cell office:value-type="float" office:value="0.026191">
                <text:p>0.0261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73005">
                <text:p>-4.973005</text:p>
              </table:table-cell>
              <table:table-cell office:value-type="float" office:value="0.002133">
                <text:p>0.002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07364">
                <text:p>5.007364</text:p>
              </table:table-cell>
              <table:table-cell office:value-type="float" office:value="-0.027551">
                <text:p>-0.0275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05732">
                <text:p>5.005732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028086">
                <text:p>-5.028086</text:p>
              </table:table-cell>
              <table:table-cell office:value-type="float" office:value="0.002526">
                <text:p>0.0025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010196">
                <text:p>-5.010196</text:p>
              </table:table-cell>
              <table:table-cell office:value-type="float" office:value="-0.025061">
                <text:p>-0.0250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992459">
                <text:p>-4.992459</text:p>
              </table:table-cell>
              <table:table-cell office:value-type="float" office:value="-0.020132">
                <text:p>-0.0201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004716">
                <text:p>-5.004716</text:p>
              </table:table-cell>
              <table:table-cell office:value-type="float" office:value="-0.019446">
                <text:p>-0.019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967091">
                <text:p>4.967091</text:p>
              </table:table-cell>
              <table:table-cell office:value-type="float" office:value="-0.000739">
                <text:p>-0.000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990977">
                <text:p>-4.990977</text:p>
              </table:table-cell>
              <table:table-cell office:value-type="float" office:value="0.006455">
                <text:p>0.006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.000508">
                <text:p>-5.000508</text:p>
              </table:table-cell>
              <table:table-cell office:value-type="float" office:value="-0.031159">
                <text:p>-0.0311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25424">
                <text:p>5.025424</text:p>
              </table:table-cell>
              <table:table-cell office:value-type="float" office:value="-0.007553">
                <text:p>-0.007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999192">
                <text:p>-4.999192</text:p>
              </table:table-cell>
              <table:table-cell office:value-type="float" office:value="0.010808">
                <text:p>0.0108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999596">
                <text:p>-4.999596</text:p>
              </table:table-cell>
              <table:table-cell office:value-type="float" office:value="0.004078">
                <text:p>0.0040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999531">
                <text:p>4.999531</text:p>
              </table:table-cell>
              <table:table-cell office:value-type="float" office:value="0.022736">
                <text:p>0.0227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005989">
                <text:p>-5.005989</text:p>
              </table:table-cell>
              <table:table-cell office:value-type="float" office:value="-0.008777">
                <text:p>-0.008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983052">
                <text:p>-4.983052</text:p>
              </table:table-cell>
              <table:table-cell office:value-type="float" office:value="0.002143">
                <text:p>0.0021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76025">
                <text:p>4.976025</text:p>
              </table:table-cell>
              <table:table-cell office:value-type="float" office:value="0.001619">
                <text:p>0.0016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030596">
                <text:p>5.030596</text:p>
              </table:table-cell>
              <table:table-cell office:value-type="float" office:value="0.000812">
                <text:p>0.000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78177">
                <text:p>4.978177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11837">
                <text:p>5.011837</text:p>
              </table:table-cell>
              <table:table-cell office:value-type="float" office:value="0.024724">
                <text:p>0.0247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975325">
                <text:p>-4.975325</text:p>
              </table:table-cell>
              <table:table-cell office:value-type="float" office:value="0.00868">
                <text:p>0.008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998444">
                <text:p>-4.998444</text:p>
              </table:table-cell>
              <table:table-cell office:value-type="float" office:value="-0.003836">
                <text:p>-0.0038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025481">
                <text:p>5.025481</text:p>
              </table:table-cell>
              <table:table-cell office:value-type="float" office:value="-0.002658">
                <text:p>-0.0026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015269">
                <text:p>-5.015269</text:p>
              </table:table-cell>
              <table:table-cell office:value-type="float" office:value="0.02554">
                <text:p>0.025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007779">
                <text:p>-5.007779</text:p>
              </table:table-cell>
              <table:table-cell office:value-type="float" office:value="-0.02212">
                <text:p>-0.022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007166">
                <text:p>-5.007166</text:p>
              </table:table-cell>
              <table:table-cell office:value-type="float" office:value="0.019613">
                <text:p>0.0196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03003">
                <text:p>-5.003003</text:p>
              </table:table-cell>
              <table:table-cell office:value-type="float" office:value="-0.024277">
                <text:p>-0.024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26721">
                <text:p>5.026721</text:p>
              </table:table-cell>
              <table:table-cell office:value-type="float" office:value="0.009663">
                <text:p>0.0096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011199">
                <text:p>-5.011199</text:p>
              </table:table-cell>
              <table:table-cell office:value-type="float" office:value="-0.030389">
                <text:p>-0.0303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0529">
                <text:p>5.00529</text:p>
              </table:table-cell>
              <table:table-cell office:value-type="float" office:value="0.005138">
                <text:p>0.005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978448">
                <text:p>-4.978448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93222">
                <text:p>4.993222</text:p>
              </table:table-cell>
              <table:table-cell office:value-type="float" office:value="0.02188">
                <text:p>0.021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022725">
                <text:p>-5.022725</text:p>
              </table:table-cell>
              <table:table-cell office:value-type="float" office:value="0.004788">
                <text:p>0.0047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1172">
                <text:p>5.01172</text:p>
              </table:table-cell>
              <table:table-cell office:value-type="float" office:value="0.025671">
                <text:p>0.02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.980894">
                <text:p>-4.980894</text:p>
              </table:table-cell>
              <table:table-cell office:value-type="float" office:value="0.004021">
                <text:p>0.004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8002">
                <text:p>4.98002</text:p>
              </table:table-cell>
              <table:table-cell office:value-type="float" office:value="-0.006729">
                <text:p>-0.0067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.023272">
                <text:p>-5.023272</text:p>
              </table:table-cell>
              <table:table-cell office:value-type="float" office:value="-0.000715">
                <text:p>-0.0007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2617">
                <text:p>5.02617</text:p>
              </table:table-cell>
              <table:table-cell office:value-type="float" office:value="0.00335">
                <text:p>0.00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981167">
                <text:p>4.981167</text:p>
              </table:table-cell>
              <table:table-cell office:value-type="float" office:value="0.021518">
                <text:p>0.0215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.008733">
                <text:p>-5.008733</text:p>
              </table:table-cell>
              <table:table-cell office:value-type="float" office:value="0.002375">
                <text:p>0.002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003986">
                <text:p>5.003986</text:p>
              </table:table-cell>
              <table:table-cell office:value-type="float" office:value="0.007768">
                <text:p>0.0077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001808">
                <text:p>5.001808</text:p>
              </table:table-cell>
              <table:table-cell office:value-type="float" office:value="-0.023318">
                <text:p>-0.0233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004134">
                <text:p>-5.004134</text:p>
              </table:table-cell>
              <table:table-cell office:value-type="float" office:value="0.019881">
                <text:p>0.0198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97847">
                <text:p>4.997847</text:p>
              </table:table-cell>
              <table:table-cell office:value-type="float" office:value="-0.024421">
                <text:p>-0.024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72696">
                <text:p>4.972696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986277">
                <text:p>-4.986277</text:p>
              </table:table-cell>
              <table:table-cell office:value-type="float" office:value="0.01431">
                <text:p>0.014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977199">
                <text:p>-4.977199</text:p>
              </table:table-cell>
              <table:table-cell office:value-type="float" office:value="0.018829">
                <text:p>0.018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.014264">
                <text:p>-5.014264</text:p>
              </table:table-cell>
              <table:table-cell office:value-type="float" office:value="0.022382">
                <text:p>0.022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994274">
                <text:p>-4.994274</text:p>
              </table:table-cell>
              <table:table-cell office:value-type="float" office:value="-0.020918">
                <text:p>-0.0209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8953">
                <text:p>4.998953</text:p>
              </table:table-cell>
              <table:table-cell office:value-type="float" office:value="0.022062">
                <text:p>0.0220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22046">
                <text:p>5.022046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99297">
                <text:p>4.999297</text:p>
              </table:table-cell>
              <table:table-cell office:value-type="float" office:value="0.005823">
                <text:p>0.0058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022696">
                <text:p>5.022696</text:p>
              </table:table-cell>
              <table:table-cell office:value-type="float" office:value="-0.006507">
                <text:p>-0.0065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.00942">
                <text:p>-5.00942</text:p>
              </table:table-cell>
              <table:table-cell office:value-type="float" office:value="-0.020552">
                <text:p>-0.0205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.988864">
                <text:p>-4.988864</text:p>
              </table:table-cell>
              <table:table-cell office:value-type="float" office:value="0.025606">
                <text:p>0.0256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90924">
                <text:p>4.990924</text:p>
              </table:table-cell>
              <table:table-cell office:value-type="float" office:value="-0.013932">
                <text:p>-0.0139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80213">
                <text:p>4.980213</text:p>
              </table:table-cell>
              <table:table-cell office:value-type="float" office:value="0.004277">
                <text:p>0.0042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984481">
                <text:p>-4.984481</text:p>
              </table:table-cell>
              <table:table-cell office:value-type="float" office:value="0.026118">
                <text:p>0.02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.977206">
                <text:p>-4.977206</text:p>
              </table:table-cell>
              <table:table-cell office:value-type="float" office:value="0.001934">
                <text:p>0.0019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.011935">
                <text:p>-5.011935</text:p>
              </table:table-cell>
              <table:table-cell office:value-type="float" office:value="-0.001323">
                <text:p>-0.0013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.002412">
                <text:p>-5.002412</text:p>
              </table:table-cell>
              <table:table-cell office:value-type="float" office:value="0.002516">
                <text:p>0.002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033658">
                <text:p>5.033658</text:p>
              </table:table-cell>
              <table:table-cell office:value-type="float" office:value="-0.007524">
                <text:p>-0.0075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.00357">
                <text:p>-5.00357</text:p>
              </table:table-cell>
              <table:table-cell office:value-type="float" office:value="0.002479">
                <text:p>0.0024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029055">
                <text:p>5.029055</text:p>
              </table:table-cell>
              <table:table-cell office:value-type="float" office:value="-0.005915">
                <text:p>-0.0059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997124">
                <text:p>4.997124</text:p>
              </table:table-cell>
              <table:table-cell office:value-type="float" office:value="0.016349">
                <text:p>0.0163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993938">
                <text:p>4.993938</text:p>
              </table:table-cell>
              <table:table-cell office:value-type="float" office:value="-0.001403">
                <text:p>-0.0014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.003903">
                <text:p>-5.003903</text:p>
              </table:table-cell>
              <table:table-cell office:value-type="float" office:value="-0.011835">
                <text:p>-0.011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97487">
                <text:p>-4.97487</text:p>
              </table:table-cell>
              <table:table-cell office:value-type="float" office:value="0.010979">
                <text:p>0.010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.006279">
                <text:p>-5.006279</text:p>
              </table:table-cell>
              <table:table-cell office:value-type="float" office:value="-0.023372">
                <text:p>-0.023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010626">
                <text:p>5.010626</text:p>
              </table:table-cell>
              <table:table-cell office:value-type="float" office:value="0.006765">
                <text:p>0.0067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.991545">
                <text:p>-4.991545</text:p>
              </table:table-cell>
              <table:table-cell office:value-type="float" office:value="-0.021731">
                <text:p>-0.0217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98732">
                <text:p>4.998732</text:p>
              </table:table-cell>
              <table:table-cell office:value-type="float" office:value="-0.000443">
                <text:p>-0.0004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.001146">
                <text:p>-5.001146</text:p>
              </table:table-cell>
              <table:table-cell office:value-type="float" office:value="0.026345">
                <text:p>0.0263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91014">
                <text:p>4.991014</text:p>
              </table:table-cell>
              <table:table-cell office:value-type="float" office:value="0.023203">
                <text:p>0.0232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17111">
                <text:p>5.017111</text:p>
              </table:table-cell>
              <table:table-cell office:value-type="float" office:value="0.003497">
                <text:p>0.0034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79109">
                <text:p>4.979109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.009251">
                <text:p>-5.009251</text:p>
              </table:table-cell>
              <table:table-cell office:value-type="float" office:value="-0.005479">
                <text:p>-0.0054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997021">
                <text:p>4.997021</text:p>
              </table:table-cell>
              <table:table-cell office:value-type="float" office:value="0.019168">
                <text:p>0.019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.020973">
                <text:p>-5.020973</text:p>
              </table:table-cell>
              <table:table-cell office:value-type="float" office:value="0.006367">
                <text:p>0.0063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92477">
                <text:p>4.992477</text:p>
              </table:table-cell>
              <table:table-cell office:value-type="float" office:value="0.021971">
                <text:p>0.0219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5.00321">
                <text:p>-5.00321</text:p>
              </table:table-cell>
              <table:table-cell office:value-type="float" office:value="-0.019018">
                <text:p>-0.0190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99881">
                <text:p>-4.99881</text:p>
              </table:table-cell>
              <table:table-cell office:value-type="float" office:value="0.015207">
                <text:p>0.0152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.003864">
                <text:p>-5.003864</text:p>
              </table:table-cell>
              <table:table-cell office:value-type="float" office:value="-0.000132">
                <text:p>-0.0001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.010116">
                <text:p>-5.010116</text:p>
              </table:table-cell>
              <table:table-cell office:value-type="float" office:value="0.025378">
                <text:p>0.0253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69082">
                <text:p>4.969082</text:p>
              </table:table-cell>
              <table:table-cell office:value-type="float" office:value="0.005478">
                <text:p>0.0054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003127">
                <text:p>5.003127</text:p>
              </table:table-cell>
              <table:table-cell office:value-type="float" office:value="0.019026">
                <text:p>0.0190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96028">
                <text:p>4.996028</text:p>
              </table:table-cell>
              <table:table-cell office:value-type="float" office:value="0.018893">
                <text:p>0.0188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009789">
                <text:p>-5.009789</text:p>
              </table:table-cell>
              <table:table-cell office:value-type="float" office:value="-0.024668">
                <text:p>-0.0246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001313">
                <text:p>5.001313</text:p>
              </table:table-cell>
              <table:table-cell office:value-type="float" office:value="-0.023919">
                <text:p>-0.0239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015359">
                <text:p>-5.015359</text:p>
              </table:table-cell>
              <table:table-cell office:value-type="float" office:value="-0.006644">
                <text:p>-0.006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.996579">
                <text:p>-4.996579</text:p>
              </table:table-cell>
              <table:table-cell office:value-type="float" office:value="-0.004929">
                <text:p>-0.004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.980393">
                <text:p>-4.980393</text:p>
              </table:table-cell>
              <table:table-cell office:value-type="float" office:value="0.020855">
                <text:p>0.020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999373">
                <text:p>4.999373</text:p>
              </table:table-cell>
              <table:table-cell office:value-type="float" office:value="-0.009336">
                <text:p>-0.0093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021623">
                <text:p>-5.021623</text:p>
              </table:table-cell>
              <table:table-cell office:value-type="float" office:value="0.008061">
                <text:p>0.0080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7907">
                <text:p>4.97907</text:p>
              </table:table-cell>
              <table:table-cell office:value-type="float" office:value="0.006496">
                <text:p>0.006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005295">
                <text:p>-5.005295</text:p>
              </table:table-cell>
              <table:table-cell office:value-type="float" office:value="0.015321">
                <text:p>0.0153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003757">
                <text:p>5.003757</text:p>
              </table:table-cell>
              <table:table-cell office:value-type="float" office:value="-0.002192">
                <text:p>-0.002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.991238">
                <text:p>-4.991238</text:p>
              </table:table-cell>
              <table:table-cell office:value-type="float" office:value="0.022973">
                <text:p>0.0229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002539">
                <text:p>-5.002539</text:p>
              </table:table-cell>
              <table:table-cell office:value-type="float" office:value="0.000503">
                <text:p>0.0005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126">
                <text:p>4.999126</text:p>
              </table:table-cell>
              <table:table-cell office:value-type="float" office:value="0.00491">
                <text:p>0.00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.023691">
                <text:p>-5.023691</text:p>
              </table:table-cell>
              <table:table-cell office:value-type="float" office:value="-0.003716">
                <text:p>-0.0037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99322">
                <text:p>-4.99322</text:p>
              </table:table-cell>
              <table:table-cell office:value-type="float" office:value="-0.015729">
                <text:p>-0.0157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998527">
                <text:p>-4.998527</text:p>
              </table:table-cell>
              <table:table-cell office:value-type="float" office:value="0.005216">
                <text:p>0.0052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995145">
                <text:p>4.995145</text:p>
              </table:table-cell>
              <table:table-cell office:value-type="float" office:value="-0.003519">
                <text:p>-0.0035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998677">
                <text:p>4.998677</text:p>
              </table:table-cell>
              <table:table-cell office:value-type="float" office:value="0.00595">
                <text:p>0.00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5.013468">
                <text:p>-5.013468</text:p>
              </table:table-cell>
              <table:table-cell office:value-type="float" office:value="-0.019526">
                <text:p>-0.0195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5.022434">
                <text:p>-5.022434</text:p>
              </table:table-cell>
              <table:table-cell office:value-type="float" office:value="-0.012634">
                <text:p>-0.0126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019903">
                <text:p>5.019903</text:p>
              </table:table-cell>
              <table:table-cell office:value-type="float" office:value="-0.00459">
                <text:p>-0.004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.024367">
                <text:p>-5.024367</text:p>
              </table:table-cell>
              <table:table-cell office:value-type="float" office:value="-0.001906">
                <text:p>-0.0019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.02431">
                <text:p>-5.02431</text:p>
              </table:table-cell>
              <table:table-cell office:value-type="float" office:value="-0.01452">
                <text:p>-0.014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980252">
                <text:p>4.980252</text:p>
              </table:table-cell>
              <table:table-cell office:value-type="float" office:value="-0.000054">
                <text:p>-0.0000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87619">
                <text:p>4.987619</text:p>
              </table:table-cell>
              <table:table-cell office:value-type="float" office:value="-0.004358">
                <text:p>-0.0043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011034">
                <text:p>5.011034</text:p>
              </table:table-cell>
              <table:table-cell office:value-type="float" office:value="0.003671">
                <text:p>0.0036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022251">
                <text:p>-5.022251</text:p>
              </table:table-cell>
              <table:table-cell office:value-type="float" office:value="0.000942">
                <text:p>0.0009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.015402">
                <text:p>-5.015402</text:p>
              </table:table-cell>
              <table:table-cell office:value-type="float" office:value="0.020966">
                <text:p>0.020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89376">
                <text:p>4.989376</text:p>
              </table:table-cell>
              <table:table-cell office:value-type="float" office:value="0.020384">
                <text:p>0.0203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18984">
                <text:p>5.018984</text:p>
              </table:table-cell>
              <table:table-cell office:value-type="float" office:value="-0.013842">
                <text:p>-0.0138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995325">
                <text:p>4.995325</text:p>
              </table:table-cell>
              <table:table-cell office:value-type="float" office:value="0.001173">
                <text:p>0.0011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024936">
                <text:p>5.024936</text:p>
              </table:table-cell>
              <table:table-cell office:value-type="float" office:value="0.006406">
                <text:p>0.0064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14515">
                <text:p>5.014515</text:p>
              </table:table-cell>
              <table:table-cell office:value-type="float" office:value="-0.026195">
                <text:p>-0.0261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001188">
                <text:p>5.001188</text:p>
              </table:table-cell>
              <table:table-cell office:value-type="float" office:value="-0.000086">
                <text:p>-0.0000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018875">
                <text:p>-5.018875</text:p>
              </table:table-cell>
              <table:table-cell office:value-type="float" office:value="-0.012786">
                <text:p>-0.0127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009223">
                <text:p>-5.009223</text:p>
              </table:table-cell>
              <table:table-cell office:value-type="float" office:value="-0.021649">
                <text:p>-0.0216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998019">
                <text:p>4.998019</text:p>
              </table:table-cell>
              <table:table-cell office:value-type="float" office:value="0.022822">
                <text:p>0.0228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.013297">
                <text:p>-5.013297</text:p>
              </table:table-cell>
              <table:table-cell office:value-type="float" office:value="-0.014484">
                <text:p>-0.0144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023137">
                <text:p>5.023137</text:p>
              </table:table-cell>
              <table:table-cell office:value-type="float" office:value="0.016297">
                <text:p>0.0162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.98883">
                <text:p>-4.98883</text:p>
              </table:table-cell>
              <table:table-cell office:value-type="float" office:value="0.003002">
                <text:p>0.003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004849">
                <text:p>5.004849</text:p>
              </table:table-cell>
              <table:table-cell office:value-type="float" office:value="0.021339">
                <text:p>0.0213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018232">
                <text:p>5.018232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015056">
                <text:p>-5.015056</text:p>
              </table:table-cell>
              <table:table-cell office:value-type="float" office:value="-0.01897">
                <text:p>-0.018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010063">
                <text:p>-5.010063</text:p>
              </table:table-cell>
              <table:table-cell office:value-type="float" office:value="-0.020223">
                <text:p>-0.0202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979931">
                <text:p>-4.979931</text:p>
              </table:table-cell>
              <table:table-cell office:value-type="float" office:value="0.011101">
                <text:p>0.0111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989598">
                <text:p>-4.989598</text:p>
              </table:table-cell>
              <table:table-cell office:value-type="float" office:value="0.015072">
                <text:p>0.0150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.018233">
                <text:p>-5.018233</text:p>
              </table:table-cell>
              <table:table-cell office:value-type="float" office:value="0.00855">
                <text:p>0.008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001006">
                <text:p>5.001006</text:p>
              </table:table-cell>
              <table:table-cell office:value-type="float" office:value="-0.016466">
                <text:p>-0.0164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991381">
                <text:p>4.991381</text:p>
              </table:table-cell>
              <table:table-cell office:value-type="float" office:value="-0.020755">
                <text:p>-0.020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020222">
                <text:p>5.020222</text:p>
              </table:table-cell>
              <table:table-cell office:value-type="float" office:value="0.007356">
                <text:p>0.0073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993574">
                <text:p>4.993574</text:p>
              </table:table-cell>
              <table:table-cell office:value-type="float" office:value="-0.00697">
                <text:p>-0.006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020471">
                <text:p>-5.020471</text:p>
              </table:table-cell>
              <table:table-cell office:value-type="float" office:value="-0.001971">
                <text:p>-0.0019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00174">
                <text:p>-5.00174</text:p>
              </table:table-cell>
              <table:table-cell office:value-type="float" office:value="0.007038">
                <text:p>0.0070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97715">
                <text:p>-4.97715</text:p>
              </table:table-cell>
              <table:table-cell office:value-type="float" office:value="-0.012853">
                <text:p>-0.0128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017728">
                <text:p>-5.017728</text:p>
              </table:table-cell>
              <table:table-cell office:value-type="float" office:value="0.013678">
                <text:p>0.0136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.998431">
                <text:p>-4.998431</text:p>
              </table:table-cell>
              <table:table-cell office:value-type="float" office:value="-0.001396">
                <text:p>-0.0013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973783">
                <text:p>4.973783</text:p>
              </table:table-cell>
              <table:table-cell office:value-type="float" office:value="-0.015938">
                <text:p>-0.0159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024117">
                <text:p>5.024117</text:p>
              </table:table-cell>
              <table:table-cell office:value-type="float" office:value="0.003541">
                <text:p>0.0035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004331">
                <text:p>5.004331</text:p>
              </table:table-cell>
              <table:table-cell office:value-type="float" office:value="-0.023528">
                <text:p>-0.0235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.990643">
                <text:p>-4.990643</text:p>
              </table:table-cell>
              <table:table-cell office:value-type="float" office:value="-0.003322">
                <text:p>-0.0033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78548">
                <text:p>4.978548</text:p>
              </table:table-cell>
              <table:table-cell office:value-type="float" office:value="0.018389">
                <text:p>0.0183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.9954">
                <text:p>-4.9954</text:p>
              </table:table-cell>
              <table:table-cell office:value-type="float" office:value="0.022765">
                <text:p>0.0227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.999287">
                <text:p>-4.999287</text:p>
              </table:table-cell>
              <table:table-cell office:value-type="float" office:value="-0.021907">
                <text:p>-0.0219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983302">
                <text:p>-4.983302</text:p>
              </table:table-cell>
              <table:table-cell office:value-type="float" office:value="-0.004486">
                <text:p>-0.0044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995372">
                <text:p>4.995372</text:p>
              </table:table-cell>
              <table:table-cell office:value-type="float" office:value="-0.01156">
                <text:p>-0.011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.997692">
                <text:p>-4.997692</text:p>
              </table:table-cell>
              <table:table-cell office:value-type="float" office:value="0.003563">
                <text:p>0.0035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.004112">
                <text:p>-5.004112</text:p>
              </table:table-cell>
              <table:table-cell office:value-type="float" office:value="0.000424">
                <text:p>0.0004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87513">
                <text:p>4.987513</text:p>
              </table:table-cell>
              <table:table-cell office:value-type="float" office:value="-0.025847">
                <text:p>-0.0258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976694">
                <text:p>4.976694</text:p>
              </table:table-cell>
              <table:table-cell office:value-type="float" office:value="-0.017212">
                <text:p>-0.0172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980804">
                <text:p>4.980804</text:p>
              </table:table-cell>
              <table:table-cell office:value-type="float" office:value="0.011267">
                <text:p>0.0112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99302">
                <text:p>4.99302</text:p>
              </table:table-cell>
              <table:table-cell office:value-type="float" office:value="0.022528">
                <text:p>0.0225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003026">
                <text:p>5.003026</text:p>
              </table:table-cell>
              <table:table-cell office:value-type="float" office:value="0.005175">
                <text:p>0.0051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.991169">
                <text:p>-4.991169</text:p>
              </table:table-cell>
              <table:table-cell office:value-type="float" office:value="-0.010565">
                <text:p>-0.0105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997058">
                <text:p>4.997058</text:p>
              </table:table-cell>
              <table:table-cell office:value-type="float" office:value="0.019857">
                <text:p>0.0198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.994887">
                <text:p>-4.994887</text:p>
              </table:table-cell>
              <table:table-cell office:value-type="float" office:value="-0.003121">
                <text:p>-0.0031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977383">
                <text:p>-4.977383</text:p>
              </table:table-cell>
              <table:table-cell office:value-type="float" office:value="0.010692">
                <text:p>0.0106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.002163">
                <text:p>-5.002163</text:p>
              </table:table-cell>
              <table:table-cell office:value-type="float" office:value="-0.00655">
                <text:p>-0.006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.003232">
                <text:p>-5.003232</text:p>
              </table:table-cell>
              <table:table-cell office:value-type="float" office:value="0.02073">
                <text:p>0.020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002743">
                <text:p>5.002743</text:p>
              </table:table-cell>
              <table:table-cell office:value-type="float" office:value="-0.008274">
                <text:p>-0.0082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020149">
                <text:p>-5.020149</text:p>
              </table:table-cell>
              <table:table-cell office:value-type="float" office:value="-0.004249">
                <text:p>-0.0042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98729">
                <text:p>4.998729</text:p>
              </table:table-cell>
              <table:table-cell office:value-type="float" office:value="0.012053">
                <text:p>0.0120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009794">
                <text:p>-5.009794</text:p>
              </table:table-cell>
              <table:table-cell office:value-type="float" office:value="0.013865">
                <text:p>0.0138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995016">
                <text:p>4.995016</text:p>
              </table:table-cell>
              <table:table-cell office:value-type="float" office:value="-0.005833">
                <text:p>-0.0058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.986571">
                <text:p>-4.986571</text:p>
              </table:table-cell>
              <table:table-cell office:value-type="float" office:value="-0.020875">
                <text:p>-0.020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.995094">
                <text:p>-4.995094</text:p>
              </table:table-cell>
              <table:table-cell office:value-type="float" office:value="-0.009767">
                <text:p>-0.0097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9804">
                <text:p>4.9804</text:p>
              </table:table-cell>
              <table:table-cell office:value-type="float" office:value="-0.00159">
                <text:p>-0.001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0037">
                <text:p>5.0037</text:p>
              </table:table-cell>
              <table:table-cell office:value-type="float" office:value="0.016373">
                <text:p>0.0163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.001621">
                <text:p>-5.001621</text:p>
              </table:table-cell>
              <table:table-cell office:value-type="float" office:value="-0.018109">
                <text:p>-0.01810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.006622">
                <text:p>-5.006622</text:p>
              </table:table-cell>
              <table:table-cell office:value-type="float" office:value="-0.003518">
                <text:p>-0.0035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013133">
                <text:p>5.013133</text:p>
              </table:table-cell>
              <table:table-cell office:value-type="float" office:value="0.001493">
                <text:p>0.0014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998711">
                <text:p>-4.998711</text:p>
              </table:table-cell>
              <table:table-cell office:value-type="float" office:value="0.003604">
                <text:p>0.0036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996913">
                <text:p>4.996913</text:p>
              </table:table-cell>
              <table:table-cell office:value-type="float" office:value="-0.001304">
                <text:p>-0.0013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003522">
                <text:p>5.003522</text:p>
              </table:table-cell>
              <table:table-cell office:value-type="float" office:value="0.02038">
                <text:p>0.02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013249">
                <text:p>5.013249</text:p>
              </table:table-cell>
              <table:table-cell office:value-type="float" office:value="0.000797">
                <text:p>0.0007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024931">
                <text:p>5.024931</text:p>
              </table:table-cell>
              <table:table-cell office:value-type="float" office:value="-0.008514">
                <text:p>-0.0085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003376">
                <text:p>5.003376</text:p>
              </table:table-cell>
              <table:table-cell office:value-type="float" office:value="0.021722">
                <text:p>0.0217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001765">
                <text:p>5.001765</text:p>
              </table:table-cell>
              <table:table-cell office:value-type="float" office:value="-0.019668">
                <text:p>-0.0196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.006627">
                <text:p>-5.006627</text:p>
              </table:table-cell>
              <table:table-cell office:value-type="float" office:value="-0.01112">
                <text:p>-0.011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987496">
                <text:p>4.987496</text:p>
              </table:table-cell>
              <table:table-cell office:value-type="float" office:value="0.014171">
                <text:p>0.0141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.995832">
                <text:p>-4.995832</text:p>
              </table:table-cell>
              <table:table-cell office:value-type="float" office:value="-0.020515">
                <text:p>-0.02051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014307">
                <text:p>5.014307</text:p>
              </table:table-cell>
              <table:table-cell office:value-type="float" office:value="0.02104">
                <text:p>0.021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.022827">
                <text:p>-5.022827</text:p>
              </table:table-cell>
              <table:table-cell office:value-type="float" office:value="-0.001828">
                <text:p>-0.0018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.021021">
                <text:p>-5.021021</text:p>
              </table:table-cell>
              <table:table-cell office:value-type="float" office:value="0.007569">
                <text:p>0.0075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.013843">
                <text:p>-5.013843</text:p>
              </table:table-cell>
              <table:table-cell office:value-type="float" office:value="-0.017638">
                <text:p>-0.0176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.021418">
                <text:p>-5.021418</text:p>
              </table:table-cell>
              <table:table-cell office:value-type="float" office:value="-0.017908">
                <text:p>-0.0179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.992314">
                <text:p>-4.992314</text:p>
              </table:table-cell>
              <table:table-cell office:value-type="float" office:value="-0.018402">
                <text:p>-0.0184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.022431">
                <text:p>-5.022431</text:p>
              </table:table-cell>
              <table:table-cell office:value-type="float" office:value="0.017693">
                <text:p>0.0176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.982331">
                <text:p>-4.982331</text:p>
              </table:table-cell>
              <table:table-cell office:value-type="float" office:value="-0.006986">
                <text:p>-0.0069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89721">
                <text:p>4.989721</text:p>
              </table:table-cell>
              <table:table-cell office:value-type="float" office:value="0.018535">
                <text:p>0.0185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.99914">
                <text:p>-4.99914</text:p>
              </table:table-cell>
              <table:table-cell office:value-type="float" office:value="0.00605">
                <text:p>0.006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993068">
                <text:p>-4.993068</text:p>
              </table:table-cell>
              <table:table-cell office:value-type="float" office:value="0.018086">
                <text:p>0.0180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.010203">
                <text:p>-5.010203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985571">
                <text:p>4.985571</text:p>
              </table:table-cell>
              <table:table-cell office:value-type="float" office:value="-0.017947">
                <text:p>-0.0179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.00343">
                <text:p>-5.00343</text:p>
              </table:table-cell>
              <table:table-cell office:value-type="float" office:value="-0.011355">
                <text:p>-0.0113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982433">
                <text:p>4.982433</text:p>
              </table:table-cell>
              <table:table-cell office:value-type="float" office:value="0.013721">
                <text:p>0.0137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5.013923">
                <text:p>-5.013923</text:p>
              </table:table-cell>
              <table:table-cell office:value-type="float" office:value="-0.010475">
                <text:p>-0.0104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03463">
                <text:p>5.003463</text:p>
              </table:table-cell>
              <table:table-cell office:value-type="float" office:value="0.009584">
                <text:p>0.0095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.998664">
                <text:p>-4.998664</text:p>
              </table:table-cell>
              <table:table-cell office:value-type="float" office:value="-0.017893">
                <text:p>-0.0178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993094">
                <text:p>4.993094</text:p>
              </table:table-cell>
              <table:table-cell office:value-type="float" office:value="0.005179">
                <text:p>0.0051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.977788">
                <text:p>-4.977788</text:p>
              </table:table-cell>
              <table:table-cell office:value-type="float" office:value="0.000418">
                <text:p>0.0004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985437">
                <text:p>-4.985437</text:p>
              </table:table-cell>
              <table:table-cell office:value-type="float" office:value="0.001016">
                <text:p>0.0010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99952">
                <text:p>-4.99952</text:p>
              </table:table-cell>
              <table:table-cell office:value-type="float" office:value="0.021767">
                <text:p>0.0217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.012591">
                <text:p>-5.012591</text:p>
              </table:table-cell>
              <table:table-cell office:value-type="float" office:value="0.028374">
                <text:p>0.0283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.002874">
                <text:p>-5.002874</text:p>
              </table:table-cell>
              <table:table-cell office:value-type="float" office:value="0.011299">
                <text:p>0.0112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.019976">
                <text:p>-5.019976</text:p>
              </table:table-cell>
              <table:table-cell office:value-type="float" office:value="0.018798">
                <text:p>0.0187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007764">
                <text:p>5.007764</text:p>
              </table:table-cell>
              <table:table-cell office:value-type="float" office:value="-0.004053">
                <text:p>-0.0040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993971">
                <text:p>4.993971</text:p>
              </table:table-cell>
              <table:table-cell office:value-type="float" office:value="-0.013954">
                <text:p>-0.0139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5.017144">
                <text:p>-5.017144</text:p>
              </table:table-cell>
              <table:table-cell office:value-type="float" office:value="-0.005196">
                <text:p>-0.0051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.981818">
                <text:p>-4.981818</text:p>
              </table:table-cell>
              <table:table-cell office:value-type="float" office:value="-0.001213">
                <text:p>-0.0012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99817">
                <text:p>-4.99817</text:p>
              </table:table-cell>
              <table:table-cell office:value-type="float" office:value="0.020744">
                <text:p>0.0207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007922">
                <text:p>5.007922</text:p>
              </table:table-cell>
              <table:table-cell office:value-type="float" office:value="-0.021357">
                <text:p>-0.0213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5.015691">
                <text:p>-5.015691</text:p>
              </table:table-cell>
              <table:table-cell office:value-type="float" office:value="0.018539">
                <text:p>0.0185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5.004991">
                <text:p>-5.004991</text:p>
              </table:table-cell>
              <table:table-cell office:value-type="float" office:value="-0.002044">
                <text:p>-0.0020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5.020929">
                <text:p>-5.020929</text:p>
              </table:table-cell>
              <table:table-cell office:value-type="float" office:value="0.004046">
                <text:p>0.0040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5.018172">
                <text:p>-5.018172</text:p>
              </table:table-cell>
              <table:table-cell office:value-type="float" office:value="-0.016224">
                <text:p>-0.0162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022773">
                <text:p>5.022773</text:p>
              </table:table-cell>
              <table:table-cell office:value-type="float" office:value="0.003094">
                <text:p>0.0030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022845">
                <text:p>5.022845</text:p>
              </table:table-cell>
              <table:table-cell office:value-type="float" office:value="0.015587">
                <text:p>0.01558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001506">
                <text:p>5.001506</text:p>
              </table:table-cell>
              <table:table-cell office:value-type="float" office:value="-0.019628">
                <text:p>-0.0196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999331">
                <text:p>4.999331</text:p>
              </table:table-cell>
              <table:table-cell office:value-type="float" office:value="-0.012641">
                <text:p>-0.0126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979472">
                <text:p>-4.979472</text:p>
              </table:table-cell>
              <table:table-cell office:value-type="float" office:value="-0.008851">
                <text:p>-0.0088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.982611">
                <text:p>-4.982611</text:p>
              </table:table-cell>
              <table:table-cell office:value-type="float" office:value="0.014341">
                <text:p>0.0143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.981663">
                <text:p>-4.981663</text:p>
              </table:table-cell>
              <table:table-cell office:value-type="float" office:value="-0.000517">
                <text:p>-0.0005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997289">
                <text:p>-4.997289</text:p>
              </table:table-cell>
              <table:table-cell office:value-type="float" office:value="0.014797">
                <text:p>0.0147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.979873">
                <text:p>-4.979873</text:p>
              </table:table-cell>
              <table:table-cell office:value-type="float" office:value="-0.00626">
                <text:p>-0.006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98232">
                <text:p>4.98232</text:p>
              </table:table-cell>
              <table:table-cell office:value-type="float" office:value="0.017664">
                <text:p>0.0176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88489">
                <text:p>4.988489</text:p>
              </table:table-cell>
              <table:table-cell office:value-type="float" office:value="0.004999">
                <text:p>0.0049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.985559">
                <text:p>-4.985559</text:p>
              </table:table-cell>
              <table:table-cell office:value-type="float" office:value="-0.014752">
                <text:p>-0.0147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000088">
                <text:p>5.000088</text:p>
              </table:table-cell>
              <table:table-cell office:value-type="float" office:value="-0.019315">
                <text:p>-0.0193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80479">
                <text:p>4.980479</text:p>
              </table:table-cell>
              <table:table-cell office:value-type="float" office:value="-0.004717">
                <text:p>-0.0047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4.988453">
                <text:p>-4.988453</text:p>
              </table:table-cell>
              <table:table-cell office:value-type="float" office:value="0.019659">
                <text:p>0.0196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008578">
                <text:p>5.008578</text:p>
              </table:table-cell>
              <table:table-cell office:value-type="float" office:value="-0.001944">
                <text:p>-0.0019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994746">
                <text:p>4.994746</text:p>
              </table:table-cell>
              <table:table-cell office:value-type="float" office:value="-0.018592">
                <text:p>-0.0185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03025">
                <text:p>5.003025</text:p>
              </table:table-cell>
              <table:table-cell office:value-type="float" office:value="0.008252">
                <text:p>0.0082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.985047">
                <text:p>-4.985047</text:p>
              </table:table-cell>
              <table:table-cell office:value-type="float" office:value="0.018793">
                <text:p>0.0187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979621">
                <text:p>4.979621</text:p>
              </table:table-cell>
              <table:table-cell office:value-type="float" office:value="0.010683">
                <text:p>0.0106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10295">
                <text:p>5.010295</text:p>
              </table:table-cell>
              <table:table-cell office:value-type="float" office:value="-0.017837">
                <text:p>-0.0178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.001491">
                <text:p>-5.001491</text:p>
              </table:table-cell>
              <table:table-cell office:value-type="float" office:value="-0.021254">
                <text:p>-0.0212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984804">
                <text:p>4.984804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5.00457">
                <text:p>-5.00457</text:p>
              </table:table-cell>
              <table:table-cell office:value-type="float" office:value="0.01648">
                <text:p>0.016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988456">
                <text:p>4.988456</text:p>
              </table:table-cell>
              <table:table-cell office:value-type="float" office:value="-0.005818">
                <text:p>-0.0058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012569">
                <text:p>5.012569</text:p>
              </table:table-cell>
              <table:table-cell office:value-type="float" office:value="-0.00647">
                <text:p>-0.00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4.982237">
                <text:p>-4.982237</text:p>
              </table:table-cell>
              <table:table-cell office:value-type="float" office:value="0.013515">
                <text:p>0.0135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981179">
                <text:p>4.981179</text:p>
              </table:table-cell>
              <table:table-cell office:value-type="float" office:value="-0.001903">
                <text:p>-0.0019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.981933">
                <text:p>-4.981933</text:p>
              </table:table-cell>
              <table:table-cell office:value-type="float" office:value="-0.005271">
                <text:p>-0.0052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016616">
                <text:p>-5.016616</text:p>
              </table:table-cell>
              <table:table-cell office:value-type="float" office:value="-0.01809">
                <text:p>-0.018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979017">
                <text:p>4.979017</text:p>
              </table:table-cell>
              <table:table-cell office:value-type="float" office:value="-0.001655">
                <text:p>-0.0016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.979361">
                <text:p>-4.979361</text:p>
              </table:table-cell>
              <table:table-cell office:value-type="float" office:value="0.009032">
                <text:p>0.0090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002604">
                <text:p>5.002604</text:p>
              </table:table-cell>
              <table:table-cell office:value-type="float" office:value="0.003751">
                <text:p>0.003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016578">
                <text:p>5.016578</text:p>
              </table:table-cell>
              <table:table-cell office:value-type="float" office:value="0.01422">
                <text:p>0.014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988203">
                <text:p>4.988203</text:p>
              </table:table-cell>
              <table:table-cell office:value-type="float" office:value="0.022323">
                <text:p>0.0223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.003973">
                <text:p>-5.003973</text:p>
              </table:table-cell>
              <table:table-cell office:value-type="float" office:value="-0.021744">
                <text:p>-0.021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.008529">
                <text:p>-5.008529</text:p>
              </table:table-cell>
              <table:table-cell office:value-type="float" office:value="0.017266">
                <text:p>0.0172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019002">
                <text:p>5.019002</text:p>
              </table:table-cell>
              <table:table-cell office:value-type="float" office:value="0.005676">
                <text:p>0.0056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011138">
                <text:p>5.011138</text:p>
              </table:table-cell>
              <table:table-cell office:value-type="float" office:value="-0.018011">
                <text:p>-0.0180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990845">
                <text:p>4.990845</text:p>
              </table:table-cell>
              <table:table-cell office:value-type="float" office:value="0.006496">
                <text:p>0.0064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013856">
                <text:p>5.013856</text:p>
              </table:table-cell>
              <table:table-cell office:value-type="float" office:value="0.005455">
                <text:p>0.0054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998693">
                <text:p>4.998693</text:p>
              </table:table-cell>
              <table:table-cell office:value-type="float" office:value="-0.020625">
                <text:p>-0.0206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.018195">
                <text:p>-5.01819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91334">
                <text:p>4.991334</text:p>
              </table:table-cell>
              <table:table-cell office:value-type="float" office:value="0.020445">
                <text:p>0.0204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980031">
                <text:p>-4.980031</text:p>
              </table:table-cell>
              <table:table-cell office:value-type="float" office:value="-0.000505">
                <text:p>-0.0005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99724">
                <text:p>-4.99724</text:p>
              </table:table-cell>
              <table:table-cell office:value-type="float" office:value="0.005673">
                <text:p>0.0056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994957">
                <text:p>-4.994957</text:p>
              </table:table-cell>
              <table:table-cell office:value-type="float" office:value="0.018788">
                <text:p>0.0187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020512">
                <text:p>5.020512</text:p>
              </table:table-cell>
              <table:table-cell office:value-type="float" office:value="-0.00384">
                <text:p>-0.003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99784">
                <text:p>4.99784</text:p>
              </table:table-cell>
              <table:table-cell office:value-type="float" office:value="0.016079">
                <text:p>0.0160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04376">
                <text:p>5.004376</text:p>
              </table:table-cell>
              <table:table-cell office:value-type="float" office:value="-0.012473">
                <text:p>-0.01247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5.007531">
                <text:p>-5.007531</text:p>
              </table:table-cell>
              <table:table-cell office:value-type="float" office:value="0.019445">
                <text:p>0.0194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5.019057">
                <text:p>-5.019057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.982761">
                <text:p>-4.982761</text:p>
              </table:table-cell>
              <table:table-cell office:value-type="float" office:value="0.015591">
                <text:p>0.0155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5.013235">
                <text:p>-5.013235</text:p>
              </table:table-cell>
              <table:table-cell office:value-type="float" office:value="0.011455">
                <text:p>0.0114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006496">
                <text:p>5.006496</text:p>
              </table:table-cell>
              <table:table-cell office:value-type="float" office:value="-0.000231">
                <text:p>-0.0002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002299">
                <text:p>5.002299</text:p>
              </table:table-cell>
              <table:table-cell office:value-type="float" office:value="-0.007211">
                <text:p>-0.007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.997873">
                <text:p>-4.997873</text:p>
              </table:table-cell>
              <table:table-cell office:value-type="float" office:value="-0.017156">
                <text:p>-0.0171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.991577">
                <text:p>-4.991577</text:p>
              </table:table-cell>
              <table:table-cell office:value-type="float" office:value="-0.008417">
                <text:p>-0.0084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003076">
                <text:p>5.003076</text:p>
              </table:table-cell>
              <table:table-cell office:value-type="float" office:value="-0.017833">
                <text:p>-0.0178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5.017518">
                <text:p>-5.017518</text:p>
              </table:table-cell>
              <table:table-cell office:value-type="float" office:value="0.023855">
                <text:p>0.0238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.980896">
                <text:p>-4.980896</text:p>
              </table:table-cell>
              <table:table-cell office:value-type="float" office:value="0.012023">
                <text:p>0.0120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993757">
                <text:p>4.993757</text:p>
              </table:table-cell>
              <table:table-cell office:value-type="float" office:value="-0.01071">
                <text:p>-0.010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015017">
                <text:p>5.015017</text:p>
              </table:table-cell>
              <table:table-cell office:value-type="float" office:value="-0.022754">
                <text:p>-0.0227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01051">
                <text:p>5.01051</text:p>
              </table:table-cell>
              <table:table-cell office:value-type="float" office:value="0.02183">
                <text:p>0.021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000794">
                <text:p>5.000794</text:p>
              </table:table-cell>
              <table:table-cell office:value-type="float" office:value="0.006017">
                <text:p>0.0060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99807">
                <text:p>4.99807</text:p>
              </table:table-cell>
              <table:table-cell office:value-type="float" office:value="0.002715">
                <text:p>0.0027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.00841">
                <text:p>-5.00841</text:p>
              </table:table-cell>
              <table:table-cell office:value-type="float" office:value="0.01428">
                <text:p>0.014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992745">
                <text:p>4.992745</text:p>
              </table:table-cell>
              <table:table-cell office:value-type="float" office:value="-0.005669">
                <text:p>-0.00566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4.98078">
                <text:p>-4.98078</text:p>
              </table:table-cell>
              <table:table-cell office:value-type="float" office:value="-0.004189">
                <text:p>-0.0041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5.018703">
                <text:p>-5.018703</text:p>
              </table:table-cell>
              <table:table-cell office:value-type="float" office:value="-0.007644">
                <text:p>-0.0076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981726">
                <text:p>4.981726</text:p>
              </table:table-cell>
              <table:table-cell office:value-type="float" office:value="0.007412">
                <text:p>0.0074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5.01402">
                <text:p>-5.01402</text:p>
              </table:table-cell>
              <table:table-cell office:value-type="float" office:value="-0.013005">
                <text:p>-0.0130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988878">
                <text:p>4.988878</text:p>
              </table:table-cell>
              <table:table-cell office:value-type="float" office:value="-0.004613">
                <text:p>-0.0046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.003572">
                <text:p>-5.003572</text:p>
              </table:table-cell>
              <table:table-cell office:value-type="float" office:value="-0.011213">
                <text:p>-0.0112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987557">
                <text:p>4.987557</text:p>
              </table:table-cell>
              <table:table-cell office:value-type="float" office:value="-0.018941">
                <text:p>-0.0189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982137">
                <text:p>4.982137</text:p>
              </table:table-cell>
              <table:table-cell office:value-type="float" office:value="-0.000592">
                <text:p>-0.00059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5.011758">
                <text:p>-5.011758</text:p>
              </table:table-cell>
              <table:table-cell office:value-type="float" office:value="0.017295">
                <text:p>0.01729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5.005107">
                <text:p>-5.005107</text:p>
              </table:table-cell>
              <table:table-cell office:value-type="float" office:value="-0.014954">
                <text:p>-0.0149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.99248">
                <text:p>-4.99248</text:p>
              </table:table-cell>
              <table:table-cell office:value-type="float" office:value="0.014198">
                <text:p>0.01419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011127">
                <text:p>5.011127</text:p>
              </table:table-cell>
              <table:table-cell office:value-type="float" office:value="0.017372">
                <text:p>0.0173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999608">
                <text:p>4.999608</text:p>
              </table:table-cell>
              <table:table-cell office:value-type="float" office:value="-0.001919">
                <text:p>-0.0019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91623">
                <text:p>4.991623</text:p>
              </table:table-cell>
              <table:table-cell office:value-type="float" office:value="0.021221">
                <text:p>0.0212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5.004542">
                <text:p>-5.004542</text:p>
              </table:table-cell>
              <table:table-cell office:value-type="float" office:value="-0.011356">
                <text:p>-0.0113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.993434">
                <text:p>-4.993434</text:p>
              </table:table-cell>
              <table:table-cell office:value-type="float" office:value="0.018868">
                <text:p>0.0188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012421">
                <text:p>5.012421</text:p>
              </table:table-cell>
              <table:table-cell office:value-type="float" office:value="-0.019723">
                <text:p>-0.0197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.985615">
                <text:p>-4.985615</text:p>
              </table:table-cell>
              <table:table-cell office:value-type="float" office:value="0.021617">
                <text:p>0.0216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5.000375">
                <text:p>-5.000375</text:p>
              </table:table-cell>
              <table:table-cell office:value-type="float" office:value="0.020233">
                <text:p>0.0202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.983906">
                <text:p>-4.983906</text:p>
              </table:table-cell>
              <table:table-cell office:value-type="float" office:value="-0.004544">
                <text:p>-0.0045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006555">
                <text:p>5.006555</text:p>
              </table:table-cell>
              <table:table-cell office:value-type="float" office:value="-0.017973">
                <text:p>-0.01797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020814">
                <text:p>5.020814</text:p>
              </table:table-cell>
              <table:table-cell office:value-type="float" office:value="-0.007199">
                <text:p>-0.0071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990971">
                <text:p>4.990971</text:p>
              </table:table-cell>
              <table:table-cell office:value-type="float" office:value="-0.012275">
                <text:p>-0.0122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4.987921">
                <text:p>-4.987921</text:p>
              </table:table-cell>
              <table:table-cell office:value-type="float" office:value="-0.016904">
                <text:p>-0.01690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5.009986">
                <text:p>-5.009986</text:p>
              </table:table-cell>
              <table:table-cell office:value-type="float" office:value="0.017872">
                <text:p>0.01787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011983">
                <text:p>5.011983</text:p>
              </table:table-cell>
              <table:table-cell office:value-type="float" office:value="-0.011959">
                <text:p>-0.0119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006712">
                <text:p>5.006712</text:p>
              </table:table-cell>
              <table:table-cell office:value-type="float" office:value="0.01703">
                <text:p>0.017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016347">
                <text:p>5.016347</text:p>
              </table:table-cell>
              <table:table-cell office:value-type="float" office:value="-0.017422">
                <text:p>-0.0174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5.006135">
                <text:p>-5.006135</text:p>
              </table:table-cell>
              <table:table-cell office:value-type="float" office:value="0.020722">
                <text:p>0.0207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.009773">
                <text:p>-5.009773</text:p>
              </table:table-cell>
              <table:table-cell office:value-type="float" office:value="0.007817">
                <text:p>0.0078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5.010201">
                <text:p>-5.010201</text:p>
              </table:table-cell>
              <table:table-cell office:value-type="float" office:value="0.006842">
                <text:p>0.0068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015059">
                <text:p>5.015059</text:p>
              </table:table-cell>
              <table:table-cell office:value-type="float" office:value="-0.011806">
                <text:p>-0.0118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5.014271">
                <text:p>-5.014271</text:p>
              </table:table-cell>
              <table:table-cell office:value-type="float" office:value="0.003375">
                <text:p>0.0033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4.997879">
                <text:p>-4.997879</text:p>
              </table:table-cell>
              <table:table-cell office:value-type="float" office:value="0.016759">
                <text:p>0.0167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002949">
                <text:p>5.002949</text:p>
              </table:table-cell>
              <table:table-cell office:value-type="float" office:value="0.018595">
                <text:p>0.0185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5.0125">
                <text:p>-5.0125</text:p>
              </table:table-cell>
              <table:table-cell office:value-type="float" office:value="0.009579">
                <text:p>0.0095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005652">
                <text:p>5.005652</text:p>
              </table:table-cell>
              <table:table-cell office:value-type="float" office:value="-0.017886">
                <text:p>-0.0178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5.008998">
                <text:p>-5.008998</text:p>
              </table:table-cell>
              <table:table-cell office:value-type="float" office:value="-0.002452">
                <text:p>-0.00245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4.982386">
                <text:p>-4.982386</text:p>
              </table:table-cell>
              <table:table-cell office:value-type="float" office:value="-0.017892">
                <text:p>-0.0178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5.011549">
                <text:p>-5.011549</text:p>
              </table:table-cell>
              <table:table-cell office:value-type="float" office:value="-0.014914">
                <text:p>-0.0149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4.995335">
                <text:p>-4.995335</text:p>
              </table:table-cell>
              <table:table-cell office:value-type="float" office:value="-0.00556">
                <text:p>-0.005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.001369">
                <text:p>-5.001369</text:p>
              </table:table-cell>
              <table:table-cell office:value-type="float" office:value="0.018329">
                <text:p>0.01832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.980773">
                <text:p>-4.980773</text:p>
              </table:table-cell>
              <table:table-cell office:value-type="float" office:value="-0.000247">
                <text:p>-0.000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4.997253">
                <text:p>-4.997253</text:p>
              </table:table-cell>
              <table:table-cell office:value-type="float" office:value="-0.017926">
                <text:p>-0.017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010508">
                <text:p>5.010508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017775">
                <text:p>5.017775</text:p>
              </table:table-cell>
              <table:table-cell office:value-type="float" office:value="-0.000366">
                <text:p>-0.0003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003336">
                <text:p>5.003336</text:p>
              </table:table-cell>
              <table:table-cell office:value-type="float" office:value="0.009689">
                <text:p>0.0096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001212">
                <text:p>5.001212</text:p>
              </table:table-cell>
              <table:table-cell office:value-type="float" office:value="-0.014962">
                <text:p>-0.0149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00141">
                <text:p>5.00141</text:p>
              </table:table-cell>
              <table:table-cell office:value-type="float" office:value="-0.021778">
                <text:p>-0.0217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.988503">
                <text:p>-4.988503</text:p>
              </table:table-cell>
              <table:table-cell office:value-type="float" office:value="-0.017268">
                <text:p>-0.0172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017249">
                <text:p>5.017249</text:p>
              </table:table-cell>
              <table:table-cell office:value-type="float" office:value="-0.017395">
                <text:p>-0.0173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4.998322">
                <text:p>-4.998322</text:p>
              </table:table-cell>
              <table:table-cell office:value-type="float" office:value="-0.018698">
                <text:p>-0.0186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021172">
                <text:p>5.021172</text:p>
              </table:table-cell>
              <table:table-cell office:value-type="float" office:value="-0.012616">
                <text:p>-0.0126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.012113">
                <text:p>-5.012113</text:p>
              </table:table-cell>
              <table:table-cell office:value-type="float" office:value="-0.012717">
                <text:p>-0.0127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5.016427">
                <text:p>-5.016427</text:p>
              </table:table-cell>
              <table:table-cell office:value-type="float" office:value="-0.005567">
                <text:p>-0.0055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020395">
                <text:p>5.020395</text:p>
              </table:table-cell>
              <table:table-cell office:value-type="float" office:value="-0.004757">
                <text:p>-0.0047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4.983652">
                <text:p>-4.983652</text:p>
              </table:table-cell>
              <table:table-cell office:value-type="float" office:value="-0.001945">
                <text:p>-0.0019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4.978827">
                <text:p>-4.978827</text:p>
              </table:table-cell>
              <table:table-cell office:value-type="float" office:value="-0.005351">
                <text:p>-0.0053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5.002333">
                <text:p>-5.002333</text:p>
              </table:table-cell>
              <table:table-cell office:value-type="float" office:value="-0.010184">
                <text:p>-0.0101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4.991552">
                <text:p>-4.991552</text:p>
              </table:table-cell>
              <table:table-cell office:value-type="float" office:value="-0.017421">
                <text:p>-0.0174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015117">
                <text:p>5.015117</text:p>
              </table:table-cell>
              <table:table-cell office:value-type="float" office:value="0.001638">
                <text:p>0.0016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985001">
                <text:p>4.985001</text:p>
              </table:table-cell>
              <table:table-cell office:value-type="float" office:value="-0.008756">
                <text:p>-0.0087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997019">
                <text:p>4.997019</text:p>
              </table:table-cell>
              <table:table-cell office:value-type="float" office:value="0.019504">
                <text:p>0.01950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5.010073">
                <text:p>-5.010073</text:p>
              </table:table-cell>
              <table:table-cell office:value-type="float" office:value="-0.017463">
                <text:p>-0.0174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.997212">
                <text:p>-4.997212</text:p>
              </table:table-cell>
              <table:table-cell office:value-type="float" office:value="0.013959">
                <text:p>0.0139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993045">
                <text:p>4.993045</text:p>
              </table:table-cell>
              <table:table-cell office:value-type="float" office:value="0.015081">
                <text:p>0.0150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5.001458">
                <text:p>-5.001458</text:p>
              </table:table-cell>
              <table:table-cell office:value-type="float" office:value="-0.014766">
                <text:p>-0.0147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991025">
                <text:p>4.991025</text:p>
              </table:table-cell>
              <table:table-cell office:value-type="float" office:value="-0.021007">
                <text:p>-0.0210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4.997316">
                <text:p>-4.997316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5.017903">
                <text:p>-5.017903</text:p>
              </table:table-cell>
              <table:table-cell office:value-type="float" office:value="-0.013315">
                <text:p>-0.01331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5.019914">
                <text:p>-5.019914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981371">
                <text:p>4.981371</text:p>
              </table:table-cell>
              <table:table-cell office:value-type="float" office:value="-0.004563">
                <text:p>-0.0045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4.982655">
                <text:p>-4.982655</text:p>
              </table:table-cell>
              <table:table-cell office:value-type="float" office:value="0.001152">
                <text:p>0.0011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.994005">
                <text:p>-4.994005</text:p>
              </table:table-cell>
              <table:table-cell office:value-type="float" office:value="0.015369">
                <text:p>0.0153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008489">
                <text:p>5.008489</text:p>
              </table:table-cell>
              <table:table-cell office:value-type="float" office:value="-0.018924">
                <text:p>-0.0189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9773">
                <text:p>4.9773</text:p>
              </table:table-cell>
              <table:table-cell office:value-type="float" office:value="-0.005763">
                <text:p>-0.00576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010581">
                <text:p>5.010581</text:p>
              </table:table-cell>
              <table:table-cell office:value-type="float" office:value="-0.012873">
                <text:p>-0.0128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980354">
                <text:p>4.980354</text:p>
              </table:table-cell>
              <table:table-cell office:value-type="float" office:value="-0.002758">
                <text:p>-0.0027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010515">
                <text:p>5.010515</text:p>
              </table:table-cell>
              <table:table-cell office:value-type="float" office:value="0.002563">
                <text:p>0.0025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4.988423">
                <text:p>-4.988423</text:p>
              </table:table-cell>
              <table:table-cell office:value-type="float" office:value="0.009732">
                <text:p>0.0097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4.997843">
                <text:p>-4.997843</text:p>
              </table:table-cell>
              <table:table-cell office:value-type="float" office:value="-0.017263">
                <text:p>-0.0172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4.983529">
                <text:p>-4.983529</text:p>
              </table:table-cell>
              <table:table-cell office:value-type="float" office:value="-0.00164">
                <text:p>-0.001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4.983615">
                <text:p>-4.983615</text:p>
              </table:table-cell>
              <table:table-cell office:value-type="float" office:value="-0.003009">
                <text:p>-0.0030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.002054">
                <text:p>-5.002054</text:p>
              </table:table-cell>
              <table:table-cell office:value-type="float" office:value="-0.012832">
                <text:p>-0.0128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4.982674">
                <text:p>-4.982674</text:p>
              </table:table-cell>
              <table:table-cell office:value-type="float" office:value="0.004916">
                <text:p>0.0049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4.981711">
                <text:p>-4.981711</text:p>
              </table:table-cell>
              <table:table-cell office:value-type="float" office:value="0.011058">
                <text:p>0.0110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.018248">
                <text:p>-5.018248</text:p>
              </table:table-cell>
              <table:table-cell office:value-type="float" office:value="-0.000857">
                <text:p>-0.0008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4.993063">
                <text:p>-4.993063</text:p>
              </table:table-cell>
              <table:table-cell office:value-type="float" office:value="-0.0216">
                <text:p>-0.02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4.997681">
                <text:p>-4.997681</text:p>
              </table:table-cell>
              <table:table-cell office:value-type="float" office:value="0.009273">
                <text:p>0.0092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.006722">
                <text:p>-5.006722</text:p>
              </table:table-cell>
              <table:table-cell office:value-type="float" office:value="-0.017136">
                <text:p>-0.0171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.984322">
                <text:p>-4.984322</text:p>
              </table:table-cell>
              <table:table-cell office:value-type="float" office:value="-0.001248">
                <text:p>-0.0012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995631">
                <text:p>4.995631</text:p>
              </table:table-cell>
              <table:table-cell office:value-type="float" office:value="0.002181">
                <text:p>0.0021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.015549">
                <text:p>-5.015549</text:p>
              </table:table-cell>
              <table:table-cell office:value-type="float" office:value="0.007843">
                <text:p>0.0078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.002445">
                <text:p>-5.002445</text:p>
              </table:table-cell>
              <table:table-cell office:value-type="float" office:value="-0.00277">
                <text:p>-0.002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009617">
                <text:p>5.009617</text:p>
              </table:table-cell>
              <table:table-cell office:value-type="float" office:value="-0.018859">
                <text:p>-0.0188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4.998542">
                <text:p>-4.998542</text:p>
              </table:table-cell>
              <table:table-cell office:value-type="float" office:value="0.016771">
                <text:p>0.0167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4.989245">
                <text:p>-4.989245</text:p>
              </table:table-cell>
              <table:table-cell office:value-type="float" office:value="-0.007153">
                <text:p>-0.0071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.015782">
                <text:p>-5.015782</text:p>
              </table:table-cell>
              <table:table-cell office:value-type="float" office:value="-0.006712">
                <text:p>-0.0067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.006181">
                <text:p>-5.006181</text:p>
              </table:table-cell>
              <table:table-cell office:value-type="float" office:value="-0.014074">
                <text:p>-0.0140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014236">
                <text:p>5.014236</text:p>
              </table:table-cell>
              <table:table-cell office:value-type="float" office:value="0.014883">
                <text:p>0.014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4.987693">
                <text:p>-4.987693</text:p>
              </table:table-cell>
              <table:table-cell office:value-type="float" office:value="-0.014804">
                <text:p>-0.0148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4.988981">
                <text:p>-4.988981</text:p>
              </table:table-cell>
              <table:table-cell office:value-type="float" office:value="-0.012519">
                <text:p>-0.0125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4.988919">
                <text:p>-4.988919</text:p>
              </table:table-cell>
              <table:table-cell office:value-type="float" office:value="-0.01669">
                <text:p>-0.016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.022376">
                <text:p>-5.022376</text:p>
              </table:table-cell>
              <table:table-cell office:value-type="float" office:value="-0.008154">
                <text:p>-0.0081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4.998552">
                <text:p>-4.998552</text:p>
              </table:table-cell>
              <table:table-cell office:value-type="float" office:value="-0.017497">
                <text:p>-0.0174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996316">
                <text:p>4.996316</text:p>
              </table:table-cell>
              <table:table-cell office:value-type="float" office:value="-0.017068">
                <text:p>-0.0170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987743">
                <text:p>4.987743</text:p>
              </table:table-cell>
              <table:table-cell office:value-type="float" office:value="-0.017016">
                <text:p>-0.0170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4.996196">
                <text:p>-4.996196</text:p>
              </table:table-cell>
              <table:table-cell office:value-type="float" office:value="0.019258">
                <text:p>0.0192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983887">
                <text:p>4.983887</text:p>
              </table:table-cell>
              <table:table-cell office:value-type="float" office:value="0.003215">
                <text:p>0.0032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986605">
                <text:p>4.986605</text:p>
              </table:table-cell>
              <table:table-cell office:value-type="float" office:value="-0.002108">
                <text:p>-0.0021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98374">
                <text:p>4.98374</text:p>
              </table:table-cell>
              <table:table-cell office:value-type="float" office:value="-0.009215">
                <text:p>-0.00921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4.988144">
                <text:p>-4.988144</text:p>
              </table:table-cell>
              <table:table-cell office:value-type="float" office:value="0.014856">
                <text:p>0.0148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002473">
                <text:p>5.002473</text:p>
              </table:table-cell>
              <table:table-cell office:value-type="float" office:value="0.020509">
                <text:p>0.0205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016181">
                <text:p>5.016181</text:p>
              </table:table-cell>
              <table:table-cell office:value-type="float" office:value="-0.005343">
                <text:p>-0.00534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.008166">
                <text:p>-5.008166</text:p>
              </table:table-cell>
              <table:table-cell office:value-type="float" office:value="0.021065">
                <text:p>0.0210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.003667">
                <text:p>-5.003667</text:p>
              </table:table-cell>
              <table:table-cell office:value-type="float" office:value="-0.00436">
                <text:p>-0.004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983564">
                <text:p>4.983564</text:p>
              </table:table-cell>
              <table:table-cell office:value-type="float" office:value="0.004293">
                <text:p>0.0042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000165">
                <text:p>5.000165</text:p>
              </table:table-cell>
              <table:table-cell office:value-type="float" office:value="0.011792">
                <text:p>0.0117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.987103">
                <text:p>-4.987103</text:p>
              </table:table-cell>
              <table:table-cell office:value-type="float" office:value="-0.005144">
                <text:p>-0.0051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01816">
                <text:p>5.01816</text:p>
              </table:table-cell>
              <table:table-cell office:value-type="float" office:value="0.00877">
                <text:p>0.008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997645">
                <text:p>4.997645</text:p>
              </table:table-cell>
              <table:table-cell office:value-type="float" office:value="0.015043">
                <text:p>0.0150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4.993338">
                <text:p>-4.993338</text:p>
              </table:table-cell>
              <table:table-cell office:value-type="float" office:value="-0.014521">
                <text:p>-0.0145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.016899">
                <text:p>-5.016899</text:p>
              </table:table-cell>
              <table:table-cell office:value-type="float" office:value="0.013086">
                <text:p>0.0130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4.998208">
                <text:p>-4.998208</text:p>
              </table:table-cell>
              <table:table-cell office:value-type="float" office:value="0.016993">
                <text:p>0.0169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990075">
                <text:p>4.990075</text:p>
              </table:table-cell>
              <table:table-cell office:value-type="float" office:value="0.012588">
                <text:p>0.0125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987615">
                <text:p>4.987615</text:p>
              </table:table-cell>
              <table:table-cell office:value-type="float" office:value="0.014429">
                <text:p>0.0144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4.990556">
                <text:p>-4.990556</text:p>
              </table:table-cell>
              <table:table-cell office:value-type="float" office:value="0.003704">
                <text:p>0.0037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006598">
                <text:p>5.006598</text:p>
              </table:table-cell>
              <table:table-cell office:value-type="float" office:value="-0.008379">
                <text:p>-0.0083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996213">
                <text:p>4.996213</text:p>
              </table:table-cell>
              <table:table-cell office:value-type="float" office:value="-0.00995">
                <text:p>-0.009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.004093">
                <text:p>-5.004093</text:p>
              </table:table-cell>
              <table:table-cell office:value-type="float" office:value="-0.006773">
                <text:p>-0.0067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012815">
                <text:p>5.012815</text:p>
              </table:table-cell>
              <table:table-cell office:value-type="float" office:value="0.017968">
                <text:p>0.0179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.01554">
                <text:p>-5.01554</text:p>
              </table:table-cell>
              <table:table-cell office:value-type="float" office:value="0.000369">
                <text:p>0.00036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019392">
                <text:p>5.019392</text:p>
              </table:table-cell>
              <table:table-cell office:value-type="float" office:value="0.009211">
                <text:p>0.0092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.010631">
                <text:p>-5.010631</text:p>
              </table:table-cell>
              <table:table-cell office:value-type="float" office:value="-0.004229">
                <text:p>-0.00422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01697">
                <text:p>5.01697</text:p>
              </table:table-cell>
              <table:table-cell office:value-type="float" office:value="-0.008987">
                <text:p>-0.0089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.004852">
                <text:p>-5.004852</text:p>
              </table:table-cell>
              <table:table-cell office:value-type="float" office:value="0.01301">
                <text:p>0.013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977483">
                <text:p>4.977483</text:p>
              </table:table-cell>
              <table:table-cell office:value-type="float" office:value="0.00603">
                <text:p>0.006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4.983456">
                <text:p>-4.983456</text:p>
              </table:table-cell>
              <table:table-cell office:value-type="float" office:value="-0.004635">
                <text:p>-0.0046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982352">
                <text:p>4.982352</text:p>
              </table:table-cell>
              <table:table-cell office:value-type="float" office:value="-0.010273">
                <text:p>-0.0102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979323">
                <text:p>4.979323</text:p>
              </table:table-cell>
              <table:table-cell office:value-type="float" office:value="0.00927">
                <text:p>0.009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.007066">
                <text:p>-5.007066</text:p>
              </table:table-cell>
              <table:table-cell office:value-type="float" office:value="0.003576">
                <text:p>0.0035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4.993074">
                <text:p>-4.993074</text:p>
              </table:table-cell>
              <table:table-cell office:value-type="float" office:value="0.014597">
                <text:p>0.0145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96794">
                <text:p>4.996794</text:p>
              </table:table-cell>
              <table:table-cell office:value-type="float" office:value="0.005452">
                <text:p>0.0054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.011251">
                <text:p>-5.011251</text:p>
              </table:table-cell>
              <table:table-cell office:value-type="float" office:value="0.004406">
                <text:p>0.0044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86461">
                <text:p>4.986461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.01695">
                <text:p>-5.01695</text:p>
              </table:table-cell>
              <table:table-cell office:value-type="float" office:value="0.003556">
                <text:p>0.0035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93816">
                <text:p>4.993816</text:p>
              </table:table-cell>
              <table:table-cell office:value-type="float" office:value="-0.016172">
                <text:p>-0.0161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86974">
                <text:p>4.986974</text:p>
              </table:table-cell>
              <table:table-cell office:value-type="float" office:value="-0.016014">
                <text:p>-0.0160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8864">
                <text:p>4.98864</text:p>
              </table:table-cell>
              <table:table-cell office:value-type="float" office:value="-0.017784">
                <text:p>-0.0177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86149">
                <text:p>4.986149</text:p>
              </table:table-cell>
              <table:table-cell office:value-type="float" office:value="0.016945">
                <text:p>0.0169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85705">
                <text:p>4.985705</text:p>
              </table:table-cell>
              <table:table-cell office:value-type="float" office:value="-0.009131">
                <text:p>-0.00913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.002315">
                <text:p>-5.002315</text:p>
              </table:table-cell>
              <table:table-cell office:value-type="float" office:value="0.009729">
                <text:p>0.0097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4.981565">
                <text:p>-4.981565</text:p>
              </table:table-cell>
              <table:table-cell office:value-type="float" office:value="0.016586">
                <text:p>0.01658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91373">
                <text:p>4.991373</text:p>
              </table:table-cell>
              <table:table-cell office:value-type="float" office:value="-0.011299">
                <text:p>-0.0112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.009677">
                <text:p>-5.009677</text:p>
              </table:table-cell>
              <table:table-cell office:value-type="float" office:value="-0.01096">
                <text:p>-0.010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96793">
                <text:p>4.996793</text:p>
              </table:table-cell>
              <table:table-cell office:value-type="float" office:value="-0.023069">
                <text:p>-0.0230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.987762">
                <text:p>-4.987762</text:p>
              </table:table-cell>
              <table:table-cell office:value-type="float" office:value="-0.003303">
                <text:p>-0.0033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.013907">
                <text:p>-5.013907</text:p>
              </table:table-cell>
              <table:table-cell office:value-type="float" office:value="0.00359">
                <text:p>0.0035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4.998869">
                <text:p>-4.998869</text:p>
              </table:table-cell>
              <table:table-cell office:value-type="float" office:value="0.019998">
                <text:p>0.0199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994434">
                <text:p>4.994434</text:p>
              </table:table-cell>
              <table:table-cell office:value-type="float" office:value="0.007783">
                <text:p>0.00778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4.987171">
                <text:p>-4.987171</text:p>
              </table:table-cell>
              <table:table-cell office:value-type="float" office:value="0.011413">
                <text:p>0.0114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15112">
                <text:p>5.015112</text:p>
              </table:table-cell>
              <table:table-cell office:value-type="float" office:value="-0.004734">
                <text:p>-0.0047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5.000566">
                <text:p>-5.000566</text:p>
              </table:table-cell>
              <table:table-cell office:value-type="float" office:value="0.010977">
                <text:p>0.0109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982409">
                <text:p>4.982409</text:p>
              </table:table-cell>
              <table:table-cell office:value-type="float" office:value="0.003881">
                <text:p>0.0038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983198">
                <text:p>4.983198</text:p>
              </table:table-cell>
              <table:table-cell office:value-type="float" office:value="0.00705">
                <text:p>0.007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4.986272">
                <text:p>-4.986272</text:p>
              </table:table-cell>
              <table:table-cell office:value-type="float" office:value="0.004438">
                <text:p>0.0044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995185">
                <text:p>4.995185</text:p>
              </table:table-cell>
              <table:table-cell office:value-type="float" office:value="-0.003272">
                <text:p>-0.00327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16763">
                <text:p>5.016763</text:p>
              </table:table-cell>
              <table:table-cell office:value-type="float" office:value="0.002291">
                <text:p>0.0022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5.015613">
                <text:p>-5.015613</text:p>
              </table:table-cell>
              <table:table-cell office:value-type="float" office:value="-0.001382">
                <text:p>-0.00138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985865">
                <text:p>4.985865</text:p>
              </table:table-cell>
              <table:table-cell office:value-type="float" office:value="-0.006618">
                <text:p>-0.0066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010243">
                <text:p>5.010243</text:p>
              </table:table-cell>
              <table:table-cell office:value-type="float" office:value="-0.007704">
                <text:p>-0.00770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014303">
                <text:p>5.014303</text:p>
              </table:table-cell>
              <table:table-cell office:value-type="float" office:value="0.003622">
                <text:p>0.00362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981281">
                <text:p>4.981281</text:p>
              </table:table-cell>
              <table:table-cell office:value-type="float" office:value="-0.002652">
                <text:p>-0.0026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.012688">
                <text:p>-5.012688</text:p>
              </table:table-cell>
              <table:table-cell office:value-type="float" office:value="-0.002812">
                <text:p>-0.0028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.005076">
                <text:p>-5.005076</text:p>
              </table:table-cell>
              <table:table-cell office:value-type="float" office:value="0.00914">
                <text:p>0.009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020643">
                <text:p>5.020643</text:p>
              </table:table-cell>
              <table:table-cell office:value-type="float" office:value="0.004201">
                <text:p>0.0042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998097">
                <text:p>4.998097</text:p>
              </table:table-cell>
              <table:table-cell office:value-type="float" office:value="-0.009871">
                <text:p>-0.0098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015561">
                <text:p>5.015561</text:p>
              </table:table-cell>
              <table:table-cell office:value-type="float" office:value="0.006412">
                <text:p>0.00641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.984744">
                <text:p>-4.984744</text:p>
              </table:table-cell>
              <table:table-cell office:value-type="float" office:value="0.006278">
                <text:p>0.0062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.996857">
                <text:p>-4.996857</text:p>
              </table:table-cell>
              <table:table-cell office:value-type="float" office:value="-0.016861">
                <text:p>-0.01686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994052">
                <text:p>4.994052</text:p>
              </table:table-cell>
              <table:table-cell office:value-type="float" office:value="-0.019354">
                <text:p>-0.01935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004219">
                <text:p>5.004219</text:p>
              </table:table-cell>
              <table:table-cell office:value-type="float" office:value="-0.012301">
                <text:p>-0.01230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5.01726">
                <text:p>-5.01726</text:p>
              </table:table-cell>
              <table:table-cell office:value-type="float" office:value="-0.013575">
                <text:p>-0.0135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98454">
                <text:p>4.98454</text:p>
              </table:table-cell>
              <table:table-cell office:value-type="float" office:value="-0.003966">
                <text:p>-0.0039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003176">
                <text:p>5.003176</text:p>
              </table:table-cell>
              <table:table-cell office:value-type="float" office:value="0.015124">
                <text:p>0.0151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012344">
                <text:p>5.012344</text:p>
              </table:table-cell>
              <table:table-cell office:value-type="float" office:value="-0.000705">
                <text:p>-0.0007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5.013607">
                <text:p>-5.013607</text:p>
              </table:table-cell>
              <table:table-cell office:value-type="float" office:value="0.012369">
                <text:p>0.0123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999904">
                <text:p>4.999904</text:p>
              </table:table-cell>
              <table:table-cell office:value-type="float" office:value="0.017586">
                <text:p>0.01758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015505">
                <text:p>5.015505</text:p>
              </table:table-cell>
              <table:table-cell office:value-type="float" office:value="-0.002839">
                <text:p>-0.0028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5.002896">
                <text:p>-5.002896</text:p>
              </table:table-cell>
              <table:table-cell office:value-type="float" office:value="-0.003169">
                <text:p>-0.0031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.981752">
                <text:p>-4.981752</text:p>
              </table:table-cell>
              <table:table-cell office:value-type="float" office:value="0.005666">
                <text:p>0.0056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014035">
                <text:p>5.014035</text:p>
              </table:table-cell>
              <table:table-cell office:value-type="float" office:value="-0.012352">
                <text:p>-0.0123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997264">
                <text:p>4.997264</text:p>
              </table:table-cell>
              <table:table-cell office:value-type="float" office:value="0.002633">
                <text:p>0.0026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5.002468">
                <text:p>-5.002468</text:p>
              </table:table-cell>
              <table:table-cell office:value-type="float" office:value="0.007699">
                <text:p>0.0076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.99373">
                <text:p>-4.99373</text:p>
              </table:table-cell>
              <table:table-cell office:value-type="float" office:value="0.014662">
                <text:p>0.01466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.000557">
                <text:p>-5.000557</text:p>
              </table:table-cell>
              <table:table-cell office:value-type="float" office:value="0.003614">
                <text:p>0.00361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01788">
                <text:p>5.01788</text:p>
              </table:table-cell>
              <table:table-cell office:value-type="float" office:value="0.011616">
                <text:p>0.0116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994545">
                <text:p>4.994545</text:p>
              </table:table-cell>
              <table:table-cell office:value-type="float" office:value="0.00622">
                <text:p>0.006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5.005976">
                <text:p>-5.005976</text:p>
              </table:table-cell>
              <table:table-cell office:value-type="float" office:value="0.011625">
                <text:p>0.0116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982604">
                <text:p>4.982604</text:p>
              </table:table-cell>
              <table:table-cell office:value-type="float" office:value="0.013044">
                <text:p>0.0130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.981627">
                <text:p>-4.981627</text:p>
              </table:table-cell>
              <table:table-cell office:value-type="float" office:value="0.005845">
                <text:p>0.00584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5.015608">
                <text:p>-5.015608</text:p>
              </table:table-cell>
              <table:table-cell office:value-type="float" office:value="-0.008729">
                <text:p>-0.0087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006462">
                <text:p>5.006462</text:p>
              </table:table-cell>
              <table:table-cell office:value-type="float" office:value="-0.004743">
                <text:p>-0.0047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.997288">
                <text:p>-4.997288</text:p>
              </table:table-cell>
              <table:table-cell office:value-type="float" office:value="0.006663">
                <text:p>0.0066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004252">
                <text:p>5.004252</text:p>
              </table:table-cell>
              <table:table-cell office:value-type="float" office:value="-0.000108">
                <text:p>-0.0001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982182">
                <text:p>4.982182</text:p>
              </table:table-cell>
              <table:table-cell office:value-type="float" office:value="0.008598">
                <text:p>0.0085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998193">
                <text:p>4.998193</text:p>
              </table:table-cell>
              <table:table-cell office:value-type="float" office:value="-0.006486">
                <text:p>-0.00648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.987572">
                <text:p>-4.987572</text:p>
              </table:table-cell>
              <table:table-cell office:value-type="float" office:value="-0.009141">
                <text:p>-0.0091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989343">
                <text:p>4.989343</text:p>
              </table:table-cell>
              <table:table-cell office:value-type="float" office:value="-0.016207">
                <text:p>-0.0162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.984624">
                <text:p>-4.984624</text:p>
              </table:table-cell>
              <table:table-cell office:value-type="float" office:value="-0.013171">
                <text:p>-0.01317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01356">
                <text:p>5.01356</text:p>
              </table:table-cell>
              <table:table-cell office:value-type="float" office:value="0.017175">
                <text:p>0.0171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012416">
                <text:p>5.012416</text:p>
              </table:table-cell>
              <table:table-cell office:value-type="float" office:value="0.017081">
                <text:p>0.0170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010354">
                <text:p>5.010354</text:p>
              </table:table-cell>
              <table:table-cell office:value-type="float" office:value="-0.01032">
                <text:p>-0.010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997583">
                <text:p>4.997583</text:p>
              </table:table-cell>
              <table:table-cell office:value-type="float" office:value="-0.014555">
                <text:p>-0.0145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9863">
                <text:p>4.9863</text:p>
              </table:table-cell>
              <table:table-cell office:value-type="float" office:value="0.011958">
                <text:p>0.0119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992038">
                <text:p>4.992038</text:p>
              </table:table-cell>
              <table:table-cell office:value-type="float" office:value="-0.015014">
                <text:p>-0.0150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010542">
                <text:p>5.010542</text:p>
              </table:table-cell>
              <table:table-cell office:value-type="float" office:value="0.012445">
                <text:p>0.0124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.985164">
                <text:p>-4.985164</text:p>
              </table:table-cell>
              <table:table-cell office:value-type="float" office:value="-0.000066">
                <text:p>-0.00006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98618">
                <text:p>4.98618</text:p>
              </table:table-cell>
              <table:table-cell office:value-type="float" office:value="-0.00918">
                <text:p>-0.009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994277">
                <text:p>4.994277</text:p>
              </table:table-cell>
              <table:table-cell office:value-type="float" office:value="-0.000637">
                <text:p>-0.0006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998818">
                <text:p>4.998818</text:p>
              </table:table-cell>
              <table:table-cell office:value-type="float" office:value="0.001162">
                <text:p>0.0011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.994573">
                <text:p>-4.994573</text:p>
              </table:table-cell>
              <table:table-cell office:value-type="float" office:value="-0.013333">
                <text:p>-0.0133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997184">
                <text:p>4.997184</text:p>
              </table:table-cell>
              <table:table-cell office:value-type="float" office:value="0.005709">
                <text:p>0.0057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016251">
                <text:p>5.016251</text:p>
              </table:table-cell>
              <table:table-cell office:value-type="float" office:value="0.017355">
                <text:p>0.0173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5.016972">
                <text:p>-5.016972</text:p>
              </table:table-cell>
              <table:table-cell office:value-type="float" office:value="-0.006406">
                <text:p>-0.0064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001346">
                <text:p>5.001346</text:p>
              </table:table-cell>
              <table:table-cell office:value-type="float" office:value="-0.012504">
                <text:p>-0.0125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000778">
                <text:p>5.000778</text:p>
              </table:table-cell>
              <table:table-cell office:value-type="float" office:value="-0.015558">
                <text:p>-0.0155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5.004349">
                <text:p>-5.004349</text:p>
              </table:table-cell>
              <table:table-cell office:value-type="float" office:value="-0.016589">
                <text:p>-0.01658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996393">
                <text:p>4.996393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.982214">
                <text:p>-4.982214</text:p>
              </table:table-cell>
              <table:table-cell office:value-type="float" office:value="0.007981">
                <text:p>0.0079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5.006296">
                <text:p>-5.006296</text:p>
              </table:table-cell>
              <table:table-cell office:value-type="float" office:value="-0.012374">
                <text:p>-0.0123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01538">
                <text:p>5.01538</text:p>
              </table:table-cell>
              <table:table-cell office:value-type="float" office:value="0.007414">
                <text:p>0.0074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.996124">
                <text:p>-4.996124</text:p>
              </table:table-cell>
              <table:table-cell office:value-type="float" office:value="-0.00649">
                <text:p>-0.006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015258">
                <text:p>5.015258</text:p>
              </table:table-cell>
              <table:table-cell office:value-type="float" office:value="-0.017632">
                <text:p>-0.01763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011151">
                <text:p>5.011151</text:p>
              </table:table-cell>
              <table:table-cell office:value-type="float" office:value="-0.000773">
                <text:p>-0.0007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99424">
                <text:p>4.99424</text:p>
              </table:table-cell>
              <table:table-cell office:value-type="float" office:value="0.016071">
                <text:p>0.0160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5.005769">
                <text:p>-5.005769</text:p>
              </table:table-cell>
              <table:table-cell office:value-type="float" office:value="-0.012981">
                <text:p>-0.01298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000565">
                <text:p>5.000565</text:p>
              </table:table-cell>
              <table:table-cell office:value-type="float" office:value="0.014471">
                <text:p>0.0144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.993037">
                <text:p>-4.993037</text:p>
              </table:table-cell>
              <table:table-cell office:value-type="float" office:value="-0.002528">
                <text:p>-0.0025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995287">
                <text:p>4.995287</text:p>
              </table:table-cell>
              <table:table-cell office:value-type="float" office:value="-0.00391">
                <text:p>-0.003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5.002019">
                <text:p>-5.002019</text:p>
              </table:table-cell>
              <table:table-cell office:value-type="float" office:value="-0.008513">
                <text:p>-0.0085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013216">
                <text:p>5.013216</text:p>
              </table:table-cell>
              <table:table-cell office:value-type="float" office:value="0.006829">
                <text:p>0.00682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009117">
                <text:p>5.009117</text:p>
              </table:table-cell>
              <table:table-cell office:value-type="float" office:value="-0.010464">
                <text:p>-0.0104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.994076">
                <text:p>-4.994076</text:p>
              </table:table-cell>
              <table:table-cell office:value-type="float" office:value="-0.003194">
                <text:p>-0.00319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014463">
                <text:p>5.014463</text:p>
              </table:table-cell>
              <table:table-cell office:value-type="float" office:value="0.014946">
                <text:p>0.01494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002464">
                <text:p>5.002464</text:p>
              </table:table-cell>
              <table:table-cell office:value-type="float" office:value="-0.016192">
                <text:p>-0.0161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993793">
                <text:p>4.993793</text:p>
              </table:table-cell>
              <table:table-cell office:value-type="float" office:value="-0.01432">
                <text:p>-0.014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98735">
                <text:p>4.98735</text:p>
              </table:table-cell>
              <table:table-cell office:value-type="float" office:value="-0.004576">
                <text:p>-0.0045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.986598">
                <text:p>-4.986598</text:p>
              </table:table-cell>
              <table:table-cell office:value-type="float" office:value="0.010462">
                <text:p>0.0104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993947">
                <text:p>4.993947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989345">
                <text:p>4.989345</text:p>
              </table:table-cell>
              <table:table-cell office:value-type="float" office:value="0.006176">
                <text:p>0.0061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.98748">
                <text:p>-4.98748</text:p>
              </table:table-cell>
              <table:table-cell office:value-type="float" office:value="-0.008658">
                <text:p>-0.0086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984945">
                <text:p>4.984945</text:p>
              </table:table-cell>
              <table:table-cell office:value-type="float" office:value="-0.006476">
                <text:p>-0.00647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991678">
                <text:p>4.991678</text:p>
              </table:table-cell>
              <table:table-cell office:value-type="float" office:value="-0.01724">
                <text:p>-0.0172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5.009073">
                <text:p>-5.009073</text:p>
              </table:table-cell>
              <table:table-cell office:value-type="float" office:value="0.018103">
                <text:p>0.01810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98565">
                <text:p>4.98565</text:p>
              </table:table-cell>
              <table:table-cell office:value-type="float" office:value="-0.013123">
                <text:p>-0.0131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005059">
                <text:p>5.005059</text:p>
              </table:table-cell>
              <table:table-cell office:value-type="float" office:value="-0.015801">
                <text:p>-0.01580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006306">
                <text:p>5.006306</text:p>
              </table:table-cell>
              <table:table-cell office:value-type="float" office:value="0.004445">
                <text:p>0.0044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004376">
                <text:p>5.004376</text:p>
              </table:table-cell>
              <table:table-cell office:value-type="float" office:value="0.01359">
                <text:p>0.013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5.010144">
                <text:p>-5.010144</text:p>
              </table:table-cell>
              <table:table-cell office:value-type="float" office:value="0.01437">
                <text:p>0.0143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5.020079">
                <text:p>-5.020079</text:p>
              </table:table-cell>
              <table:table-cell office:value-type="float" office:value="0.000398">
                <text:p>0.0003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5.004494">
                <text:p>-5.004494</text:p>
              </table:table-cell>
              <table:table-cell office:value-type="float" office:value="0.006177">
                <text:p>0.00617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.016912">
                <text:p>5.016912</text:p>
              </table:table-cell>
              <table:table-cell office:value-type="float" office:value="-0.001686">
                <text:p>-0.0016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998092">
                <text:p>4.998092</text:p>
              </table:table-cell>
              <table:table-cell office:value-type="float" office:value="0.015489">
                <text:p>0.0154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5.017145">
                <text:p>-5.017145</text:p>
              </table:table-cell>
              <table:table-cell office:value-type="float" office:value="0.005066">
                <text:p>0.0050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985986">
                <text:p>4.985986</text:p>
              </table:table-cell>
              <table:table-cell office:value-type="float" office:value="-0.002763">
                <text:p>-0.00276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.000355">
                <text:p>5.000355</text:p>
              </table:table-cell>
              <table:table-cell office:value-type="float" office:value="-0.007093">
                <text:p>-0.00709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985384">
                <text:p>4.985384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983153">
                <text:p>4.983153</text:p>
              </table:table-cell>
              <table:table-cell office:value-type="float" office:value="0.006308">
                <text:p>0.0063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4.990603">
                <text:p>-4.990603</text:p>
              </table:table-cell>
              <table:table-cell office:value-type="float" office:value="-0.000314">
                <text:p>-0.0003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.004925">
                <text:p>5.004925</text:p>
              </table:table-cell>
              <table:table-cell office:value-type="float" office:value="-0.018422">
                <text:p>-0.01842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983401">
                <text:p>4.983401</text:p>
              </table:table-cell>
              <table:table-cell office:value-type="float" office:value="0.006401">
                <text:p>0.0064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5.01847">
                <text:p>-5.01847</text:p>
              </table:table-cell>
              <table:table-cell office:value-type="float" office:value="-0.000692">
                <text:p>-0.0006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5.002956">
                <text:p>-5.002956</text:p>
              </table:table-cell>
              <table:table-cell office:value-type="float" office:value="-0.01747">
                <text:p>-0.017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015802">
                <text:p>5.015802</text:p>
              </table:table-cell>
              <table:table-cell office:value-type="float" office:value="-0.004313">
                <text:p>-0.0043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986197">
                <text:p>4.986197</text:p>
              </table:table-cell>
              <table:table-cell office:value-type="float" office:value="-0.011068">
                <text:p>-0.01106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.007909">
                <text:p>5.007909</text:p>
              </table:table-cell>
              <table:table-cell office:value-type="float" office:value="0.01314">
                <text:p>0.013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.985949">
                <text:p>-4.985949</text:p>
              </table:table-cell>
              <table:table-cell office:value-type="float" office:value="-0.006677">
                <text:p>-0.0066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5.015051">
                <text:p>-5.015051</text:p>
              </table:table-cell>
              <table:table-cell office:value-type="float" office:value="-0.006969">
                <text:p>-0.0069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5.005594">
                <text:p>-5.005594</text:p>
              </table:table-cell>
              <table:table-cell office:value-type="float" office:value="-0.001376">
                <text:p>-0.0013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982985">
                <text:p>4.982985</text:p>
              </table:table-cell>
              <table:table-cell office:value-type="float" office:value="0.008163">
                <text:p>0.0081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4.996184">
                <text:p>-4.996184</text:p>
              </table:table-cell>
              <table:table-cell office:value-type="float" office:value="0.008226">
                <text:p>0.0082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5.006318">
                <text:p>-5.006318</text:p>
              </table:table-cell>
              <table:table-cell office:value-type="float" office:value="-0.011656">
                <text:p>-0.0116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.003219">
                <text:p>5.003219</text:p>
              </table:table-cell>
              <table:table-cell office:value-type="float" office:value="-0.014731">
                <text:p>-0.0147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4.99516">
                <text:p>-4.99516</text:p>
              </table:table-cell>
              <table:table-cell office:value-type="float" office:value="0.006748">
                <text:p>0.0067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.008407">
                <text:p>5.008407</text:p>
              </table:table-cell>
              <table:table-cell office:value-type="float" office:value="-0.005867">
                <text:p>-0.0058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98259">
                <text:p>4.98259</text:p>
              </table:table-cell>
              <table:table-cell office:value-type="float" office:value="0.009878">
                <text:p>0.0098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013905">
                <text:p>5.013905</text:p>
              </table:table-cell>
              <table:table-cell office:value-type="float" office:value="-0.001454">
                <text:p>-0.0014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4.985564">
                <text:p>-4.985564</text:p>
              </table:table-cell>
              <table:table-cell office:value-type="float" office:value="0.000628">
                <text:p>0.00062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5.016613">
                <text:p>-5.016613</text:p>
              </table:table-cell>
              <table:table-cell office:value-type="float" office:value="0.002909">
                <text:p>0.0029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5.004883">
                <text:p>-5.004883</text:p>
              </table:table-cell>
              <table:table-cell office:value-type="float" office:value="0.003479">
                <text:p>0.0034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5.017338">
                <text:p>-5.017338</text:p>
              </table:table-cell>
              <table:table-cell office:value-type="float" office:value="-0.007166">
                <text:p>-0.0071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000376">
                <text:p>5.000376</text:p>
              </table:table-cell>
              <table:table-cell office:value-type="float" office:value="-0.008078">
                <text:p>-0.0080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981282">
                <text:p>4.981282</text:p>
              </table:table-cell>
              <table:table-cell office:value-type="float" office:value="-0.003546">
                <text:p>-0.00354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011735">
                <text:p>5.011735</text:p>
              </table:table-cell>
              <table:table-cell office:value-type="float" office:value="0.004444">
                <text:p>0.0044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4.985704">
                <text:p>-4.985704</text:p>
              </table:table-cell>
              <table:table-cell office:value-type="float" office:value="-0.015153">
                <text:p>-0.01515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007315">
                <text:p>5.007315</text:p>
              </table:table-cell>
              <table:table-cell office:value-type="float" office:value="0.022855">
                <text:p>0.0228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4.989092">
                <text:p>-4.989092</text:p>
              </table:table-cell>
              <table:table-cell office:value-type="float" office:value="0.015082">
                <text:p>0.0150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989755">
                <text:p>4.989755</text:p>
              </table:table-cell>
              <table:table-cell office:value-type="float" office:value="0.018588">
                <text:p>0.0185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5.015887">
                <text:p>-5.015887</text:p>
              </table:table-cell>
              <table:table-cell office:value-type="float" office:value="0.018267">
                <text:p>0.01826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.009315">
                <text:p>5.009315</text:p>
              </table:table-cell>
              <table:table-cell office:value-type="float" office:value="-0.000748">
                <text:p>-0.0007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5.014013">
                <text:p>-5.01401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4.988741">
                <text:p>-4.988741</text:p>
              </table:table-cell>
              <table:table-cell office:value-type="float" office:value="0.012776">
                <text:p>0.01277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.004562">
                <text:p>5.004562</text:p>
              </table:table-cell>
              <table:table-cell office:value-type="float" office:value="-0.00154">
                <text:p>-0.001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.014878">
                <text:p>5.014878</text:p>
              </table:table-cell>
              <table:table-cell office:value-type="float" office:value="0.002049">
                <text:p>0.0020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4.996335">
                <text:p>-4.996335</text:p>
              </table:table-cell>
              <table:table-cell office:value-type="float" office:value="-0.012602">
                <text:p>-0.01260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5.00053">
                <text:p>-5.00053</text:p>
              </table:table-cell>
              <table:table-cell office:value-type="float" office:value="0.008488">
                <text:p>0.0084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991882">
                <text:p>4.991882</text:p>
              </table:table-cell>
              <table:table-cell office:value-type="float" office:value="-0.001152">
                <text:p>-0.00115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5.010644">
                <text:p>-5.010644</text:p>
              </table:table-cell>
              <table:table-cell office:value-type="float" office:value="0.006868">
                <text:p>0.00686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4.994209">
                <text:p>-4.994209</text:p>
              </table:table-cell>
              <table:table-cell office:value-type="float" office:value="0.016058">
                <text:p>0.0160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5.000266">
                <text:p>-5.000266</text:p>
              </table:table-cell>
              <table:table-cell office:value-type="float" office:value="-0.011996">
                <text:p>-0.0119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999925">
                <text:p>4.999925</text:p>
              </table:table-cell>
              <table:table-cell office:value-type="float" office:value="-0.014505">
                <text:p>-0.0145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993826">
                <text:p>4.993826</text:p>
              </table:table-cell>
              <table:table-cell office:value-type="float" office:value="-0.017542">
                <text:p>-0.01754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5.004109">
                <text:p>-5.004109</text:p>
              </table:table-cell>
              <table:table-cell office:value-type="float" office:value="0.003068">
                <text:p>0.0030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5.008068">
                <text:p>-5.008068</text:p>
              </table:table-cell>
              <table:table-cell office:value-type="float" office:value="0.002764">
                <text:p>0.00276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5.005157">
                <text:p>-5.005157</text:p>
              </table:table-cell>
              <table:table-cell office:value-type="float" office:value="0.008425">
                <text:p>0.0084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997014">
                <text:p>4.997014</text:p>
              </table:table-cell>
              <table:table-cell office:value-type="float" office:value="-0.015051">
                <text:p>-0.01505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5.01578">
                <text:p>-5.01578</text:p>
              </table:table-cell>
              <table:table-cell office:value-type="float" office:value="0.011878">
                <text:p>0.0118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4.997475">
                <text:p>-4.997475</text:p>
              </table:table-cell>
              <table:table-cell office:value-type="float" office:value="0.008738">
                <text:p>0.00873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.010431">
                <text:p>5.010431</text:p>
              </table:table-cell>
              <table:table-cell office:value-type="float" office:value="0.015436">
                <text:p>0.01543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5.01522">
                <text:p>-5.01522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4.998041">
                <text:p>-4.998041</text:p>
              </table:table-cell>
              <table:table-cell office:value-type="float" office:value="0.018745">
                <text:p>0.0187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5.000613">
                <text:p>-5.000613</text:p>
              </table:table-cell>
              <table:table-cell office:value-type="float" office:value="-0.017342">
                <text:p>-0.0173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.009745">
                <text:p>5.009745</text:p>
              </table:table-cell>
              <table:table-cell office:value-type="float" office:value="0.015059">
                <text:p>0.0150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4.999228">
                <text:p>-4.999228</text:p>
              </table:table-cell>
              <table:table-cell office:value-type="float" office:value="-0.009562">
                <text:p>-0.00956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4.989189">
                <text:p>-4.989189</text:p>
              </table:table-cell>
              <table:table-cell office:value-type="float" office:value="0.011619">
                <text:p>0.0116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988015">
                <text:p>4.988015</text:p>
              </table:table-cell>
              <table:table-cell office:value-type="float" office:value="0.014689">
                <text:p>0.01468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5.002302">
                <text:p>-5.002302</text:p>
              </table:table-cell>
              <table:table-cell office:value-type="float" office:value="0.013762">
                <text:p>0.0137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5.011994">
                <text:p>-5.011994</text:p>
              </table:table-cell>
              <table:table-cell office:value-type="float" office:value="0.009638">
                <text:p>0.0096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5.00713">
                <text:p>-5.00713</text:p>
              </table:table-cell>
              <table:table-cell office:value-type="float" office:value="-0.018701">
                <text:p>-0.01870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5.003814">
                <text:p>-5.003814</text:p>
              </table:table-cell>
              <table:table-cell office:value-type="float" office:value="0.011284">
                <text:p>0.01128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4.989692">
                <text:p>-4.989692</text:p>
              </table:table-cell>
              <table:table-cell office:value-type="float" office:value="-0.005769">
                <text:p>-0.00576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984369">
                <text:p>4.984369</text:p>
              </table:table-cell>
              <table:table-cell office:value-type="float" office:value="0.009525">
                <text:p>0.0095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980721">
                <text:p>4.980721</text:p>
              </table:table-cell>
              <table:table-cell office:value-type="float" office:value="-0.008682">
                <text:p>-0.0086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984654">
                <text:p>4.984654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5.013511">
                <text:p>-5.013511</text:p>
              </table:table-cell>
              <table:table-cell office:value-type="float" office:value="-0.002081">
                <text:p>-0.00208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5.002931">
                <text:p>-5.002931</text:p>
              </table:table-cell>
              <table:table-cell office:value-type="float" office:value="0.009142">
                <text:p>0.00914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979753">
                <text:p>4.979753</text:p>
              </table:table-cell>
              <table:table-cell office:value-type="float" office:value="0.00715">
                <text:p>0.0071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4.991096">
                <text:p>-4.991096</text:p>
              </table:table-cell>
              <table:table-cell office:value-type="float" office:value="0.015652">
                <text:p>0.0156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99969">
                <text:p>4.99969</text:p>
              </table:table-cell>
              <table:table-cell office:value-type="float" office:value="0.011481">
                <text:p>0.0114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4.991284">
                <text:p>-4.991284</text:p>
              </table:table-cell>
              <table:table-cell office:value-type="float" office:value="0.001153">
                <text:p>0.0011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004748">
                <text:p>5.004748</text:p>
              </table:table-cell>
              <table:table-cell office:value-type="float" office:value="-0.008828">
                <text:p>-0.0088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4.992507">
                <text:p>-4.992507</text:p>
              </table:table-cell>
              <table:table-cell office:value-type="float" office:value="-0.00432">
                <text:p>-0.004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001996">
                <text:p>5.001996</text:p>
              </table:table-cell>
              <table:table-cell office:value-type="float" office:value="0.019195">
                <text:p>0.0191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008898">
                <text:p>5.008898</text:p>
              </table:table-cell>
              <table:table-cell office:value-type="float" office:value="0.013034">
                <text:p>0.0130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5.015091">
                <text:p>-5.015091</text:p>
              </table:table-cell>
              <table:table-cell office:value-type="float" office:value="0.008942">
                <text:p>0.0089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4.996481">
                <text:p>-4.996481</text:p>
              </table:table-cell>
              <table:table-cell office:value-type="float" office:value="-0.004425">
                <text:p>-0.0044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995161">
                <text:p>4.995161</text:p>
              </table:table-cell>
              <table:table-cell office:value-type="float" office:value="0.013853">
                <text:p>0.01385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.011275">
                <text:p>5.011275</text:p>
              </table:table-cell>
              <table:table-cell office:value-type="float" office:value="0.004764">
                <text:p>0.00476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.006088">
                <text:p>5.006088</text:p>
              </table:table-cell>
              <table:table-cell office:value-type="float" office:value="-0.001575">
                <text:p>-0.0015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.007623">
                <text:p>5.007623</text:p>
              </table:table-cell>
              <table:table-cell office:value-type="float" office:value="-0.00642">
                <text:p>-0.0064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4.985491">
                <text:p>-4.985491</text:p>
              </table:table-cell>
              <table:table-cell office:value-type="float" office:value="-0.008338">
                <text:p>-0.00833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4.999281">
                <text:p>-4.999281</text:p>
              </table:table-cell>
              <table:table-cell office:value-type="float" office:value="0.002449">
                <text:p>0.0024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4.994688">
                <text:p>-4.994688</text:p>
              </table:table-cell>
              <table:table-cell office:value-type="float" office:value="-0.009503">
                <text:p>-0.0095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.991508">
                <text:p>4.991508</text:p>
              </table:table-cell>
              <table:table-cell office:value-type="float" office:value="-0.01528">
                <text:p>-0.015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4.988257">
                <text:p>-4.988257</text:p>
              </table:table-cell>
              <table:table-cell office:value-type="float" office:value="0.000521">
                <text:p>0.00052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4.990172">
                <text:p>-4.990172</text:p>
              </table:table-cell>
              <table:table-cell office:value-type="float" office:value="-0.007832">
                <text:p>-0.00783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4.983236">
                <text:p>-4.983236</text:p>
              </table:table-cell>
              <table:table-cell office:value-type="float" office:value="-0.011652">
                <text:p>-0.0116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5.009653">
                <text:p>-5.009653</text:p>
              </table:table-cell>
              <table:table-cell office:value-type="float" office:value="0.010864">
                <text:p>0.01086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4.985073">
                <text:p>-4.98507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994536">
                <text:p>4.994536</text:p>
              </table:table-cell>
              <table:table-cell office:value-type="float" office:value="0.006622">
                <text:p>0.0066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994355">
                <text:p>4.994355</text:p>
              </table:table-cell>
              <table:table-cell office:value-type="float" office:value="-0.014734">
                <text:p>-0.0147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5.012368">
                <text:p>-5.012368</text:p>
              </table:table-cell>
              <table:table-cell office:value-type="float" office:value="0.010064">
                <text:p>0.01006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999199">
                <text:p>4.999199</text:p>
              </table:table-cell>
              <table:table-cell office:value-type="float" office:value="0.007655">
                <text:p>0.00765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019149">
                <text:p>5.019149</text:p>
              </table:table-cell>
              <table:table-cell office:value-type="float" office:value="-0.005975">
                <text:p>-0.00597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.013608">
                <text:p>5.013608</text:p>
              </table:table-cell>
              <table:table-cell office:value-type="float" office:value="-0.002906">
                <text:p>-0.0029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.993877">
                <text:p>4.993877</text:p>
              </table:table-cell>
              <table:table-cell office:value-type="float" office:value="-0.013867">
                <text:p>-0.0138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.000941">
                <text:p>5.000941</text:p>
              </table:table-cell>
              <table:table-cell office:value-type="float" office:value="0.004252">
                <text:p>0.0042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5.001512">
                <text:p>-5.001512</text:p>
              </table:table-cell>
              <table:table-cell office:value-type="float" office:value="0.009767">
                <text:p>0.0097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98298">
                <text:p>4.98298</text:p>
              </table:table-cell>
              <table:table-cell office:value-type="float" office:value="0.013459">
                <text:p>0.0134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.993129">
                <text:p>4.993129</text:p>
              </table:table-cell>
              <table:table-cell office:value-type="float" office:value="-0.002842">
                <text:p>-0.00284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018442">
                <text:p>5.018442</text:p>
              </table:table-cell>
              <table:table-cell office:value-type="float" office:value="0.002424">
                <text:p>0.0024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99255">
                <text:p>4.99255</text:p>
              </table:table-cell>
              <table:table-cell office:value-type="float" office:value="0.001963">
                <text:p>0.0019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993719">
                <text:p>4.993719</text:p>
              </table:table-cell>
              <table:table-cell office:value-type="float" office:value="-0.011142">
                <text:p>-0.01114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.990338">
                <text:p>4.990338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995129">
                <text:p>4.995129</text:p>
              </table:table-cell>
              <table:table-cell office:value-type="float" office:value="-0.000421">
                <text:p>-0.00042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995846">
                <text:p>4.995846</text:p>
              </table:table-cell>
              <table:table-cell office:value-type="float" office:value="-0.007506">
                <text:p>-0.00750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001545">
                <text:p>5.001545</text:p>
              </table:table-cell>
              <table:table-cell office:value-type="float" office:value="-0.00287">
                <text:p>-0.002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003484">
                <text:p>5.003484</text:p>
              </table:table-cell>
              <table:table-cell office:value-type="float" office:value="0.006884">
                <text:p>0.0068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5.002377">
                <text:p>-5.002377</text:p>
              </table:table-cell>
              <table:table-cell office:value-type="float" office:value="-0.002459">
                <text:p>-0.00245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4.985559">
                <text:p>-4.985559</text:p>
              </table:table-cell>
              <table:table-cell office:value-type="float" office:value="-0.006312">
                <text:p>-0.0063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5.009003">
                <text:p>-5.009003</text:p>
              </table:table-cell>
              <table:table-cell office:value-type="float" office:value="-0.005812">
                <text:p>-0.0058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99444">
                <text:p>4.99444</text:p>
              </table:table-cell>
              <table:table-cell office:value-type="float" office:value="0.016588">
                <text:p>0.01658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5.014352">
                <text:p>-5.014352</text:p>
              </table:table-cell>
              <table:table-cell office:value-type="float" office:value="-0.014196">
                <text:p>-0.0141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995434">
                <text:p>4.995434</text:p>
              </table:table-cell>
              <table:table-cell office:value-type="float" office:value="0.004614">
                <text:p>0.00461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4.984853">
                <text:p>-4.984853</text:p>
              </table:table-cell>
              <table:table-cell office:value-type="float" office:value="-0.001692">
                <text:p>-0.0016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998872">
                <text:p>4.998872</text:p>
              </table:table-cell>
              <table:table-cell office:value-type="float" office:value="0.006412">
                <text:p>0.0064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991061">
                <text:p>4.991061</text:p>
              </table:table-cell>
              <table:table-cell office:value-type="float" office:value="0.005895">
                <text:p>0.0058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998567">
                <text:p>4.998567</text:p>
              </table:table-cell>
              <table:table-cell office:value-type="float" office:value="-0.009213">
                <text:p>-0.0092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5.008784">
                <text:p>-5.008784</text:p>
              </table:table-cell>
              <table:table-cell office:value-type="float" office:value="-0.014563">
                <text:p>-0.01456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984395">
                <text:p>4.984395</text:p>
              </table:table-cell>
              <table:table-cell office:value-type="float" office:value="-0.002246">
                <text:p>-0.0022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996675">
                <text:p>4.996675</text:p>
              </table:table-cell>
              <table:table-cell office:value-type="float" office:value="-0.00786">
                <text:p>-0.0078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.000556">
                <text:p>5.000556</text:p>
              </table:table-cell>
              <table:table-cell office:value-type="float" office:value="-0.000902">
                <text:p>-0.00090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007336">
                <text:p>5.007336</text:p>
              </table:table-cell>
              <table:table-cell office:value-type="float" office:value="0.014233">
                <text:p>0.0142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4.998881">
                <text:p>-4.998881</text:p>
              </table:table-cell>
              <table:table-cell office:value-type="float" office:value="-0.008698">
                <text:p>-0.00869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020583">
                <text:p>5.020583</text:p>
              </table:table-cell>
              <table:table-cell office:value-type="float" office:value="0.006613">
                <text:p>0.0066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5.001051">
                <text:p>-5.001051</text:p>
              </table:table-cell>
              <table:table-cell office:value-type="float" office:value="0.013236">
                <text:p>0.0132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998109">
                <text:p>4.998109</text:p>
              </table:table-cell>
              <table:table-cell office:value-type="float" office:value="-0.015096">
                <text:p>-0.0150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4.995864">
                <text:p>-4.995864</text:p>
              </table:table-cell>
              <table:table-cell office:value-type="float" office:value="0.001992">
                <text:p>0.0019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4.991053">
                <text:p>-4.991053</text:p>
              </table:table-cell>
              <table:table-cell office:value-type="float" office:value="0.002875">
                <text:p>0.0028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4.998464">
                <text:p>-4.998464</text:p>
              </table:table-cell>
              <table:table-cell office:value-type="float" office:value="-0.001765">
                <text:p>-0.00176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.012278">
                <text:p>5.012278</text:p>
              </table:table-cell>
              <table:table-cell office:value-type="float" office:value="-0.01042">
                <text:p>-0.010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.001716">
                <text:p>-5.001716</text:p>
              </table:table-cell>
              <table:table-cell office:value-type="float" office:value="0.001771">
                <text:p>0.0017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998812">
                <text:p>4.998812</text:p>
              </table:table-cell>
              <table:table-cell office:value-type="float" office:value="-0.011234">
                <text:p>-0.0112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.003617">
                <text:p>5.003617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5.012969">
                <text:p>-5.012969</text:p>
              </table:table-cell>
              <table:table-cell office:value-type="float" office:value="-0.009382">
                <text:p>-0.0093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994067">
                <text:p>4.994067</text:p>
              </table:table-cell>
              <table:table-cell office:value-type="float" office:value="0.014544">
                <text:p>0.0145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0045">
                <text:p>5.0045</text:p>
              </table:table-cell>
              <table:table-cell office:value-type="float" office:value="-0.000944">
                <text:p>-0.00094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4.985026">
                <text:p>-4.985026</text:p>
              </table:table-cell>
              <table:table-cell office:value-type="float" office:value="-0.00717">
                <text:p>-0.007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994712">
                <text:p>4.994712</text:p>
              </table:table-cell>
              <table:table-cell office:value-type="float" office:value="0.004829">
                <text:p>0.00482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993198">
                <text:p>4.993198</text:p>
              </table:table-cell>
              <table:table-cell office:value-type="float" office:value="0.001222">
                <text:p>0.0012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.008218">
                <text:p>5.008218</text:p>
              </table:table-cell>
              <table:table-cell office:value-type="float" office:value="-0.001205">
                <text:p>-0.0012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4.993091">
                <text:p>-4.993091</text:p>
              </table:table-cell>
              <table:table-cell office:value-type="float" office:value="0.003298">
                <text:p>0.0032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.993208">
                <text:p>-4.993208</text:p>
              </table:table-cell>
              <table:table-cell office:value-type="float" office:value="-0.016158">
                <text:p>-0.0161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4.995467">
                <text:p>-4.995467</text:p>
              </table:table-cell>
              <table:table-cell office:value-type="float" office:value="-0.010774">
                <text:p>-0.0107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.01337">
                <text:p>5.01337</text:p>
              </table:table-cell>
              <table:table-cell office:value-type="float" office:value="-0.01386">
                <text:p>-0.013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.007755">
                <text:p>5.007755</text:p>
              </table:table-cell>
              <table:table-cell office:value-type="float" office:value="0.01599">
                <text:p>0.0159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999055">
                <text:p>4.999055</text:p>
              </table:table-cell>
              <table:table-cell office:value-type="float" office:value="-0.006739">
                <text:p>-0.00673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984009">
                <text:p>4.984009</text:p>
              </table:table-cell>
              <table:table-cell office:value-type="float" office:value="0.010139">
                <text:p>0.01013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4.998804">
                <text:p>-4.998804</text:p>
              </table:table-cell>
              <table:table-cell office:value-type="float" office:value="0.013371">
                <text:p>0.0133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992507">
                <text:p>4.992507</text:p>
              </table:table-cell>
              <table:table-cell office:value-type="float" office:value="0.000685">
                <text:p>0.0006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5.007533">
                <text:p>-5.007533</text:p>
              </table:table-cell>
              <table:table-cell office:value-type="float" office:value="-0.009637">
                <text:p>-0.00963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5.011462">
                <text:p>-5.011462</text:p>
              </table:table-cell>
              <table:table-cell office:value-type="float" office:value="0.009365">
                <text:p>0.00936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990621">
                <text:p>4.990621</text:p>
              </table:table-cell>
              <table:table-cell office:value-type="float" office:value="0.003538">
                <text:p>0.0035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4.989243">
                <text:p>-4.989243</text:p>
              </table:table-cell>
              <table:table-cell office:value-type="float" office:value="0.007596">
                <text:p>0.0075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.017983">
                <text:p>5.017983</text:p>
              </table:table-cell>
              <table:table-cell office:value-type="float" office:value="0.002224">
                <text:p>0.0022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5.000199">
                <text:p>-5.000199</text:p>
              </table:table-cell>
              <table:table-cell office:value-type="float" office:value="-0.016471">
                <text:p>-0.0164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.00173">
                <text:p>5.00173</text:p>
              </table:table-cell>
              <table:table-cell office:value-type="float" office:value="-0.00652">
                <text:p>-0.0065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.01122">
                <text:p>5.01122</text:p>
              </table:table-cell>
              <table:table-cell office:value-type="float" office:value="0.005304">
                <text:p>0.0053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4.982878">
                <text:p>-4.982878</text:p>
              </table:table-cell>
              <table:table-cell office:value-type="float" office:value="-0.007695">
                <text:p>-0.0076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4.987794">
                <text:p>-4.987794</text:p>
              </table:table-cell>
              <table:table-cell office:value-type="float" office:value="0.00703">
                <text:p>0.007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5.015571">
                <text:p>-5.015571</text:p>
              </table:table-cell>
              <table:table-cell office:value-type="float" office:value="0.006362">
                <text:p>0.0063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5.0148">
                <text:p>-5.0148</text:p>
              </table:table-cell>
              <table:table-cell office:value-type="float" office:value="0.010282">
                <text:p>0.0102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5.012077">
                <text:p>-5.012077</text:p>
              </table:table-cell>
              <table:table-cell office:value-type="float" office:value="0.004039">
                <text:p>0.00403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.007024">
                <text:p>5.007024</text:p>
              </table:table-cell>
              <table:table-cell office:value-type="float" office:value="0.017793">
                <text:p>0.0177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.014808">
                <text:p>5.014808</text:p>
              </table:table-cell>
              <table:table-cell office:value-type="float" office:value="0.005917">
                <text:p>0.0059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999243">
                <text:p>4.999243</text:p>
              </table:table-cell>
              <table:table-cell office:value-type="float" office:value="0.014626">
                <text:p>0.01462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.014277">
                <text:p>5.014277</text:p>
              </table:table-cell>
              <table:table-cell office:value-type="float" office:value="-0.005395">
                <text:p>-0.0053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5.015393">
                <text:p>-5.015393</text:p>
              </table:table-cell>
              <table:table-cell office:value-type="float" office:value="0.007119">
                <text:p>0.00711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998603">
                <text:p>4.998603</text:p>
              </table:table-cell>
              <table:table-cell office:value-type="float" office:value="0.003426">
                <text:p>0.00342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997014">
                <text:p>4.997014</text:p>
              </table:table-cell>
              <table:table-cell office:value-type="float" office:value="0.001741">
                <text:p>0.0017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983208">
                <text:p>4.983208</text:p>
              </table:table-cell>
              <table:table-cell office:value-type="float" office:value="-0.007671">
                <text:p>-0.00767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5.003605">
                <text:p>-5.003605</text:p>
              </table:table-cell>
              <table:table-cell office:value-type="float" office:value="0.016138">
                <text:p>0.01613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.003879">
                <text:p>5.003879</text:p>
              </table:table-cell>
              <table:table-cell office:value-type="float" office:value="0.008238">
                <text:p>0.0082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995611">
                <text:p>4.995611</text:p>
              </table:table-cell>
              <table:table-cell office:value-type="float" office:value="-0.004799">
                <text:p>-0.00479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5.004545">
                <text:p>-5.004545</text:p>
              </table:table-cell>
              <table:table-cell office:value-type="float" office:value="0.004245">
                <text:p>0.0042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986567">
                <text:p>4.986567</text:p>
              </table:table-cell>
              <table:table-cell office:value-type="float" office:value="-0.010721">
                <text:p>-0.0107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5.005171">
                <text:p>-5.005171</text:p>
              </table:table-cell>
              <table:table-cell office:value-type="float" office:value="-0.013604">
                <text:p>-0.0136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5.002519">
                <text:p>-5.002519</text:p>
              </table:table-cell>
              <table:table-cell office:value-type="float" office:value="-0.010271">
                <text:p>-0.01027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.010069">
                <text:p>5.010069</text:p>
              </table:table-cell>
              <table:table-cell office:value-type="float" office:value="0.009971">
                <text:p>0.00997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992395">
                <text:p>4.992395</text:p>
              </table:table-cell>
              <table:table-cell office:value-type="float" office:value="0.011199">
                <text:p>0.01119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5.001518">
                <text:p>-5.001518</text:p>
              </table:table-cell>
              <table:table-cell office:value-type="float" office:value="0.019023">
                <text:p>0.0190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998268">
                <text:p>4.998268</text:p>
              </table:table-cell>
              <table:table-cell office:value-type="float" office:value="0.016797">
                <text:p>0.0167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4.990234">
                <text:p>-4.990234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5.011257">
                <text:p>-5.011257</text:p>
              </table:table-cell>
              <table:table-cell office:value-type="float" office:value="-0.000589">
                <text:p>-0.00058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5.006379">
                <text:p>-5.006379</text:p>
              </table:table-cell>
              <table:table-cell office:value-type="float" office:value="-0.015913">
                <text:p>-0.0159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00512">
                <text:p>5.00512</text:p>
              </table:table-cell>
              <table:table-cell office:value-type="float" office:value="0.016785">
                <text:p>0.01678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004605">
                <text:p>5.004605</text:p>
              </table:table-cell>
              <table:table-cell office:value-type="float" office:value="0.010526">
                <text:p>0.01052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000293">
                <text:p>5.000293</text:p>
              </table:table-cell>
              <table:table-cell office:value-type="float" office:value="-0.014375">
                <text:p>-0.01437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984393">
                <text:p>4.984393</text:p>
              </table:table-cell>
              <table:table-cell office:value-type="float" office:value="-0.001417">
                <text:p>-0.0014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013328">
                <text:p>5.013328</text:p>
              </table:table-cell>
              <table:table-cell office:value-type="float" office:value="-0.000184">
                <text:p>-0.0001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5.011631">
                <text:p>-5.011631</text:p>
              </table:table-cell>
              <table:table-cell office:value-type="float" office:value="-0.012786">
                <text:p>-0.01278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5.011201">
                <text:p>-5.011201</text:p>
              </table:table-cell>
              <table:table-cell office:value-type="float" office:value="0.008328">
                <text:p>0.00832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4.983825">
                <text:p>-4.983825</text:p>
              </table:table-cell>
              <table:table-cell office:value-type="float" office:value="-0.012023">
                <text:p>-0.01202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5.011453">
                <text:p>-5.011453</text:p>
              </table:table-cell>
              <table:table-cell office:value-type="float" office:value="0.019056">
                <text:p>0.01905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5.011905">
                <text:p>-5.011905</text:p>
              </table:table-cell>
              <table:table-cell office:value-type="float" office:value="0.014453">
                <text:p>0.0144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98546">
                <text:p>4.98546</text:p>
              </table:table-cell>
              <table:table-cell office:value-type="float" office:value="0.008023">
                <text:p>0.00802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4.990061">
                <text:p>-4.990061</text:p>
              </table:table-cell>
              <table:table-cell office:value-type="float" office:value="0.017003">
                <text:p>0.01700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991284">
                <text:p>4.991284</text:p>
              </table:table-cell>
              <table:table-cell office:value-type="float" office:value="-0.004213">
                <text:p>-0.0042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000456">
                <text:p>5.000456</text:p>
              </table:table-cell>
              <table:table-cell office:value-type="float" office:value="0.002271">
                <text:p>0.0022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013462">
                <text:p>5.013462</text:p>
              </table:table-cell>
              <table:table-cell office:value-type="float" office:value="-0.008878">
                <text:p>-0.00887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001546">
                <text:p>5.001546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4.996964">
                <text:p>-4.996964</text:p>
              </table:table-cell>
              <table:table-cell office:value-type="float" office:value="-0.01468">
                <text:p>-0.0146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994454">
                <text:p>4.994454</text:p>
              </table:table-cell>
              <table:table-cell office:value-type="float" office:value="-0.012534">
                <text:p>-0.01253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4.985721">
                <text:p>-4.985721</text:p>
              </table:table-cell>
              <table:table-cell office:value-type="float" office:value="0.013028">
                <text:p>0.01302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993388">
                <text:p>4.993388</text:p>
              </table:table-cell>
              <table:table-cell office:value-type="float" office:value="0.013032">
                <text:p>0.01303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5.003">
                <text:p>-5.003</text:p>
              </table:table-cell>
              <table:table-cell office:value-type="float" office:value="0.009184">
                <text:p>0.0091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999906">
                <text:p>4.999906</text:p>
              </table:table-cell>
              <table:table-cell office:value-type="float" office:value="-0.002477">
                <text:p>-0.00247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004408">
                <text:p>5.004408</text:p>
              </table:table-cell>
              <table:table-cell office:value-type="float" office:value="-0.011786">
                <text:p>-0.0117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5.014346">
                <text:p>-5.014346</text:p>
              </table:table-cell>
              <table:table-cell office:value-type="float" office:value="0.007602">
                <text:p>0.0076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4.98524">
                <text:p>-4.98524</text:p>
              </table:table-cell>
              <table:table-cell office:value-type="float" office:value="-0.001685">
                <text:p>-0.00168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994106">
                <text:p>4.994106</text:p>
              </table:table-cell>
              <table:table-cell office:value-type="float" office:value="0.017461">
                <text:p>0.0174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998359">
                <text:p>4.998359</text:p>
              </table:table-cell>
              <table:table-cell office:value-type="float" office:value="-0.005739">
                <text:p>-0.00573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001537">
                <text:p>5.001537</text:p>
              </table:table-cell>
              <table:table-cell office:value-type="float" office:value="0.016591">
                <text:p>0.0165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4.986843">
                <text:p>-4.986843</text:p>
              </table:table-cell>
              <table:table-cell office:value-type="float" office:value="-0.00074">
                <text:p>-0.0007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5.012048">
                <text:p>-5.012048</text:p>
              </table:table-cell>
              <table:table-cell office:value-type="float" office:value="-0.000504">
                <text:p>-0.00050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.016402">
                <text:p>5.016402</text:p>
              </table:table-cell>
              <table:table-cell office:value-type="float" office:value="0.001694">
                <text:p>0.00169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002139">
                <text:p>5.002139</text:p>
              </table:table-cell>
              <table:table-cell office:value-type="float" office:value="0.008309">
                <text:p>0.0083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999899">
                <text:p>4.999899</text:p>
              </table:table-cell>
              <table:table-cell office:value-type="float" office:value="0.013843">
                <text:p>0.0138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5.003667">
                <text:p>-5.003667</text:p>
              </table:table-cell>
              <table:table-cell office:value-type="float" office:value="-0.005372">
                <text:p>-0.0053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5.009094">
                <text:p>-5.009094</text:p>
              </table:table-cell>
              <table:table-cell office:value-type="float" office:value="-0.007391">
                <text:p>-0.0073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5.016963">
                <text:p>-5.016963</text:p>
              </table:table-cell>
              <table:table-cell office:value-type="float" office:value="0.011766">
                <text:p>0.01176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4.997539">
                <text:p>-4.997539</text:p>
              </table:table-cell>
              <table:table-cell office:value-type="float" office:value="0.009457">
                <text:p>0.00945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.012303">
                <text:p>5.012303</text:p>
              </table:table-cell>
              <table:table-cell office:value-type="float" office:value="0.005474">
                <text:p>0.0054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.002622">
                <text:p>5.002622</text:p>
              </table:table-cell>
              <table:table-cell office:value-type="float" office:value="0.011532">
                <text:p>0.0115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989249">
                <text:p>4.989249</text:p>
              </table:table-cell>
              <table:table-cell office:value-type="float" office:value="-0.012595">
                <text:p>-0.0125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5.012675">
                <text:p>-5.012675</text:p>
              </table:table-cell>
              <table:table-cell office:value-type="float" office:value="0.013223">
                <text:p>0.0132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984657">
                <text:p>4.984657</text:p>
              </table:table-cell>
              <table:table-cell office:value-type="float" office:value="0.001693">
                <text:p>0.0016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5.009118">
                <text:p>-5.009118</text:p>
              </table:table-cell>
              <table:table-cell office:value-type="float" office:value="0.014469">
                <text:p>0.0144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5.002545">
                <text:p>-5.002545</text:p>
              </table:table-cell>
              <table:table-cell office:value-type="float" office:value="0.014195">
                <text:p>0.0141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989866">
                <text:p>4.989866</text:p>
              </table:table-cell>
              <table:table-cell office:value-type="float" office:value="0.005895">
                <text:p>0.0058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5.000816">
                <text:p>-5.000816</text:p>
              </table:table-cell>
              <table:table-cell office:value-type="float" office:value="0.006197">
                <text:p>0.0061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4.993254">
                <text:p>-4.993254</text:p>
              </table:table-cell>
              <table:table-cell office:value-type="float" office:value="0.012074">
                <text:p>0.0120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5.01471">
                <text:p>-5.01471</text:p>
              </table:table-cell>
              <table:table-cell office:value-type="float" office:value="-0.000089">
                <text:p>-0.0000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983875">
                <text:p>4.983875</text:p>
              </table:table-cell>
              <table:table-cell office:value-type="float" office:value="0.005366">
                <text:p>0.00536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5.001772">
                <text:p>-5.001772</text:p>
              </table:table-cell>
              <table:table-cell office:value-type="float" office:value="-0.002651">
                <text:p>-0.00265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.01516">
                <text:p>5.01516</text:p>
              </table:table-cell>
              <table:table-cell office:value-type="float" office:value="-0.016847">
                <text:p>-0.01684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4.997013">
                <text:p>-4.997013</text:p>
              </table:table-cell>
              <table:table-cell office:value-type="float" office:value="0.00342">
                <text:p>0.003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4.993148">
                <text:p>-4.993148</text:p>
              </table:table-cell>
              <table:table-cell office:value-type="float" office:value="-0.014016">
                <text:p>-0.0140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.996236">
                <text:p>-4.996236</text:p>
              </table:table-cell>
              <table:table-cell office:value-type="float" office:value="0.015473">
                <text:p>0.0154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986875">
                <text:p>4.986875</text:p>
              </table:table-cell>
              <table:table-cell office:value-type="float" office:value="0.005185">
                <text:p>0.00518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.005411">
                <text:p>5.005411</text:p>
              </table:table-cell>
              <table:table-cell office:value-type="float" office:value="-0.007246">
                <text:p>-0.0072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.013752">
                <text:p>5.013752</text:p>
              </table:table-cell>
              <table:table-cell office:value-type="float" office:value="0.008917">
                <text:p>0.0089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999043">
                <text:p>4.999043</text:p>
              </table:table-cell>
              <table:table-cell office:value-type="float" office:value="-0.012457">
                <text:p>-0.01245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5.010142">
                <text:p>-5.010142</text:p>
              </table:table-cell>
              <table:table-cell office:value-type="float" office:value="-0.004051">
                <text:p>-0.00405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5.014423">
                <text:p>-5.014423</text:p>
              </table:table-cell>
              <table:table-cell office:value-type="float" office:value="0.014388">
                <text:p>0.0143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991291">
                <text:p>4.991291</text:p>
              </table:table-cell>
              <table:table-cell office:value-type="float" office:value="0.000729">
                <text:p>0.00072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.006307">
                <text:p>5.006307</text:p>
              </table:table-cell>
              <table:table-cell office:value-type="float" office:value="-0.006724">
                <text:p>-0.0067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.005095">
                <text:p>5.005095</text:p>
              </table:table-cell>
              <table:table-cell office:value-type="float" office:value="0.000555">
                <text:p>0.0005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99499">
                <text:p>4.99499</text:p>
              </table:table-cell>
              <table:table-cell office:value-type="float" office:value="0.007639">
                <text:p>0.0076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4.998405">
                <text:p>-4.998405</text:p>
              </table:table-cell>
              <table:table-cell office:value-type="float" office:value="-0.002259">
                <text:p>-0.00225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.006972">
                <text:p>5.006972</text:p>
              </table:table-cell>
              <table:table-cell office:value-type="float" office:value="0.001214">
                <text:p>0.00121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4.999096">
                <text:p>-4.999096</text:p>
              </table:table-cell>
              <table:table-cell office:value-type="float" office:value="0.01347">
                <text:p>0.0134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5.015389">
                <text:p>-5.015389</text:p>
              </table:table-cell>
              <table:table-cell office:value-type="float" office:value="-0.01235">
                <text:p>-0.0123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998326">
                <text:p>4.998326</text:p>
              </table:table-cell>
              <table:table-cell office:value-type="float" office:value="-0.011128">
                <text:p>-0.0111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4.998286">
                <text:p>-4.998286</text:p>
              </table:table-cell>
              <table:table-cell office:value-type="float" office:value="-0.002233">
                <text:p>-0.0022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4.991526">
                <text:p>-4.991526</text:p>
              </table:table-cell>
              <table:table-cell office:value-type="float" office:value="-0.008147">
                <text:p>-0.0081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5.005109">
                <text:p>-5.005109</text:p>
              </table:table-cell>
              <table:table-cell office:value-type="float" office:value="0.013037">
                <text:p>0.01303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990481">
                <text:p>4.990481</text:p>
              </table:table-cell>
              <table:table-cell office:value-type="float" office:value="0.005655">
                <text:p>0.0056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5.002228">
                <text:p>-5.002228</text:p>
              </table:table-cell>
              <table:table-cell office:value-type="float" office:value="0.004707">
                <text:p>0.00470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4.994071">
                <text:p>-4.994071</text:p>
              </table:table-cell>
              <table:table-cell office:value-type="float" office:value="0.006619">
                <text:p>0.0066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5.001282">
                <text:p>-5.001282</text:p>
              </table:table-cell>
              <table:table-cell office:value-type="float" office:value="-0.01614">
                <text:p>-0.016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001669">
                <text:p>5.001669</text:p>
              </table:table-cell>
              <table:table-cell office:value-type="float" office:value="-0.007455">
                <text:p>-0.0074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017099">
                <text:p>5.017099</text:p>
              </table:table-cell>
              <table:table-cell office:value-type="float" office:value="-0.000199">
                <text:p>-0.0001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004706">
                <text:p>5.004706</text:p>
              </table:table-cell>
              <table:table-cell office:value-type="float" office:value="-0.005954">
                <text:p>-0.0059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4.993024">
                <text:p>-4.993024</text:p>
              </table:table-cell>
              <table:table-cell office:value-type="float" office:value="0.013963">
                <text:p>0.0139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984806">
                <text:p>4.984806</text:p>
              </table:table-cell>
              <table:table-cell office:value-type="float" office:value="-0.007057">
                <text:p>-0.00705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994583">
                <text:p>4.994583</text:p>
              </table:table-cell>
              <table:table-cell office:value-type="float" office:value="0.002687">
                <text:p>0.00268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989175">
                <text:p>4.989175</text:p>
              </table:table-cell>
              <table:table-cell office:value-type="float" office:value="0.015282">
                <text:p>0.01528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999561">
                <text:p>4.999561</text:p>
              </table:table-cell>
              <table:table-cell office:value-type="float" office:value="-0.014129">
                <text:p>-0.0141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4.990977">
                <text:p>-4.990977</text:p>
              </table:table-cell>
              <table:table-cell office:value-type="float" office:value="0.004856">
                <text:p>0.00485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016161">
                <text:p>5.016161</text:p>
              </table:table-cell>
              <table:table-cell office:value-type="float" office:value="0.008177">
                <text:p>0.00817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991008">
                <text:p>4.991008</text:p>
              </table:table-cell>
              <table:table-cell office:value-type="float" office:value="0.015405">
                <text:p>0.0154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4.998973">
                <text:p>-4.998973</text:p>
              </table:table-cell>
              <table:table-cell office:value-type="float" office:value="-0.016941">
                <text:p>-0.01694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4.992029">
                <text:p>-4.992029</text:p>
              </table:table-cell>
              <table:table-cell office:value-type="float" office:value="-0.020689">
                <text:p>-0.02068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98951">
                <text:p>4.98951</text:p>
              </table:table-cell>
              <table:table-cell office:value-type="float" office:value="0.007146">
                <text:p>0.00714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5.004808">
                <text:p>-5.004808</text:p>
              </table:table-cell>
              <table:table-cell office:value-type="float" office:value="0.010931">
                <text:p>0.0109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.005823">
                <text:p>5.005823</text:p>
              </table:table-cell>
              <table:table-cell office:value-type="float" office:value="-0.013242">
                <text:p>-0.01324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4.985732">
                <text:p>-4.985732</text:p>
              </table:table-cell>
              <table:table-cell office:value-type="float" office:value="-0.000753">
                <text:p>-0.00075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4.999145">
                <text:p>-4.999145</text:p>
              </table:table-cell>
              <table:table-cell office:value-type="float" office:value="0.007232">
                <text:p>0.0072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.014469">
                <text:p>5.014469</text:p>
              </table:table-cell>
              <table:table-cell office:value-type="float" office:value="-0.004926">
                <text:p>-0.0049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.011726">
                <text:p>5.011726</text:p>
              </table:table-cell>
              <table:table-cell office:value-type="float" office:value="-0.001745">
                <text:p>-0.00174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5.004273">
                <text:p>-5.004273</text:p>
              </table:table-cell>
              <table:table-cell office:value-type="float" office:value="-0.01158">
                <text:p>-0.011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.002363">
                <text:p>5.002363</text:p>
              </table:table-cell>
              <table:table-cell office:value-type="float" office:value="-0.011421">
                <text:p>-0.01142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994215">
                <text:p>4.994215</text:p>
              </table:table-cell>
              <table:table-cell office:value-type="float" office:value="0.014945">
                <text:p>0.0149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992653">
                <text:p>4.992653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.009873">
                <text:p>5.009873</text:p>
              </table:table-cell>
              <table:table-cell office:value-type="float" office:value="0.005136">
                <text:p>0.0051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5.014229">
                <text:p>-5.014229</text:p>
              </table:table-cell>
              <table:table-cell office:value-type="float" office:value="0.002025">
                <text:p>0.0020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998625">
                <text:p>4.998625</text:p>
              </table:table-cell>
              <table:table-cell office:value-type="float" office:value="-0.006936">
                <text:p>-0.0069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5.002049">
                <text:p>-5.002049</text:p>
              </table:table-cell>
              <table:table-cell office:value-type="float" office:value="-0.009427">
                <text:p>-0.00942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.000648">
                <text:p>5.000648</text:p>
              </table:table-cell>
              <table:table-cell office:value-type="float" office:value="-0.004411">
                <text:p>-0.0044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5.007674">
                <text:p>-5.007674</text:p>
              </table:table-cell>
              <table:table-cell office:value-type="float" office:value="0.010167">
                <text:p>0.0101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4.993974">
                <text:p>-4.993974</text:p>
              </table:table-cell>
              <table:table-cell office:value-type="float" office:value="-0.013842">
                <text:p>-0.01384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5.003598">
                <text:p>-5.003598</text:p>
              </table:table-cell>
              <table:table-cell office:value-type="float" office:value="-0.009732">
                <text:p>-0.00973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998205">
                <text:p>4.998205</text:p>
              </table:table-cell>
              <table:table-cell office:value-type="float" office:value="-0.017915">
                <text:p>-0.01791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4.999631">
                <text:p>-4.999631</text:p>
              </table:table-cell>
              <table:table-cell office:value-type="float" office:value="0.011571">
                <text:p>0.0115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998594">
                <text:p>4.998594</text:p>
              </table:table-cell>
              <table:table-cell office:value-type="float" office:value="0.016963">
                <text:p>0.01696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5.005987">
                <text:p>-5.005987</text:p>
              </table:table-cell>
              <table:table-cell office:value-type="float" office:value="-0.004379">
                <text:p>-0.00437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5.007346">
                <text:p>-5.007346</text:p>
              </table:table-cell>
              <table:table-cell office:value-type="float" office:value="0.014563">
                <text:p>0.0145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4.993478">
                <text:p>-4.993478</text:p>
              </table:table-cell>
              <table:table-cell office:value-type="float" office:value="-0.008138">
                <text:p>-0.0081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4.986716">
                <text:p>-4.986716</text:p>
              </table:table-cell>
              <table:table-cell office:value-type="float" office:value="-0.000993">
                <text:p>-0.0009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4.986997">
                <text:p>-4.986997</text:p>
              </table:table-cell>
              <table:table-cell office:value-type="float" office:value="0.016292">
                <text:p>0.0162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5.003479">
                <text:p>-5.003479</text:p>
              </table:table-cell>
              <table:table-cell office:value-type="float" office:value="-0.015287">
                <text:p>-0.0152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.00293">
                <text:p>5.00293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994097">
                <text:p>4.994097</text:p>
              </table:table-cell>
              <table:table-cell office:value-type="float" office:value="-0.004815">
                <text:p>-0.0048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5.006595">
                <text:p>-5.006595</text:p>
              </table:table-cell>
              <table:table-cell office:value-type="float" office:value="0.007997">
                <text:p>0.0079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4.989768">
                <text:p>-4.989768</text:p>
              </table:table-cell>
              <table:table-cell office:value-type="float" office:value="0.015283">
                <text:p>0.0152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4.995698">
                <text:p>-4.995698</text:p>
              </table:table-cell>
              <table:table-cell office:value-type="float" office:value="0.006008">
                <text:p>0.0060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.013344">
                <text:p>5.013344</text:p>
              </table:table-cell>
              <table:table-cell office:value-type="float" office:value="0.000531">
                <text:p>0.0005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983995">
                <text:p>4.983995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.005106">
                <text:p>5.005106</text:p>
              </table:table-cell>
              <table:table-cell office:value-type="float" office:value="-0.013569">
                <text:p>-0.01356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5.00894">
                <text:p>-5.00894</text:p>
              </table:table-cell>
              <table:table-cell office:value-type="float" office:value="0.007707">
                <text:p>0.00770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997564">
                <text:p>4.997564</text:p>
              </table:table-cell>
              <table:table-cell office:value-type="float" office:value="0.013067">
                <text:p>0.0130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985864">
                <text:p>4.985864</text:p>
              </table:table-cell>
              <table:table-cell office:value-type="float" office:value="0.012478">
                <text:p>0.01247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5.004203">
                <text:p>-5.004203</text:p>
              </table:table-cell>
              <table:table-cell office:value-type="float" office:value="-0.00328">
                <text:p>-0.003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982927">
                <text:p>4.982927</text:p>
              </table:table-cell>
              <table:table-cell office:value-type="float" office:value="-0.008652">
                <text:p>-0.0086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996859">
                <text:p>4.996859</text:p>
              </table:table-cell>
              <table:table-cell office:value-type="float" office:value="-0.00692">
                <text:p>-0.0069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995397">
                <text:p>4.995397</text:p>
              </table:table-cell>
              <table:table-cell office:value-type="float" office:value="-0.005777">
                <text:p>-0.0057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992338">
                <text:p>4.992338</text:p>
              </table:table-cell>
              <table:table-cell office:value-type="float" office:value="0.005501">
                <text:p>0.00550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5.012488">
                <text:p>-5.012488</text:p>
              </table:table-cell>
              <table:table-cell office:value-type="float" office:value="0.002365">
                <text:p>0.0023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.014058">
                <text:p>5.014058</text:p>
              </table:table-cell>
              <table:table-cell office:value-type="float" office:value="0.011751">
                <text:p>0.01175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99335">
                <text:p>4.99335</text:p>
              </table:table-cell>
              <table:table-cell office:value-type="float" office:value="-0.00872">
                <text:p>-0.008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5.006945">
                <text:p>-5.006945</text:p>
              </table:table-cell>
              <table:table-cell office:value-type="float" office:value="0.00703">
                <text:p>0.0070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4.987353">
                <text:p>-4.987353</text:p>
              </table:table-cell>
              <table:table-cell office:value-type="float" office:value="0.011103">
                <text:p>0.01110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.006595">
                <text:p>5.006595</text:p>
              </table:table-cell>
              <table:table-cell office:value-type="float" office:value="0.013685">
                <text:p>0.01368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.015426">
                <text:p>5.015426</text:p>
              </table:table-cell>
              <table:table-cell office:value-type="float" office:value="-0.004537">
                <text:p>-0.00453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4.990059">
                <text:p>-4.990059</text:p>
              </table:table-cell>
              <table:table-cell office:value-type="float" office:value="0.011196">
                <text:p>0.01119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5.006534">
                <text:p>-5.006534</text:p>
              </table:table-cell>
              <table:table-cell office:value-type="float" office:value="-0.013995">
                <text:p>-0.01399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.015206">
                <text:p>5.015206</text:p>
              </table:table-cell>
              <table:table-cell office:value-type="float" office:value="0.001785">
                <text:p>0.00178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.017308">
                <text:p>5.017308</text:p>
              </table:table-cell>
              <table:table-cell office:value-type="float" office:value="0.008122">
                <text:p>0.00812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5.000559">
                <text:p>-5.000559</text:p>
              </table:table-cell>
              <table:table-cell office:value-type="float" office:value="0.01226">
                <text:p>0.012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.000721">
                <text:p>5.000721</text:p>
              </table:table-cell>
              <table:table-cell office:value-type="float" office:value="-0.011426">
                <text:p>-0.01142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.001335">
                <text:p>5.001335</text:p>
              </table:table-cell>
              <table:table-cell office:value-type="float" office:value="-0.014754">
                <text:p>-0.0147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4.993907">
                <text:p>-4.993907</text:p>
              </table:table-cell>
              <table:table-cell office:value-type="float" office:value="0.010709">
                <text:p>0.01070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.013766">
                <text:p>5.013766</text:p>
              </table:table-cell>
              <table:table-cell office:value-type="float" office:value="0.001749">
                <text:p>0.00174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5.011775">
                <text:p>-5.011775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4.998672">
                <text:p>-4.998672</text:p>
              </table:table-cell>
              <table:table-cell office:value-type="float" office:value="0.002803">
                <text:p>0.00280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4.99157">
                <text:p>-4.99157</text:p>
              </table:table-cell>
              <table:table-cell office:value-type="float" office:value="-0.015588">
                <text:p>-0.01558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.006676">
                <text:p>5.006676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5.000754">
                <text:p>-5.000754</text:p>
              </table:table-cell>
              <table:table-cell office:value-type="float" office:value="-0.013209">
                <text:p>-0.0132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.000692">
                <text:p>5.000692</text:p>
              </table:table-cell>
              <table:table-cell office:value-type="float" office:value="-0.007555">
                <text:p>-0.0075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.009735">
                <text:p>-5.009735</text:p>
              </table:table-cell>
              <table:table-cell office:value-type="float" office:value="-0.007963">
                <text:p>-0.00796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5.011099">
                <text:p>-5.011099</text:p>
              </table:table-cell>
              <table:table-cell office:value-type="float" office:value="-0.01137">
                <text:p>-0.0113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988796">
                <text:p>4.988796</text:p>
              </table:table-cell>
              <table:table-cell office:value-type="float" office:value="-0.000659">
                <text:p>-0.00065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4.989112">
                <text:p>-4.989112</text:p>
              </table:table-cell>
              <table:table-cell office:value-type="float" office:value="-0.01412">
                <text:p>-0.014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.014492">
                <text:p>5.014492</text:p>
              </table:table-cell>
              <table:table-cell office:value-type="float" office:value="-0.007307">
                <text:p>-0.0073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5.00746">
                <text:p>-5.00746</text:p>
              </table:table-cell>
              <table:table-cell office:value-type="float" office:value="0.004969">
                <text:p>0.00496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5.012265">
                <text:p>-5.012265</text:p>
              </table:table-cell>
              <table:table-cell office:value-type="float" office:value="-0.000224">
                <text:p>-0.0002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985913">
                <text:p>4.985913</text:p>
              </table:table-cell>
              <table:table-cell office:value-type="float" office:value="-0.005352">
                <text:p>-0.0053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4.991584">
                <text:p>-4.991584</text:p>
              </table:table-cell>
              <table:table-cell office:value-type="float" office:value="-0.021423">
                <text:p>-0.02142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4.989074">
                <text:p>-4.989074</text:p>
              </table:table-cell>
              <table:table-cell office:value-type="float" office:value="0.003949">
                <text:p>0.0039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4.994987">
                <text:p>-4.994987</text:p>
              </table:table-cell>
              <table:table-cell office:value-type="float" office:value="-0.012703">
                <text:p>-0.01270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5.005978">
                <text:p>-5.005978</text:p>
              </table:table-cell>
              <table:table-cell office:value-type="float" office:value="-0.014297">
                <text:p>-0.0142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987224">
                <text:p>4.987224</text:p>
              </table:table-cell>
              <table:table-cell office:value-type="float" office:value="0.008065">
                <text:p>0.0080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4.989234">
                <text:p>-4.989234</text:p>
              </table:table-cell>
              <table:table-cell office:value-type="float" office:value="-0.009135">
                <text:p>-0.00913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.005915">
                <text:p>-5.005915</text:p>
              </table:table-cell>
              <table:table-cell office:value-type="float" office:value="0.010261">
                <text:p>0.0102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4.989412">
                <text:p>-4.989412</text:p>
              </table:table-cell>
              <table:table-cell office:value-type="float" office:value="-0.008257">
                <text:p>-0.00825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.00946">
                <text:p>5.00946</text:p>
              </table:table-cell>
              <table:table-cell office:value-type="float" office:value="-0.001396">
                <text:p>-0.00139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.008574">
                <text:p>-5.008574</text:p>
              </table:table-cell>
              <table:table-cell office:value-type="float" office:value="-0.005484">
                <text:p>-0.0054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4.995777">
                <text:p>-4.995777</text:p>
              </table:table-cell>
              <table:table-cell office:value-type="float" office:value="0.011087">
                <text:p>0.01108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993698">
                <text:p>4.993698</text:p>
              </table:table-cell>
              <table:table-cell office:value-type="float" office:value="0.014354">
                <text:p>0.01435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.004032">
                <text:p>5.004032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5.000997">
                <text:p>-5.000997</text:p>
              </table:table-cell>
              <table:table-cell office:value-type="float" office:value="0.006949">
                <text:p>0.00694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5.004493">
                <text:p>-5.004493</text:p>
              </table:table-cell>
              <table:table-cell office:value-type="float" office:value="0.007638">
                <text:p>0.0076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.005676">
                <text:p>5.005676</text:p>
              </table:table-cell>
              <table:table-cell office:value-type="float" office:value="-0.002241">
                <text:p>-0.0022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.002976">
                <text:p>5.002976</text:p>
              </table:table-cell>
              <table:table-cell office:value-type="float" office:value="0.012369">
                <text:p>0.0123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.005116">
                <text:p>5.005116</text:p>
              </table:table-cell>
              <table:table-cell office:value-type="float" office:value="0.001981">
                <text:p>0.0019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5.001403">
                <text:p>-5.001403</text:p>
              </table:table-cell>
              <table:table-cell office:value-type="float" office:value="-0.000799">
                <text:p>-0.00079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.003541">
                <text:p>5.003541</text:p>
              </table:table-cell>
              <table:table-cell office:value-type="float" office:value="-0.008056">
                <text:p>-0.00805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5.004953">
                <text:p>-5.004953</text:p>
              </table:table-cell>
              <table:table-cell office:value-type="float" office:value="0.001462">
                <text:p>0.00146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.00936">
                <text:p>5.00936</text:p>
              </table:table-cell>
              <table:table-cell office:value-type="float" office:value="-0.008346">
                <text:p>-0.0083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5.003804">
                <text:p>-5.003804</text:p>
              </table:table-cell>
              <table:table-cell office:value-type="float" office:value="-0.003469">
                <text:p>-0.0034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998752">
                <text:p>4.998752</text:p>
              </table:table-cell>
              <table:table-cell office:value-type="float" office:value="0.00985">
                <text:p>0.009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4.98708">
                <text:p>-4.98708</text:p>
              </table:table-cell>
              <table:table-cell office:value-type="float" office:value="0.007985">
                <text:p>0.0079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5.005296">
                <text:p>-5.005296</text:p>
              </table:table-cell>
              <table:table-cell office:value-type="float" office:value="-0.010908">
                <text:p>-0.0109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5.000002">
                <text:p>-5.000002</text:p>
              </table:table-cell>
              <table:table-cell office:value-type="float" office:value="-0.001167">
                <text:p>-0.0011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4.996483">
                <text:p>-4.996483</text:p>
              </table:table-cell>
              <table:table-cell office:value-type="float" office:value="0.01194">
                <text:p>0.0119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5.010452">
                <text:p>-5.010452</text:p>
              </table:table-cell>
              <table:table-cell office:value-type="float" office:value="0.00745">
                <text:p>0.007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4.996925">
                <text:p>-4.996925</text:p>
              </table:table-cell>
              <table:table-cell office:value-type="float" office:value="-0.012308">
                <text:p>-0.01230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5.011194">
                <text:p>-5.011194</text:p>
              </table:table-cell>
              <table:table-cell office:value-type="float" office:value="-0.000865">
                <text:p>-0.0008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00144">
                <text:p>5.00144</text:p>
              </table:table-cell>
              <table:table-cell office:value-type="float" office:value="0.004304">
                <text:p>0.00430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990264">
                <text:p>4.990264</text:p>
              </table:table-cell>
              <table:table-cell office:value-type="float" office:value="-0.01022">
                <text:p>-0.0102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98792">
                <text:p>4.98792</text:p>
              </table:table-cell>
              <table:table-cell office:value-type="float" office:value="-0.013645">
                <text:p>-0.01364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999261">
                <text:p>4.999261</text:p>
              </table:table-cell>
              <table:table-cell office:value-type="float" office:value="-0.002727">
                <text:p>-0.00272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5.004634">
                <text:p>-5.004634</text:p>
              </table:table-cell>
              <table:table-cell office:value-type="float" office:value="-0.013543">
                <text:p>-0.01354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5.004132">
                <text:p>-5.004132</text:p>
              </table:table-cell>
              <table:table-cell office:value-type="float" office:value="0.008822">
                <text:p>0.0088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5.013411">
                <text:p>-5.013411</text:p>
              </table:table-cell>
              <table:table-cell office:value-type="float" office:value="0.010246">
                <text:p>0.01024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4.986535">
                <text:p>-4.986535</text:p>
              </table:table-cell>
              <table:table-cell office:value-type="float" office:value="0.0061">
                <text:p>0.006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.008981">
                <text:p>5.008981</text:p>
              </table:table-cell>
              <table:table-cell office:value-type="float" office:value="0.008569">
                <text:p>0.00856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983506">
                <text:p>4.983506</text:p>
              </table:table-cell>
              <table:table-cell office:value-type="float" office:value="-0.00601">
                <text:p>-0.0060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4.988725">
                <text:p>-4.988725</text:p>
              </table:table-cell>
              <table:table-cell office:value-type="float" office:value="0.005169">
                <text:p>0.00516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.00854">
                <text:p>5.00854</text:p>
              </table:table-cell>
              <table:table-cell office:value-type="float" office:value="-0.002279">
                <text:p>-0.00227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5.009847">
                <text:p>-5.009847</text:p>
              </table:table-cell>
              <table:table-cell office:value-type="float" office:value="0.002957">
                <text:p>0.00295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.999286">
                <text:p>4.999286</text:p>
              </table:table-cell>
              <table:table-cell office:value-type="float" office:value="-0.015201">
                <text:p>-0.01520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.005388">
                <text:p>5.005388</text:p>
              </table:table-cell>
              <table:table-cell office:value-type="float" office:value="0.006995">
                <text:p>0.00699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.000618">
                <text:p>5.000618</text:p>
              </table:table-cell>
              <table:table-cell office:value-type="float" office:value="0.002492">
                <text:p>0.00249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.001785">
                <text:p>5.001785</text:p>
              </table:table-cell>
              <table:table-cell office:value-type="float" office:value="-0.011178">
                <text:p>-0.01117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985006">
                <text:p>4.985006</text:p>
              </table:table-cell>
              <table:table-cell office:value-type="float" office:value="-0.004603">
                <text:p>-0.0046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.999788">
                <text:p>4.999788</text:p>
              </table:table-cell>
              <table:table-cell office:value-type="float" office:value="-0.012646">
                <text:p>-0.01264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5.008428">
                <text:p>-5.008428</text:p>
              </table:table-cell>
              <table:table-cell office:value-type="float" office:value="0.011726">
                <text:p>0.01172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4.996126">
                <text:p>-4.996126</text:p>
              </table:table-cell>
              <table:table-cell office:value-type="float" office:value="-0.014811">
                <text:p>-0.01481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993566">
                <text:p>4.993566</text:p>
              </table:table-cell>
              <table:table-cell office:value-type="float" office:value="0.001666">
                <text:p>0.00166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994762">
                <text:p>4.994762</text:p>
              </table:table-cell>
              <table:table-cell office:value-type="float" office:value="-0.006988">
                <text:p>-0.00698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995387">
                <text:p>4.995387</text:p>
              </table:table-cell>
              <table:table-cell office:value-type="float" office:value="-0.011291">
                <text:p>-0.0112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4.99215">
                <text:p>-4.99215</text:p>
              </table:table-cell>
              <table:table-cell office:value-type="float" office:value="-0.015887">
                <text:p>-0.01588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.00523">
                <text:p>5.00523</text:p>
              </table:table-cell>
              <table:table-cell office:value-type="float" office:value="-0.015516">
                <text:p>-0.0155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999213">
                <text:p>4.999213</text:p>
              </table:table-cell>
              <table:table-cell office:value-type="float" office:value="-0.012038">
                <text:p>-0.01203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.005167">
                <text:p>5.005167</text:p>
              </table:table-cell>
              <table:table-cell office:value-type="float" office:value="0.002986">
                <text:p>0.00298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4.992758">
                <text:p>-4.992758</text:p>
              </table:table-cell>
              <table:table-cell office:value-type="float" office:value="0.007009">
                <text:p>0.00700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5.010729">
                <text:p>-5.010729</text:p>
              </table:table-cell>
              <table:table-cell office:value-type="float" office:value="-0.003979">
                <text:p>-0.00397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4.993344">
                <text:p>-4.993344</text:p>
              </table:table-cell>
              <table:table-cell office:value-type="float" office:value="0.013702">
                <text:p>0.013702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.009875">
                <text:p>5.009875</text:p>
              </table:table-cell>
              <table:table-cell office:value-type="float" office:value="-0.01155">
                <text:p>-0.0115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98895">
                <text:p>4.98895</text:p>
              </table:table-cell>
              <table:table-cell office:value-type="float" office:value="-0.00877">
                <text:p>-0.0087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4.99057">
                <text:p>-4.99057</text:p>
              </table:table-cell>
              <table:table-cell office:value-type="float" office:value="-0.010688">
                <text:p>-0.01068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4.998363">
                <text:p>-4.998363</text:p>
              </table:table-cell>
              <table:table-cell office:value-type="float" office:value="-0.006153">
                <text:p>-0.00615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5.016142">
                <text:p>-5.016142</text:p>
              </table:table-cell>
              <table:table-cell office:value-type="float" office:value="-0.004804">
                <text:p>-0.00480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98686">
                <text:p>4.98686</text:p>
              </table:table-cell>
              <table:table-cell office:value-type="float" office:value="-0.004455">
                <text:p>-0.00445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998803">
                <text:p>4.998803</text:p>
              </table:table-cell>
              <table:table-cell office:value-type="float" office:value="0.003249">
                <text:p>0.00324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.012708">
                <text:p>5.012708</text:p>
              </table:table-cell>
              <table:table-cell office:value-type="float" office:value="0.000265">
                <text:p>0.00026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.004281">
                <text:p>5.004281</text:p>
              </table:table-cell>
              <table:table-cell office:value-type="float" office:value="-0.013033">
                <text:p>-0.0130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.014396">
                <text:p>5.014396</text:p>
              </table:table-cell>
              <table:table-cell office:value-type="float" office:value="0.012065">
                <text:p>0.01206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.01212">
                <text:p>5.01212</text:p>
              </table:table-cell>
              <table:table-cell office:value-type="float" office:value="-0.007919">
                <text:p>-0.00791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5.007022">
                <text:p>-5.007022</text:p>
              </table:table-cell>
              <table:table-cell office:value-type="float" office:value="-0.001811">
                <text:p>-0.00181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4.991201">
                <text:p>-4.991201</text:p>
              </table:table-cell>
              <table:table-cell office:value-type="float" office:value="-0.01367">
                <text:p>-0.0136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4.989694">
                <text:p>-4.989694</text:p>
              </table:table-cell>
              <table:table-cell office:value-type="float" office:value="0.009998">
                <text:p>0.00999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.011846">
                <text:p>5.011846</text:p>
              </table:table-cell>
              <table:table-cell office:value-type="float" office:value="-0.004749">
                <text:p>-0.00474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5.013635">
                <text:p>-5.013635</text:p>
              </table:table-cell>
              <table:table-cell office:value-type="float" office:value="-0.00714">
                <text:p>-0.0071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4.992365">
                <text:p>-4.992365</text:p>
              </table:table-cell>
              <table:table-cell office:value-type="float" office:value="-0.011574">
                <text:p>-0.01157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.007007">
                <text:p>5.007007</text:p>
              </table:table-cell>
              <table:table-cell office:value-type="float" office:value="-0.005559">
                <text:p>-0.00555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.003683">
                <text:p>5.003683</text:p>
              </table:table-cell>
              <table:table-cell office:value-type="float" office:value="-0.012114">
                <text:p>-0.01211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.002649">
                <text:p>5.002649</text:p>
              </table:table-cell>
              <table:table-cell office:value-type="float" office:value="-0.004846">
                <text:p>-0.00484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4.991382">
                <text:p>-4.991382</text:p>
              </table:table-cell>
              <table:table-cell office:value-type="float" office:value="0.007735">
                <text:p>0.00773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.99973">
                <text:p>4.99973</text:p>
              </table:table-cell>
              <table:table-cell office:value-type="float" office:value="-0.011478">
                <text:p>-0.01147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5.008701">
                <text:p>-5.008701</text:p>
              </table:table-cell>
              <table:table-cell office:value-type="float" office:value="0.012834">
                <text:p>0.01283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.002532">
                <text:p>5.002532</text:p>
              </table:table-cell>
              <table:table-cell office:value-type="float" office:value="0.010749">
                <text:p>0.01074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.00421">
                <text:p>5.00421</text:p>
              </table:table-cell>
              <table:table-cell office:value-type="float" office:value="0.011497">
                <text:p>0.0114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4.990989">
                <text:p>-4.990989</text:p>
              </table:table-cell>
              <table:table-cell office:value-type="float" office:value="-0.003808">
                <text:p>-0.0038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4.987317">
                <text:p>-4.987317</text:p>
              </table:table-cell>
              <table:table-cell office:value-type="float" office:value="-0.001243">
                <text:p>-0.00124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5.003717">
                <text:p>-5.003717</text:p>
              </table:table-cell>
              <table:table-cell office:value-type="float" office:value="0.014312">
                <text:p>0.01431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997089">
                <text:p>4.997089</text:p>
              </table:table-cell>
              <table:table-cell office:value-type="float" office:value="0.002849">
                <text:p>0.00284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5.00044">
                <text:p>-5.00044</text:p>
              </table:table-cell>
              <table:table-cell office:value-type="float" office:value="-0.001933">
                <text:p>-0.0019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99151">
                <text:p>4.99151</text:p>
              </table:table-cell>
              <table:table-cell office:value-type="float" office:value="0.012493">
                <text:p>0.01249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.006925">
                <text:p>5.006925</text:p>
              </table:table-cell>
              <table:table-cell office:value-type="float" office:value="-0.013453">
                <text:p>-0.01345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993532">
                <text:p>4.993532</text:p>
              </table:table-cell>
              <table:table-cell office:value-type="float" office:value="-0.009231">
                <text:p>-0.0092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99639">
                <text:p>4.99639</text:p>
              </table:table-cell>
              <table:table-cell office:value-type="float" office:value="0.014193">
                <text:p>0.01419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987052">
                <text:p>4.987052</text:p>
              </table:table-cell>
              <table:table-cell office:value-type="float" office:value="-0.013085">
                <text:p>-0.01308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5.007405">
                <text:p>-5.007405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.00089">
                <text:p>5.00089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985724">
                <text:p>4.985724</text:p>
              </table:table-cell>
              <table:table-cell office:value-type="float" office:value="-0.012583">
                <text:p>-0.01258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4.994712">
                <text:p>-4.994712</text:p>
              </table:table-cell>
              <table:table-cell office:value-type="float" office:value="0.003845">
                <text:p>0.00384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4.990033">
                <text:p>-4.990033</text:p>
              </table:table-cell>
              <table:table-cell office:value-type="float" office:value="-0.010355">
                <text:p>-0.01035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5.003595">
                <text:p>-5.003595</text:p>
              </table:table-cell>
              <table:table-cell office:value-type="float" office:value="0.009042">
                <text:p>0.00904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5.004056">
                <text:p>-5.004056</text:p>
              </table:table-cell>
              <table:table-cell office:value-type="float" office:value="0.013082">
                <text:p>0.01308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4.984636">
                <text:p>-4.984636</text:p>
              </table:table-cell>
              <table:table-cell office:value-type="float" office:value="-0.010934">
                <text:p>-0.01093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.004006">
                <text:p>5.004006</text:p>
              </table:table-cell>
              <table:table-cell office:value-type="float" office:value="-0.005487">
                <text:p>-0.00548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4.98944">
                <text:p>-4.98944</text:p>
              </table:table-cell>
              <table:table-cell office:value-type="float" office:value="-0.006855">
                <text:p>-0.00685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987026">
                <text:p>4.987026</text:p>
              </table:table-cell>
              <table:table-cell office:value-type="float" office:value="-0.01167">
                <text:p>-0.0116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5.002754">
                <text:p>-5.002754</text:p>
              </table:table-cell>
              <table:table-cell office:value-type="float" office:value="0.007674">
                <text:p>0.00767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5.003321">
                <text:p>-5.003321</text:p>
              </table:table-cell>
              <table:table-cell office:value-type="float" office:value="0.004584">
                <text:p>0.00458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4.99321">
                <text:p>-4.99321</text:p>
              </table:table-cell>
              <table:table-cell office:value-type="float" office:value="-0.006397">
                <text:p>-0.00639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4.99316">
                <text:p>-4.99316</text:p>
              </table:table-cell>
              <table:table-cell office:value-type="float" office:value="0.009914">
                <text:p>0.00991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4.986048">
                <text:p>-4.986048</text:p>
              </table:table-cell>
              <table:table-cell office:value-type="float" office:value="-0.015461">
                <text:p>-0.01546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.008219">
                <text:p>5.008219</text:p>
              </table:table-cell>
              <table:table-cell office:value-type="float" office:value="0.005129">
                <text:p>0.00512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985958">
                <text:p>4.985958</text:p>
              </table:table-cell>
              <table:table-cell office:value-type="float" office:value="-0.002832">
                <text:p>-0.0028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.992361">
                <text:p>4.992361</text:p>
              </table:table-cell>
              <table:table-cell office:value-type="float" office:value="-0.005334">
                <text:p>-0.00533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5.010418">
                <text:p>-5.010418</text:p>
              </table:table-cell>
              <table:table-cell office:value-type="float" office:value="-0.001881">
                <text:p>-0.00188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.002035">
                <text:p>5.002035</text:p>
              </table:table-cell>
              <table:table-cell office:value-type="float" office:value="0.004956">
                <text:p>0.00495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5.011419">
                <text:p>-5.011419</text:p>
              </table:table-cell>
              <table:table-cell office:value-type="float" office:value="0.002062">
                <text:p>0.00206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.010481">
                <text:p>5.010481</text:p>
              </table:table-cell>
              <table:table-cell office:value-type="float" office:value="-0.008968">
                <text:p>-0.00896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999495">
                <text:p>4.999495</text:p>
              </table:table-cell>
              <table:table-cell office:value-type="float" office:value="0.010286">
                <text:p>0.01028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4.997169">
                <text:p>-4.997169</text:p>
              </table:table-cell>
              <table:table-cell office:value-type="float" office:value="-0.013534">
                <text:p>-0.01353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5.012944">
                <text:p>-5.012944</text:p>
              </table:table-cell>
              <table:table-cell office:value-type="float" office:value="-0.008218">
                <text:p>-0.00821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.009882">
                <text:p>5.009882</text:p>
              </table:table-cell>
              <table:table-cell office:value-type="float" office:value="-0.0045">
                <text:p>-0.004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997339">
                <text:p>4.997339</text:p>
              </table:table-cell>
              <table:table-cell office:value-type="float" office:value="0.009624">
                <text:p>0.00962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994991">
                <text:p>4.994991</text:p>
              </table:table-cell>
              <table:table-cell office:value-type="float" office:value="-0.008251">
                <text:p>-0.00825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.010445">
                <text:p>5.010445</text:p>
              </table:table-cell>
              <table:table-cell office:value-type="float" office:value="0.004447">
                <text:p>0.00444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.002268">
                <text:p>5.002268</text:p>
              </table:table-cell>
              <table:table-cell office:value-type="float" office:value="-0.015179">
                <text:p>-0.01517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.004407">
                <text:p>5.004407</text:p>
              </table:table-cell>
              <table:table-cell office:value-type="float" office:value="-0.006116">
                <text:p>-0.00611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4.999866">
                <text:p>-4.999866</text:p>
              </table:table-cell>
              <table:table-cell office:value-type="float" office:value="0.010122">
                <text:p>0.01012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5.001748">
                <text:p>-5.001748</text:p>
              </table:table-cell>
              <table:table-cell office:value-type="float" office:value="-0.012691">
                <text:p>-0.01269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5.002499">
                <text:p>-5.002499</text:p>
              </table:table-cell>
              <table:table-cell office:value-type="float" office:value="-0.00477">
                <text:p>-0.0047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4.994289">
                <text:p>-4.994289</text:p>
              </table:table-cell>
              <table:table-cell office:value-type="float" office:value="0.006847">
                <text:p>0.00684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992488">
                <text:p>4.992488</text:p>
              </table:table-cell>
              <table:table-cell office:value-type="float" office:value="-0.00281">
                <text:p>-0.0028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988434">
                <text:p>4.988434</text:p>
              </table:table-cell>
              <table:table-cell office:value-type="float" office:value="-0.000507">
                <text:p>-0.0005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.008678">
                <text:p>5.008678</text:p>
              </table:table-cell>
              <table:table-cell office:value-type="float" office:value="-0.01021">
                <text:p>-0.0102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.004507">
                <text:p>5.004507</text:p>
              </table:table-cell>
              <table:table-cell office:value-type="float" office:value="-0.00332">
                <text:p>-0.0033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.987404">
                <text:p>4.987404</text:p>
              </table:table-cell>
              <table:table-cell office:value-type="float" office:value="-0.00768">
                <text:p>-0.0076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.00632">
                <text:p>5.00632</text:p>
              </table:table-cell>
              <table:table-cell office:value-type="float" office:value="0.013198">
                <text:p>0.01319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4.987247">
                <text:p>-4.987247</text:p>
              </table:table-cell>
              <table:table-cell office:value-type="float" office:value="0.001847">
                <text:p>0.00184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4.991764">
                <text:p>-4.991764</text:p>
              </table:table-cell>
              <table:table-cell office:value-type="float" office:value="0.00316">
                <text:p>0.0031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.008872">
                <text:p>5.008872</text:p>
              </table:table-cell>
              <table:table-cell office:value-type="float" office:value="0.008057">
                <text:p>0.00805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5.01032">
                <text:p>-5.01032</text:p>
              </table:table-cell>
              <table:table-cell office:value-type="float" office:value="-0.013159">
                <text:p>-0.01315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.007044">
                <text:p>5.007044</text:p>
              </table:table-cell>
              <table:table-cell office:value-type="float" office:value="-0.014626">
                <text:p>-0.014626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.991838">
                <text:p>4.991838</text:p>
              </table:table-cell>
              <table:table-cell office:value-type="float" office:value="0.005613">
                <text:p>0.00561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.984782">
                <text:p>4.984782</text:p>
              </table:table-cell>
              <table:table-cell office:value-type="float" office:value="-0.004499">
                <text:p>-0.00449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.999985">
                <text:p>4.999985</text:p>
              </table:table-cell>
              <table:table-cell office:value-type="float" office:value="-0.013194">
                <text:p>-0.01319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.988873">
                <text:p>4.988873</text:p>
              </table:table-cell>
              <table:table-cell office:value-type="float" office:value="0.008248">
                <text:p>0.00824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4.997924">
                <text:p>-4.997924</text:p>
              </table:table-cell>
              <table:table-cell office:value-type="float" office:value="0.013451">
                <text:p>0.01345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.987347">
                <text:p>4.987347</text:p>
              </table:table-cell>
              <table:table-cell office:value-type="float" office:value="0.005489">
                <text:p>0.00548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4.987596">
                <text:p>-4.987596</text:p>
              </table:table-cell>
              <table:table-cell office:value-type="float" office:value="-0.000328">
                <text:p>-0.00032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4.996332">
                <text:p>-4.996332</text:p>
              </table:table-cell>
              <table:table-cell office:value-type="float" office:value="0.01329">
                <text:p>0.0132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.999677">
                <text:p>4.999677</text:p>
              </table:table-cell>
              <table:table-cell office:value-type="float" office:value="-0.014868">
                <text:p>-0.014868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4.987359">
                <text:p>-4.987359</text:p>
              </table:table-cell>
              <table:table-cell office:value-type="float" office:value="-0.004342">
                <text:p>-0.00434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.010865">
                <text:p>5.010865</text:p>
              </table:table-cell>
              <table:table-cell office:value-type="float" office:value="-0.002872">
                <text:p>-0.00287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.004146">
                <text:p>5.004146</text:p>
              </table:table-cell>
              <table:table-cell office:value-type="float" office:value="-0.00487">
                <text:p>-0.0048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.004718">
                <text:p>5.004718</text:p>
              </table:table-cell>
              <table:table-cell office:value-type="float" office:value="0.011288">
                <text:p>0.01128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5.011735">
                <text:p>-5.011735</text:p>
              </table:table-cell>
              <table:table-cell office:value-type="float" office:value="-0.012495">
                <text:p>-0.01249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4.997981">
                <text:p>-4.997981</text:p>
              </table:table-cell>
              <table:table-cell office:value-type="float" office:value="0.000777">
                <text:p>0.00077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.001755">
                <text:p>5.001755</text:p>
              </table:table-cell>
              <table:table-cell office:value-type="float" office:value="-0.013617">
                <text:p>-0.01361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4.991985">
                <text:p>-4.991985</text:p>
              </table:table-cell>
              <table:table-cell office:value-type="float" office:value="0.014494">
                <text:p>0.01449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.012357">
                <text:p>5.012357</text:p>
              </table:table-cell>
              <table:table-cell office:value-type="float" office:value="0.008535">
                <text:p>0.00853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.001081">
                <text:p>5.001081</text:p>
              </table:table-cell>
              <table:table-cell office:value-type="float" office:value="0.008518">
                <text:p>0.00851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4.992062">
                <text:p>-4.992062</text:p>
              </table:table-cell>
              <table:table-cell office:value-type="float" office:value="0.005485">
                <text:p>0.00548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.014366">
                <text:p>5.014366</text:p>
              </table:table-cell>
              <table:table-cell office:value-type="float" office:value="-0.003837">
                <text:p>-0.00383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5.008945">
                <text:p>-5.008945</text:p>
              </table:table-cell>
              <table:table-cell office:value-type="float" office:value="0.002355">
                <text:p>0.00235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5.003152">
                <text:p>-5.003152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.001973">
                <text:p>5.001973</text:p>
              </table:table-cell>
              <table:table-cell office:value-type="float" office:value="0.009407">
                <text:p>0.00940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.011525">
                <text:p>5.011525</text:p>
              </table:table-cell>
              <table:table-cell office:value-type="float" office:value="0.007654">
                <text:p>0.00765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.98389">
                <text:p>4.98389</text:p>
              </table:table-cell>
              <table:table-cell office:value-type="float" office:value="-0.002875">
                <text:p>-0.00287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4.997313">
                <text:p>-4.997313</text:p>
              </table:table-cell>
              <table:table-cell office:value-type="float" office:value="-0.008526">
                <text:p>-0.00852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.999607">
                <text:p>4.999607</text:p>
              </table:table-cell>
              <table:table-cell office:value-type="float" office:value="-0.002941">
                <text:p>-0.0029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5.011193">
                <text:p>-5.011193</text:p>
              </table:table-cell>
              <table:table-cell office:value-type="float" office:value="-0.008263">
                <text:p>-0.00826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5.009239">
                <text:p>-5.009239</text:p>
              </table:table-cell>
              <table:table-cell office:value-type="float" office:value="0.005032">
                <text:p>0.00503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4.989801">
                <text:p>-4.989801</text:p>
              </table:table-cell>
              <table:table-cell office:value-type="float" office:value="-0.003947">
                <text:p>-0.00394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.010276">
                <text:p>5.010276</text:p>
              </table:table-cell>
              <table:table-cell office:value-type="float" office:value="0.001866">
                <text:p>0.00186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.996381">
                <text:p>4.996381</text:p>
              </table:table-cell>
              <table:table-cell office:value-type="float" office:value="-0.010341">
                <text:p>-0.01034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.001437">
                <text:p>5.00143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.992149">
                <text:p>4.992149</text:p>
              </table:table-cell>
              <table:table-cell office:value-type="float" office:value="-0.011552">
                <text:p>-0.01155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5.011616">
                <text:p>-5.011616</text:p>
              </table:table-cell>
              <table:table-cell office:value-type="float" office:value="0.006796">
                <text:p>0.00679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5.004674">
                <text:p>-5.004674</text:p>
              </table:table-cell>
              <table:table-cell office:value-type="float" office:value="0.008803">
                <text:p>0.00880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.009583">
                <text:p>5.009583</text:p>
              </table:table-cell>
              <table:table-cell office:value-type="float" office:value="0.008173">
                <text:p>0.00817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.006018">
                <text:p>5.006018</text:p>
              </table:table-cell>
              <table:table-cell office:value-type="float" office:value="-0.013327">
                <text:p>-0.01332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4.989114">
                <text:p>-4.989114</text:p>
              </table:table-cell>
              <table:table-cell office:value-type="float" office:value="-0.007765">
                <text:p>-0.00776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4.99664">
                <text:p>-4.99664</text:p>
              </table:table-cell>
              <table:table-cell office:value-type="float" office:value="-0.003292">
                <text:p>-0.0032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.011075">
                <text:p>5.011075</text:p>
              </table:table-cell>
              <table:table-cell office:value-type="float" office:value="0.004786">
                <text:p>0.00478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.001759">
                <text:p>5.001759</text:p>
              </table:table-cell>
              <table:table-cell office:value-type="float" office:value="0.009132">
                <text:p>0.00913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.994573">
                <text:p>4.994573</text:p>
              </table:table-cell>
              <table:table-cell office:value-type="float" office:value="0.013864">
                <text:p>0.01386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.006445">
                <text:p>5.006445</text:p>
              </table:table-cell>
              <table:table-cell office:value-type="float" office:value="0.001502">
                <text:p>0.00150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5.00595">
                <text:p>-5.00595</text:p>
              </table:table-cell>
              <table:table-cell office:value-type="float" office:value="0.006744">
                <text:p>0.006744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4.987242">
                <text:p>-4.987242</text:p>
              </table:table-cell>
              <table:table-cell office:value-type="float" office:value="0.004989">
                <text:p>0.00498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5.00795">
                <text:p>-5.00795</text:p>
              </table:table-cell>
              <table:table-cell office:value-type="float" office:value="0.011228">
                <text:p>0.01122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.990881">
                <text:p>4.990881</text:p>
              </table:table-cell>
              <table:table-cell office:value-type="float" office:value="0.01593">
                <text:p>0.0159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5.007011">
                <text:p>-5.007011</text:p>
              </table:table-cell>
              <table:table-cell office:value-type="float" office:value="-0.01136">
                <text:p>-0.0113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.994598">
                <text:p>4.994598</text:p>
              </table:table-cell>
              <table:table-cell office:value-type="float" office:value="-0.013184">
                <text:p>-0.01318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5.011105">
                <text:p>-5.011105</text:p>
              </table:table-cell>
              <table:table-cell office:value-type="float" office:value="-0.00379">
                <text:p>-0.0037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.012871">
                <text:p>5.012871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.005664">
                <text:p>5.005664</text:p>
              </table:table-cell>
              <table:table-cell office:value-type="float" office:value="-0.008997">
                <text:p>-0.00899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5.001162">
                <text:p>-5.001162</text:p>
              </table:table-cell>
              <table:table-cell office:value-type="float" office:value="-0.007604">
                <text:p>-0.00760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.00135">
                <text:p>5.00135</text:p>
              </table:table-cell>
              <table:table-cell office:value-type="float" office:value="-0.005465">
                <text:p>-0.00546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5.003769">
                <text:p>-5.003769</text:p>
              </table:table-cell>
              <table:table-cell office:value-type="float" office:value="0.00287">
                <text:p>0.0028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.991842">
                <text:p>4.991842</text:p>
              </table:table-cell>
              <table:table-cell office:value-type="float" office:value="-0.006797">
                <text:p>-0.00679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5.012403">
                <text:p>-5.012403</text:p>
              </table:table-cell>
              <table:table-cell office:value-type="float" office:value="-0.013191">
                <text:p>-0.0131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.010729">
                <text:p>5.010729</text:p>
              </table:table-cell>
              <table:table-cell office:value-type="float" office:value="0.009163">
                <text:p>0.00916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.002435">
                <text:p>5.002435</text:p>
              </table:table-cell>
              <table:table-cell office:value-type="float" office:value="0.013215">
                <text:p>0.01321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.998183">
                <text:p>4.998183</text:p>
              </table:table-cell>
              <table:table-cell office:value-type="float" office:value="0.008284">
                <text:p>0.00828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.987343">
                <text:p>4.987343</text:p>
              </table:table-cell>
              <table:table-cell office:value-type="float" office:value="-0.014442">
                <text:p>-0.01444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.002983">
                <text:p>5.002983</text:p>
              </table:table-cell>
              <table:table-cell office:value-type="float" office:value="-0.000995">
                <text:p>-0.00099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.000718">
                <text:p>5.000718</text:p>
              </table:table-cell>
              <table:table-cell office:value-type="float" office:value="-0.004879">
                <text:p>-0.00487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5.008732">
                <text:p>-5.008732</text:p>
              </table:table-cell>
              <table:table-cell office:value-type="float" office:value="0.006052">
                <text:p>0.00605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.015936">
                <text:p>5.015936</text:p>
              </table:table-cell>
              <table:table-cell office:value-type="float" office:value="0.008845">
                <text:p>0.00884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.005463">
                <text:p>5.005463</text:p>
              </table:table-cell>
              <table:table-cell office:value-type="float" office:value="0.000615">
                <text:p>0.00061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.995639">
                <text:p>4.995639</text:p>
              </table:table-cell>
              <table:table-cell office:value-type="float" office:value="-0.0143">
                <text:p>-0.014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5.002212">
                <text:p>-5.002212</text:p>
              </table:table-cell>
              <table:table-cell office:value-type="float" office:value="0.006055">
                <text:p>0.00605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4.991136">
                <text:p>-4.991136</text:p>
              </table:table-cell>
              <table:table-cell office:value-type="float" office:value="-0.007013">
                <text:p>-0.00701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5.003182">
                <text:p>-5.003182</text:p>
              </table:table-cell>
              <table:table-cell office:value-type="float" office:value="-0.007142">
                <text:p>-0.00714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.989544">
                <text:p>4.989544</text:p>
              </table:table-cell>
              <table:table-cell office:value-type="float" office:value="-0.001824">
                <text:p>-0.00182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5.007695">
                <text:p>-5.007695</text:p>
              </table:table-cell>
              <table:table-cell office:value-type="float" office:value="0.005846">
                <text:p>0.00584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.993353">
                <text:p>4.993353</text:p>
              </table:table-cell>
              <table:table-cell office:value-type="float" office:value="0.013484">
                <text:p>0.013484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.993516">
                <text:p>4.993516</text:p>
              </table:table-cell>
              <table:table-cell office:value-type="float" office:value="0.012017">
                <text:p>0.01201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.995302">
                <text:p>4.995302</text:p>
              </table:table-cell>
              <table:table-cell office:value-type="float" office:value="-0.008083">
                <text:p>-0.00808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4.990858">
                <text:p>-4.990858</text:p>
              </table:table-cell>
              <table:table-cell office:value-type="float" office:value="0.003686">
                <text:p>0.00368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5.011326">
                <text:p>-5.011326</text:p>
              </table:table-cell>
              <table:table-cell office:value-type="float" office:value="-0.006744">
                <text:p>-0.00674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.006965">
                <text:p>5.006965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.003407">
                <text:p>5.003407</text:p>
              </table:table-cell>
              <table:table-cell office:value-type="float" office:value="0.001443">
                <text:p>0.00144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.992067">
                <text:p>4.992067</text:p>
              </table:table-cell>
              <table:table-cell office:value-type="float" office:value="-0.002877">
                <text:p>-0.00287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5.005621">
                <text:p>-5.005621</text:p>
              </table:table-cell>
              <table:table-cell office:value-type="float" office:value="0.000442">
                <text:p>0.00044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.003726">
                <text:p>5.003726</text:p>
              </table:table-cell>
              <table:table-cell office:value-type="float" office:value="0.008903">
                <text:p>0.00890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.993058">
                <text:p>4.993058</text:p>
              </table:table-cell>
              <table:table-cell office:value-type="float" office:value="-0.016217">
                <text:p>-0.01621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5.002064">
                <text:p>-5.00206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.007746">
                <text:p>5.007746</text:p>
              </table:table-cell>
              <table:table-cell office:value-type="float" office:value="-0.007894">
                <text:p>-0.00789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.007119">
                <text:p>5.007119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.002317">
                <text:p>5.002317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.986489">
                <text:p>4.986489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.987027">
                <text:p>4.987027</text:p>
              </table:table-cell>
              <table:table-cell office:value-type="float" office:value="-0.005944">
                <text:p>-0.00594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.999491">
                <text:p>4.999491</text:p>
              </table:table-cell>
              <table:table-cell office:value-type="float" office:value="-0.00414">
                <text:p>-0.0041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.990173">
                <text:p>4.990173</text:p>
              </table:table-cell>
              <table:table-cell office:value-type="float" office:value="-0.007202">
                <text:p>-0.00720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4.987677">
                <text:p>-4.987677</text:p>
              </table:table-cell>
              <table:table-cell office:value-type="float" office:value="-0.007684">
                <text:p>-0.007684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4.989432">
                <text:p>-4.989432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4.992855">
                <text:p>-4.992855</text:p>
              </table:table-cell>
              <table:table-cell office:value-type="float" office:value="-0.009671">
                <text:p>-0.00967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.991813">
                <text:p>4.991813</text:p>
              </table:table-cell>
              <table:table-cell office:value-type="float" office:value="-0.001178">
                <text:p>-0.00117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5.006038">
                <text:p>-5.006038</text:p>
              </table:table-cell>
              <table:table-cell office:value-type="float" office:value="-0.008153">
                <text:p>-0.00815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5.001668">
                <text:p>-5.001668</text:p>
              </table:table-cell>
              <table:table-cell office:value-type="float" office:value="0.001526">
                <text:p>0.00152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.997653">
                <text:p>4.997653</text:p>
              </table:table-cell>
              <table:table-cell office:value-type="float" office:value="0.013038">
                <text:p>0.01303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.987455">
                <text:p>4.987455</text:p>
              </table:table-cell>
              <table:table-cell office:value-type="float" office:value="0.007051">
                <text:p>0.00705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5.001014">
                <text:p>-5.001014</text:p>
              </table:table-cell>
              <table:table-cell office:value-type="float" office:value="-0.004092">
                <text:p>-0.00409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.008526">
                <text:p>5.008526</text:p>
              </table:table-cell>
              <table:table-cell office:value-type="float" office:value="-0.012074">
                <text:p>-0.01207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.997169">
                <text:p>4.997169</text:p>
              </table:table-cell>
              <table:table-cell office:value-type="float" office:value="0.01224">
                <text:p>0.0122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.003553">
                <text:p>5.003553</text:p>
              </table:table-cell>
              <table:table-cell office:value-type="float" office:value="0.011196">
                <text:p>0.01119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4.991442">
                <text:p>-4.991442</text:p>
              </table:table-cell>
              <table:table-cell office:value-type="float" office:value="-0.012002">
                <text:p>-0.01200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.991208">
                <text:p>4.991208</text:p>
              </table:table-cell>
              <table:table-cell office:value-type="float" office:value="0.002854">
                <text:p>0.00285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.996205">
                <text:p>4.996205</text:p>
              </table:table-cell>
              <table:table-cell office:value-type="float" office:value="0.006724">
                <text:p>0.00672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4.997716">
                <text:p>-4.997716</text:p>
              </table:table-cell>
              <table:table-cell office:value-type="float" office:value="0.011661">
                <text:p>0.01166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5.010251">
                <text:p>-5.010251</text:p>
              </table:table-cell>
              <table:table-cell office:value-type="float" office:value="-0.010811">
                <text:p>-0.01081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5.000823">
                <text:p>-5.000823</text:p>
              </table:table-cell>
              <table:table-cell office:value-type="float" office:value="-0.000709">
                <text:p>-0.00070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.000692">
                <text:p>5.000692</text:p>
              </table:table-cell>
              <table:table-cell office:value-type="float" office:value="0.000852">
                <text:p>0.00085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5.00113">
                <text:p>-5.00113</text:p>
              </table:table-cell>
              <table:table-cell office:value-type="float" office:value="0.00996">
                <text:p>0.0099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.98705">
                <text:p>4.98705</text:p>
              </table:table-cell>
              <table:table-cell office:value-type="float" office:value="-0.007553">
                <text:p>-0.00755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4.99739">
                <text:p>-4.99739</text:p>
              </table:table-cell>
              <table:table-cell office:value-type="float" office:value="0.001045">
                <text:p>0.00104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.998066">
                <text:p>4.998066</text:p>
              </table:table-cell>
              <table:table-cell office:value-type="float" office:value="-0.011917">
                <text:p>-0.01191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.996408">
                <text:p>4.996408</text:p>
              </table:table-cell>
              <table:table-cell office:value-type="float" office:value="0.000276">
                <text:p>0.00027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.998257">
                <text:p>4.998257</text:p>
              </table:table-cell>
              <table:table-cell office:value-type="float" office:value="-0.004452">
                <text:p>-0.004452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.008613">
                <text:p>5.008613</text:p>
              </table:table-cell>
              <table:table-cell office:value-type="float" office:value="0.008706">
                <text:p>0.00870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4.998292">
                <text:p>-4.998292</text:p>
              </table:table-cell>
              <table:table-cell office:value-type="float" office:value="0.005165">
                <text:p>0.00516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.004159">
                <text:p>5.004159</text:p>
              </table:table-cell>
              <table:table-cell office:value-type="float" office:value="0.005134">
                <text:p>0.00513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4.99169">
                <text:p>-4.99169</text:p>
              </table:table-cell>
              <table:table-cell office:value-type="float" office:value="-0.000874">
                <text:p>-0.00087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.000389">
                <text:p>5.000389</text:p>
              </table:table-cell>
              <table:table-cell office:value-type="float" office:value="0.007653">
                <text:p>0.00765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.985247">
                <text:p>4.985247</text:p>
              </table:table-cell>
              <table:table-cell office:value-type="float" office:value="-0.003356">
                <text:p>-0.00335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4.999975">
                <text:p>-4.999975</text:p>
              </table:table-cell>
              <table:table-cell office:value-type="float" office:value="0.006298">
                <text:p>0.006298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.987513">
                <text:p>4.987513</text:p>
              </table:table-cell>
              <table:table-cell office:value-type="float" office:value="0.003328">
                <text:p>0.00332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.997505">
                <text:p>4.997505</text:p>
              </table:table-cell>
              <table:table-cell office:value-type="float" office:value="-0.001979">
                <text:p>-0.0019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.989234">
                <text:p>4.989234</text:p>
              </table:table-cell>
              <table:table-cell office:value-type="float" office:value="-0.010649">
                <text:p>-0.01064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.005188">
                <text:p>5.005188</text:p>
              </table:table-cell>
              <table:table-cell office:value-type="float" office:value="0.012472">
                <text:p>0.01247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5.00195">
                <text:p>-5.00195</text:p>
              </table:table-cell>
              <table:table-cell office:value-type="float" office:value="-0.007123">
                <text:p>-0.00712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.992571">
                <text:p>4.992571</text:p>
              </table:table-cell>
              <table:table-cell office:value-type="float" office:value="0.006441">
                <text:p>0.00644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4.991749">
                <text:p>-4.991749</text:p>
              </table:table-cell>
              <table:table-cell office:value-type="float" office:value="-0.002591">
                <text:p>-0.00259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5.005082">
                <text:p>-5.005082</text:p>
              </table:table-cell>
              <table:table-cell office:value-type="float" office:value="-0.009143">
                <text:p>-0.00914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5.010097">
                <text:p>-5.010097</text:p>
              </table:table-cell>
              <table:table-cell office:value-type="float" office:value="-0.015717">
                <text:p>-0.01571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5.003846">
                <text:p>-5.003846</text:p>
              </table:table-cell>
              <table:table-cell office:value-type="float" office:value="-0.003102">
                <text:p>-0.00310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5.007365">
                <text:p>-5.007365</text:p>
              </table:table-cell>
              <table:table-cell office:value-type="float" office:value="-0.000002">
                <text:p>-0.00000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4.990597">
                <text:p>-4.990597</text:p>
              </table:table-cell>
              <table:table-cell office:value-type="float" office:value="-0.00155">
                <text:p>-0.0015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4.987428">
                <text:p>-4.987428</text:p>
              </table:table-cell>
              <table:table-cell office:value-type="float" office:value="-0.008251">
                <text:p>-0.00825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5.000278">
                <text:p>-5.000278</text:p>
              </table:table-cell>
              <table:table-cell office:value-type="float" office:value="-0.006373">
                <text:p>-0.00637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5.008162">
                <text:p>-5.008162</text:p>
              </table:table-cell>
              <table:table-cell office:value-type="float" office:value="-0.009651">
                <text:p>-0.00965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.986627">
                <text:p>4.986627</text:p>
              </table:table-cell>
              <table:table-cell office:value-type="float" office:value="0.00776">
                <text:p>0.0077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5.001157">
                <text:p>-5.001157</text:p>
              </table:table-cell>
              <table:table-cell office:value-type="float" office:value="-0.001438">
                <text:p>-0.00143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4.996269">
                <text:p>-4.996269</text:p>
              </table:table-cell>
              <table:table-cell office:value-type="float" office:value="0.002435">
                <text:p>0.00243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.999818">
                <text:p>4.999818</text:p>
              </table:table-cell>
              <table:table-cell office:value-type="float" office:value="0.01004">
                <text:p>0.0100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.001371">
                <text:p>5.001371</text:p>
              </table:table-cell>
              <table:table-cell office:value-type="float" office:value="0.002836">
                <text:p>0.00283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4.986475">
                <text:p>-4.986475</text:p>
              </table:table-cell>
              <table:table-cell office:value-type="float" office:value="0.001247">
                <text:p>0.00124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4.996879">
                <text:p>-4.996879</text:p>
              </table:table-cell>
              <table:table-cell office:value-type="float" office:value="0.006925">
                <text:p>0.00692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5.002588">
                <text:p>-5.002588</text:p>
              </table:table-cell>
              <table:table-cell office:value-type="float" office:value="0.010417">
                <text:p>0.01041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5.001906">
                <text:p>-5.001906</text:p>
              </table:table-cell>
              <table:table-cell office:value-type="float" office:value="0.008463">
                <text:p>0.00846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.003605">
                <text:p>5.003605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4.989143">
                <text:p>-4.989143</text:p>
              </table:table-cell>
              <table:table-cell office:value-type="float" office:value="-0.01573">
                <text:p>-0.0157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.987734">
                <text:p>4.987734</text:p>
              </table:table-cell>
              <table:table-cell office:value-type="float" office:value="0.01001">
                <text:p>0.0100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4.995384">
                <text:p>-4.995384</text:p>
              </table:table-cell>
              <table:table-cell office:value-type="float" office:value="-0.010303">
                <text:p>-0.01030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4.997555">
                <text:p>-4.997555</text:p>
              </table:table-cell>
              <table:table-cell office:value-type="float" office:value="0.00817">
                <text:p>0.0081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.990374">
                <text:p>4.990374</text:p>
              </table:table-cell>
              <table:table-cell office:value-type="float" office:value="-0.010168">
                <text:p>-0.01016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.014098">
                <text:p>5.014098</text:p>
              </table:table-cell>
              <table:table-cell office:value-type="float" office:value="-0.003043">
                <text:p>-0.00304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5.009493">
                <text:p>-5.009493</text:p>
              </table:table-cell>
              <table:table-cell office:value-type="float" office:value="0.011112">
                <text:p>0.01111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.005889">
                <text:p>5.005889</text:p>
              </table:table-cell>
              <table:table-cell office:value-type="float" office:value="0.006878">
                <text:p>0.0068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.996973">
                <text:p>4.996973</text:p>
              </table:table-cell>
              <table:table-cell office:value-type="float" office:value="0.002844">
                <text:p>0.002844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.99786">
                <text:p>4.99786</text:p>
              </table:table-cell>
              <table:table-cell office:value-type="float" office:value="-0.000974">
                <text:p>-0.00097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.99678">
                <text:p>4.99678</text:p>
              </table:table-cell>
              <table:table-cell office:value-type="float" office:value="0.005675">
                <text:p>0.00567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4.994063">
                <text:p>-4.994063</text:p>
              </table:table-cell>
              <table:table-cell office:value-type="float" office:value="-0.012544">
                <text:p>-0.01254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4.991268">
                <text:p>-4.991268</text:p>
              </table:table-cell>
              <table:table-cell office:value-type="float" office:value="0.007019">
                <text:p>0.00701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5.002285">
                <text:p>-5.002285</text:p>
              </table:table-cell>
              <table:table-cell office:value-type="float" office:value="-0.007363">
                <text:p>-0.00736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4.993666">
                <text:p>-4.993666</text:p>
              </table:table-cell>
              <table:table-cell office:value-type="float" office:value="0.007717">
                <text:p>0.0077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5.005838">
                <text:p>-5.005838</text:p>
              </table:table-cell>
              <table:table-cell office:value-type="float" office:value="-0.010686">
                <text:p>-0.01068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.007791">
                <text:p>5.007791</text:p>
              </table:table-cell>
              <table:table-cell office:value-type="float" office:value="-0.007505">
                <text:p>-0.00750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.000954">
                <text:p>5.000954</text:p>
              </table:table-cell>
              <table:table-cell office:value-type="float" office:value="-0.01122">
                <text:p>-0.0112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.01037">
                <text:p>5.01037</text:p>
              </table:table-cell>
              <table:table-cell office:value-type="float" office:value="-0.007316">
                <text:p>-0.00731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.002749">
                <text:p>5.002749</text:p>
              </table:table-cell>
              <table:table-cell office:value-type="float" office:value="0.005491">
                <text:p>0.00549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4.995703">
                <text:p>-4.995703</text:p>
              </table:table-cell>
              <table:table-cell office:value-type="float" office:value="0.010069">
                <text:p>0.01006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4.997978">
                <text:p>-4.997978</text:p>
              </table:table-cell>
              <table:table-cell office:value-type="float" office:value="-0.002659">
                <text:p>-0.002659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.010342">
                <text:p>5.010342</text:p>
              </table:table-cell>
              <table:table-cell office:value-type="float" office:value="-0.003681">
                <text:p>-0.00368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4.998864">
                <text:p>-4.998864</text:p>
              </table:table-cell>
              <table:table-cell office:value-type="float" office:value="-0.002219">
                <text:p>-0.00221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.010612">
                <text:p>5.010612</text:p>
              </table:table-cell>
              <table:table-cell office:value-type="float" office:value="-0.008168">
                <text:p>-0.00816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.998191">
                <text:p>4.998191</text:p>
              </table:table-cell>
              <table:table-cell office:value-type="float" office:value="0.006454">
                <text:p>0.00645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.001432">
                <text:p>5.001432</text:p>
              </table:table-cell>
              <table:table-cell office:value-type="float" office:value="0.01142">
                <text:p>0.0114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4.99315">
                <text:p>-4.99315</text:p>
              </table:table-cell>
              <table:table-cell office:value-type="float" office:value="0.005844">
                <text:p>0.00584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4.996361">
                <text:p>-4.996361</text:p>
              </table:table-cell>
              <table:table-cell office:value-type="float" office:value="0.009897">
                <text:p>0.00989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5.006798">
                <text:p>-5.006798</text:p>
              </table:table-cell>
              <table:table-cell office:value-type="float" office:value="-0.010152">
                <text:p>-0.01015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.004468">
                <text:p>5.004468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5.000607">
                <text:p>-5.000607</text:p>
              </table:table-cell>
              <table:table-cell office:value-type="float" office:value="0.005702">
                <text:p>0.00570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.001279">
                <text:p>5.001279</text:p>
              </table:table-cell>
              <table:table-cell office:value-type="float" office:value="-0.015157">
                <text:p>-0.01515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.998353">
                <text:p>4.998353</text:p>
              </table:table-cell>
              <table:table-cell office:value-type="float" office:value="0.006722">
                <text:p>0.00672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.010373">
                <text:p>5.010373</text:p>
              </table:table-cell>
              <table:table-cell office:value-type="float" office:value="-0.001072">
                <text:p>-0.00107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5.003055">
                <text:p>-5.003055</text:p>
              </table:table-cell>
              <table:table-cell office:value-type="float" office:value="0.005167">
                <text:p>0.00516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.997027">
                <text:p>4.997027</text:p>
              </table:table-cell>
              <table:table-cell office:value-type="float" office:value="-0.011879">
                <text:p>-0.01187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.993889">
                <text:p>4.993889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4.995913">
                <text:p>-4.995913</text:p>
              </table:table-cell>
              <table:table-cell office:value-type="float" office:value="-0.00992">
                <text:p>-0.00992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5.008376">
                <text:p>-5.008376</text:p>
              </table:table-cell>
              <table:table-cell office:value-type="float" office:value="-0.001991">
                <text:p>-0.00199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.005734">
                <text:p>5.005734</text:p>
              </table:table-cell>
              <table:table-cell office:value-type="float" office:value="0.005444">
                <text:p>0.00544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5.008062">
                <text:p>-5.008062</text:p>
              </table:table-cell>
              <table:table-cell office:value-type="float" office:value="0.002959">
                <text:p>0.00295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.004728">
                <text:p>5.004728</text:p>
              </table:table-cell>
              <table:table-cell office:value-type="float" office:value="0.000904">
                <text:p>0.000904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4.987958">
                <text:p>-4.987958</text:p>
              </table:table-cell>
              <table:table-cell office:value-type="float" office:value="-0.007731">
                <text:p>-0.00773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5.008045">
                <text:p>-5.008045</text:p>
              </table:table-cell>
              <table:table-cell office:value-type="float" office:value="0.001534">
                <text:p>0.001534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4.986602">
                <text:p>-4.986602</text:p>
              </table:table-cell>
              <table:table-cell office:value-type="float" office:value="0.008477">
                <text:p>0.00847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5.001532">
                <text:p>-5.001532</text:p>
              </table:table-cell>
              <table:table-cell office:value-type="float" office:value="-0.001752">
                <text:p>-0.00175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5.005299">
                <text:p>-5.005299</text:p>
              </table:table-cell>
              <table:table-cell office:value-type="float" office:value="-0.001441">
                <text:p>-0.00144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.993794">
                <text:p>4.993794</text:p>
              </table:table-cell>
              <table:table-cell office:value-type="float" office:value="-0.003354">
                <text:p>-0.00335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4.991048">
                <text:p>-4.991048</text:p>
              </table:table-cell>
              <table:table-cell office:value-type="float" office:value="-0.003111">
                <text:p>-0.00311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4.997733">
                <text:p>-4.997733</text:p>
              </table:table-cell>
              <table:table-cell office:value-type="float" office:value="-0.011626">
                <text:p>-0.01162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4.994742">
                <text:p>-4.994742</text:p>
              </table:table-cell>
              <table:table-cell office:value-type="float" office:value="-0.01337">
                <text:p>-0.01337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5.01261">
                <text:p>-5.01261</text:p>
              </table:table-cell>
              <table:table-cell office:value-type="float" office:value="-0.004051">
                <text:p>-0.00405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.000447">
                <text:p>5.000447</text:p>
              </table:table-cell>
              <table:table-cell office:value-type="float" office:value="0.005005">
                <text:p>0.00500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.987724">
                <text:p>4.987724</text:p>
              </table:table-cell>
              <table:table-cell office:value-type="float" office:value="-0.003481">
                <text:p>-0.00348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.995534">
                <text:p>4.995534</text:p>
              </table:table-cell>
              <table:table-cell office:value-type="float" office:value="-0.000638">
                <text:p>-0.00063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.991585">
                <text:p>4.991585</text:p>
              </table:table-cell>
              <table:table-cell office:value-type="float" office:value="-0.009737">
                <text:p>-0.00973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4.996391">
                <text:p>-4.996391</text:p>
              </table:table-cell>
              <table:table-cell office:value-type="float" office:value="0.002715">
                <text:p>0.00271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.00045">
                <text:p>5.00045</text:p>
              </table:table-cell>
              <table:table-cell office:value-type="float" office:value="0.015191">
                <text:p>0.01519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5.006647">
                <text:p>-5.006647</text:p>
              </table:table-cell>
              <table:table-cell office:value-type="float" office:value="-0.008131">
                <text:p>-0.00813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.001337">
                <text:p>5.001337</text:p>
              </table:table-cell>
              <table:table-cell office:value-type="float" office:value="-0.000125">
                <text:p>-0.00012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5.00672">
                <text:p>-5.00672</text:p>
              </table:table-cell>
              <table:table-cell office:value-type="float" office:value="-0.004918">
                <text:p>-0.00491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4.999802">
                <text:p>-4.999802</text:p>
              </table:table-cell>
              <table:table-cell office:value-type="float" office:value="0.010194">
                <text:p>0.01019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.005642">
                <text:p>5.005642</text:p>
              </table:table-cell>
              <table:table-cell office:value-type="float" office:value="-0.008908">
                <text:p>-0.00890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4.99295">
                <text:p>-4.99295</text:p>
              </table:table-cell>
              <table:table-cell office:value-type="float" office:value="-0.002665">
                <text:p>-0.00266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.014115">
                <text:p>5.014115</text:p>
              </table:table-cell>
              <table:table-cell office:value-type="float" office:value="0.003822">
                <text:p>0.00382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.99777">
                <text:p>4.99777</text:p>
              </table:table-cell>
              <table:table-cell office:value-type="float" office:value="0.009169">
                <text:p>0.0091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.012102">
                <text:p>5.012102</text:p>
              </table:table-cell>
              <table:table-cell office:value-type="float" office:value="0.00607">
                <text:p>0.0060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.997846">
                <text:p>4.997846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.985767">
                <text:p>4.985767</text:p>
              </table:table-cell>
              <table:table-cell office:value-type="float" office:value="0.000332">
                <text:p>0.00033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.994822">
                <text:p>4.994822</text:p>
              </table:table-cell>
              <table:table-cell office:value-type="float" office:value="0.00896">
                <text:p>0.0089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.992434">
                <text:p>4.992434</text:p>
              </table:table-cell>
              <table:table-cell office:value-type="float" office:value="0.009551">
                <text:p>0.00955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.983882">
                <text:p>4.983882</text:p>
              </table:table-cell>
              <table:table-cell office:value-type="float" office:value="-0.003487">
                <text:p>-0.00348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.996407">
                <text:p>4.996407</text:p>
              </table:table-cell>
              <table:table-cell office:value-type="float" office:value="-0.011601">
                <text:p>-0.01160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.001071">
                <text:p>5.001071</text:p>
              </table:table-cell>
              <table:table-cell office:value-type="float" office:value="-0.002552">
                <text:p>-0.002552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.996996">
                <text:p>4.996996</text:p>
              </table:table-cell>
              <table:table-cell office:value-type="float" office:value="0.007951">
                <text:p>0.00795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5.011509">
                <text:p>-5.011509</text:p>
              </table:table-cell>
              <table:table-cell office:value-type="float" office:value="0.01051">
                <text:p>0.0105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5.008485">
                <text:p>-5.008485</text:p>
              </table:table-cell>
              <table:table-cell office:value-type="float" office:value="0.004745">
                <text:p>0.00474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4.990557">
                <text:p>-4.990557</text:p>
              </table:table-cell>
              <table:table-cell office:value-type="float" office:value="-0.000496">
                <text:p>-0.00049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5.003377">
                <text:p>-5.003377</text:p>
              </table:table-cell>
              <table:table-cell office:value-type="float" office:value="-0.001434">
                <text:p>-0.00143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4.993474">
                <text:p>-4.993474</text:p>
              </table:table-cell>
              <table:table-cell office:value-type="float" office:value="-0.012958">
                <text:p>-0.01295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.99666">
                <text:p>4.99666</text:p>
              </table:table-cell>
              <table:table-cell office:value-type="float" office:value="0.004367">
                <text:p>0.00436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.988474">
                <text:p>4.988474</text:p>
              </table:table-cell>
              <table:table-cell office:value-type="float" office:value="-0.010696">
                <text:p>-0.01069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5.008695">
                <text:p>-5.008695</text:p>
              </table:table-cell>
              <table:table-cell office:value-type="float" office:value="0.010863">
                <text:p>0.01086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.994158">
                <text:p>4.994158</text:p>
              </table:table-cell>
              <table:table-cell office:value-type="float" office:value="-0.014311">
                <text:p>-0.01431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4.997463">
                <text:p>-4.997463</text:p>
              </table:table-cell>
              <table:table-cell office:value-type="float" office:value="-0.001732">
                <text:p>-0.00173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.004026">
                <text:p>5.004026</text:p>
              </table:table-cell>
              <table:table-cell office:value-type="float" office:value="0.010476">
                <text:p>0.01047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.004907">
                <text:p>5.004907</text:p>
              </table:table-cell>
              <table:table-cell office:value-type="float" office:value="-0.01278">
                <text:p>-0.0127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5.010325">
                <text:p>-5.010325</text:p>
              </table:table-cell>
              <table:table-cell office:value-type="float" office:value="0.00882">
                <text:p>0.0088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5.002312">
                <text:p>-5.002312</text:p>
              </table:table-cell>
              <table:table-cell office:value-type="float" office:value="0.005072">
                <text:p>0.00507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.990238">
                <text:p>4.990238</text:p>
              </table:table-cell>
              <table:table-cell office:value-type="float" office:value="-0.000131">
                <text:p>-0.00013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.997296">
                <text:p>4.997296</text:p>
              </table:table-cell>
              <table:table-cell office:value-type="float" office:value="-0.005569">
                <text:p>-0.005569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.008461">
                <text:p>5.008461</text:p>
              </table:table-cell>
              <table:table-cell office:value-type="float" office:value="0.002496">
                <text:p>0.00249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.987981">
                <text:p>4.987981</text:p>
              </table:table-cell>
              <table:table-cell office:value-type="float" office:value="-0.006901">
                <text:p>-0.00690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5.007677">
                <text:p>-5.007677</text:p>
              </table:table-cell>
              <table:table-cell office:value-type="float" office:value="0.003284">
                <text:p>0.00328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4.989525">
                <text:p>-4.989525</text:p>
              </table:table-cell>
              <table:table-cell office:value-type="float" office:value="-0.003197">
                <text:p>-0.00319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4.998257">
                <text:p>-4.998257</text:p>
              </table:table-cell>
              <table:table-cell office:value-type="float" office:value="-0.005206">
                <text:p>-0.00520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.001347">
                <text:p>5.001347</text:p>
              </table:table-cell>
              <table:table-cell office:value-type="float" office:value="0.005076">
                <text:p>0.00507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.00113">
                <text:p>5.00113</text:p>
              </table:table-cell>
              <table:table-cell office:value-type="float" office:value="0.00257">
                <text:p>0.0025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.988291">
                <text:p>4.988291</text:p>
              </table:table-cell>
              <table:table-cell office:value-type="float" office:value="0.000784">
                <text:p>0.00078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.007864">
                <text:p>5.007864</text:p>
              </table:table-cell>
              <table:table-cell office:value-type="float" office:value="-0.006218">
                <text:p>-0.00621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.999625">
                <text:p>4.999625</text:p>
              </table:table-cell>
              <table:table-cell office:value-type="float" office:value="0.007048">
                <text:p>0.00704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4.995243">
                <text:p>-4.995243</text:p>
              </table:table-cell>
              <table:table-cell office:value-type="float" office:value="0.002866">
                <text:p>0.00286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.006967">
                <text:p>5.006967</text:p>
              </table:table-cell>
              <table:table-cell office:value-type="float" office:value="0.007762">
                <text:p>0.00776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.0127">
                <text:p>5.0127</text:p>
              </table:table-cell>
              <table:table-cell office:value-type="float" office:value="-0.009014">
                <text:p>-0.00901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4.986926">
                <text:p>-4.986926</text:p>
              </table:table-cell>
              <table:table-cell office:value-type="float" office:value="-0.002178">
                <text:p>-0.00217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4.998229">
                <text:p>-4.998229</text:p>
              </table:table-cell>
              <table:table-cell office:value-type="float" office:value="-0.001571">
                <text:p>-0.00157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.001075">
                <text:p>5.001075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5.00202">
                <text:p>-5.00202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5.00598">
                <text:p>-5.00598</text:p>
              </table:table-cell>
              <table:table-cell office:value-type="float" office:value="-0.008958">
                <text:p>-0.00895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.00554">
                <text:p>5.00554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4.999928">
                <text:p>-4.999928</text:p>
              </table:table-cell>
              <table:table-cell office:value-type="float" office:value="-0.003946">
                <text:p>-0.00394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4.995197">
                <text:p>-4.995197</text:p>
              </table:table-cell>
              <table:table-cell office:value-type="float" office:value="-0.011529">
                <text:p>-0.01152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.995512">
                <text:p>4.995512</text:p>
              </table:table-cell>
              <table:table-cell office:value-type="float" office:value="-0.010841">
                <text:p>-0.010841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5.011777">
                <text:p>-5.011777</text:p>
              </table:table-cell>
              <table:table-cell office:value-type="float" office:value="-0.00193">
                <text:p>-0.0019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.994106">
                <text:p>4.994106</text:p>
              </table:table-cell>
              <table:table-cell office:value-type="float" office:value="-0.014597">
                <text:p>-0.01459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4.996734">
                <text:p>-4.996734</text:p>
              </table:table-cell>
              <table:table-cell office:value-type="float" office:value="-0.013008">
                <text:p>-0.01300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5.003972">
                <text:p>-5.003972</text:p>
              </table:table-cell>
              <table:table-cell office:value-type="float" office:value="-0.005332">
                <text:p>-0.00533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.011108">
                <text:p>5.011108</text:p>
              </table:table-cell>
              <table:table-cell office:value-type="float" office:value="-0.001174">
                <text:p>-0.00117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.008383">
                <text:p>5.008383</text:p>
              </table:table-cell>
              <table:table-cell office:value-type="float" office:value="0.00919">
                <text:p>0.0091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.996377">
                <text:p>4.996377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5.003341">
                <text:p>-5.003341</text:p>
              </table:table-cell>
              <table:table-cell office:value-type="float" office:value="0.007465">
                <text:p>0.00746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.007256">
                <text:p>5.007256</text:p>
              </table:table-cell>
              <table:table-cell office:value-type="float" office:value="-0.009106">
                <text:p>-0.00910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4.990398">
                <text:p>-4.990398</text:p>
              </table:table-cell>
              <table:table-cell office:value-type="float" office:value="0.009835">
                <text:p>0.00983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.997021">
                <text:p>4.997021</text:p>
              </table:table-cell>
              <table:table-cell office:value-type="float" office:value="0.004421">
                <text:p>0.00442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4.990613">
                <text:p>-4.990613</text:p>
              </table:table-cell>
              <table:table-cell office:value-type="float" office:value="-0.005467">
                <text:p>-0.00546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.002303">
                <text:p>5.002303</text:p>
              </table:table-cell>
              <table:table-cell office:value-type="float" office:value="-0.000873">
                <text:p>-0.00087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.994008">
                <text:p>4.994008</text:p>
              </table:table-cell>
              <table:table-cell office:value-type="float" office:value="0.01415">
                <text:p>0.0141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5.009816">
                <text:p>-5.009816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5.009548">
                <text:p>-5.009548</text:p>
              </table:table-cell>
              <table:table-cell office:value-type="float" office:value="0.008861">
                <text:p>0.00886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.001865">
                <text:p>5.001865</text:p>
              </table:table-cell>
              <table:table-cell office:value-type="float" office:value="-0.008931">
                <text:p>-0.00893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.009139">
                <text:p>5.009139</text:p>
              </table:table-cell>
              <table:table-cell office:value-type="float" office:value="0.009906">
                <text:p>0.00990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4.999046">
                <text:p>-4.999046</text:p>
              </table:table-cell>
              <table:table-cell office:value-type="float" office:value="-0.003947">
                <text:p>-0.00394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.998921">
                <text:p>4.998921</text:p>
              </table:table-cell>
              <table:table-cell office:value-type="float" office:value="0.005623">
                <text:p>0.00562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4.997506">
                <text:p>-4.997506</text:p>
              </table:table-cell>
              <table:table-cell office:value-type="float" office:value="-0.007999">
                <text:p>-0.00799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.997654">
                <text:p>4.997654</text:p>
              </table:table-cell>
              <table:table-cell office:value-type="float" office:value="0.008016">
                <text:p>0.00801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4.991228">
                <text:p>-4.991228</text:p>
              </table:table-cell>
              <table:table-cell office:value-type="float" office:value="-0.00693">
                <text:p>-0.0069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.004882">
                <text:p>5.004882</text:p>
              </table:table-cell>
              <table:table-cell office:value-type="float" office:value="0.009568">
                <text:p>0.00956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5.001163">
                <text:p>-5.001163</text:p>
              </table:table-cell>
              <table:table-cell office:value-type="float" office:value="-0.002548">
                <text:p>-0.00254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.996484">
                <text:p>4.996484</text:p>
              </table:table-cell>
              <table:table-cell office:value-type="float" office:value="0.004476">
                <text:p>0.00447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.989828">
                <text:p>4.989828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5.002513">
                <text:p>-5.002513</text:p>
              </table:table-cell>
              <table:table-cell office:value-type="float" office:value="0.00852">
                <text:p>0.0085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.000993">
                <text:p>5.000993</text:p>
              </table:table-cell>
              <table:table-cell office:value-type="float" office:value="0.00883">
                <text:p>0.0088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5.010545">
                <text:p>-5.010545</text:p>
              </table:table-cell>
              <table:table-cell office:value-type="float" office:value="-0.003499">
                <text:p>-0.00349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.9972">
                <text:p>4.9972</text:p>
              </table:table-cell>
              <table:table-cell office:value-type="float" office:value="-0.008546">
                <text:p>-0.00854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5.002882">
                <text:p>-5.002882</text:p>
              </table:table-cell>
              <table:table-cell office:value-type="float" office:value="0.010359">
                <text:p>0.01035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.995011">
                <text:p>4.995011</text:p>
              </table:table-cell>
              <table:table-cell office:value-type="float" office:value="0.007045">
                <text:p>0.00704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.006398">
                <text:p>5.006398</text:p>
              </table:table-cell>
              <table:table-cell office:value-type="float" office:value="0.003856">
                <text:p>0.00385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5.008342">
                <text:p>-5.008342</text:p>
              </table:table-cell>
              <table:table-cell office:value-type="float" office:value="-0.001666">
                <text:p>-0.00166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.992442">
                <text:p>4.992442</text:p>
              </table:table-cell>
              <table:table-cell office:value-type="float" office:value="-0.000641">
                <text:p>-0.000641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.997182">
                <text:p>4.997182</text:p>
              </table:table-cell>
              <table:table-cell office:value-type="float" office:value="-0.006217">
                <text:p>-0.00621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.011317">
                <text:p>5.011317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.011094">
                <text:p>5.011094</text:p>
              </table:table-cell>
              <table:table-cell office:value-type="float" office:value="0.000886">
                <text:p>0.00088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4.989395">
                <text:p>-4.989395</text:p>
              </table:table-cell>
              <table:table-cell office:value-type="float" office:value="-0.006789">
                <text:p>-0.00678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.994401">
                <text:p>4.994401</text:p>
              </table:table-cell>
              <table:table-cell office:value-type="float" office:value="0.010482">
                <text:p>0.01048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5.001069">
                <text:p>5.001069</text:p>
              </table:table-cell>
              <table:table-cell office:value-type="float" office:value="-0.005028">
                <text:p>-0.00502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.00403">
                <text:p>5.00403</text:p>
              </table:table-cell>
              <table:table-cell office:value-type="float" office:value="-0.011522">
                <text:p>-0.011522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4.994318">
                <text:p>-4.994318</text:p>
              </table:table-cell>
              <table:table-cell office:value-type="float" office:value="-0.011544">
                <text:p>-0.011544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4.993299">
                <text:p>-4.993299</text:p>
              </table:table-cell>
              <table:table-cell office:value-type="float" office:value="-0.009274">
                <text:p>-0.00927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.01303">
                <text:p>5.01303</text:p>
              </table:table-cell>
              <table:table-cell office:value-type="float" office:value="0.001674">
                <text:p>0.00167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5.002601">
                <text:p>-5.002601</text:p>
              </table:table-cell>
              <table:table-cell office:value-type="float" office:value="0.010194">
                <text:p>0.01019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.995274">
                <text:p>4.995274</text:p>
              </table:table-cell>
              <table:table-cell office:value-type="float" office:value="-0.007144">
                <text:p>-0.00714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5.004724">
                <text:p>-5.004724</text:p>
              </table:table-cell>
              <table:table-cell office:value-type="float" office:value="-0.005601">
                <text:p>-0.00560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4.993006">
                <text:p>-4.993006</text:p>
              </table:table-cell>
              <table:table-cell office:value-type="float" office:value="-0.003344">
                <text:p>-0.00334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.006108">
                <text:p>5.006108</text:p>
              </table:table-cell>
              <table:table-cell office:value-type="float" office:value="-0.002245">
                <text:p>-0.00224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.991398">
                <text:p>4.991398</text:p>
              </table:table-cell>
              <table:table-cell office:value-type="float" office:value="-0.010758">
                <text:p>-0.01075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5.001954">
                <text:p>-5.001954</text:p>
              </table:table-cell>
              <table:table-cell office:value-type="float" office:value="-0.009595">
                <text:p>-0.00959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5.01047">
                <text:p>-5.01047</text:p>
              </table:table-cell>
              <table:table-cell office:value-type="float" office:value="0.007983">
                <text:p>0.00798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.989504">
                <text:p>4.989504</text:p>
              </table:table-cell>
              <table:table-cell office:value-type="float" office:value="-0.001672">
                <text:p>-0.00167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5.01034">
                <text:p>-5.01034</text:p>
              </table:table-cell>
              <table:table-cell office:value-type="float" office:value="0.004892">
                <text:p>0.00489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993353">
                <text:p>4.993353</text:p>
              </table:table-cell>
              <table:table-cell office:value-type="float" office:value="0.004692">
                <text:p>0.004692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.011415">
                <text:p>5.011415</text:p>
              </table:table-cell>
              <table:table-cell office:value-type="float" office:value="0.005653">
                <text:p>0.00565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.001962">
                <text:p>5.001962</text:p>
              </table:table-cell>
              <table:table-cell office:value-type="float" office:value="-0.010721">
                <text:p>-0.01072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4.990183">
                <text:p>-4.990183</text:p>
              </table:table-cell>
              <table:table-cell office:value-type="float" office:value="-0.009522">
                <text:p>-0.00952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.000206">
                <text:p>5.000206</text:p>
              </table:table-cell>
              <table:table-cell office:value-type="float" office:value="0.003429">
                <text:p>0.00342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4.986301">
                <text:p>-4.986301</text:p>
              </table:table-cell>
              <table:table-cell office:value-type="float" office:value="-0.012602">
                <text:p>-0.01260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.990628">
                <text:p>4.990628</text:p>
              </table:table-cell>
              <table:table-cell office:value-type="float" office:value="0.00733">
                <text:p>0.0073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99384">
                <text:p>4.99384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4.995988">
                <text:p>-4.995988</text:p>
              </table:table-cell>
              <table:table-cell office:value-type="float" office:value="-0.0096">
                <text:p>-0.009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5.002422">
                <text:p>-5.002422</text:p>
              </table:table-cell>
              <table:table-cell office:value-type="float" office:value="0.011676">
                <text:p>0.01167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4.997563">
                <text:p>-4.997563</text:p>
              </table:table-cell>
              <table:table-cell office:value-type="float" office:value="-0.009989">
                <text:p>-0.00998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.997242">
                <text:p>4.997242</text:p>
              </table:table-cell>
              <table:table-cell office:value-type="float" office:value="0.002404">
                <text:p>0.00240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5.00453">
                <text:p>-5.00453</text:p>
              </table:table-cell>
              <table:table-cell office:value-type="float" office:value="0.006491">
                <text:p>0.00649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5.006407">
                <text:p>-5.006407</text:p>
              </table:table-cell>
              <table:table-cell office:value-type="float" office:value="0.004292">
                <text:p>0.00429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4.999621">
                <text:p>-4.999621</text:p>
              </table:table-cell>
              <table:table-cell office:value-type="float" office:value="0.002621">
                <text:p>0.00262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5.008501">
                <text:p>-5.008501</text:p>
              </table:table-cell>
              <table:table-cell office:value-type="float" office:value="0.004387">
                <text:p>0.00438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5.002818">
                <text:p>-5.002818</text:p>
              </table:table-cell>
              <table:table-cell office:value-type="float" office:value="-0.010297">
                <text:p>-0.01029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.013729">
                <text:p>5.013729</text:p>
              </table:table-cell>
              <table:table-cell office:value-type="float" office:value="-0.005328">
                <text:p>-0.00532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.986266">
                <text:p>4.986266</text:p>
              </table:table-cell>
              <table:table-cell office:value-type="float" office:value="-0.007111">
                <text:p>-0.00711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990321">
                <text:p>4.990321</text:p>
              </table:table-cell>
              <table:table-cell office:value-type="float" office:value="0.009058">
                <text:p>0.00905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5.010138">
                <text:p>5.010138</text:p>
              </table:table-cell>
              <table:table-cell office:value-type="float" office:value="-0.010297">
                <text:p>-0.01029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4.996824">
                <text:p>-4.996824</text:p>
              </table:table-cell>
              <table:table-cell office:value-type="float" office:value="0.001409">
                <text:p>0.00140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987915">
                <text:p>4.987915</text:p>
              </table:table-cell>
              <table:table-cell office:value-type="float" office:value="-0.000677">
                <text:p>-0.00067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5.001004">
                <text:p>-5.001004</text:p>
              </table:table-cell>
              <table:table-cell office:value-type="float" office:value="0.014092">
                <text:p>0.014092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5.004034">
                <text:p>-5.004034</text:p>
              </table:table-cell>
              <table:table-cell office:value-type="float" office:value="0.011108">
                <text:p>0.01110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99771">
                <text:p>4.99771</text:p>
              </table:table-cell>
              <table:table-cell office:value-type="float" office:value="0.007516">
                <text:p>0.007516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4.998272">
                <text:p>-4.998272</text:p>
              </table:table-cell>
              <table:table-cell office:value-type="float" office:value="-0.01174">
                <text:p>-0.0117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.004606">
                <text:p>5.004606</text:p>
              </table:table-cell>
              <table:table-cell office:value-type="float" office:value="-0.018807">
                <text:p>-0.018807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.012438">
                <text:p>5.012438</text:p>
              </table:table-cell>
              <table:table-cell office:value-type="float" office:value="-0.00316">
                <text:p>-0.0031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.003389">
                <text:p>5.003389</text:p>
              </table:table-cell>
              <table:table-cell office:value-type="float" office:value="-0.002566">
                <text:p>-0.00256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5.008641">
                <text:p>-5.008641</text:p>
              </table:table-cell>
              <table:table-cell office:value-type="float" office:value="-0.008101">
                <text:p>-0.00810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.001416">
                <text:p>5.001416</text:p>
              </table:table-cell>
              <table:table-cell office:value-type="float" office:value="0.001457">
                <text:p>0.00145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.001721">
                <text:p>5.001721</text:p>
              </table:table-cell>
              <table:table-cell office:value-type="float" office:value="-0.003566">
                <text:p>-0.00356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4.997369">
                <text:p>-4.997369</text:p>
              </table:table-cell>
              <table:table-cell office:value-type="float" office:value="0.009829">
                <text:p>0.00982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4.998532">
                <text:p>-4.998532</text:p>
              </table:table-cell>
              <table:table-cell office:value-type="float" office:value="0.00474">
                <text:p>0.00474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998869">
                <text:p>4.998869</text:p>
              </table:table-cell>
              <table:table-cell office:value-type="float" office:value="-0.004542">
                <text:p>-0.00454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5.014932">
                <text:p>-5.014932</text:p>
              </table:table-cell>
              <table:table-cell office:value-type="float" office:value="0.001944">
                <text:p>0.001944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988652">
                <text:p>4.988652</text:p>
              </table:table-cell>
              <table:table-cell office:value-type="float" office:value="0.001363">
                <text:p>0.00136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4.995446">
                <text:p>-4.995446</text:p>
              </table:table-cell>
              <table:table-cell office:value-type="float" office:value="0.002518">
                <text:p>0.00251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4.998012">
                <text:p>-4.998012</text:p>
              </table:table-cell>
              <table:table-cell office:value-type="float" office:value="-0.004219">
                <text:p>-0.00421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5.011324">
                <text:p>5.011324</text:p>
              </table:table-cell>
              <table:table-cell office:value-type="float" office:value="-0.009634">
                <text:p>-0.00963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5.010526">
                <text:p>5.010526</text:p>
              </table:table-cell>
              <table:table-cell office:value-type="float" office:value="-0.009936">
                <text:p>-0.009936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995711">
                <text:p>4.995711</text:p>
              </table:table-cell>
              <table:table-cell office:value-type="float" office:value="0.012777">
                <text:p>0.01277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4.996409">
                <text:p>-4.996409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4.998541">
                <text:p>-4.998541</text:p>
              </table:table-cell>
              <table:table-cell office:value-type="float" office:value="-0.002838">
                <text:p>-0.00283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.00227">
                <text:p>5.00227</text:p>
              </table:table-cell>
              <table:table-cell office:value-type="float" office:value="-0.011564">
                <text:p>-0.01156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4.999383">
                <text:p>-4.999383</text:p>
              </table:table-cell>
              <table:table-cell office:value-type="float" office:value="0.011161">
                <text:p>0.01116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4.992184">
                <text:p>-4.992184</text:p>
              </table:table-cell>
              <table:table-cell office:value-type="float" office:value="0.004036">
                <text:p>0.00403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5.004271">
                <text:p>-5.004271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.012507">
                <text:p>5.012507</text:p>
              </table:table-cell>
              <table:table-cell office:value-type="float" office:value="-0.001101">
                <text:p>-0.001101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4.989659">
                <text:p>-4.989659</text:p>
              </table:table-cell>
              <table:table-cell office:value-type="float" office:value="-0.004085">
                <text:p>-0.00408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994148">
                <text:p>4.994148</text:p>
              </table:table-cell>
              <table:table-cell office:value-type="float" office:value="0.00404">
                <text:p>0.0040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.006156">
                <text:p>5.006156</text:p>
              </table:table-cell>
              <table:table-cell office:value-type="float" office:value="-0.004325">
                <text:p>-0.00432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.991706">
                <text:p>4.991706</text:p>
              </table:table-cell>
              <table:table-cell office:value-type="float" office:value="-0.006439">
                <text:p>-0.00643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5.001135">
                <text:p>-5.001135</text:p>
              </table:table-cell>
              <table:table-cell office:value-type="float" office:value="0.00657">
                <text:p>0.0065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5.01011">
                <text:p>-5.01011</text:p>
              </table:table-cell>
              <table:table-cell office:value-type="float" office:value="-0.007809">
                <text:p>-0.00780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.012129">
                <text:p>5.012129</text:p>
              </table:table-cell>
              <table:table-cell office:value-type="float" office:value="-0.007946">
                <text:p>-0.00794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4.997172">
                <text:p>-4.997172</text:p>
              </table:table-cell>
              <table:table-cell office:value-type="float" office:value="-0.008629">
                <text:p>-0.00862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5.000003">
                <text:p>-5.000003</text:p>
              </table:table-cell>
              <table:table-cell office:value-type="float" office:value="0.009365">
                <text:p>0.00936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.003616">
                <text:p>5.003616</text:p>
              </table:table-cell>
              <table:table-cell office:value-type="float" office:value="-0.009622">
                <text:p>-0.00962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992163">
                <text:p>4.992163</text:p>
              </table:table-cell>
              <table:table-cell office:value-type="float" office:value="0.005508">
                <text:p>0.00550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.993228">
                <text:p>4.993228</text:p>
              </table:table-cell>
              <table:table-cell office:value-type="float" office:value="-0.010438">
                <text:p>-0.01043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4.990599">
                <text:p>-4.990599</text:p>
              </table:table-cell>
              <table:table-cell office:value-type="float" office:value="-0.003271">
                <text:p>-0.00327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.009651">
                <text:p>5.009651</text:p>
              </table:table-cell>
              <table:table-cell office:value-type="float" office:value="-0.006121">
                <text:p>-0.00612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.002978">
                <text:p>5.002978</text:p>
              </table:table-cell>
              <table:table-cell office:value-type="float" office:value="0.006861">
                <text:p>0.00686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5.004998">
                <text:p>-5.004998</text:p>
              </table:table-cell>
              <table:table-cell office:value-type="float" office:value="0.007307">
                <text:p>0.00730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986722">
                <text:p>4.986722</text:p>
              </table:table-cell>
              <table:table-cell office:value-type="float" office:value="0.003977">
                <text:p>0.00397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.989582">
                <text:p>4.989582</text:p>
              </table:table-cell>
              <table:table-cell office:value-type="float" office:value="0.000899">
                <text:p>0.00089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4.991877">
                <text:p>-4.991877</text:p>
              </table:table-cell>
              <table:table-cell office:value-type="float" office:value="-0.001637">
                <text:p>-0.00163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.005078">
                <text:p>5.005078</text:p>
              </table:table-cell>
              <table:table-cell office:value-type="float" office:value="0.013977">
                <text:p>0.013977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.0048">
                <text:p>5.0048</text:p>
              </table:table-cell>
              <table:table-cell office:value-type="float" office:value="0.008836">
                <text:p>0.00883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.997178">
                <text:p>4.997178</text:p>
              </table:table-cell>
              <table:table-cell office:value-type="float" office:value="0.000495">
                <text:p>0.000495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997764">
                <text:p>4.997764</text:p>
              </table:table-cell>
              <table:table-cell office:value-type="float" office:value="0.010794">
                <text:p>0.01079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5.000438">
                <text:p>-5.000438</text:p>
              </table:table-cell>
              <table:table-cell office:value-type="float" office:value="-0.002392">
                <text:p>-0.00239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4.996027">
                <text:p>-4.996027</text:p>
              </table:table-cell>
              <table:table-cell office:value-type="float" office:value="-0.005955">
                <text:p>-0.00595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5.008835">
                <text:p>-5.008835</text:p>
              </table:table-cell>
              <table:table-cell office:value-type="float" office:value="0.008724">
                <text:p>0.00872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5.004406">
                <text:p>-5.004406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5.002399">
                <text:p>-5.002399</text:p>
              </table:table-cell>
              <table:table-cell office:value-type="float" office:value="0.007834">
                <text:p>0.00783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.985109">
                <text:p>4.985109</text:p>
              </table:table-cell>
              <table:table-cell office:value-type="float" office:value="-0.004048">
                <text:p>-0.00404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.989505">
                <text:p>4.989505</text:p>
              </table:table-cell>
              <table:table-cell office:value-type="float" office:value="-0.004513">
                <text:p>-0.00451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.994509">
                <text:p>4.994509</text:p>
              </table:table-cell>
              <table:table-cell office:value-type="float" office:value="0.003152">
                <text:p>0.00315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4.996149">
                <text:p>-4.996149</text:p>
              </table:table-cell>
              <table:table-cell office:value-type="float" office:value="0.005647">
                <text:p>0.00564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.989801">
                <text:p>4.989801</text:p>
              </table:table-cell>
              <table:table-cell office:value-type="float" office:value="-0.00653">
                <text:p>-0.0065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.995175">
                <text:p>4.995175</text:p>
              </table:table-cell>
              <table:table-cell office:value-type="float" office:value="0.004233">
                <text:p>0.00423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4.998823">
                <text:p>-4.998823</text:p>
              </table:table-cell>
              <table:table-cell office:value-type="float" office:value="0.002204">
                <text:p>0.002204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.012442">
                <text:p>5.012442</text:p>
              </table:table-cell>
              <table:table-cell office:value-type="float" office:value="-0.011048">
                <text:p>-0.01104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5.001228">
                <text:p>-5.001228</text:p>
              </table:table-cell>
              <table:table-cell office:value-type="float" office:value="-0.001367">
                <text:p>-0.00136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.999595">
                <text:p>4.999595</text:p>
              </table:table-cell>
              <table:table-cell office:value-type="float" office:value="-0.003866">
                <text:p>-0.00386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.01313">
                <text:p>5.01313</text:p>
              </table:table-cell>
              <table:table-cell office:value-type="float" office:value="0.00857">
                <text:p>0.0085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5.004781">
                <text:p>-5.004781</text:p>
              </table:table-cell>
              <table:table-cell office:value-type="float" office:value="0.007424">
                <text:p>0.00742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5.001572">
                <text:p>-5.001572</text:p>
              </table:table-cell>
              <table:table-cell office:value-type="float" office:value="-0.006018">
                <text:p>-0.00601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4.994369">
                <text:p>-4.994369</text:p>
              </table:table-cell>
              <table:table-cell office:value-type="float" office:value="0.00745">
                <text:p>0.0074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.991475">
                <text:p>4.991475</text:p>
              </table:table-cell>
              <table:table-cell office:value-type="float" office:value="-0.003712">
                <text:p>-0.00371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5.001586">
                <text:p>-5.001586</text:p>
              </table:table-cell>
              <table:table-cell office:value-type="float" office:value="0.011518">
                <text:p>0.01151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5.009576">
                <text:p>-5.009576</text:p>
              </table:table-cell>
              <table:table-cell office:value-type="float" office:value="-0.004293">
                <text:p>-0.00429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.997794">
                <text:p>4.997794</text:p>
              </table:table-cell>
              <table:table-cell office:value-type="float" office:value="-0.003106">
                <text:p>-0.00310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5.005334">
                <text:p>-5.005334</text:p>
              </table:table-cell>
              <table:table-cell office:value-type="float" office:value="0.011459">
                <text:p>0.01145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.997627">
                <text:p>4.997627</text:p>
              </table:table-cell>
              <table:table-cell office:value-type="float" office:value="-0.003747">
                <text:p>-0.00374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.005328">
                <text:p>5.005328</text:p>
              </table:table-cell>
              <table:table-cell office:value-type="float" office:value="0.004565">
                <text:p>0.00456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4.998107">
                <text:p>-4.998107</text:p>
              </table:table-cell>
              <table:table-cell office:value-type="float" office:value="0.003711">
                <text:p>0.00371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4.989906">
                <text:p>-4.989906</text:p>
              </table:table-cell>
              <table:table-cell office:value-type="float" office:value="-0.001482">
                <text:p>-0.001482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.00722">
                <text:p>5.00722</text:p>
              </table:table-cell>
              <table:table-cell office:value-type="float" office:value="-0.007361">
                <text:p>-0.00736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5.010004">
                <text:p>-5.010004</text:p>
              </table:table-cell>
              <table:table-cell office:value-type="float" office:value="-0.003924">
                <text:p>-0.00392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4.994187">
                <text:p>-4.994187</text:p>
              </table:table-cell>
              <table:table-cell office:value-type="float" office:value="0.009562">
                <text:p>0.00956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.996607">
                <text:p>4.996607</text:p>
              </table:table-cell>
              <table:table-cell office:value-type="float" office:value="0.009707">
                <text:p>0.00970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.002299">
                <text:p>5.002299</text:p>
              </table:table-cell>
              <table:table-cell office:value-type="float" office:value="-0.005189">
                <text:p>-0.005189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4.994067">
                <text:p>-4.994067</text:p>
              </table:table-cell>
              <table:table-cell office:value-type="float" office:value="0.005005">
                <text:p>0.00500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.013133">
                <text:p>5.013133</text:p>
              </table:table-cell>
              <table:table-cell office:value-type="float" office:value="0.003784">
                <text:p>0.00378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.000131">
                <text:p>5.000131</text:p>
              </table:table-cell>
              <table:table-cell office:value-type="float" office:value="-0.001236">
                <text:p>-0.001236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.001285">
                <text:p>5.001285</text:p>
              </table:table-cell>
              <table:table-cell office:value-type="float" office:value="-0.001668">
                <text:p>-0.00166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4.994544">
                <text:p>-4.994544</text:p>
              </table:table-cell>
              <table:table-cell office:value-type="float" office:value="-0.007659">
                <text:p>-0.00765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5.012023">
                <text:p>-5.012023</text:p>
              </table:table-cell>
              <table:table-cell office:value-type="float" office:value="0.002245">
                <text:p>0.00224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.997597">
                <text:p>4.997597</text:p>
              </table:table-cell>
              <table:table-cell office:value-type="float" office:value="-0.007907">
                <text:p>-0.00790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.005908">
                <text:p>5.005908</text:p>
              </table:table-cell>
              <table:table-cell office:value-type="float" office:value="-0.010062">
                <text:p>-0.01006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.002298">
                <text:p>5.002298</text:p>
              </table:table-cell>
              <table:table-cell office:value-type="float" office:value="-0.004025">
                <text:p>-0.00402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5.001572">
                <text:p>-5.001572</text:p>
              </table:table-cell>
              <table:table-cell office:value-type="float" office:value="0.001018">
                <text:p>0.00101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4.997049">
                <text:p>-4.997049</text:p>
              </table:table-cell>
              <table:table-cell office:value-type="float" office:value="-0.009506">
                <text:p>-0.009506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5.001638">
                <text:p>-5.001638</text:p>
              </table:table-cell>
              <table:table-cell office:value-type="float" office:value="0.005681">
                <text:p>0.00568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4.996017">
                <text:p>-4.996017</text:p>
              </table:table-cell>
              <table:table-cell office:value-type="float" office:value="0.001853">
                <text:p>0.00185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.009614">
                <text:p>5.009614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.991185">
                <text:p>4.991185</text:p>
              </table:table-cell>
              <table:table-cell office:value-type="float" office:value="0.00859">
                <text:p>0.0085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4.992626">
                <text:p>-4.992626</text:p>
              </table:table-cell>
              <table:table-cell office:value-type="float" office:value="0.008633">
                <text:p>0.008633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5.012687">
                <text:p>-5.012687</text:p>
              </table:table-cell>
              <table:table-cell office:value-type="float" office:value="-0.005585">
                <text:p>-0.00558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4.996682">
                <text:p>-4.996682</text:p>
              </table:table-cell>
              <table:table-cell office:value-type="float" office:value="-0.005658">
                <text:p>-0.00565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.00306">
                <text:p>5.00306</text:p>
              </table:table-cell>
              <table:table-cell office:value-type="float" office:value="0.002372">
                <text:p>0.00237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5.004384">
                <text:p>-5.004384</text:p>
              </table:table-cell>
              <table:table-cell office:value-type="float" office:value="0.004823">
                <text:p>0.00482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5.00433">
                <text:p>-5.00433</text:p>
              </table:table-cell>
              <table:table-cell office:value-type="float" office:value="-0.009131">
                <text:p>-0.00913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.9933">
                <text:p>4.9933</text:p>
              </table:table-cell>
              <table:table-cell office:value-type="float" office:value="-0.002254">
                <text:p>-0.00225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5.010272">
                <text:p>-5.010272</text:p>
              </table:table-cell>
              <table:table-cell office:value-type="float" office:value="-0.001391">
                <text:p>-0.00139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5.002032">
                <text:p>-5.002032</text:p>
              </table:table-cell>
              <table:table-cell office:value-type="float" office:value="0.002468">
                <text:p>0.00246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.012466">
                <text:p>5.012466</text:p>
              </table:table-cell>
              <table:table-cell office:value-type="float" office:value="-0.013197">
                <text:p>-0.01319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5.005737">
                <text:p>-5.005737</text:p>
              </table:table-cell>
              <table:table-cell office:value-type="float" office:value="0.003215">
                <text:p>0.003215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.002531">
                <text:p>5.002531</text:p>
              </table:table-cell>
              <table:table-cell office:value-type="float" office:value="-0.009959">
                <text:p>-0.00995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4.99599">
                <text:p>-4.99599</text:p>
              </table:table-cell>
              <table:table-cell office:value-type="float" office:value="-0.009456">
                <text:p>-0.00945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.008364">
                <text:p>5.008364</text:p>
              </table:table-cell>
              <table:table-cell office:value-type="float" office:value="-0.011335">
                <text:p>-0.01133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5.009987">
                <text:p>-5.009987</text:p>
              </table:table-cell>
              <table:table-cell office:value-type="float" office:value="0.007933">
                <text:p>0.007933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4.992301">
                <text:p>-4.992301</text:p>
              </table:table-cell>
              <table:table-cell office:value-type="float" office:value="0.003676">
                <text:p>0.00367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.001877">
                <text:p>5.001877</text:p>
              </table:table-cell>
              <table:table-cell office:value-type="float" office:value="0.004904">
                <text:p>0.00490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4.989428">
                <text:p>-4.989428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5.006627">
                <text:p>-5.006627</text:p>
              </table:table-cell>
              <table:table-cell office:value-type="float" office:value="0.00135">
                <text:p>0.0013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.013745">
                <text:p>5.013745</text:p>
              </table:table-cell>
              <table:table-cell office:value-type="float" office:value="0.000608">
                <text:p>0.00060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4.987955">
                <text:p>-4.987955</text:p>
              </table:table-cell>
              <table:table-cell office:value-type="float" office:value="-0.007481">
                <text:p>-0.00748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.993169">
                <text:p>4.993169</text:p>
              </table:table-cell>
              <table:table-cell office:value-type="float" office:value="-0.003479">
                <text:p>-0.00347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5.008459">
                <text:p>-5.008459</text:p>
              </table:table-cell>
              <table:table-cell office:value-type="float" office:value="0.00599">
                <text:p>0.0059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.003706">
                <text:p>5.003706</text:p>
              </table:table-cell>
              <table:table-cell office:value-type="float" office:value="0.010157">
                <text:p>0.01015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4.994102">
                <text:p>-4.994102</text:p>
              </table:table-cell>
              <table:table-cell office:value-type="float" office:value="-0.009958">
                <text:p>-0.00995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4.992389">
                <text:p>-4.992389</text:p>
              </table:table-cell>
              <table:table-cell office:value-type="float" office:value="-0.005403">
                <text:p>-0.00540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.000112">
                <text:p>5.000112</text:p>
              </table:table-cell>
              <table:table-cell office:value-type="float" office:value="0.006932">
                <text:p>0.00693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5.006577">
                <text:p>-5.006577</text:p>
              </table:table-cell>
              <table:table-cell office:value-type="float" office:value="-0.008294">
                <text:p>-0.0082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.991827">
                <text:p>4.991827</text:p>
              </table:table-cell>
              <table:table-cell office:value-type="float" office:value="0.004815">
                <text:p>0.00481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.004136">
                <text:p>5.004136</text:p>
              </table:table-cell>
              <table:table-cell office:value-type="float" office:value="0.008421">
                <text:p>0.00842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4.998217">
                <text:p>-4.998217</text:p>
              </table:table-cell>
              <table:table-cell office:value-type="float" office:value="-0.000995">
                <text:p>-0.00099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5.004661">
                <text:p>-5.004661</text:p>
              </table:table-cell>
              <table:table-cell office:value-type="float" office:value="0.005152">
                <text:p>0.00515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.009635">
                <text:p>5.009635</text:p>
              </table:table-cell>
              <table:table-cell office:value-type="float" office:value="-0.002465">
                <text:p>-0.00246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.995348">
                <text:p>4.995348</text:p>
              </table:table-cell>
              <table:table-cell office:value-type="float" office:value="-0.006279">
                <text:p>-0.00627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.993864">
                <text:p>4.993864</text:p>
              </table:table-cell>
              <table:table-cell office:value-type="float" office:value="-0.013417">
                <text:p>-0.01341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.001129">
                <text:p>5.001129</text:p>
              </table:table-cell>
              <table:table-cell office:value-type="float" office:value="-0.010594">
                <text:p>-0.01059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.998648">
                <text:p>4.998648</text:p>
              </table:table-cell>
              <table:table-cell office:value-type="float" office:value="0.003436">
                <text:p>0.00343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4.98793">
                <text:p>-4.98793</text:p>
              </table:table-cell>
              <table:table-cell office:value-type="float" office:value="-0.00321">
                <text:p>-0.0032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5.003119">
                <text:p>-5.003119</text:p>
              </table:table-cell>
              <table:table-cell office:value-type="float" office:value="0.011602">
                <text:p>0.01160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5.007102">
                <text:p>-5.007102</text:p>
              </table:table-cell>
              <table:table-cell office:value-type="float" office:value="-0.008792">
                <text:p>-0.008792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4.991238">
                <text:p>-4.991238</text:p>
              </table:table-cell>
              <table:table-cell office:value-type="float" office:value="-0.005217">
                <text:p>-0.005217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5.001455">
                <text:p>-5.001455</text:p>
              </table:table-cell>
              <table:table-cell office:value-type="float" office:value="0.010045">
                <text:p>0.01004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5.009942">
                <text:p>-5.009942</text:p>
              </table:table-cell>
              <table:table-cell office:value-type="float" office:value="-0.001821">
                <text:p>-0.00182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5.004266">
                <text:p>-5.004266</text:p>
              </table:table-cell>
              <table:table-cell office:value-type="float" office:value="-0.004973">
                <text:p>-0.004973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4.997262">
                <text:p>-4.997262</text:p>
              </table:table-cell>
              <table:table-cell office:value-type="float" office:value="-0.011738">
                <text:p>-0.01173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5.006054">
                <text:p>-5.006054</text:p>
              </table:table-cell>
              <table:table-cell office:value-type="float" office:value="0.001118">
                <text:p>0.00111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.001026">
                <text:p>5.001026</text:p>
              </table:table-cell>
              <table:table-cell office:value-type="float" office:value="-0.006281">
                <text:p>-0.006281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5.010158">
                <text:p>-5.010158</text:p>
              </table:table-cell>
              <table:table-cell office:value-type="float" office:value="-0.005186">
                <text:p>-0.00518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4.991228">
                <text:p>-4.991228</text:p>
              </table:table-cell>
              <table:table-cell office:value-type="float" office:value="0.002426">
                <text:p>0.002426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.99855">
                <text:p>4.99855</text:p>
              </table:table-cell>
              <table:table-cell office:value-type="float" office:value="-0.009681">
                <text:p>-0.00968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.007446">
                <text:p>5.007446</text:p>
              </table:table-cell>
              <table:table-cell office:value-type="float" office:value="0.004556">
                <text:p>0.004556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5.011301">
                <text:p>-5.011301</text:p>
              </table:table-cell>
              <table:table-cell office:value-type="float" office:value="-0.002928">
                <text:p>-0.00292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5.008096">
                <text:p>-5.008096</text:p>
              </table:table-cell>
              <table:table-cell office:value-type="float" office:value="0.003264">
                <text:p>0.00326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5.003758">
                <text:p>-5.003758</text:p>
              </table:table-cell>
              <table:table-cell office:value-type="float" office:value="0.001501">
                <text:p>0.001501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4.999092">
                <text:p>-4.999092</text:p>
              </table:table-cell>
              <table:table-cell office:value-type="float" office:value="-0.002745">
                <text:p>-0.002745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.997707">
                <text:p>4.997707</text:p>
              </table:table-cell>
              <table:table-cell office:value-type="float" office:value="-0.009316">
                <text:p>-0.00931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5.005367">
                <text:p>-5.005367</text:p>
              </table:table-cell>
              <table:table-cell office:value-type="float" office:value="-0.0009">
                <text:p>-0.000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5.005631">
                <text:p>-5.005631</text:p>
              </table:table-cell>
              <table:table-cell office:value-type="float" office:value="0.004873">
                <text:p>0.00487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5.007364">
                <text:p>-5.007364</text:p>
              </table:table-cell>
              <table:table-cell office:value-type="float" office:value="0.004422">
                <text:p>0.00442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4.995871">
                <text:p>-4.995871</text:p>
              </table:table-cell>
              <table:table-cell office:value-type="float" office:value="-0.005933">
                <text:p>-0.00593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4.987399">
                <text:p>-4.987399</text:p>
              </table:table-cell>
              <table:table-cell office:value-type="float" office:value="-0.007451">
                <text:p>-0.00745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.001673">
                <text:p>5.001673</text:p>
              </table:table-cell>
              <table:table-cell office:value-type="float" office:value="0.003288">
                <text:p>0.00328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4.987454">
                <text:p>-4.987454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4.998085">
                <text:p>-4.998085</text:p>
              </table:table-cell>
              <table:table-cell office:value-type="float" office:value="0.003598">
                <text:p>0.00359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.988797">
                <text:p>4.988797</text:p>
              </table:table-cell>
              <table:table-cell office:value-type="float" office:value="0.008756">
                <text:p>0.008756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5.000307">
                <text:p>-5.000307</text:p>
              </table:table-cell>
              <table:table-cell office:value-type="float" office:value="0.00541">
                <text:p>0.00541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4.998859">
                <text:p>-4.998859</text:p>
              </table:table-cell>
              <table:table-cell office:value-type="float" office:value="-0.001159">
                <text:p>-0.00115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4.992343">
                <text:p>-4.992343</text:p>
              </table:table-cell>
              <table:table-cell office:value-type="float" office:value="0.009432">
                <text:p>0.00943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.993175">
                <text:p>4.993175</text:p>
              </table:table-cell>
              <table:table-cell office:value-type="float" office:value="0.002653">
                <text:p>0.00265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5.012001">
                <text:p>-5.012001</text:p>
              </table:table-cell>
              <table:table-cell office:value-type="float" office:value="0.009062">
                <text:p>0.00906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5.002832">
                <text:p>-5.002832</text:p>
              </table:table-cell>
              <table:table-cell office:value-type="float" office:value="-0.009106">
                <text:p>-0.00910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4.9899">
                <text:p>-4.9899</text:p>
              </table:table-cell>
              <table:table-cell office:value-type="float" office:value="-0.001552">
                <text:p>-0.001552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4.996488">
                <text:p>-4.996488</text:p>
              </table:table-cell>
              <table:table-cell office:value-type="float" office:value="-0.005715">
                <text:p>-0.005715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5.004273">
                <text:p>-5.004273</text:p>
              </table:table-cell>
              <table:table-cell office:value-type="float" office:value="0.009081">
                <text:p>0.00908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.987644">
                <text:p>4.987644</text:p>
              </table:table-cell>
              <table:table-cell office:value-type="float" office:value="0.001888">
                <text:p>0.001888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4.996015">
                <text:p>-4.996015</text:p>
              </table:table-cell>
              <table:table-cell office:value-type="float" office:value="0.002608">
                <text:p>0.00260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.997264">
                <text:p>4.997264</text:p>
              </table:table-cell>
              <table:table-cell office:value-type="float" office:value="0.009937">
                <text:p>0.00993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.002742">
                <text:p>5.002742</text:p>
              </table:table-cell>
              <table:table-cell office:value-type="float" office:value="-0.014763">
                <text:p>-0.014763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4.994496">
                <text:p>-4.994496</text:p>
              </table:table-cell>
              <table:table-cell office:value-type="float" office:value="0.005928">
                <text:p>0.00592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.994111">
                <text:p>4.994111</text:p>
              </table:table-cell>
              <table:table-cell office:value-type="float" office:value="0.001409">
                <text:p>0.00140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4.994037">
                <text:p>-4.994037</text:p>
              </table:table-cell>
              <table:table-cell office:value-type="float" office:value="-0.010637">
                <text:p>-0.010637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4.993972">
                <text:p>-4.993972</text:p>
              </table:table-cell>
              <table:table-cell office:value-type="float" office:value="0.007767">
                <text:p>0.00776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4.992082">
                <text:p>-4.992082</text:p>
              </table:table-cell>
              <table:table-cell office:value-type="float" office:value="-0.01036">
                <text:p>-0.0103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.996653">
                <text:p>4.996653</text:p>
              </table:table-cell>
              <table:table-cell office:value-type="float" office:value="-0.00935">
                <text:p>-0.0093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4.998276">
                <text:p>-4.998276</text:p>
              </table:table-cell>
              <table:table-cell office:value-type="float" office:value="-0.010762">
                <text:p>-0.01076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4.993509">
                <text:p>-4.993509</text:p>
              </table:table-cell>
              <table:table-cell office:value-type="float" office:value="-0.008087">
                <text:p>-0.008087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5.006572">
                <text:p>-5.006572</text:p>
              </table:table-cell>
              <table:table-cell office:value-type="float" office:value="-0.002163">
                <text:p>-0.00216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4.997422">
                <text:p>-4.997422</text:p>
              </table:table-cell>
              <table:table-cell office:value-type="float" office:value="0.008389">
                <text:p>0.00838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.991201">
                <text:p>4.991201</text:p>
              </table:table-cell>
              <table:table-cell office:value-type="float" office:value="0.006955">
                <text:p>0.00695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.998141">
                <text:p>4.998141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5.005289">
                <text:p>-5.005289</text:p>
              </table:table-cell>
              <table:table-cell office:value-type="float" office:value="-0.005414">
                <text:p>-0.00541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4.999968">
                <text:p>-4.999968</text:p>
              </table:table-cell>
              <table:table-cell office:value-type="float" office:value="-0.012129">
                <text:p>-0.012129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5.004115">
                <text:p>-5.004115</text:p>
              </table:table-cell>
              <table:table-cell office:value-type="float" office:value="-0.008896">
                <text:p>-0.008896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4.99574">
                <text:p>-4.99574</text:p>
              </table:table-cell>
              <table:table-cell office:value-type="float" office:value="-0.001665">
                <text:p>-0.00166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4.997338">
                <text:p>-4.997338</text:p>
              </table:table-cell>
              <table:table-cell office:value-type="float" office:value="-0.001268">
                <text:p>-0.00126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4.995796">
                <text:p>-4.995796</text:p>
              </table:table-cell>
              <table:table-cell office:value-type="float" office:value="0.002597">
                <text:p>0.00259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4.987481">
                <text:p>-4.987481</text:p>
              </table:table-cell>
              <table:table-cell office:value-type="float" office:value="-0.002685">
                <text:p>-0.00268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5.006932">
                <text:p>-5.006932</text:p>
              </table:table-cell>
              <table:table-cell office:value-type="float" office:value="-0.000336">
                <text:p>-0.00033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.009304">
                <text:p>5.009304</text:p>
              </table:table-cell>
              <table:table-cell office:value-type="float" office:value="-0.011297">
                <text:p>-0.01129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.001801">
                <text:p>5.001801</text:p>
              </table:table-cell>
              <table:table-cell office:value-type="float" office:value="0.001338">
                <text:p>0.00133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.995381">
                <text:p>4.995381</text:p>
              </table:table-cell>
              <table:table-cell office:value-type="float" office:value="0.000808">
                <text:p>0.00080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5.010539">
                <text:p>-5.010539</text:p>
              </table:table-cell>
              <table:table-cell office:value-type="float" office:value="-0.002195">
                <text:p>-0.002195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5.007682">
                <text:p>-5.007682</text:p>
              </table:table-cell>
              <table:table-cell office:value-type="float" office:value="-0.002067">
                <text:p>-0.00206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.998817">
                <text:p>4.998817</text:p>
              </table:table-cell>
              <table:table-cell office:value-type="float" office:value="-0.000921">
                <text:p>-0.00092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5.008397">
                <text:p>-5.008397</text:p>
              </table:table-cell>
              <table:table-cell office:value-type="float" office:value="0.002218">
                <text:p>0.00221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5.00676">
                <text:p>-5.00676</text:p>
              </table:table-cell>
              <table:table-cell office:value-type="float" office:value="0.002062">
                <text:p>0.00206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.99712">
                <text:p>4.99712</text:p>
              </table:table-cell>
              <table:table-cell office:value-type="float" office:value="0.009076">
                <text:p>0.009076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4.998171">
                <text:p>-4.998171</text:p>
              </table:table-cell>
              <table:table-cell office:value-type="float" office:value="-0.001365">
                <text:p>-0.00136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4.998056">
                <text:p>-4.998056</text:p>
              </table:table-cell>
              <table:table-cell office:value-type="float" office:value="-0.006929">
                <text:p>-0.00692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4.997181">
                <text:p>-4.997181</text:p>
              </table:table-cell>
              <table:table-cell office:value-type="float" office:value="-0.011443">
                <text:p>-0.01144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.996111">
                <text:p>4.996111</text:p>
              </table:table-cell>
              <table:table-cell office:value-type="float" office:value="-0.009004">
                <text:p>-0.00900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4.995468">
                <text:p>-4.995468</text:p>
              </table:table-cell>
              <table:table-cell office:value-type="float" office:value="0.004418">
                <text:p>0.00441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5.009178">
                <text:p>-5.009178</text:p>
              </table:table-cell>
              <table:table-cell office:value-type="float" office:value="0.005338">
                <text:p>0.00533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.992871">
                <text:p>4.992871</text:p>
              </table:table-cell>
              <table:table-cell office:value-type="float" office:value="0.009906">
                <text:p>0.00990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.9975">
                <text:p>4.9975</text:p>
              </table:table-cell>
              <table:table-cell office:value-type="float" office:value="0.006747">
                <text:p>0.00674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.999018">
                <text:p>4.999018</text:p>
              </table:table-cell>
              <table:table-cell office:value-type="float" office:value="0.014318">
                <text:p>0.01431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4.993448">
                <text:p>-4.993448</text:p>
              </table:table-cell>
              <table:table-cell office:value-type="float" office:value="0.010753">
                <text:p>0.01075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.00136">
                <text:p>5.00136</text:p>
              </table:table-cell>
              <table:table-cell office:value-type="float" office:value="-0.010134">
                <text:p>-0.01013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4.991467">
                <text:p>-4.991467</text:p>
              </table:table-cell>
              <table:table-cell office:value-type="float" office:value="0.006161">
                <text:p>0.006161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.997037">
                <text:p>4.997037</text:p>
              </table:table-cell>
              <table:table-cell office:value-type="float" office:value="-0.005087">
                <text:p>-0.00508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.990206">
                <text:p>4.990206</text:p>
              </table:table-cell>
              <table:table-cell office:value-type="float" office:value="-0.00664">
                <text:p>-0.0066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.002595">
                <text:p>5.002595</text:p>
              </table:table-cell>
              <table:table-cell office:value-type="float" office:value="-0.000408">
                <text:p>-0.00040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5.001523">
                <text:p>-5.001523</text:p>
              </table:table-cell>
              <table:table-cell office:value-type="float" office:value="-0.012019">
                <text:p>-0.012019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5.008469">
                <text:p>-5.008469</text:p>
              </table:table-cell>
              <table:table-cell office:value-type="float" office:value="-0.004742">
                <text:p>-0.00474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.990574">
                <text:p>4.990574</text:p>
              </table:table-cell>
              <table:table-cell office:value-type="float" office:value="-0.002726">
                <text:p>-0.00272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.006518">
                <text:p>5.006518</text:p>
              </table:table-cell>
              <table:table-cell office:value-type="float" office:value="-0.001703">
                <text:p>-0.00170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5.010917">
                <text:p>-5.010917</text:p>
              </table:table-cell>
              <table:table-cell office:value-type="float" office:value="0.005373">
                <text:p>0.00537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.007634">
                <text:p>5.007634</text:p>
              </table:table-cell>
              <table:table-cell office:value-type="float" office:value="0.008354">
                <text:p>0.00835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.99698">
                <text:p>4.99698</text:p>
              </table:table-cell>
              <table:table-cell office:value-type="float" office:value="0.001335">
                <text:p>0.00133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4.998185">
                <text:p>-4.99818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.99095">
                <text:p>4.99095</text:p>
              </table:table-cell>
              <table:table-cell office:value-type="float" office:value="0.012736">
                <text:p>0.01273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.99474">
                <text:p>4.99474</text:p>
              </table:table-cell>
              <table:table-cell office:value-type="float" office:value="-0.004961">
                <text:p>-0.00496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5.003034">
                <text:p>-5.003034</text:p>
              </table:table-cell>
              <table:table-cell office:value-type="float" office:value="0.011652">
                <text:p>0.01165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4.999038">
                <text:p>-4.999038</text:p>
              </table:table-cell>
              <table:table-cell office:value-type="float" office:value="-0.005267">
                <text:p>-0.00526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4.99391">
                <text:p>-4.99391</text:p>
              </table:table-cell>
              <table:table-cell office:value-type="float" office:value="-0.003778">
                <text:p>-0.00377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5.009353">
                <text:p>-5.009353</text:p>
              </table:table-cell>
              <table:table-cell office:value-type="float" office:value="0.004577">
                <text:p>0.00457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5.006146">
                <text:p>-5.006146</text:p>
              </table:table-cell>
              <table:table-cell office:value-type="float" office:value="-0.013722">
                <text:p>-0.01372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4.997727">
                <text:p>-4.997727</text:p>
              </table:table-cell>
              <table:table-cell office:value-type="float" office:value="-0.003086">
                <text:p>-0.00308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4.994203">
                <text:p>-4.994203</text:p>
              </table:table-cell>
              <table:table-cell office:value-type="float" office:value="-0.001933">
                <text:p>-0.00193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.995648">
                <text:p>4.995648</text:p>
              </table:table-cell>
              <table:table-cell office:value-type="float" office:value="0.007608">
                <text:p>0.00760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.001259">
                <text:p>5.001259</text:p>
              </table:table-cell>
              <table:table-cell office:value-type="float" office:value="-0.004074">
                <text:p>-0.00407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.999772">
                <text:p>4.999772</text:p>
              </table:table-cell>
              <table:table-cell office:value-type="float" office:value="-0.001347">
                <text:p>-0.00134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.993225">
                <text:p>4.993225</text:p>
              </table:table-cell>
              <table:table-cell office:value-type="float" office:value="-0.010506">
                <text:p>-0.01050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.997001">
                <text:p>4.997001</text:p>
              </table:table-cell>
              <table:table-cell office:value-type="float" office:value="-0.001429">
                <text:p>-0.00142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5.004539">
                <text:p>-5.004539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5.003021">
                <text:p>-5.003021</text:p>
              </table:table-cell>
              <table:table-cell office:value-type="float" office:value="0.004351">
                <text:p>0.00435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.006917">
                <text:p>5.006917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.012163">
                <text:p>5.012163</text:p>
              </table:table-cell>
              <table:table-cell office:value-type="float" office:value="0.000418">
                <text:p>0.00041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.01326">
                <text:p>5.01326</text:p>
              </table:table-cell>
              <table:table-cell office:value-type="float" office:value="0.007855">
                <text:p>0.00785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.003813">
                <text:p>5.003813</text:p>
              </table:table-cell>
              <table:table-cell office:value-type="float" office:value="-0.008988">
                <text:p>-0.00898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.004903">
                <text:p>5.004903</text:p>
              </table:table-cell>
              <table:table-cell office:value-type="float" office:value="-0.000909">
                <text:p>-0.000909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.990915">
                <text:p>4.990915</text:p>
              </table:table-cell>
              <table:table-cell office:value-type="float" office:value="-0.009531">
                <text:p>-0.00953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5.00002">
                <text:p>-5.00002</text:p>
              </table:table-cell>
              <table:table-cell office:value-type="float" office:value="0.011722">
                <text:p>0.01172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.999351">
                <text:p>4.999351</text:p>
              </table:table-cell>
              <table:table-cell office:value-type="float" office:value="-0.004683">
                <text:p>-0.00468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.992264">
                <text:p>4.992264</text:p>
              </table:table-cell>
              <table:table-cell office:value-type="float" office:value="-0.002207">
                <text:p>-0.00220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.998664">
                <text:p>4.998664</text:p>
              </table:table-cell>
              <table:table-cell office:value-type="float" office:value="0.003377">
                <text:p>0.00337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.006771">
                <text:p>5.006771</text:p>
              </table:table-cell>
              <table:table-cell office:value-type="float" office:value="-0.000561">
                <text:p>-0.000561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.001401">
                <text:p>5.001401</text:p>
              </table:table-cell>
              <table:table-cell office:value-type="float" office:value="-0.00892">
                <text:p>-0.0089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4.992867">
                <text:p>-4.992867</text:p>
              </table:table-cell>
              <table:table-cell office:value-type="float" office:value="0.002504">
                <text:p>0.00250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.999554">
                <text:p>4.999554</text:p>
              </table:table-cell>
              <table:table-cell office:value-type="float" office:value="-0.001145">
                <text:p>-0.00114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.005999">
                <text:p>5.005999</text:p>
              </table:table-cell>
              <table:table-cell office:value-type="float" office:value="-0.014172">
                <text:p>-0.01417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.989989">
                <text:p>4.989989</text:p>
              </table:table-cell>
              <table:table-cell office:value-type="float" office:value="0.000411">
                <text:p>0.00041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5.004879">
                <text:p>-5.004879</text:p>
              </table:table-cell>
              <table:table-cell office:value-type="float" office:value="0.008765">
                <text:p>0.00876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.005118">
                <text:p>5.005118</text:p>
              </table:table-cell>
              <table:table-cell office:value-type="float" office:value="0.003656">
                <text:p>0.00365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.998709">
                <text:p>4.998709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5.002949">
                <text:p>-5.002949</text:p>
              </table:table-cell>
              <table:table-cell office:value-type="float" office:value="0.009008">
                <text:p>0.00900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.995548">
                <text:p>4.995548</text:p>
              </table:table-cell>
              <table:table-cell office:value-type="float" office:value="0.008858">
                <text:p>0.00885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5.007454">
                <text:p>-5.007454</text:p>
              </table:table-cell>
              <table:table-cell office:value-type="float" office:value="0.001551">
                <text:p>0.00155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.001395">
                <text:p>5.001395</text:p>
              </table:table-cell>
              <table:table-cell office:value-type="float" office:value="-0.004435">
                <text:p>-0.00443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4.993357">
                <text:p>-4.993357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5.006109">
                <text:p>-5.006109</text:p>
              </table:table-cell>
              <table:table-cell office:value-type="float" office:value="-0.009021">
                <text:p>-0.00902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.004264">
                <text:p>5.004264</text:p>
              </table:table-cell>
              <table:table-cell office:value-type="float" office:value="-0.008063">
                <text:p>-0.00806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4.994645">
                <text:p>-4.994645</text:p>
              </table:table-cell>
              <table:table-cell office:value-type="float" office:value="-0.00199">
                <text:p>-0.0019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5.005947">
                <text:p>-5.005947</text:p>
              </table:table-cell>
              <table:table-cell office:value-type="float" office:value="0.012613">
                <text:p>0.01261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.995294">
                <text:p>4.995294</text:p>
              </table:table-cell>
              <table:table-cell office:value-type="float" office:value="0.002464">
                <text:p>0.002464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5.001937">
                <text:p>-5.001937</text:p>
              </table:table-cell>
              <table:table-cell office:value-type="float" office:value="-0.000751">
                <text:p>-0.00075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.99101">
                <text:p>4.99101</text:p>
              </table:table-cell>
              <table:table-cell office:value-type="float" office:value="-0.001397">
                <text:p>-0.001397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4.994486">
                <text:p>-4.994486</text:p>
              </table:table-cell>
              <table:table-cell office:value-type="float" office:value="-0.006109">
                <text:p>-0.006109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4.998035">
                <text:p>-4.998035</text:p>
              </table:table-cell>
              <table:table-cell office:value-type="float" office:value="0.006396">
                <text:p>0.00639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4.993552">
                <text:p>-4.993552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5.001616">
                <text:p>-5.001616</text:p>
              </table:table-cell>
              <table:table-cell office:value-type="float" office:value="0.005008">
                <text:p>0.00500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.005259">
                <text:p>5.005259</text:p>
              </table:table-cell>
              <table:table-cell office:value-type="float" office:value="0.006419">
                <text:p>0.00641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4.998299">
                <text:p>-4.998299</text:p>
              </table:table-cell>
              <table:table-cell office:value-type="float" office:value="0.004595">
                <text:p>0.00459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5.003971">
                <text:p>-5.003971</text:p>
              </table:table-cell>
              <table:table-cell office:value-type="float" office:value="-0.010024">
                <text:p>-0.01002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.004905">
                <text:p>5.004905</text:p>
              </table:table-cell>
              <table:table-cell office:value-type="float" office:value="0.006982">
                <text:p>0.00698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.993634">
                <text:p>4.993634</text:p>
              </table:table-cell>
              <table:table-cell office:value-type="float" office:value="-0.002879">
                <text:p>-0.00287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.010581">
                <text:p>5.010581</text:p>
              </table:table-cell>
              <table:table-cell office:value-type="float" office:value="-0.00053">
                <text:p>-0.0005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5.009396">
                <text:p>-5.009396</text:p>
              </table:table-cell>
              <table:table-cell office:value-type="float" office:value="-0.003494">
                <text:p>-0.00349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.995844">
                <text:p>4.995844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4.999285">
                <text:p>-4.999285</text:p>
              </table:table-cell>
              <table:table-cell office:value-type="float" office:value="-0.001115">
                <text:p>-0.00111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4.991969">
                <text:p>-4.991969</text:p>
              </table:table-cell>
              <table:table-cell office:value-type="float" office:value="0.002066">
                <text:p>0.00206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.006498">
                <text:p>5.006498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.000736">
                <text:p>5.000736</text:p>
              </table:table-cell>
              <table:table-cell office:value-type="float" office:value="0.011646">
                <text:p>0.01164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5.007321">
                <text:p>-5.007321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5.00572">
                <text:p>-5.00572</text:p>
              </table:table-cell>
              <table:table-cell office:value-type="float" office:value="0.009352">
                <text:p>0.00935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.007054">
                <text:p>5.007054</text:p>
              </table:table-cell>
              <table:table-cell office:value-type="float" office:value="0.005041">
                <text:p>0.00504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4.995321">
                <text:p>-4.995321</text:p>
              </table:table-cell>
              <table:table-cell office:value-type="float" office:value="0.010119">
                <text:p>0.01011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5.003947">
                <text:p>-5.003947</text:p>
              </table:table-cell>
              <table:table-cell office:value-type="float" office:value="-0.003506">
                <text:p>-0.00350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.00121">
                <text:p>5.00121</text:p>
              </table:table-cell>
              <table:table-cell office:value-type="float" office:value="-0.005265">
                <text:p>-0.00526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.008174">
                <text:p>5.008174</text:p>
              </table:table-cell>
              <table:table-cell office:value-type="float" office:value="0.003579">
                <text:p>0.003579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4.994325">
                <text:p>-4.994325</text:p>
              </table:table-cell>
              <table:table-cell office:value-type="float" office:value="0.003706">
                <text:p>0.003706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4.992871">
                <text:p>-4.992871</text:p>
              </table:table-cell>
              <table:table-cell office:value-type="float" office:value="0.006997">
                <text:p>0.006997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.001812">
                <text:p>5.001812</text:p>
              </table:table-cell>
              <table:table-cell office:value-type="float" office:value="0.002043">
                <text:p>0.00204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.996751">
                <text:p>4.996751</text:p>
              </table:table-cell>
              <table:table-cell office:value-type="float" office:value="0.003294">
                <text:p>0.00329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4.999398">
                <text:p>-4.999398</text:p>
              </table:table-cell>
              <table:table-cell office:value-type="float" office:value="0.010394">
                <text:p>0.01039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999767">
                <text:p>4.999767</text:p>
              </table:table-cell>
              <table:table-cell office:value-type="float" office:value="0.003843">
                <text:p>0.00384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5.001972">
                <text:p>-5.001972</text:p>
              </table:table-cell>
              <table:table-cell office:value-type="float" office:value="0.004554">
                <text:p>0.00455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993025">
                <text:p>4.993025</text:p>
              </table:table-cell>
              <table:table-cell office:value-type="float" office:value="0.006678">
                <text:p>0.00667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5.001802">
                <text:p>-5.001802</text:p>
              </table:table-cell>
              <table:table-cell office:value-type="float" office:value="-0.003851">
                <text:p>-0.00385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4.992009">
                <text:p>-4.992009</text:p>
              </table:table-cell>
              <table:table-cell office:value-type="float" office:value="-0.001056">
                <text:p>-0.00105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989593">
                <text:p>4.989593</text:p>
              </table:table-cell>
              <table:table-cell office:value-type="float" office:value="-0.000522">
                <text:p>-0.00052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4.997133">
                <text:p>-4.997133</text:p>
              </table:table-cell>
              <table:table-cell office:value-type="float" office:value="0.003751">
                <text:p>0.00375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.001648">
                <text:p>5.001648</text:p>
              </table:table-cell>
              <table:table-cell office:value-type="float" office:value="-0.002932">
                <text:p>-0.00293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4.989425">
                <text:p>-4.989425</text:p>
              </table:table-cell>
              <table:table-cell office:value-type="float" office:value="-0.005704">
                <text:p>-0.00570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.002469">
                <text:p>5.002469</text:p>
              </table:table-cell>
              <table:table-cell office:value-type="float" office:value="0.003564">
                <text:p>0.003564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4.999204">
                <text:p>-4.999204</text:p>
              </table:table-cell>
              <table:table-cell office:value-type="float" office:value="0.007634">
                <text:p>0.00763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5.004914">
                <text:p>-5.004914</text:p>
              </table:table-cell>
              <table:table-cell office:value-type="float" office:value="0.00147">
                <text:p>0.0014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4.991078">
                <text:p>-4.991078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4.988031">
                <text:p>-4.988031</text:p>
              </table:table-cell>
              <table:table-cell office:value-type="float" office:value="-0.006309">
                <text:p>-0.00630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5.000046">
                <text:p>-5.000046</text:p>
              </table:table-cell>
              <table:table-cell office:value-type="float" office:value="-0.005117">
                <text:p>-0.00511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992637">
                <text:p>4.992637</text:p>
              </table:table-cell>
              <table:table-cell office:value-type="float" office:value="0.007847">
                <text:p>0.00784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5.003844">
                <text:p>-5.003844</text:p>
              </table:table-cell>
              <table:table-cell office:value-type="float" office:value="-0.00008">
                <text:p>-0.0000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990267">
                <text:p>4.990267</text:p>
              </table:table-cell>
              <table:table-cell office:value-type="float" office:value="-0.00877">
                <text:p>-0.0087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991536">
                <text:p>4.991536</text:p>
              </table:table-cell>
              <table:table-cell office:value-type="float" office:value="-0.001922">
                <text:p>-0.00192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.011711">
                <text:p>5.011711</text:p>
              </table:table-cell>
              <table:table-cell office:value-type="float" office:value="-0.008375">
                <text:p>-0.00837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4.992338">
                <text:p>-4.992338</text:p>
              </table:table-cell>
              <table:table-cell office:value-type="float" office:value="-0.003915">
                <text:p>-0.00391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5.006455">
                <text:p>-5.006455</text:p>
              </table:table-cell>
              <table:table-cell office:value-type="float" office:value="-0.001308">
                <text:p>-0.00130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5.007237">
                <text:p>-5.007237</text:p>
              </table:table-cell>
              <table:table-cell office:value-type="float" office:value="-0.000553">
                <text:p>-0.00055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5.007478">
                <text:p>-5.007478</text:p>
              </table:table-cell>
              <table:table-cell office:value-type="float" office:value="0.00657">
                <text:p>0.0065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4.995906">
                <text:p>-4.995906</text:p>
              </table:table-cell>
              <table:table-cell office:value-type="float" office:value="0.000216">
                <text:p>0.00021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99793">
                <text:p>4.99793</text:p>
              </table:table-cell>
              <table:table-cell office:value-type="float" office:value="0.00502">
                <text:p>0.0050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.002455">
                <text:p>5.002455</text:p>
              </table:table-cell>
              <table:table-cell office:value-type="float" office:value="0.001524">
                <text:p>0.00152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993179">
                <text:p>4.993179</text:p>
              </table:table-cell>
              <table:table-cell office:value-type="float" office:value="-0.005988">
                <text:p>-0.00598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5.003599">
                <text:p>-5.003599</text:p>
              </table:table-cell>
              <table:table-cell office:value-type="float" office:value="-0.012775">
                <text:p>-0.01277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4.990325">
                <text:p>-4.990325</text:p>
              </table:table-cell>
              <table:table-cell office:value-type="float" office:value="0.007496">
                <text:p>0.00749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4.995166">
                <text:p>-4.995166</text:p>
              </table:table-cell>
              <table:table-cell office:value-type="float" office:value="-0.002566">
                <text:p>-0.00256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5.004926">
                <text:p>-5.004926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4.999254">
                <text:p>-4.999254</text:p>
              </table:table-cell>
              <table:table-cell office:value-type="float" office:value="-0.000574">
                <text:p>-0.000574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5.00731">
                <text:p>-5.00731</text:p>
              </table:table-cell>
              <table:table-cell office:value-type="float" office:value="-0.004158">
                <text:p>-0.00415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993432">
                <text:p>4.993432</text:p>
              </table:table-cell>
              <table:table-cell office:value-type="float" office:value="0.010272">
                <text:p>0.01027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4.994854">
                <text:p>-4.994854</text:p>
              </table:table-cell>
              <table:table-cell office:value-type="float" office:value="-0.007139">
                <text:p>-0.00713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5.008486">
                <text:p>-5.008486</text:p>
              </table:table-cell>
              <table:table-cell office:value-type="float" office:value="0.005005">
                <text:p>0.00500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.002133">
                <text:p>5.002133</text:p>
              </table:table-cell>
              <table:table-cell office:value-type="float" office:value="0.008283">
                <text:p>0.00828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5.001707">
                <text:p>-5.001707</text:p>
              </table:table-cell>
              <table:table-cell office:value-type="float" office:value="0.008778">
                <text:p>0.00877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994382">
                <text:p>4.994382</text:p>
              </table:table-cell>
              <table:table-cell office:value-type="float" office:value="0.008046">
                <text:p>0.008046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4.992071">
                <text:p>-4.992071</text:p>
              </table:table-cell>
              <table:table-cell office:value-type="float" office:value="-0.000587">
                <text:p>-0.00058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5.004258">
                <text:p>-5.004258</text:p>
              </table:table-cell>
              <table:table-cell office:value-type="float" office:value="-0.004331">
                <text:p>-0.004331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5.00937">
                <text:p>-5.00937</text:p>
              </table:table-cell>
              <table:table-cell office:value-type="float" office:value="0.010927">
                <text:p>0.010927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4.992249">
                <text:p>-4.992249</text:p>
              </table:table-cell>
              <table:table-cell office:value-type="float" office:value="-0.007725">
                <text:p>-0.00772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.005011">
                <text:p>5.005011</text:p>
              </table:table-cell>
              <table:table-cell office:value-type="float" office:value="-0.00606">
                <text:p>-0.0060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5.005401">
                <text:p>-5.005401</text:p>
              </table:table-cell>
              <table:table-cell office:value-type="float" office:value="-0.004951">
                <text:p>-0.00495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5.00177">
                <text:p>-5.00177</text:p>
              </table:table-cell>
              <table:table-cell office:value-type="float" office:value="0.005475">
                <text:p>0.00547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5.000689">
                <text:p>-5.000689</text:p>
              </table:table-cell>
              <table:table-cell office:value-type="float" office:value="0.002599">
                <text:p>0.00259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5.002796">
                <text:p>-5.002796</text:p>
              </table:table-cell>
              <table:table-cell office:value-type="float" office:value="0.00581">
                <text:p>0.0058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99031">
                <text:p>4.99031</text:p>
              </table:table-cell>
              <table:table-cell office:value-type="float" office:value="-0.003501">
                <text:p>-0.00350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.007092">
                <text:p>5.007092</text:p>
              </table:table-cell>
              <table:table-cell office:value-type="float" office:value="0.004262">
                <text:p>0.00426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.002576">
                <text:p>5.002576</text:p>
              </table:table-cell>
              <table:table-cell office:value-type="float" office:value="0.004204">
                <text:p>0.00420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4.995813">
                <text:p>-4.995813</text:p>
              </table:table-cell>
              <table:table-cell office:value-type="float" office:value="0.003334">
                <text:p>0.003334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5.007083">
                <text:p>-5.007083</text:p>
              </table:table-cell>
              <table:table-cell office:value-type="float" office:value="0.001062">
                <text:p>0.00106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998506">
                <text:p>4.998506</text:p>
              </table:table-cell>
              <table:table-cell office:value-type="float" office:value="0.001593">
                <text:p>0.00159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5.007665">
                <text:p>-5.007665</text:p>
              </table:table-cell>
              <table:table-cell office:value-type="float" office:value="0.009688">
                <text:p>0.00968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996233">
                <text:p>4.996233</text:p>
              </table:table-cell>
              <table:table-cell office:value-type="float" office:value="0.001269">
                <text:p>0.00126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5.004636">
                <text:p>-5.004636</text:p>
              </table:table-cell>
              <table:table-cell office:value-type="float" office:value="-0.004802">
                <text:p>-0.004802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5.008152">
                <text:p>-5.008152</text:p>
              </table:table-cell>
              <table:table-cell office:value-type="float" office:value="-0.011233">
                <text:p>-0.01123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5.003641">
                <text:p>-5.003641</text:p>
              </table:table-cell>
              <table:table-cell office:value-type="float" office:value="-0.010277">
                <text:p>-0.01027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999031">
                <text:p>4.999031</text:p>
              </table:table-cell>
              <table:table-cell office:value-type="float" office:value="-0.004966">
                <text:p>-0.00496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5.005627">
                <text:p>-5.005627</text:p>
              </table:table-cell>
              <table:table-cell office:value-type="float" office:value="-0.005438">
                <text:p>-0.00543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994372">
                <text:p>4.994372</text:p>
              </table:table-cell>
              <table:table-cell office:value-type="float" office:value="-0.003415">
                <text:p>-0.00341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4.991353">
                <text:p>-4.991353</text:p>
              </table:table-cell>
              <table:table-cell office:value-type="float" office:value="0.001528">
                <text:p>0.00152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.006359">
                <text:p>5.006359</text:p>
              </table:table-cell>
              <table:table-cell office:value-type="float" office:value="-0.00842">
                <text:p>-0.0084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5.005902">
                <text:p>-5.005902</text:p>
              </table:table-cell>
              <table:table-cell office:value-type="float" office:value="-0.007281">
                <text:p>-0.00728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5.008691">
                <text:p>-5.008691</text:p>
              </table:table-cell>
              <table:table-cell office:value-type="float" office:value="0.002483">
                <text:p>0.00248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4.989418">
                <text:p>-4.989418</text:p>
              </table:table-cell>
              <table:table-cell office:value-type="float" office:value="0.003193">
                <text:p>0.00319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996749">
                <text:p>4.996749</text:p>
              </table:table-cell>
              <table:table-cell office:value-type="float" office:value="0.001925">
                <text:p>0.00192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99707">
                <text:p>4.99707</text:p>
              </table:table-cell>
              <table:table-cell office:value-type="float" office:value="-0.004696">
                <text:p>-0.00469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4.986306">
                <text:p>-4.986306</text:p>
              </table:table-cell>
              <table:table-cell office:value-type="float" office:value="-0.000831">
                <text:p>-0.00083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5.002401">
                <text:p>-5.002401</text:p>
              </table:table-cell>
              <table:table-cell office:value-type="float" office:value="-0.000049">
                <text:p>-0.00004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.002689">
                <text:p>5.002689</text:p>
              </table:table-cell>
              <table:table-cell office:value-type="float" office:value="-0.014802">
                <text:p>-0.014802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997895">
                <text:p>4.997895</text:p>
              </table:table-cell>
              <table:table-cell office:value-type="float" office:value="0.000596">
                <text:p>0.00059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998159">
                <text:p>4.998159</text:p>
              </table:table-cell>
              <table:table-cell office:value-type="float" office:value="-0.00442">
                <text:p>-0.0044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995938">
                <text:p>4.995938</text:p>
              </table:table-cell>
              <table:table-cell office:value-type="float" office:value="-0.005428">
                <text:p>-0.00542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5.008451">
                <text:p>-5.008451</text:p>
              </table:table-cell>
              <table:table-cell office:value-type="float" office:value="-0.002011">
                <text:p>-0.00201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5.004547">
                <text:p>-5.004547</text:p>
              </table:table-cell>
              <table:table-cell office:value-type="float" office:value="-0.000211">
                <text:p>-0.000211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5.002123">
                <text:p>-5.002123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4.999809">
                <text:p>-4.999809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4.996447">
                <text:p>-4.996447</text:p>
              </table:table-cell>
              <table:table-cell office:value-type="float" office:value="0.003087">
                <text:p>0.00308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5.000978">
                <text:p>-5.000978</text:p>
              </table:table-cell>
              <table:table-cell office:value-type="float" office:value="0.009641">
                <text:p>0.00964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5.001887">
                <text:p>-5.001887</text:p>
              </table:table-cell>
              <table:table-cell office:value-type="float" office:value="0.000413">
                <text:p>0.000413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990186">
                <text:p>4.990186</text:p>
              </table:table-cell>
              <table:table-cell office:value-type="float" office:value="-0.002685">
                <text:p>-0.00268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5.005082">
                <text:p>5.005082</text:p>
              </table:table-cell>
              <table:table-cell office:value-type="float" office:value="0.006577">
                <text:p>0.00657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5.000549">
                <text:p>-5.000549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5.006367">
                <text:p>-5.006367</text:p>
              </table:table-cell>
              <table:table-cell office:value-type="float" office:value="-0.004011">
                <text:p>-0.004011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5.006258">
                <text:p>-5.006258</text:p>
              </table:table-cell>
              <table:table-cell office:value-type="float" office:value="-0.007618">
                <text:p>-0.00761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992314">
                <text:p>4.992314</text:p>
              </table:table-cell>
              <table:table-cell office:value-type="float" office:value="0.005956">
                <text:p>0.00595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5.000622">
                <text:p>-5.000622</text:p>
              </table:table-cell>
              <table:table-cell office:value-type="float" office:value="0.004781">
                <text:p>0.00478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5.002222">
                <text:p>5.002222</text:p>
              </table:table-cell>
              <table:table-cell office:value-type="float" office:value="0.000393">
                <text:p>0.00039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4.991176">
                <text:p>-4.991176</text:p>
              </table:table-cell>
              <table:table-cell office:value-type="float" office:value="0.003769">
                <text:p>0.003769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4.990773">
                <text:p>-4.990773</text:p>
              </table:table-cell>
              <table:table-cell office:value-type="float" office:value="-0.00706">
                <text:p>-0.00706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5.004052">
                <text:p>5.004052</text:p>
              </table:table-cell>
              <table:table-cell office:value-type="float" office:value="-0.002483">
                <text:p>-0.002483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4.996443">
                <text:p>-4.996443</text:p>
              </table:table-cell>
              <table:table-cell office:value-type="float" office:value="-0.00862">
                <text:p>-0.00862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999771">
                <text:p>4.999771</text:p>
              </table:table-cell>
              <table:table-cell office:value-type="float" office:value="-0.001787">
                <text:p>-0.00178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5.000405">
                <text:p>-5.000405</text:p>
              </table:table-cell>
              <table:table-cell office:value-type="float" office:value="-0.00712">
                <text:p>-0.00712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5.009005">
                <text:p>-5.009005</text:p>
              </table:table-cell>
              <table:table-cell office:value-type="float" office:value="-0.001731">
                <text:p>-0.00173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990393">
                <text:p>4.990393</text:p>
              </table:table-cell>
              <table:table-cell office:value-type="float" office:value="-0.008114">
                <text:p>-0.008114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4.995518">
                <text:p>-4.995518</text:p>
              </table:table-cell>
              <table:table-cell office:value-type="float" office:value="0.004804">
                <text:p>0.004804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5.00506">
                <text:p>5.00506</text:p>
              </table:table-cell>
              <table:table-cell office:value-type="float" office:value="0.001292">
                <text:p>0.001292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5.003821">
                <text:p>5.003821</text:p>
              </table:table-cell>
              <table:table-cell office:value-type="float" office:value="-0.001962">
                <text:p>-0.00196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5.009655">
                <text:p>-5.009655</text:p>
              </table:table-cell>
              <table:table-cell office:value-type="float" office:value="-0.013107">
                <text:p>-0.013107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4.993768">
                <text:p>-4.993768</text:p>
              </table:table-cell>
              <table:table-cell office:value-type="float" office:value="0.005775">
                <text:p>0.00577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5.000932">
                <text:p>5.000932</text:p>
              </table:table-cell>
              <table:table-cell office:value-type="float" office:value="-0.000836">
                <text:p>-0.00083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4.997364">
                <text:p>-4.997364</text:p>
              </table:table-cell>
              <table:table-cell office:value-type="float" office:value="0.008583">
                <text:p>0.00858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5.002012">
                <text:p>5.002012</text:p>
              </table:table-cell>
              <table:table-cell office:value-type="float" office:value="0.000825">
                <text:p>0.00082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997885">
                <text:p>4.997885</text:p>
              </table:table-cell>
              <table:table-cell office:value-type="float" office:value="-0.007804">
                <text:p>-0.007804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5.007263">
                <text:p>5.007263</text:p>
              </table:table-cell>
              <table:table-cell office:value-type="float" office:value="-0.001553">
                <text:p>-0.00155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994895">
                <text:p>4.994895</text:p>
              </table:table-cell>
              <table:table-cell office:value-type="float" office:value="0.00843">
                <text:p>0.0084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4.992669">
                <text:p>-4.992669</text:p>
              </table:table-cell>
              <table:table-cell office:value-type="float" office:value="-0.002744">
                <text:p>-0.00274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5.00048">
                <text:p>-5.00048</text:p>
              </table:table-cell>
              <table:table-cell office:value-type="float" office:value="0.001082">
                <text:p>0.00108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4.999926">
                <text:p>-4.999926</text:p>
              </table:table-cell>
              <table:table-cell office:value-type="float" office:value="0.006999">
                <text:p>0.00699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5.001686">
                <text:p>-5.001686</text:p>
              </table:table-cell>
              <table:table-cell office:value-type="float" office:value="0.006092">
                <text:p>0.006092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4.996089">
                <text:p>-4.996089</text:p>
              </table:table-cell>
              <table:table-cell office:value-type="float" office:value="-0.007507">
                <text:p>-0.007507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4.994565">
                <text:p>-4.994565</text:p>
              </table:table-cell>
              <table:table-cell office:value-type="float" office:value="0.000338">
                <text:p>0.00033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.004826">
                <text:p>5.004826</text:p>
              </table:table-cell>
              <table:table-cell office:value-type="float" office:value="0.009038">
                <text:p>0.00903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4.988619">
                <text:p>-4.988619</text:p>
              </table:table-cell>
              <table:table-cell office:value-type="float" office:value="-0.006183">
                <text:p>-0.00618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99584">
                <text:p>4.99584</text:p>
              </table:table-cell>
              <table:table-cell office:value-type="float" office:value="0.007414">
                <text:p>0.00741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989667">
                <text:p>4.989667</text:p>
              </table:table-cell>
              <table:table-cell office:value-type="float" office:value="-0.007548">
                <text:p>-0.00754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997559">
                <text:p>4.997559</text:p>
              </table:table-cell>
              <table:table-cell office:value-type="float" office:value="-0.005491">
                <text:p>-0.00549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.005569">
                <text:p>5.005569</text:p>
              </table:table-cell>
              <table:table-cell office:value-type="float" office:value="-0.006315">
                <text:p>-0.00631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995505">
                <text:p>4.995505</text:p>
              </table:table-cell>
              <table:table-cell office:value-type="float" office:value="-0.003223">
                <text:p>-0.00322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5.005016">
                <text:p>-5.005016</text:p>
              </table:table-cell>
              <table:table-cell office:value-type="float" office:value="-0.00363">
                <text:p>-0.0036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5.005991">
                <text:p>-5.005991</text:p>
              </table:table-cell>
              <table:table-cell office:value-type="float" office:value="-0.004174">
                <text:p>-0.00417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5.003185">
                <text:p>-5.003185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5.00697">
                <text:p>5.00697</text:p>
              </table:table-cell>
              <table:table-cell office:value-type="float" office:value="-0.010151">
                <text:p>-0.010151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5.000764">
                <text:p>5.000764</text:p>
              </table:table-cell>
              <table:table-cell office:value-type="float" office:value="-0.010381">
                <text:p>-0.01038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5.004679">
                <text:p>-5.004679</text:p>
              </table:table-cell>
              <table:table-cell office:value-type="float" office:value="-0.002424">
                <text:p>-0.00242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5.007744">
                <text:p>-5.007744</text:p>
              </table:table-cell>
              <table:table-cell office:value-type="float" office:value="0.006373">
                <text:p>0.00637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4.992581">
                <text:p>-4.992581</text:p>
              </table:table-cell>
              <table:table-cell office:value-type="float" office:value="-0.00067">
                <text:p>-0.0006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5.002185">
                <text:p>-5.002185</text:p>
              </table:table-cell>
              <table:table-cell office:value-type="float" office:value="-0.005888">
                <text:p>-0.00588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996354">
                <text:p>4.996354</text:p>
              </table:table-cell>
              <table:table-cell office:value-type="float" office:value="-0.004947">
                <text:p>-0.00494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5.000265">
                <text:p>-5.000265</text:p>
              </table:table-cell>
              <table:table-cell office:value-type="float" office:value="0.011352">
                <text:p>0.01135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.001335">
                <text:p>5.001335</text:p>
              </table:table-cell>
              <table:table-cell office:value-type="float" office:value="-0.001251">
                <text:p>-0.001251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5.002174">
                <text:p>5.002174</text:p>
              </table:table-cell>
              <table:table-cell office:value-type="float" office:value="-0.004328">
                <text:p>-0.00432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.004087">
                <text:p>5.004087</text:p>
              </table:table-cell>
              <table:table-cell office:value-type="float" office:value="-0.003018">
                <text:p>-0.00301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994469">
                <text:p>4.994469</text:p>
              </table:table-cell>
              <table:table-cell office:value-type="float" office:value="-0.003703">
                <text:p>-0.00370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5.000699">
                <text:p>-5.000699</text:p>
              </table:table-cell>
              <table:table-cell office:value-type="float" office:value="0.00222">
                <text:p>0.00222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994895">
                <text:p>4.994895</text:p>
              </table:table-cell>
              <table:table-cell office:value-type="float" office:value="0.00502">
                <text:p>0.00502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4.996728">
                <text:p>-4.996728</text:p>
              </table:table-cell>
              <table:table-cell office:value-type="float" office:value="-0.00022">
                <text:p>-0.0002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.00568">
                <text:p>5.00568</text:p>
              </table:table-cell>
              <table:table-cell office:value-type="float" office:value="-0.002343">
                <text:p>-0.00234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.007685">
                <text:p>5.007685</text:p>
              </table:table-cell>
              <table:table-cell office:value-type="float" office:value="-0.00751">
                <text:p>-0.0075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5.00256">
                <text:p>5.00256</text:p>
              </table:table-cell>
              <table:table-cell office:value-type="float" office:value="-0.001999">
                <text:p>-0.00199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5.000356">
                <text:p>-5.000356</text:p>
              </table:table-cell>
              <table:table-cell office:value-type="float" office:value="-0.005069">
                <text:p>-0.00506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5.006192">
                <text:p>5.006192</text:p>
              </table:table-cell>
              <table:table-cell office:value-type="float" office:value="-0.000891">
                <text:p>-0.000891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5.01037">
                <text:p>-5.01037</text:p>
              </table:table-cell>
              <table:table-cell office:value-type="float" office:value="-0.003953">
                <text:p>-0.003953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4.996189">
                <text:p>-4.996189</text:p>
              </table:table-cell>
              <table:table-cell office:value-type="float" office:value="0.004497">
                <text:p>0.004497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4.994889">
                <text:p>-4.994889</text:p>
              </table:table-cell>
              <table:table-cell office:value-type="float" office:value="0.006906">
                <text:p>0.006906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998906">
                <text:p>4.998906</text:p>
              </table:table-cell>
              <table:table-cell office:value-type="float" office:value="0.000582">
                <text:p>0.00058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997643">
                <text:p>4.997643</text:p>
              </table:table-cell>
              <table:table-cell office:value-type="float" office:value="-0.002007">
                <text:p>-0.00200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5.010473">
                <text:p>-5.010473</text:p>
              </table:table-cell>
              <table:table-cell office:value-type="float" office:value="0.004677">
                <text:p>0.00467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4.992903">
                <text:p>-4.992903</text:p>
              </table:table-cell>
              <table:table-cell office:value-type="float" office:value="-0.004751">
                <text:p>-0.00475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5.00783">
                <text:p>-5.00783</text:p>
              </table:table-cell>
              <table:table-cell office:value-type="float" office:value="-0.002873">
                <text:p>-0.00287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5.007451">
                <text:p>-5.007451</text:p>
              </table:table-cell>
              <table:table-cell office:value-type="float" office:value="-0.002395">
                <text:p>-0.002395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9998">
                <text:p>4.9998</text:p>
              </table:table-cell>
              <table:table-cell office:value-type="float" office:value="0.000634">
                <text:p>0.00063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996516">
                <text:p>4.996516</text:p>
              </table:table-cell>
              <table:table-cell office:value-type="float" office:value="0.000514">
                <text:p>0.00051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5.003021">
                <text:p>5.003021</text:p>
              </table:table-cell>
              <table:table-cell office:value-type="float" office:value="-0.001227">
                <text:p>-0.00122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4.995514">
                <text:p>-4.995514</text:p>
              </table:table-cell>
              <table:table-cell office:value-type="float" office:value="0.004102">
                <text:p>0.00410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991057">
                <text:p>4.991057</text:p>
              </table:table-cell>
              <table:table-cell office:value-type="float" office:value="0.000366">
                <text:p>0.00036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4.999281">
                <text:p>-4.999281</text:p>
              </table:table-cell>
              <table:table-cell office:value-type="float" office:value="-0.005516">
                <text:p>-0.00551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999123">
                <text:p>4.999123</text:p>
              </table:table-cell>
              <table:table-cell office:value-type="float" office:value="0.006637">
                <text:p>0.00663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4.995592">
                <text:p>-4.995592</text:p>
              </table:table-cell>
              <table:table-cell office:value-type="float" office:value="-0.00689">
                <text:p>-0.0068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5.008114">
                <text:p>-5.008114</text:p>
              </table:table-cell>
              <table:table-cell office:value-type="float" office:value="-0.004604">
                <text:p>-0.00460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5.005453">
                <text:p>-5.005453</text:p>
              </table:table-cell>
              <table:table-cell office:value-type="float" office:value="0.010089">
                <text:p>0.01008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997927">
                <text:p>4.997927</text:p>
              </table:table-cell>
              <table:table-cell office:value-type="float" office:value="0.003292">
                <text:p>0.00329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4.997467">
                <text:p>-4.997467</text:p>
              </table:table-cell>
              <table:table-cell office:value-type="float" office:value="0.002539">
                <text:p>0.002539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5.003276">
                <text:p>5.003276</text:p>
              </table:table-cell>
              <table:table-cell office:value-type="float" office:value="-0.00483">
                <text:p>-0.00483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4.997081">
                <text:p>-4.997081</text:p>
              </table:table-cell>
              <table:table-cell office:value-type="float" office:value="-0.000874">
                <text:p>-0.00087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5.006121">
                <text:p>-5.006121</text:p>
              </table:table-cell>
              <table:table-cell office:value-type="float" office:value="-0.004849">
                <text:p>-0.00484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5.008959">
                <text:p>5.008959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5.006002">
                <text:p>-5.006002</text:p>
              </table:table-cell>
              <table:table-cell office:value-type="float" office:value="0.005116">
                <text:p>0.00511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994499">
                <text:p>4.994499</text:p>
              </table:table-cell>
              <table:table-cell office:value-type="float" office:value="0.00633">
                <text:p>0.0063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4.999437">
                <text:p>-4.999437</text:p>
              </table:table-cell>
              <table:table-cell office:value-type="float" office:value="0.000621">
                <text:p>0.000621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997276">
                <text:p>4.997276</text:p>
              </table:table-cell>
              <table:table-cell office:value-type="float" office:value="-0.003824">
                <text:p>-0.00382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5.004279">
                <text:p>-5.004279</text:p>
              </table:table-cell>
              <table:table-cell office:value-type="float" office:value="0.000874">
                <text:p>0.00087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992191">
                <text:p>4.992191</text:p>
              </table:table-cell>
              <table:table-cell office:value-type="float" office:value="0.009066">
                <text:p>0.00906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995944">
                <text:p>4.995944</text:p>
              </table:table-cell>
              <table:table-cell office:value-type="float" office:value="0.005504">
                <text:p>0.00550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4.991825">
                <text:p>-4.991825</text:p>
              </table:table-cell>
              <table:table-cell office:value-type="float" office:value="-0.002244">
                <text:p>-0.00224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4.995298">
                <text:p>-4.995298</text:p>
              </table:table-cell>
              <table:table-cell office:value-type="float" office:value="0.00112">
                <text:p>0.00112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5.000681">
                <text:p>-5.000681</text:p>
              </table:table-cell>
              <table:table-cell office:value-type="float" office:value="-0.009438">
                <text:p>-0.00943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999874">
                <text:p>4.999874</text:p>
              </table:table-cell>
              <table:table-cell office:value-type="float" office:value="-0.00456">
                <text:p>-0.0045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-5.008104">
                <text:p>-5.008104</text:p>
              </table:table-cell>
              <table:table-cell office:value-type="float" office:value="-0.008551">
                <text:p>-0.00855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995002">
                <text:p>4.995002</text:p>
              </table:table-cell>
              <table:table-cell office:value-type="float" office:value="0.003909">
                <text:p>0.00390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-4.999402">
                <text:p>-4.999402</text:p>
              </table:table-cell>
              <table:table-cell office:value-type="float" office:value="-0.007133">
                <text:p>-0.00713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-4.99878">
                <text:p>-4.99878</text:p>
              </table:table-cell>
              <table:table-cell office:value-type="float" office:value="-0.001304">
                <text:p>-0.00130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5.006936">
                <text:p>-5.006936</text:p>
              </table:table-cell>
              <table:table-cell office:value-type="float" office:value="-0.003986">
                <text:p>-0.00398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998012">
                <text:p>4.998012</text:p>
              </table:table-cell>
              <table:table-cell office:value-type="float" office:value="-0.001244">
                <text:p>-0.00124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992642">
                <text:p>4.99264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5.00524">
                <text:p>5.00524</text:p>
              </table:table-cell>
              <table:table-cell office:value-type="float" office:value="0.002952">
                <text:p>0.002952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-4.99371">
                <text:p>-4.99371</text:p>
              </table:table-cell>
              <table:table-cell office:value-type="float" office:value="0.002905">
                <text:p>0.00290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5.000598">
                <text:p>-5.000598</text:p>
              </table:table-cell>
              <table:table-cell office:value-type="float" office:value="-0.001038">
                <text:p>-0.00103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995869">
                <text:p>4.995869</text:p>
              </table:table-cell>
              <table:table-cell office:value-type="float" office:value="-0.002781">
                <text:p>-0.00278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5.00009">
                <text:p>5.00009</text:p>
              </table:table-cell>
              <table:table-cell office:value-type="float" office:value="-0.005467">
                <text:p>-0.005467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5.000191">
                <text:p>-5.000191</text:p>
              </table:table-cell>
              <table:table-cell office:value-type="float" office:value="0.004079">
                <text:p>0.00407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999971">
                <text:p>4.999971</text:p>
              </table:table-cell>
              <table:table-cell office:value-type="float" office:value="0.001487">
                <text:p>0.001487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5.007442">
                <text:p>5.007442</text:p>
              </table:table-cell>
              <table:table-cell office:value-type="float" office:value="-0.005319">
                <text:p>-0.00531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5.000882">
                <text:p>-5.000882</text:p>
              </table:table-cell>
              <table:table-cell office:value-type="float" office:value="0.001122">
                <text:p>0.001122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995986">
                <text:p>4.995986</text:p>
              </table:table-cell>
              <table:table-cell office:value-type="float" office:value="0.002036">
                <text:p>0.00203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4.9921">
                <text:p>-4.9921</text:p>
              </table:table-cell>
              <table:table-cell office:value-type="float" office:value="0.008434">
                <text:p>0.00843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99879">
                <text:p>4.99879</text:p>
              </table:table-cell>
              <table:table-cell office:value-type="float" office:value="-0.00032">
                <text:p>-0.0003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5.000468">
                <text:p>-5.000468</text:p>
              </table:table-cell>
              <table:table-cell office:value-type="float" office:value="-0.008548">
                <text:p>-0.00854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996087">
                <text:p>4.996087</text:p>
              </table:table-cell>
              <table:table-cell office:value-type="float" office:value="0.003593">
                <text:p>0.003593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4.998026">
                <text:p>-4.998026</text:p>
              </table:table-cell>
              <table:table-cell office:value-type="float" office:value="0.003113">
                <text:p>0.00311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-5.006613">
                <text:p>-5.006613</text:p>
              </table:table-cell>
              <table:table-cell office:value-type="float" office:value="-0.008129">
                <text:p>-0.008129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.004443">
                <text:p>5.004443</text:p>
              </table:table-cell>
              <table:table-cell office:value-type="float" office:value="0.004415">
                <text:p>0.00441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4.993478">
                <text:p>-4.993478</text:p>
              </table:table-cell>
              <table:table-cell office:value-type="float" office:value="-0.006815">
                <text:p>-0.00681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996266">
                <text:p>4.996266</text:p>
              </table:table-cell>
              <table:table-cell office:value-type="float" office:value="0.005986">
                <text:p>0.00598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.004851">
                <text:p>5.004851</text:p>
              </table:table-cell>
              <table:table-cell office:value-type="float" office:value="-0.001387">
                <text:p>-0.00138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5.001402">
                <text:p>-5.001402</text:p>
              </table:table-cell>
              <table:table-cell office:value-type="float" office:value="0.001314">
                <text:p>0.00131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5.006053">
                <text:p>-5.006053</text:p>
              </table:table-cell>
              <table:table-cell office:value-type="float" office:value="0.002602">
                <text:p>0.002602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999831">
                <text:p>4.999831</text:p>
              </table:table-cell>
              <table:table-cell office:value-type="float" office:value="-0.002884">
                <text:p>-0.00288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4.994766">
                <text:p>-4.994766</text:p>
              </table:table-cell>
              <table:table-cell office:value-type="float" office:value="0.005493">
                <text:p>0.005493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4.99453">
                <text:p>-4.99453</text:p>
              </table:table-cell>
              <table:table-cell office:value-type="float" office:value="-0.000284">
                <text:p>-0.00028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993296">
                <text:p>4.993296</text:p>
              </table:table-cell>
              <table:table-cell office:value-type="float" office:value="0.00644">
                <text:p>0.0064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4.997321">
                <text:p>-4.997321</text:p>
              </table:table-cell>
              <table:table-cell office:value-type="float" office:value="-0.00013">
                <text:p>-0.0001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999035">
                <text:p>4.999035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994759">
                <text:p>4.994759</text:p>
              </table:table-cell>
              <table:table-cell office:value-type="float" office:value="-0.005634">
                <text:p>-0.00563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5.00751">
                <text:p>-5.0075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4.992696">
                <text:p>-4.992696</text:p>
              </table:table-cell>
              <table:table-cell office:value-type="float" office:value="0.006329">
                <text:p>0.00632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5.002073">
                <text:p>-5.002073</text:p>
              </table:table-cell>
              <table:table-cell office:value-type="float" office:value="-0.000717">
                <text:p>-0.00071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5.003072">
                <text:p>5.003072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5.004863">
                <text:p>5.004863</text:p>
              </table:table-cell>
              <table:table-cell office:value-type="float" office:value="-0.003064">
                <text:p>-0.00306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994095">
                <text:p>4.994095</text:p>
              </table:table-cell>
              <table:table-cell office:value-type="float" office:value="-0.002452">
                <text:p>-0.00245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5.002103">
                <text:p>5.002103</text:p>
              </table:table-cell>
              <table:table-cell office:value-type="float" office:value="-0.003848">
                <text:p>-0.00384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5.000772">
                <text:p>5.000772</text:p>
              </table:table-cell>
              <table:table-cell office:value-type="float" office:value="0.005053">
                <text:p>0.00505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5.003741">
                <text:p>-5.003741</text:p>
              </table:table-cell>
              <table:table-cell office:value-type="float" office:value="0.006292">
                <text:p>0.00629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5.001112">
                <text:p>-5.001112</text:p>
              </table:table-cell>
              <table:table-cell office:value-type="float" office:value="-0.008303">
                <text:p>-0.00830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5.007451">
                <text:p>-5.007451</text:p>
              </table:table-cell>
              <table:table-cell office:value-type="float" office:value="-0.005312">
                <text:p>-0.00531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997365">
                <text:p>4.997365</text:p>
              </table:table-cell>
              <table:table-cell office:value-type="float" office:value="0.003694">
                <text:p>0.00369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5.002932">
                <text:p>-5.002932</text:p>
              </table:table-cell>
              <table:table-cell office:value-type="float" office:value="0.003307">
                <text:p>0.00330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5.004488">
                <text:p>-5.004488</text:p>
              </table:table-cell>
              <table:table-cell office:value-type="float" office:value="-0.00098">
                <text:p>-0.0009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4.997998">
                <text:p>-4.997998</text:p>
              </table:table-cell>
              <table:table-cell office:value-type="float" office:value="-0.004701">
                <text:p>-0.00470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998897">
                <text:p>4.998897</text:p>
              </table:table-cell>
              <table:table-cell office:value-type="float" office:value="-0.002023">
                <text:p>-0.00202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4.99663">
                <text:p>-4.99663</text:p>
              </table:table-cell>
              <table:table-cell office:value-type="float" office:value="0.008014">
                <text:p>0.00801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5.00293">
                <text:p>5.00293</text:p>
              </table:table-cell>
              <table:table-cell office:value-type="float" office:value="-0.002634">
                <text:p>-0.002634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5.001261">
                <text:p>-5.001261</text:p>
              </table:table-cell>
              <table:table-cell office:value-type="float" office:value="-0.001287">
                <text:p>-0.00128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996885">
                <text:p>4.996885</text:p>
              </table:table-cell>
              <table:table-cell office:value-type="float" office:value="-0.001735">
                <text:p>-0.00173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5.005809">
                <text:p>-5.005809</text:p>
              </table:table-cell>
              <table:table-cell office:value-type="float" office:value="0.011293">
                <text:p>0.01129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.004884">
                <text:p>5.004884</text:p>
              </table:table-cell>
              <table:table-cell office:value-type="float" office:value="0.006448">
                <text:p>0.00644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-5.007759">
                <text:p>-5.007759</text:p>
              </table:table-cell>
              <table:table-cell office:value-type="float" office:value="-0.001324">
                <text:p>-0.00132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.003401">
                <text:p>5.003401</text:p>
              </table:table-cell>
              <table:table-cell office:value-type="float" office:value="-0.006316">
                <text:p>-0.006316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.006134">
                <text:p>5.006134</text:p>
              </table:table-cell>
              <table:table-cell office:value-type="float" office:value="-0.001857">
                <text:p>-0.00185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995873">
                <text:p>4.995873</text:p>
              </table:table-cell>
              <table:table-cell office:value-type="float" office:value="-0.003052">
                <text:p>-0.00305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.001977">
                <text:p>5.001977</text:p>
              </table:table-cell>
              <table:table-cell office:value-type="float" office:value="0.00532">
                <text:p>0.0053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-4.989388">
                <text:p>-4.989388</text:p>
              </table:table-cell>
              <table:table-cell office:value-type="float" office:value="-0.006458">
                <text:p>-0.00645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5.001312">
                <text:p>-5.001312</text:p>
              </table:table-cell>
              <table:table-cell office:value-type="float" office:value="-0.000849">
                <text:p>-0.00084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5.001152">
                <text:p>5.001152</text:p>
              </table:table-cell>
              <table:table-cell office:value-type="float" office:value="-0.001068">
                <text:p>-0.00106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4.994633">
                <text:p>-4.994633</text:p>
              </table:table-cell>
              <table:table-cell office:value-type="float" office:value="0.001917">
                <text:p>0.00191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4.992743">
                <text:p>-4.992743</text:p>
              </table:table-cell>
              <table:table-cell office:value-type="float" office:value="0.00086">
                <text:p>0.0008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4.994562">
                <text:p>4.994562</text:p>
              </table:table-cell>
              <table:table-cell office:value-type="float" office:value="0.004604">
                <text:p>0.00460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.001299">
                <text:p>5.001299</text:p>
              </table:table-cell>
              <table:table-cell office:value-type="float" office:value="-0.003362">
                <text:p>-0.003362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.002497">
                <text:p>5.002497</text:p>
              </table:table-cell>
              <table:table-cell office:value-type="float" office:value="-0.001103">
                <text:p>-0.00110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.999097">
                <text:p>4.999097</text:p>
              </table:table-cell>
              <table:table-cell office:value-type="float" office:value="0.000865">
                <text:p>0.00086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-4.996031">
                <text:p>-4.996031</text:p>
              </table:table-cell>
              <table:table-cell office:value-type="float" office:value="-0.007203">
                <text:p>-0.007203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-4.995586">
                <text:p>-4.995586</text:p>
              </table:table-cell>
              <table:table-cell office:value-type="float" office:value="0.002573">
                <text:p>0.00257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.998726">
                <text:p>4.998726</text:p>
              </table:table-cell>
              <table:table-cell office:value-type="float" office:value="-0.002389">
                <text:p>-0.002389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.000968">
                <text:p>5.000968</text:p>
              </table:table-cell>
              <table:table-cell office:value-type="float" office:value="-0.002244">
                <text:p>-0.00224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.995251">
                <text:p>4.995251</text:p>
              </table:table-cell>
              <table:table-cell office:value-type="float" office:value="-0.005484">
                <text:p>-0.00548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.997664">
                <text:p>4.997664</text:p>
              </table:table-cell>
              <table:table-cell office:value-type="float" office:value="-0.003103">
                <text:p>-0.003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21409a" draw:fill-color="#21409a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19cm" svg:height="8.952cm" xlink:href=".." xlink:type="simple" chart:class="chart:scatter" chart:style-name="ch1">
        <chart:legend chart:legend-position="end" svg:x="20.656cm" svg:y="4.177cm" style:legend-expansion="high" chart:style-name="ch2"/>
        <chart:plot-area chart:style-name="ch3" table:cell-range-address="plot_points.A1:plot_points.A2010 plot_points.D1:plot_points.D2010" svg:x="0.458cm" svg:y="0.179cm" svg:width="19.74cm" svg:height="8.594cm">
          <chartooo:coordinate-region svg:x="1.079cm" svg:y="0.378cm" svg:width="18.839cm" svg:height="7.7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ot_points.D1:plot_points.D2010" chart:class="chart:scatter">
            <chart:domain table:cell-range-address="plot_points.A1:plot_points.A2010"/>
            <chart:data-point chart:repeated="20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465">
                <text:p>0.005465</text:p>
                <draw:g>
                  <svg:desc>plot_points.A1:plot_points.A2010</svg:desc>
                </draw:g>
              </table:table-cell>
              <table:table-cell office:value-type="float" office:value="87.297619">
                <text:p>87.297619</text:p>
                <draw:g>
                  <svg:desc>plot_points.D1:plot_points.D20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5976">
                <text:p>-0.005976</text:p>
              </table:table-cell>
              <table:table-cell office:value-type="float" office:value="85.863095">
                <text:p>85.8630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0939">
                <text:p>0.020939</text:p>
              </table:table-cell>
              <table:table-cell office:value-type="float" office:value="80.826923">
                <text:p>80.826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741">
                <text:p>0.012741</text:p>
              </table:table-cell>
              <table:table-cell office:value-type="float" office:value="78.716667">
                <text:p>78.71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451">
                <text:p>0.002451</text:p>
              </table:table-cell>
              <table:table-cell office:value-type="float" office:value="74.522222">
                <text:p>74.5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9763">
                <text:p>-0.009763</text:p>
              </table:table-cell>
              <table:table-cell office:value-type="float" office:value="73.702381">
                <text:p>73.702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4877">
                <text:p>-0.014877</text:p>
              </table:table-cell>
              <table:table-cell office:value-type="float" office:value="73.041667">
                <text:p>73.041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4266">
                <text:p>-0.0042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615">
                <text:p>-0.000615</text:p>
              </table:table-cell>
              <table:table-cell office:value-type="float" office:value="72.515152">
                <text:p>72.515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063">
                <text:p>0.002063</text:p>
              </table:table-cell>
              <table:table-cell office:value-type="float" office:value="63.583333">
                <text:p>63.58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99665">
                <text:p>4.999665</text:p>
              </table:table-cell>
              <table:table-cell office:value-type="float" office:value="45.792783">
                <text:p>45.792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3398">
                <text:p>5.03398</text:p>
              </table:table-cell>
              <table:table-cell office:value-type="float" office:value="38.85119">
                <text:p>38.85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030527">
                <text:p>-5.030527</text:p>
              </table:table-cell>
              <table:table-cell office:value-type="float" office:value="38.524113">
                <text:p>38.524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994456">
                <text:p>-4.994456</text:p>
              </table:table-cell>
              <table:table-cell office:value-type="float" office:value="38.122778">
                <text:p>38.122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.035489">
                <text:p>-5.035489</text:p>
              </table:table-cell>
              <table:table-cell office:value-type="float" office:value="35.506177">
                <text:p>35.506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03826">
                <text:p>5.003826</text:p>
              </table:table-cell>
              <table:table-cell office:value-type="float" office:value="34.933333">
                <text:p>34.9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84787">
                <text:p>4.984787</text:p>
              </table:table-cell>
              <table:table-cell office:value-type="float" office:value="34.818254">
                <text:p>34.818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71564">
                <text:p>4.971564</text:p>
              </table:table-cell>
              <table:table-cell office:value-type="float" office:value="33.625458">
                <text:p>33.625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968464">
                <text:p>4.968464</text:p>
              </table:table-cell>
              <table:table-cell office:value-type="float" office:value="33.074786">
                <text:p>33.074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0016">
                <text:p>5.0016</text:p>
              </table:table-cell>
              <table:table-cell office:value-type="float" office:value="31.880952">
                <text:p>31.880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994526">
                <text:p>4.994526</text:p>
              </table:table-cell>
              <table:table-cell office:value-type="float" office:value="31.872534">
                <text:p>31.872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018922">
                <text:p>-5.018922</text:p>
              </table:table-cell>
              <table:table-cell office:value-type="float" office:value="31.569463">
                <text:p>31.5694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007033">
                <text:p>5.007033</text:p>
              </table:table-cell>
              <table:table-cell office:value-type="float" office:value="31.423611">
                <text:p>31.423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995563">
                <text:p>4.995563</text:p>
              </table:table-cell>
              <table:table-cell office:value-type="float" office:value="31.238095">
                <text:p>31.2380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965137">
                <text:p>4.965137</text:p>
              </table:table-cell>
              <table:table-cell office:value-type="float" office:value="30.845079">
                <text:p>30.845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39445">
                <text:p>5.039445</text:p>
              </table:table-cell>
              <table:table-cell office:value-type="float" office:value="30.219444">
                <text:p>30.219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5.023355">
                <text:p>-5.023355</text:p>
              </table:table-cell>
              <table:table-cell office:value-type="float" office:value="29.606277">
                <text:p>29.606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92119">
                <text:p>4.992119</text:p>
              </table:table-cell>
              <table:table-cell office:value-type="float" office:value="29.424183">
                <text:p>29.424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95595">
                <text:p>4.995595</text:p>
              </table:table-cell>
              <table:table-cell office:value-type="float" office:value="28.569444">
                <text:p>28.569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5.025884">
                <text:p>-5.025884</text:p>
              </table:table-cell>
              <table:table-cell office:value-type="float" office:value="28.272454">
                <text:p>28.272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.992264">
                <text:p>-4.992264</text:p>
              </table:table-cell>
              <table:table-cell office:value-type="float" office:value="27.693333">
                <text:p>27.69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980565">
                <text:p>-4.980565</text:p>
              </table:table-cell>
              <table:table-cell office:value-type="float" office:value="27.676286">
                <text:p>27.676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4.998167">
                <text:p>-4.998167</text:p>
              </table:table-cell>
              <table:table-cell office:value-type="float" office:value="27.621463">
                <text:p>27.6214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06215">
                <text:p>5.006215</text:p>
              </table:table-cell>
              <table:table-cell office:value-type="float" office:value="26.594605">
                <text:p>26.5946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.980123">
                <text:p>-4.980123</text:p>
              </table:table-cell>
              <table:table-cell office:value-type="float" office:value="25.930447">
                <text:p>25.930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.002917">
                <text:p>-5.002917</text:p>
              </table:table-cell>
              <table:table-cell office:value-type="float" office:value="25.805481">
                <text:p>25.805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003223">
                <text:p>-5.003223</text:p>
              </table:table-cell>
              <table:table-cell office:value-type="float" office:value="25.521598">
                <text:p>25.5215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4.995247">
                <text:p>-4.995247</text:p>
              </table:table-cell>
              <table:table-cell office:value-type="float" office:value="25.468929">
                <text:p>25.4689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009705">
                <text:p>5.009705</text:p>
              </table:table-cell>
              <table:table-cell office:value-type="float" office:value="25.418326">
                <text:p>25.4183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00489">
                <text:p>5.000489</text:p>
              </table:table-cell>
              <table:table-cell office:value-type="float" office:value="25.224379">
                <text:p>25.224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974115">
                <text:p>4.974115</text:p>
              </table:table-cell>
              <table:table-cell office:value-type="float" office:value="24.455604">
                <text:p>24.4556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69857">
                <text:p>4.969857</text:p>
              </table:table-cell>
              <table:table-cell office:value-type="float" office:value="24.397619">
                <text:p>24.397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.029669">
                <text:p>-5.029669</text:p>
              </table:table-cell>
              <table:table-cell office:value-type="float" office:value="24.266239">
                <text:p>24.266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998272">
                <text:p>-4.998272</text:p>
              </table:table-cell>
              <table:table-cell office:value-type="float" office:value="24.141667">
                <text:p>24.141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973241">
                <text:p>-4.973241</text:p>
              </table:table-cell>
              <table:table-cell office:value-type="float" office:value="24.07033">
                <text:p>24.070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975817">
                <text:p>4.975817</text:p>
              </table:table-cell>
              <table:table-cell office:value-type="float" office:value="23.727679">
                <text:p>23.7276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88672">
                <text:p>4.988672</text:p>
              </table:table-cell>
              <table:table-cell office:value-type="float" office:value="23.474026">
                <text:p>23.474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72288">
                <text:p>4.972288</text:p>
              </table:table-cell>
              <table:table-cell office:value-type="float" office:value="22.833333">
                <text:p>22.8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.014301">
                <text:p>-5.014301</text:p>
              </table:table-cell>
              <table:table-cell office:value-type="float" office:value="22.765624">
                <text:p>22.7656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4.977006">
                <text:p>-4.977006</text:p>
              </table:table-cell>
              <table:table-cell office:value-type="float" office:value="22.089065">
                <text:p>22.0890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993038">
                <text:p>4.993038</text:p>
              </table:table-cell>
              <table:table-cell office:value-type="float" office:value="21.852564">
                <text:p>21.852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.973005">
                <text:p>-4.973005</text:p>
              </table:table-cell>
              <table:table-cell office:value-type="float" office:value="21.795604">
                <text:p>21.795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007364">
                <text:p>5.007364</text:p>
              </table:table-cell>
              <table:table-cell office:value-type="float" office:value="21.739316">
                <text:p>21.7393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005732">
                <text:p>5.005732</text:p>
              </table:table-cell>
              <table:table-cell office:value-type="float" office:value="21.737099">
                <text:p>21.7370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028086">
                <text:p>-5.028086</text:p>
              </table:table-cell>
              <table:table-cell office:value-type="float" office:value="21.553378">
                <text:p>21.5533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010196">
                <text:p>-5.010196</text:p>
              </table:table-cell>
              <table:table-cell office:value-type="float" office:value="20.622952">
                <text:p>20.622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992459">
                <text:p>-4.992459</text:p>
              </table:table-cell>
              <table:table-cell office:value-type="float" office:value="20.532672">
                <text:p>20.532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.004716">
                <text:p>-5.004716</text:p>
              </table:table-cell>
              <table:table-cell office:value-type="float" office:value="20.476134">
                <text:p>20.476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967091">
                <text:p>4.967091</text:p>
              </table:table-cell>
              <table:table-cell office:value-type="float" office:value="20.354772">
                <text:p>20.354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4.990977">
                <text:p>-4.990977</text:p>
              </table:table-cell>
              <table:table-cell office:value-type="float" office:value="20.204351">
                <text:p>20.2043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.000508">
                <text:p>-5.000508</text:p>
              </table:table-cell>
              <table:table-cell office:value-type="float" office:value="20.072833">
                <text:p>20.0728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25424">
                <text:p>5.025424</text:p>
              </table:table-cell>
              <table:table-cell office:value-type="float" office:value="20.029095">
                <text:p>20.029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4.999192">
                <text:p>-4.999192</text:p>
              </table:table-cell>
              <table:table-cell office:value-type="float" office:value="19.815037">
                <text:p>19.8150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.999596">
                <text:p>-4.999596</text:p>
              </table:table-cell>
              <table:table-cell office:value-type="float" office:value="19.584028">
                <text:p>19.5840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999531">
                <text:p>4.999531</text:p>
              </table:table-cell>
              <table:table-cell office:value-type="float" office:value="19.505556">
                <text:p>19.505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5.005989">
                <text:p>-5.005989</text:p>
              </table:table-cell>
              <table:table-cell office:value-type="float" office:value="19.173794">
                <text:p>19.1737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983052">
                <text:p>-4.983052</text:p>
              </table:table-cell>
              <table:table-cell office:value-type="float" office:value="18.993671">
                <text:p>18.9936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976025">
                <text:p>4.976025</text:p>
              </table:table-cell>
              <table:table-cell office:value-type="float" office:value="18.77963">
                <text:p>18.77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030596">
                <text:p>5.030596</text:p>
              </table:table-cell>
              <table:table-cell office:value-type="float" office:value="18.736111">
                <text:p>18.736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978177">
                <text:p>4.978177</text:p>
              </table:table-cell>
              <table:table-cell office:value-type="float" office:value="18.65641">
                <text:p>18.65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011837">
                <text:p>5.011837</text:p>
              </table:table-cell>
              <table:table-cell office:value-type="float" office:value="18.495207">
                <text:p>18.495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.975325">
                <text:p>-4.975325</text:p>
              </table:table-cell>
              <table:table-cell office:value-type="float" office:value="18.441775">
                <text:p>18.4417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.998444">
                <text:p>-4.998444</text:p>
              </table:table-cell>
              <table:table-cell office:value-type="float" office:value="18.328704">
                <text:p>18.328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025481">
                <text:p>5.025481</text:p>
              </table:table-cell>
              <table:table-cell office:value-type="float" office:value="18.088591">
                <text:p>18.088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015269">
                <text:p>-5.015269</text:p>
              </table:table-cell>
              <table:table-cell office:value-type="float" office:value="17.825325">
                <text:p>17.825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5.007779">
                <text:p>-5.007779</text:p>
              </table:table-cell>
              <table:table-cell office:value-type="float" office:value="17.763736">
                <text:p>17.763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007166">
                <text:p>-5.007166</text:p>
              </table:table-cell>
              <table:table-cell office:value-type="float" office:value="17.692444">
                <text:p>17.692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003003">
                <text:p>-5.003003</text:p>
              </table:table-cell>
              <table:table-cell office:value-type="float" office:value="17.508658">
                <text:p>17.5086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026721">
                <text:p>5.026721</text:p>
              </table:table-cell>
              <table:table-cell office:value-type="float" office:value="17.291379">
                <text:p>17.2913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011199">
                <text:p>-5.011199</text:p>
              </table:table-cell>
              <table:table-cell office:value-type="float" office:value="17.212759">
                <text:p>17.2127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00529">
                <text:p>5.00529</text:p>
              </table:table-cell>
              <table:table-cell office:value-type="float" office:value="17.160684">
                <text:p>17.160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978448">
                <text:p>-4.978448</text:p>
              </table:table-cell>
              <table:table-cell office:value-type="float" office:value="17.158421">
                <text:p>17.1584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993222">
                <text:p>4.993222</text:p>
              </table:table-cell>
              <table:table-cell office:value-type="float" office:value="16.940909">
                <text:p>16.9409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022725">
                <text:p>-5.022725</text:p>
              </table:table-cell>
              <table:table-cell office:value-type="float" office:value="16.883851">
                <text:p>16.8838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01172">
                <text:p>5.01172</text:p>
              </table:table-cell>
              <table:table-cell office:value-type="float" office:value="16.837652">
                <text:p>16.837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.980894">
                <text:p>-4.980894</text:p>
              </table:table-cell>
              <table:table-cell office:value-type="float" office:value="16.794686">
                <text:p>16.7946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98002">
                <text:p>4.98002</text:p>
              </table:table-cell>
              <table:table-cell office:value-type="float" office:value="16.61978">
                <text:p>16.619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.023272">
                <text:p>-5.023272</text:p>
              </table:table-cell>
              <table:table-cell office:value-type="float" office:value="16.553308">
                <text:p>16.5533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02617">
                <text:p>5.02617</text:p>
              </table:table-cell>
              <table:table-cell office:value-type="float" office:value="16.520325">
                <text:p>16.520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981167">
                <text:p>4.981167</text:p>
              </table:table-cell>
              <table:table-cell office:value-type="float" office:value="16.49116">
                <text:p>16.491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.008733">
                <text:p>-5.008733</text:p>
              </table:table-cell>
              <table:table-cell office:value-type="float" office:value="16.457341">
                <text:p>16.4573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.003986">
                <text:p>5.003986</text:p>
              </table:table-cell>
              <table:table-cell office:value-type="float" office:value="16.393717">
                <text:p>16.3937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001808">
                <text:p>5.001808</text:p>
              </table:table-cell>
              <table:table-cell office:value-type="float" office:value="16.293464">
                <text:p>16.293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5.004134">
                <text:p>-5.004134</text:p>
              </table:table-cell>
              <table:table-cell office:value-type="float" office:value="16.004336">
                <text:p>16.0043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997847">
                <text:p>4.997847</text:p>
              </table:table-cell>
              <table:table-cell office:value-type="float" office:value="15.996731">
                <text:p>15.9967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972696">
                <text:p>4.972696</text:p>
              </table:table-cell>
              <table:table-cell office:value-type="float" office:value="15.931061">
                <text:p>15.9310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4.986277">
                <text:p>-4.986277</text:p>
              </table:table-cell>
              <table:table-cell office:value-type="float" office:value="15.916716">
                <text:p>15.916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.977199">
                <text:p>-4.977199</text:p>
              </table:table-cell>
              <table:table-cell office:value-type="float" office:value="15.783382">
                <text:p>15.7833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5.014264">
                <text:p>-5.014264</text:p>
              </table:table-cell>
              <table:table-cell office:value-type="float" office:value="15.770284">
                <text:p>15.7702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994274">
                <text:p>-4.994274</text:p>
              </table:table-cell>
              <table:table-cell office:value-type="float" office:value="15.729167">
                <text:p>15.7291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8953">
                <text:p>4.998953</text:p>
              </table:table-cell>
              <table:table-cell office:value-type="float" office:value="15.337302">
                <text:p>15.337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022046">
                <text:p>5.022046</text:p>
              </table:table-cell>
              <table:table-cell office:value-type="float" office:value="15.208507">
                <text:p>15.2085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999297">
                <text:p>4.999297</text:p>
              </table:table-cell>
              <table:table-cell office:value-type="float" office:value="15.166395">
                <text:p>15.1663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022696">
                <text:p>5.022696</text:p>
              </table:table-cell>
              <table:table-cell office:value-type="float" office:value="15.113828">
                <text:p>15.1138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.00942">
                <text:p>-5.00942</text:p>
              </table:table-cell>
              <table:table-cell office:value-type="float" office:value="15.083482">
                <text:p>15.083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4.988864">
                <text:p>-4.988864</text:p>
              </table:table-cell>
              <table:table-cell office:value-type="float" office:value="15.076204">
                <text:p>15.0762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990924">
                <text:p>4.990924</text:p>
              </table:table-cell>
              <table:table-cell office:value-type="float" office:value="15.062867">
                <text:p>15.062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980213">
                <text:p>4.980213</text:p>
              </table:table-cell>
              <table:table-cell office:value-type="float" office:value="15.02791">
                <text:p>15.027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984481">
                <text:p>-4.984481</text:p>
              </table:table-cell>
              <table:table-cell office:value-type="float" office:value="15.010045">
                <text:p>15.0100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.977206">
                <text:p>-4.977206</text:p>
              </table:table-cell>
              <table:table-cell office:value-type="float" office:value="14.877324">
                <text:p>14.8773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5.011935">
                <text:p>-5.011935</text:p>
              </table:table-cell>
              <table:table-cell office:value-type="float" office:value="14.858951">
                <text:p>14.8589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.002412">
                <text:p>-5.002412</text:p>
              </table:table-cell>
              <table:table-cell office:value-type="float" office:value="14.847436">
                <text:p>14.8474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033658">
                <text:p>5.033658</text:p>
              </table:table-cell>
              <table:table-cell office:value-type="float" office:value="14.840731">
                <text:p>14.8407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5.00357">
                <text:p>-5.00357</text:p>
              </table:table-cell>
              <table:table-cell office:value-type="float" office:value="14.818452">
                <text:p>14.8184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029055">
                <text:p>5.029055</text:p>
              </table:table-cell>
              <table:table-cell office:value-type="float" office:value="14.76465">
                <text:p>14.764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997124">
                <text:p>4.997124</text:p>
              </table:table-cell>
              <table:table-cell office:value-type="float" office:value="14.570297">
                <text:p>14.5702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993938">
                <text:p>4.993938</text:p>
              </table:table-cell>
              <table:table-cell office:value-type="float" office:value="14.49362">
                <text:p>14.493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.003903">
                <text:p>-5.003903</text:p>
              </table:table-cell>
              <table:table-cell office:value-type="float" office:value="14.401709">
                <text:p>14.4017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4.97487">
                <text:p>-4.97487</text:p>
              </table:table-cell>
              <table:table-cell office:value-type="float" office:value="14.316896">
                <text:p>14.316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.006279">
                <text:p>-5.006279</text:p>
              </table:table-cell>
              <table:table-cell office:value-type="float" office:value="14.16326">
                <text:p>14.16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010626">
                <text:p>5.010626</text:p>
              </table:table-cell>
              <table:table-cell office:value-type="float" office:value="14.14849">
                <text:p>14.148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.991545">
                <text:p>-4.991545</text:p>
              </table:table-cell>
              <table:table-cell office:value-type="float" office:value="14.138844">
                <text:p>14.1388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98732">
                <text:p>4.998732</text:p>
              </table:table-cell>
              <table:table-cell office:value-type="float" office:value="14.064167">
                <text:p>14.0641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.001146">
                <text:p>-5.001146</text:p>
              </table:table-cell>
              <table:table-cell office:value-type="float" office:value="14.013577">
                <text:p>14.0135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91014">
                <text:p>4.991014</text:p>
              </table:table-cell>
              <table:table-cell office:value-type="float" office:value="13.947817">
                <text:p>13.9478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17111">
                <text:p>5.017111</text:p>
              </table:table-cell>
              <table:table-cell office:value-type="float" office:value="13.870574">
                <text:p>13.8705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79109">
                <text:p>4.979109</text:p>
              </table:table-cell>
              <table:table-cell office:value-type="float" office:value="13.822909">
                <text:p>13.8229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.009251">
                <text:p>-5.009251</text:p>
              </table:table-cell>
              <table:table-cell office:value-type="float" office:value="13.792965">
                <text:p>13.7929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997021">
                <text:p>4.997021</text:p>
              </table:table-cell>
              <table:table-cell office:value-type="float" office:value="13.734376">
                <text:p>13.7343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.020973">
                <text:p>-5.020973</text:p>
              </table:table-cell>
              <table:table-cell office:value-type="float" office:value="13.716117">
                <text:p>13.7161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992477">
                <text:p>4.992477</text:p>
              </table:table-cell>
              <table:table-cell office:value-type="float" office:value="13.463982">
                <text:p>13.4639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5.00321">
                <text:p>-5.00321</text:p>
              </table:table-cell>
              <table:table-cell office:value-type="float" office:value="13.456061">
                <text:p>13.4560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99881">
                <text:p>-4.99881</text:p>
              </table:table-cell>
              <table:table-cell office:value-type="float" office:value="13.439631">
                <text:p>13.4396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5.003864">
                <text:p>-5.003864</text:p>
              </table:table-cell>
              <table:table-cell office:value-type="float" office:value="13.433444">
                <text:p>13.4334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.010116">
                <text:p>-5.010116</text:p>
              </table:table-cell>
              <table:table-cell office:value-type="float" office:value="13.416026">
                <text:p>13.4160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69082">
                <text:p>4.969082</text:p>
              </table:table-cell>
              <table:table-cell office:value-type="float" office:value="13.155794">
                <text:p>13.1557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003127">
                <text:p>5.003127</text:p>
              </table:table-cell>
              <table:table-cell office:value-type="float" office:value="13.026153">
                <text:p>13.0261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96028">
                <text:p>4.996028</text:p>
              </table:table-cell>
              <table:table-cell office:value-type="float" office:value="12.989943">
                <text:p>12.9899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.009789">
                <text:p>-5.009789</text:p>
              </table:table-cell>
              <table:table-cell office:value-type="float" office:value="12.982398">
                <text:p>12.9823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001313">
                <text:p>5.001313</text:p>
              </table:table-cell>
              <table:table-cell office:value-type="float" office:value="12.848352">
                <text:p>12.8483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.015359">
                <text:p>-5.015359</text:p>
              </table:table-cell>
              <table:table-cell office:value-type="float" office:value="12.802186">
                <text:p>12.802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4.996579">
                <text:p>-4.996579</text:p>
              </table:table-cell>
              <table:table-cell office:value-type="float" office:value="12.745576">
                <text:p>12.7455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.980393">
                <text:p>-4.980393</text:p>
              </table:table-cell>
              <table:table-cell office:value-type="float" office:value="12.657989">
                <text:p>12.6579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999373">
                <text:p>4.999373</text:p>
              </table:table-cell>
              <table:table-cell office:value-type="float" office:value="12.656698">
                <text:p>12.65669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021623">
                <text:p>-5.021623</text:p>
              </table:table-cell>
              <table:table-cell office:value-type="float" office:value="12.636504">
                <text:p>12.6365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7907">
                <text:p>4.97907</text:p>
              </table:table-cell>
              <table:table-cell office:value-type="float" office:value="12.63525">
                <text:p>12.635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5.005295">
                <text:p>-5.005295</text:p>
              </table:table-cell>
              <table:table-cell office:value-type="float" office:value="12.589732">
                <text:p>12.5897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003757">
                <text:p>5.003757</text:p>
              </table:table-cell>
              <table:table-cell office:value-type="float" office:value="12.465381">
                <text:p>12.4653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4.991238">
                <text:p>-4.991238</text:p>
              </table:table-cell>
              <table:table-cell office:value-type="float" office:value="12.440982">
                <text:p>12.4409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5.002539">
                <text:p>-5.002539</text:p>
              </table:table-cell>
              <table:table-cell office:value-type="float" office:value="12.439944">
                <text:p>12.439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999126">
                <text:p>4.999126</text:p>
              </table:table-cell>
              <table:table-cell office:value-type="float" office:value="12.263889">
                <text:p>12.2638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.023691">
                <text:p>-5.023691</text:p>
              </table:table-cell>
              <table:table-cell office:value-type="float" office:value="12.046642">
                <text:p>12.0466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4.99322">
                <text:p>-4.993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4.998527">
                <text:p>-4.998527</text:p>
              </table:table-cell>
              <table:table-cell office:value-type="float" office:value="11.886276">
                <text:p>11.8862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995145">
                <text:p>4.995145</text:p>
              </table:table-cell>
              <table:table-cell office:value-type="float" office:value="11.879968">
                <text:p>11.8799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998677">
                <text:p>4.998677</text:p>
              </table:table-cell>
              <table:table-cell office:value-type="float" office:value="11.784638">
                <text:p>11.7846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5.013468">
                <text:p>-5.013468</text:p>
              </table:table-cell>
              <table:table-cell office:value-type="float" office:value="11.731759">
                <text:p>11.7317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5.022434">
                <text:p>-5.022434</text:p>
              </table:table-cell>
              <table:table-cell office:value-type="float" office:value="11.724359">
                <text:p>11.7243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019903">
                <text:p>5.019903</text:p>
              </table:table-cell>
              <table:table-cell office:value-type="float" office:value="11.719974">
                <text:p>11.719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.024367">
                <text:p>-5.024367</text:p>
              </table:table-cell>
              <table:table-cell office:value-type="float" office:value="11.544709">
                <text:p>11.5447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.02431">
                <text:p>-5.02431</text:p>
              </table:table-cell>
              <table:table-cell office:value-type="float" office:value="11.53373">
                <text:p>11.533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980252">
                <text:p>4.980252</text:p>
              </table:table-cell>
              <table:table-cell office:value-type="float" office:value="11.518223">
                <text:p>11.5182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987619">
                <text:p>4.987619</text:p>
              </table:table-cell>
              <table:table-cell office:value-type="float" office:value="11.516212">
                <text:p>11.5162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011034">
                <text:p>5.011034</text:p>
              </table:table-cell>
              <table:table-cell office:value-type="float" office:value="11.507479">
                <text:p>11.5074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022251">
                <text:p>-5.022251</text:p>
              </table:table-cell>
              <table:table-cell office:value-type="float" office:value="11.44806">
                <text:p>11.448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.015402">
                <text:p>-5.015402</text:p>
              </table:table-cell>
              <table:table-cell office:value-type="float" office:value="11.443982">
                <text:p>11.4439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989376">
                <text:p>4.989376</text:p>
              </table:table-cell>
              <table:table-cell office:value-type="float" office:value="11.391536">
                <text:p>11.3915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18984">
                <text:p>5.018984</text:p>
              </table:table-cell>
              <table:table-cell office:value-type="float" office:value="11.288523">
                <text:p>11.2885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995325">
                <text:p>4.995325</text:p>
              </table:table-cell>
              <table:table-cell office:value-type="float" office:value="11.287415">
                <text:p>11.2874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024936">
                <text:p>5.024936</text:p>
              </table:table-cell>
              <table:table-cell office:value-type="float" office:value="11.264021">
                <text:p>11.2640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014515">
                <text:p>5.014515</text:p>
              </table:table-cell>
              <table:table-cell office:value-type="float" office:value="11.22466">
                <text:p>11.224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001188">
                <text:p>5.001188</text:p>
              </table:table-cell>
              <table:table-cell office:value-type="float" office:value="11.055854">
                <text:p>11.0558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5.018875">
                <text:p>-5.018875</text:p>
              </table:table-cell>
              <table:table-cell office:value-type="float" office:value="11.045918">
                <text:p>11.0459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009223">
                <text:p>-5.009223</text:p>
              </table:table-cell>
              <table:table-cell office:value-type="float" office:value="11.004167">
                <text:p>11.0041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998019">
                <text:p>4.998019</text:p>
              </table:table-cell>
              <table:table-cell office:value-type="float" office:value="10.955287">
                <text:p>10.9552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.013297">
                <text:p>-5.013297</text:p>
              </table:table-cell>
              <table:table-cell office:value-type="float" office:value="10.938745">
                <text:p>10.9387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023137">
                <text:p>5.023137</text:p>
              </table:table-cell>
              <table:table-cell office:value-type="float" office:value="10.908619">
                <text:p>10.9086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.98883">
                <text:p>-4.98883</text:p>
              </table:table-cell>
              <table:table-cell office:value-type="float" office:value="10.831349">
                <text:p>10.8313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004849">
                <text:p>5.004849</text:p>
              </table:table-cell>
              <table:table-cell office:value-type="float" office:value="10.793439">
                <text:p>10.7934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.018232">
                <text:p>5.018232</text:p>
              </table:table-cell>
              <table:table-cell office:value-type="float" office:value="10.759993">
                <text:p>10.7599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015056">
                <text:p>-5.015056</text:p>
              </table:table-cell>
              <table:table-cell office:value-type="float" office:value="10.757039">
                <text:p>10.7570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.010063">
                <text:p>-5.010063</text:p>
              </table:table-cell>
              <table:table-cell office:value-type="float" office:value="10.749286">
                <text:p>10.7492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979931">
                <text:p>-4.979931</text:p>
              </table:table-cell>
              <table:table-cell office:value-type="float" office:value="10.69359">
                <text:p>10.693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.989598">
                <text:p>-4.989598</text:p>
              </table:table-cell>
              <table:table-cell office:value-type="float" office:value="10.691137">
                <text:p>10.691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5.018233">
                <text:p>-5.018233</text:p>
              </table:table-cell>
              <table:table-cell office:value-type="float" office:value="10.688278">
                <text:p>10.6882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.001006">
                <text:p>5.001006</text:p>
              </table:table-cell>
              <table:table-cell office:value-type="float" office:value="10.662857">
                <text:p>10.6628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991381">
                <text:p>4.991381</text:p>
              </table:table-cell>
              <table:table-cell office:value-type="float" office:value="10.658189">
                <text:p>10.6581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020222">
                <text:p>5.020222</text:p>
              </table:table-cell>
              <table:table-cell office:value-type="float" office:value="10.632872">
                <text:p>10.6328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993574">
                <text:p>4.993574</text:p>
              </table:table-cell>
              <table:table-cell office:value-type="float" office:value="10.62967">
                <text:p>10.629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5.020471">
                <text:p>-5.020471</text:p>
              </table:table-cell>
              <table:table-cell office:value-type="float" office:value="10.617391">
                <text:p>10.6173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00174">
                <text:p>-5.00174</text:p>
              </table:table-cell>
              <table:table-cell office:value-type="float" office:value="10.579981">
                <text:p>10.5799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.97715">
                <text:p>-4.97715</text:p>
              </table:table-cell>
              <table:table-cell office:value-type="float" office:value="10.526666">
                <text:p>10.5266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5.017728">
                <text:p>-5.017728</text:p>
              </table:table-cell>
              <table:table-cell office:value-type="float" office:value="10.482205">
                <text:p>10.4822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4.998431">
                <text:p>-4.998431</text:p>
              </table:table-cell>
              <table:table-cell office:value-type="float" office:value="10.417651">
                <text:p>10.4176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973783">
                <text:p>4.973783</text:p>
              </table:table-cell>
              <table:table-cell office:value-type="float" office:value="10.352888">
                <text:p>10.3528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024117">
                <text:p>5.024117</text:p>
              </table:table-cell>
              <table:table-cell office:value-type="float" office:value="10.351667">
                <text:p>10.351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.004331">
                <text:p>5.004331</text:p>
              </table:table-cell>
              <table:table-cell office:value-type="float" office:value="10.281566">
                <text:p>10.2815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.990643">
                <text:p>-4.990643</text:p>
              </table:table-cell>
              <table:table-cell office:value-type="float" office:value="10.267434">
                <text:p>10.2674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78548">
                <text:p>4.978548</text:p>
              </table:table-cell>
              <table:table-cell office:value-type="float" office:value="10.25071">
                <text:p>10.250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.9954">
                <text:p>-4.9954</text:p>
              </table:table-cell>
              <table:table-cell office:value-type="float" office:value="10.223989">
                <text:p>10.2239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4.999287">
                <text:p>-4.999287</text:p>
              </table:table-cell>
              <table:table-cell office:value-type="float" office:value="10.182002">
                <text:p>10.1820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4.983302">
                <text:p>-4.983302</text:p>
              </table:table-cell>
              <table:table-cell office:value-type="float" office:value="10.169333">
                <text:p>10.169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995372">
                <text:p>4.995372</text:p>
              </table:table-cell>
              <table:table-cell office:value-type="float" office:value="10.139578">
                <text:p>10.1395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4.997692">
                <text:p>-4.997692</text:p>
              </table:table-cell>
              <table:table-cell office:value-type="float" office:value="10.103">
                <text:p>10.1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.004112">
                <text:p>-5.004112</text:p>
              </table:table-cell>
              <table:table-cell office:value-type="float" office:value="10.030467">
                <text:p>10.0304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987513">
                <text:p>4.987513</text:p>
              </table:table-cell>
              <table:table-cell office:value-type="float" office:value="10.009028">
                <text:p>10.0090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976694">
                <text:p>4.976694</text:p>
              </table:table-cell>
              <table:table-cell office:value-type="float" office:value="9.940476">
                <text:p>9.9404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980804">
                <text:p>4.980804</text:p>
              </table:table-cell>
              <table:table-cell office:value-type="float" office:value="9.929103">
                <text:p>9.9291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99302">
                <text:p>4.99302</text:p>
              </table:table-cell>
              <table:table-cell office:value-type="float" office:value="9.913402">
                <text:p>9.9134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003026">
                <text:p>5.003026</text:p>
              </table:table-cell>
              <table:table-cell office:value-type="float" office:value="9.909519">
                <text:p>9.9095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4.991169">
                <text:p>-4.991169</text:p>
              </table:table-cell>
              <table:table-cell office:value-type="float" office:value="9.861775">
                <text:p>9.8617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997058">
                <text:p>4.997058</text:p>
              </table:table-cell>
              <table:table-cell office:value-type="float" office:value="9.822316">
                <text:p>9.8223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.994887">
                <text:p>-4.994887</text:p>
              </table:table-cell>
              <table:table-cell office:value-type="float" office:value="9.821429">
                <text:p>9.8214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977383">
                <text:p>-4.977383</text:p>
              </table:table-cell>
              <table:table-cell office:value-type="float" office:value="9.790564">
                <text:p>9.7905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5.002163">
                <text:p>-5.002163</text:p>
              </table:table-cell>
              <table:table-cell office:value-type="float" office:value="9.790018">
                <text:p>9.7900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5.003232">
                <text:p>-5.003232</text:p>
              </table:table-cell>
              <table:table-cell office:value-type="float" office:value="9.782479">
                <text:p>9.7824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002743">
                <text:p>5.002743</text:p>
              </table:table-cell>
              <table:table-cell office:value-type="float" office:value="9.777142">
                <text:p>9.7771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.020149">
                <text:p>-5.020149</text:p>
              </table:table-cell>
              <table:table-cell office:value-type="float" office:value="9.737198">
                <text:p>9.7371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998729">
                <text:p>4.998729</text:p>
              </table:table-cell>
              <table:table-cell office:value-type="float" office:value="9.712528">
                <text:p>9.7125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5.009794">
                <text:p>-5.009794</text:p>
              </table:table-cell>
              <table:table-cell office:value-type="float" office:value="9.709662">
                <text:p>9.7096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995016">
                <text:p>4.995016</text:p>
              </table:table-cell>
              <table:table-cell office:value-type="float" office:value="9.689801">
                <text:p>9.6898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4.986571">
                <text:p>-4.986571</text:p>
              </table:table-cell>
              <table:table-cell office:value-type="float" office:value="9.676819">
                <text:p>9.6768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4.995094">
                <text:p>-4.995094</text:p>
              </table:table-cell>
              <table:table-cell office:value-type="float" office:value="9.653842">
                <text:p>9.653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9804">
                <text:p>4.9804</text:p>
              </table:table-cell>
              <table:table-cell office:value-type="float" office:value="9.619198">
                <text:p>9.6191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0037">
                <text:p>5.0037</text:p>
              </table:table-cell>
              <table:table-cell office:value-type="float" office:value="9.551257">
                <text:p>9.5512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5.001621">
                <text:p>-5.001621</text:p>
              </table:table-cell>
              <table:table-cell office:value-type="float" office:value="9.532959">
                <text:p>9.5329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5.006622">
                <text:p>-5.006622</text:p>
              </table:table-cell>
              <table:table-cell office:value-type="float" office:value="9.521017">
                <text:p>9.5210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013133">
                <text:p>5.013133</text:p>
              </table:table-cell>
              <table:table-cell office:value-type="float" office:value="9.496841">
                <text:p>9.496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4.998711">
                <text:p>-4.998711</text:p>
              </table:table-cell>
              <table:table-cell office:value-type="float" office:value="9.496172">
                <text:p>9.4961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996913">
                <text:p>4.996913</text:p>
              </table:table-cell>
              <table:table-cell office:value-type="float" office:value="9.453846">
                <text:p>9.4538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003522">
                <text:p>5.003522</text:p>
              </table:table-cell>
              <table:table-cell office:value-type="float" office:value="9.450327">
                <text:p>9.4503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.013249">
                <text:p>5.013249</text:p>
              </table:table-cell>
              <table:table-cell office:value-type="float" office:value="9.44813">
                <text:p>9.448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024931">
                <text:p>5.024931</text:p>
              </table:table-cell>
              <table:table-cell office:value-type="float" office:value="9.437451">
                <text:p>9.4374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003376">
                <text:p>5.003376</text:p>
              </table:table-cell>
              <table:table-cell office:value-type="float" office:value="9.415614">
                <text:p>9.4156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001765">
                <text:p>5.001765</text:p>
              </table:table-cell>
              <table:table-cell office:value-type="float" office:value="9.351007">
                <text:p>9.3510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.006627">
                <text:p>-5.006627</text:p>
              </table:table-cell>
              <table:table-cell office:value-type="float" office:value="9.329762">
                <text:p>9.32976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987496">
                <text:p>4.987496</text:p>
              </table:table-cell>
              <table:table-cell office:value-type="float" office:value="9.310765">
                <text:p>9.3107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.995832">
                <text:p>-4.995832</text:p>
              </table:table-cell>
              <table:table-cell office:value-type="float" office:value="9.192634">
                <text:p>9.1926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.014307">
                <text:p>5.014307</text:p>
              </table:table-cell>
              <table:table-cell office:value-type="float" office:value="9.181295">
                <text:p>9.1812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5.022827">
                <text:p>-5.022827</text:p>
              </table:table-cell>
              <table:table-cell office:value-type="float" office:value="9.108168">
                <text:p>9.1081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5.021021">
                <text:p>-5.021021</text:p>
              </table:table-cell>
              <table:table-cell office:value-type="float" office:value="9.101109">
                <text:p>9.1011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5.013843">
                <text:p>-5.013843</text:p>
              </table:table-cell>
              <table:table-cell office:value-type="float" office:value="9.095891">
                <text:p>9.0958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5.021418">
                <text:p>-5.021418</text:p>
              </table:table-cell>
              <table:table-cell office:value-type="float" office:value="9.095779">
                <text:p>9.0957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.992314">
                <text:p>-4.992314</text:p>
              </table:table-cell>
              <table:table-cell office:value-type="float" office:value="9.09218">
                <text:p>9.092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.022431">
                <text:p>-5.022431</text:p>
              </table:table-cell>
              <table:table-cell office:value-type="float" office:value="9.083766">
                <text:p>9.0837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.982331">
                <text:p>-4.982331</text:p>
              </table:table-cell>
              <table:table-cell office:value-type="float" office:value="9.059767">
                <text:p>9.0597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89721">
                <text:p>4.989721</text:p>
              </table:table-cell>
              <table:table-cell office:value-type="float" office:value="9.05298">
                <text:p>9.052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.99914">
                <text:p>-4.99914</text:p>
              </table:table-cell>
              <table:table-cell office:value-type="float" office:value="9.047212">
                <text:p>9.047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.993068">
                <text:p>-4.993068</text:p>
              </table:table-cell>
              <table:table-cell office:value-type="float" office:value="9.045475">
                <text:p>9.0454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5.010203">
                <text:p>-5.010203</text:p>
              </table:table-cell>
              <table:table-cell office:value-type="float" office:value="8.972549">
                <text:p>8.97254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985571">
                <text:p>4.985571</text:p>
              </table:table-cell>
              <table:table-cell office:value-type="float" office:value="8.961481">
                <text:p>8.9614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5.00343">
                <text:p>-5.00343</text:p>
              </table:table-cell>
              <table:table-cell office:value-type="float" office:value="8.951711">
                <text:p>8.9517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982433">
                <text:p>4.982433</text:p>
              </table:table-cell>
              <table:table-cell office:value-type="float" office:value="8.909321">
                <text:p>8.90932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5.013923">
                <text:p>-5.013923</text:p>
              </table:table-cell>
              <table:table-cell office:value-type="float" office:value="8.884119">
                <text:p>8.8841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03463">
                <text:p>5.003463</text:p>
              </table:table-cell>
              <table:table-cell office:value-type="float" office:value="8.878455">
                <text:p>8.8784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.998664">
                <text:p>-4.998664</text:p>
              </table:table-cell>
              <table:table-cell office:value-type="float" office:value="8.875702">
                <text:p>8.8757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993094">
                <text:p>4.993094</text:p>
              </table:table-cell>
              <table:table-cell office:value-type="float" office:value="8.828817">
                <text:p>8.8288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.977788">
                <text:p>-4.977788</text:p>
              </table:table-cell>
              <table:table-cell office:value-type="float" office:value="8.822412">
                <text:p>8.8224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985437">
                <text:p>-4.985437</text:p>
              </table:table-cell>
              <table:table-cell office:value-type="float" office:value="8.822204">
                <text:p>8.8222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99952">
                <text:p>-4.99952</text:p>
              </table:table-cell>
              <table:table-cell office:value-type="float" office:value="8.817965">
                <text:p>8.8179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5.012591">
                <text:p>-5.012591</text:p>
              </table:table-cell>
              <table:table-cell office:value-type="float" office:value="8.814469">
                <text:p>8.8144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5.002874">
                <text:p>-5.002874</text:p>
              </table:table-cell>
              <table:table-cell office:value-type="float" office:value="8.814071">
                <text:p>8.8140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.019976">
                <text:p>-5.019976</text:p>
              </table:table-cell>
              <table:table-cell office:value-type="float" office:value="8.811678">
                <text:p>8.8116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007764">
                <text:p>5.007764</text:p>
              </table:table-cell>
              <table:table-cell office:value-type="float" office:value="8.77619">
                <text:p>8.776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993971">
                <text:p>4.993971</text:p>
              </table:table-cell>
              <table:table-cell office:value-type="float" office:value="8.717923">
                <text:p>8.7179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5.017144">
                <text:p>-5.017144</text:p>
              </table:table-cell>
              <table:table-cell office:value-type="float" office:value="8.710732">
                <text:p>8.7107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.981818">
                <text:p>-4.981818</text:p>
              </table:table-cell>
              <table:table-cell office:value-type="float" office:value="8.69385">
                <text:p>8.693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99817">
                <text:p>-4.99817</text:p>
              </table:table-cell>
              <table:table-cell office:value-type="float" office:value="8.683423">
                <text:p>8.6834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007922">
                <text:p>5.007922</text:p>
              </table:table-cell>
              <table:table-cell office:value-type="float" office:value="8.676417">
                <text:p>8.6764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5.015691">
                <text:p>-5.015691</text:p>
              </table:table-cell>
              <table:table-cell office:value-type="float" office:value="8.655876">
                <text:p>8.6558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5.004991">
                <text:p>-5.004991</text:p>
              </table:table-cell>
              <table:table-cell office:value-type="float" office:value="8.644272">
                <text:p>8.6442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5.020929">
                <text:p>-5.020929</text:p>
              </table:table-cell>
              <table:table-cell office:value-type="float" office:value="8.61763">
                <text:p>8.617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5.018172">
                <text:p>-5.018172</text:p>
              </table:table-cell>
              <table:table-cell office:value-type="float" office:value="8.614683">
                <text:p>8.6146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022773">
                <text:p>5.022773</text:p>
              </table:table-cell>
              <table:table-cell office:value-type="float" office:value="8.601039">
                <text:p>8.6010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022845">
                <text:p>5.022845</text:p>
              </table:table-cell>
              <table:table-cell office:value-type="float" office:value="8.572155">
                <text:p>8.5721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001506">
                <text:p>5.001506</text:p>
              </table:table-cell>
              <table:table-cell office:value-type="float" office:value="8.561905">
                <text:p>8.5619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999331">
                <text:p>4.999331</text:p>
              </table:table-cell>
              <table:table-cell office:value-type="float" office:value="8.553144">
                <text:p>8.5531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.979472">
                <text:p>-4.979472</text:p>
              </table:table-cell>
              <table:table-cell office:value-type="float" office:value="8.508651">
                <text:p>8.5086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.982611">
                <text:p>-4.982611</text:p>
              </table:table-cell>
              <table:table-cell office:value-type="float" office:value="8.504587">
                <text:p>8.5045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4.981663">
                <text:p>-4.981663</text:p>
              </table:table-cell>
              <table:table-cell office:value-type="float" office:value="8.488763">
                <text:p>8.4887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4.997289">
                <text:p>-4.997289</text:p>
              </table:table-cell>
              <table:table-cell office:value-type="float" office:value="8.46911">
                <text:p>8.469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4.979873">
                <text:p>-4.979873</text:p>
              </table:table-cell>
              <table:table-cell office:value-type="float" office:value="8.454677">
                <text:p>8.4546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98232">
                <text:p>4.98232</text:p>
              </table:table-cell>
              <table:table-cell office:value-type="float" office:value="8.422215">
                <text:p>8.4222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988489">
                <text:p>4.988489</text:p>
              </table:table-cell>
              <table:table-cell office:value-type="float" office:value="8.41498">
                <text:p>8.414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.985559">
                <text:p>-4.985559</text:p>
              </table:table-cell>
              <table:table-cell office:value-type="float" office:value="8.400619">
                <text:p>8.4006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000088">
                <text:p>5.000088</text:p>
              </table:table-cell>
              <table:table-cell office:value-type="float" office:value="8.375952">
                <text:p>8.3759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980479">
                <text:p>4.980479</text:p>
              </table:table-cell>
              <table:table-cell office:value-type="float" office:value="8.370392">
                <text:p>8.3703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4.988453">
                <text:p>-4.988453</text:p>
              </table:table-cell>
              <table:table-cell office:value-type="float" office:value="8.361305">
                <text:p>8.3613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008578">
                <text:p>5.008578</text:p>
              </table:table-cell>
              <table:table-cell office:value-type="float" office:value="8.361024">
                <text:p>8.3610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994746">
                <text:p>4.994746</text:p>
              </table:table-cell>
              <table:table-cell office:value-type="float" office:value="8.344877">
                <text:p>8.3448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003025">
                <text:p>5.003025</text:p>
              </table:table-cell>
              <table:table-cell office:value-type="float" office:value="8.335">
                <text:p>8.3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4.985047">
                <text:p>-4.985047</text:p>
              </table:table-cell>
              <table:table-cell office:value-type="float" office:value="8.330552">
                <text:p>8.3305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979621">
                <text:p>4.979621</text:p>
              </table:table-cell>
              <table:table-cell office:value-type="float" office:value="8.324359">
                <text:p>8.3243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010295">
                <text:p>5.010295</text:p>
              </table:table-cell>
              <table:table-cell office:value-type="float" office:value="8.311349">
                <text:p>8.3113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5.001491">
                <text:p>-5.001491</text:p>
              </table:table-cell>
              <table:table-cell office:value-type="float" office:value="8.300215">
                <text:p>8.3002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984804">
                <text:p>4.984804</text:p>
              </table:table-cell>
              <table:table-cell office:value-type="float" office:value="8.248203">
                <text:p>8.2482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5.00457">
                <text:p>-5.00457</text:p>
              </table:table-cell>
              <table:table-cell office:value-type="float" office:value="8.239057">
                <text:p>8.2390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988456">
                <text:p>4.988456</text:p>
              </table:table-cell>
              <table:table-cell office:value-type="float" office:value="8.223276">
                <text:p>8.2232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012569">
                <text:p>5.012569</text:p>
              </table:table-cell>
              <table:table-cell office:value-type="float" office:value="8.219986">
                <text:p>8.2199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4.982237">
                <text:p>-4.982237</text:p>
              </table:table-cell>
              <table:table-cell office:value-type="float" office:value="8.217635">
                <text:p>8.2176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981179">
                <text:p>4.981179</text:p>
              </table:table-cell>
              <table:table-cell office:value-type="float" office:value="8.204034">
                <text:p>8.2040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4.981933">
                <text:p>-4.981933</text:p>
              </table:table-cell>
              <table:table-cell office:value-type="float" office:value="8.19866">
                <text:p>8.198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5.016616">
                <text:p>-5.016616</text:p>
              </table:table-cell>
              <table:table-cell office:value-type="float" office:value="8.187596">
                <text:p>8.1875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979017">
                <text:p>4.979017</text:p>
              </table:table-cell>
              <table:table-cell office:value-type="float" office:value="8.178449">
                <text:p>8.1784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4.979361">
                <text:p>-4.979361</text:p>
              </table:table-cell>
              <table:table-cell office:value-type="float" office:value="8.163004">
                <text:p>8.1630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002604">
                <text:p>5.002604</text:p>
              </table:table-cell>
              <table:table-cell office:value-type="float" office:value="8.162532">
                <text:p>8.1625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016578">
                <text:p>5.016578</text:p>
              </table:table-cell>
              <table:table-cell office:value-type="float" office:value="8.158197">
                <text:p>8.1581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988203">
                <text:p>4.988203</text:p>
              </table:table-cell>
              <table:table-cell office:value-type="float" office:value="8.149837">
                <text:p>8.14983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5.003973">
                <text:p>-5.003973</text:p>
              </table:table-cell>
              <table:table-cell office:value-type="float" office:value="8.1373">
                <text:p>8.13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5.008529">
                <text:p>-5.008529</text:p>
              </table:table-cell>
              <table:table-cell office:value-type="float" office:value="8.132475">
                <text:p>8.1324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019002">
                <text:p>5.019002</text:p>
              </table:table-cell>
              <table:table-cell office:value-type="float" office:value="8.09197">
                <text:p>8.091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011138">
                <text:p>5.011138</text:p>
              </table:table-cell>
              <table:table-cell office:value-type="float" office:value="8.085351">
                <text:p>8.0853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990845">
                <text:p>4.990845</text:p>
              </table:table-cell>
              <table:table-cell office:value-type="float" office:value="8.034969">
                <text:p>8.0349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013856">
                <text:p>5.013856</text:p>
              </table:table-cell>
              <table:table-cell office:value-type="float" office:value="8.031818">
                <text:p>8.0318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998693">
                <text:p>4.998693</text:p>
              </table:table-cell>
              <table:table-cell office:value-type="float" office:value="8.022619">
                <text:p>8.0226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5.018195">
                <text:p>-5.018195</text:p>
              </table:table-cell>
              <table:table-cell office:value-type="float" office:value="7.99825">
                <text:p>7.998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991334">
                <text:p>4.991334</text:p>
              </table:table-cell>
              <table:table-cell office:value-type="float" office:value="7.973008">
                <text:p>7.9730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4.980031">
                <text:p>-4.980031</text:p>
              </table:table-cell>
              <table:table-cell office:value-type="float" office:value="7.955731">
                <text:p>7.95573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4.99724">
                <text:p>-4.99724</text:p>
              </table:table-cell>
              <table:table-cell office:value-type="float" office:value="7.915215">
                <text:p>7.9152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4.994957">
                <text:p>-4.994957</text:p>
              </table:table-cell>
              <table:table-cell office:value-type="float" office:value="7.908975">
                <text:p>7.90897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020512">
                <text:p>5.020512</text:p>
              </table:table-cell>
              <table:table-cell office:value-type="float" office:value="7.890068">
                <text:p>7.8900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99784">
                <text:p>4.99784</text:p>
              </table:table-cell>
              <table:table-cell office:value-type="float" office:value="7.881213">
                <text:p>7.8812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004376">
                <text:p>5.004376</text:p>
              </table:table-cell>
              <table:table-cell office:value-type="float" office:value="7.878938">
                <text:p>7.8789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5.007531">
                <text:p>-5.007531</text:p>
              </table:table-cell>
              <table:table-cell office:value-type="float" office:value="7.870705">
                <text:p>7.8707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5.019057">
                <text:p>-5.019057</text:p>
              </table:table-cell>
              <table:table-cell office:value-type="float" office:value="7.865593">
                <text:p>7.8655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4.982761">
                <text:p>-4.982761</text:p>
              </table:table-cell>
              <table:table-cell office:value-type="float" office:value="7.856871">
                <text:p>7.8568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5.013235">
                <text:p>-5.013235</text:p>
              </table:table-cell>
              <table:table-cell office:value-type="float" office:value="7.855635">
                <text:p>7.8556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006496">
                <text:p>5.006496</text:p>
              </table:table-cell>
              <table:table-cell office:value-type="float" office:value="7.830915">
                <text:p>7.8309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002299">
                <text:p>5.002299</text:p>
              </table:table-cell>
              <table:table-cell office:value-type="float" office:value="7.802757">
                <text:p>7.8027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.997873">
                <text:p>-4.997873</text:p>
              </table:table-cell>
              <table:table-cell office:value-type="float" office:value="7.750532">
                <text:p>7.7505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4.991577">
                <text:p>-4.991577</text:p>
              </table:table-cell>
              <table:table-cell office:value-type="float" office:value="7.72444">
                <text:p>7.724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003076">
                <text:p>5.003076</text:p>
              </table:table-cell>
              <table:table-cell office:value-type="float" office:value="7.681055">
                <text:p>7.6810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5.017518">
                <text:p>-5.017518</text:p>
              </table:table-cell>
              <table:table-cell office:value-type="float" office:value="7.643769">
                <text:p>7.6437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.980896">
                <text:p>-4.980896</text:p>
              </table:table-cell>
              <table:table-cell office:value-type="float" office:value="7.631745">
                <text:p>7.6317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993757">
                <text:p>4.993757</text:p>
              </table:table-cell>
              <table:table-cell office:value-type="float" office:value="7.630964">
                <text:p>7.6309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015017">
                <text:p>5.015017</text:p>
              </table:table-cell>
              <table:table-cell office:value-type="float" office:value="7.609214">
                <text:p>7.60921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01051">
                <text:p>5.01051</text:p>
              </table:table-cell>
              <table:table-cell office:value-type="float" office:value="7.591667">
                <text:p>7.591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000794">
                <text:p>5.000794</text:p>
              </table:table-cell>
              <table:table-cell office:value-type="float" office:value="7.549107">
                <text:p>7.549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99807">
                <text:p>4.99807</text:p>
              </table:table-cell>
              <table:table-cell office:value-type="float" office:value="7.54425">
                <text:p>7.5442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5.00841">
                <text:p>-5.00841</text:p>
              </table:table-cell>
              <table:table-cell office:value-type="float" office:value="7.540751">
                <text:p>7.5407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992745">
                <text:p>4.992745</text:p>
              </table:table-cell>
              <table:table-cell office:value-type="float" office:value="7.534981">
                <text:p>7.5349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4.98078">
                <text:p>-4.98078</text:p>
              </table:table-cell>
              <table:table-cell office:value-type="float" office:value="7.53092">
                <text:p>7.530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5.018703">
                <text:p>-5.018703</text:p>
              </table:table-cell>
              <table:table-cell office:value-type="float" office:value="7.517431">
                <text:p>7.5174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981726">
                <text:p>4.981726</text:p>
              </table:table-cell>
              <table:table-cell office:value-type="float" office:value="7.509981">
                <text:p>7.5099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5.01402">
                <text:p>-5.01402</text:p>
              </table:table-cell>
              <table:table-cell office:value-type="float" office:value="7.506217">
                <text:p>7.5062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988878">
                <text:p>4.988878</text:p>
              </table:table-cell>
              <table:table-cell office:value-type="float" office:value="7.506045">
                <text:p>7.5060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5.003572">
                <text:p>-5.003572</text:p>
              </table:table-cell>
              <table:table-cell office:value-type="float" office:value="7.497251">
                <text:p>7.4972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987557">
                <text:p>4.987557</text:p>
              </table:table-cell>
              <table:table-cell office:value-type="float" office:value="7.495116">
                <text:p>7.4951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982137">
                <text:p>4.982137</text:p>
              </table:table-cell>
              <table:table-cell office:value-type="float" office:value="7.492387">
                <text:p>7.4923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5.011758">
                <text:p>-5.011758</text:p>
              </table:table-cell>
              <table:table-cell office:value-type="float" office:value="7.483711">
                <text:p>7.4837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5.005107">
                <text:p>-5.005107</text:p>
              </table:table-cell>
              <table:table-cell office:value-type="float" office:value="7.481627">
                <text:p>7.4816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4.99248">
                <text:p>-4.99248</text:p>
              </table:table-cell>
              <table:table-cell office:value-type="float" office:value="7.480115">
                <text:p>7.4801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011127">
                <text:p>5.011127</text:p>
              </table:table-cell>
              <table:table-cell office:value-type="float" office:value="7.466369">
                <text:p>7.4663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999608">
                <text:p>4.999608</text:p>
              </table:table-cell>
              <table:table-cell office:value-type="float" office:value="7.455877">
                <text:p>7.4558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91623">
                <text:p>4.991623</text:p>
              </table:table-cell>
              <table:table-cell office:value-type="float" office:value="7.449395">
                <text:p>7.4493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5.004542">
                <text:p>-5.004542</text:p>
              </table:table-cell>
              <table:table-cell office:value-type="float" office:value="7.391143">
                <text:p>7.3911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4.993434">
                <text:p>-4.993434</text:p>
              </table:table-cell>
              <table:table-cell office:value-type="float" office:value="7.371537">
                <text:p>7.3715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012421">
                <text:p>5.012421</text:p>
              </table:table-cell>
              <table:table-cell office:value-type="float" office:value="7.368522">
                <text:p>7.3685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4.985615">
                <text:p>-4.985615</text:p>
              </table:table-cell>
              <table:table-cell office:value-type="float" office:value="7.364286">
                <text:p>7.3642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5.000375">
                <text:p>-5.000375</text:p>
              </table:table-cell>
              <table:table-cell office:value-type="float" office:value="7.363203">
                <text:p>7.3632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4.983906">
                <text:p>-4.983906</text:p>
              </table:table-cell>
              <table:table-cell office:value-type="float" office:value="7.36014">
                <text:p>7.360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006555">
                <text:p>5.006555</text:p>
              </table:table-cell>
              <table:table-cell office:value-type="float" office:value="7.353415">
                <text:p>7.3534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020814">
                <text:p>5.020814</text:p>
              </table:table-cell>
              <table:table-cell office:value-type="float" office:value="7.325966">
                <text:p>7.3259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990971">
                <text:p>4.990971</text:p>
              </table:table-cell>
              <table:table-cell office:value-type="float" office:value="7.319415">
                <text:p>7.3194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4.987921">
                <text:p>-4.987921</text:p>
              </table:table-cell>
              <table:table-cell office:value-type="float" office:value="7.316468">
                <text:p>7.3164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5.009986">
                <text:p>-5.009986</text:p>
              </table:table-cell>
              <table:table-cell office:value-type="float" office:value="7.309855">
                <text:p>7.3098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011983">
                <text:p>5.011983</text:p>
              </table:table-cell>
              <table:table-cell office:value-type="float" office:value="7.294268">
                <text:p>7.2942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006712">
                <text:p>5.006712</text:p>
              </table:table-cell>
              <table:table-cell office:value-type="float" office:value="7.294109">
                <text:p>7.2941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016347">
                <text:p>5.016347</text:p>
              </table:table-cell>
              <table:table-cell office:value-type="float" office:value="7.277348">
                <text:p>7.2773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5.006135">
                <text:p>-5.006135</text:p>
              </table:table-cell>
              <table:table-cell office:value-type="float" office:value="7.276555">
                <text:p>7.2765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5.009773">
                <text:p>-5.009773</text:p>
              </table:table-cell>
              <table:table-cell office:value-type="float" office:value="7.251386">
                <text:p>7.2513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5.010201">
                <text:p>-5.010201</text:p>
              </table:table-cell>
              <table:table-cell office:value-type="float" office:value="7.245304">
                <text:p>7.2453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015059">
                <text:p>5.015059</text:p>
              </table:table-cell>
              <table:table-cell office:value-type="float" office:value="7.243885">
                <text:p>7.2438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5.014271">
                <text:p>-5.014271</text:p>
              </table:table-cell>
              <table:table-cell office:value-type="float" office:value="7.212787">
                <text:p>7.21278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4.997879">
                <text:p>-4.997879</text:p>
              </table:table-cell>
              <table:table-cell office:value-type="float" office:value="7.210042">
                <text:p>7.2100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002949">
                <text:p>5.002949</text:p>
              </table:table-cell>
              <table:table-cell office:value-type="float" office:value="7.171608">
                <text:p>7.1716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5.0125">
                <text:p>-5.0125</text:p>
              </table:table-cell>
              <table:table-cell office:value-type="float" office:value="7.165969">
                <text:p>7.1659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005652">
                <text:p>5.005652</text:p>
              </table:table-cell>
              <table:table-cell office:value-type="float" office:value="7.157494">
                <text:p>7.1574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5.008998">
                <text:p>-5.008998</text:p>
              </table:table-cell>
              <table:table-cell office:value-type="float" office:value="7.147948">
                <text:p>7.1479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4.982386">
                <text:p>-4.982386</text:p>
              </table:table-cell>
              <table:table-cell office:value-type="float" office:value="7.14027">
                <text:p>7.140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5.011549">
                <text:p>-5.011549</text:p>
              </table:table-cell>
              <table:table-cell office:value-type="float" office:value="7.135291">
                <text:p>7.1352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4.995335">
                <text:p>-4.995335</text:p>
              </table:table-cell>
              <table:table-cell office:value-type="float" office:value="7.127381">
                <text:p>7.1273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5.001369">
                <text:p>-5.001369</text:p>
              </table:table-cell>
              <table:table-cell office:value-type="float" office:value="7.092061">
                <text:p>7.0920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.980773">
                <text:p>-4.980773</text:p>
              </table:table-cell>
              <table:table-cell office:value-type="float" office:value="7.072289">
                <text:p>7.0722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4.997253">
                <text:p>-4.997253</text:p>
              </table:table-cell>
              <table:table-cell office:value-type="float" office:value="7.068939">
                <text:p>7.0689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010508">
                <text:p>5.010508</text:p>
              </table:table-cell>
              <table:table-cell office:value-type="float" office:value="7.041251">
                <text:p>7.0412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017775">
                <text:p>5.017775</text:p>
              </table:table-cell>
              <table:table-cell office:value-type="float" office:value="7.023341">
                <text:p>7.0233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003336">
                <text:p>5.003336</text:p>
              </table:table-cell>
              <table:table-cell office:value-type="float" office:value="7.020951">
                <text:p>7.0209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001212">
                <text:p>5.001212</text:p>
              </table:table-cell>
              <table:table-cell office:value-type="float" office:value="7.015432">
                <text:p>7.0154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00141">
                <text:p>5.00141</text:p>
              </table:table-cell>
              <table:table-cell office:value-type="float" office:value="6.997775">
                <text:p>6.9977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4.988503">
                <text:p>-4.988503</text:p>
              </table:table-cell>
              <table:table-cell office:value-type="float" office:value="6.989663">
                <text:p>6.9896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017249">
                <text:p>5.017249</text:p>
              </table:table-cell>
              <table:table-cell office:value-type="float" office:value="6.98939">
                <text:p>6.989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4.998322">
                <text:p>-4.998322</text:p>
              </table:table-cell>
              <table:table-cell office:value-type="float" office:value="6.980357">
                <text:p>6.9803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021172">
                <text:p>5.021172</text:p>
              </table:table-cell>
              <table:table-cell office:value-type="float" office:value="6.979571">
                <text:p>6.9795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5.012113">
                <text:p>-5.012113</text:p>
              </table:table-cell>
              <table:table-cell office:value-type="float" office:value="6.977501">
                <text:p>6.9775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5.016427">
                <text:p>-5.016427</text:p>
              </table:table-cell>
              <table:table-cell office:value-type="float" office:value="6.975219">
                <text:p>6.9752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020395">
                <text:p>5.020395</text:p>
              </table:table-cell>
              <table:table-cell office:value-type="float" office:value="6.967283">
                <text:p>6.9672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4.983652">
                <text:p>-4.983652</text:p>
              </table:table-cell>
              <table:table-cell office:value-type="float" office:value="6.96695">
                <text:p>6.9669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4.978827">
                <text:p>-4.978827</text:p>
              </table:table-cell>
              <table:table-cell office:value-type="float" office:value="6.965506">
                <text:p>6.9655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5.002333">
                <text:p>-5.002333</text:p>
              </table:table-cell>
              <table:table-cell office:value-type="float" office:value="6.964123">
                <text:p>6.9641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4.991552">
                <text:p>-4.991552</text:p>
              </table:table-cell>
              <table:table-cell office:value-type="float" office:value="6.958444">
                <text:p>6.9584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015117">
                <text:p>5.015117</text:p>
              </table:table-cell>
              <table:table-cell office:value-type="float" office:value="6.958153">
                <text:p>6.9581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985001">
                <text:p>4.985001</text:p>
              </table:table-cell>
              <table:table-cell office:value-type="float" office:value="6.958">
                <text:p>6.9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997019">
                <text:p>4.997019</text:p>
              </table:table-cell>
              <table:table-cell office:value-type="float" office:value="6.956185">
                <text:p>6.95618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5.010073">
                <text:p>-5.010073</text:p>
              </table:table-cell>
              <table:table-cell office:value-type="float" office:value="6.917771">
                <text:p>6.9177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4.997212">
                <text:p>-4.997212</text:p>
              </table:table-cell>
              <table:table-cell office:value-type="float" office:value="6.904377">
                <text:p>6.90437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993045">
                <text:p>4.993045</text:p>
              </table:table-cell>
              <table:table-cell office:value-type="float" office:value="6.897802">
                <text:p>6.8978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5.001458">
                <text:p>-5.001458</text:p>
              </table:table-cell>
              <table:table-cell office:value-type="float" office:value="6.885589">
                <text:p>6.88558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991025">
                <text:p>4.991025</text:p>
              </table:table-cell>
              <table:table-cell office:value-type="float" office:value="6.883957">
                <text:p>6.8839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4.997316">
                <text:p>-4.997316</text:p>
              </table:table-cell>
              <table:table-cell office:value-type="float" office:value="6.869355">
                <text:p>6.8693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5.017903">
                <text:p>-5.017903</text:p>
              </table:table-cell>
              <table:table-cell office:value-type="float" office:value="6.869345">
                <text:p>6.869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5.019914">
                <text:p>-5.019914</text:p>
              </table:table-cell>
              <table:table-cell office:value-type="float" office:value="6.864296">
                <text:p>6.8642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981371">
                <text:p>4.981371</text:p>
              </table:table-cell>
              <table:table-cell office:value-type="float" office:value="6.857372">
                <text:p>6.8573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4.982655">
                <text:p>-4.982655</text:p>
              </table:table-cell>
              <table:table-cell office:value-type="float" office:value="6.847434">
                <text:p>6.8474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.994005">
                <text:p>-4.994005</text:p>
              </table:table-cell>
              <table:table-cell office:value-type="float" office:value="6.843897">
                <text:p>6.8438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008489">
                <text:p>5.008489</text:p>
              </table:table-cell>
              <table:table-cell office:value-type="float" office:value="6.805704">
                <text:p>6.8057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9773">
                <text:p>4.9773</text:p>
              </table:table-cell>
              <table:table-cell office:value-type="float" office:value="6.800076">
                <text:p>6.8000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010581">
                <text:p>5.010581</text:p>
              </table:table-cell>
              <table:table-cell office:value-type="float" office:value="6.798394">
                <text:p>6.7983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980354">
                <text:p>4.980354</text:p>
              </table:table-cell>
              <table:table-cell office:value-type="float" office:value="6.781515">
                <text:p>6.7815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010515">
                <text:p>5.010515</text:p>
              </table:table-cell>
              <table:table-cell office:value-type="float" office:value="6.778889">
                <text:p>6.7788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4.988423">
                <text:p>-4.988423</text:p>
              </table:table-cell>
              <table:table-cell office:value-type="float" office:value="6.776898">
                <text:p>6.77689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4.997843">
                <text:p>-4.997843</text:p>
              </table:table-cell>
              <table:table-cell office:value-type="float" office:value="6.770369">
                <text:p>6.7703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4.983529">
                <text:p>-4.983529</text:p>
              </table:table-cell>
              <table:table-cell office:value-type="float" office:value="6.769191">
                <text:p>6.7691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4.983615">
                <text:p>-4.983615</text:p>
              </table:table-cell>
              <table:table-cell office:value-type="float" office:value="6.760848">
                <text:p>6.7608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5.002054">
                <text:p>-5.002054</text:p>
              </table:table-cell>
              <table:table-cell office:value-type="float" office:value="6.760373">
                <text:p>6.76037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4.982674">
                <text:p>-4.982674</text:p>
              </table:table-cell>
              <table:table-cell office:value-type="float" office:value="6.752845">
                <text:p>6.7528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4.981711">
                <text:p>-4.981711</text:p>
              </table:table-cell>
              <table:table-cell office:value-type="float" office:value="6.752778">
                <text:p>6.7527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5.018248">
                <text:p>-5.018248</text:p>
              </table:table-cell>
              <table:table-cell office:value-type="float" office:value="6.751014">
                <text:p>6.7510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4.993063">
                <text:p>-4.993063</text:p>
              </table:table-cell>
              <table:table-cell office:value-type="float" office:value="6.746032">
                <text:p>6.7460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4.997681">
                <text:p>-4.997681</text:p>
              </table:table-cell>
              <table:table-cell office:value-type="float" office:value="6.743834">
                <text:p>6.7438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5.006722">
                <text:p>-5.006722</text:p>
              </table:table-cell>
              <table:table-cell office:value-type="float" office:value="6.737583">
                <text:p>6.7375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4.984322">
                <text:p>-4.984322</text:p>
              </table:table-cell>
              <table:table-cell office:value-type="float" office:value="6.734635">
                <text:p>6.7346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995631">
                <text:p>4.995631</text:p>
              </table:table-cell>
              <table:table-cell office:value-type="float" office:value="6.717138">
                <text:p>6.7171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5.015549">
                <text:p>-5.015549</text:p>
              </table:table-cell>
              <table:table-cell office:value-type="float" office:value="6.714958">
                <text:p>6.7149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5.002445">
                <text:p>-5.002445</text:p>
              </table:table-cell>
              <table:table-cell office:value-type="float" office:value="6.698252">
                <text:p>6.6982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.009617">
                <text:p>5.009617</text:p>
              </table:table-cell>
              <table:table-cell office:value-type="float" office:value="6.687554">
                <text:p>6.6875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4.998542">
                <text:p>-4.998542</text:p>
              </table:table-cell>
              <table:table-cell office:value-type="float" office:value="6.687302">
                <text:p>6.6873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4.989245">
                <text:p>-4.989245</text:p>
              </table:table-cell>
              <table:table-cell office:value-type="float" office:value="6.673633">
                <text:p>6.6736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5.015782">
                <text:p>-5.015782</text:p>
              </table:table-cell>
              <table:table-cell office:value-type="float" office:value="6.66253">
                <text:p>6.662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5.006181">
                <text:p>-5.006181</text:p>
              </table:table-cell>
              <table:table-cell office:value-type="float" office:value="6.632035">
                <text:p>6.63203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.014236">
                <text:p>5.014236</text:p>
              </table:table-cell>
              <table:table-cell office:value-type="float" office:value="6.624929">
                <text:p>6.62492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4.987693">
                <text:p>-4.987693</text:p>
              </table:table-cell>
              <table:table-cell office:value-type="float" office:value="6.624573">
                <text:p>6.6245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4.988981">
                <text:p>-4.988981</text:p>
              </table:table-cell>
              <table:table-cell office:value-type="float" office:value="6.615689">
                <text:p>6.61568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4.988919">
                <text:p>-4.988919</text:p>
              </table:table-cell>
              <table:table-cell office:value-type="float" office:value="6.60711">
                <text:p>6.607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5.022376">
                <text:p>-5.022376</text:p>
              </table:table-cell>
              <table:table-cell office:value-type="float" office:value="6.605357">
                <text:p>6.6053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4.998552">
                <text:p>-4.998552</text:p>
              </table:table-cell>
              <table:table-cell office:value-type="float" office:value="6.603807">
                <text:p>6.6038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996316">
                <text:p>4.996316</text:p>
              </table:table-cell>
              <table:table-cell office:value-type="float" office:value="6.599785">
                <text:p>6.5997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987743">
                <text:p>4.987743</text:p>
              </table:table-cell>
              <table:table-cell office:value-type="float" office:value="6.587892">
                <text:p>6.58789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4.996196">
                <text:p>-4.996196</text:p>
              </table:table-cell>
              <table:table-cell office:value-type="float" office:value="6.57046">
                <text:p>6.570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983887">
                <text:p>4.983887</text:p>
              </table:table-cell>
              <table:table-cell office:value-type="float" office:value="6.563175">
                <text:p>6.5631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986605">
                <text:p>4.986605</text:p>
              </table:table-cell>
              <table:table-cell office:value-type="float" office:value="6.554533">
                <text:p>6.5545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98374">
                <text:p>4.98374</text:p>
              </table:table-cell>
              <table:table-cell office:value-type="float" office:value="6.549295">
                <text:p>6.5492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4.988144">
                <text:p>-4.988144</text:p>
              </table:table-cell>
              <table:table-cell office:value-type="float" office:value="6.547511">
                <text:p>6.5475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002473">
                <text:p>5.002473</text:p>
              </table:table-cell>
              <table:table-cell office:value-type="float" office:value="6.537168">
                <text:p>6.5371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016181">
                <text:p>5.016181</text:p>
              </table:table-cell>
              <table:table-cell office:value-type="float" office:value="6.527125">
                <text:p>6.527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5.008166">
                <text:p>-5.008166</text:p>
              </table:table-cell>
              <table:table-cell office:value-type="float" office:value="6.513334">
                <text:p>6.5133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5.003667">
                <text:p>-5.003667</text:p>
              </table:table-cell>
              <table:table-cell office:value-type="float" office:value="6.500992">
                <text:p>6.5009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983564">
                <text:p>4.983564</text:p>
              </table:table-cell>
              <table:table-cell office:value-type="float" office:value="6.493353">
                <text:p>6.4933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.000165">
                <text:p>5.000165</text:p>
              </table:table-cell>
              <table:table-cell office:value-type="float" office:value="6.479583">
                <text:p>6.47958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4.987103">
                <text:p>-4.987103</text:p>
              </table:table-cell>
              <table:table-cell office:value-type="float" office:value="6.47678">
                <text:p>6.476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.01816">
                <text:p>5.01816</text:p>
              </table:table-cell>
              <table:table-cell office:value-type="float" office:value="6.472549">
                <text:p>6.4725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997645">
                <text:p>4.997645</text:p>
              </table:table-cell>
              <table:table-cell office:value-type="float" office:value="6.459176">
                <text:p>6.4591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4.993338">
                <text:p>-4.993338</text:p>
              </table:table-cell>
              <table:table-cell office:value-type="float" office:value="6.455556">
                <text:p>6.4555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5.016899">
                <text:p>-5.016899</text:p>
              </table:table-cell>
              <table:table-cell office:value-type="float" office:value="6.452027">
                <text:p>6.4520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4.998208">
                <text:p>-4.998208</text:p>
              </table:table-cell>
              <table:table-cell office:value-type="float" office:value="6.449183">
                <text:p>6.4491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990075">
                <text:p>4.990075</text:p>
              </table:table-cell>
              <table:table-cell office:value-type="float" office:value="6.446716">
                <text:p>6.4467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987615">
                <text:p>4.987615</text:p>
              </table:table-cell>
              <table:table-cell office:value-type="float" office:value="6.443405">
                <text:p>6.44340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4.990556">
                <text:p>-4.990556</text:p>
              </table:table-cell>
              <table:table-cell office:value-type="float" office:value="6.432386">
                <text:p>6.4323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.006598">
                <text:p>5.006598</text:p>
              </table:table-cell>
              <table:table-cell office:value-type="float" office:value="6.430379">
                <text:p>6.4303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996213">
                <text:p>4.996213</text:p>
              </table:table-cell>
              <table:table-cell office:value-type="float" office:value="6.427825">
                <text:p>6.4278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5.004093">
                <text:p>-5.004093</text:p>
              </table:table-cell>
              <table:table-cell office:value-type="float" office:value="6.405617">
                <text:p>6.4056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012815">
                <text:p>5.012815</text:p>
              </table:table-cell>
              <table:table-cell office:value-type="float" office:value="6.397402">
                <text:p>6.3974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5.01554">
                <text:p>-5.01554</text:p>
              </table:table-cell>
              <table:table-cell office:value-type="float" office:value="6.392946">
                <text:p>6.3929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019392">
                <text:p>5.019392</text:p>
              </table:table-cell>
              <table:table-cell office:value-type="float" office:value="6.392258">
                <text:p>6.3922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5.010631">
                <text:p>-5.010631</text:p>
              </table:table-cell>
              <table:table-cell office:value-type="float" office:value="6.386878">
                <text:p>6.38687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01697">
                <text:p>5.01697</text:p>
              </table:table-cell>
              <table:table-cell office:value-type="float" office:value="6.375613">
                <text:p>6.3756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5.004852">
                <text:p>-5.004852</text:p>
              </table:table-cell>
              <table:table-cell office:value-type="float" office:value="6.370786">
                <text:p>6.3707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977483">
                <text:p>4.977483</text:p>
              </table:table-cell>
              <table:table-cell office:value-type="float" office:value="6.369531">
                <text:p>6.3695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4.983456">
                <text:p>-4.983456</text:p>
              </table:table-cell>
              <table:table-cell office:value-type="float" office:value="6.338649">
                <text:p>6.3386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982352">
                <text:p>4.982352</text:p>
              </table:table-cell>
              <table:table-cell office:value-type="float" office:value="6.306085">
                <text:p>6.3060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979323">
                <text:p>4.979323</text:p>
              </table:table-cell>
              <table:table-cell office:value-type="float" office:value="6.305139">
                <text:p>6.3051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5.007066">
                <text:p>-5.007066</text:p>
              </table:table-cell>
              <table:table-cell office:value-type="float" office:value="6.297436">
                <text:p>6.2974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4.993074">
                <text:p>-4.993074</text:p>
              </table:table-cell>
              <table:table-cell office:value-type="float" office:value="6.297319">
                <text:p>6.2973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96794">
                <text:p>4.996794</text:p>
              </table:table-cell>
              <table:table-cell office:value-type="float" office:value="6.26985">
                <text:p>6.269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5.011251">
                <text:p>-5.011251</text:p>
              </table:table-cell>
              <table:table-cell office:value-type="float" office:value="6.266753">
                <text:p>6.2667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86461">
                <text:p>4.986461</text:p>
              </table:table-cell>
              <table:table-cell office:value-type="float" office:value="6.265846">
                <text:p>6.2658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5.01695">
                <text:p>-5.01695</text:p>
              </table:table-cell>
              <table:table-cell office:value-type="float" office:value="6.264852">
                <text:p>6.2648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93816">
                <text:p>4.993816</text:p>
              </table:table-cell>
              <table:table-cell office:value-type="float" office:value="6.260684">
                <text:p>6.2606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86974">
                <text:p>4.986974</text:p>
              </table:table-cell>
              <table:table-cell office:value-type="float" office:value="6.256452">
                <text:p>6.2564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8864">
                <text:p>4.98864</text:p>
              </table:table-cell>
              <table:table-cell office:value-type="float" office:value="6.253826">
                <text:p>6.2538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86149">
                <text:p>4.986149</text:p>
              </table:table-cell>
              <table:table-cell office:value-type="float" office:value="6.251024">
                <text:p>6.2510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85705">
                <text:p>4.985705</text:p>
              </table:table-cell>
              <table:table-cell office:value-type="float" office:value="6.250287">
                <text:p>6.25028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5.002315">
                <text:p>-5.002315</text:p>
              </table:table-cell>
              <table:table-cell office:value-type="float" office:value="6.244599">
                <text:p>6.2445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4.981565">
                <text:p>-4.981565</text:p>
              </table:table-cell>
              <table:table-cell office:value-type="float" office:value="6.24184">
                <text:p>6.241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91373">
                <text:p>4.991373</text:p>
              </table:table-cell>
              <table:table-cell office:value-type="float" office:value="6.218704">
                <text:p>6.2187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5.009677">
                <text:p>-5.009677</text:p>
              </table:table-cell>
              <table:table-cell office:value-type="float" office:value="6.216925">
                <text:p>6.2169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96793">
                <text:p>4.996793</text:p>
              </table:table-cell>
              <table:table-cell office:value-type="float" office:value="6.214652">
                <text:p>6.2146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4.987762">
                <text:p>-4.987762</text:p>
              </table:table-cell>
              <table:table-cell office:value-type="float" office:value="6.21314">
                <text:p>6.213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5.013907">
                <text:p>-5.013907</text:p>
              </table:table-cell>
              <table:table-cell office:value-type="float" office:value="6.204938">
                <text:p>6.2049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4.998869">
                <text:p>-4.998869</text:p>
              </table:table-cell>
              <table:table-cell office:value-type="float" office:value="6.202284">
                <text:p>6.2022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994434">
                <text:p>4.994434</text:p>
              </table:table-cell>
              <table:table-cell office:value-type="float" office:value="6.199257">
                <text:p>6.1992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4.987171">
                <text:p>-4.987171</text:p>
              </table:table-cell>
              <table:table-cell office:value-type="float" office:value="6.193586">
                <text:p>6.19358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15112">
                <text:p>5.015112</text:p>
              </table:table-cell>
              <table:table-cell office:value-type="float" office:value="6.192376">
                <text:p>6.1923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5.000566">
                <text:p>-5.000566</text:p>
              </table:table-cell>
              <table:table-cell office:value-type="float" office:value="6.183502">
                <text:p>6.1835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982409">
                <text:p>4.982409</text:p>
              </table:table-cell>
              <table:table-cell office:value-type="float" office:value="6.176979">
                <text:p>6.17697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983198">
                <text:p>4.983198</text:p>
              </table:table-cell>
              <table:table-cell office:value-type="float" office:value="6.175653">
                <text:p>6.1756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4.986272">
                <text:p>-4.986272</text:p>
              </table:table-cell>
              <table:table-cell office:value-type="float" office:value="6.159377">
                <text:p>6.1593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995185">
                <text:p>4.995185</text:p>
              </table:table-cell>
              <table:table-cell office:value-type="float" office:value="6.155678">
                <text:p>6.1556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16763">
                <text:p>5.016763</text:p>
              </table:table-cell>
              <table:table-cell office:value-type="float" office:value="6.147761">
                <text:p>6.14776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5.015613">
                <text:p>-5.015613</text:p>
              </table:table-cell>
              <table:table-cell office:value-type="float" office:value="6.130425">
                <text:p>6.1304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985865">
                <text:p>4.985865</text:p>
              </table:table-cell>
              <table:table-cell office:value-type="float" office:value="6.112969">
                <text:p>6.1129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010243">
                <text:p>5.010243</text:p>
              </table:table-cell>
              <table:table-cell office:value-type="float" office:value="6.100927">
                <text:p>6.1009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014303">
                <text:p>5.014303</text:p>
              </table:table-cell>
              <table:table-cell office:value-type="float" office:value="6.0988">
                <text:p>6.09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981281">
                <text:p>4.981281</text:p>
              </table:table-cell>
              <table:table-cell office:value-type="float" office:value="6.094421">
                <text:p>6.0944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5.012688">
                <text:p>-5.012688</text:p>
              </table:table-cell>
              <table:table-cell office:value-type="float" office:value="6.083117">
                <text:p>6.08311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5.005076">
                <text:p>-5.005076</text:p>
              </table:table-cell>
              <table:table-cell office:value-type="float" office:value="6.07479">
                <text:p>6.074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020643">
                <text:p>5.020643</text:p>
              </table:table-cell>
              <table:table-cell office:value-type="float" office:value="6.066231">
                <text:p>6.06623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998097">
                <text:p>4.998097</text:p>
              </table:table-cell>
              <table:table-cell office:value-type="float" office:value="6.064123">
                <text:p>6.06412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015561">
                <text:p>5.015561</text:p>
              </table:table-cell>
              <table:table-cell office:value-type="float" office:value="6.059198">
                <text:p>6.0591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4.984744">
                <text:p>-4.984744</text:p>
              </table:table-cell>
              <table:table-cell office:value-type="float" office:value="6.058288">
                <text:p>6.0582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4.996857">
                <text:p>-4.996857</text:p>
              </table:table-cell>
              <table:table-cell office:value-type="float" office:value="6.057886">
                <text:p>6.0578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994052">
                <text:p>4.994052</text:p>
              </table:table-cell>
              <table:table-cell office:value-type="float" office:value="6.041625">
                <text:p>6.0416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004219">
                <text:p>5.004219</text:p>
              </table:table-cell>
              <table:table-cell office:value-type="float" office:value="6.03931">
                <text:p>6.039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5.01726">
                <text:p>-5.01726</text:p>
              </table:table-cell>
              <table:table-cell office:value-type="float" office:value="6.032837">
                <text:p>6.03283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98454">
                <text:p>4.98454</text:p>
              </table:table-cell>
              <table:table-cell office:value-type="float" office:value="6.030435">
                <text:p>6.0304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003176">
                <text:p>5.003176</text:p>
              </table:table-cell>
              <table:table-cell office:value-type="float" office:value="6.029062">
                <text:p>6.0290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012344">
                <text:p>5.012344</text:p>
              </table:table-cell>
              <table:table-cell office:value-type="float" office:value="6.025534">
                <text:p>6.0255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5.013607">
                <text:p>-5.013607</text:p>
              </table:table-cell>
              <table:table-cell office:value-type="float" office:value="6.023315">
                <text:p>6.0233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999904">
                <text:p>4.999904</text:p>
              </table:table-cell>
              <table:table-cell office:value-type="float" office:value="6.022117">
                <text:p>6.0221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015505">
                <text:p>5.015505</text:p>
              </table:table-cell>
              <table:table-cell office:value-type="float" office:value="6.017444">
                <text:p>6.0174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5.002896">
                <text:p>-5.002896</text:p>
              </table:table-cell>
              <table:table-cell office:value-type="float" office:value="6.013623">
                <text:p>6.01362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4.981752">
                <text:p>-4.981752</text:p>
              </table:table-cell>
              <table:table-cell office:value-type="float" office:value="6.002381">
                <text:p>6.00238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014035">
                <text:p>5.014035</text:p>
              </table:table-cell>
              <table:table-cell office:value-type="float" office:value="6.002305">
                <text:p>6.0023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997264">
                <text:p>4.997264</text:p>
              </table:table-cell>
              <table:table-cell office:value-type="float" office:value="6.002037">
                <text:p>6.00203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5.002468">
                <text:p>-5.002468</text:p>
              </table:table-cell>
              <table:table-cell office:value-type="float" office:value="5.982978">
                <text:p>5.98297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4.99373">
                <text:p>-4.99373</text:p>
              </table:table-cell>
              <table:table-cell office:value-type="float" office:value="5.976969">
                <text:p>5.9769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.000557">
                <text:p>-5.000557</text:p>
              </table:table-cell>
              <table:table-cell office:value-type="float" office:value="5.975843">
                <text:p>5.97584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01788">
                <text:p>5.01788</text:p>
              </table:table-cell>
              <table:table-cell office:value-type="float" office:value="5.960115">
                <text:p>5.96011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994545">
                <text:p>4.994545</text:p>
              </table:table-cell>
              <table:table-cell office:value-type="float" office:value="5.9593">
                <text:p>5.959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5.005976">
                <text:p>-5.005976</text:p>
              </table:table-cell>
              <table:table-cell office:value-type="float" office:value="5.958267">
                <text:p>5.9582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982604">
                <text:p>4.982604</text:p>
              </table:table-cell>
              <table:table-cell office:value-type="float" office:value="5.953596">
                <text:p>5.95359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4.981627">
                <text:p>-4.981627</text:p>
              </table:table-cell>
              <table:table-cell office:value-type="float" office:value="5.95303">
                <text:p>5.953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5.015608">
                <text:p>-5.015608</text:p>
              </table:table-cell>
              <table:table-cell office:value-type="float" office:value="5.949507">
                <text:p>5.9495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006462">
                <text:p>5.006462</text:p>
              </table:table-cell>
              <table:table-cell office:value-type="float" office:value="5.94734">
                <text:p>5.947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.997288">
                <text:p>-4.997288</text:p>
              </table:table-cell>
              <table:table-cell office:value-type="float" office:value="5.945199">
                <text:p>5.9451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004252">
                <text:p>5.004252</text:p>
              </table:table-cell>
              <table:table-cell office:value-type="float" office:value="5.926252">
                <text:p>5.9262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982182">
                <text:p>4.982182</text:p>
              </table:table-cell>
              <table:table-cell office:value-type="float" office:value="5.919052">
                <text:p>5.9190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998193">
                <text:p>4.998193</text:p>
              </table:table-cell>
              <table:table-cell office:value-type="float" office:value="5.917593">
                <text:p>5.91759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4.987572">
                <text:p>-4.987572</text:p>
              </table:table-cell>
              <table:table-cell office:value-type="float" office:value="5.910327">
                <text:p>5.9103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989343">
                <text:p>4.989343</text:p>
              </table:table-cell>
              <table:table-cell office:value-type="float" office:value="5.909096">
                <text:p>5.9090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4.984624">
                <text:p>-4.984624</text:p>
              </table:table-cell>
              <table:table-cell office:value-type="float" office:value="5.901329">
                <text:p>5.9013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01356">
                <text:p>5.01356</text:p>
              </table:table-cell>
              <table:table-cell office:value-type="float" office:value="5.893779">
                <text:p>5.8937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012416">
                <text:p>5.012416</text:p>
              </table:table-cell>
              <table:table-cell office:value-type="float" office:value="5.892677">
                <text:p>5.89267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010354">
                <text:p>5.010354</text:p>
              </table:table-cell>
              <table:table-cell office:value-type="float" office:value="5.88978">
                <text:p>5.8897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997583">
                <text:p>4.997583</text:p>
              </table:table-cell>
              <table:table-cell office:value-type="float" office:value="5.875449">
                <text:p>5.87544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9863">
                <text:p>4.9863</text:p>
              </table:table-cell>
              <table:table-cell office:value-type="float" office:value="5.866908">
                <text:p>5.8669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992038">
                <text:p>4.992038</text:p>
              </table:table-cell>
              <table:table-cell office:value-type="float" office:value="5.86403">
                <text:p>5.864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010542">
                <text:p>5.010542</text:p>
              </table:table-cell>
              <table:table-cell office:value-type="float" office:value="5.852419">
                <text:p>5.85241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4.985164">
                <text:p>-4.985164</text:p>
              </table:table-cell>
              <table:table-cell office:value-type="float" office:value="5.84746">
                <text:p>5.847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98618">
                <text:p>4.98618</text:p>
              </table:table-cell>
              <table:table-cell office:value-type="float" office:value="5.841538">
                <text:p>5.8415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994277">
                <text:p>4.994277</text:p>
              </table:table-cell>
              <table:table-cell office:value-type="float" office:value="5.841411">
                <text:p>5.8414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998818">
                <text:p>4.998818</text:p>
              </table:table-cell>
              <table:table-cell office:value-type="float" office:value="5.834861">
                <text:p>5.8348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4.994573">
                <text:p>-4.994573</text:p>
              </table:table-cell>
              <table:table-cell office:value-type="float" office:value="5.825686">
                <text:p>5.82568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997184">
                <text:p>4.997184</text:p>
              </table:table-cell>
              <table:table-cell office:value-type="float" office:value="5.824732">
                <text:p>5.82473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016251">
                <text:p>5.016251</text:p>
              </table:table-cell>
              <table:table-cell office:value-type="float" office:value="5.819264">
                <text:p>5.819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5.016972">
                <text:p>-5.016972</text:p>
              </table:table-cell>
              <table:table-cell office:value-type="float" office:value="5.811872">
                <text:p>5.81187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001346">
                <text:p>5.001346</text:p>
              </table:table-cell>
              <table:table-cell office:value-type="float" office:value="5.809033">
                <text:p>5.8090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000778">
                <text:p>5.000778</text:p>
              </table:table-cell>
              <table:table-cell office:value-type="float" office:value="5.800526">
                <text:p>5.8005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5.004349">
                <text:p>-5.004349</text:p>
              </table:table-cell>
              <table:table-cell office:value-type="float" office:value="5.797222">
                <text:p>5.7972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996393">
                <text:p>4.996393</text:p>
              </table:table-cell>
              <table:table-cell office:value-type="float" office:value="5.78449">
                <text:p>5.7844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4.982214">
                <text:p>-4.982214</text:p>
              </table:table-cell>
              <table:table-cell office:value-type="float" office:value="5.780943">
                <text:p>5.78094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5.006296">
                <text:p>-5.006296</text:p>
              </table:table-cell>
              <table:table-cell office:value-type="float" office:value="5.764163">
                <text:p>5.7641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01538">
                <text:p>5.01538</text:p>
              </table:table-cell>
              <table:table-cell office:value-type="float" office:value="5.7634">
                <text:p>5.76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4.996124">
                <text:p>-4.996124</text:p>
              </table:table-cell>
              <table:table-cell office:value-type="float" office:value="5.760463">
                <text:p>5.7604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015258">
                <text:p>5.015258</text:p>
              </table:table-cell>
              <table:table-cell office:value-type="float" office:value="5.756122">
                <text:p>5.7561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011151">
                <text:p>5.011151</text:p>
              </table:table-cell>
              <table:table-cell office:value-type="float" office:value="5.746738">
                <text:p>5.7467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99424">
                <text:p>4.99424</text:p>
              </table:table-cell>
              <table:table-cell office:value-type="float" office:value="5.745884">
                <text:p>5.74588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5.005769">
                <text:p>-5.005769</text:p>
              </table:table-cell>
              <table:table-cell office:value-type="float" office:value="5.743312">
                <text:p>5.7433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000565">
                <text:p>5.000565</text:p>
              </table:table-cell>
              <table:table-cell office:value-type="float" office:value="5.736017">
                <text:p>5.7360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4.993037">
                <text:p>-4.993037</text:p>
              </table:table-cell>
              <table:table-cell office:value-type="float" office:value="5.734441">
                <text:p>5.73444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995287">
                <text:p>4.995287</text:p>
              </table:table-cell>
              <table:table-cell office:value-type="float" office:value="5.734217">
                <text:p>5.7342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5.002019">
                <text:p>-5.002019</text:p>
              </table:table-cell>
              <table:table-cell office:value-type="float" office:value="5.731825">
                <text:p>5.7318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013216">
                <text:p>5.013216</text:p>
              </table:table-cell>
              <table:table-cell office:value-type="float" office:value="5.7178">
                <text:p>5.717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009117">
                <text:p>5.009117</text:p>
              </table:table-cell>
              <table:table-cell office:value-type="float" office:value="5.71469">
                <text:p>5.714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4.994076">
                <text:p>-4.994076</text:p>
              </table:table-cell>
              <table:table-cell office:value-type="float" office:value="5.712132">
                <text:p>5.7121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014463">
                <text:p>5.014463</text:p>
              </table:table-cell>
              <table:table-cell office:value-type="float" office:value="5.710084">
                <text:p>5.7100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002464">
                <text:p>5.002464</text:p>
              </table:table-cell>
              <table:table-cell office:value-type="float" office:value="5.702435">
                <text:p>5.7024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993793">
                <text:p>4.993793</text:p>
              </table:table-cell>
              <table:table-cell office:value-type="float" office:value="5.701105">
                <text:p>5.7011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98735">
                <text:p>4.98735</text:p>
              </table:table-cell>
              <table:table-cell office:value-type="float" office:value="5.701098">
                <text:p>5.7010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4.986598">
                <text:p>-4.986598</text:p>
              </table:table-cell>
              <table:table-cell office:value-type="float" office:value="5.697904">
                <text:p>5.6979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.993947">
                <text:p>4.993947</text:p>
              </table:table-cell>
              <table:table-cell office:value-type="float" office:value="5.696993">
                <text:p>5.69699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.989345">
                <text:p>4.989345</text:p>
              </table:table-cell>
              <table:table-cell office:value-type="float" office:value="5.691366">
                <text:p>5.69136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4.98748">
                <text:p>-4.98748</text:p>
              </table:table-cell>
              <table:table-cell office:value-type="float" office:value="5.68372">
                <text:p>5.6837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.984945">
                <text:p>4.984945</text:p>
              </table:table-cell>
              <table:table-cell office:value-type="float" office:value="5.679762">
                <text:p>5.6797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991678">
                <text:p>4.991678</text:p>
              </table:table-cell>
              <table:table-cell office:value-type="float" office:value="5.67805">
                <text:p>5.678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5.009073">
                <text:p>-5.009073</text:p>
              </table:table-cell>
              <table:table-cell office:value-type="float" office:value="5.676241">
                <text:p>5.6762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98565">
                <text:p>4.98565</text:p>
              </table:table-cell>
              <table:table-cell office:value-type="float" office:value="5.675042">
                <text:p>5.6750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005059">
                <text:p>5.005059</text:p>
              </table:table-cell>
              <table:table-cell office:value-type="float" office:value="5.67413">
                <text:p>5.674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006306">
                <text:p>5.006306</text:p>
              </table:table-cell>
              <table:table-cell office:value-type="float" office:value="5.67283">
                <text:p>5.672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004376">
                <text:p>5.004376</text:p>
              </table:table-cell>
              <table:table-cell office:value-type="float" office:value="5.66804">
                <text:p>5.668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5.010144">
                <text:p>-5.010144</text:p>
              </table:table-cell>
              <table:table-cell office:value-type="float" office:value="5.6675">
                <text:p>5.66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5.020079">
                <text:p>-5.020079</text:p>
              </table:table-cell>
              <table:table-cell office:value-type="float" office:value="5.658257">
                <text:p>5.6582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5.004494">
                <text:p>-5.004494</text:p>
              </table:table-cell>
              <table:table-cell office:value-type="float" office:value="5.654731">
                <text:p>5.6547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.016912">
                <text:p>5.016912</text:p>
              </table:table-cell>
              <table:table-cell office:value-type="float" office:value="5.640341">
                <text:p>5.64034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998092">
                <text:p>4.998092</text:p>
              </table:table-cell>
              <table:table-cell office:value-type="float" office:value="5.638269">
                <text:p>5.6382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5.017145">
                <text:p>-5.017145</text:p>
              </table:table-cell>
              <table:table-cell office:value-type="float" office:value="5.635825">
                <text:p>5.63582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.985986">
                <text:p>4.985986</text:p>
              </table:table-cell>
              <table:table-cell office:value-type="float" office:value="5.62989">
                <text:p>5.629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.000355">
                <text:p>5.000355</text:p>
              </table:table-cell>
              <table:table-cell office:value-type="float" office:value="5.627156">
                <text:p>5.6271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985384">
                <text:p>4.985384</text:p>
              </table:table-cell>
              <table:table-cell office:value-type="float" office:value="5.626984">
                <text:p>5.62698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983153">
                <text:p>4.983153</text:p>
              </table:table-cell>
              <table:table-cell office:value-type="float" office:value="5.609738">
                <text:p>5.6097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4.990603">
                <text:p>-4.990603</text:p>
              </table:table-cell>
              <table:table-cell office:value-type="float" office:value="5.608981">
                <text:p>5.60898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.004925">
                <text:p>5.004925</text:p>
              </table:table-cell>
              <table:table-cell office:value-type="float" office:value="5.603218">
                <text:p>5.6032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983401">
                <text:p>4.983401</text:p>
              </table:table-cell>
              <table:table-cell office:value-type="float" office:value="5.589963">
                <text:p>5.58996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5.01847">
                <text:p>-5.01847</text:p>
              </table:table-cell>
              <table:table-cell office:value-type="float" office:value="5.585073">
                <text:p>5.5850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5.002956">
                <text:p>-5.002956</text:p>
              </table:table-cell>
              <table:table-cell office:value-type="float" office:value="5.581425">
                <text:p>5.5814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015802">
                <text:p>5.015802</text:p>
              </table:table-cell>
              <table:table-cell office:value-type="float" office:value="5.578345">
                <text:p>5.5783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986197">
                <text:p>4.986197</text:p>
              </table:table-cell>
              <table:table-cell office:value-type="float" office:value="5.573562">
                <text:p>5.57356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.007909">
                <text:p>5.007909</text:p>
              </table:table-cell>
              <table:table-cell office:value-type="float" office:value="5.573492">
                <text:p>5.5734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4.985949">
                <text:p>-4.985949</text:p>
              </table:table-cell>
              <table:table-cell office:value-type="float" office:value="5.571942">
                <text:p>5.5719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5.015051">
                <text:p>-5.015051</text:p>
              </table:table-cell>
              <table:table-cell office:value-type="float" office:value="5.571481">
                <text:p>5.5714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5.005594">
                <text:p>-5.005594</text:p>
              </table:table-cell>
              <table:table-cell office:value-type="float" office:value="5.570437">
                <text:p>5.5704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982985">
                <text:p>4.982985</text:p>
              </table:table-cell>
              <table:table-cell office:value-type="float" office:value="5.56828">
                <text:p>5.568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4.996184">
                <text:p>-4.996184</text:p>
              </table:table-cell>
              <table:table-cell office:value-type="float" office:value="5.566093">
                <text:p>5.56609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5.006318">
                <text:p>-5.006318</text:p>
              </table:table-cell>
              <table:table-cell office:value-type="float" office:value="5.554533">
                <text:p>5.5545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.003219">
                <text:p>5.003219</text:p>
              </table:table-cell>
              <table:table-cell office:value-type="float" office:value="5.552201">
                <text:p>5.55220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4.99516">
                <text:p>-4.99516</text:p>
              </table:table-cell>
              <table:table-cell office:value-type="float" office:value="5.550169">
                <text:p>5.5501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.008407">
                <text:p>5.008407</text:p>
              </table:table-cell>
              <table:table-cell office:value-type="float" office:value="5.542255">
                <text:p>5.5422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98259">
                <text:p>4.98259</text:p>
              </table:table-cell>
              <table:table-cell office:value-type="float" office:value="5.538272">
                <text:p>5.5382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.013905">
                <text:p>5.013905</text:p>
              </table:table-cell>
              <table:table-cell office:value-type="float" office:value="5.534726">
                <text:p>5.5347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4.985564">
                <text:p>-4.985564</text:p>
              </table:table-cell>
              <table:table-cell office:value-type="float" office:value="5.528044">
                <text:p>5.5280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5.016613">
                <text:p>-5.016613</text:p>
              </table:table-cell>
              <table:table-cell office:value-type="float" office:value="5.521434">
                <text:p>5.52143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5.004883">
                <text:p>-5.004883</text:p>
              </table:table-cell>
              <table:table-cell office:value-type="float" office:value="5.521314">
                <text:p>5.52131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5.017338">
                <text:p>-5.017338</text:p>
              </table:table-cell>
              <table:table-cell office:value-type="float" office:value="5.509293">
                <text:p>5.5092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000376">
                <text:p>5.000376</text:p>
              </table:table-cell>
              <table:table-cell office:value-type="float" office:value="5.508923">
                <text:p>5.50892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.981282">
                <text:p>4.981282</text:p>
              </table:table-cell>
              <table:table-cell office:value-type="float" office:value="5.506917">
                <text:p>5.5069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011735">
                <text:p>5.011735</text:p>
              </table:table-cell>
              <table:table-cell office:value-type="float" office:value="5.506316">
                <text:p>5.50631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4.985704">
                <text:p>-4.985704</text:p>
              </table:table-cell>
              <table:table-cell office:value-type="float" office:value="5.50391">
                <text:p>5.5039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.007315">
                <text:p>5.007315</text:p>
              </table:table-cell>
              <table:table-cell office:value-type="float" office:value="5.503846">
                <text:p>5.50384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4.989092">
                <text:p>-4.989092</text:p>
              </table:table-cell>
              <table:table-cell office:value-type="float" office:value="5.498186">
                <text:p>5.4981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.989755">
                <text:p>4.989755</text:p>
              </table:table-cell>
              <table:table-cell office:value-type="float" office:value="5.496154">
                <text:p>5.4961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5.015887">
                <text:p>-5.015887</text:p>
              </table:table-cell>
              <table:table-cell office:value-type="float" office:value="5.495116">
                <text:p>5.4951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.009315">
                <text:p>5.009315</text:p>
              </table:table-cell>
              <table:table-cell office:value-type="float" office:value="5.489279">
                <text:p>5.48927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5.014013">
                <text:p>-5.014013</text:p>
              </table:table-cell>
              <table:table-cell office:value-type="float" office:value="5.486665">
                <text:p>5.4866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4.988741">
                <text:p>-4.988741</text:p>
              </table:table-cell>
              <table:table-cell office:value-type="float" office:value="5.480624">
                <text:p>5.48062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.004562">
                <text:p>5.004562</text:p>
              </table:table-cell>
              <table:table-cell office:value-type="float" office:value="5.478022">
                <text:p>5.4780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.014878">
                <text:p>5.014878</text:p>
              </table:table-cell>
              <table:table-cell office:value-type="float" office:value="5.475136">
                <text:p>5.4751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4.996335">
                <text:p>-4.996335</text:p>
              </table:table-cell>
              <table:table-cell office:value-type="float" office:value="5.474627">
                <text:p>5.47462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5.00053">
                <text:p>-5.00053</text:p>
              </table:table-cell>
              <table:table-cell office:value-type="float" office:value="5.457049">
                <text:p>5.4570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.991882">
                <text:p>4.991882</text:p>
              </table:table-cell>
              <table:table-cell office:value-type="float" office:value="5.456569">
                <text:p>5.45656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5.010644">
                <text:p>-5.010644</text:p>
              </table:table-cell>
              <table:table-cell office:value-type="float" office:value="5.455703">
                <text:p>5.4557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4.994209">
                <text:p>-4.994209</text:p>
              </table:table-cell>
              <table:table-cell office:value-type="float" office:value="5.45509">
                <text:p>5.4550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5.000266">
                <text:p>-5.000266</text:p>
              </table:table-cell>
              <table:table-cell office:value-type="float" office:value="5.446211">
                <text:p>5.4462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.999925">
                <text:p>4.999925</text:p>
              </table:table-cell>
              <table:table-cell office:value-type="float" office:value="5.444811">
                <text:p>5.4448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.993826">
                <text:p>4.993826</text:p>
              </table:table-cell>
              <table:table-cell office:value-type="float" office:value="5.441392">
                <text:p>5.44139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5.004109">
                <text:p>-5.004109</text:p>
              </table:table-cell>
              <table:table-cell office:value-type="float" office:value="5.432751">
                <text:p>5.43275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5.008068">
                <text:p>-5.008068</text:p>
              </table:table-cell>
              <table:table-cell office:value-type="float" office:value="5.429813">
                <text:p>5.4298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5.005157">
                <text:p>-5.005157</text:p>
              </table:table-cell>
              <table:table-cell office:value-type="float" office:value="5.429484">
                <text:p>5.42948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997014">
                <text:p>4.997014</text:p>
              </table:table-cell>
              <table:table-cell office:value-type="float" office:value="5.42609">
                <text:p>5.426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5.01578">
                <text:p>-5.01578</text:p>
              </table:table-cell>
              <table:table-cell office:value-type="float" office:value="5.422636">
                <text:p>5.4226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4.997475">
                <text:p>-4.997475</text:p>
              </table:table-cell>
              <table:table-cell office:value-type="float" office:value="5.421259">
                <text:p>5.4212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.010431">
                <text:p>5.010431</text:p>
              </table:table-cell>
              <table:table-cell office:value-type="float" office:value="5.413055">
                <text:p>5.4130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5.01522">
                <text:p>-5.01522</text:p>
              </table:table-cell>
              <table:table-cell office:value-type="float" office:value="5.405595">
                <text:p>5.40559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4.998041">
                <text:p>-4.998041</text:p>
              </table:table-cell>
              <table:table-cell office:value-type="float" office:value="5.40193">
                <text:p>5.401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5.000613">
                <text:p>-5.000613</text:p>
              </table:table-cell>
              <table:table-cell office:value-type="float" office:value="5.395781">
                <text:p>5.39578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.009745">
                <text:p>5.009745</text:p>
              </table:table-cell>
              <table:table-cell office:value-type="float" office:value="5.384319">
                <text:p>5.3843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4.999228">
                <text:p>-4.999228</text:p>
              </table:table-cell>
              <table:table-cell office:value-type="float" office:value="5.379288">
                <text:p>5.3792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4.989189">
                <text:p>-4.989189</text:p>
              </table:table-cell>
              <table:table-cell office:value-type="float" office:value="5.372355">
                <text:p>5.3723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988015">
                <text:p>4.988015</text:p>
              </table:table-cell>
              <table:table-cell office:value-type="float" office:value="5.366993">
                <text:p>5.36699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5.002302">
                <text:p>-5.002302</text:p>
              </table:table-cell>
              <table:table-cell office:value-type="float" office:value="5.355267">
                <text:p>5.35526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5.011994">
                <text:p>-5.011994</text:p>
              </table:table-cell>
              <table:table-cell office:value-type="float" office:value="5.351515">
                <text:p>5.35151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5.00713">
                <text:p>-5.00713</text:p>
              </table:table-cell>
              <table:table-cell office:value-type="float" office:value="5.350638">
                <text:p>5.3506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5.003814">
                <text:p>-5.003814</text:p>
              </table:table-cell>
              <table:table-cell office:value-type="float" office:value="5.341939">
                <text:p>5.3419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4.989692">
                <text:p>-4.989692</text:p>
              </table:table-cell>
              <table:table-cell office:value-type="float" office:value="5.341164">
                <text:p>5.3411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984369">
                <text:p>4.984369</text:p>
              </table:table-cell>
              <table:table-cell office:value-type="float" office:value="5.340326">
                <text:p>5.3403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980721">
                <text:p>4.980721</text:p>
              </table:table-cell>
              <table:table-cell office:value-type="float" office:value="5.33844">
                <text:p>5.338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984654">
                <text:p>4.984654</text:p>
              </table:table-cell>
              <table:table-cell office:value-type="float" office:value="5.337192">
                <text:p>5.3371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5.013511">
                <text:p>-5.013511</text:p>
              </table:table-cell>
              <table:table-cell office:value-type="float" office:value="5.330952">
                <text:p>5.3309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5.002931">
                <text:p>-5.002931</text:p>
              </table:table-cell>
              <table:table-cell office:value-type="float" office:value="5.318078">
                <text:p>5.3180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979753">
                <text:p>4.979753</text:p>
              </table:table-cell>
              <table:table-cell office:value-type="float" office:value="5.30896">
                <text:p>5.308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4.991096">
                <text:p>-4.991096</text:p>
              </table:table-cell>
              <table:table-cell office:value-type="float" office:value="5.293852">
                <text:p>5.2938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99969">
                <text:p>4.99969</text:p>
              </table:table-cell>
              <table:table-cell office:value-type="float" office:value="5.287727">
                <text:p>5.2877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4.991284">
                <text:p>-4.991284</text:p>
              </table:table-cell>
              <table:table-cell office:value-type="float" office:value="5.281319">
                <text:p>5.2813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.004748">
                <text:p>5.004748</text:p>
              </table:table-cell>
              <table:table-cell office:value-type="float" office:value="5.279881">
                <text:p>5.2798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4.992507">
                <text:p>-4.992507</text:p>
              </table:table-cell>
              <table:table-cell office:value-type="float" office:value="5.271507">
                <text:p>5.2715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001996">
                <text:p>5.001996</text:p>
              </table:table-cell>
              <table:table-cell office:value-type="float" office:value="5.261964">
                <text:p>5.2619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.008898">
                <text:p>5.008898</text:p>
              </table:table-cell>
              <table:table-cell office:value-type="float" office:value="5.261446">
                <text:p>5.26144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5.015091">
                <text:p>-5.015091</text:p>
              </table:table-cell>
              <table:table-cell office:value-type="float" office:value="5.259384">
                <text:p>5.25938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4.996481">
                <text:p>-4.996481</text:p>
              </table:table-cell>
              <table:table-cell office:value-type="float" office:value="5.256005">
                <text:p>5.2560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995161">
                <text:p>4.995161</text:p>
              </table:table-cell>
              <table:table-cell office:value-type="float" office:value="5.250791">
                <text:p>5.2507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.011275">
                <text:p>5.011275</text:p>
              </table:table-cell>
              <table:table-cell office:value-type="float" office:value="5.245791">
                <text:p>5.2457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.006088">
                <text:p>5.006088</text:p>
              </table:table-cell>
              <table:table-cell office:value-type="float" office:value="5.226579">
                <text:p>5.2265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.007623">
                <text:p>5.007623</text:p>
              </table:table-cell>
              <table:table-cell office:value-type="float" office:value="5.220105">
                <text:p>5.22010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4.985491">
                <text:p>-4.985491</text:p>
              </table:table-cell>
              <table:table-cell office:value-type="float" office:value="5.21776">
                <text:p>5.217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4.999281">
                <text:p>-4.999281</text:p>
              </table:table-cell>
              <table:table-cell office:value-type="float" office:value="5.217467">
                <text:p>5.21746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4.994688">
                <text:p>-4.994688</text:p>
              </table:table-cell>
              <table:table-cell office:value-type="float" office:value="5.216557">
                <text:p>5.2165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.991508">
                <text:p>4.991508</text:p>
              </table:table-cell>
              <table:table-cell office:value-type="float" office:value="5.214896">
                <text:p>5.2148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4.988257">
                <text:p>-4.988257</text:p>
              </table:table-cell>
              <table:table-cell office:value-type="float" office:value="5.212706">
                <text:p>5.2127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4.990172">
                <text:p>-4.990172</text:p>
              </table:table-cell>
              <table:table-cell office:value-type="float" office:value="5.208579">
                <text:p>5.2085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4.983236">
                <text:p>-4.983236</text:p>
              </table:table-cell>
              <table:table-cell office:value-type="float" office:value="5.205375">
                <text:p>5.2053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5.009653">
                <text:p>-5.009653</text:p>
              </table:table-cell>
              <table:table-cell office:value-type="float" office:value="5.20523">
                <text:p>5.205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4.985073">
                <text:p>-4.985073</text:p>
              </table:table-cell>
              <table:table-cell office:value-type="float" office:value="5.20471">
                <text:p>5.204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.994536">
                <text:p>4.994536</text:p>
              </table:table-cell>
              <table:table-cell office:value-type="float" office:value="5.204293">
                <text:p>5.2042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994355">
                <text:p>4.994355</text:p>
              </table:table-cell>
              <table:table-cell office:value-type="float" office:value="5.201937">
                <text:p>5.2019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5.012368">
                <text:p>-5.012368</text:p>
              </table:table-cell>
              <table:table-cell office:value-type="float" office:value="5.201349">
                <text:p>5.2013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999199">
                <text:p>4.999199</text:p>
              </table:table-cell>
              <table:table-cell office:value-type="float" office:value="5.200404">
                <text:p>5.2004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.019149">
                <text:p>5.019149</text:p>
              </table:table-cell>
              <table:table-cell office:value-type="float" office:value="5.193142">
                <text:p>5.19314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.013608">
                <text:p>5.013608</text:p>
              </table:table-cell>
              <table:table-cell office:value-type="float" office:value="5.190576">
                <text:p>5.1905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.993877">
                <text:p>4.993877</text:p>
              </table:table-cell>
              <table:table-cell office:value-type="float" office:value="5.190461">
                <text:p>5.1904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.000941">
                <text:p>5.000941</text:p>
              </table:table-cell>
              <table:table-cell office:value-type="float" office:value="5.189881">
                <text:p>5.18988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5.001512">
                <text:p>-5.001512</text:p>
              </table:table-cell>
              <table:table-cell office:value-type="float" office:value="5.189599">
                <text:p>5.1895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98298">
                <text:p>4.98298</text:p>
              </table:table-cell>
              <table:table-cell office:value-type="float" office:value="5.188247">
                <text:p>5.1882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.993129">
                <text:p>4.993129</text:p>
              </table:table-cell>
              <table:table-cell office:value-type="float" office:value="5.184388">
                <text:p>5.18438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.018442">
                <text:p>5.018442</text:p>
              </table:table-cell>
              <table:table-cell office:value-type="float" office:value="5.181424">
                <text:p>5.1814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.99255">
                <text:p>4.99255</text:p>
              </table:table-cell>
              <table:table-cell office:value-type="float" office:value="5.172321">
                <text:p>5.17232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993719">
                <text:p>4.993719</text:p>
              </table:table-cell>
              <table:table-cell office:value-type="float" office:value="5.17175">
                <text:p>5.171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.990338">
                <text:p>4.990338</text:p>
              </table:table-cell>
              <table:table-cell office:value-type="float" office:value="5.16593">
                <text:p>5.1659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995129">
                <text:p>4.995129</text:p>
              </table:table-cell>
              <table:table-cell office:value-type="float" office:value="5.15807">
                <text:p>5.1580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995846">
                <text:p>4.995846</text:p>
              </table:table-cell>
              <table:table-cell office:value-type="float" office:value="5.15687">
                <text:p>5.156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.001545">
                <text:p>5.001545</text:p>
              </table:table-cell>
              <table:table-cell office:value-type="float" office:value="5.152484">
                <text:p>5.15248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.003484">
                <text:p>5.003484</text:p>
              </table:table-cell>
              <table:table-cell office:value-type="float" office:value="5.152284">
                <text:p>5.1522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5.002377">
                <text:p>-5.002377</text:p>
              </table:table-cell>
              <table:table-cell office:value-type="float" office:value="5.145806">
                <text:p>5.1458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4.985559">
                <text:p>-4.985559</text:p>
              </table:table-cell>
              <table:table-cell office:value-type="float" office:value="5.141247">
                <text:p>5.1412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5.009003">
                <text:p>-5.009003</text:p>
              </table:table-cell>
              <table:table-cell office:value-type="float" office:value="5.137984">
                <text:p>5.1379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99444">
                <text:p>4.99444</text:p>
              </table:table-cell>
              <table:table-cell office:value-type="float" office:value="5.130327">
                <text:p>5.1303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5.014352">
                <text:p>-5.014352</text:p>
              </table:table-cell>
              <table:table-cell office:value-type="float" office:value="5.127146">
                <text:p>5.12714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995434">
                <text:p>4.995434</text:p>
              </table:table-cell>
              <table:table-cell office:value-type="float" office:value="5.127118">
                <text:p>5.1271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4.984853">
                <text:p>-4.984853</text:p>
              </table:table-cell>
              <table:table-cell office:value-type="float" office:value="5.12699">
                <text:p>5.126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.998872">
                <text:p>4.998872</text:p>
              </table:table-cell>
              <table:table-cell office:value-type="float" office:value="5.125974">
                <text:p>5.12597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.991061">
                <text:p>4.991061</text:p>
              </table:table-cell>
              <table:table-cell office:value-type="float" office:value="5.125549">
                <text:p>5.12554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.998567">
                <text:p>4.998567</text:p>
              </table:table-cell>
              <table:table-cell office:value-type="float" office:value="5.124359">
                <text:p>5.12435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5.008784">
                <text:p>-5.008784</text:p>
              </table:table-cell>
              <table:table-cell office:value-type="float" office:value="5.113654">
                <text:p>5.1136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.984395">
                <text:p>4.984395</text:p>
              </table:table-cell>
              <table:table-cell office:value-type="float" office:value="5.110247">
                <text:p>5.1102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.996675">
                <text:p>4.996675</text:p>
              </table:table-cell>
              <table:table-cell office:value-type="float" office:value="5.10777">
                <text:p>5.1077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.000556">
                <text:p>5.000556</text:p>
              </table:table-cell>
              <table:table-cell office:value-type="float" office:value="5.09026">
                <text:p>5.0902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.007336">
                <text:p>5.007336</text:p>
              </table:table-cell>
              <table:table-cell office:value-type="float" office:value="5.08869">
                <text:p>5.0886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4.998881">
                <text:p>-4.998881</text:p>
              </table:table-cell>
              <table:table-cell office:value-type="float" office:value="5.086565">
                <text:p>5.08656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020583">
                <text:p>5.020583</text:p>
              </table:table-cell>
              <table:table-cell office:value-type="float" office:value="5.082577">
                <text:p>5.08257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5.001051">
                <text:p>-5.001051</text:p>
              </table:table-cell>
              <table:table-cell office:value-type="float" office:value="5.082008">
                <text:p>5.08200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.998109">
                <text:p>4.998109</text:p>
              </table:table-cell>
              <table:table-cell office:value-type="float" office:value="5.07265">
                <text:p>5.072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4.995864">
                <text:p>-4.995864</text:p>
              </table:table-cell>
              <table:table-cell office:value-type="float" office:value="5.068926">
                <text:p>5.0689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4.991053">
                <text:p>-4.991053</text:p>
              </table:table-cell>
              <table:table-cell office:value-type="float" office:value="5.065552">
                <text:p>5.06555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4.998464">
                <text:p>-4.998464</text:p>
              </table:table-cell>
              <table:table-cell office:value-type="float" office:value="5.063944">
                <text:p>5.06394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.012278">
                <text:p>5.012278</text:p>
              </table:table-cell>
              <table:table-cell office:value-type="float" office:value="5.055928">
                <text:p>5.05592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5.001716">
                <text:p>-5.001716</text:p>
              </table:table-cell>
              <table:table-cell office:value-type="float" office:value="5.052971">
                <text:p>5.05297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.998812">
                <text:p>4.998812</text:p>
              </table:table-cell>
              <table:table-cell office:value-type="float" office:value="5.041153">
                <text:p>5.0411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.003617">
                <text:p>5.003617</text:p>
              </table:table-cell>
              <table:table-cell office:value-type="float" office:value="5.025572">
                <text:p>5.0255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5.012969">
                <text:p>-5.012969</text:p>
              </table:table-cell>
              <table:table-cell office:value-type="float" office:value="5.024667">
                <text:p>5.0246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.994067">
                <text:p>4.994067</text:p>
              </table:table-cell>
              <table:table-cell office:value-type="float" office:value="5.024279">
                <text:p>5.02427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.0045">
                <text:p>5.0045</text:p>
              </table:table-cell>
              <table:table-cell office:value-type="float" office:value="5.020691">
                <text:p>5.0206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4.985026">
                <text:p>-4.985026</text:p>
              </table:table-cell>
              <table:table-cell office:value-type="float" office:value="5.015807">
                <text:p>5.0158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.994712">
                <text:p>4.994712</text:p>
              </table:table-cell>
              <table:table-cell office:value-type="float" office:value="5.015464">
                <text:p>5.01546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.993198">
                <text:p>4.993198</text:p>
              </table:table-cell>
              <table:table-cell office:value-type="float" office:value="5.009281">
                <text:p>5.00928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.008218">
                <text:p>5.008218</text:p>
              </table:table-cell>
              <table:table-cell office:value-type="float" office:value="5.006539">
                <text:p>5.00653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4.993091">
                <text:p>-4.993091</text:p>
              </table:table-cell>
              <table:table-cell office:value-type="float" office:value="5.00327">
                <text:p>5.003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.993208">
                <text:p>-4.993208</text:p>
              </table:table-cell>
              <table:table-cell office:value-type="float" office:value="5.000642">
                <text:p>5.00064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4.995467">
                <text:p>-4.995467</text:p>
              </table:table-cell>
              <table:table-cell office:value-type="float" office:value="4.985859">
                <text:p>4.9858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.01337">
                <text:p>5.01337</text:p>
              </table:table-cell>
              <table:table-cell office:value-type="float" office:value="4.971302">
                <text:p>4.9713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.007755">
                <text:p>5.007755</text:p>
              </table:table-cell>
              <table:table-cell office:value-type="float" office:value="4.967467">
                <text:p>4.9674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.999055">
                <text:p>4.999055</text:p>
              </table:table-cell>
              <table:table-cell office:value-type="float" office:value="4.957788">
                <text:p>4.95778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.984009">
                <text:p>4.984009</text:p>
              </table:table-cell>
              <table:table-cell office:value-type="float" office:value="4.954822">
                <text:p>4.9548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4.998804">
                <text:p>-4.998804</text:p>
              </table:table-cell>
              <table:table-cell office:value-type="float" office:value="4.947662">
                <text:p>4.94766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.992507">
                <text:p>4.992507</text:p>
              </table:table-cell>
              <table:table-cell office:value-type="float" office:value="4.944437">
                <text:p>4.9444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5.007533">
                <text:p>-5.007533</text:p>
              </table:table-cell>
              <table:table-cell office:value-type="float" office:value="4.942263">
                <text:p>4.94226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5.011462">
                <text:p>-5.011462</text:p>
              </table:table-cell>
              <table:table-cell office:value-type="float" office:value="4.929199">
                <text:p>4.9291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990621">
                <text:p>4.990621</text:p>
              </table:table-cell>
              <table:table-cell office:value-type="float" office:value="4.921645">
                <text:p>4.9216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4.989243">
                <text:p>-4.989243</text:p>
              </table:table-cell>
              <table:table-cell office:value-type="float" office:value="4.921201">
                <text:p>4.92120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.017983">
                <text:p>5.017983</text:p>
              </table:table-cell>
              <table:table-cell office:value-type="float" office:value="4.916755">
                <text:p>4.91675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5.000199">
                <text:p>-5.000199</text:p>
              </table:table-cell>
              <table:table-cell office:value-type="float" office:value="4.915378">
                <text:p>4.91537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.00173">
                <text:p>5.00173</text:p>
              </table:table-cell>
              <table:table-cell office:value-type="float" office:value="4.904342">
                <text:p>4.90434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.01122">
                <text:p>5.01122</text:p>
              </table:table-cell>
              <table:table-cell office:value-type="float" office:value="4.903847">
                <text:p>4.90384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4.982878">
                <text:p>-4.982878</text:p>
              </table:table-cell>
              <table:table-cell office:value-type="float" office:value="4.900193">
                <text:p>4.9001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4.987794">
                <text:p>-4.987794</text:p>
              </table:table-cell>
              <table:table-cell office:value-type="float" office:value="4.89881">
                <text:p>4.8988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5.015571">
                <text:p>-5.015571</text:p>
              </table:table-cell>
              <table:table-cell office:value-type="float" office:value="4.894399">
                <text:p>4.8943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5.0148">
                <text:p>-5.0148</text:p>
              </table:table-cell>
              <table:table-cell office:value-type="float" office:value="4.888481">
                <text:p>4.88848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5.012077">
                <text:p>-5.012077</text:p>
              </table:table-cell>
              <table:table-cell office:value-type="float" office:value="4.883968">
                <text:p>4.8839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.007024">
                <text:p>5.007024</text:p>
              </table:table-cell>
              <table:table-cell office:value-type="float" office:value="4.881973">
                <text:p>4.88197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.014808">
                <text:p>5.014808</text:p>
              </table:table-cell>
              <table:table-cell office:value-type="float" office:value="4.865488">
                <text:p>4.86548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.999243">
                <text:p>4.999243</text:p>
              </table:table-cell>
              <table:table-cell office:value-type="float" office:value="4.865452">
                <text:p>4.8654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.014277">
                <text:p>5.014277</text:p>
              </table:table-cell>
              <table:table-cell office:value-type="float" office:value="4.863636">
                <text:p>4.8636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5.015393">
                <text:p>-5.015393</text:p>
              </table:table-cell>
              <table:table-cell office:value-type="float" office:value="4.860595">
                <text:p>4.8605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.998603">
                <text:p>4.998603</text:p>
              </table:table-cell>
              <table:table-cell office:value-type="float" office:value="4.854745">
                <text:p>4.85474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.997014">
                <text:p>4.997014</text:p>
              </table:table-cell>
              <table:table-cell office:value-type="float" office:value="4.852381">
                <text:p>4.8523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.983208">
                <text:p>4.983208</text:p>
              </table:table-cell>
              <table:table-cell office:value-type="float" office:value="4.851112">
                <text:p>4.8511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5.003605">
                <text:p>-5.003605</text:p>
              </table:table-cell>
              <table:table-cell office:value-type="float" office:value="4.845613">
                <text:p>4.8456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.003879">
                <text:p>5.003879</text:p>
              </table:table-cell>
              <table:table-cell office:value-type="float" office:value="4.845338">
                <text:p>4.8453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.995611">
                <text:p>4.995611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5.004545">
                <text:p>-5.004545</text:p>
              </table:table-cell>
              <table:table-cell office:value-type="float" office:value="4.836911">
                <text:p>4.8369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.986567">
                <text:p>4.986567</text:p>
              </table:table-cell>
              <table:table-cell office:value-type="float" office:value="4.836028">
                <text:p>4.8360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5.005171">
                <text:p>-5.005171</text:p>
              </table:table-cell>
              <table:table-cell office:value-type="float" office:value="4.835146">
                <text:p>4.8351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5.002519">
                <text:p>-5.002519</text:p>
              </table:table-cell>
              <table:table-cell office:value-type="float" office:value="4.831894">
                <text:p>4.83189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.010069">
                <text:p>5.010069</text:p>
              </table:table-cell>
              <table:table-cell office:value-type="float" office:value="4.830407">
                <text:p>4.8304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.992395">
                <text:p>4.992395</text:p>
              </table:table-cell>
              <table:table-cell office:value-type="float" office:value="4.822667">
                <text:p>4.8226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5.001518">
                <text:p>-5.001518</text:p>
              </table:table-cell>
              <table:table-cell office:value-type="float" office:value="4.820145">
                <text:p>4.8201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.998268">
                <text:p>4.998268</text:p>
              </table:table-cell>
              <table:table-cell office:value-type="float" office:value="4.818597">
                <text:p>4.8185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4.990234">
                <text:p>-4.990234</text:p>
              </table:table-cell>
              <table:table-cell office:value-type="float" office:value="4.812493">
                <text:p>4.81249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5.011257">
                <text:p>-5.011257</text:p>
              </table:table-cell>
              <table:table-cell office:value-type="float" office:value="4.811742">
                <text:p>4.8117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5.006379">
                <text:p>-5.006379</text:p>
              </table:table-cell>
              <table:table-cell office:value-type="float" office:value="4.811258">
                <text:p>4.8112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.00512">
                <text:p>5.00512</text:p>
              </table:table-cell>
              <table:table-cell office:value-type="float" office:value="4.807357">
                <text:p>4.8073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004605">
                <text:p>5.004605</text:p>
              </table:table-cell>
              <table:table-cell office:value-type="float" office:value="4.805415">
                <text:p>4.8054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000293">
                <text:p>5.000293</text:p>
              </table:table-cell>
              <table:table-cell office:value-type="float" office:value="4.804266">
                <text:p>4.80426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984393">
                <text:p>4.984393</text:p>
              </table:table-cell>
              <table:table-cell office:value-type="float" office:value="4.795961">
                <text:p>4.79596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013328">
                <text:p>5.013328</text:p>
              </table:table-cell>
              <table:table-cell office:value-type="float" office:value="4.79121">
                <text:p>4.7912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5.011631">
                <text:p>-5.011631</text:p>
              </table:table-cell>
              <table:table-cell office:value-type="float" office:value="4.789036">
                <text:p>4.7890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5.011201">
                <text:p>-5.011201</text:p>
              </table:table-cell>
              <table:table-cell office:value-type="float" office:value="4.788848">
                <text:p>4.78884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4.983825">
                <text:p>-4.983825</text:p>
              </table:table-cell>
              <table:table-cell office:value-type="float" office:value="4.787208">
                <text:p>4.7872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5.011453">
                <text:p>-5.011453</text:p>
              </table:table-cell>
              <table:table-cell office:value-type="float" office:value="4.785725">
                <text:p>4.7857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5.011905">
                <text:p>-5.011905</text:p>
              </table:table-cell>
              <table:table-cell office:value-type="float" office:value="4.785256">
                <text:p>4.7852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98546">
                <text:p>4.98546</text:p>
              </table:table-cell>
              <table:table-cell office:value-type="float" office:value="4.784167">
                <text:p>4.7841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4.990061">
                <text:p>-4.990061</text:p>
              </table:table-cell>
              <table:table-cell office:value-type="float" office:value="4.777528">
                <text:p>4.7775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991284">
                <text:p>4.991284</text:p>
              </table:table-cell>
              <table:table-cell office:value-type="float" office:value="4.765021">
                <text:p>4.7650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.000456">
                <text:p>5.000456</text:p>
              </table:table-cell>
              <table:table-cell office:value-type="float" office:value="4.760061">
                <text:p>4.76006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.013462">
                <text:p>5.013462</text:p>
              </table:table-cell>
              <table:table-cell office:value-type="float" office:value="4.749891">
                <text:p>4.74989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.001546">
                <text:p>5.001546</text:p>
              </table:table-cell>
              <table:table-cell office:value-type="float" office:value="4.746364">
                <text:p>4.7463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4.996964">
                <text:p>-4.996964</text:p>
              </table:table-cell>
              <table:table-cell office:value-type="float" office:value="4.74584">
                <text:p>4.745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.994454">
                <text:p>4.994454</text:p>
              </table:table-cell>
              <table:table-cell office:value-type="float" office:value="4.743025">
                <text:p>4.7430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4.985721">
                <text:p>-4.985721</text:p>
              </table:table-cell>
              <table:table-cell office:value-type="float" office:value="4.738032">
                <text:p>4.7380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.993388">
                <text:p>4.993388</text:p>
              </table:table-cell>
              <table:table-cell office:value-type="float" office:value="4.733382">
                <text:p>4.73338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5.003">
                <text:p>-5.003</text:p>
              </table:table-cell>
              <table:table-cell office:value-type="float" office:value="4.73274">
                <text:p>4.7327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999906">
                <text:p>4.999906</text:p>
              </table:table-cell>
              <table:table-cell office:value-type="float" office:value="4.727991">
                <text:p>4.72799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.004408">
                <text:p>5.004408</text:p>
              </table:table-cell>
              <table:table-cell office:value-type="float" office:value="4.727289">
                <text:p>4.72728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5.014346">
                <text:p>-5.014346</text:p>
              </table:table-cell>
              <table:table-cell office:value-type="float" office:value="4.72717">
                <text:p>4.727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4.98524">
                <text:p>-4.98524</text:p>
              </table:table-cell>
              <table:table-cell office:value-type="float" office:value="4.725221">
                <text:p>4.72522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.994106">
                <text:p>4.994106</text:p>
              </table:table-cell>
              <table:table-cell office:value-type="float" office:value="4.721668">
                <text:p>4.72166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998359">
                <text:p>4.998359</text:p>
              </table:table-cell>
              <table:table-cell office:value-type="float" office:value="4.720716">
                <text:p>4.7207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.001537">
                <text:p>5.001537</text:p>
              </table:table-cell>
              <table:table-cell office:value-type="float" office:value="4.718389">
                <text:p>4.7183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4.986843">
                <text:p>-4.986843</text:p>
              </table:table-cell>
              <table:table-cell office:value-type="float" office:value="4.717407">
                <text:p>4.71740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5.012048">
                <text:p>-5.012048</text:p>
              </table:table-cell>
              <table:table-cell office:value-type="float" office:value="4.708882">
                <text:p>4.70888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.016402">
                <text:p>5.016402</text:p>
              </table:table-cell>
              <table:table-cell office:value-type="float" office:value="4.707791">
                <text:p>4.70779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002139">
                <text:p>5.002139</text:p>
              </table:table-cell>
              <table:table-cell office:value-type="float" office:value="4.701543">
                <text:p>4.70154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999899">
                <text:p>4.999899</text:p>
              </table:table-cell>
              <table:table-cell office:value-type="float" office:value="4.697161">
                <text:p>4.69716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5.003667">
                <text:p>-5.003667</text:p>
              </table:table-cell>
              <table:table-cell office:value-type="float" office:value="4.696393">
                <text:p>4.6963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5.009094">
                <text:p>-5.009094</text:p>
              </table:table-cell>
              <table:table-cell office:value-type="float" office:value="4.694048">
                <text:p>4.69404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5.016963">
                <text:p>-5.016963</text:p>
              </table:table-cell>
              <table:table-cell office:value-type="float" office:value="4.684091">
                <text:p>4.68409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4.997539">
                <text:p>-4.997539</text:p>
              </table:table-cell>
              <table:table-cell office:value-type="float" office:value="4.681822">
                <text:p>4.68182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.012303">
                <text:p>5.012303</text:p>
              </table:table-cell>
              <table:table-cell office:value-type="float" office:value="4.681066">
                <text:p>4.6810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.002622">
                <text:p>5.002622</text:p>
              </table:table-cell>
              <table:table-cell office:value-type="float" office:value="4.679158">
                <text:p>4.67915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989249">
                <text:p>4.989249</text:p>
              </table:table-cell>
              <table:table-cell office:value-type="float" office:value="4.678393">
                <text:p>4.67839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5.012675">
                <text:p>-5.012675</text:p>
              </table:table-cell>
              <table:table-cell office:value-type="float" office:value="4.671113">
                <text:p>4.6711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.984657">
                <text:p>4.984657</text:p>
              </table:table-cell>
              <table:table-cell office:value-type="float" office:value="4.663166">
                <text:p>4.66316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5.009118">
                <text:p>-5.009118</text:p>
              </table:table-cell>
              <table:table-cell office:value-type="float" office:value="4.659878">
                <text:p>4.6598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5.002545">
                <text:p>-5.002545</text:p>
              </table:table-cell>
              <table:table-cell office:value-type="float" office:value="4.65711">
                <text:p>4.657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.989866">
                <text:p>4.989866</text:p>
              </table:table-cell>
              <table:table-cell office:value-type="float" office:value="4.654982">
                <text:p>4.6549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5.000816">
                <text:p>-5.000816</text:p>
              </table:table-cell>
              <table:table-cell office:value-type="float" office:value="4.654348">
                <text:p>4.65434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4.993254">
                <text:p>-4.993254</text:p>
              </table:table-cell>
              <table:table-cell office:value-type="float" office:value="4.654019">
                <text:p>4.65401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5.01471">
                <text:p>-5.01471</text:p>
              </table:table-cell>
              <table:table-cell office:value-type="float" office:value="4.643093">
                <text:p>4.6430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983875">
                <text:p>4.983875</text:p>
              </table:table-cell>
              <table:table-cell office:value-type="float" office:value="4.64093">
                <text:p>4.640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5.001772">
                <text:p>-5.001772</text:p>
              </table:table-cell>
              <table:table-cell office:value-type="float" office:value="4.639881">
                <text:p>4.63988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.01516">
                <text:p>5.01516</text:p>
              </table:table-cell>
              <table:table-cell office:value-type="float" office:value="4.634258">
                <text:p>4.63425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4.997013">
                <text:p>-4.997013</text:p>
              </table:table-cell>
              <table:table-cell office:value-type="float" office:value="4.631746">
                <text:p>4.63174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4.993148">
                <text:p>-4.993148</text:p>
              </table:table-cell>
              <table:table-cell office:value-type="float" office:value="4.631373">
                <text:p>4.63137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4.996236">
                <text:p>-4.996236</text:p>
              </table:table-cell>
              <table:table-cell office:value-type="float" office:value="4.630712">
                <text:p>4.6307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.986875">
                <text:p>4.986875</text:p>
              </table:table-cell>
              <table:table-cell office:value-type="float" office:value="4.618095">
                <text:p>4.6180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.005411">
                <text:p>5.005411</text:p>
              </table:table-cell>
              <table:table-cell office:value-type="float" office:value="4.616355">
                <text:p>4.6163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.013752">
                <text:p>5.013752</text:p>
              </table:table-cell>
              <table:table-cell office:value-type="float" office:value="4.606047">
                <text:p>4.60604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999043">
                <text:p>4.999043</text:p>
              </table:table-cell>
              <table:table-cell office:value-type="float" office:value="4.603095">
                <text:p>4.60309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5.010142">
                <text:p>-5.010142</text:p>
              </table:table-cell>
              <table:table-cell office:value-type="float" office:value="4.601858">
                <text:p>4.6018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5.014423">
                <text:p>-5.014423</text:p>
              </table:table-cell>
              <table:table-cell office:value-type="float" office:value="4.597943">
                <text:p>4.5979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991291">
                <text:p>4.991291</text:p>
              </table:table-cell>
              <table:table-cell office:value-type="float" office:value="4.597039">
                <text:p>4.59703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.006307">
                <text:p>5.006307</text:p>
              </table:table-cell>
              <table:table-cell office:value-type="float" office:value="4.59182">
                <text:p>4.591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.005095">
                <text:p>5.005095</text:p>
              </table:table-cell>
              <table:table-cell office:value-type="float" office:value="4.590266">
                <text:p>4.59026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99499">
                <text:p>4.99499</text:p>
              </table:table-cell>
              <table:table-cell office:value-type="float" office:value="4.586855">
                <text:p>4.5868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4.998405">
                <text:p>-4.998405</text:p>
              </table:table-cell>
              <table:table-cell office:value-type="float" office:value="4.581595">
                <text:p>4.58159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.006972">
                <text:p>5.006972</text:p>
              </table:table-cell>
              <table:table-cell office:value-type="float" office:value="4.577363">
                <text:p>4.5773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4.999096">
                <text:p>-4.999096</text:p>
              </table:table-cell>
              <table:table-cell office:value-type="float" office:value="4.576756">
                <text:p>4.5767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5.015389">
                <text:p>-5.015389</text:p>
              </table:table-cell>
              <table:table-cell office:value-type="float" office:value="4.576282">
                <text:p>4.57628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.998326">
                <text:p>4.998326</text:p>
              </table:table-cell>
              <table:table-cell office:value-type="float" office:value="4.572711">
                <text:p>4.5727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4.998286">
                <text:p>-4.998286</text:p>
              </table:table-cell>
              <table:table-cell office:value-type="float" office:value="4.567198">
                <text:p>4.5671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4.991526">
                <text:p>-4.991526</text:p>
              </table:table-cell>
              <table:table-cell office:value-type="float" office:value="4.566388">
                <text:p>4.5663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5.005109">
                <text:p>-5.005109</text:p>
              </table:table-cell>
              <table:table-cell office:value-type="float" office:value="4.561246">
                <text:p>4.56124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990481">
                <text:p>4.990481</text:p>
              </table:table-cell>
              <table:table-cell office:value-type="float" office:value="4.55641">
                <text:p>4.5564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5.002228">
                <text:p>-5.002228</text:p>
              </table:table-cell>
              <table:table-cell office:value-type="float" office:value="4.544722">
                <text:p>4.5447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4.994071">
                <text:p>-4.994071</text:p>
              </table:table-cell>
              <table:table-cell office:value-type="float" office:value="4.536139">
                <text:p>4.53613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5.001282">
                <text:p>-5.001282</text:p>
              </table:table-cell>
              <table:table-cell office:value-type="float" office:value="4.535462">
                <text:p>4.5354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.001669">
                <text:p>5.001669</text:p>
              </table:table-cell>
              <table:table-cell office:value-type="float" office:value="4.53489">
                <text:p>4.5348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.017099">
                <text:p>5.017099</text:p>
              </table:table-cell>
              <table:table-cell office:value-type="float" office:value="4.532287">
                <text:p>4.5322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.004706">
                <text:p>5.004706</text:p>
              </table:table-cell>
              <table:table-cell office:value-type="float" office:value="4.531644">
                <text:p>4.5316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4.993024">
                <text:p>-4.993024</text:p>
              </table:table-cell>
              <table:table-cell office:value-type="float" office:value="4.531481">
                <text:p>4.53148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.984806">
                <text:p>4.984806</text:p>
              </table:table-cell>
              <table:table-cell office:value-type="float" office:value="4.53061">
                <text:p>4.530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.994583">
                <text:p>4.994583</text:p>
              </table:table-cell>
              <table:table-cell office:value-type="float" office:value="4.525822">
                <text:p>4.52582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.989175">
                <text:p>4.989175</text:p>
              </table:table-cell>
              <table:table-cell office:value-type="float" office:value="4.524608">
                <text:p>4.5246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.999561">
                <text:p>4.999561</text:p>
              </table:table-cell>
              <table:table-cell office:value-type="float" office:value="4.522267">
                <text:p>4.5222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4.990977">
                <text:p>-4.990977</text:p>
              </table:table-cell>
              <table:table-cell office:value-type="float" office:value="4.518262">
                <text:p>4.51826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.016161">
                <text:p>5.016161</text:p>
              </table:table-cell>
              <table:table-cell office:value-type="float" office:value="4.517819">
                <text:p>4.51781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.991008">
                <text:p>4.991008</text:p>
              </table:table-cell>
              <table:table-cell office:value-type="float" office:value="4.513417">
                <text:p>4.5134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4.998973">
                <text:p>-4.998973</text:p>
              </table:table-cell>
              <table:table-cell office:value-type="float" office:value="4.510871">
                <text:p>4.5108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4.992029">
                <text:p>-4.992029</text:p>
              </table:table-cell>
              <table:table-cell office:value-type="float" office:value="4.505698">
                <text:p>4.5056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.98951">
                <text:p>4.98951</text:p>
              </table:table-cell>
              <table:table-cell office:value-type="float" office:value="4.505482">
                <text:p>4.50548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5.004808">
                <text:p>-5.004808</text:p>
              </table:table-cell>
              <table:table-cell office:value-type="float" office:value="4.503233">
                <text:p>4.5032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.005823">
                <text:p>5.005823</text:p>
              </table:table-cell>
              <table:table-cell office:value-type="float" office:value="4.50153">
                <text:p>4.5015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4.985732">
                <text:p>-4.985732</text:p>
              </table:table-cell>
              <table:table-cell office:value-type="float" office:value="4.499394">
                <text:p>4.4993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4.999145">
                <text:p>-4.999145</text:p>
              </table:table-cell>
              <table:table-cell office:value-type="float" office:value="4.49934">
                <text:p>4.4993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.014469">
                <text:p>5.014469</text:p>
              </table:table-cell>
              <table:table-cell office:value-type="float" office:value="4.498461">
                <text:p>4.49846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.011726">
                <text:p>5.011726</text:p>
              </table:table-cell>
              <table:table-cell office:value-type="float" office:value="4.497544">
                <text:p>4.4975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5.004273">
                <text:p>-5.004273</text:p>
              </table:table-cell>
              <table:table-cell office:value-type="float" office:value="4.493545">
                <text:p>4.49354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.002363">
                <text:p>5.002363</text:p>
              </table:table-cell>
              <table:table-cell office:value-type="float" office:value="4.484043">
                <text:p>4.4840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994215">
                <text:p>4.994215</text:p>
              </table:table-cell>
              <table:table-cell office:value-type="float" office:value="4.481278">
                <text:p>4.48127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992653">
                <text:p>4.992653</text:p>
              </table:table-cell>
              <table:table-cell office:value-type="float" office:value="4.47549">
                <text:p>4.475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.009873">
                <text:p>5.009873</text:p>
              </table:table-cell>
              <table:table-cell office:value-type="float" office:value="4.475275">
                <text:p>4.47527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5.014229">
                <text:p>-5.014229</text:p>
              </table:table-cell>
              <table:table-cell office:value-type="float" office:value="4.468628">
                <text:p>4.4686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998625">
                <text:p>4.998625</text:p>
              </table:table-cell>
              <table:table-cell office:value-type="float" office:value="4.466567">
                <text:p>4.4665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5.002049">
                <text:p>-5.002049</text:p>
              </table:table-cell>
              <table:table-cell office:value-type="float" office:value="4.464605">
                <text:p>4.46460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.000648">
                <text:p>5.000648</text:p>
              </table:table-cell>
              <table:table-cell office:value-type="float" office:value="4.464205">
                <text:p>4.4642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5.007674">
                <text:p>-5.007674</text:p>
              </table:table-cell>
              <table:table-cell office:value-type="float" office:value="4.451074">
                <text:p>4.45107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4.993974">
                <text:p>-4.993974</text:p>
              </table:table-cell>
              <table:table-cell office:value-type="float" office:value="4.449996">
                <text:p>4.4499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5.003598">
                <text:p>-5.003598</text:p>
              </table:table-cell>
              <table:table-cell office:value-type="float" office:value="4.446088">
                <text:p>4.44608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998205">
                <text:p>4.998205</text:p>
              </table:table-cell>
              <table:table-cell office:value-type="float" office:value="4.438889">
                <text:p>4.4388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4.999631">
                <text:p>-4.999631</text:p>
              </table:table-cell>
              <table:table-cell office:value-type="float" office:value="4.437227">
                <text:p>4.43722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998594">
                <text:p>4.998594</text:p>
              </table:table-cell>
              <table:table-cell office:value-type="float" office:value="4.43485">
                <text:p>4.4348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5.005987">
                <text:p>-5.005987</text:p>
              </table:table-cell>
              <table:table-cell office:value-type="float" office:value="4.433983">
                <text:p>4.43398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5.007346">
                <text:p>-5.007346</text:p>
              </table:table-cell>
              <table:table-cell office:value-type="float" office:value="4.433929">
                <text:p>4.4339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4.993478">
                <text:p>-4.993478</text:p>
              </table:table-cell>
              <table:table-cell office:value-type="float" office:value="4.432468">
                <text:p>4.43246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4.986716">
                <text:p>-4.986716</text:p>
              </table:table-cell>
              <table:table-cell office:value-type="float" office:value="4.431109">
                <text:p>4.43110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4.986997">
                <text:p>-4.986997</text:p>
              </table:table-cell>
              <table:table-cell office:value-type="float" office:value="4.426178">
                <text:p>4.42617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5.003479">
                <text:p>-5.003479</text:p>
              </table:table-cell>
              <table:table-cell office:value-type="float" office:value="4.42562">
                <text:p>4.4256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.00293">
                <text:p>5.00293</text:p>
              </table:table-cell>
              <table:table-cell office:value-type="float" office:value="4.422844">
                <text:p>4.42284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.994097">
                <text:p>4.994097</text:p>
              </table:table-cell>
              <table:table-cell office:value-type="float" office:value="4.419753">
                <text:p>4.41975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5.006595">
                <text:p>-5.006595</text:p>
              </table:table-cell>
              <table:table-cell office:value-type="float" office:value="4.416865">
                <text:p>4.4168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4.989768">
                <text:p>-4.989768</text:p>
              </table:table-cell>
              <table:table-cell office:value-type="float" office:value="4.416383">
                <text:p>4.41638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4.995698">
                <text:p>-4.995698</text:p>
              </table:table-cell>
              <table:table-cell office:value-type="float" office:value="4.415743">
                <text:p>4.41574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.013344">
                <text:p>5.013344</text:p>
              </table:table-cell>
              <table:table-cell office:value-type="float" office:value="4.414596">
                <text:p>4.41459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983995">
                <text:p>4.983995</text:p>
              </table:table-cell>
              <table:table-cell office:value-type="float" office:value="4.414433">
                <text:p>4.4144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.005106">
                <text:p>5.005106</text:p>
              </table:table-cell>
              <table:table-cell office:value-type="float" office:value="4.413067">
                <text:p>4.41306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5.00894">
                <text:p>-5.00894</text:p>
              </table:table-cell>
              <table:table-cell office:value-type="float" office:value="4.409829">
                <text:p>4.4098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997564">
                <text:p>4.997564</text:p>
              </table:table-cell>
              <table:table-cell office:value-type="float" office:value="4.407645">
                <text:p>4.40764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985864">
                <text:p>4.985864</text:p>
              </table:table-cell>
              <table:table-cell office:value-type="float" office:value="4.406802">
                <text:p>4.40680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5.004203">
                <text:p>-5.004203</text:p>
              </table:table-cell>
              <table:table-cell office:value-type="float" office:value="4.405949">
                <text:p>4.4059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982927">
                <text:p>4.982927</text:p>
              </table:table-cell>
              <table:table-cell office:value-type="float" office:value="4.403963">
                <text:p>4.40396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996859">
                <text:p>4.996859</text:p>
              </table:table-cell>
              <table:table-cell office:value-type="float" office:value="4.400986">
                <text:p>4.40098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995397">
                <text:p>4.995397</text:p>
              </table:table-cell>
              <table:table-cell office:value-type="float" office:value="4.400822">
                <text:p>4.40082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992338">
                <text:p>4.992338</text:p>
              </table:table-cell>
              <table:table-cell office:value-type="float" office:value="4.39197">
                <text:p>4.391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5.012488">
                <text:p>-5.012488</text:p>
              </table:table-cell>
              <table:table-cell office:value-type="float" office:value="4.390946">
                <text:p>4.39094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.014058">
                <text:p>5.014058</text:p>
              </table:table-cell>
              <table:table-cell office:value-type="float" office:value="4.390772">
                <text:p>4.3907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99335">
                <text:p>4.99335</text:p>
              </table:table-cell>
              <table:table-cell office:value-type="float" office:value="4.389194">
                <text:p>4.38919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5.006945">
                <text:p>-5.006945</text:p>
              </table:table-cell>
              <table:table-cell office:value-type="float" office:value="4.388575">
                <text:p>4.3885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4.987353">
                <text:p>-4.987353</text:p>
              </table:table-cell>
              <table:table-cell office:value-type="float" office:value="4.388062">
                <text:p>4.3880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.006595">
                <text:p>5.006595</text:p>
              </table:table-cell>
              <table:table-cell office:value-type="float" office:value="4.38431">
                <text:p>4.3843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.015426">
                <text:p>5.015426</text:p>
              </table:table-cell>
              <table:table-cell office:value-type="float" office:value="4.383301">
                <text:p>4.38330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4.990059">
                <text:p>-4.990059</text:p>
              </table:table-cell>
              <table:table-cell office:value-type="float" office:value="4.380456">
                <text:p>4.38045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5.006534">
                <text:p>-5.006534</text:p>
              </table:table-cell>
              <table:table-cell office:value-type="float" office:value="4.380343">
                <text:p>4.3803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.015206">
                <text:p>5.015206</text:p>
              </table:table-cell>
              <table:table-cell office:value-type="float" office:value="4.375359">
                <text:p>4.37535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.017308">
                <text:p>5.017308</text:p>
              </table:table-cell>
              <table:table-cell office:value-type="float" office:value="4.371787">
                <text:p>4.37178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5.000559">
                <text:p>-5.000559</text:p>
              </table:table-cell>
              <table:table-cell office:value-type="float" office:value="4.369311">
                <text:p>4.3693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.000721">
                <text:p>5.000721</text:p>
              </table:table-cell>
              <table:table-cell office:value-type="float" office:value="4.36912">
                <text:p>4.369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.001335">
                <text:p>5.001335</text:p>
              </table:table-cell>
              <table:table-cell office:value-type="float" office:value="4.366246">
                <text:p>4.3662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4.993907">
                <text:p>-4.993907</text:p>
              </table:table-cell>
              <table:table-cell office:value-type="float" office:value="4.365401">
                <text:p>4.36540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.013766">
                <text:p>5.013766</text:p>
              </table:table-cell>
              <table:table-cell office:value-type="float" office:value="4.361198">
                <text:p>4.36119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5.011775">
                <text:p>-5.011775</text:p>
              </table:table-cell>
              <table:table-cell office:value-type="float" office:value="4.360213">
                <text:p>4.3602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4.998672">
                <text:p>-4.998672</text:p>
              </table:table-cell>
              <table:table-cell office:value-type="float" office:value="4.359479">
                <text:p>4.35947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4.99157">
                <text:p>-4.99157</text:p>
              </table:table-cell>
              <table:table-cell office:value-type="float" office:value="4.357778">
                <text:p>4.3577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.006676">
                <text:p>5.006676</text:p>
              </table:table-cell>
              <table:table-cell office:value-type="float" office:value="4.355407">
                <text:p>4.35540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5.000754">
                <text:p>-5.000754</text:p>
              </table:table-cell>
              <table:table-cell office:value-type="float" office:value="4.353611">
                <text:p>4.3536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.000692">
                <text:p>5.000692</text:p>
              </table:table-cell>
              <table:table-cell office:value-type="float" office:value="4.35297">
                <text:p>4.3529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5.009735">
                <text:p>-5.009735</text:p>
              </table:table-cell>
              <table:table-cell office:value-type="float" office:value="4.345772">
                <text:p>4.3457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5.011099">
                <text:p>-5.011099</text:p>
              </table:table-cell>
              <table:table-cell office:value-type="float" office:value="4.343292">
                <text:p>4.34329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988796">
                <text:p>4.988796</text:p>
              </table:table-cell>
              <table:table-cell office:value-type="float" office:value="4.339693">
                <text:p>4.3396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4.989112">
                <text:p>-4.989112</text:p>
              </table:table-cell>
              <table:table-cell office:value-type="float" office:value="4.335816">
                <text:p>4.3358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.014492">
                <text:p>5.014492</text:p>
              </table:table-cell>
              <table:table-cell office:value-type="float" office:value="4.333648">
                <text:p>4.33364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5.00746">
                <text:p>-5.00746</text:p>
              </table:table-cell>
              <table:table-cell office:value-type="float" office:value="4.333508">
                <text:p>4.3335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5.012265">
                <text:p>-5.012265</text:p>
              </table:table-cell>
              <table:table-cell office:value-type="float" office:value="4.326756">
                <text:p>4.3267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.985913">
                <text:p>4.985913</text:p>
              </table:table-cell>
              <table:table-cell office:value-type="float" office:value="4.324375">
                <text:p>4.32437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4.991584">
                <text:p>-4.991584</text:p>
              </table:table-cell>
              <table:table-cell office:value-type="float" office:value="4.320097">
                <text:p>4.32009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4.989074">
                <text:p>-4.989074</text:p>
              </table:table-cell>
              <table:table-cell office:value-type="float" office:value="4.317347">
                <text:p>4.31734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4.994987">
                <text:p>-4.994987</text:p>
              </table:table-cell>
              <table:table-cell office:value-type="float" office:value="4.315467">
                <text:p>4.3154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5.005978">
                <text:p>-5.005978</text:p>
              </table:table-cell>
              <table:table-cell office:value-type="float" office:value="4.31298">
                <text:p>4.3129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.987224">
                <text:p>4.987224</text:p>
              </table:table-cell>
              <table:table-cell office:value-type="float" office:value="4.308873">
                <text:p>4.30887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4.989234">
                <text:p>-4.989234</text:p>
              </table:table-cell>
              <table:table-cell office:value-type="float" office:value="4.30797">
                <text:p>4.307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5.005915">
                <text:p>-5.005915</text:p>
              </table:table-cell>
              <table:table-cell office:value-type="float" office:value="4.306673">
                <text:p>4.3066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4.989412">
                <text:p>-4.989412</text:p>
              </table:table-cell>
              <table:table-cell office:value-type="float" office:value="4.30605">
                <text:p>4.3060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.00946">
                <text:p>5.00946</text:p>
              </table:table-cell>
              <table:table-cell office:value-type="float" office:value="4.297225">
                <text:p>4.2972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5.008574">
                <text:p>-5.008574</text:p>
              </table:table-cell>
              <table:table-cell office:value-type="float" office:value="4.290748">
                <text:p>4.29074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4.995777">
                <text:p>-4.995777</text:p>
              </table:table-cell>
              <table:table-cell office:value-type="float" office:value="4.290533">
                <text:p>4.2905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.993698">
                <text:p>4.993698</text:p>
              </table:table-cell>
              <table:table-cell office:value-type="float" office:value="4.288931">
                <text:p>4.28893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.004032">
                <text:p>5.004032</text:p>
              </table:table-cell>
              <table:table-cell office:value-type="float" office:value="4.281067">
                <text:p>4.2810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5.000997">
                <text:p>-5.000997</text:p>
              </table:table-cell>
              <table:table-cell office:value-type="float" office:value="4.280598">
                <text:p>4.28059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5.004493">
                <text:p>-5.004493</text:p>
              </table:table-cell>
              <table:table-cell office:value-type="float" office:value="4.280583">
                <text:p>4.28058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.005676">
                <text:p>5.005676</text:p>
              </table:table-cell>
              <table:table-cell office:value-type="float" office:value="4.279636">
                <text:p>4.27963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.002976">
                <text:p>5.002976</text:p>
              </table:table-cell>
              <table:table-cell office:value-type="float" office:value="4.278608">
                <text:p>4.2786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.005116">
                <text:p>5.005116</text:p>
              </table:table-cell>
              <table:table-cell office:value-type="float" office:value="4.275023">
                <text:p>4.2750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5.001403">
                <text:p>-5.001403</text:p>
              </table:table-cell>
              <table:table-cell office:value-type="float" office:value="4.274049">
                <text:p>4.27404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.003541">
                <text:p>5.003541</text:p>
              </table:table-cell>
              <table:table-cell office:value-type="float" office:value="4.26148">
                <text:p>4.2614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5.004953">
                <text:p>-5.004953</text:p>
              </table:table-cell>
              <table:table-cell office:value-type="float" office:value="4.261349">
                <text:p>4.26134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.00936">
                <text:p>5.00936</text:p>
              </table:table-cell>
              <table:table-cell office:value-type="float" office:value="4.259926">
                <text:p>4.25992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5.003804">
                <text:p>-5.003804</text:p>
              </table:table-cell>
              <table:table-cell office:value-type="float" office:value="4.256763">
                <text:p>4.2567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.998752">
                <text:p>4.998752</text:p>
              </table:table-cell>
              <table:table-cell office:value-type="float" office:value="4.254985">
                <text:p>4.2549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4.98708">
                <text:p>-4.98708</text:p>
              </table:table-cell>
              <table:table-cell office:value-type="float" office:value="4.254951">
                <text:p>4.25495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5.005296">
                <text:p>-5.005296</text:p>
              </table:table-cell>
              <table:table-cell office:value-type="float" office:value="4.253685">
                <text:p>4.25368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5.000002">
                <text:p>-5.000002</text:p>
              </table:table-cell>
              <table:table-cell office:value-type="float" office:value="4.252449">
                <text:p>4.25244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4.996483">
                <text:p>-4.996483</text:p>
              </table:table-cell>
              <table:table-cell office:value-type="float" office:value="4.252419">
                <text:p>4.2524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5.010452">
                <text:p>-5.010452</text:p>
              </table:table-cell>
              <table:table-cell office:value-type="float" office:value="4.248331">
                <text:p>4.2483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4.996925">
                <text:p>-4.996925</text:p>
              </table:table-cell>
              <table:table-cell office:value-type="float" office:value="4.244319">
                <text:p>4.24431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5.011194">
                <text:p>-5.011194</text:p>
              </table:table-cell>
              <table:table-cell office:value-type="float" office:value="4.243506">
                <text:p>4.24350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.00144">
                <text:p>5.00144</text:p>
              </table:table-cell>
              <table:table-cell office:value-type="float" office:value="4.232143">
                <text:p>4.23214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.990264">
                <text:p>4.990264</text:p>
              </table:table-cell>
              <table:table-cell office:value-type="float" office:value="4.226579">
                <text:p>4.22657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.98792">
                <text:p>4.98792</text:p>
              </table:table-cell>
              <table:table-cell office:value-type="float" office:value="4.225485">
                <text:p>4.22548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999261">
                <text:p>4.999261</text:p>
              </table:table-cell>
              <table:table-cell office:value-type="float" office:value="4.224057">
                <text:p>4.2240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5.004634">
                <text:p>-5.004634</text:p>
              </table:table-cell>
              <table:table-cell office:value-type="float" office:value="4.222487">
                <text:p>4.2224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5.004132">
                <text:p>-5.004132</text:p>
              </table:table-cell>
              <table:table-cell office:value-type="float" office:value="4.219565">
                <text:p>4.21956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5.013411">
                <text:p>-5.013411</text:p>
              </table:table-cell>
              <table:table-cell office:value-type="float" office:value="4.20923">
                <text:p>4.2092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4.986535">
                <text:p>-4.986535</text:p>
              </table:table-cell>
              <table:table-cell office:value-type="float" office:value="4.206791">
                <text:p>4.2067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.008981">
                <text:p>5.008981</text:p>
              </table:table-cell>
              <table:table-cell office:value-type="float" office:value="4.201188">
                <text:p>4.20118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983506">
                <text:p>4.983506</text:p>
              </table:table-cell>
              <table:table-cell office:value-type="float" office:value="4.200822">
                <text:p>4.20082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4.988725">
                <text:p>-4.988725</text:p>
              </table:table-cell>
              <table:table-cell office:value-type="float" office:value="4.199806">
                <text:p>4.19980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.00854">
                <text:p>5.00854</text:p>
              </table:table-cell>
              <table:table-cell office:value-type="float" office:value="4.193059">
                <text:p>4.1930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5.009847">
                <text:p>-5.009847</text:p>
              </table:table-cell>
              <table:table-cell office:value-type="float" office:value="4.186888">
                <text:p>4.18688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.999286">
                <text:p>4.999286</text:p>
              </table:table-cell>
              <table:table-cell office:value-type="float" office:value="4.186725">
                <text:p>4.1867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.005388">
                <text:p>5.005388</text:p>
              </table:table-cell>
              <table:table-cell office:value-type="float" office:value="4.186615">
                <text:p>4.18661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.000618">
                <text:p>5.000618</text:p>
              </table:table-cell>
              <table:table-cell office:value-type="float" office:value="4.179431">
                <text:p>4.17943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.001785">
                <text:p>5.001785</text:p>
              </table:table-cell>
              <table:table-cell office:value-type="float" office:value="4.177202">
                <text:p>4.1772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985006">
                <text:p>4.985006</text:p>
              </table:table-cell>
              <table:table-cell office:value-type="float" office:value="4.176506">
                <text:p>4.17650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4.999788">
                <text:p>4.999788</text:p>
              </table:table-cell>
              <table:table-cell office:value-type="float" office:value="4.173752">
                <text:p>4.17375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5.008428">
                <text:p>-5.008428</text:p>
              </table:table-cell>
              <table:table-cell office:value-type="float" office:value="4.17198">
                <text:p>4.1719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4.996126">
                <text:p>-4.996126</text:p>
              </table:table-cell>
              <table:table-cell office:value-type="float" office:value="4.17146">
                <text:p>4.1714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993566">
                <text:p>4.993566</text:p>
              </table:table-cell>
              <table:table-cell office:value-type="float" office:value="4.167033">
                <text:p>4.16703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4.994762">
                <text:p>4.994762</text:p>
              </table:table-cell>
              <table:table-cell office:value-type="float" office:value="4.159768">
                <text:p>4.15976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995387">
                <text:p>4.995387</text:p>
              </table:table-cell>
              <table:table-cell office:value-type="float" office:value="4.158201">
                <text:p>4.15820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4.99215">
                <text:p>-4.99215</text:p>
              </table:table-cell>
              <table:table-cell office:value-type="float" office:value="4.155445">
                <text:p>4.15544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.00523">
                <text:p>5.00523</text:p>
              </table:table-cell>
              <table:table-cell office:value-type="float" office:value="4.154776">
                <text:p>4.1547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4.999213">
                <text:p>4.999213</text:p>
              </table:table-cell>
              <table:table-cell office:value-type="float" office:value="4.153364">
                <text:p>4.1533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.005167">
                <text:p>5.005167</text:p>
              </table:table-cell>
              <table:table-cell office:value-type="float" office:value="4.145909">
                <text:p>4.14590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4.992758">
                <text:p>-4.992758</text:p>
              </table:table-cell>
              <table:table-cell office:value-type="float" office:value="4.135735">
                <text:p>4.13573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5.010729">
                <text:p>-5.010729</text:p>
              </table:table-cell>
              <table:table-cell office:value-type="float" office:value="4.135257">
                <text:p>4.13525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4.993344">
                <text:p>-4.993344</text:p>
              </table:table-cell>
              <table:table-cell office:value-type="float" office:value="4.12891">
                <text:p>4.128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.009875">
                <text:p>5.009875</text:p>
              </table:table-cell>
              <table:table-cell office:value-type="float" office:value="4.124578">
                <text:p>4.12457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98895">
                <text:p>4.98895</text:p>
              </table:table-cell>
              <table:table-cell office:value-type="float" office:value="4.119657">
                <text:p>4.1196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4.99057">
                <text:p>-4.99057</text:p>
              </table:table-cell>
              <table:table-cell office:value-type="float" office:value="4.112563">
                <text:p>4.11256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4.998363">
                <text:p>-4.998363</text:p>
              </table:table-cell>
              <table:table-cell office:value-type="float" office:value="4.111207">
                <text:p>4.11120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5.016142">
                <text:p>-5.016142</text:p>
              </table:table-cell>
              <table:table-cell office:value-type="float" office:value="4.101327">
                <text:p>4.10132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4.98686">
                <text:p>4.98686</text:p>
              </table:table-cell>
              <table:table-cell office:value-type="float" office:value="4.096075">
                <text:p>4.09607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4.998803">
                <text:p>4.998803</text:p>
              </table:table-cell>
              <table:table-cell office:value-type="float" office:value="4.094488">
                <text:p>4.09448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.012708">
                <text:p>5.012708</text:p>
              </table:table-cell>
              <table:table-cell office:value-type="float" office:value="4.088083">
                <text:p>4.08808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.004281">
                <text:p>5.004281</text:p>
              </table:table-cell>
              <table:table-cell office:value-type="float" office:value="4.083689">
                <text:p>4.08368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.014396">
                <text:p>5.014396</text:p>
              </table:table-cell>
              <table:table-cell office:value-type="float" office:value="4.076124">
                <text:p>4.07612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.01212">
                <text:p>5.01212</text:p>
              </table:table-cell>
              <table:table-cell office:value-type="float" office:value="4.072173">
                <text:p>4.07217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5.007022">
                <text:p>-5.007022</text:p>
              </table:table-cell>
              <table:table-cell office:value-type="float" office:value="4.07086">
                <text:p>4.0708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4.991201">
                <text:p>-4.991201</text:p>
              </table:table-cell>
              <table:table-cell office:value-type="float" office:value="4.070203">
                <text:p>4.07020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4.989694">
                <text:p>-4.989694</text:p>
              </table:table-cell>
              <table:table-cell office:value-type="float" office:value="4.067651">
                <text:p>4.06765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.011846">
                <text:p>5.011846</text:p>
              </table:table-cell>
              <table:table-cell office:value-type="float" office:value="4.067231">
                <text:p>4.06723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5.013635">
                <text:p>-5.013635</text:p>
              </table:table-cell>
              <table:table-cell office:value-type="float" office:value="4.066507">
                <text:p>4.06650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4.992365">
                <text:p>-4.992365</text:p>
              </table:table-cell>
              <table:table-cell office:value-type="float" office:value="4.065608">
                <text:p>4.06560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.007007">
                <text:p>5.007007</text:p>
              </table:table-cell>
              <table:table-cell office:value-type="float" office:value="4.057807">
                <text:p>4.05780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.003683">
                <text:p>5.003683</text:p>
              </table:table-cell>
              <table:table-cell office:value-type="float" office:value="4.056028">
                <text:p>4.05602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.002649">
                <text:p>5.002649</text:p>
              </table:table-cell>
              <table:table-cell office:value-type="float" office:value="4.054623">
                <text:p>4.05462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4.991382">
                <text:p>-4.991382</text:p>
              </table:table-cell>
              <table:table-cell office:value-type="float" office:value="4.052913">
                <text:p>4.05291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4.99973">
                <text:p>4.99973</text:p>
              </table:table-cell>
              <table:table-cell office:value-type="float" office:value="4.044658">
                <text:p>4.04465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5.008701">
                <text:p>-5.008701</text:p>
              </table:table-cell>
              <table:table-cell office:value-type="float" office:value="4.042467">
                <text:p>4.04246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.002532">
                <text:p>5.002532</text:p>
              </table:table-cell>
              <table:table-cell office:value-type="float" office:value="4.042096">
                <text:p>4.04209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.00421">
                <text:p>5.00421</text:p>
              </table:table-cell>
              <table:table-cell office:value-type="float" office:value="4.041402">
                <text:p>4.04140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4.990989">
                <text:p>-4.990989</text:p>
              </table:table-cell>
              <table:table-cell office:value-type="float" office:value="4.035519">
                <text:p>4.0355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4.987317">
                <text:p>-4.987317</text:p>
              </table:table-cell>
              <table:table-cell office:value-type="float" office:value="4.035353">
                <text:p>4.03535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5.003717">
                <text:p>-5.003717</text:p>
              </table:table-cell>
              <table:table-cell office:value-type="float" office:value="4.035282">
                <text:p>4.0352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4.997089">
                <text:p>4.997089</text:p>
              </table:table-cell>
              <table:table-cell office:value-type="float" office:value="4.03429">
                <text:p>4.0342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5.00044">
                <text:p>-5.00044</text:p>
              </table:table-cell>
              <table:table-cell office:value-type="float" office:value="4.028527">
                <text:p>4.02852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4.99151">
                <text:p>4.99151</text:p>
              </table:table-cell>
              <table:table-cell office:value-type="float" office:value="4.027711">
                <text:p>4.02771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.006925">
                <text:p>5.006925</text:p>
              </table:table-cell>
              <table:table-cell office:value-type="float" office:value="4.023692">
                <text:p>4.02369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4.993532">
                <text:p>4.993532</text:p>
              </table:table-cell>
              <table:table-cell office:value-type="float" office:value="4.023199">
                <text:p>4.02319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99639">
                <text:p>4.99639</text:p>
              </table:table-cell>
              <table:table-cell office:value-type="float" office:value="4.02123">
                <text:p>4.0212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4.987052">
                <text:p>4.987052</text:p>
              </table:table-cell>
              <table:table-cell office:value-type="float" office:value="4.016034">
                <text:p>4.01603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5.007405">
                <text:p>-5.007405</text:p>
              </table:table-cell>
              <table:table-cell office:value-type="float" office:value="4.013348">
                <text:p>4.01334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.00089">
                <text:p>5.00089</text:p>
              </table:table-cell>
              <table:table-cell office:value-type="float" office:value="4.00999">
                <text:p>4.0099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4.985724">
                <text:p>4.985724</text:p>
              </table:table-cell>
              <table:table-cell office:value-type="float" office:value="4.008899">
                <text:p>4.00889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4.994712">
                <text:p>-4.994712</text:p>
              </table:table-cell>
              <table:table-cell office:value-type="float" office:value="4.006958">
                <text:p>4.00695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4.990033">
                <text:p>-4.990033</text:p>
              </table:table-cell>
              <table:table-cell office:value-type="float" office:value="4.003721">
                <text:p>4.00372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5.003595">
                <text:p>-5.003595</text:p>
              </table:table-cell>
              <table:table-cell office:value-type="float" office:value="4.002308">
                <text:p>4.00230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5.004056">
                <text:p>-5.004056</text:p>
              </table:table-cell>
              <table:table-cell office:value-type="float" office:value="4.001456">
                <text:p>4.00145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4.984636">
                <text:p>-4.984636</text:p>
              </table:table-cell>
              <table:table-cell office:value-type="float" office:value="4.000585">
                <text:p>4.00058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.004006">
                <text:p>5.004006</text:p>
              </table:table-cell>
              <table:table-cell office:value-type="float" office:value="3.993542">
                <text:p>3.99354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4.98944">
                <text:p>-4.98944</text:p>
              </table:table-cell>
              <table:table-cell office:value-type="float" office:value="3.991071">
                <text:p>3.99107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4.987026">
                <text:p>4.987026</text:p>
              </table:table-cell>
              <table:table-cell office:value-type="float" office:value="3.984431">
                <text:p>3.98443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5.002754">
                <text:p>-5.002754</text:p>
              </table:table-cell>
              <table:table-cell office:value-type="float" office:value="3.982738">
                <text:p>3.98273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5.003321">
                <text:p>-5.003321</text:p>
              </table:table-cell>
              <table:table-cell office:value-type="float" office:value="3.982177">
                <text:p>3.98217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4.99321">
                <text:p>-4.99321</text:p>
              </table:table-cell>
              <table:table-cell office:value-type="float" office:value="3.981889">
                <text:p>3.98188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4.99316">
                <text:p>-4.99316</text:p>
              </table:table-cell>
              <table:table-cell office:value-type="float" office:value="3.980355">
                <text:p>3.98035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4.986048">
                <text:p>-4.986048</text:p>
              </table:table-cell>
              <table:table-cell office:value-type="float" office:value="3.977311">
                <text:p>3.9773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.008219">
                <text:p>5.008219</text:p>
              </table:table-cell>
              <table:table-cell office:value-type="float" office:value="3.976577">
                <text:p>3.97657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4.985958">
                <text:p>4.985958</text:p>
              </table:table-cell>
              <table:table-cell office:value-type="float" office:value="3.975482">
                <text:p>3.97548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4.992361">
                <text:p>4.992361</text:p>
              </table:table-cell>
              <table:table-cell office:value-type="float" office:value="3.969523">
                <text:p>3.96952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5.010418">
                <text:p>-5.010418</text:p>
              </table:table-cell>
              <table:table-cell office:value-type="float" office:value="3.96765">
                <text:p>3.9676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.002035">
                <text:p>5.002035</text:p>
              </table:table-cell>
              <table:table-cell office:value-type="float" office:value="3.960083">
                <text:p>3.96008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5.011419">
                <text:p>-5.011419</text:p>
              </table:table-cell>
              <table:table-cell office:value-type="float" office:value="3.958133">
                <text:p>3.95813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.010481">
                <text:p>5.010481</text:p>
              </table:table-cell>
              <table:table-cell office:value-type="float" office:value="3.958034">
                <text:p>3.95803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4.999495">
                <text:p>4.999495</text:p>
              </table:table-cell>
              <table:table-cell office:value-type="float" office:value="3.957508">
                <text:p>3.95750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4.997169">
                <text:p>-4.997169</text:p>
              </table:table-cell>
              <table:table-cell office:value-type="float" office:value="3.956667">
                <text:p>3.95666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5.012944">
                <text:p>-5.012944</text:p>
              </table:table-cell>
              <table:table-cell office:value-type="float" office:value="3.956614">
                <text:p>3.9566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.009882">
                <text:p>5.009882</text:p>
              </table:table-cell>
              <table:table-cell office:value-type="float" office:value="3.955876">
                <text:p>3.95587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997339">
                <text:p>4.997339</text:p>
              </table:table-cell>
              <table:table-cell office:value-type="float" office:value="3.955843">
                <text:p>3.95584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994991">
                <text:p>4.994991</text:p>
              </table:table-cell>
              <table:table-cell office:value-type="float" office:value="3.95519">
                <text:p>3.9551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.010445">
                <text:p>5.010445</text:p>
              </table:table-cell>
              <table:table-cell office:value-type="float" office:value="3.953107">
                <text:p>3.95310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.002268">
                <text:p>5.002268</text:p>
              </table:table-cell>
              <table:table-cell office:value-type="float" office:value="3.946843">
                <text:p>3.94684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.004407">
                <text:p>5.004407</text:p>
              </table:table-cell>
              <table:table-cell office:value-type="float" office:value="3.943214">
                <text:p>3.94321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4.999866">
                <text:p>-4.999866</text:p>
              </table:table-cell>
              <table:table-cell office:value-type="float" office:value="3.94256">
                <text:p>3.9425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5.001748">
                <text:p>-5.001748</text:p>
              </table:table-cell>
              <table:table-cell office:value-type="float" office:value="3.941656">
                <text:p>3.94165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5.002499">
                <text:p>-5.002499</text:p>
              </table:table-cell>
              <table:table-cell office:value-type="float" office:value="3.93987">
                <text:p>3.9398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4.994289">
                <text:p>-4.994289</text:p>
              </table:table-cell>
              <table:table-cell office:value-type="float" office:value="3.938725">
                <text:p>3.93872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4.992488">
                <text:p>4.992488</text:p>
              </table:table-cell>
              <table:table-cell office:value-type="float" office:value="3.937575">
                <text:p>3.93757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4.988434">
                <text:p>4.988434</text:p>
              </table:table-cell>
              <table:table-cell office:value-type="float" office:value="3.937016">
                <text:p>3.93701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.008678">
                <text:p>5.008678</text:p>
              </table:table-cell>
              <table:table-cell office:value-type="float" office:value="3.936962">
                <text:p>3.93696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.004507">
                <text:p>5.004507</text:p>
              </table:table-cell>
              <table:table-cell office:value-type="float" office:value="3.936212">
                <text:p>3.93621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4.987404">
                <text:p>4.987404</text:p>
              </table:table-cell>
              <table:table-cell office:value-type="float" office:value="3.935588">
                <text:p>3.93558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.00632">
                <text:p>5.00632</text:p>
              </table:table-cell>
              <table:table-cell office:value-type="float" office:value="3.934497">
                <text:p>3.93449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4.987247">
                <text:p>-4.987247</text:p>
              </table:table-cell>
              <table:table-cell office:value-type="float" office:value="3.925588">
                <text:p>3.92558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4.991764">
                <text:p>-4.991764</text:p>
              </table:table-cell>
              <table:table-cell office:value-type="float" office:value="3.923781">
                <text:p>3.92378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.008872">
                <text:p>5.008872</text:p>
              </table:table-cell>
              <table:table-cell office:value-type="float" office:value="3.916377">
                <text:p>3.91637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5.01032">
                <text:p>-5.01032</text:p>
              </table:table-cell>
              <table:table-cell office:value-type="float" office:value="3.916373">
                <text:p>3.91637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.007044">
                <text:p>5.007044</text:p>
              </table:table-cell>
              <table:table-cell office:value-type="float" office:value="3.914259">
                <text:p>3.91425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.991838">
                <text:p>4.991838</text:p>
              </table:table-cell>
              <table:table-cell office:value-type="float" office:value="3.909104">
                <text:p>3.90910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.984782">
                <text:p>4.984782</text:p>
              </table:table-cell>
              <table:table-cell office:value-type="float" office:value="3.908986">
                <text:p>3.90898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.999985">
                <text:p>4.999985</text:p>
              </table:table-cell>
              <table:table-cell office:value-type="float" office:value="3.905246">
                <text:p>3.90524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.988873">
                <text:p>4.988873</text:p>
              </table:table-cell>
              <table:table-cell office:value-type="float" office:value="3.895351">
                <text:p>3.89535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4.997924">
                <text:p>-4.997924</text:p>
              </table:table-cell>
              <table:table-cell office:value-type="float" office:value="3.893047">
                <text:p>3.89304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.987347">
                <text:p>4.987347</text:p>
              </table:table-cell>
              <table:table-cell office:value-type="float" office:value="3.889719">
                <text:p>3.88971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4.987596">
                <text:p>-4.987596</text:p>
              </table:table-cell>
              <table:table-cell office:value-type="float" office:value="3.888615">
                <text:p>3.88861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4.996332">
                <text:p>-4.996332</text:p>
              </table:table-cell>
              <table:table-cell office:value-type="float" office:value="3.887667">
                <text:p>3.88766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.999677">
                <text:p>4.999677</text:p>
              </table:table-cell>
              <table:table-cell office:value-type="float" office:value="3.88556">
                <text:p>3.8855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4.987359">
                <text:p>-4.987359</text:p>
              </table:table-cell>
              <table:table-cell office:value-type="float" office:value="3.883935">
                <text:p>3.88393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.010865">
                <text:p>5.010865</text:p>
              </table:table-cell>
              <table:table-cell office:value-type="float" office:value="3.882767">
                <text:p>3.8827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.004146">
                <text:p>5.004146</text:p>
              </table:table-cell>
              <table:table-cell office:value-type="float" office:value="3.877739">
                <text:p>3.87773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.004718">
                <text:p>5.004718</text:p>
              </table:table-cell>
              <table:table-cell office:value-type="float" office:value="3.875852">
                <text:p>3.87585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5.011735">
                <text:p>-5.011735</text:p>
              </table:table-cell>
              <table:table-cell office:value-type="float" office:value="3.874108">
                <text:p>3.87410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4.997981">
                <text:p>-4.997981</text:p>
              </table:table-cell>
              <table:table-cell office:value-type="float" office:value="3.873578">
                <text:p>3.87357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.001755">
                <text:p>5.001755</text:p>
              </table:table-cell>
              <table:table-cell office:value-type="float" office:value="3.871728">
                <text:p>3.87172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4.991985">
                <text:p>-4.991985</text:p>
              </table:table-cell>
              <table:table-cell office:value-type="float" office:value="3.867089">
                <text:p>3.86708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.012357">
                <text:p>5.012357</text:p>
              </table:table-cell>
              <table:table-cell office:value-type="float" office:value="3.866521">
                <text:p>3.86652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.001081">
                <text:p>5.001081</text:p>
              </table:table-cell>
              <table:table-cell office:value-type="float" office:value="3.859303">
                <text:p>3.85930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4.992062">
                <text:p>-4.992062</text:p>
              </table:table-cell>
              <table:table-cell office:value-type="float" office:value="3.856173">
                <text:p>3.85617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.014366">
                <text:p>5.014366</text:p>
              </table:table-cell>
              <table:table-cell office:value-type="float" office:value="3.854539">
                <text:p>3.85453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5.008945">
                <text:p>-5.008945</text:p>
              </table:table-cell>
              <table:table-cell office:value-type="float" office:value="3.853628">
                <text:p>3.85362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5.003152">
                <text:p>-5.003152</text:p>
              </table:table-cell>
              <table:table-cell office:value-type="float" office:value="3.852931">
                <text:p>3.85293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.001973">
                <text:p>5.001973</text:p>
              </table:table-cell>
              <table:table-cell office:value-type="float" office:value="3.851951">
                <text:p>3.85195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.011525">
                <text:p>5.011525</text:p>
              </table:table-cell>
              <table:table-cell office:value-type="float" office:value="3.851164">
                <text:p>3.85116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4.98389">
                <text:p>4.98389</text:p>
              </table:table-cell>
              <table:table-cell office:value-type="float" office:value="3.850733">
                <text:p>3.85073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4.997313">
                <text:p>-4.997313</text:p>
              </table:table-cell>
              <table:table-cell office:value-type="float" office:value="3.845476">
                <text:p>3.84547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4.999607">
                <text:p>4.999607</text:p>
              </table:table-cell>
              <table:table-cell office:value-type="float" office:value="3.842216">
                <text:p>3.84221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5.011193">
                <text:p>-5.011193</text:p>
              </table:table-cell>
              <table:table-cell office:value-type="float" office:value="3.838858">
                <text:p>3.83885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5.009239">
                <text:p>-5.009239</text:p>
              </table:table-cell>
              <table:table-cell office:value-type="float" office:value="3.837619">
                <text:p>3.83761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4.989801">
                <text:p>-4.989801</text:p>
              </table:table-cell>
              <table:table-cell office:value-type="float" office:value="3.835827">
                <text:p>3.83582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.010276">
                <text:p>5.010276</text:p>
              </table:table-cell>
              <table:table-cell office:value-type="float" office:value="3.833736">
                <text:p>3.83373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4.996381">
                <text:p>4.996381</text:p>
              </table:table-cell>
              <table:table-cell office:value-type="float" office:value="3.832882">
                <text:p>3.83288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.001437">
                <text:p>5.001437</text:p>
              </table:table-cell>
              <table:table-cell office:value-type="float" office:value="3.83152">
                <text:p>3.8315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.992149">
                <text:p>4.992149</text:p>
              </table:table-cell>
              <table:table-cell office:value-type="float" office:value="3.83107">
                <text:p>3.8310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5.011616">
                <text:p>-5.011616</text:p>
              </table:table-cell>
              <table:table-cell office:value-type="float" office:value="3.829337">
                <text:p>3.82933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5.004674">
                <text:p>-5.004674</text:p>
              </table:table-cell>
              <table:table-cell office:value-type="float" office:value="3.828811">
                <text:p>3.82881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.009583">
                <text:p>5.009583</text:p>
              </table:table-cell>
              <table:table-cell office:value-type="float" office:value="3.827942">
                <text:p>3.82794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.006018">
                <text:p>5.006018</text:p>
              </table:table-cell>
              <table:table-cell office:value-type="float" office:value="3.826993">
                <text:p>3.82699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4.989114">
                <text:p>-4.989114</text:p>
              </table:table-cell>
              <table:table-cell office:value-type="float" office:value="3.826629">
                <text:p>3.82662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4.99664">
                <text:p>-4.99664</text:p>
              </table:table-cell>
              <table:table-cell office:value-type="float" office:value="3.822436">
                <text:p>3.82243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.011075">
                <text:p>5.011075</text:p>
              </table:table-cell>
              <table:table-cell office:value-type="float" office:value="3.821589">
                <text:p>3.82158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.001759">
                <text:p>5.001759</text:p>
              </table:table-cell>
              <table:table-cell office:value-type="float" office:value="3.821412">
                <text:p>3.82141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4.994573">
                <text:p>4.994573</text:p>
              </table:table-cell>
              <table:table-cell office:value-type="float" office:value="3.819444">
                <text:p>3.81944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.006445">
                <text:p>5.006445</text:p>
              </table:table-cell>
              <table:table-cell office:value-type="float" office:value="3.817361">
                <text:p>3.81736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5.00595">
                <text:p>-5.00595</text:p>
              </table:table-cell>
              <table:table-cell office:value-type="float" office:value="3.814589">
                <text:p>3.81458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4.987242">
                <text:p>-4.987242</text:p>
              </table:table-cell>
              <table:table-cell office:value-type="float" office:value="3.807741">
                <text:p>3.80774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5.00795">
                <text:p>-5.00795</text:p>
              </table:table-cell>
              <table:table-cell office:value-type="float" office:value="3.807706">
                <text:p>3.80770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4.990881">
                <text:p>4.990881</text:p>
              </table:table-cell>
              <table:table-cell office:value-type="float" office:value="3.807162">
                <text:p>3.80716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5.007011">
                <text:p>-5.007011</text:p>
              </table:table-cell>
              <table:table-cell office:value-type="float" office:value="3.803846">
                <text:p>3.80384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4.994598">
                <text:p>4.994598</text:p>
              </table:table-cell>
              <table:table-cell office:value-type="float" office:value="3.802716">
                <text:p>3.802716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5.011105">
                <text:p>-5.011105</text:p>
              </table:table-cell>
              <table:table-cell office:value-type="float" office:value="3.797466">
                <text:p>3.79746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.012871">
                <text:p>5.012871</text:p>
              </table:table-cell>
              <table:table-cell office:value-type="float" office:value="3.796425">
                <text:p>3.79642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.005664">
                <text:p>5.005664</text:p>
              </table:table-cell>
              <table:table-cell office:value-type="float" office:value="3.794327">
                <text:p>3.79432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5.001162">
                <text:p>-5.001162</text:p>
              </table:table-cell>
              <table:table-cell office:value-type="float" office:value="3.793851">
                <text:p>3.79385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.00135">
                <text:p>5.00135</text:p>
              </table:table-cell>
              <table:table-cell office:value-type="float" office:value="3.793016">
                <text:p>3.79301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5.003769">
                <text:p>-5.003769</text:p>
              </table:table-cell>
              <table:table-cell office:value-type="float" office:value="3.789881">
                <text:p>3.78988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4.991842">
                <text:p>4.991842</text:p>
              </table:table-cell>
              <table:table-cell office:value-type="float" office:value="3.787724">
                <text:p>3.78772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5.012403">
                <text:p>-5.012403</text:p>
              </table:table-cell>
              <table:table-cell office:value-type="float" office:value="3.783319">
                <text:p>3.78331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.010729">
                <text:p>5.010729</text:p>
              </table:table-cell>
              <table:table-cell office:value-type="float" office:value="3.782605">
                <text:p>3.78260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.002435">
                <text:p>5.002435</text:p>
              </table:table-cell>
              <table:table-cell office:value-type="float" office:value="3.780736">
                <text:p>3.78073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.998183">
                <text:p>4.998183</text:p>
              </table:table-cell>
              <table:table-cell office:value-type="float" office:value="3.779453">
                <text:p>3.77945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4.987343">
                <text:p>4.987343</text:p>
              </table:table-cell>
              <table:table-cell office:value-type="float" office:value="3.778193">
                <text:p>3.77819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.002983">
                <text:p>5.002983</text:p>
              </table:table-cell>
              <table:table-cell office:value-type="float" office:value="3.777441">
                <text:p>3.77744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.000718">
                <text:p>5.000718</text:p>
              </table:table-cell>
              <table:table-cell office:value-type="float" office:value="3.772664">
                <text:p>3.77266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5.008732">
                <text:p>-5.008732</text:p>
              </table:table-cell>
              <table:table-cell office:value-type="float" office:value="3.770676">
                <text:p>3.77067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.015936">
                <text:p>5.015936</text:p>
              </table:table-cell>
              <table:table-cell office:value-type="float" office:value="3.767161">
                <text:p>3.76716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.005463">
                <text:p>5.005463</text:p>
              </table:table-cell>
              <table:table-cell office:value-type="float" office:value="3.765336">
                <text:p>3.76533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4.995639">
                <text:p>4.995639</text:p>
              </table:table-cell>
              <table:table-cell office:value-type="float" office:value="3.764376">
                <text:p>3.76437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5.002212">
                <text:p>-5.002212</text:p>
              </table:table-cell>
              <table:table-cell office:value-type="float" office:value="3.759845">
                <text:p>3.75984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4.991136">
                <text:p>-4.991136</text:p>
              </table:table-cell>
              <table:table-cell office:value-type="float" office:value="3.759324">
                <text:p>3.759324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5.003182">
                <text:p>-5.003182</text:p>
              </table:table-cell>
              <table:table-cell office:value-type="float" office:value="3.759055">
                <text:p>3.75905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4.989544">
                <text:p>4.989544</text:p>
              </table:table-cell>
              <table:table-cell office:value-type="float" office:value="3.753913">
                <text:p>3.7539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5.007695">
                <text:p>-5.007695</text:p>
              </table:table-cell>
              <table:table-cell office:value-type="float" office:value="3.751523">
                <text:p>3.75152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4.993353">
                <text:p>4.993353</text:p>
              </table:table-cell>
              <table:table-cell office:value-type="float" office:value="3.750769">
                <text:p>3.7507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.993516">
                <text:p>4.993516</text:p>
              </table:table-cell>
              <table:table-cell office:value-type="float" office:value="3.749986">
                <text:p>3.74998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4.995302">
                <text:p>4.995302</text:p>
              </table:table-cell>
              <table:table-cell office:value-type="float" office:value="3.747326">
                <text:p>3.74732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4.990858">
                <text:p>-4.990858</text:p>
              </table:table-cell>
              <table:table-cell office:value-type="float" office:value="3.745491">
                <text:p>3.74549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5.011326">
                <text:p>-5.011326</text:p>
              </table:table-cell>
              <table:table-cell office:value-type="float" office:value="3.744056">
                <text:p>3.74405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.006965">
                <text:p>5.006965</text:p>
              </table:table-cell>
              <table:table-cell office:value-type="float" office:value="3.743199">
                <text:p>3.74319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.003407">
                <text:p>5.003407</text:p>
              </table:table-cell>
              <table:table-cell office:value-type="float" office:value="3.740757">
                <text:p>3.74075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.992067">
                <text:p>4.992067</text:p>
              </table:table-cell>
              <table:table-cell office:value-type="float" office:value="3.739827">
                <text:p>3.73982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5.005621">
                <text:p>-5.005621</text:p>
              </table:table-cell>
              <table:table-cell office:value-type="float" office:value="3.72619">
                <text:p>3.7261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.003726">
                <text:p>5.003726</text:p>
              </table:table-cell>
              <table:table-cell office:value-type="float" office:value="3.721965">
                <text:p>3.7219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4.993058">
                <text:p>4.993058</text:p>
              </table:table-cell>
              <table:table-cell office:value-type="float" office:value="3.717019">
                <text:p>3.71701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5.002064">
                <text:p>-5.002064</text:p>
              </table:table-cell>
              <table:table-cell office:value-type="float" office:value="3.716667">
                <text:p>3.71666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.007746">
                <text:p>5.007746</text:p>
              </table:table-cell>
              <table:table-cell office:value-type="float" office:value="3.704982">
                <text:p>3.70498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.007119">
                <text:p>5.007119</text:p>
              </table:table-cell>
              <table:table-cell office:value-type="float" office:value="3.702149">
                <text:p>3.70214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.002317">
                <text:p>5.002317</text:p>
              </table:table-cell>
              <table:table-cell office:value-type="float" office:value="3.699769">
                <text:p>3.6997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4.986489">
                <text:p>4.986489</text:p>
              </table:table-cell>
              <table:table-cell office:value-type="float" office:value="3.697249">
                <text:p>3.69724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4.987027">
                <text:p>4.987027</text:p>
              </table:table-cell>
              <table:table-cell office:value-type="float" office:value="3.696053">
                <text:p>3.69605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4.999491">
                <text:p>4.999491</text:p>
              </table:table-cell>
              <table:table-cell office:value-type="float" office:value="3.696024">
                <text:p>3.69602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4.990173">
                <text:p>4.990173</text:p>
              </table:table-cell>
              <table:table-cell office:value-type="float" office:value="3.69546">
                <text:p>3.695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4.987677">
                <text:p>-4.987677</text:p>
              </table:table-cell>
              <table:table-cell office:value-type="float" office:value="3.693885">
                <text:p>3.69388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4.989432">
                <text:p>-4.989432</text:p>
              </table:table-cell>
              <table:table-cell office:value-type="float" office:value="3.690789">
                <text:p>3.69078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4.992855">
                <text:p>-4.992855</text:p>
              </table:table-cell>
              <table:table-cell office:value-type="float" office:value="3.687463">
                <text:p>3.68746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4.991813">
                <text:p>4.991813</text:p>
              </table:table-cell>
              <table:table-cell office:value-type="float" office:value="3.681865">
                <text:p>3.68186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5.006038">
                <text:p>-5.006038</text:p>
              </table:table-cell>
              <table:table-cell office:value-type="float" office:value="3.681755">
                <text:p>3.68175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5.001668">
                <text:p>-5.001668</text:p>
              </table:table-cell>
              <table:table-cell office:value-type="float" office:value="3.681213">
                <text:p>3.68121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4.997653">
                <text:p>4.997653</text:p>
              </table:table-cell>
              <table:table-cell office:value-type="float" office:value="3.680596">
                <text:p>3.68059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4.987455">
                <text:p>4.987455</text:p>
              </table:table-cell>
              <table:table-cell office:value-type="float" office:value="3.676586">
                <text:p>3.67658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5.001014">
                <text:p>-5.001014</text:p>
              </table:table-cell>
              <table:table-cell office:value-type="float" office:value="3.673524">
                <text:p>3.67352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.008526">
                <text:p>5.008526</text:p>
              </table:table-cell>
              <table:table-cell office:value-type="float" office:value="3.67319">
                <text:p>3.6731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4.997169">
                <text:p>4.997169</text:p>
              </table:table-cell>
              <table:table-cell office:value-type="float" office:value="3.671635">
                <text:p>3.67163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.003553">
                <text:p>5.003553</text:p>
              </table:table-cell>
              <table:table-cell office:value-type="float" office:value="3.670094">
                <text:p>3.67009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4.991442">
                <text:p>-4.991442</text:p>
              </table:table-cell>
              <table:table-cell office:value-type="float" office:value="3.669623">
                <text:p>3.66962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4.991208">
                <text:p>4.991208</text:p>
              </table:table-cell>
              <table:table-cell office:value-type="float" office:value="3.669475">
                <text:p>3.66947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4.996205">
                <text:p>4.996205</text:p>
              </table:table-cell>
              <table:table-cell office:value-type="float" office:value="3.667139">
                <text:p>3.66713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4.997716">
                <text:p>-4.997716</text:p>
              </table:table-cell>
              <table:table-cell office:value-type="float" office:value="3.664697">
                <text:p>3.66469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5.010251">
                <text:p>-5.010251</text:p>
              </table:table-cell>
              <table:table-cell office:value-type="float" office:value="3.664199">
                <text:p>3.66419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5.000823">
                <text:p>-5.000823</text:p>
              </table:table-cell>
              <table:table-cell office:value-type="float" office:value="3.663649">
                <text:p>3.663649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.000692">
                <text:p>5.000692</text:p>
              </table:table-cell>
              <table:table-cell office:value-type="float" office:value="3.662632">
                <text:p>3.66263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5.00113">
                <text:p>-5.00113</text:p>
              </table:table-cell>
              <table:table-cell office:value-type="float" office:value="3.655716">
                <text:p>3.65571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4.98705">
                <text:p>4.98705</text:p>
              </table:table-cell>
              <table:table-cell office:value-type="float" office:value="3.654996">
                <text:p>3.65499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4.99739">
                <text:p>-4.99739</text:p>
              </table:table-cell>
              <table:table-cell office:value-type="float" office:value="3.647297">
                <text:p>3.64729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4.998066">
                <text:p>4.998066</text:p>
              </table:table-cell>
              <table:table-cell office:value-type="float" office:value="3.646592">
                <text:p>3.64659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4.996408">
                <text:p>4.996408</text:p>
              </table:table-cell>
              <table:table-cell office:value-type="float" office:value="3.646206">
                <text:p>3.64620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.998257">
                <text:p>4.998257</text:p>
              </table:table-cell>
              <table:table-cell office:value-type="float" office:value="3.642556">
                <text:p>3.64255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.008613">
                <text:p>5.008613</text:p>
              </table:table-cell>
              <table:table-cell office:value-type="float" office:value="3.638806">
                <text:p>3.63880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4.998292">
                <text:p>-4.998292</text:p>
              </table:table-cell>
              <table:table-cell office:value-type="float" office:value="3.637533">
                <text:p>3.63753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.004159">
                <text:p>5.004159</text:p>
              </table:table-cell>
              <table:table-cell office:value-type="float" office:value="3.636905">
                <text:p>3.63690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4.99169">
                <text:p>-4.99169</text:p>
              </table:table-cell>
              <table:table-cell office:value-type="float" office:value="3.636626">
                <text:p>3.63662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.000389">
                <text:p>5.000389</text:p>
              </table:table-cell>
              <table:table-cell office:value-type="float" office:value="3.634085">
                <text:p>3.63408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4.985247">
                <text:p>4.985247</text:p>
              </table:table-cell>
              <table:table-cell office:value-type="float" office:value="3.633978">
                <text:p>3.63397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4.999975">
                <text:p>-4.999975</text:p>
              </table:table-cell>
              <table:table-cell office:value-type="float" office:value="3.631746">
                <text:p>3.63174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4.987513">
                <text:p>4.987513</text:p>
              </table:table-cell>
              <table:table-cell office:value-type="float" office:value="3.630689">
                <text:p>3.63068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4.997505">
                <text:p>4.997505</text:p>
              </table:table-cell>
              <table:table-cell office:value-type="float" office:value="3.630025">
                <text:p>3.63002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4.989234">
                <text:p>4.989234</text:p>
              </table:table-cell>
              <table:table-cell office:value-type="float" office:value="3.629081">
                <text:p>3.62908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.005188">
                <text:p>5.005188</text:p>
              </table:table-cell>
              <table:table-cell office:value-type="float" office:value="3.626195">
                <text:p>3.62619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5.00195">
                <text:p>-5.00195</text:p>
              </table:table-cell>
              <table:table-cell office:value-type="float" office:value="3.62431">
                <text:p>3.6243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.992571">
                <text:p>4.992571</text:p>
              </table:table-cell>
              <table:table-cell office:value-type="float" office:value="3.624069">
                <text:p>3.6240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4.991749">
                <text:p>-4.991749</text:p>
              </table:table-cell>
              <table:table-cell office:value-type="float" office:value="3.622785">
                <text:p>3.62278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5.005082">
                <text:p>-5.005082</text:p>
              </table:table-cell>
              <table:table-cell office:value-type="float" office:value="3.622441">
                <text:p>3.62244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5.010097">
                <text:p>-5.010097</text:p>
              </table:table-cell>
              <table:table-cell office:value-type="float" office:value="3.621388">
                <text:p>3.62138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5.003846">
                <text:p>-5.003846</text:p>
              </table:table-cell>
              <table:table-cell office:value-type="float" office:value="3.61907">
                <text:p>3.6190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5.007365">
                <text:p>-5.007365</text:p>
              </table:table-cell>
              <table:table-cell office:value-type="float" office:value="3.618948">
                <text:p>3.61894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4.990597">
                <text:p>-4.990597</text:p>
              </table:table-cell>
              <table:table-cell office:value-type="float" office:value="3.612401">
                <text:p>3.61240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4.987428">
                <text:p>-4.987428</text:p>
              </table:table-cell>
              <table:table-cell office:value-type="float" office:value="3.610734">
                <text:p>3.610734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5.000278">
                <text:p>-5.000278</text:p>
              </table:table-cell>
              <table:table-cell office:value-type="float" office:value="3.61067">
                <text:p>3.6106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5.008162">
                <text:p>-5.008162</text:p>
              </table:table-cell>
              <table:table-cell office:value-type="float" office:value="3.609835">
                <text:p>3.60983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4.986627">
                <text:p>4.986627</text:p>
              </table:table-cell>
              <table:table-cell office:value-type="float" office:value="3.608702">
                <text:p>3.608702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5.001157">
                <text:p>-5.001157</text:p>
              </table:table-cell>
              <table:table-cell office:value-type="float" office:value="3.604136">
                <text:p>3.604136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4.996269">
                <text:p>-4.996269</text:p>
              </table:table-cell>
              <table:table-cell office:value-type="float" office:value="3.600585">
                <text:p>3.60058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4.999818">
                <text:p>4.999818</text:p>
              </table:table-cell>
              <table:table-cell office:value-type="float" office:value="3.59923">
                <text:p>3.5992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.001371">
                <text:p>5.001371</text:p>
              </table:table-cell>
              <table:table-cell office:value-type="float" office:value="3.597218">
                <text:p>3.59721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4.986475">
                <text:p>-4.986475</text:p>
              </table:table-cell>
              <table:table-cell office:value-type="float" office:value="3.587038">
                <text:p>3.58703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4.996879">
                <text:p>-4.996879</text:p>
              </table:table-cell>
              <table:table-cell office:value-type="float" office:value="3.585733">
                <text:p>3.58573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5.002588">
                <text:p>-5.002588</text:p>
              </table:table-cell>
              <table:table-cell office:value-type="float" office:value="3.585076">
                <text:p>3.58507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5.001906">
                <text:p>-5.001906</text:p>
              </table:table-cell>
              <table:table-cell office:value-type="float" office:value="3.580071">
                <text:p>3.58007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5.003605">
                <text:p>5.003605</text:p>
              </table:table-cell>
              <table:table-cell office:value-type="float" office:value="3.578509">
                <text:p>3.57850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4.989143">
                <text:p>-4.989143</text:p>
              </table:table-cell>
              <table:table-cell office:value-type="float" office:value="3.576473">
                <text:p>3.576473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.987734">
                <text:p>4.987734</text:p>
              </table:table-cell>
              <table:table-cell office:value-type="float" office:value="3.573683">
                <text:p>3.573683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4.995384">
                <text:p>-4.995384</text:p>
              </table:table-cell>
              <table:table-cell office:value-type="float" office:value="3.572973">
                <text:p>3.57297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4.997555">
                <text:p>-4.997555</text:p>
              </table:table-cell>
              <table:table-cell office:value-type="float" office:value="3.572883">
                <text:p>3.57288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4.990374">
                <text:p>4.990374</text:p>
              </table:table-cell>
              <table:table-cell office:value-type="float" office:value="3.568866">
                <text:p>3.56886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5.014098">
                <text:p>5.014098</text:p>
              </table:table-cell>
              <table:table-cell office:value-type="float" office:value="3.56378">
                <text:p>3.5637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5.009493">
                <text:p>-5.009493</text:p>
              </table:table-cell>
              <table:table-cell office:value-type="float" office:value="3.56244">
                <text:p>3.5624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5.005889">
                <text:p>5.005889</text:p>
              </table:table-cell>
              <table:table-cell office:value-type="float" office:value="3.560739">
                <text:p>3.56073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4.996973">
                <text:p>4.996973</text:p>
              </table:table-cell>
              <table:table-cell office:value-type="float" office:value="3.554762">
                <text:p>3.554762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4.99786">
                <text:p>4.99786</text:p>
              </table:table-cell>
              <table:table-cell office:value-type="float" office:value="3.551495">
                <text:p>3.55149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4.99678">
                <text:p>4.99678</text:p>
              </table:table-cell>
              <table:table-cell office:value-type="float" office:value="3.549646">
                <text:p>3.54964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4.994063">
                <text:p>-4.994063</text:p>
              </table:table-cell>
              <table:table-cell office:value-type="float" office:value="3.545295">
                <text:p>3.54529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4.991268">
                <text:p>-4.991268</text:p>
              </table:table-cell>
              <table:table-cell office:value-type="float" office:value="3.544643">
                <text:p>3.54464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5.002285">
                <text:p>-5.002285</text:p>
              </table:table-cell>
              <table:table-cell office:value-type="float" office:value="3.543734">
                <text:p>3.54373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4.993666">
                <text:p>-4.993666</text:p>
              </table:table-cell>
              <table:table-cell office:value-type="float" office:value="3.542707">
                <text:p>3.54270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5.005838">
                <text:p>-5.005838</text:p>
              </table:table-cell>
              <table:table-cell office:value-type="float" office:value="3.542678">
                <text:p>3.54267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.007791">
                <text:p>5.007791</text:p>
              </table:table-cell>
              <table:table-cell office:value-type="float" office:value="3.537275">
                <text:p>3.5372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.000954">
                <text:p>5.000954</text:p>
              </table:table-cell>
              <table:table-cell office:value-type="float" office:value="3.532594">
                <text:p>3.53259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5.01037">
                <text:p>5.01037</text:p>
              </table:table-cell>
              <table:table-cell office:value-type="float" office:value="3.531938">
                <text:p>3.53193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5.002749">
                <text:p>5.002749</text:p>
              </table:table-cell>
              <table:table-cell office:value-type="float" office:value="3.5307">
                <text:p>3.530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4.995703">
                <text:p>-4.995703</text:p>
              </table:table-cell>
              <table:table-cell office:value-type="float" office:value="3.528831">
                <text:p>3.52883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4.997978">
                <text:p>-4.997978</text:p>
              </table:table-cell>
              <table:table-cell office:value-type="float" office:value="3.521588">
                <text:p>3.52158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5.010342">
                <text:p>5.010342</text:p>
              </table:table-cell>
              <table:table-cell office:value-type="float" office:value="3.512708">
                <text:p>3.51270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4.998864">
                <text:p>-4.998864</text:p>
              </table:table-cell>
              <table:table-cell office:value-type="float" office:value="3.510331">
                <text:p>3.51033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5.010612">
                <text:p>5.010612</text:p>
              </table:table-cell>
              <table:table-cell office:value-type="float" office:value="3.510098">
                <text:p>3.51009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.998191">
                <text:p>4.998191</text:p>
              </table:table-cell>
              <table:table-cell office:value-type="float" office:value="3.50856">
                <text:p>3.5085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5.001432">
                <text:p>5.001432</text:p>
              </table:table-cell>
              <table:table-cell office:value-type="float" office:value="3.506293">
                <text:p>3.5062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4.99315">
                <text:p>-4.99315</text:p>
              </table:table-cell>
              <table:table-cell office:value-type="float" office:value="3.50419">
                <text:p>3.5041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4.996361">
                <text:p>-4.996361</text:p>
              </table:table-cell>
              <table:table-cell office:value-type="float" office:value="3.503994">
                <text:p>3.50399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5.006798">
                <text:p>-5.006798</text:p>
              </table:table-cell>
              <table:table-cell office:value-type="float" office:value="3.49625">
                <text:p>3.4962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5.004468">
                <text:p>5.004468</text:p>
              </table:table-cell>
              <table:table-cell office:value-type="float" office:value="3.496211">
                <text:p>3.49621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-5.000607">
                <text:p>-5.000607</text:p>
              </table:table-cell>
              <table:table-cell office:value-type="float" office:value="3.492986">
                <text:p>3.49298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5.001279">
                <text:p>5.001279</text:p>
              </table:table-cell>
              <table:table-cell office:value-type="float" office:value="3.492787">
                <text:p>3.49278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4.998353">
                <text:p>4.998353</text:p>
              </table:table-cell>
              <table:table-cell office:value-type="float" office:value="3.489144">
                <text:p>3.48914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5.010373">
                <text:p>5.010373</text:p>
              </table:table-cell>
              <table:table-cell office:value-type="float" office:value="3.489077">
                <text:p>3.48907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-5.003055">
                <text:p>-5.003055</text:p>
              </table:table-cell>
              <table:table-cell office:value-type="float" office:value="3.489063">
                <text:p>3.48906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4.997027">
                <text:p>4.997027</text:p>
              </table:table-cell>
              <table:table-cell office:value-type="float" office:value="3.487031">
                <text:p>3.487031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4.993889">
                <text:p>4.993889</text:p>
              </table:table-cell>
              <table:table-cell office:value-type="float" office:value="3.486848">
                <text:p>3.48684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-4.995913">
                <text:p>-4.995913</text:p>
              </table:table-cell>
              <table:table-cell office:value-type="float" office:value="3.485539">
                <text:p>3.48553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-5.008376">
                <text:p>-5.008376</text:p>
              </table:table-cell>
              <table:table-cell office:value-type="float" office:value="3.482874">
                <text:p>3.48287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5.005734">
                <text:p>5.005734</text:p>
              </table:table-cell>
              <table:table-cell office:value-type="float" office:value="3.47912">
                <text:p>3.4791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-5.008062">
                <text:p>-5.008062</text:p>
              </table:table-cell>
              <table:table-cell office:value-type="float" office:value="3.469048">
                <text:p>3.46904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5.004728">
                <text:p>5.004728</text:p>
              </table:table-cell>
              <table:table-cell office:value-type="float" office:value="3.468869">
                <text:p>3.46886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-4.987958">
                <text:p>-4.987958</text:p>
              </table:table-cell>
              <table:table-cell office:value-type="float" office:value="3.468457">
                <text:p>3.468457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-5.008045">
                <text:p>-5.008045</text:p>
              </table:table-cell>
              <table:table-cell office:value-type="float" office:value="3.46703">
                <text:p>3.4670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-4.986602">
                <text:p>-4.986602</text:p>
              </table:table-cell>
              <table:table-cell office:value-type="float" office:value="3.466305">
                <text:p>3.46630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-5.001532">
                <text:p>-5.001532</text:p>
              </table:table-cell>
              <table:table-cell office:value-type="float" office:value="3.464058">
                <text:p>3.46405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-5.005299">
                <text:p>-5.005299</text:p>
              </table:table-cell>
              <table:table-cell office:value-type="float" office:value="3.463319">
                <text:p>3.46331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4.993794">
                <text:p>4.993794</text:p>
              </table:table-cell>
              <table:table-cell office:value-type="float" office:value="3.454337">
                <text:p>3.45433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-4.991048">
                <text:p>-4.991048</text:p>
              </table:table-cell>
              <table:table-cell office:value-type="float" office:value="3.452771">
                <text:p>3.45277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-4.997733">
                <text:p>-4.997733</text:p>
              </table:table-cell>
              <table:table-cell office:value-type="float" office:value="3.452469">
                <text:p>3.452469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-4.994742">
                <text:p>-4.994742</text:p>
              </table:table-cell>
              <table:table-cell office:value-type="float" office:value="3.452209">
                <text:p>3.45220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-5.01261">
                <text:p>-5.01261</text:p>
              </table:table-cell>
              <table:table-cell office:value-type="float" office:value="3.448452">
                <text:p>3.448452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5.000447">
                <text:p>5.000447</text:p>
              </table:table-cell>
              <table:table-cell office:value-type="float" office:value="3.448211">
                <text:p>3.448211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.987724">
                <text:p>4.987724</text:p>
              </table:table-cell>
              <table:table-cell office:value-type="float" office:value="3.447889">
                <text:p>3.44788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.995534">
                <text:p>4.995534</text:p>
              </table:table-cell>
              <table:table-cell office:value-type="float" office:value="3.445898">
                <text:p>3.44589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4.991585">
                <text:p>4.991585</text:p>
              </table:table-cell>
              <table:table-cell office:value-type="float" office:value="3.445889">
                <text:p>3.445889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-4.996391">
                <text:p>-4.996391</text:p>
              </table:table-cell>
              <table:table-cell office:value-type="float" office:value="3.445139">
                <text:p>3.44513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5.00045">
                <text:p>5.00045</text:p>
              </table:table-cell>
              <table:table-cell office:value-type="float" office:value="3.443351">
                <text:p>3.44335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-5.006647">
                <text:p>-5.006647</text:p>
              </table:table-cell>
              <table:table-cell office:value-type="float" office:value="3.443053">
                <text:p>3.44305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5.001337">
                <text:p>5.001337</text:p>
              </table:table-cell>
              <table:table-cell office:value-type="float" office:value="3.442079">
                <text:p>3.44207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-5.00672">
                <text:p>-5.00672</text:p>
              </table:table-cell>
              <table:table-cell office:value-type="float" office:value="3.441571">
                <text:p>3.44157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-4.999802">
                <text:p>-4.999802</text:p>
              </table:table-cell>
              <table:table-cell office:value-type="float" office:value="3.441394">
                <text:p>3.44139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.005642">
                <text:p>5.005642</text:p>
              </table:table-cell>
              <table:table-cell office:value-type="float" office:value="3.436954">
                <text:p>3.43695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-4.99295">
                <text:p>-4.99295</text:p>
              </table:table-cell>
              <table:table-cell office:value-type="float" office:value="3.434108">
                <text:p>3.43410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.014115">
                <text:p>5.014115</text:p>
              </table:table-cell>
              <table:table-cell office:value-type="float" office:value="3.430557">
                <text:p>3.430557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4.99777">
                <text:p>4.99777</text:p>
              </table:table-cell>
              <table:table-cell office:value-type="float" office:value="3.428952">
                <text:p>3.42895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.012102">
                <text:p>5.012102</text:p>
              </table:table-cell>
              <table:table-cell office:value-type="float" office:value="3.426402">
                <text:p>3.42640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4.997846">
                <text:p>4.997846</text:p>
              </table:table-cell>
              <table:table-cell office:value-type="float" office:value="3.423341">
                <text:p>3.42334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.985767">
                <text:p>4.985767</text:p>
              </table:table-cell>
              <table:table-cell office:value-type="float" office:value="3.423015">
                <text:p>3.42301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4.994822">
                <text:p>4.994822</text:p>
              </table:table-cell>
              <table:table-cell office:value-type="float" office:value="3.422704">
                <text:p>3.422704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4.992434">
                <text:p>4.992434</text:p>
              </table:table-cell>
              <table:table-cell office:value-type="float" office:value="3.421406">
                <text:p>3.42140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4.983882">
                <text:p>4.983882</text:p>
              </table:table-cell>
              <table:table-cell office:value-type="float" office:value="3.420469">
                <text:p>3.42046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.996407">
                <text:p>4.996407</text:p>
              </table:table-cell>
              <table:table-cell office:value-type="float" office:value="3.41799">
                <text:p>3.4179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5.001071">
                <text:p>5.001071</text:p>
              </table:table-cell>
              <table:table-cell office:value-type="float" office:value="3.416634">
                <text:p>3.41663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4.996996">
                <text:p>4.996996</text:p>
              </table:table-cell>
              <table:table-cell office:value-type="float" office:value="3.415345">
                <text:p>3.41534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-5.011509">
                <text:p>-5.011509</text:p>
              </table:table-cell>
              <table:table-cell office:value-type="float" office:value="3.413543">
                <text:p>3.41354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-5.008485">
                <text:p>-5.008485</text:p>
              </table:table-cell>
              <table:table-cell office:value-type="float" office:value="3.411052">
                <text:p>3.41105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-4.990557">
                <text:p>-4.990557</text:p>
              </table:table-cell>
              <table:table-cell office:value-type="float" office:value="3.410975">
                <text:p>3.41097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-5.003377">
                <text:p>-5.003377</text:p>
              </table:table-cell>
              <table:table-cell office:value-type="float" office:value="3.408844">
                <text:p>3.40884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-4.993474">
                <text:p>-4.993474</text:p>
              </table:table-cell>
              <table:table-cell office:value-type="float" office:value="3.407482">
                <text:p>3.40748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4.99666">
                <text:p>4.99666</text:p>
              </table:table-cell>
              <table:table-cell office:value-type="float" office:value="3.40649">
                <text:p>3.4064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4.988474">
                <text:p>4.988474</text:p>
              </table:table-cell>
              <table:table-cell office:value-type="float" office:value="3.404225">
                <text:p>3.40422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-5.008695">
                <text:p>-5.008695</text:p>
              </table:table-cell>
              <table:table-cell office:value-type="float" office:value="3.397129">
                <text:p>3.39712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.994158">
                <text:p>4.994158</text:p>
              </table:table-cell>
              <table:table-cell office:value-type="float" office:value="3.396633">
                <text:p>3.39663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-4.997463">
                <text:p>-4.997463</text:p>
              </table:table-cell>
              <table:table-cell office:value-type="float" office:value="3.395624">
                <text:p>3.39562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5.004026">
                <text:p>5.004026</text:p>
              </table:table-cell>
              <table:table-cell office:value-type="float" office:value="3.394276">
                <text:p>3.394276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5.004907">
                <text:p>5.004907</text:p>
              </table:table-cell>
              <table:table-cell office:value-type="float" office:value="3.393967">
                <text:p>3.39396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-5.010325">
                <text:p>-5.010325</text:p>
              </table:table-cell>
              <table:table-cell office:value-type="float" office:value="3.391464">
                <text:p>3.39146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-5.002312">
                <text:p>-5.002312</text:p>
              </table:table-cell>
              <table:table-cell office:value-type="float" office:value="3.388549">
                <text:p>3.38854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4.990238">
                <text:p>4.990238</text:p>
              </table:table-cell>
              <table:table-cell office:value-type="float" office:value="3.386823">
                <text:p>3.38682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.997296">
                <text:p>4.997296</text:p>
              </table:table-cell>
              <table:table-cell office:value-type="float" office:value="3.382844">
                <text:p>3.38284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5.008461">
                <text:p>5.008461</text:p>
              </table:table-cell>
              <table:table-cell office:value-type="float" office:value="3.381181">
                <text:p>3.38118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4.987981">
                <text:p>4.987981</text:p>
              </table:table-cell>
              <table:table-cell office:value-type="float" office:value="3.379993">
                <text:p>3.37999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-5.007677">
                <text:p>-5.007677</text:p>
              </table:table-cell>
              <table:table-cell office:value-type="float" office:value="3.379772">
                <text:p>3.37977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-4.989525">
                <text:p>-4.989525</text:p>
              </table:table-cell>
              <table:table-cell office:value-type="float" office:value="3.379441">
                <text:p>3.37944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-4.998257">
                <text:p>-4.998257</text:p>
              </table:table-cell>
              <table:table-cell office:value-type="float" office:value="3.378968">
                <text:p>3.37896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5.001347">
                <text:p>5.001347</text:p>
              </table:table-cell>
              <table:table-cell office:value-type="float" office:value="3.377969">
                <text:p>3.37796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.00113">
                <text:p>5.00113</text:p>
              </table:table-cell>
              <table:table-cell office:value-type="float" office:value="3.377335">
                <text:p>3.37733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4.988291">
                <text:p>4.988291</text:p>
              </table:table-cell>
              <table:table-cell office:value-type="float" office:value="3.371283">
                <text:p>3.37128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.007864">
                <text:p>5.007864</text:p>
              </table:table-cell>
              <table:table-cell office:value-type="float" office:value="3.370463">
                <text:p>3.37046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4.999625">
                <text:p>4.999625</text:p>
              </table:table-cell>
              <table:table-cell office:value-type="float" office:value="3.369697">
                <text:p>3.369697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-4.995243">
                <text:p>-4.995243</text:p>
              </table:table-cell>
              <table:table-cell office:value-type="float" office:value="3.369339">
                <text:p>3.36933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.006967">
                <text:p>5.006967</text:p>
              </table:table-cell>
              <table:table-cell office:value-type="float" office:value="3.367935">
                <text:p>3.36793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5.0127">
                <text:p>5.0127</text:p>
              </table:table-cell>
              <table:table-cell office:value-type="float" office:value="3.367479">
                <text:p>3.36747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-4.986926">
                <text:p>-4.986926</text:p>
              </table:table-cell>
              <table:table-cell office:value-type="float" office:value="3.365834">
                <text:p>3.365834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-4.998229">
                <text:p>-4.998229</text:p>
              </table:table-cell>
              <table:table-cell office:value-type="float" office:value="3.364348">
                <text:p>3.36434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5.001075">
                <text:p>5.001075</text:p>
              </table:table-cell>
              <table:table-cell office:value-type="float" office:value="3.360374">
                <text:p>3.360374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-5.00202">
                <text:p>-5.00202</text:p>
              </table:table-cell>
              <table:table-cell office:value-type="float" office:value="3.357826">
                <text:p>3.35782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-5.00598">
                <text:p>-5.00598</text:p>
              </table:table-cell>
              <table:table-cell office:value-type="float" office:value="3.356834">
                <text:p>3.35683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5.00554">
                <text:p>5.00554</text:p>
              </table:table-cell>
              <table:table-cell office:value-type="float" office:value="3.348582">
                <text:p>3.34858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-4.999928">
                <text:p>-4.999928</text:p>
              </table:table-cell>
              <table:table-cell office:value-type="float" office:value="3.3479">
                <text:p>3.347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-4.995197">
                <text:p>-4.995197</text:p>
              </table:table-cell>
              <table:table-cell office:value-type="float" office:value="3.345039">
                <text:p>3.34503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4.995512">
                <text:p>4.995512</text:p>
              </table:table-cell>
              <table:table-cell office:value-type="float" office:value="3.344737">
                <text:p>3.34473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-5.011777">
                <text:p>-5.011777</text:p>
              </table:table-cell>
              <table:table-cell office:value-type="float" office:value="3.343425">
                <text:p>3.34342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4.994106">
                <text:p>4.994106</text:p>
              </table:table-cell>
              <table:table-cell office:value-type="float" office:value="3.342324">
                <text:p>3.34232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-4.996734">
                <text:p>-4.996734</text:p>
              </table:table-cell>
              <table:table-cell office:value-type="float" office:value="3.341969">
                <text:p>3.34196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-5.003972">
                <text:p>-5.003972</text:p>
              </table:table-cell>
              <table:table-cell office:value-type="float" office:value="3.341348">
                <text:p>3.34134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5.011108">
                <text:p>5.011108</text:p>
              </table:table-cell>
              <table:table-cell office:value-type="float" office:value="3.340549">
                <text:p>3.34054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5.008383">
                <text:p>5.008383</text:p>
              </table:table-cell>
              <table:table-cell office:value-type="float" office:value="3.339956">
                <text:p>3.33995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.996377">
                <text:p>4.996377</text:p>
              </table:table-cell>
              <table:table-cell office:value-type="float" office:value="3.338736">
                <text:p>3.33873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-5.003341">
                <text:p>-5.003341</text:p>
              </table:table-cell>
              <table:table-cell office:value-type="float" office:value="3.338474">
                <text:p>3.33847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5.007256">
                <text:p>5.007256</text:p>
              </table:table-cell>
              <table:table-cell office:value-type="float" office:value="3.33798">
                <text:p>3.3379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-4.990398">
                <text:p>-4.990398</text:p>
              </table:table-cell>
              <table:table-cell office:value-type="float" office:value="3.33731">
                <text:p>3.3373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.997021">
                <text:p>4.997021</text:p>
              </table:table-cell>
              <table:table-cell office:value-type="float" office:value="3.336742">
                <text:p>3.33674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-4.990613">
                <text:p>-4.990613</text:p>
              </table:table-cell>
              <table:table-cell office:value-type="float" office:value="3.336578">
                <text:p>3.33657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.002303">
                <text:p>5.002303</text:p>
              </table:table-cell>
              <table:table-cell office:value-type="float" office:value="3.334952">
                <text:p>3.33495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4.994008">
                <text:p>4.994008</text:p>
              </table:table-cell>
              <table:table-cell office:value-type="float" office:value="3.332701">
                <text:p>3.33270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-5.009816">
                <text:p>-5.009816</text:p>
              </table:table-cell>
              <table:table-cell office:value-type="float" office:value="3.330018">
                <text:p>3.3300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-5.009548">
                <text:p>-5.009548</text:p>
              </table:table-cell>
              <table:table-cell office:value-type="float" office:value="3.329735">
                <text:p>3.32973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.001865">
                <text:p>5.001865</text:p>
              </table:table-cell>
              <table:table-cell office:value-type="float" office:value="3.328743">
                <text:p>3.32874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5.009139">
                <text:p>5.009139</text:p>
              </table:table-cell>
              <table:table-cell office:value-type="float" office:value="3.326533">
                <text:p>3.3265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-4.999046">
                <text:p>-4.999046</text:p>
              </table:table-cell>
              <table:table-cell office:value-type="float" office:value="3.323418">
                <text:p>3.32341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4.998921">
                <text:p>4.998921</text:p>
              </table:table-cell>
              <table:table-cell office:value-type="float" office:value="3.32114">
                <text:p>3.3211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-4.997506">
                <text:p>-4.997506</text:p>
              </table:table-cell>
              <table:table-cell office:value-type="float" office:value="3.314352">
                <text:p>3.31435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.997654">
                <text:p>4.997654</text:p>
              </table:table-cell>
              <table:table-cell office:value-type="float" office:value="3.312863">
                <text:p>3.312863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-4.991228">
                <text:p>-4.991228</text:p>
              </table:table-cell>
              <table:table-cell office:value-type="float" office:value="3.308003">
                <text:p>3.308003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.004882">
                <text:p>5.004882</text:p>
              </table:table-cell>
              <table:table-cell office:value-type="float" office:value="3.30705">
                <text:p>3.3070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-5.001163">
                <text:p>-5.001163</text:p>
              </table:table-cell>
              <table:table-cell office:value-type="float" office:value="3.306967">
                <text:p>3.30696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.996484">
                <text:p>4.996484</text:p>
              </table:table-cell>
              <table:table-cell office:value-type="float" office:value="3.30625">
                <text:p>3.3062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.989828">
                <text:p>4.989828</text:p>
              </table:table-cell>
              <table:table-cell office:value-type="float" office:value="3.306185">
                <text:p>3.30618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5.002513">
                <text:p>-5.002513</text:p>
              </table:table-cell>
              <table:table-cell office:value-type="float" office:value="3.306156">
                <text:p>3.30615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5.000993">
                <text:p>5.000993</text:p>
              </table:table-cell>
              <table:table-cell office:value-type="float" office:value="3.304405">
                <text:p>3.30440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5.010545">
                <text:p>-5.010545</text:p>
              </table:table-cell>
              <table:table-cell office:value-type="float" office:value="3.304146">
                <text:p>3.304146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.9972">
                <text:p>4.9972</text:p>
              </table:table-cell>
              <table:table-cell office:value-type="float" office:value="3.299804">
                <text:p>3.29980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5.002882">
                <text:p>-5.002882</text:p>
              </table:table-cell>
              <table:table-cell office:value-type="float" office:value="3.298014">
                <text:p>3.29801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.995011">
                <text:p>4.995011</text:p>
              </table:table-cell>
              <table:table-cell office:value-type="float" office:value="3.294549">
                <text:p>3.29454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.006398">
                <text:p>5.006398</text:p>
              </table:table-cell>
              <table:table-cell office:value-type="float" office:value="3.29441">
                <text:p>3.2944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5.008342">
                <text:p>-5.008342</text:p>
              </table:table-cell>
              <table:table-cell office:value-type="float" office:value="3.291667">
                <text:p>3.291667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.992442">
                <text:p>4.992442</text:p>
              </table:table-cell>
              <table:table-cell office:value-type="float" office:value="3.289395">
                <text:p>3.28939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.997182">
                <text:p>4.997182</text:p>
              </table:table-cell>
              <table:table-cell office:value-type="float" office:value="3.28833">
                <text:p>3.2883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.011317">
                <text:p>5.011317</text:p>
              </table:table-cell>
              <table:table-cell office:value-type="float" office:value="3.286637">
                <text:p>3.28663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5.011094">
                <text:p>5.011094</text:p>
              </table:table-cell>
              <table:table-cell office:value-type="float" office:value="3.286319">
                <text:p>3.28631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4.989395">
                <text:p>-4.989395</text:p>
              </table:table-cell>
              <table:table-cell office:value-type="float" office:value="3.28481">
                <text:p>3.2848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.994401">
                <text:p>4.994401</text:p>
              </table:table-cell>
              <table:table-cell office:value-type="float" office:value="3.282197">
                <text:p>3.28219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5.001069">
                <text:p>5.001069</text:p>
              </table:table-cell>
              <table:table-cell office:value-type="float" office:value="3.27902">
                <text:p>3.2790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.00403">
                <text:p>5.00403</text:p>
              </table:table-cell>
              <table:table-cell office:value-type="float" office:value="3.278803">
                <text:p>3.27880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4.994318">
                <text:p>-4.994318</text:p>
              </table:table-cell>
              <table:table-cell office:value-type="float" office:value="3.27782">
                <text:p>3.27782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4.993299">
                <text:p>-4.993299</text:p>
              </table:table-cell>
              <table:table-cell office:value-type="float" office:value="3.277499">
                <text:p>3.27749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5.01303">
                <text:p>5.01303</text:p>
              </table:table-cell>
              <table:table-cell office:value-type="float" office:value="3.276631">
                <text:p>3.27663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5.002601">
                <text:p>-5.002601</text:p>
              </table:table-cell>
              <table:table-cell office:value-type="float" office:value="3.275111">
                <text:p>3.27511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.995274">
                <text:p>4.995274</text:p>
              </table:table-cell>
              <table:table-cell office:value-type="float" office:value="3.272788">
                <text:p>3.27278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5.004724">
                <text:p>-5.004724</text:p>
              </table:table-cell>
              <table:table-cell office:value-type="float" office:value="3.272652">
                <text:p>3.27265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4.993006">
                <text:p>-4.993006</text:p>
              </table:table-cell>
              <table:table-cell office:value-type="float" office:value="3.270066">
                <text:p>3.27006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.006108">
                <text:p>5.006108</text:p>
              </table:table-cell>
              <table:table-cell office:value-type="float" office:value="3.267595">
                <text:p>3.26759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4.991398">
                <text:p>4.991398</text:p>
              </table:table-cell>
              <table:table-cell office:value-type="float" office:value="3.266402">
                <text:p>3.26640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5.001954">
                <text:p>-5.001954</text:p>
              </table:table-cell>
              <table:table-cell office:value-type="float" office:value="3.265296">
                <text:p>3.26529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5.01047">
                <text:p>-5.01047</text:p>
              </table:table-cell>
              <table:table-cell office:value-type="float" office:value="3.263539">
                <text:p>3.26353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4.989504">
                <text:p>4.989504</text:p>
              </table:table-cell>
              <table:table-cell office:value-type="float" office:value="3.262016">
                <text:p>3.26201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5.01034">
                <text:p>-5.01034</text:p>
              </table:table-cell>
              <table:table-cell office:value-type="float" office:value="3.257962">
                <text:p>3.25796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4.993353">
                <text:p>4.993353</text:p>
              </table:table-cell>
              <table:table-cell office:value-type="float" office:value="3.257608">
                <text:p>3.25760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.011415">
                <text:p>5.011415</text:p>
              </table:table-cell>
              <table:table-cell office:value-type="float" office:value="3.252848">
                <text:p>3.25284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.001962">
                <text:p>5.001962</text:p>
              </table:table-cell>
              <table:table-cell office:value-type="float" office:value="3.249531">
                <text:p>3.24953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4.990183">
                <text:p>-4.990183</text:p>
              </table:table-cell>
              <table:table-cell office:value-type="float" office:value="3.249188">
                <text:p>3.24918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5.000206">
                <text:p>5.000206</text:p>
              </table:table-cell>
              <table:table-cell office:value-type="float" office:value="3.248922">
                <text:p>3.24892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4.986301">
                <text:p>-4.986301</text:p>
              </table:table-cell>
              <table:table-cell office:value-type="float" office:value="3.245484">
                <text:p>3.245484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4.990628">
                <text:p>4.990628</text:p>
              </table:table-cell>
              <table:table-cell office:value-type="float" office:value="3.245266">
                <text:p>3.24526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4.99384">
                <text:p>4.99384</text:p>
              </table:table-cell>
              <table:table-cell office:value-type="float" office:value="3.244613">
                <text:p>3.24461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4.995988">
                <text:p>-4.995988</text:p>
              </table:table-cell>
              <table:table-cell office:value-type="float" office:value="3.242195">
                <text:p>3.24219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5.002422">
                <text:p>-5.002422</text:p>
              </table:table-cell>
              <table:table-cell office:value-type="float" office:value="3.241364">
                <text:p>3.24136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4.997563">
                <text:p>-4.997563</text:p>
              </table:table-cell>
              <table:table-cell office:value-type="float" office:value="3.239044">
                <text:p>3.23904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.997242">
                <text:p>4.997242</text:p>
              </table:table-cell>
              <table:table-cell office:value-type="float" office:value="3.236111">
                <text:p>3.23611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5.00453">
                <text:p>-5.00453</text:p>
              </table:table-cell>
              <table:table-cell office:value-type="float" office:value="3.23441">
                <text:p>3.2344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5.006407">
                <text:p>-5.006407</text:p>
              </table:table-cell>
              <table:table-cell office:value-type="float" office:value="3.23266">
                <text:p>3.2326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4.999621">
                <text:p>-4.999621</text:p>
              </table:table-cell>
              <table:table-cell office:value-type="float" office:value="3.232198">
                <text:p>3.23219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5.008501">
                <text:p>-5.008501</text:p>
              </table:table-cell>
              <table:table-cell office:value-type="float" office:value="3.232153">
                <text:p>3.23215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5.002818">
                <text:p>-5.002818</text:p>
              </table:table-cell>
              <table:table-cell office:value-type="float" office:value="3.230787">
                <text:p>3.23078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.013729">
                <text:p>5.013729</text:p>
              </table:table-cell>
              <table:table-cell office:value-type="float" office:value="3.230583">
                <text:p>3.23058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4.986266">
                <text:p>4.986266</text:p>
              </table:table-cell>
              <table:table-cell office:value-type="float" office:value="3.225003">
                <text:p>3.22500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4.990321">
                <text:p>4.990321</text:p>
              </table:table-cell>
              <table:table-cell office:value-type="float" office:value="3.223696">
                <text:p>3.22369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5.010138">
                <text:p>5.010138</text:p>
              </table:table-cell>
              <table:table-cell office:value-type="float" office:value="3.222313">
                <text:p>3.22231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4.996824">
                <text:p>-4.996824</text:p>
              </table:table-cell>
              <table:table-cell office:value-type="float" office:value="3.22034">
                <text:p>3.220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987915">
                <text:p>4.987915</text:p>
              </table:table-cell>
              <table:table-cell office:value-type="float" office:value="3.21941">
                <text:p>3.2194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5.001004">
                <text:p>-5.001004</text:p>
              </table:table-cell>
              <table:table-cell office:value-type="float" office:value="3.218825">
                <text:p>3.21882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5.004034">
                <text:p>-5.004034</text:p>
              </table:table-cell>
              <table:table-cell office:value-type="float" office:value="3.216873">
                <text:p>3.21687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.99771">
                <text:p>4.99771</text:p>
              </table:table-cell>
              <table:table-cell office:value-type="float" office:value="3.213752">
                <text:p>3.21375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4.998272">
                <text:p>-4.998272</text:p>
              </table:table-cell>
              <table:table-cell office:value-type="float" office:value="3.212755">
                <text:p>3.212755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5.004606">
                <text:p>5.004606</text:p>
              </table:table-cell>
              <table:table-cell office:value-type="float" office:value="3.210138">
                <text:p>3.21013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5.012438">
                <text:p>5.012438</text:p>
              </table:table-cell>
              <table:table-cell office:value-type="float" office:value="3.206807">
                <text:p>3.20680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5.003389">
                <text:p>5.003389</text:p>
              </table:table-cell>
              <table:table-cell office:value-type="float" office:value="3.203346">
                <text:p>3.20334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5.008641">
                <text:p>-5.008641</text:p>
              </table:table-cell>
              <table:table-cell office:value-type="float" office:value="3.200722">
                <text:p>3.20072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5.001416">
                <text:p>5.001416</text:p>
              </table:table-cell>
              <table:table-cell office:value-type="float" office:value="3.200631">
                <text:p>3.20063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5.001721">
                <text:p>5.001721</text:p>
              </table:table-cell>
              <table:table-cell office:value-type="float" office:value="3.200084">
                <text:p>3.200084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4.997369">
                <text:p>-4.997369</text:p>
              </table:table-cell>
              <table:table-cell office:value-type="float" office:value="3.200029">
                <text:p>3.200029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4.998532">
                <text:p>-4.998532</text:p>
              </table:table-cell>
              <table:table-cell office:value-type="float" office:value="3.199675">
                <text:p>3.19967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4.998869">
                <text:p>4.998869</text:p>
              </table:table-cell>
              <table:table-cell office:value-type="float" office:value="3.199148">
                <text:p>3.19914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5.014932">
                <text:p>-5.014932</text:p>
              </table:table-cell>
              <table:table-cell office:value-type="float" office:value="3.197691">
                <text:p>3.19769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988652">
                <text:p>4.988652</text:p>
              </table:table-cell>
              <table:table-cell office:value-type="float" office:value="3.197154">
                <text:p>3.19715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4.995446">
                <text:p>-4.995446</text:p>
              </table:table-cell>
              <table:table-cell office:value-type="float" office:value="3.196458">
                <text:p>3.19645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4.998012">
                <text:p>-4.998012</text:p>
              </table:table-cell>
              <table:table-cell office:value-type="float" office:value="3.195449">
                <text:p>3.19544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5.011324">
                <text:p>5.011324</text:p>
              </table:table-cell>
              <table:table-cell office:value-type="float" office:value="3.193857">
                <text:p>3.193857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5.010526">
                <text:p>5.010526</text:p>
              </table:table-cell>
              <table:table-cell office:value-type="float" office:value="3.193312">
                <text:p>3.19331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4.995711">
                <text:p>4.995711</text:p>
              </table:table-cell>
              <table:table-cell office:value-type="float" office:value="3.191224">
                <text:p>3.19122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4.996409">
                <text:p>-4.996409</text:p>
              </table:table-cell>
              <table:table-cell office:value-type="float" office:value="3.188806">
                <text:p>3.18880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4.998541">
                <text:p>-4.998541</text:p>
              </table:table-cell>
              <table:table-cell office:value-type="float" office:value="3.186446">
                <text:p>3.18644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.00227">
                <text:p>5.00227</text:p>
              </table:table-cell>
              <table:table-cell office:value-type="float" office:value="3.183632">
                <text:p>3.18363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4.999383">
                <text:p>-4.999383</text:p>
              </table:table-cell>
              <table:table-cell office:value-type="float" office:value="3.183559">
                <text:p>3.18355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4.992184">
                <text:p>-4.992184</text:p>
              </table:table-cell>
              <table:table-cell office:value-type="float" office:value="3.180474">
                <text:p>3.18047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5.004271">
                <text:p>-5.004271</text:p>
              </table:table-cell>
              <table:table-cell office:value-type="float" office:value="3.17815">
                <text:p>3.1781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5.012507">
                <text:p>5.012507</text:p>
              </table:table-cell>
              <table:table-cell office:value-type="float" office:value="3.177523">
                <text:p>3.17752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4.989659">
                <text:p>-4.989659</text:p>
              </table:table-cell>
              <table:table-cell office:value-type="float" office:value="3.177106">
                <text:p>3.17710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4.994148">
                <text:p>4.994148</text:p>
              </table:table-cell>
              <table:table-cell office:value-type="float" office:value="3.176909">
                <text:p>3.17690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5.006156">
                <text:p>5.006156</text:p>
              </table:table-cell>
              <table:table-cell office:value-type="float" office:value="3.175342">
                <text:p>3.175342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4.991706">
                <text:p>4.991706</text:p>
              </table:table-cell>
              <table:table-cell office:value-type="float" office:value="3.175216">
                <text:p>3.17521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5.001135">
                <text:p>-5.001135</text:p>
              </table:table-cell>
              <table:table-cell office:value-type="float" office:value="3.175215">
                <text:p>3.17521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5.01011">
                <text:p>-5.01011</text:p>
              </table:table-cell>
              <table:table-cell office:value-type="float" office:value="3.171455">
                <text:p>3.17145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.012129">
                <text:p>5.012129</text:p>
              </table:table-cell>
              <table:table-cell office:value-type="float" office:value="3.170405">
                <text:p>3.17040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4.997172">
                <text:p>-4.997172</text:p>
              </table:table-cell>
              <table:table-cell office:value-type="float" office:value="3.169334">
                <text:p>3.16933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5.000003">
                <text:p>-5.000003</text:p>
              </table:table-cell>
              <table:table-cell office:value-type="float" office:value="3.1689">
                <text:p>3.168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.003616">
                <text:p>5.003616</text:p>
              </table:table-cell>
              <table:table-cell office:value-type="float" office:value="3.1663">
                <text:p>3.166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4.992163">
                <text:p>4.992163</text:p>
              </table:table-cell>
              <table:table-cell office:value-type="float" office:value="3.165485">
                <text:p>3.16548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4.993228">
                <text:p>4.993228</text:p>
              </table:table-cell>
              <table:table-cell office:value-type="float" office:value="3.164352">
                <text:p>3.16435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4.990599">
                <text:p>-4.990599</text:p>
              </table:table-cell>
              <table:table-cell office:value-type="float" office:value="3.16266">
                <text:p>3.1626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.009651">
                <text:p>5.009651</text:p>
              </table:table-cell>
              <table:table-cell office:value-type="float" office:value="3.158545">
                <text:p>3.15854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5.002978">
                <text:p>5.002978</text:p>
              </table:table-cell>
              <table:table-cell office:value-type="float" office:value="3.155757">
                <text:p>3.15575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5.004998">
                <text:p>-5.004998</text:p>
              </table:table-cell>
              <table:table-cell office:value-type="float" office:value="3.154602">
                <text:p>3.15460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986722">
                <text:p>4.986722</text:p>
              </table:table-cell>
              <table:table-cell office:value-type="float" office:value="3.154543">
                <text:p>3.15454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4.989582">
                <text:p>4.989582</text:p>
              </table:table-cell>
              <table:table-cell office:value-type="float" office:value="3.148019">
                <text:p>3.14801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4.991877">
                <text:p>-4.991877</text:p>
              </table:table-cell>
              <table:table-cell office:value-type="float" office:value="3.147735">
                <text:p>3.14773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5.005078">
                <text:p>5.005078</text:p>
              </table:table-cell>
              <table:table-cell office:value-type="float" office:value="3.146162">
                <text:p>3.14616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.0048">
                <text:p>5.0048</text:p>
              </table:table-cell>
              <table:table-cell office:value-type="float" office:value="3.145602">
                <text:p>3.14560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4.997178">
                <text:p>4.997178</text:p>
              </table:table-cell>
              <table:table-cell office:value-type="float" office:value="3.144911">
                <text:p>3.14491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4.997764">
                <text:p>4.997764</text:p>
              </table:table-cell>
              <table:table-cell office:value-type="float" office:value="3.144663">
                <text:p>3.14466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5.000438">
                <text:p>-5.000438</text:p>
              </table:table-cell>
              <table:table-cell office:value-type="float" office:value="3.14318">
                <text:p>3.1431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4.996027">
                <text:p>-4.996027</text:p>
              </table:table-cell>
              <table:table-cell office:value-type="float" office:value="3.142593">
                <text:p>3.14259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5.008835">
                <text:p>-5.008835</text:p>
              </table:table-cell>
              <table:table-cell office:value-type="float" office:value="3.140506">
                <text:p>3.14050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5.004406">
                <text:p>-5.004406</text:p>
              </table:table-cell>
              <table:table-cell office:value-type="float" office:value="3.134542">
                <text:p>3.134542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5.002399">
                <text:p>-5.002399</text:p>
              </table:table-cell>
              <table:table-cell office:value-type="float" office:value="3.131702">
                <text:p>3.13170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4.985109">
                <text:p>4.985109</text:p>
              </table:table-cell>
              <table:table-cell office:value-type="float" office:value="3.126037">
                <text:p>3.12603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4.989505">
                <text:p>4.989505</text:p>
              </table:table-cell>
              <table:table-cell office:value-type="float" office:value="3.12483">
                <text:p>3.1248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4.994509">
                <text:p>4.994509</text:p>
              </table:table-cell>
              <table:table-cell office:value-type="float" office:value="3.121662">
                <text:p>3.12166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4.996149">
                <text:p>-4.996149</text:p>
              </table:table-cell>
              <table:table-cell office:value-type="float" office:value="3.119475">
                <text:p>3.11947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4.989801">
                <text:p>4.989801</text:p>
              </table:table-cell>
              <table:table-cell office:value-type="float" office:value="3.117123">
                <text:p>3.11712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4.995175">
                <text:p>4.995175</text:p>
              </table:table-cell>
              <table:table-cell office:value-type="float" office:value="3.116726">
                <text:p>3.11672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4.998823">
                <text:p>-4.998823</text:p>
              </table:table-cell>
              <table:table-cell office:value-type="float" office:value="3.114111">
                <text:p>3.11411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5.012442">
                <text:p>5.012442</text:p>
              </table:table-cell>
              <table:table-cell office:value-type="float" office:value="3.113954">
                <text:p>3.11395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5.001228">
                <text:p>-5.001228</text:p>
              </table:table-cell>
              <table:table-cell office:value-type="float" office:value="3.11087">
                <text:p>3.1108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4.999595">
                <text:p>4.999595</text:p>
              </table:table-cell>
              <table:table-cell office:value-type="float" office:value="3.107318">
                <text:p>3.10731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5.01313">
                <text:p>5.01313</text:p>
              </table:table-cell>
              <table:table-cell office:value-type="float" office:value="3.10675">
                <text:p>3.10675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5.004781">
                <text:p>-5.004781</text:p>
              </table:table-cell>
              <table:table-cell office:value-type="float" office:value="3.10628">
                <text:p>3.1062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5.001572">
                <text:p>-5.001572</text:p>
              </table:table-cell>
              <table:table-cell office:value-type="float" office:value="3.106266">
                <text:p>3.10626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4.994369">
                <text:p>-4.994369</text:p>
              </table:table-cell>
              <table:table-cell office:value-type="float" office:value="3.106263">
                <text:p>3.10626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4.991475">
                <text:p>4.991475</text:p>
              </table:table-cell>
              <table:table-cell office:value-type="float" office:value="3.105886">
                <text:p>3.1058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5.001586">
                <text:p>-5.001586</text:p>
              </table:table-cell>
              <table:table-cell office:value-type="float" office:value="3.104985">
                <text:p>3.10498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5.009576">
                <text:p>-5.009576</text:p>
              </table:table-cell>
              <table:table-cell office:value-type="float" office:value="3.100036">
                <text:p>3.10003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4.997794">
                <text:p>4.997794</text:p>
              </table:table-cell>
              <table:table-cell office:value-type="float" office:value="3.099104">
                <text:p>3.09910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5.005334">
                <text:p>-5.005334</text:p>
              </table:table-cell>
              <table:table-cell office:value-type="float" office:value="3.095251">
                <text:p>3.09525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4.997627">
                <text:p>4.997627</text:p>
              </table:table-cell>
              <table:table-cell office:value-type="float" office:value="3.09188">
                <text:p>3.09188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.005328">
                <text:p>5.005328</text:p>
              </table:table-cell>
              <table:table-cell office:value-type="float" office:value="3.091296">
                <text:p>3.091296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4.998107">
                <text:p>-4.998107</text:p>
              </table:table-cell>
              <table:table-cell office:value-type="float" office:value="3.090198">
                <text:p>3.09019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4.989906">
                <text:p>-4.989906</text:p>
              </table:table-cell>
              <table:table-cell office:value-type="float" office:value="3.088105">
                <text:p>3.08810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5.00722">
                <text:p>5.00722</text:p>
              </table:table-cell>
              <table:table-cell office:value-type="float" office:value="3.086554">
                <text:p>3.08655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5.010004">
                <text:p>-5.010004</text:p>
              </table:table-cell>
              <table:table-cell office:value-type="float" office:value="3.083681">
                <text:p>3.08368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4.994187">
                <text:p>-4.994187</text:p>
              </table:table-cell>
              <table:table-cell office:value-type="float" office:value="3.08342">
                <text:p>3.08342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4.996607">
                <text:p>4.996607</text:p>
              </table:table-cell>
              <table:table-cell office:value-type="float" office:value="3.083311">
                <text:p>3.08331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5.002299">
                <text:p>5.002299</text:p>
              </table:table-cell>
              <table:table-cell office:value-type="float" office:value="3.082313">
                <text:p>3.08231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4.994067">
                <text:p>-4.994067</text:p>
              </table:table-cell>
              <table:table-cell office:value-type="float" office:value="3.081997">
                <text:p>3.08199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5.013133">
                <text:p>5.013133</text:p>
              </table:table-cell>
              <table:table-cell office:value-type="float" office:value="3.081844">
                <text:p>3.081844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5.000131">
                <text:p>5.000131</text:p>
              </table:table-cell>
              <table:table-cell office:value-type="float" office:value="3.081194">
                <text:p>3.08119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5.001285">
                <text:p>5.001285</text:p>
              </table:table-cell>
              <table:table-cell office:value-type="float" office:value="3.079841">
                <text:p>3.07984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4.994544">
                <text:p>-4.994544</text:p>
              </table:table-cell>
              <table:table-cell office:value-type="float" office:value="3.079322">
                <text:p>3.07932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5.012023">
                <text:p>-5.012023</text:p>
              </table:table-cell>
              <table:table-cell office:value-type="float" office:value="3.077324">
                <text:p>3.07732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4.997597">
                <text:p>4.997597</text:p>
              </table:table-cell>
              <table:table-cell office:value-type="float" office:value="3.076768">
                <text:p>3.07676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5.005908">
                <text:p>5.005908</text:p>
              </table:table-cell>
              <table:table-cell office:value-type="float" office:value="3.076279">
                <text:p>3.07627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5.002298">
                <text:p>5.002298</text:p>
              </table:table-cell>
              <table:table-cell office:value-type="float" office:value="3.073413">
                <text:p>3.07341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5.001572">
                <text:p>-5.001572</text:p>
              </table:table-cell>
              <table:table-cell office:value-type="float" office:value="3.070449">
                <text:p>3.07044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4.997049">
                <text:p>-4.997049</text:p>
              </table:table-cell>
              <table:table-cell office:value-type="float" office:value="3.068404">
                <text:p>3.06840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5.001638">
                <text:p>-5.001638</text:p>
              </table:table-cell>
              <table:table-cell office:value-type="float" office:value="3.06638">
                <text:p>3.0663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4.996017">
                <text:p>-4.996017</text:p>
              </table:table-cell>
              <table:table-cell office:value-type="float" office:value="3.064931">
                <text:p>3.06493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5.009614">
                <text:p>5.009614</text:p>
              </table:table-cell>
              <table:table-cell office:value-type="float" office:value="3.060361">
                <text:p>3.06036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4.991185">
                <text:p>4.991185</text:p>
              </table:table-cell>
              <table:table-cell office:value-type="float" office:value="3.060204">
                <text:p>3.06020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4.992626">
                <text:p>-4.992626</text:p>
              </table:table-cell>
              <table:table-cell office:value-type="float" office:value="3.058278">
                <text:p>3.05827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5.012687">
                <text:p>-5.012687</text:p>
              </table:table-cell>
              <table:table-cell office:value-type="float" office:value="3.055651">
                <text:p>3.05565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-4.996682">
                <text:p>-4.996682</text:p>
              </table:table-cell>
              <table:table-cell office:value-type="float" office:value="3.055446">
                <text:p>3.055446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5.00306">
                <text:p>5.00306</text:p>
              </table:table-cell>
              <table:table-cell office:value-type="float" office:value="3.05452">
                <text:p>3.0545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-5.004384">
                <text:p>-5.004384</text:p>
              </table:table-cell>
              <table:table-cell office:value-type="float" office:value="3.05106">
                <text:p>3.05106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-5.00433">
                <text:p>-5.00433</text:p>
              </table:table-cell>
              <table:table-cell office:value-type="float" office:value="3.049422">
                <text:p>3.04942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4.9933">
                <text:p>4.9933</text:p>
              </table:table-cell>
              <table:table-cell office:value-type="float" office:value="3.04279">
                <text:p>3.04279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-5.010272">
                <text:p>-5.010272</text:p>
              </table:table-cell>
              <table:table-cell office:value-type="float" office:value="3.042265">
                <text:p>3.04226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-5.002032">
                <text:p>-5.002032</text:p>
              </table:table-cell>
              <table:table-cell office:value-type="float" office:value="3.039707">
                <text:p>3.03970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.012466">
                <text:p>5.012466</text:p>
              </table:table-cell>
              <table:table-cell office:value-type="float" office:value="3.037789">
                <text:p>3.03778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-5.005737">
                <text:p>-5.005737</text:p>
              </table:table-cell>
              <table:table-cell office:value-type="float" office:value="3.037691">
                <text:p>3.03769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5.002531">
                <text:p>5.002531</text:p>
              </table:table-cell>
              <table:table-cell office:value-type="float" office:value="3.032874">
                <text:p>3.03287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-4.99599">
                <text:p>-4.99599</text:p>
              </table:table-cell>
              <table:table-cell office:value-type="float" office:value="3.030481">
                <text:p>3.03048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5.008364">
                <text:p>5.008364</text:p>
              </table:table-cell>
              <table:table-cell office:value-type="float" office:value="3.027655">
                <text:p>3.02765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-5.009987">
                <text:p>-5.009987</text:p>
              </table:table-cell>
              <table:table-cell office:value-type="float" office:value="3.02747">
                <text:p>3.02747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-4.992301">
                <text:p>-4.992301</text:p>
              </table:table-cell>
              <table:table-cell office:value-type="float" office:value="3.024112">
                <text:p>3.02411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.001877">
                <text:p>5.001877</text:p>
              </table:table-cell>
              <table:table-cell office:value-type="float" office:value="3.023932">
                <text:p>3.02393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-4.989428">
                <text:p>-4.989428</text:p>
              </table:table-cell>
              <table:table-cell office:value-type="float" office:value="3.021701">
                <text:p>3.02170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-5.006627">
                <text:p>-5.006627</text:p>
              </table:table-cell>
              <table:table-cell office:value-type="float" office:value="3.021237">
                <text:p>3.02123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5.013745">
                <text:p>5.013745</text:p>
              </table:table-cell>
              <table:table-cell office:value-type="float" office:value="3.020656">
                <text:p>3.02065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-4.987955">
                <text:p>-4.987955</text:p>
              </table:table-cell>
              <table:table-cell office:value-type="float" office:value="3.020375">
                <text:p>3.02037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4.993169">
                <text:p>4.993169</text:p>
              </table:table-cell>
              <table:table-cell office:value-type="float" office:value="3.018975">
                <text:p>3.01897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-5.008459">
                <text:p>-5.008459</text:p>
              </table:table-cell>
              <table:table-cell office:value-type="float" office:value="3.017736">
                <text:p>3.01773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5.003706">
                <text:p>5.003706</text:p>
              </table:table-cell>
              <table:table-cell office:value-type="float" office:value="3.017652">
                <text:p>3.01765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-4.994102">
                <text:p>-4.994102</text:p>
              </table:table-cell>
              <table:table-cell office:value-type="float" office:value="3.015907">
                <text:p>3.01590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-4.992389">
                <text:p>-4.992389</text:p>
              </table:table-cell>
              <table:table-cell office:value-type="float" office:value="3.012637">
                <text:p>3.01263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5.000112">
                <text:p>5.000112</text:p>
              </table:table-cell>
              <table:table-cell office:value-type="float" office:value="3.012454">
                <text:p>3.012454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-5.006577">
                <text:p>-5.006577</text:p>
              </table:table-cell>
              <table:table-cell office:value-type="float" office:value="3.008105">
                <text:p>3.00810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4.991827">
                <text:p>4.991827</text:p>
              </table:table-cell>
              <table:table-cell office:value-type="float" office:value="3.007735">
                <text:p>3.00773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5.004136">
                <text:p>5.004136</text:p>
              </table:table-cell>
              <table:table-cell office:value-type="float" office:value="3.006432">
                <text:p>3.00643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-4.998217">
                <text:p>-4.998217</text:p>
              </table:table-cell>
              <table:table-cell office:value-type="float" office:value="3.002289">
                <text:p>3.002289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-5.004661">
                <text:p>-5.004661</text:p>
              </table:table-cell>
              <table:table-cell office:value-type="float" office:value="3.001389">
                <text:p>3.00138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5.009635">
                <text:p>5.009635</text:p>
              </table:table-cell>
              <table:table-cell office:value-type="float" office:value="3.000326">
                <text:p>3.00032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4.995348">
                <text:p>4.995348</text:p>
              </table:table-cell>
              <table:table-cell office:value-type="float" office:value="2.997676">
                <text:p>2.997676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4.993864">
                <text:p>4.993864</text:p>
              </table:table-cell>
              <table:table-cell office:value-type="float" office:value="2.997314">
                <text:p>2.99731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.001129">
                <text:p>5.001129</text:p>
              </table:table-cell>
              <table:table-cell office:value-type="float" office:value="2.992214">
                <text:p>2.99221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4.998648">
                <text:p>4.998648</text:p>
              </table:table-cell>
              <table:table-cell office:value-type="float" office:value="2.989394">
                <text:p>2.98939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-4.98793">
                <text:p>-4.98793</text:p>
              </table:table-cell>
              <table:table-cell office:value-type="float" office:value="2.984102">
                <text:p>2.98410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-5.003119">
                <text:p>-5.003119</text:p>
              </table:table-cell>
              <table:table-cell office:value-type="float" office:value="2.979591">
                <text:p>2.97959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-5.007102">
                <text:p>-5.007102</text:p>
              </table:table-cell>
              <table:table-cell office:value-type="float" office:value="2.978154">
                <text:p>2.978154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-4.991238">
                <text:p>-4.991238</text:p>
              </table:table-cell>
              <table:table-cell office:value-type="float" office:value="2.973701">
                <text:p>2.97370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-5.001455">
                <text:p>-5.001455</text:p>
              </table:table-cell>
              <table:table-cell office:value-type="float" office:value="2.97169">
                <text:p>2.9716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-5.009942">
                <text:p>-5.009942</text:p>
              </table:table-cell>
              <table:table-cell office:value-type="float" office:value="2.97116">
                <text:p>2.9711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-5.004266">
                <text:p>-5.004266</text:p>
              </table:table-cell>
              <table:table-cell office:value-type="float" office:value="2.965799">
                <text:p>2.96579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-4.997262">
                <text:p>-4.997262</text:p>
              </table:table-cell>
              <table:table-cell office:value-type="float" office:value="2.959003">
                <text:p>2.95900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-5.006054">
                <text:p>-5.006054</text:p>
              </table:table-cell>
              <table:table-cell office:value-type="float" office:value="2.957674">
                <text:p>2.95767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5.001026">
                <text:p>5.001026</text:p>
              </table:table-cell>
              <table:table-cell office:value-type="float" office:value="2.956944">
                <text:p>2.95694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-5.010158">
                <text:p>-5.010158</text:p>
              </table:table-cell>
              <table:table-cell office:value-type="float" office:value="2.951029">
                <text:p>2.95102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-4.991228">
                <text:p>-4.991228</text:p>
              </table:table-cell>
              <table:table-cell office:value-type="float" office:value="2.950541">
                <text:p>2.950541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.99855">
                <text:p>4.99855</text:p>
              </table:table-cell>
              <table:table-cell office:value-type="float" office:value="2.949366">
                <text:p>2.949366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5.007446">
                <text:p>5.007446</text:p>
              </table:table-cell>
              <table:table-cell office:value-type="float" office:value="2.948702">
                <text:p>2.94870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-5.011301">
                <text:p>-5.011301</text:p>
              </table:table-cell>
              <table:table-cell office:value-type="float" office:value="2.948091">
                <text:p>2.948091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-5.008096">
                <text:p>-5.008096</text:p>
              </table:table-cell>
              <table:table-cell office:value-type="float" office:value="2.946476">
                <text:p>2.94647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-5.003758">
                <text:p>-5.003758</text:p>
              </table:table-cell>
              <table:table-cell office:value-type="float" office:value="2.944274">
                <text:p>2.944274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-4.999092">
                <text:p>-4.999092</text:p>
              </table:table-cell>
              <table:table-cell office:value-type="float" office:value="2.935516">
                <text:p>2.93551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.997707">
                <text:p>4.997707</text:p>
              </table:table-cell>
              <table:table-cell office:value-type="float" office:value="2.932778">
                <text:p>2.93277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-5.005367">
                <text:p>-5.005367</text:p>
              </table:table-cell>
              <table:table-cell office:value-type="float" office:value="2.932446">
                <text:p>2.93244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-5.005631">
                <text:p>-5.005631</text:p>
              </table:table-cell>
              <table:table-cell office:value-type="float" office:value="2.932141">
                <text:p>2.93214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-5.007364">
                <text:p>-5.007364</text:p>
              </table:table-cell>
              <table:table-cell office:value-type="float" office:value="2.930977">
                <text:p>2.930977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-4.995871">
                <text:p>-4.995871</text:p>
              </table:table-cell>
              <table:table-cell office:value-type="float" office:value="2.929667">
                <text:p>2.92966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-4.987399">
                <text:p>-4.987399</text:p>
              </table:table-cell>
              <table:table-cell office:value-type="float" office:value="2.928936">
                <text:p>2.928936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5.001673">
                <text:p>5.001673</text:p>
              </table:table-cell>
              <table:table-cell office:value-type="float" office:value="2.92849">
                <text:p>2.9284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-4.987454">
                <text:p>-4.987454</text:p>
              </table:table-cell>
              <table:table-cell office:value-type="float" office:value="2.926687">
                <text:p>2.92668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-4.998085">
                <text:p>-4.998085</text:p>
              </table:table-cell>
              <table:table-cell office:value-type="float" office:value="2.926372">
                <text:p>2.92637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4.988797">
                <text:p>4.988797</text:p>
              </table:table-cell>
              <table:table-cell office:value-type="float" office:value="2.926369">
                <text:p>2.926369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-5.000307">
                <text:p>-5.000307</text:p>
              </table:table-cell>
              <table:table-cell office:value-type="float" office:value="2.924895">
                <text:p>2.92489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-4.998859">
                <text:p>-4.998859</text:p>
              </table:table-cell>
              <table:table-cell office:value-type="float" office:value="2.923887">
                <text:p>2.92388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-4.992343">
                <text:p>-4.992343</text:p>
              </table:table-cell>
              <table:table-cell office:value-type="float" office:value="2.92083">
                <text:p>2.9208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4.993175">
                <text:p>4.993175</text:p>
              </table:table-cell>
              <table:table-cell office:value-type="float" office:value="2.920157">
                <text:p>2.92015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-5.012001">
                <text:p>-5.012001</text:p>
              </table:table-cell>
              <table:table-cell office:value-type="float" office:value="2.919991">
                <text:p>2.91999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-5.002832">
                <text:p>-5.002832</text:p>
              </table:table-cell>
              <table:table-cell office:value-type="float" office:value="2.919503">
                <text:p>2.91950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-4.9899">
                <text:p>-4.9899</text:p>
              </table:table-cell>
              <table:table-cell office:value-type="float" office:value="2.91847">
                <text:p>2.9184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-4.996488">
                <text:p>-4.996488</text:p>
              </table:table-cell>
              <table:table-cell office:value-type="float" office:value="2.916226">
                <text:p>2.91622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-5.004273">
                <text:p>-5.004273</text:p>
              </table:table-cell>
              <table:table-cell office:value-type="float" office:value="2.915452">
                <text:p>2.91545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4.987644">
                <text:p>4.987644</text:p>
              </table:table-cell>
              <table:table-cell office:value-type="float" office:value="2.915341">
                <text:p>2.915341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-4.996015">
                <text:p>-4.996015</text:p>
              </table:table-cell>
              <table:table-cell office:value-type="float" office:value="2.913304">
                <text:p>2.91330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4.997264">
                <text:p>4.997264</text:p>
              </table:table-cell>
              <table:table-cell office:value-type="float" office:value="2.9108">
                <text:p>2.910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5.002742">
                <text:p>5.002742</text:p>
              </table:table-cell>
              <table:table-cell office:value-type="float" office:value="2.910766">
                <text:p>2.91076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-4.994496">
                <text:p>-4.994496</text:p>
              </table:table-cell>
              <table:table-cell office:value-type="float" office:value="2.906825">
                <text:p>2.90682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4.994111">
                <text:p>4.994111</text:p>
              </table:table-cell>
              <table:table-cell office:value-type="float" office:value="2.904466">
                <text:p>2.904466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-4.994037">
                <text:p>-4.994037</text:p>
              </table:table-cell>
              <table:table-cell office:value-type="float" office:value="2.900995">
                <text:p>2.90099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-4.993972">
                <text:p>-4.993972</text:p>
              </table:table-cell>
              <table:table-cell office:value-type="float" office:value="2.900135">
                <text:p>2.90013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-4.992082">
                <text:p>-4.992082</text:p>
              </table:table-cell>
              <table:table-cell office:value-type="float" office:value="2.899359">
                <text:p>2.899359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4.996653">
                <text:p>4.996653</text:p>
              </table:table-cell>
              <table:table-cell office:value-type="float" office:value="2.899267">
                <text:p>2.89926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-4.998276">
                <text:p>-4.998276</text:p>
              </table:table-cell>
              <table:table-cell office:value-type="float" office:value="2.898134">
                <text:p>2.898134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-4.993509">
                <text:p>-4.993509</text:p>
              </table:table-cell>
              <table:table-cell office:value-type="float" office:value="2.889425">
                <text:p>2.88942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-5.006572">
                <text:p>-5.006572</text:p>
              </table:table-cell>
              <table:table-cell office:value-type="float" office:value="2.886471">
                <text:p>2.88647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-4.997422">
                <text:p>-4.997422</text:p>
              </table:table-cell>
              <table:table-cell office:value-type="float" office:value="2.886279">
                <text:p>2.88627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4.991201">
                <text:p>4.991201</text:p>
              </table:table-cell>
              <table:table-cell office:value-type="float" office:value="2.884345">
                <text:p>2.88434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4.998141">
                <text:p>4.998141</text:p>
              </table:table-cell>
              <table:table-cell office:value-type="float" office:value="2.883895">
                <text:p>2.88389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-5.005289">
                <text:p>-5.005289</text:p>
              </table:table-cell>
              <table:table-cell office:value-type="float" office:value="2.880716">
                <text:p>2.88071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-4.999968">
                <text:p>-4.999968</text:p>
              </table:table-cell>
              <table:table-cell office:value-type="float" office:value="2.876888">
                <text:p>2.87688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-5.004115">
                <text:p>-5.004115</text:p>
              </table:table-cell>
              <table:table-cell office:value-type="float" office:value="2.876352">
                <text:p>2.87635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-4.99574">
                <text:p>-4.99574</text:p>
              </table:table-cell>
              <table:table-cell office:value-type="float" office:value="2.874467">
                <text:p>2.87446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-4.997338">
                <text:p>-4.997338</text:p>
              </table:table-cell>
              <table:table-cell office:value-type="float" office:value="2.873722">
                <text:p>2.873722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-4.995796">
                <text:p>-4.995796</text:p>
              </table:table-cell>
              <table:table-cell office:value-type="float" office:value="2.872923">
                <text:p>2.87292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-4.987481">
                <text:p>-4.987481</text:p>
              </table:table-cell>
              <table:table-cell office:value-type="float" office:value="2.872096">
                <text:p>2.87209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-5.006932">
                <text:p>-5.006932</text:p>
              </table:table-cell>
              <table:table-cell office:value-type="float" office:value="2.870869">
                <text:p>2.87086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.009304">
                <text:p>5.009304</text:p>
              </table:table-cell>
              <table:table-cell office:value-type="float" office:value="2.870449">
                <text:p>2.87044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5.001801">
                <text:p>5.001801</text:p>
              </table:table-cell>
              <table:table-cell office:value-type="float" office:value="2.868056">
                <text:p>2.86805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4.995381">
                <text:p>4.995381</text:p>
              </table:table-cell>
              <table:table-cell office:value-type="float" office:value="2.864957">
                <text:p>2.86495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-5.010539">
                <text:p>-5.010539</text:p>
              </table:table-cell>
              <table:table-cell office:value-type="float" office:value="2.864877">
                <text:p>2.86487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-5.007682">
                <text:p>-5.007682</text:p>
              </table:table-cell>
              <table:table-cell office:value-type="float" office:value="2.864356">
                <text:p>2.86435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4.998817">
                <text:p>4.998817</text:p>
              </table:table-cell>
              <table:table-cell office:value-type="float" office:value="2.863728">
                <text:p>2.86372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-5.008397">
                <text:p>-5.008397</text:p>
              </table:table-cell>
              <table:table-cell office:value-type="float" office:value="2.862006">
                <text:p>2.86200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-5.00676">
                <text:p>-5.00676</text:p>
              </table:table-cell>
              <table:table-cell office:value-type="float" office:value="2.861554">
                <text:p>2.86155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.99712">
                <text:p>4.99712</text:p>
              </table:table-cell>
              <table:table-cell office:value-type="float" office:value="2.860859">
                <text:p>2.860859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-4.998171">
                <text:p>-4.998171</text:p>
              </table:table-cell>
              <table:table-cell office:value-type="float" office:value="2.859542">
                <text:p>2.85954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-4.998056">
                <text:p>-4.998056</text:p>
              </table:table-cell>
              <table:table-cell office:value-type="float" office:value="2.858419">
                <text:p>2.85841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-4.997181">
                <text:p>-4.997181</text:p>
              </table:table-cell>
              <table:table-cell office:value-type="float" office:value="2.858213">
                <text:p>2.85821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4.996111">
                <text:p>4.996111</text:p>
              </table:table-cell>
              <table:table-cell office:value-type="float" office:value="2.856475">
                <text:p>2.85647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-4.995468">
                <text:p>-4.995468</text:p>
              </table:table-cell>
              <table:table-cell office:value-type="float" office:value="2.856275">
                <text:p>2.85627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-5.009178">
                <text:p>-5.009178</text:p>
              </table:table-cell>
              <table:table-cell office:value-type="float" office:value="2.855918">
                <text:p>2.855918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4.992871">
                <text:p>4.992871</text:p>
              </table:table-cell>
              <table:table-cell office:value-type="float" office:value="2.855582">
                <text:p>2.85558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4.9975">
                <text:p>4.9975</text:p>
              </table:table-cell>
              <table:table-cell office:value-type="float" office:value="2.849894">
                <text:p>2.84989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4.999018">
                <text:p>4.999018</text:p>
              </table:table-cell>
              <table:table-cell office:value-type="float" office:value="2.848718">
                <text:p>2.84871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-4.993448">
                <text:p>-4.993448</text:p>
              </table:table-cell>
              <table:table-cell office:value-type="float" office:value="2.847868">
                <text:p>2.84786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5.00136">
                <text:p>5.00136</text:p>
              </table:table-cell>
              <table:table-cell office:value-type="float" office:value="2.846945">
                <text:p>2.84694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-4.991467">
                <text:p>-4.991467</text:p>
              </table:table-cell>
              <table:table-cell office:value-type="float" office:value="2.845076">
                <text:p>2.845076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4.997037">
                <text:p>4.997037</text:p>
              </table:table-cell>
              <table:table-cell office:value-type="float" office:value="2.843963">
                <text:p>2.84396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4.990206">
                <text:p>4.990206</text:p>
              </table:table-cell>
              <table:table-cell office:value-type="float" office:value="2.842855">
                <text:p>2.842855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.002595">
                <text:p>5.002595</text:p>
              </table:table-cell>
              <table:table-cell office:value-type="float" office:value="2.837314">
                <text:p>2.83731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-5.001523">
                <text:p>-5.001523</text:p>
              </table:table-cell>
              <table:table-cell office:value-type="float" office:value="2.832924">
                <text:p>2.832924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-5.008469">
                <text:p>-5.008469</text:p>
              </table:table-cell>
              <table:table-cell office:value-type="float" office:value="2.830708">
                <text:p>2.83070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4.990574">
                <text:p>4.990574</text:p>
              </table:table-cell>
              <table:table-cell office:value-type="float" office:value="2.830137">
                <text:p>2.83013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.006518">
                <text:p>5.006518</text:p>
              </table:table-cell>
              <table:table-cell office:value-type="float" office:value="2.82781">
                <text:p>2.8278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-5.010917">
                <text:p>-5.010917</text:p>
              </table:table-cell>
              <table:table-cell office:value-type="float" office:value="2.824583">
                <text:p>2.82458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.007634">
                <text:p>5.007634</text:p>
              </table:table-cell>
              <table:table-cell office:value-type="float" office:value="2.820435">
                <text:p>2.82043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4.99698">
                <text:p>4.99698</text:p>
              </table:table-cell>
              <table:table-cell office:value-type="float" office:value="2.820401">
                <text:p>2.820401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-4.998185">
                <text:p>-4.998185</text:p>
              </table:table-cell>
              <table:table-cell office:value-type="float" office:value="2.819383">
                <text:p>2.81938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.99095">
                <text:p>4.99095</text:p>
              </table:table-cell>
              <table:table-cell office:value-type="float" office:value="2.817664">
                <text:p>2.81766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4.99474">
                <text:p>4.99474</text:p>
              </table:table-cell>
              <table:table-cell office:value-type="float" office:value="2.814867">
                <text:p>2.81486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-5.003034">
                <text:p>-5.003034</text:p>
              </table:table-cell>
              <table:table-cell office:value-type="float" office:value="2.812685">
                <text:p>2.81268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-4.999038">
                <text:p>-4.999038</text:p>
              </table:table-cell>
              <table:table-cell office:value-type="float" office:value="2.809702">
                <text:p>2.809702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-4.99391">
                <text:p>-4.99391</text:p>
              </table:table-cell>
              <table:table-cell office:value-type="float" office:value="2.809091">
                <text:p>2.809091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-5.009353">
                <text:p>-5.009353</text:p>
              </table:table-cell>
              <table:table-cell office:value-type="float" office:value="2.80815">
                <text:p>2.8081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-5.006146">
                <text:p>-5.006146</text:p>
              </table:table-cell>
              <table:table-cell office:value-type="float" office:value="2.807949">
                <text:p>2.80794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-4.997727">
                <text:p>-4.997727</text:p>
              </table:table-cell>
              <table:table-cell office:value-type="float" office:value="2.805649">
                <text:p>2.80564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-4.994203">
                <text:p>-4.994203</text:p>
              </table:table-cell>
              <table:table-cell office:value-type="float" office:value="2.802974">
                <text:p>2.80297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4.995648">
                <text:p>4.995648</text:p>
              </table:table-cell>
              <table:table-cell office:value-type="float" office:value="2.797728">
                <text:p>2.79772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5.001259">
                <text:p>5.001259</text:p>
              </table:table-cell>
              <table:table-cell office:value-type="float" office:value="2.797677">
                <text:p>2.79767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.999772">
                <text:p>4.999772</text:p>
              </table:table-cell>
              <table:table-cell office:value-type="float" office:value="2.794934">
                <text:p>2.794934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4.993225">
                <text:p>4.993225</text:p>
              </table:table-cell>
              <table:table-cell office:value-type="float" office:value="2.794232">
                <text:p>2.79423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4.997001">
                <text:p>4.997001</text:p>
              </table:table-cell>
              <table:table-cell office:value-type="float" office:value="2.794136">
                <text:p>2.79413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-5.004539">
                <text:p>-5.004539</text:p>
              </table:table-cell>
              <table:table-cell office:value-type="float" office:value="2.791694">
                <text:p>2.791694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-5.003021">
                <text:p>-5.003021</text:p>
              </table:table-cell>
              <table:table-cell office:value-type="float" office:value="2.791605">
                <text:p>2.79160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.006917">
                <text:p>5.006917</text:p>
              </table:table-cell>
              <table:table-cell office:value-type="float" office:value="2.787409">
                <text:p>2.787409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5.012163">
                <text:p>5.012163</text:p>
              </table:table-cell>
              <table:table-cell office:value-type="float" office:value="2.785556">
                <text:p>2.785556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.01326">
                <text:p>5.01326</text:p>
              </table:table-cell>
              <table:table-cell office:value-type="float" office:value="2.783007">
                <text:p>2.78300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5.003813">
                <text:p>5.003813</text:p>
              </table:table-cell>
              <table:table-cell office:value-type="float" office:value="2.780826">
                <text:p>2.780826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5.004903">
                <text:p>5.004903</text:p>
              </table:table-cell>
              <table:table-cell office:value-type="float" office:value="2.778817">
                <text:p>2.7788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4.990915">
                <text:p>4.990915</text:p>
              </table:table-cell>
              <table:table-cell office:value-type="float" office:value="2.775756">
                <text:p>2.77575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-5.00002">
                <text:p>-5.00002</text:p>
              </table:table-cell>
              <table:table-cell office:value-type="float" office:value="2.769896">
                <text:p>2.76989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4.999351">
                <text:p>4.999351</text:p>
              </table:table-cell>
              <table:table-cell office:value-type="float" office:value="2.767758">
                <text:p>2.76775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.992264">
                <text:p>4.992264</text:p>
              </table:table-cell>
              <table:table-cell office:value-type="float" office:value="2.765807">
                <text:p>2.76580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4.998664">
                <text:p>4.998664</text:p>
              </table:table-cell>
              <table:table-cell office:value-type="float" office:value="2.764806">
                <text:p>2.76480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5.006771">
                <text:p>5.006771</text:p>
              </table:table-cell>
              <table:table-cell office:value-type="float" office:value="2.763637">
                <text:p>2.76363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5.001401">
                <text:p>5.001401</text:p>
              </table:table-cell>
              <table:table-cell office:value-type="float" office:value="2.762065">
                <text:p>2.76206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-4.992867">
                <text:p>-4.992867</text:p>
              </table:table-cell>
              <table:table-cell office:value-type="float" office:value="2.759275">
                <text:p>2.759275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4.999554">
                <text:p>4.999554</text:p>
              </table:table-cell>
              <table:table-cell office:value-type="float" office:value="2.758036">
                <text:p>2.75803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5.005999">
                <text:p>5.005999</text:p>
              </table:table-cell>
              <table:table-cell office:value-type="float" office:value="2.756894">
                <text:p>2.75689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4.989989">
                <text:p>4.989989</text:p>
              </table:table-cell>
              <table:table-cell office:value-type="float" office:value="2.755081">
                <text:p>2.755081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-5.004879">
                <text:p>-5.004879</text:p>
              </table:table-cell>
              <table:table-cell office:value-type="float" office:value="2.754747">
                <text:p>2.75474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5.005118">
                <text:p>5.005118</text:p>
              </table:table-cell>
              <table:table-cell office:value-type="float" office:value="2.751234">
                <text:p>2.75123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4.998709">
                <text:p>4.998709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-5.002949">
                <text:p>-5.002949</text:p>
              </table:table-cell>
              <table:table-cell office:value-type="float" office:value="2.749774">
                <text:p>2.749774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4.995548">
                <text:p>4.995548</text:p>
              </table:table-cell>
              <table:table-cell office:value-type="float" office:value="2.74838">
                <text:p>2.7483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-5.007454">
                <text:p>-5.007454</text:p>
              </table:table-cell>
              <table:table-cell office:value-type="float" office:value="2.747932">
                <text:p>2.74793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5.001395">
                <text:p>5.001395</text:p>
              </table:table-cell>
              <table:table-cell office:value-type="float" office:value="2.744502">
                <text:p>2.74450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-4.993357">
                <text:p>-4.993357</text:p>
              </table:table-cell>
              <table:table-cell office:value-type="float" office:value="2.742131">
                <text:p>2.742131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-5.006109">
                <text:p>-5.006109</text:p>
              </table:table-cell>
              <table:table-cell office:value-type="float" office:value="2.741178">
                <text:p>2.74117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5.004264">
                <text:p>5.004264</text:p>
              </table:table-cell>
              <table:table-cell office:value-type="float" office:value="2.740491">
                <text:p>2.74049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-4.994645">
                <text:p>-4.994645</text:p>
              </table:table-cell>
              <table:table-cell office:value-type="float" office:value="2.739807">
                <text:p>2.739807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-5.005947">
                <text:p>-5.005947</text:p>
              </table:table-cell>
              <table:table-cell office:value-type="float" office:value="2.738004">
                <text:p>2.73800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.995294">
                <text:p>4.995294</text:p>
              </table:table-cell>
              <table:table-cell office:value-type="float" office:value="2.737272">
                <text:p>2.73727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-5.001937">
                <text:p>-5.001937</text:p>
              </table:table-cell>
              <table:table-cell office:value-type="float" office:value="2.734942">
                <text:p>2.73494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4.99101">
                <text:p>4.99101</text:p>
              </table:table-cell>
              <table:table-cell office:value-type="float" office:value="2.733906">
                <text:p>2.73390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-4.994486">
                <text:p>-4.994486</text:p>
              </table:table-cell>
              <table:table-cell office:value-type="float" office:value="2.732871">
                <text:p>2.73287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-4.998035">
                <text:p>-4.998035</text:p>
              </table:table-cell>
              <table:table-cell office:value-type="float" office:value="2.728919">
                <text:p>2.72891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-4.993552">
                <text:p>-4.993552</text:p>
              </table:table-cell>
              <table:table-cell office:value-type="float" office:value="2.725614">
                <text:p>2.725614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-5.001616">
                <text:p>-5.001616</text:p>
              </table:table-cell>
              <table:table-cell office:value-type="float" office:value="2.724728">
                <text:p>2.72472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5.005259">
                <text:p>5.005259</text:p>
              </table:table-cell>
              <table:table-cell office:value-type="float" office:value="2.723671">
                <text:p>2.723671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-4.998299">
                <text:p>-4.998299</text:p>
              </table:table-cell>
              <table:table-cell office:value-type="float" office:value="2.719196">
                <text:p>2.719196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-5.003971">
                <text:p>-5.003971</text:p>
              </table:table-cell>
              <table:table-cell office:value-type="float" office:value="2.717526">
                <text:p>2.71752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5.004905">
                <text:p>5.004905</text:p>
              </table:table-cell>
              <table:table-cell office:value-type="float" office:value="2.717374">
                <text:p>2.717374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4.993634">
                <text:p>4.993634</text:p>
              </table:table-cell>
              <table:table-cell office:value-type="float" office:value="2.715298">
                <text:p>2.715298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5.010581">
                <text:p>5.010581</text:p>
              </table:table-cell>
              <table:table-cell office:value-type="float" office:value="2.712622">
                <text:p>2.712622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-5.009396">
                <text:p>-5.009396</text:p>
              </table:table-cell>
              <table:table-cell office:value-type="float" office:value="2.710899">
                <text:p>2.710899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.995844">
                <text:p>4.995844</text:p>
              </table:table-cell>
              <table:table-cell office:value-type="float" office:value="2.708356">
                <text:p>2.70835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-4.999285">
                <text:p>-4.999285</text:p>
              </table:table-cell>
              <table:table-cell office:value-type="float" office:value="2.707529">
                <text:p>2.70752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-4.991969">
                <text:p>-4.991969</text:p>
              </table:table-cell>
              <table:table-cell office:value-type="float" office:value="2.705479">
                <text:p>2.70547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5.006498">
                <text:p>5.006498</text:p>
              </table:table-cell>
              <table:table-cell office:value-type="float" office:value="2.705314">
                <text:p>2.70531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5.000736">
                <text:p>5.000736</text:p>
              </table:table-cell>
              <table:table-cell office:value-type="float" office:value="2.704631">
                <text:p>2.7046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-5.007321">
                <text:p>-5.007321</text:p>
              </table:table-cell>
              <table:table-cell office:value-type="float" office:value="2.704057">
                <text:p>2.70405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-5.00572">
                <text:p>-5.00572</text:p>
              </table:table-cell>
              <table:table-cell office:value-type="float" office:value="2.700659">
                <text:p>2.70065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5.007054">
                <text:p>5.007054</text:p>
              </table:table-cell>
              <table:table-cell office:value-type="float" office:value="2.698076">
                <text:p>2.698076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-4.995321">
                <text:p>-4.995321</text:p>
              </table:table-cell>
              <table:table-cell office:value-type="float" office:value="2.697575">
                <text:p>2.69757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-5.003947">
                <text:p>-5.003947</text:p>
              </table:table-cell>
              <table:table-cell office:value-type="float" office:value="2.696096">
                <text:p>2.69609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5.00121">
                <text:p>5.00121</text:p>
              </table:table-cell>
              <table:table-cell office:value-type="float" office:value="2.691464">
                <text:p>2.691464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5.008174">
                <text:p>5.008174</text:p>
              </table:table-cell>
              <table:table-cell office:value-type="float" office:value="2.688095">
                <text:p>2.68809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-4.994325">
                <text:p>-4.994325</text:p>
              </table:table-cell>
              <table:table-cell office:value-type="float" office:value="2.686565">
                <text:p>2.68656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-4.992871">
                <text:p>-4.992871</text:p>
              </table:table-cell>
              <table:table-cell office:value-type="float" office:value="2.685721">
                <text:p>2.68572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.001812">
                <text:p>5.001812</text:p>
              </table:table-cell>
              <table:table-cell office:value-type="float" office:value="2.685319">
                <text:p>2.68531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4.996751">
                <text:p>4.996751</text:p>
              </table:table-cell>
              <table:table-cell office:value-type="float" office:value="2.683726">
                <text:p>2.68372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-4.999398">
                <text:p>-4.999398</text:p>
              </table:table-cell>
              <table:table-cell office:value-type="float" office:value="2.679119">
                <text:p>2.67911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4.999767">
                <text:p>4.999767</text:p>
              </table:table-cell>
              <table:table-cell office:value-type="float" office:value="2.67806">
                <text:p>2.6780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-5.001972">
                <text:p>-5.001972</text:p>
              </table:table-cell>
              <table:table-cell office:value-type="float" office:value="2.674256">
                <text:p>2.67425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4.993025">
                <text:p>4.993025</text:p>
              </table:table-cell>
              <table:table-cell office:value-type="float" office:value="2.673584">
                <text:p>2.67358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-5.001802">
                <text:p>-5.001802</text:p>
              </table:table-cell>
              <table:table-cell office:value-type="float" office:value="2.671395">
                <text:p>2.67139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-4.992009">
                <text:p>-4.992009</text:p>
              </table:table-cell>
              <table:table-cell office:value-type="float" office:value="2.67007">
                <text:p>2.6700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4.989593">
                <text:p>4.989593</text:p>
              </table:table-cell>
              <table:table-cell office:value-type="float" office:value="2.669546">
                <text:p>2.6695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-4.997133">
                <text:p>-4.997133</text:p>
              </table:table-cell>
              <table:table-cell office:value-type="float" office:value="2.664908">
                <text:p>2.66490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5.001648">
                <text:p>5.001648</text:p>
              </table:table-cell>
              <table:table-cell office:value-type="float" office:value="2.664295">
                <text:p>2.66429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-4.989425">
                <text:p>-4.989425</text:p>
              </table:table-cell>
              <table:table-cell office:value-type="float" office:value="2.659577">
                <text:p>2.65957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5.002469">
                <text:p>5.002469</text:p>
              </table:table-cell>
              <table:table-cell office:value-type="float" office:value="2.658739">
                <text:p>2.65873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-4.999204">
                <text:p>-4.999204</text:p>
              </table:table-cell>
              <table:table-cell office:value-type="float" office:value="2.658333">
                <text:p>2.658333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-5.004914">
                <text:p>-5.004914</text:p>
              </table:table-cell>
              <table:table-cell office:value-type="float" office:value="2.657684">
                <text:p>2.657684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-4.991078">
                <text:p>-4.991078</text:p>
              </table:table-cell>
              <table:table-cell office:value-type="float" office:value="2.656152">
                <text:p>2.65615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-4.988031">
                <text:p>-4.988031</text:p>
              </table:table-cell>
              <table:table-cell office:value-type="float" office:value="2.655577">
                <text:p>2.65557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-5.000046">
                <text:p>-5.000046</text:p>
              </table:table-cell>
              <table:table-cell office:value-type="float" office:value="2.652491">
                <text:p>2.65249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4.992637">
                <text:p>4.992637</text:p>
              </table:table-cell>
              <table:table-cell office:value-type="float" office:value="2.651667">
                <text:p>2.65166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-5.003844">
                <text:p>-5.003844</text:p>
              </table:table-cell>
              <table:table-cell office:value-type="float" office:value="2.651597">
                <text:p>2.651597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4.990267">
                <text:p>4.990267</text:p>
              </table:table-cell>
              <table:table-cell office:value-type="float" office:value="2.648636">
                <text:p>2.648636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4.991536">
                <text:p>4.991536</text:p>
              </table:table-cell>
              <table:table-cell office:value-type="float" office:value="2.647458">
                <text:p>2.647458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.011711">
                <text:p>5.011711</text:p>
              </table:table-cell>
              <table:table-cell office:value-type="float" office:value="2.642879">
                <text:p>2.64287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-4.992338">
                <text:p>-4.992338</text:p>
              </table:table-cell>
              <table:table-cell office:value-type="float" office:value="2.642756">
                <text:p>2.64275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-5.006455">
                <text:p>-5.006455</text:p>
              </table:table-cell>
              <table:table-cell office:value-type="float" office:value="2.640924">
                <text:p>2.64092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-5.007237">
                <text:p>-5.007237</text:p>
              </table:table-cell>
              <table:table-cell office:value-type="float" office:value="2.639935">
                <text:p>2.63993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-5.007478">
                <text:p>-5.007478</text:p>
              </table:table-cell>
              <table:table-cell office:value-type="float" office:value="2.635591">
                <text:p>2.63559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-4.995906">
                <text:p>-4.995906</text:p>
              </table:table-cell>
              <table:table-cell office:value-type="float" office:value="2.63531">
                <text:p>2.6353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.99793">
                <text:p>4.99793</text:p>
              </table:table-cell>
              <table:table-cell office:value-type="float" office:value="2.63515">
                <text:p>2.6351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5.002455">
                <text:p>5.002455</text:p>
              </table:table-cell>
              <table:table-cell office:value-type="float" office:value="2.630497">
                <text:p>2.630497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4.993179">
                <text:p>4.993179</text:p>
              </table:table-cell>
              <table:table-cell office:value-type="float" office:value="2.629163">
                <text:p>2.62916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-5.003599">
                <text:p>-5.003599</text:p>
              </table:table-cell>
              <table:table-cell office:value-type="float" office:value="2.628466">
                <text:p>2.62846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-4.990325">
                <text:p>-4.990325</text:p>
              </table:table-cell>
              <table:table-cell office:value-type="float" office:value="2.627367">
                <text:p>2.62736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-4.995166">
                <text:p>-4.995166</text:p>
              </table:table-cell>
              <table:table-cell office:value-type="float" office:value="2.621098">
                <text:p>2.62109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-5.004926">
                <text:p>-5.004926</text:p>
              </table:table-cell>
              <table:table-cell office:value-type="float" office:value="2.620957">
                <text:p>2.620957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-4.999254">
                <text:p>-4.999254</text:p>
              </table:table-cell>
              <table:table-cell office:value-type="float" office:value="2.620372">
                <text:p>2.620372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-5.00731">
                <text:p>-5.00731</text:p>
              </table:table-cell>
              <table:table-cell office:value-type="float" office:value="2.620175">
                <text:p>2.62017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4.993432">
                <text:p>4.993432</text:p>
              </table:table-cell>
              <table:table-cell office:value-type="float" office:value="2.617243">
                <text:p>2.61724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-4.994854">
                <text:p>-4.994854</text:p>
              </table:table-cell>
              <table:table-cell office:value-type="float" office:value="2.615596">
                <text:p>2.61559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-5.008486">
                <text:p>-5.008486</text:p>
              </table:table-cell>
              <table:table-cell office:value-type="float" office:value="2.61555">
                <text:p>2.6155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5.002133">
                <text:p>5.002133</text:p>
              </table:table-cell>
              <table:table-cell office:value-type="float" office:value="2.61349">
                <text:p>2.61349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-5.001707">
                <text:p>-5.001707</text:p>
              </table:table-cell>
              <table:table-cell office:value-type="float" office:value="2.61304">
                <text:p>2.61304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4.994382">
                <text:p>4.994382</text:p>
              </table:table-cell>
              <table:table-cell office:value-type="float" office:value="2.612678">
                <text:p>2.61267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-4.992071">
                <text:p>-4.992071</text:p>
              </table:table-cell>
              <table:table-cell office:value-type="float" office:value="2.612671">
                <text:p>2.612671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-5.004258">
                <text:p>-5.004258</text:p>
              </table:table-cell>
              <table:table-cell office:value-type="float" office:value="2.609726">
                <text:p>2.609726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-5.00937">
                <text:p>-5.00937</text:p>
              </table:table-cell>
              <table:table-cell office:value-type="float" office:value="2.609344">
                <text:p>2.609344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-4.992249">
                <text:p>-4.992249</text:p>
              </table:table-cell>
              <table:table-cell office:value-type="float" office:value="2.596516">
                <text:p>2.596516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.005011">
                <text:p>5.005011</text:p>
              </table:table-cell>
              <table:table-cell office:value-type="float" office:value="2.596132">
                <text:p>2.59613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-5.005401">
                <text:p>-5.005401</text:p>
              </table:table-cell>
              <table:table-cell office:value-type="float" office:value="2.593622">
                <text:p>2.593622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-5.00177">
                <text:p>-5.00177</text:p>
              </table:table-cell>
              <table:table-cell office:value-type="float" office:value="2.591858">
                <text:p>2.59185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-5.000689">
                <text:p>-5.000689</text:p>
              </table:table-cell>
              <table:table-cell office:value-type="float" office:value="2.577497">
                <text:p>2.57749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-5.002796">
                <text:p>-5.002796</text:p>
              </table:table-cell>
              <table:table-cell office:value-type="float" office:value="2.577453">
                <text:p>2.57745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.99031">
                <text:p>4.99031</text:p>
              </table:table-cell>
              <table:table-cell office:value-type="float" office:value="2.571884">
                <text:p>2.57188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5.007092">
                <text:p>5.007092</text:p>
              </table:table-cell>
              <table:table-cell office:value-type="float" office:value="2.57166">
                <text:p>2.5716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5.002576">
                <text:p>5.002576</text:p>
              </table:table-cell>
              <table:table-cell office:value-type="float" office:value="2.570697">
                <text:p>2.570697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-4.995813">
                <text:p>-4.995813</text:p>
              </table:table-cell>
              <table:table-cell office:value-type="float" office:value="2.565178">
                <text:p>2.56517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-5.007083">
                <text:p>-5.007083</text:p>
              </table:table-cell>
              <table:table-cell office:value-type="float" office:value="2.564375">
                <text:p>2.56437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4.998506">
                <text:p>4.998506</text:p>
              </table:table-cell>
              <table:table-cell office:value-type="float" office:value="2.562383">
                <text:p>2.562383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-5.007665">
                <text:p>-5.007665</text:p>
              </table:table-cell>
              <table:table-cell office:value-type="float" office:value="2.561598">
                <text:p>2.56159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4.996233">
                <text:p>4.996233</text:p>
              </table:table-cell>
              <table:table-cell office:value-type="float" office:value="2.559417">
                <text:p>2.55941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-5.004636">
                <text:p>-5.004636</text:p>
              </table:table-cell>
              <table:table-cell office:value-type="float" office:value="2.558291">
                <text:p>2.55829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-5.008152">
                <text:p>-5.008152</text:p>
              </table:table-cell>
              <table:table-cell office:value-type="float" office:value="2.554294">
                <text:p>2.55429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-5.003641">
                <text:p>-5.003641</text:p>
              </table:table-cell>
              <table:table-cell office:value-type="float" office:value="2.552523">
                <text:p>2.552523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999031">
                <text:p>4.999031</text:p>
              </table:table-cell>
              <table:table-cell office:value-type="float" office:value="2.550651">
                <text:p>2.55065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-5.005627">
                <text:p>-5.005627</text:p>
              </table:table-cell>
              <table:table-cell office:value-type="float" office:value="2.550216">
                <text:p>2.55021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4.994372">
                <text:p>4.994372</text:p>
              </table:table-cell>
              <table:table-cell office:value-type="float" office:value="2.54944">
                <text:p>2.5494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-4.991353">
                <text:p>-4.991353</text:p>
              </table:table-cell>
              <table:table-cell office:value-type="float" office:value="2.549029">
                <text:p>2.549029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5.006359">
                <text:p>5.006359</text:p>
              </table:table-cell>
              <table:table-cell office:value-type="float" office:value="2.548729">
                <text:p>2.548729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-5.005902">
                <text:p>-5.005902</text:p>
              </table:table-cell>
              <table:table-cell office:value-type="float" office:value="2.546017">
                <text:p>2.54601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-5.008691">
                <text:p>-5.008691</text:p>
              </table:table-cell>
              <table:table-cell office:value-type="float" office:value="2.545659">
                <text:p>2.545659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-4.989418">
                <text:p>-4.989418</text:p>
              </table:table-cell>
              <table:table-cell office:value-type="float" office:value="2.545525">
                <text:p>2.54552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4.996749">
                <text:p>4.996749</text:p>
              </table:table-cell>
              <table:table-cell office:value-type="float" office:value="2.545206">
                <text:p>2.54520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4.99707">
                <text:p>4.99707</text:p>
              </table:table-cell>
              <table:table-cell office:value-type="float" office:value="2.539617">
                <text:p>2.539617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-4.986306">
                <text:p>-4.986306</text:p>
              </table:table-cell>
              <table:table-cell office:value-type="float" office:value="2.534739">
                <text:p>2.53473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-5.002401">
                <text:p>-5.002401</text:p>
              </table:table-cell>
              <table:table-cell office:value-type="float" office:value="2.534626">
                <text:p>2.534626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.002689">
                <text:p>5.002689</text:p>
              </table:table-cell>
              <table:table-cell office:value-type="float" office:value="2.528709">
                <text:p>2.52870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4.997895">
                <text:p>4.997895</text:p>
              </table:table-cell>
              <table:table-cell office:value-type="float" office:value="2.524611">
                <text:p>2.524611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4.998159">
                <text:p>4.998159</text:p>
              </table:table-cell>
              <table:table-cell office:value-type="float" office:value="2.519165">
                <text:p>2.51916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995938">
                <text:p>4.995938</text:p>
              </table:table-cell>
              <table:table-cell office:value-type="float" office:value="2.518856">
                <text:p>2.51885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-5.008451">
                <text:p>-5.008451</text:p>
              </table:table-cell>
              <table:table-cell office:value-type="float" office:value="2.513503">
                <text:p>2.513503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-5.004547">
                <text:p>-5.004547</text:p>
              </table:table-cell>
              <table:table-cell office:value-type="float" office:value="2.513224">
                <text:p>2.51322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-5.002123">
                <text:p>-5.002123</text:p>
              </table:table-cell>
              <table:table-cell office:value-type="float" office:value="2.507697">
                <text:p>2.50769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-4.999809">
                <text:p>-4.999809</text:p>
              </table:table-cell>
              <table:table-cell office:value-type="float" office:value="2.506707">
                <text:p>2.50670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-4.996447">
                <text:p>-4.996447</text:p>
              </table:table-cell>
              <table:table-cell office:value-type="float" office:value="2.504705">
                <text:p>2.50470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-5.000978">
                <text:p>-5.000978</text:p>
              </table:table-cell>
              <table:table-cell office:value-type="float" office:value="2.504301">
                <text:p>2.50430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-5.001887">
                <text:p>-5.001887</text:p>
              </table:table-cell>
              <table:table-cell office:value-type="float" office:value="2.502555">
                <text:p>2.50255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4.990186">
                <text:p>4.990186</text:p>
              </table:table-cell>
              <table:table-cell office:value-type="float" office:value="2.502256">
                <text:p>2.502256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5.005082">
                <text:p>5.005082</text:p>
              </table:table-cell>
              <table:table-cell office:value-type="float" office:value="2.501381">
                <text:p>2.50138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-5.000549">
                <text:p>-5.000549</text:p>
              </table:table-cell>
              <table:table-cell office:value-type="float" office:value="2.501236">
                <text:p>2.501236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-5.006367">
                <text:p>-5.006367</text:p>
              </table:table-cell>
              <table:table-cell office:value-type="float" office:value="2.497115">
                <text:p>2.49711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-5.006258">
                <text:p>-5.006258</text:p>
              </table:table-cell>
              <table:table-cell office:value-type="float" office:value="2.497105">
                <text:p>2.497105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4.992314">
                <text:p>4.992314</text:p>
              </table:table-cell>
              <table:table-cell office:value-type="float" office:value="2.49698">
                <text:p>2.4969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-5.000622">
                <text:p>-5.000622</text:p>
              </table:table-cell>
              <table:table-cell office:value-type="float" office:value="2.496411">
                <text:p>2.49641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5.002222">
                <text:p>5.002222</text:p>
              </table:table-cell>
              <table:table-cell office:value-type="float" office:value="2.494444">
                <text:p>2.49444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-4.991176">
                <text:p>-4.991176</text:p>
              </table:table-cell>
              <table:table-cell office:value-type="float" office:value="2.492125">
                <text:p>2.492125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-4.990773">
                <text:p>-4.990773</text:p>
              </table:table-cell>
              <table:table-cell office:value-type="float" office:value="2.491155">
                <text:p>2.49115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5.004052">
                <text:p>5.004052</text:p>
              </table:table-cell>
              <table:table-cell office:value-type="float" office:value="2.488414">
                <text:p>2.48841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-4.996443">
                <text:p>-4.996443</text:p>
              </table:table-cell>
              <table:table-cell office:value-type="float" office:value="2.485738">
                <text:p>2.48573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4.999771">
                <text:p>4.999771</text:p>
              </table:table-cell>
              <table:table-cell office:value-type="float" office:value="2.477406">
                <text:p>2.47740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-5.000405">
                <text:p>-5.000405</text:p>
              </table:table-cell>
              <table:table-cell office:value-type="float" office:value="2.476089">
                <text:p>2.47608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-5.009005">
                <text:p>-5.009005</text:p>
              </table:table-cell>
              <table:table-cell office:value-type="float" office:value="2.47588">
                <text:p>2.4758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4.990393">
                <text:p>4.990393</text:p>
              </table:table-cell>
              <table:table-cell office:value-type="float" office:value="2.474309">
                <text:p>2.47430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-4.995518">
                <text:p>-4.995518</text:p>
              </table:table-cell>
              <table:table-cell office:value-type="float" office:value="2.471876">
                <text:p>2.47187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5.00506">
                <text:p>5.00506</text:p>
              </table:table-cell>
              <table:table-cell office:value-type="float" office:value="2.470905">
                <text:p>2.47090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5.003821">
                <text:p>5.003821</text:p>
              </table:table-cell>
              <table:table-cell office:value-type="float" office:value="2.469246">
                <text:p>2.46924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-5.009655">
                <text:p>-5.009655</text:p>
              </table:table-cell>
              <table:table-cell office:value-type="float" office:value="2.466148">
                <text:p>2.46614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-4.993768">
                <text:p>-4.993768</text:p>
              </table:table-cell>
              <table:table-cell office:value-type="float" office:value="2.464181">
                <text:p>2.46418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5.000932">
                <text:p>5.000932</text:p>
              </table:table-cell>
              <table:table-cell office:value-type="float" office:value="2.463707">
                <text:p>2.463707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-4.997364">
                <text:p>-4.997364</text:p>
              </table:table-cell>
              <table:table-cell office:value-type="float" office:value="2.462063">
                <text:p>2.46206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5.002012">
                <text:p>5.002012</text:p>
              </table:table-cell>
              <table:table-cell office:value-type="float" office:value="2.461565">
                <text:p>2.46156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4.997885">
                <text:p>4.997885</text:p>
              </table:table-cell>
              <table:table-cell office:value-type="float" office:value="2.456933">
                <text:p>2.456933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5.007263">
                <text:p>5.007263</text:p>
              </table:table-cell>
              <table:table-cell office:value-type="float" office:value="2.456829">
                <text:p>2.45682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994895">
                <text:p>4.994895</text:p>
              </table:table-cell>
              <table:table-cell office:value-type="float" office:value="2.45645">
                <text:p>2.4564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-4.992669">
                <text:p>-4.992669</text:p>
              </table:table-cell>
              <table:table-cell office:value-type="float" office:value="2.455549">
                <text:p>2.45554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-5.00048">
                <text:p>-5.00048</text:p>
              </table:table-cell>
              <table:table-cell office:value-type="float" office:value="2.454673">
                <text:p>2.45467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-4.999926">
                <text:p>-4.999926</text:p>
              </table:table-cell>
              <table:table-cell office:value-type="float" office:value="2.450712">
                <text:p>2.45071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-5.001686">
                <text:p>-5.001686</text:p>
              </table:table-cell>
              <table:table-cell office:value-type="float" office:value="2.449901">
                <text:p>2.449901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-4.996089">
                <text:p>-4.996089</text:p>
              </table:table-cell>
              <table:table-cell office:value-type="float" office:value="2.449531">
                <text:p>2.44953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-4.994565">
                <text:p>-4.994565</text:p>
              </table:table-cell>
              <table:table-cell office:value-type="float" office:value="2.445618">
                <text:p>2.44561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5.004826">
                <text:p>5.004826</text:p>
              </table:table-cell>
              <table:table-cell office:value-type="float" office:value="2.442087">
                <text:p>2.44208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-4.988619">
                <text:p>-4.988619</text:p>
              </table:table-cell>
              <table:table-cell office:value-type="float" office:value="2.438437">
                <text:p>2.43843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4.99584">
                <text:p>4.99584</text:p>
              </table:table-cell>
              <table:table-cell office:value-type="float" office:value="2.437596">
                <text:p>2.43759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4.989667">
                <text:p>4.989667</text:p>
              </table:table-cell>
              <table:table-cell office:value-type="float" office:value="2.434366">
                <text:p>2.43436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4.997559">
                <text:p>4.997559</text:p>
              </table:table-cell>
              <table:table-cell office:value-type="float" office:value="2.430732">
                <text:p>2.43073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5.005569">
                <text:p>5.005569</text:p>
              </table:table-cell>
              <table:table-cell office:value-type="float" office:value="2.427256">
                <text:p>2.42725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4.995505">
                <text:p>4.995505</text:p>
              </table:table-cell>
              <table:table-cell office:value-type="float" office:value="2.426609">
                <text:p>2.426609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-5.005016">
                <text:p>-5.005016</text:p>
              </table:table-cell>
              <table:table-cell office:value-type="float" office:value="2.425502">
                <text:p>2.42550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-5.005991">
                <text:p>-5.005991</text:p>
              </table:table-cell>
              <table:table-cell office:value-type="float" office:value="2.422327">
                <text:p>2.42232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-5.003185">
                <text:p>-5.003185</text:p>
              </table:table-cell>
              <table:table-cell office:value-type="float" office:value="2.42083">
                <text:p>2.4208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5.00697">
                <text:p>5.00697</text:p>
              </table:table-cell>
              <table:table-cell office:value-type="float" office:value="2.420178">
                <text:p>2.42017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5.000764">
                <text:p>5.000764</text:p>
              </table:table-cell>
              <table:table-cell office:value-type="float" office:value="2.416307">
                <text:p>2.41630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-5.004679">
                <text:p>-5.004679</text:p>
              </table:table-cell>
              <table:table-cell office:value-type="float" office:value="2.414696">
                <text:p>2.41469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-5.007744">
                <text:p>-5.007744</text:p>
              </table:table-cell>
              <table:table-cell office:value-type="float" office:value="2.410134">
                <text:p>2.410134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-4.992581">
                <text:p>-4.992581</text:p>
              </table:table-cell>
              <table:table-cell office:value-type="float" office:value="2.409722">
                <text:p>2.40972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-5.002185">
                <text:p>-5.002185</text:p>
              </table:table-cell>
              <table:table-cell office:value-type="float" office:value="2.40678">
                <text:p>2.4067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4.996354">
                <text:p>4.996354</text:p>
              </table:table-cell>
              <table:table-cell office:value-type="float" office:value="2.405737">
                <text:p>2.40573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-5.000265">
                <text:p>-5.000265</text:p>
              </table:table-cell>
              <table:table-cell office:value-type="float" office:value="2.402629">
                <text:p>2.402629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5.001335">
                <text:p>5.001335</text:p>
              </table:table-cell>
              <table:table-cell office:value-type="float" office:value="2.402319">
                <text:p>2.40231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5.002174">
                <text:p>5.002174</text:p>
              </table:table-cell>
              <table:table-cell office:value-type="float" office:value="2.397543">
                <text:p>2.39754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.004087">
                <text:p>5.004087</text:p>
              </table:table-cell>
              <table:table-cell office:value-type="float" office:value="2.395426">
                <text:p>2.395426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4.994469">
                <text:p>4.994469</text:p>
              </table:table-cell>
              <table:table-cell office:value-type="float" office:value="2.394046">
                <text:p>2.39404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-5.000699">
                <text:p>-5.000699</text:p>
              </table:table-cell>
              <table:table-cell office:value-type="float" office:value="2.391708">
                <text:p>2.39170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4.994895">
                <text:p>4.994895</text:p>
              </table:table-cell>
              <table:table-cell office:value-type="float" office:value="2.391299">
                <text:p>2.391299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-4.996728">
                <text:p>-4.996728</text:p>
              </table:table-cell>
              <table:table-cell office:value-type="float" office:value="2.389539">
                <text:p>2.38953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5.00568">
                <text:p>5.00568</text:p>
              </table:table-cell>
              <table:table-cell office:value-type="float" office:value="2.384397">
                <text:p>2.38439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5.007685">
                <text:p>5.007685</text:p>
              </table:table-cell>
              <table:table-cell office:value-type="float" office:value="2.378848">
                <text:p>2.37884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5.00256">
                <text:p>5.00256</text:p>
              </table:table-cell>
              <table:table-cell office:value-type="float" office:value="2.373882">
                <text:p>2.37388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-5.000356">
                <text:p>-5.000356</text:p>
              </table:table-cell>
              <table:table-cell office:value-type="float" office:value="2.365725">
                <text:p>2.36572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5.006192">
                <text:p>5.006192</text:p>
              </table:table-cell>
              <table:table-cell office:value-type="float" office:value="2.36046">
                <text:p>2.3604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-5.01037">
                <text:p>-5.01037</text:p>
              </table:table-cell>
              <table:table-cell office:value-type="float" office:value="2.356855">
                <text:p>2.35685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-4.996189">
                <text:p>-4.996189</text:p>
              </table:table-cell>
              <table:table-cell office:value-type="float" office:value="2.356475">
                <text:p>2.35647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-4.994889">
                <text:p>-4.994889</text:p>
              </table:table-cell>
              <table:table-cell office:value-type="float" office:value="2.354877">
                <text:p>2.35487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4.998906">
                <text:p>4.998906</text:p>
              </table:table-cell>
              <table:table-cell office:value-type="float" office:value="2.354559">
                <text:p>2.35455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997643">
                <text:p>4.997643</text:p>
              </table:table-cell>
              <table:table-cell office:value-type="float" office:value="2.347548">
                <text:p>2.34754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-5.010473">
                <text:p>-5.010473</text:p>
              </table:table-cell>
              <table:table-cell office:value-type="float" office:value="2.347028">
                <text:p>2.34702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-4.992903">
                <text:p>-4.992903</text:p>
              </table:table-cell>
              <table:table-cell office:value-type="float" office:value="2.346161">
                <text:p>2.34616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-5.00783">
                <text:p>-5.00783</text:p>
              </table:table-cell>
              <table:table-cell office:value-type="float" office:value="2.344962">
                <text:p>2.34496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-5.007451">
                <text:p>-5.007451</text:p>
              </table:table-cell>
              <table:table-cell office:value-type="float" office:value="2.337591">
                <text:p>2.33759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4.9998">
                <text:p>4.9998</text:p>
              </table:table-cell>
              <table:table-cell office:value-type="float" office:value="2.335703">
                <text:p>2.33570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4.996516">
                <text:p>4.996516</text:p>
              </table:table-cell>
              <table:table-cell office:value-type="float" office:value="2.335188">
                <text:p>2.33518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5.003021">
                <text:p>5.003021</text:p>
              </table:table-cell>
              <table:table-cell office:value-type="float" office:value="2.334129">
                <text:p>2.33412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-4.995514">
                <text:p>-4.995514</text:p>
              </table:table-cell>
              <table:table-cell office:value-type="float" office:value="2.333289">
                <text:p>2.33328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4.991057">
                <text:p>4.991057</text:p>
              </table:table-cell>
              <table:table-cell office:value-type="float" office:value="2.332472">
                <text:p>2.332472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-4.999281">
                <text:p>-4.999281</text:p>
              </table:table-cell>
              <table:table-cell office:value-type="float" office:value="2.331659">
                <text:p>2.33165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4.999123">
                <text:p>4.999123</text:p>
              </table:table-cell>
              <table:table-cell office:value-type="float" office:value="2.331498">
                <text:p>2.33149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-4.995592">
                <text:p>-4.995592</text:p>
              </table:table-cell>
              <table:table-cell office:value-type="float" office:value="2.327402">
                <text:p>2.327402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-5.008114">
                <text:p>-5.008114</text:p>
              </table:table-cell>
              <table:table-cell office:value-type="float" office:value="2.325788">
                <text:p>2.325788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-5.005453">
                <text:p>-5.005453</text:p>
              </table:table-cell>
              <table:table-cell office:value-type="float" office:value="2.325495">
                <text:p>2.325495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4.997927">
                <text:p>4.997927</text:p>
              </table:table-cell>
              <table:table-cell office:value-type="float" office:value="2.323802">
                <text:p>2.323802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-4.997467">
                <text:p>-4.997467</text:p>
              </table:table-cell>
              <table:table-cell office:value-type="float" office:value="2.322358">
                <text:p>2.32235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5.003276">
                <text:p>5.003276</text:p>
              </table:table-cell>
              <table:table-cell office:value-type="float" office:value="2.319461">
                <text:p>2.319461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-4.997081">
                <text:p>-4.997081</text:p>
              </table:table-cell>
              <table:table-cell office:value-type="float" office:value="2.316484">
                <text:p>2.31648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-5.006121">
                <text:p>-5.006121</text:p>
              </table:table-cell>
              <table:table-cell office:value-type="float" office:value="2.309757">
                <text:p>2.30975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5.008959">
                <text:p>5.008959</text:p>
              </table:table-cell>
              <table:table-cell office:value-type="float" office:value="2.306352">
                <text:p>2.30635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-5.006002">
                <text:p>-5.006002</text:p>
              </table:table-cell>
              <table:table-cell office:value-type="float" office:value="2.304729">
                <text:p>2.304729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4.994499">
                <text:p>4.994499</text:p>
              </table:table-cell>
              <table:table-cell office:value-type="float" office:value="2.304453">
                <text:p>2.30445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-4.999437">
                <text:p>-4.999437</text:p>
              </table:table-cell>
              <table:table-cell office:value-type="float" office:value="2.295696">
                <text:p>2.295696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4.997276">
                <text:p>4.997276</text:p>
              </table:table-cell>
              <table:table-cell office:value-type="float" office:value="2.294337">
                <text:p>2.294337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-5.004279">
                <text:p>-5.004279</text:p>
              </table:table-cell>
              <table:table-cell office:value-type="float" office:value="2.294163">
                <text:p>2.29416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4.992191">
                <text:p>4.992191</text:p>
              </table:table-cell>
              <table:table-cell office:value-type="float" office:value="2.293704">
                <text:p>2.29370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995944">
                <text:p>4.995944</text:p>
              </table:table-cell>
              <table:table-cell office:value-type="float" office:value="2.290923">
                <text:p>2.29092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-4.991825">
                <text:p>-4.991825</text:p>
              </table:table-cell>
              <table:table-cell office:value-type="float" office:value="2.284">
                <text:p>2.28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-4.995298">
                <text:p>-4.995298</text:p>
              </table:table-cell>
              <table:table-cell office:value-type="float" office:value="2.281244">
                <text:p>2.281244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-5.000681">
                <text:p>-5.000681</text:p>
              </table:table-cell>
              <table:table-cell office:value-type="float" office:value="2.281169">
                <text:p>2.281169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4.999874">
                <text:p>4.999874</text:p>
              </table:table-cell>
              <table:table-cell office:value-type="float" office:value="2.276555">
                <text:p>2.27655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-5.008104">
                <text:p>-5.008104</text:p>
              </table:table-cell>
              <table:table-cell office:value-type="float" office:value="2.274939">
                <text:p>2.274939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4.995002">
                <text:p>4.995002</text:p>
              </table:table-cell>
              <table:table-cell office:value-type="float" office:value="2.273191">
                <text:p>2.27319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-4.999402">
                <text:p>-4.999402</text:p>
              </table:table-cell>
              <table:table-cell office:value-type="float" office:value="2.268229">
                <text:p>2.26822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-4.99878">
                <text:p>-4.99878</text:p>
              </table:table-cell>
              <table:table-cell office:value-type="float" office:value="2.265201">
                <text:p>2.26520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-5.006936">
                <text:p>-5.006936</text:p>
              </table:table-cell>
              <table:table-cell office:value-type="float" office:value="2.258846">
                <text:p>2.25884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4.998012">
                <text:p>4.998012</text:p>
              </table:table-cell>
              <table:table-cell office:value-type="float" office:value="2.25734">
                <text:p>2.2573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992642">
                <text:p>4.992642</text:p>
              </table:table-cell>
              <table:table-cell office:value-type="float" office:value="2.254752">
                <text:p>2.25475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5.00524">
                <text:p>5.00524</text:p>
              </table:table-cell>
              <table:table-cell office:value-type="float" office:value="2.25405">
                <text:p>2.2540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-4.99371">
                <text:p>-4.99371</text:p>
              </table:table-cell>
              <table:table-cell office:value-type="float" office:value="2.248218">
                <text:p>2.24821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-5.000598">
                <text:p>-5.000598</text:p>
              </table:table-cell>
              <table:table-cell office:value-type="float" office:value="2.24813">
                <text:p>2.2481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4.995869">
                <text:p>4.995869</text:p>
              </table:table-cell>
              <table:table-cell office:value-type="float" office:value="2.243478">
                <text:p>2.24347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5.00009">
                <text:p>5.00009</text:p>
              </table:table-cell>
              <table:table-cell office:value-type="float" office:value="2.241556">
                <text:p>2.24155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-5.000191">
                <text:p>-5.000191</text:p>
              </table:table-cell>
              <table:table-cell office:value-type="float" office:value="2.236111">
                <text:p>2.23611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4.999971">
                <text:p>4.999971</text:p>
              </table:table-cell>
              <table:table-cell office:value-type="float" office:value="2.230201">
                <text:p>2.23020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5.007442">
                <text:p>5.007442</text:p>
              </table:table-cell>
              <table:table-cell office:value-type="float" office:value="2.230042">
                <text:p>2.23004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-5.000882">
                <text:p>-5.000882</text:p>
              </table:table-cell>
              <table:table-cell office:value-type="float" office:value="2.229573">
                <text:p>2.22957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4.995986">
                <text:p>4.995986</text:p>
              </table:table-cell>
              <table:table-cell office:value-type="float" office:value="2.225482">
                <text:p>2.225482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-4.9921">
                <text:p>-4.9921</text:p>
              </table:table-cell>
              <table:table-cell office:value-type="float" office:value="2.218389">
                <text:p>2.21838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4.99879">
                <text:p>4.99879</text:p>
              </table:table-cell>
              <table:table-cell office:value-type="float" office:value="2.215086">
                <text:p>2.21508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-5.000468">
                <text:p>-5.000468</text:p>
              </table:table-cell>
              <table:table-cell office:value-type="float" office:value="2.211483">
                <text:p>2.21148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4.996087">
                <text:p>4.996087</text:p>
              </table:table-cell>
              <table:table-cell office:value-type="float" office:value="2.210888">
                <text:p>2.21088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-4.998026">
                <text:p>-4.998026</text:p>
              </table:table-cell>
              <table:table-cell office:value-type="float" office:value="2.20437">
                <text:p>2.2043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-5.006613">
                <text:p>-5.006613</text:p>
              </table:table-cell>
              <table:table-cell office:value-type="float" office:value="2.201275">
                <text:p>2.20127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5.004443">
                <text:p>5.004443</text:p>
              </table:table-cell>
              <table:table-cell office:value-type="float" office:value="2.201138">
                <text:p>2.20113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-4.993478">
                <text:p>-4.993478</text:p>
              </table:table-cell>
              <table:table-cell office:value-type="float" office:value="2.200619">
                <text:p>2.20061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4.996266">
                <text:p>4.996266</text:p>
              </table:table-cell>
              <table:table-cell office:value-type="float" office:value="2.197967">
                <text:p>2.197967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5.004851">
                <text:p>5.004851</text:p>
              </table:table-cell>
              <table:table-cell office:value-type="float" office:value="2.194316">
                <text:p>2.194316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-5.001402">
                <text:p>-5.001402</text:p>
              </table:table-cell>
              <table:table-cell office:value-type="float" office:value="2.190203">
                <text:p>2.19020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-5.006053">
                <text:p>-5.006053</text:p>
              </table:table-cell>
              <table:table-cell office:value-type="float" office:value="2.181435">
                <text:p>2.18143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4.999831">
                <text:p>4.999831</text:p>
              </table:table-cell>
              <table:table-cell office:value-type="float" office:value="2.167636">
                <text:p>2.167636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-4.994766">
                <text:p>-4.994766</text:p>
              </table:table-cell>
              <table:table-cell office:value-type="float" office:value="2.165894">
                <text:p>2.16589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-4.99453">
                <text:p>-4.99453</text:p>
              </table:table-cell>
              <table:table-cell office:value-type="float" office:value="2.163707">
                <text:p>2.16370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4.993296">
                <text:p>4.993296</text:p>
              </table:table-cell>
              <table:table-cell office:value-type="float" office:value="2.163547">
                <text:p>2.16354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-4.997321">
                <text:p>-4.997321</text:p>
              </table:table-cell>
              <table:table-cell office:value-type="float" office:value="2.160173">
                <text:p>2.160173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.999035">
                <text:p>4.999035</text:p>
              </table:table-cell>
              <table:table-cell office:value-type="float" office:value="2.158675">
                <text:p>2.15867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4.994759">
                <text:p>4.994759</text:p>
              </table:table-cell>
              <table:table-cell office:value-type="float" office:value="2.156911">
                <text:p>2.15691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-5.00751">
                <text:p>-5.00751</text:p>
              </table:table-cell>
              <table:table-cell office:value-type="float" office:value="2.153218">
                <text:p>2.15321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-4.992696">
                <text:p>-4.992696</text:p>
              </table:table-cell>
              <table:table-cell office:value-type="float" office:value="2.152211">
                <text:p>2.15221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-5.002073">
                <text:p>-5.002073</text:p>
              </table:table-cell>
              <table:table-cell office:value-type="float" office:value="2.147411">
                <text:p>2.147411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5.003072">
                <text:p>5.003072</text:p>
              </table:table-cell>
              <table:table-cell office:value-type="float" office:value="2.146238">
                <text:p>2.14623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5.004863">
                <text:p>5.004863</text:p>
              </table:table-cell>
              <table:table-cell office:value-type="float" office:value="2.14338">
                <text:p>2.1433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4.994095">
                <text:p>4.994095</text:p>
              </table:table-cell>
              <table:table-cell office:value-type="float" office:value="2.138958">
                <text:p>2.13895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5.002103">
                <text:p>5.002103</text:p>
              </table:table-cell>
              <table:table-cell office:value-type="float" office:value="2.137202">
                <text:p>2.137202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5.000772">
                <text:p>5.000772</text:p>
              </table:table-cell>
              <table:table-cell office:value-type="float" office:value="2.135769">
                <text:p>2.13576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-5.003741">
                <text:p>-5.003741</text:p>
              </table:table-cell>
              <table:table-cell office:value-type="float" office:value="2.122276">
                <text:p>2.122276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-5.001112">
                <text:p>-5.001112</text:p>
              </table:table-cell>
              <table:table-cell office:value-type="float" office:value="2.108221">
                <text:p>2.10822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-5.007451">
                <text:p>-5.007451</text:p>
              </table:table-cell>
              <table:table-cell office:value-type="float" office:value="2.106658">
                <text:p>2.10665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4.997365">
                <text:p>4.997365</text:p>
              </table:table-cell>
              <table:table-cell office:value-type="float" office:value="2.090722">
                <text:p>2.09072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-5.002932">
                <text:p>-5.002932</text:p>
              </table:table-cell>
              <table:table-cell office:value-type="float" office:value="2.09004">
                <text:p>2.0900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-5.004488">
                <text:p>-5.004488</text:p>
              </table:table-cell>
              <table:table-cell office:value-type="float" office:value="2.081623">
                <text:p>2.08162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-4.997998">
                <text:p>-4.997998</text:p>
              </table:table-cell>
              <table:table-cell office:value-type="float" office:value="2.074708">
                <text:p>2.07470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4.998897">
                <text:p>4.998897</text:p>
              </table:table-cell>
              <table:table-cell office:value-type="float" office:value="2.073124">
                <text:p>2.07312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-4.99663">
                <text:p>-4.99663</text:p>
              </table:table-cell>
              <table:table-cell office:value-type="float" office:value="2.071704">
                <text:p>2.07170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5.00293">
                <text:p>5.00293</text:p>
              </table:table-cell>
              <table:table-cell office:value-type="float" office:value="2.054646">
                <text:p>2.054646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-5.001261">
                <text:p>-5.001261</text:p>
              </table:table-cell>
              <table:table-cell office:value-type="float" office:value="2.050391">
                <text:p>2.050391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4.996885">
                <text:p>4.996885</text:p>
              </table:table-cell>
              <table:table-cell office:value-type="float" office:value="2.049306">
                <text:p>2.04930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-5.005809">
                <text:p>-5.005809</text:p>
              </table:table-cell>
              <table:table-cell office:value-type="float" office:value="2.043602">
                <text:p>2.04360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5.004884">
                <text:p>5.004884</text:p>
              </table:table-cell>
              <table:table-cell office:value-type="float" office:value="2.033761">
                <text:p>2.03376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-5.007759">
                <text:p>-5.007759</text:p>
              </table:table-cell>
              <table:table-cell office:value-type="float" office:value="2.026257">
                <text:p>2.02625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5.003401">
                <text:p>5.003401</text:p>
              </table:table-cell>
              <table:table-cell office:value-type="float" office:value="2.017471">
                <text:p>2.01747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5.006134">
                <text:p>5.006134</text:p>
              </table:table-cell>
              <table:table-cell office:value-type="float" office:value="1.980485">
                <text:p>1.98048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4.995873">
                <text:p>4.995873</text:p>
              </table:table-cell>
              <table:table-cell office:value-type="float" office:value="1.977541">
                <text:p>1.977541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5.001977">
                <text:p>5.001977</text:p>
              </table:table-cell>
              <table:table-cell office:value-type="float" office:value="1.970267">
                <text:p>1.97026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-4.989388">
                <text:p>-4.989388</text:p>
              </table:table-cell>
              <table:table-cell office:value-type="float" office:value="1.965241">
                <text:p>1.96524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-5.001312">
                <text:p>-5.001312</text:p>
              </table:table-cell>
              <table:table-cell office:value-type="float" office:value="1.964152">
                <text:p>1.96415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5.001152">
                <text:p>5.001152</text:p>
              </table:table-cell>
              <table:table-cell office:value-type="float" office:value="1.963542">
                <text:p>1.96354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-4.994633">
                <text:p>-4.994633</text:p>
              </table:table-cell>
              <table:table-cell office:value-type="float" office:value="1.962121">
                <text:p>1.96212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4.992743">
                <text:p>-4.992743</text:p>
              </table:table-cell>
              <table:table-cell office:value-type="float" office:value="1.948949">
                <text:p>1.948949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4.994562">
                <text:p>4.994562</text:p>
              </table:table-cell>
              <table:table-cell office:value-type="float" office:value="1.939115">
                <text:p>1.93911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5.001299">
                <text:p>5.001299</text:p>
              </table:table-cell>
              <table:table-cell office:value-type="float" office:value="1.921538">
                <text:p>1.92153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5.002497">
                <text:p>5.002497</text:p>
              </table:table-cell>
              <table:table-cell office:value-type="float" office:value="1.903637">
                <text:p>1.90363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.999097">
                <text:p>4.999097</text:p>
              </table:table-cell>
              <table:table-cell office:value-type="float" office:value="1.883389">
                <text:p>1.88338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-4.996031">
                <text:p>-4.996031</text:p>
              </table:table-cell>
              <table:table-cell office:value-type="float" office:value="1.873708">
                <text:p>1.873708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-4.995586">
                <text:p>-4.995586</text:p>
              </table:table-cell>
              <table:table-cell office:value-type="float" office:value="1.852923">
                <text:p>1.852923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.998726">
                <text:p>4.998726</text:p>
              </table:table-cell>
              <table:table-cell office:value-type="float" office:value="1.808333">
                <text:p>1.80833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5.000968">
                <text:p>5.000968</text:p>
              </table:table-cell>
              <table:table-cell office:value-type="float" office:value="1.729031">
                <text:p>1.72903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4.995251">
                <text:p>4.995251</text:p>
              </table:table-cell>
              <table:table-cell office:value-type="float" office:value="1.680604">
                <text:p>1.68060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.997664">
                <text:p>4.997664</text:p>
              </table:table-cell>
              <table:table-cell office:value-type="float" office:value="1.677571">
                <text:p>1.677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